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9290000000000003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1.2730000000000001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9290000000000003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3.274000000000000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9290000000000003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3.274000000000000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2.7910000000000004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3.136000000000000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3.3430000000000004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3.688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3.3430000000000004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3.688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066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1.2730000000000001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9290000000000003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3.274000000000000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9290000000000003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3.274000000000000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2.7910000000000004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3.136000000000000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3.3430000000000004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3.688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3.3430000000000004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3.688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row table:style-name="ro1">
          <table:table-cell office:value-type="string">
            <text:p/>
          </table:table-cell>
          <table:table-cell office:value-type="string">
            <text:p>empty-1/b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base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500-step-15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500-step-15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500-step-5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500-step-5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3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5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</table:table-row>
        <table:table-row table:style-name="ro1">
          <table:table-cell office:value-type="string">
            <text:p>HanoiTower/0004-hanoi_tower-60-0.asp</text:p>
          </table:table-cell>
          <table:table-cell office:value-type="float" office:value="900.0"/>
          <table:table-cell office:value-type="float" office:value="900.0"/>
          <table:table-cell office:value-type="float" office:value="9770997.0"/>
          <table:table-cell office:value-type="float" office:value="7132096.0"/>
          <table:table-cell office:value-type="float" office:value="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118823.0"/>
          <table:table-cell office:value-type="float" office:value="7299399.0"/>
          <table:table-cell office:value-type="float" office:value="1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006582.0"/>
          <table:table-cell office:value-type="float" office:value="6754867.0"/>
          <table:table-cell office:value-type="float" office:value="1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91805.0"/>
          <table:table-cell office:value-type="float" office:value="6508271.0"/>
          <table:table-cell office:value-type="float" office:value="1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84882.0"/>
          <table:table-cell office:value-type="float" office:value="6397977.0"/>
          <table:table-cell office:value-type="float" office:value="12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94752.0"/>
          <table:table-cell office:value-type="float" office:value="6472381.0"/>
          <table:table-cell office:value-type="float" office:value="12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036348.0"/>
          <table:table-cell office:value-type="float" office:value="6683976.0"/>
          <table:table-cell office:value-type="float" office:value="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17841.0"/>
          <table:table-cell office:value-type="float" office:value="6866023.0"/>
          <table:table-cell office:value-type="float" office:value="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942018.0"/>
          <table:table-cell office:value-type="float" office:value="6546675.0"/>
          <table:table-cell office:value-type="float" office:value="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985906.0"/>
          <table:table-cell office:value-type="float" office:value="6605447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840609.0"/>
          <table:table-cell office:value-type="float" office:value="6573352.0"/>
          <table:table-cell office:value-type="float" office:value="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73336.0"/>
          <table:table-cell office:value-type="float" office:value="6383154.0"/>
          <table:table-cell office:value-type="float" office:value="99.0"/>
          <table:table-cell office:value-type="float" office:value="0.0"/>
          <table:table-cell table:formula="of:=MIN([.$B3];[.$H3];[.$N3];[.$T3];[.$Z3];[.$AF3];[.$AL3];[.$AR3];[.$AX3];[.$BD3];[.$BJ3];[.$BP3])" office:value-type="float"/>
          <table:table-cell table:formula="of:=MIN([.$C3];[.$I3];[.$O3];[.$U3];[.$AA3];[.$AG3];[.$AM3];[.$AS3];[.$AY3];[.$BE3];[.$BK3];[.$BQ3])" office:value-type="float"/>
          <table:table-cell table:formula="of:=MIN([.$D3];[.$J3];[.$P3];[.$V3];[.$AB3];[.$AH3];[.$AN3];[.$AT3];[.$AZ3];[.$BF3];[.$BL3];[.$BR3])" office:value-type="float"/>
          <table:table-cell table:formula="of:=MIN([.$E3];[.$K3];[.$Q3];[.$W3];[.$AC3];[.$AI3];[.$AO3];[.$AU3];[.$BA3];[.$BG3];[.$BM3];[.$BS3])" office:value-type="float"/>
          <table:table-cell table:formula="of:=MIN([.$F3];[.$L3];[.$R3];[.$X3];[.$AD3];[.$AJ3];[.$AP3];[.$AV3];[.$BB3];[.$BH3];[.$BN3];[.$BT3])" office:value-type="float"/>
          <table:table-cell table:formula="of:=MIN([.$G3];[.$M3];[.$S3];[.$Y3];[.$AE3];[.$AK3];[.$AQ3];[.$AW3];[.$BC3];[.$BI3];[.$BO3];[.$BU3])" office:value-type="float"/>
          <table:table-cell table:formula="of:=MEDIAN([.$B3];[.$H3];[.$N3];[.$T3];[.$Z3];[.$AF3];[.$AL3];[.$AR3];[.$AX3];[.$BD3];[.$BJ3];[.$BP3])" office:value-type="float"/>
          <table:table-cell table:formula="of:=MEDIAN([.$C3];[.$I3];[.$O3];[.$U3];[.$AA3];[.$AG3];[.$AM3];[.$AS3];[.$AY3];[.$BE3];[.$BK3];[.$BQ3])" office:value-type="float"/>
          <table:table-cell table:formula="of:=MEDIAN([.$D3];[.$J3];[.$P3];[.$V3];[.$AB3];[.$AH3];[.$AN3];[.$AT3];[.$AZ3];[.$BF3];[.$BL3];[.$BR3])" office:value-type="float"/>
          <table:table-cell table:formula="of:=MEDIAN([.$E3];[.$K3];[.$Q3];[.$W3];[.$AC3];[.$AI3];[.$AO3];[.$AU3];[.$BA3];[.$BG3];[.$BM3];[.$BS3])" office:value-type="float"/>
          <table:table-cell table:formula="of:=MEDIAN([.$F3];[.$L3];[.$R3];[.$X3];[.$AD3];[.$AJ3];[.$AP3];[.$AV3];[.$BB3];[.$BH3];[.$BN3];[.$BT3])" office:value-type="float"/>
          <table:table-cell table:formula="of:=MEDIAN([.$G3];[.$M3];[.$S3];[.$Y3];[.$AE3];[.$AK3];[.$AQ3];[.$AW3];[.$BC3];[.$BI3];[.$BO3];[.$BU3])" office:value-type="float"/>
          <table:table-cell table:formula="of:=MAX([.$B3];[.$H3];[.$N3];[.$T3];[.$Z3];[.$AF3];[.$AL3];[.$AR3];[.$AX3];[.$BD3];[.$BJ3];[.$BP3])" office:value-type="float"/>
          <table:table-cell table:formula="of:=MAX([.$C3];[.$I3];[.$O3];[.$U3];[.$AA3];[.$AG3];[.$AM3];[.$AS3];[.$AY3];[.$BE3];[.$BK3];[.$BQ3])" office:value-type="float"/>
          <table:table-cell table:formula="of:=MAX([.$D3];[.$J3];[.$P3];[.$V3];[.$AB3];[.$AH3];[.$AN3];[.$AT3];[.$AZ3];[.$BF3];[.$BL3];[.$BR3])" office:value-type="float"/>
          <table:table-cell table:formula="of:=MAX([.$E3];[.$K3];[.$Q3];[.$W3];[.$AC3];[.$AI3];[.$AO3];[.$AU3];[.$BA3];[.$BG3];[.$BM3];[.$BS3])" office:value-type="float"/>
          <table:table-cell table:formula="of:=MAX([.$F3];[.$L3];[.$R3];[.$X3];[.$AD3];[.$AJ3];[.$AP3];[.$AV3];[.$BB3];[.$BH3];[.$BN3];[.$BT3])" office:value-type="float"/>
          <table:table-cell table:formula="of:=MAX([.$G3];[.$M3];[.$S3];[.$Y3];[.$AE3];[.$AK3];[.$AQ3];[.$AW3];[.$BC3];[.$BI3];[.$BO3];[.$BU3])" office:value-type="float"/>
        </table:table-row>
        <table:table-row table:style-name="ro1">
          <table:table-cell office:value-type="string">
            <text:p>HanoiTower/0005-hanoi_tower-60-0.asp</text:p>
          </table:table-cell>
          <table:table-cell office:value-type="float" office:value="900.0"/>
          <table:table-cell office:value-type="float" office:value="900.0"/>
          <table:table-cell office:value-type="float" office:value="9525181.0"/>
          <table:table-cell office:value-type="float" office:value="6921215.0"/>
          <table:table-cell office:value-type="float" office:value="1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75290.0"/>
          <table:table-cell office:value-type="float" office:value="6708529.0"/>
          <table:table-cell office:value-type="float" office:value="1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01326.0"/>
          <table:table-cell office:value-type="float" office:value="6323512.0"/>
          <table:table-cell office:value-type="float" office:value="12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24669.0"/>
          <table:table-cell office:value-type="float" office:value="6219171.0"/>
          <table:table-cell office:value-type="float" office:value="12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61735.0"/>
          <table:table-cell office:value-type="float" office:value="6209053.0"/>
          <table:table-cell office:value-type="float" office:value="1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13964.0"/>
          <table:table-cell office:value-type="float" office:value="6112664.0"/>
          <table:table-cell office:value-type="float" office:value="1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69291.0"/>
          <table:table-cell office:value-type="float" office:value="6835356.0"/>
          <table:table-cell office:value-type="float" office:value="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963679.0"/>
          <table:table-cell office:value-type="float" office:value="6496234.0"/>
          <table:table-cell office:value-type="float" office:value="1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77130.0"/>
          <table:table-cell office:value-type="float" office:value="6075464.0"/>
          <table:table-cell office:value-type="float" office:value="1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19624.0"/>
          <table:table-cell office:value-type="float" office:value="6392238.0"/>
          <table:table-cell office:value-type="float" office:value="1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90295.0"/>
          <table:table-cell office:value-type="float" office:value="6384649.0"/>
          <table:table-cell office:value-type="float" office:value="1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10168.0"/>
          <table:table-cell office:value-type="float" office:value="6230206.0"/>
          <table:table-cell office:value-type="float" office:value="114.0"/>
          <table:table-cell office:value-type="float" office:value="0.0"/>
          <table:table-cell table:formula="of:=MIN([.$B4];[.$H4];[.$N4];[.$T4];[.$Z4];[.$AF4];[.$AL4];[.$AR4];[.$AX4];[.$BD4];[.$BJ4];[.$BP4])" office:value-type="float"/>
          <table:table-cell table:formula="of:=MIN([.$C4];[.$I4];[.$O4];[.$U4];[.$AA4];[.$AG4];[.$AM4];[.$AS4];[.$AY4];[.$BE4];[.$BK4];[.$BQ4])" office:value-type="float"/>
          <table:table-cell table:formula="of:=MIN([.$D4];[.$J4];[.$P4];[.$V4];[.$AB4];[.$AH4];[.$AN4];[.$AT4];[.$AZ4];[.$BF4];[.$BL4];[.$BR4])" office:value-type="float"/>
          <table:table-cell table:formula="of:=MIN([.$E4];[.$K4];[.$Q4];[.$W4];[.$AC4];[.$AI4];[.$AO4];[.$AU4];[.$BA4];[.$BG4];[.$BM4];[.$BS4])" office:value-type="float"/>
          <table:table-cell table:formula="of:=MIN([.$F4];[.$L4];[.$R4];[.$X4];[.$AD4];[.$AJ4];[.$AP4];[.$AV4];[.$BB4];[.$BH4];[.$BN4];[.$BT4])" office:value-type="float"/>
          <table:table-cell table:formula="of:=MIN([.$G4];[.$M4];[.$S4];[.$Y4];[.$AE4];[.$AK4];[.$AQ4];[.$AW4];[.$BC4];[.$BI4];[.$BO4];[.$BU4])" office:value-type="float"/>
          <table:table-cell table:formula="of:=MEDIAN([.$B4];[.$H4];[.$N4];[.$T4];[.$Z4];[.$AF4];[.$AL4];[.$AR4];[.$AX4];[.$BD4];[.$BJ4];[.$BP4])" office:value-type="float"/>
          <table:table-cell table:formula="of:=MEDIAN([.$C4];[.$I4];[.$O4];[.$U4];[.$AA4];[.$AG4];[.$AM4];[.$AS4];[.$AY4];[.$BE4];[.$BK4];[.$BQ4])" office:value-type="float"/>
          <table:table-cell table:formula="of:=MEDIAN([.$D4];[.$J4];[.$P4];[.$V4];[.$AB4];[.$AH4];[.$AN4];[.$AT4];[.$AZ4];[.$BF4];[.$BL4];[.$BR4])" office:value-type="float"/>
          <table:table-cell table:formula="of:=MEDIAN([.$E4];[.$K4];[.$Q4];[.$W4];[.$AC4];[.$AI4];[.$AO4];[.$AU4];[.$BA4];[.$BG4];[.$BM4];[.$BS4])" office:value-type="float"/>
          <table:table-cell table:formula="of:=MEDIAN([.$F4];[.$L4];[.$R4];[.$X4];[.$AD4];[.$AJ4];[.$AP4];[.$AV4];[.$BB4];[.$BH4];[.$BN4];[.$BT4])" office:value-type="float"/>
          <table:table-cell table:formula="of:=MEDIAN([.$G4];[.$M4];[.$S4];[.$Y4];[.$AE4];[.$AK4];[.$AQ4];[.$AW4];[.$BC4];[.$BI4];[.$BO4];[.$BU4])" office:value-type="float"/>
          <table:table-cell table:formula="of:=MAX([.$B4];[.$H4];[.$N4];[.$T4];[.$Z4];[.$AF4];[.$AL4];[.$AR4];[.$AX4];[.$BD4];[.$BJ4];[.$BP4])" office:value-type="float"/>
          <table:table-cell table:formula="of:=MAX([.$C4];[.$I4];[.$O4];[.$U4];[.$AA4];[.$AG4];[.$AM4];[.$AS4];[.$AY4];[.$BE4];[.$BK4];[.$BQ4])" office:value-type="float"/>
          <table:table-cell table:formula="of:=MAX([.$D4];[.$J4];[.$P4];[.$V4];[.$AB4];[.$AH4];[.$AN4];[.$AT4];[.$AZ4];[.$BF4];[.$BL4];[.$BR4])" office:value-type="float"/>
          <table:table-cell table:formula="of:=MAX([.$E4];[.$K4];[.$Q4];[.$W4];[.$AC4];[.$AI4];[.$AO4];[.$AU4];[.$BA4];[.$BG4];[.$BM4];[.$BS4])" office:value-type="float"/>
          <table:table-cell table:formula="of:=MAX([.$F4];[.$L4];[.$R4];[.$X4];[.$AD4];[.$AJ4];[.$AP4];[.$AV4];[.$BB4];[.$BH4];[.$BN4];[.$BT4])" office:value-type="float"/>
          <table:table-cell table:formula="of:=MAX([.$G4];[.$M4];[.$S4];[.$Y4];[.$AE4];[.$AK4];[.$AQ4];[.$AW4];[.$BC4];[.$BI4];[.$BO4];[.$BU4])" office:value-type="float"/>
        </table:table-row>
        <table:table-row table:style-name="ro1">
          <table:table-cell office:value-type="string">
            <text:p>HanoiTower/0007-hanoi_tower-60-0.asp</text:p>
          </table:table-cell>
          <table:table-cell office:value-type="float" office:value="900.0"/>
          <table:table-cell office:value-type="float" office:value="900.0"/>
          <table:table-cell office:value-type="float" office:value="9608847.0"/>
          <table:table-cell office:value-type="float" office:value="6886305.0"/>
          <table:table-cell office:value-type="float" office:value="1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98032.0"/>
          <table:table-cell office:value-type="float" office:value="6698395.0"/>
          <table:table-cell office:value-type="float" office:value="1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08288.0"/>
          <table:table-cell office:value-type="float" office:value="6587719.0"/>
          <table:table-cell office:value-type="float" office:value="12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54669.0"/>
          <table:table-cell office:value-type="float" office:value="6249535.0"/>
          <table:table-cell office:value-type="float" office:value="1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80884.0"/>
          <table:table-cell office:value-type="float" office:value="5893091.0"/>
          <table:table-cell office:value-type="float" office:value="1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42263.0"/>
          <table:table-cell office:value-type="float" office:value="5918397.0"/>
          <table:table-cell office:value-type="float" office:value="1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44697.0"/>
          <table:table-cell office:value-type="float" office:value="6675944.0"/>
          <table:table-cell office:value-type="float" office:value="1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090227.0"/>
          <table:table-cell office:value-type="float" office:value="6531459.0"/>
          <table:table-cell office:value-type="float" office:value="1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09314.0"/>
          <table:table-cell office:value-type="float" office:value="6413655.0"/>
          <table:table-cell office:value-type="float" office:value="10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07457.0"/>
          <table:table-cell office:value-type="float" office:value="6179774.0"/>
          <table:table-cell office:value-type="float" office:value="1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03934.0"/>
          <table:table-cell office:value-type="float" office:value="6188992.0"/>
          <table:table-cell office:value-type="float" office:value="1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93922.0"/>
          <table:table-cell office:value-type="float" office:value="6371758.0"/>
          <table:table-cell office:value-type="float" office:value="110.0"/>
          <table:table-cell office:value-type="float" office:value="0.0"/>
          <table:table-cell table:formula="of:=MIN([.$B5];[.$H5];[.$N5];[.$T5];[.$Z5];[.$AF5];[.$AL5];[.$AR5];[.$AX5];[.$BD5];[.$BJ5];[.$BP5])" office:value-type="float"/>
          <table:table-cell table:formula="of:=MIN([.$C5];[.$I5];[.$O5];[.$U5];[.$AA5];[.$AG5];[.$AM5];[.$AS5];[.$AY5];[.$BE5];[.$BK5];[.$BQ5])" office:value-type="float"/>
          <table:table-cell table:formula="of:=MIN([.$D5];[.$J5];[.$P5];[.$V5];[.$AB5];[.$AH5];[.$AN5];[.$AT5];[.$AZ5];[.$BF5];[.$BL5];[.$BR5])" office:value-type="float"/>
          <table:table-cell table:formula="of:=MIN([.$E5];[.$K5];[.$Q5];[.$W5];[.$AC5];[.$AI5];[.$AO5];[.$AU5];[.$BA5];[.$BG5];[.$BM5];[.$BS5])" office:value-type="float"/>
          <table:table-cell table:formula="of:=MIN([.$F5];[.$L5];[.$R5];[.$X5];[.$AD5];[.$AJ5];[.$AP5];[.$AV5];[.$BB5];[.$BH5];[.$BN5];[.$BT5])" office:value-type="float"/>
          <table:table-cell table:formula="of:=MIN([.$G5];[.$M5];[.$S5];[.$Y5];[.$AE5];[.$AK5];[.$AQ5];[.$AW5];[.$BC5];[.$BI5];[.$BO5];[.$BU5])" office:value-type="float"/>
          <table:table-cell table:formula="of:=MEDIAN([.$B5];[.$H5];[.$N5];[.$T5];[.$Z5];[.$AF5];[.$AL5];[.$AR5];[.$AX5];[.$BD5];[.$BJ5];[.$BP5])" office:value-type="float"/>
          <table:table-cell table:formula="of:=MEDIAN([.$C5];[.$I5];[.$O5];[.$U5];[.$AA5];[.$AG5];[.$AM5];[.$AS5];[.$AY5];[.$BE5];[.$BK5];[.$BQ5])" office:value-type="float"/>
          <table:table-cell table:formula="of:=MEDIAN([.$D5];[.$J5];[.$P5];[.$V5];[.$AB5];[.$AH5];[.$AN5];[.$AT5];[.$AZ5];[.$BF5];[.$BL5];[.$BR5])" office:value-type="float"/>
          <table:table-cell table:formula="of:=MEDIAN([.$E5];[.$K5];[.$Q5];[.$W5];[.$AC5];[.$AI5];[.$AO5];[.$AU5];[.$BA5];[.$BG5];[.$BM5];[.$BS5])" office:value-type="float"/>
          <table:table-cell table:formula="of:=MEDIAN([.$F5];[.$L5];[.$R5];[.$X5];[.$AD5];[.$AJ5];[.$AP5];[.$AV5];[.$BB5];[.$BH5];[.$BN5];[.$BT5])" office:value-type="float"/>
          <table:table-cell table:formula="of:=MEDIAN([.$G5];[.$M5];[.$S5];[.$Y5];[.$AE5];[.$AK5];[.$AQ5];[.$AW5];[.$BC5];[.$BI5];[.$BO5];[.$BU5])" office:value-type="float"/>
          <table:table-cell table:formula="of:=MAX([.$B5];[.$H5];[.$N5];[.$T5];[.$Z5];[.$AF5];[.$AL5];[.$AR5];[.$AX5];[.$BD5];[.$BJ5];[.$BP5])" office:value-type="float"/>
          <table:table-cell table:formula="of:=MAX([.$C5];[.$I5];[.$O5];[.$U5];[.$AA5];[.$AG5];[.$AM5];[.$AS5];[.$AY5];[.$BE5];[.$BK5];[.$BQ5])" office:value-type="float"/>
          <table:table-cell table:formula="of:=MAX([.$D5];[.$J5];[.$P5];[.$V5];[.$AB5];[.$AH5];[.$AN5];[.$AT5];[.$AZ5];[.$BF5];[.$BL5];[.$BR5])" office:value-type="float"/>
          <table:table-cell table:formula="of:=MAX([.$E5];[.$K5];[.$Q5];[.$W5];[.$AC5];[.$AI5];[.$AO5];[.$AU5];[.$BA5];[.$BG5];[.$BM5];[.$BS5])" office:value-type="float"/>
          <table:table-cell table:formula="of:=MAX([.$F5];[.$L5];[.$R5];[.$X5];[.$AD5];[.$AJ5];[.$AP5];[.$AV5];[.$BB5];[.$BH5];[.$BN5];[.$BT5])" office:value-type="float"/>
          <table:table-cell table:formula="of:=MAX([.$G5];[.$M5];[.$S5];[.$Y5];[.$AE5];[.$AK5];[.$AQ5];[.$AW5];[.$BC5];[.$BI5];[.$BO5];[.$BU5])" office:value-type="float"/>
        </table:table-row>
        <table:table-row table:style-name="ro1">
          <table:table-cell office:value-type="string">
            <text:p>HanoiTower/0008-hanoi_tower-60-0.asp</text:p>
          </table:table-cell>
          <table:table-cell office:value-type="float" office:value="900.0"/>
          <table:table-cell office:value-type="float" office:value="900.0"/>
          <table:table-cell office:value-type="float" office:value="9253160.0"/>
          <table:table-cell office:value-type="float" office:value="6657154.0"/>
          <table:table-cell office:value-type="float" office:value="1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33401.0"/>
          <table:table-cell office:value-type="float" office:value="6763599.0"/>
          <table:table-cell office:value-type="float" office:value="1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92558.0"/>
          <table:table-cell office:value-type="float" office:value="4686755.0"/>
          <table:table-cell office:value-type="float" office:value="1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05142.0"/>
          <table:table-cell office:value-type="float" office:value="6101055.0"/>
          <table:table-cell office:value-type="float" office:value="1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03485.0"/>
          <table:table-cell office:value-type="float" office:value="5794694.0"/>
          <table:table-cell office:value-type="float" office:value="1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69349.0"/>
          <table:table-cell office:value-type="float" office:value="6235783.0"/>
          <table:table-cell office:value-type="float" office:value="1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87167.0"/>
          <table:table-cell office:value-type="float" office:value="6331563.0"/>
          <table:table-cell office:value-type="float" office:value="1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964872.0"/>
          <table:table-cell office:value-type="float" office:value="6422868.0"/>
          <table:table-cell office:value-type="float" office:value="1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40778.0"/>
          <table:table-cell office:value-type="float" office:value="6427543.0"/>
          <table:table-cell office:value-type="float" office:value="1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95134.0"/>
          <table:table-cell office:value-type="float" office:value="6002293.0"/>
          <table:table-cell office:value-type="float" office:value="1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29919.0"/>
          <table:table-cell office:value-type="float" office:value="6361738.0"/>
          <table:table-cell office:value-type="float" office:value="1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258129.0"/>
          <table:table-cell office:value-type="float" office:value="6084154.0"/>
          <table:table-cell office:value-type="float" office:value="110.0"/>
          <table:table-cell office:value-type="float" office:value="0.0"/>
          <table:table-cell table:formula="of:=MIN([.$B6];[.$H6];[.$N6];[.$T6];[.$Z6];[.$AF6];[.$AL6];[.$AR6];[.$AX6];[.$BD6];[.$BJ6];[.$BP6])" office:value-type="float"/>
          <table:table-cell table:formula="of:=MIN([.$C6];[.$I6];[.$O6];[.$U6];[.$AA6];[.$AG6];[.$AM6];[.$AS6];[.$AY6];[.$BE6];[.$BK6];[.$BQ6])" office:value-type="float"/>
          <table:table-cell table:formula="of:=MIN([.$D6];[.$J6];[.$P6];[.$V6];[.$AB6];[.$AH6];[.$AN6];[.$AT6];[.$AZ6];[.$BF6];[.$BL6];[.$BR6])" office:value-type="float"/>
          <table:table-cell table:formula="of:=MIN([.$E6];[.$K6];[.$Q6];[.$W6];[.$AC6];[.$AI6];[.$AO6];[.$AU6];[.$BA6];[.$BG6];[.$BM6];[.$BS6])" office:value-type="float"/>
          <table:table-cell table:formula="of:=MIN([.$F6];[.$L6];[.$R6];[.$X6];[.$AD6];[.$AJ6];[.$AP6];[.$AV6];[.$BB6];[.$BH6];[.$BN6];[.$BT6])" office:value-type="float"/>
          <table:table-cell table:formula="of:=MIN([.$G6];[.$M6];[.$S6];[.$Y6];[.$AE6];[.$AK6];[.$AQ6];[.$AW6];[.$BC6];[.$BI6];[.$BO6];[.$BU6])" office:value-type="float"/>
          <table:table-cell table:formula="of:=MEDIAN([.$B6];[.$H6];[.$N6];[.$T6];[.$Z6];[.$AF6];[.$AL6];[.$AR6];[.$AX6];[.$BD6];[.$BJ6];[.$BP6])" office:value-type="float"/>
          <table:table-cell table:formula="of:=MEDIAN([.$C6];[.$I6];[.$O6];[.$U6];[.$AA6];[.$AG6];[.$AM6];[.$AS6];[.$AY6];[.$BE6];[.$BK6];[.$BQ6])" office:value-type="float"/>
          <table:table-cell table:formula="of:=MEDIAN([.$D6];[.$J6];[.$P6];[.$V6];[.$AB6];[.$AH6];[.$AN6];[.$AT6];[.$AZ6];[.$BF6];[.$BL6];[.$BR6])" office:value-type="float"/>
          <table:table-cell table:formula="of:=MEDIAN([.$E6];[.$K6];[.$Q6];[.$W6];[.$AC6];[.$AI6];[.$AO6];[.$AU6];[.$BA6];[.$BG6];[.$BM6];[.$BS6])" office:value-type="float"/>
          <table:table-cell table:formula="of:=MEDIAN([.$F6];[.$L6];[.$R6];[.$X6];[.$AD6];[.$AJ6];[.$AP6];[.$AV6];[.$BB6];[.$BH6];[.$BN6];[.$BT6])" office:value-type="float"/>
          <table:table-cell table:formula="of:=MEDIAN([.$G6];[.$M6];[.$S6];[.$Y6];[.$AE6];[.$AK6];[.$AQ6];[.$AW6];[.$BC6];[.$BI6];[.$BO6];[.$BU6])" office:value-type="float"/>
          <table:table-cell table:formula="of:=MAX([.$B6];[.$H6];[.$N6];[.$T6];[.$Z6];[.$AF6];[.$AL6];[.$AR6];[.$AX6];[.$BD6];[.$BJ6];[.$BP6])" office:value-type="float"/>
          <table:table-cell table:formula="of:=MAX([.$C6];[.$I6];[.$O6];[.$U6];[.$AA6];[.$AG6];[.$AM6];[.$AS6];[.$AY6];[.$BE6];[.$BK6];[.$BQ6])" office:value-type="float"/>
          <table:table-cell table:formula="of:=MAX([.$D6];[.$J6];[.$P6];[.$V6];[.$AB6];[.$AH6];[.$AN6];[.$AT6];[.$AZ6];[.$BF6];[.$BL6];[.$BR6])" office:value-type="float"/>
          <table:table-cell table:formula="of:=MAX([.$E6];[.$K6];[.$Q6];[.$W6];[.$AC6];[.$AI6];[.$AO6];[.$AU6];[.$BA6];[.$BG6];[.$BM6];[.$BS6])" office:value-type="float"/>
          <table:table-cell table:formula="of:=MAX([.$F6];[.$L6];[.$R6];[.$X6];[.$AD6];[.$AJ6];[.$AP6];[.$AV6];[.$BB6];[.$BH6];[.$BN6];[.$BT6])" office:value-type="float"/>
          <table:table-cell table:formula="of:=MAX([.$G6];[.$M6];[.$S6];[.$Y6];[.$AE6];[.$AK6];[.$AQ6];[.$AW6];[.$BC6];[.$BI6];[.$BO6];[.$BU6])" office:value-type="float"/>
        </table:table-row>
        <table:table-row table:style-name="ro1">
          <table:table-cell office:value-type="string">
            <text:p>HanoiTower/0013-hanoi_tower-32-0.asp</text:p>
          </table:table-cell>
          <table:table-cell office:value-type="float" office:value="900.0"/>
          <table:table-cell office:value-type="float" office:value="900.0"/>
          <table:table-cell office:value-type="float" office:value="10892165.0"/>
          <table:table-cell office:value-type="float" office:value="8250593.0"/>
          <table:table-cell office:value-type="float" office:value="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118395.0"/>
          <table:table-cell office:value-type="float" office:value="8365484.0"/>
          <table:table-cell office:value-type="float" office:value="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46635.0"/>
          <table:table-cell office:value-type="float" office:value="7477824.0"/>
          <table:table-cell office:value-type="float" office:value="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648399.0"/>
          <table:table-cell office:value-type="float" office:value="7357201.0"/>
          <table:table-cell office:value-type="float" office:value="1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43102.0"/>
          <table:table-cell office:value-type="float" office:value="6717972.0"/>
          <table:table-cell office:value-type="float" office:value="1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89392.0"/>
          <table:table-cell office:value-type="float" office:value="7127548.0"/>
          <table:table-cell office:value-type="float" office:value="1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107402.0"/>
          <table:table-cell office:value-type="float" office:value="7804709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230309.0"/>
          <table:table-cell office:value-type="float" office:value="7762665.0"/>
          <table:table-cell office:value-type="float" office:value="7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630398.0"/>
          <table:table-cell office:value-type="float" office:value="8120748.0"/>
          <table:table-cell office:value-type="float" office:value="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281069.0"/>
          <table:table-cell office:value-type="float" office:value="7999110.0"/>
          <table:table-cell office:value-type="float" office:value="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74170.0"/>
          <table:table-cell office:value-type="float" office:value="7440799.0"/>
          <table:table-cell office:value-type="float" office:value="7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431991.0"/>
          <table:table-cell office:value-type="float" office:value="7242134.0"/>
          <table:table-cell office:value-type="float" office:value="87.0"/>
          <table:table-cell office:value-type="float" office:value="0.0"/>
          <table:table-cell table:formula="of:=MIN([.$B7];[.$H7];[.$N7];[.$T7];[.$Z7];[.$AF7];[.$AL7];[.$AR7];[.$AX7];[.$BD7];[.$BJ7];[.$BP7])" office:value-type="float"/>
          <table:table-cell table:formula="of:=MIN([.$C7];[.$I7];[.$O7];[.$U7];[.$AA7];[.$AG7];[.$AM7];[.$AS7];[.$AY7];[.$BE7];[.$BK7];[.$BQ7])" office:value-type="float"/>
          <table:table-cell table:formula="of:=MIN([.$D7];[.$J7];[.$P7];[.$V7];[.$AB7];[.$AH7];[.$AN7];[.$AT7];[.$AZ7];[.$BF7];[.$BL7];[.$BR7])" office:value-type="float"/>
          <table:table-cell table:formula="of:=MIN([.$E7];[.$K7];[.$Q7];[.$W7];[.$AC7];[.$AI7];[.$AO7];[.$AU7];[.$BA7];[.$BG7];[.$BM7];[.$BS7])" office:value-type="float"/>
          <table:table-cell table:formula="of:=MIN([.$F7];[.$L7];[.$R7];[.$X7];[.$AD7];[.$AJ7];[.$AP7];[.$AV7];[.$BB7];[.$BH7];[.$BN7];[.$BT7])" office:value-type="float"/>
          <table:table-cell table:formula="of:=MIN([.$G7];[.$M7];[.$S7];[.$Y7];[.$AE7];[.$AK7];[.$AQ7];[.$AW7];[.$BC7];[.$BI7];[.$BO7];[.$BU7])" office:value-type="float"/>
          <table:table-cell table:formula="of:=MEDIAN([.$B7];[.$H7];[.$N7];[.$T7];[.$Z7];[.$AF7];[.$AL7];[.$AR7];[.$AX7];[.$BD7];[.$BJ7];[.$BP7])" office:value-type="float"/>
          <table:table-cell table:formula="of:=MEDIAN([.$C7];[.$I7];[.$O7];[.$U7];[.$AA7];[.$AG7];[.$AM7];[.$AS7];[.$AY7];[.$BE7];[.$BK7];[.$BQ7])" office:value-type="float"/>
          <table:table-cell table:formula="of:=MEDIAN([.$D7];[.$J7];[.$P7];[.$V7];[.$AB7];[.$AH7];[.$AN7];[.$AT7];[.$AZ7];[.$BF7];[.$BL7];[.$BR7])" office:value-type="float"/>
          <table:table-cell table:formula="of:=MEDIAN([.$E7];[.$K7];[.$Q7];[.$W7];[.$AC7];[.$AI7];[.$AO7];[.$AU7];[.$BA7];[.$BG7];[.$BM7];[.$BS7])" office:value-type="float"/>
          <table:table-cell table:formula="of:=MEDIAN([.$F7];[.$L7];[.$R7];[.$X7];[.$AD7];[.$AJ7];[.$AP7];[.$AV7];[.$BB7];[.$BH7];[.$BN7];[.$BT7])" office:value-type="float"/>
          <table:table-cell table:formula="of:=MEDIAN([.$G7];[.$M7];[.$S7];[.$Y7];[.$AE7];[.$AK7];[.$AQ7];[.$AW7];[.$BC7];[.$BI7];[.$BO7];[.$BU7])" office:value-type="float"/>
          <table:table-cell table:formula="of:=MAX([.$B7];[.$H7];[.$N7];[.$T7];[.$Z7];[.$AF7];[.$AL7];[.$AR7];[.$AX7];[.$BD7];[.$BJ7];[.$BP7])" office:value-type="float"/>
          <table:table-cell table:formula="of:=MAX([.$C7];[.$I7];[.$O7];[.$U7];[.$AA7];[.$AG7];[.$AM7];[.$AS7];[.$AY7];[.$BE7];[.$BK7];[.$BQ7])" office:value-type="float"/>
          <table:table-cell table:formula="of:=MAX([.$D7];[.$J7];[.$P7];[.$V7];[.$AB7];[.$AH7];[.$AN7];[.$AT7];[.$AZ7];[.$BF7];[.$BL7];[.$BR7])" office:value-type="float"/>
          <table:table-cell table:formula="of:=MAX([.$E7];[.$K7];[.$Q7];[.$W7];[.$AC7];[.$AI7];[.$AO7];[.$AU7];[.$BA7];[.$BG7];[.$BM7];[.$BS7])" office:value-type="float"/>
          <table:table-cell table:formula="of:=MAX([.$F7];[.$L7];[.$R7];[.$X7];[.$AD7];[.$AJ7];[.$AP7];[.$AV7];[.$BB7];[.$BH7];[.$BN7];[.$BT7])" office:value-type="float"/>
          <table:table-cell table:formula="of:=MAX([.$G7];[.$M7];[.$S7];[.$Y7];[.$AE7];[.$AK7];[.$AQ7];[.$AW7];[.$BC7];[.$BI7];[.$BO7];[.$BU7])" office:value-type="float"/>
        </table:table-row>
        <table:table-row table:style-name="ro1">
          <table:table-cell office:value-type="string">
            <text:p>HanoiTower/0021-hanoi_tower-40-0.asp</text:p>
          </table:table-cell>
          <table:table-cell office:value-type="float" office:value="900.0"/>
          <table:table-cell office:value-type="float" office:value="900.0"/>
          <table:table-cell office:value-type="float" office:value="11263989.0"/>
          <table:table-cell office:value-type="float" office:value="8014342.0"/>
          <table:table-cell office:value-type="float" office:value="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245109.0"/>
          <table:table-cell office:value-type="float" office:value="7888802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90641.0"/>
          <table:table-cell office:value-type="float" office:value="6976014.0"/>
          <table:table-cell office:value-type="float" office:value="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969717.0"/>
          <table:table-cell office:value-type="float" office:value="6627415.0"/>
          <table:table-cell office:value-type="float" office:value="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31884.0"/>
          <table:table-cell office:value-type="float" office:value="6089634.0"/>
          <table:table-cell office:value-type="float" office:value="1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826471.0"/>
          <table:table-cell office:value-type="float" office:value="6530544.0"/>
          <table:table-cell office:value-type="float" office:value="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474704.0"/>
          <table:table-cell office:value-type="float" office:value="7131472.0"/>
          <table:table-cell office:value-type="float" office:value="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80829.0"/>
          <table:table-cell office:value-type="float" office:value="7110349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90815.0"/>
          <table:table-cell office:value-type="float" office:value="7446638.0"/>
          <table:table-cell office:value-type="float" office:value="7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371315.0"/>
          <table:table-cell office:value-type="float" office:value="7567355.0"/>
          <table:table-cell office:value-type="float" office:value="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08545.0"/>
          <table:table-cell office:value-type="float" office:value="7387081.0"/>
          <table:table-cell office:value-type="float" office:value="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609271.0"/>
          <table:table-cell office:value-type="float" office:value="7125716.0"/>
          <table:table-cell office:value-type="float" office:value="86.0"/>
          <table:table-cell office:value-type="float" office:value="0.0"/>
          <table:table-cell table:formula="of:=MIN([.$B8];[.$H8];[.$N8];[.$T8];[.$Z8];[.$AF8];[.$AL8];[.$AR8];[.$AX8];[.$BD8];[.$BJ8];[.$BP8])" office:value-type="float"/>
          <table:table-cell table:formula="of:=MIN([.$C8];[.$I8];[.$O8];[.$U8];[.$AA8];[.$AG8];[.$AM8];[.$AS8];[.$AY8];[.$BE8];[.$BK8];[.$BQ8])" office:value-type="float"/>
          <table:table-cell table:formula="of:=MIN([.$D8];[.$J8];[.$P8];[.$V8];[.$AB8];[.$AH8];[.$AN8];[.$AT8];[.$AZ8];[.$BF8];[.$BL8];[.$BR8])" office:value-type="float"/>
          <table:table-cell table:formula="of:=MIN([.$E8];[.$K8];[.$Q8];[.$W8];[.$AC8];[.$AI8];[.$AO8];[.$AU8];[.$BA8];[.$BG8];[.$BM8];[.$BS8])" office:value-type="float"/>
          <table:table-cell table:formula="of:=MIN([.$F8];[.$L8];[.$R8];[.$X8];[.$AD8];[.$AJ8];[.$AP8];[.$AV8];[.$BB8];[.$BH8];[.$BN8];[.$BT8])" office:value-type="float"/>
          <table:table-cell table:formula="of:=MIN([.$G8];[.$M8];[.$S8];[.$Y8];[.$AE8];[.$AK8];[.$AQ8];[.$AW8];[.$BC8];[.$BI8];[.$BO8];[.$BU8])" office:value-type="float"/>
          <table:table-cell table:formula="of:=MEDIAN([.$B8];[.$H8];[.$N8];[.$T8];[.$Z8];[.$AF8];[.$AL8];[.$AR8];[.$AX8];[.$BD8];[.$BJ8];[.$BP8])" office:value-type="float"/>
          <table:table-cell table:formula="of:=MEDIAN([.$C8];[.$I8];[.$O8];[.$U8];[.$AA8];[.$AG8];[.$AM8];[.$AS8];[.$AY8];[.$BE8];[.$BK8];[.$BQ8])" office:value-type="float"/>
          <table:table-cell table:formula="of:=MEDIAN([.$D8];[.$J8];[.$P8];[.$V8];[.$AB8];[.$AH8];[.$AN8];[.$AT8];[.$AZ8];[.$BF8];[.$BL8];[.$BR8])" office:value-type="float"/>
          <table:table-cell table:formula="of:=MEDIAN([.$E8];[.$K8];[.$Q8];[.$W8];[.$AC8];[.$AI8];[.$AO8];[.$AU8];[.$BA8];[.$BG8];[.$BM8];[.$BS8])" office:value-type="float"/>
          <table:table-cell table:formula="of:=MEDIAN([.$F8];[.$L8];[.$R8];[.$X8];[.$AD8];[.$AJ8];[.$AP8];[.$AV8];[.$BB8];[.$BH8];[.$BN8];[.$BT8])" office:value-type="float"/>
          <table:table-cell table:formula="of:=MEDIAN([.$G8];[.$M8];[.$S8];[.$Y8];[.$AE8];[.$AK8];[.$AQ8];[.$AW8];[.$BC8];[.$BI8];[.$BO8];[.$BU8])" office:value-type="float"/>
          <table:table-cell table:formula="of:=MAX([.$B8];[.$H8];[.$N8];[.$T8];[.$Z8];[.$AF8];[.$AL8];[.$AR8];[.$AX8];[.$BD8];[.$BJ8];[.$BP8])" office:value-type="float"/>
          <table:table-cell table:formula="of:=MAX([.$C8];[.$I8];[.$O8];[.$U8];[.$AA8];[.$AG8];[.$AM8];[.$AS8];[.$AY8];[.$BE8];[.$BK8];[.$BQ8])" office:value-type="float"/>
          <table:table-cell table:formula="of:=MAX([.$D8];[.$J8];[.$P8];[.$V8];[.$AB8];[.$AH8];[.$AN8];[.$AT8];[.$AZ8];[.$BF8];[.$BL8];[.$BR8])" office:value-type="float"/>
          <table:table-cell table:formula="of:=MAX([.$E8];[.$K8];[.$Q8];[.$W8];[.$AC8];[.$AI8];[.$AO8];[.$AU8];[.$BA8];[.$BG8];[.$BM8];[.$BS8])" office:value-type="float"/>
          <table:table-cell table:formula="of:=MAX([.$F8];[.$L8];[.$R8];[.$X8];[.$AD8];[.$AJ8];[.$AP8];[.$AV8];[.$BB8];[.$BH8];[.$BN8];[.$BT8])" office:value-type="float"/>
          <table:table-cell table:formula="of:=MAX([.$G8];[.$M8];[.$S8];[.$Y8];[.$AE8];[.$AK8];[.$AQ8];[.$AW8];[.$BC8];[.$BI8];[.$BO8];[.$BU8])" office:value-type="float"/>
        </table:table-row>
        <table:table-row table:style-name="ro1">
          <table:table-cell office:value-type="string">
            <text:p>HanoiTower/0022-hanoi_tower-60-0.asp</text:p>
          </table:table-cell>
          <table:table-cell office:value-type="float" office:value="14.24"/>
          <table:table-cell office:value-type="float" office:value="13.611"/>
          <table:table-cell office:value-type="float" office:value="216345.0"/>
          <table:table-cell office:value-type="float" office:value="135678.0"/>
          <table:table-cell office:value-type="float" office:value="52.0"/>
          <table:table-cell office:value-type="float" office:value="0.0"/>
          <table:table-cell office:value-type="float" office:value="7.37"/>
          <table:table-cell office:value-type="float" office:value="6.639"/>
          <table:table-cell office:value-type="float" office:value="87132.0"/>
          <table:table-cell office:value-type="float" office:value="53367.0"/>
          <table:table-cell office:value-type="float" office:value="51.0"/>
          <table:table-cell office:value-type="float" office:value="0.0"/>
          <table:table-cell office:value-type="float" office:value="11.76"/>
          <table:table-cell office:value-type="float" office:value="10.705"/>
          <table:table-cell office:value-type="float" office:value="118648.0"/>
          <table:table-cell office:value-type="float" office:value="77037.0"/>
          <table:table-cell office:value-type="float" office:value="85.0"/>
          <table:table-cell office:value-type="float" office:value="920.0"/>
          <table:table-cell office:value-type="float" office:value="7.71"/>
          <table:table-cell office:value-type="float" office:value="6.71"/>
          <table:table-cell office:value-type="float" office:value="76808.0"/>
          <table:table-cell office:value-type="float" office:value="48187.0"/>
          <table:table-cell office:value-type="float" office:value="80.0"/>
          <table:table-cell office:value-type="float" office:value="941.0"/>
          <table:table-cell office:value-type="float" office:value="10.6"/>
          <table:table-cell office:value-type="float" office:value="9.907"/>
          <table:table-cell office:value-type="float" office:value="115358.0"/>
          <table:table-cell office:value-type="float" office:value="74935.0"/>
          <table:table-cell office:value-type="float" office:value="69.0"/>
          <table:table-cell office:value-type="float" office:value="660.0"/>
          <table:table-cell office:value-type="float" office:value="7.49"/>
          <table:table-cell office:value-type="float" office:value="6.671"/>
          <table:table-cell office:value-type="float" office:value="80858.0"/>
          <table:table-cell office:value-type="float" office:value="50761.0"/>
          <table:table-cell office:value-type="float" office:value="71.0"/>
          <table:table-cell office:value-type="float" office:value="782.0"/>
          <table:table-cell office:value-type="float" office:value="14.95"/>
          <table:table-cell office:value-type="float" office:value="14.394"/>
          <table:table-cell office:value-type="float" office:value="186716.0"/>
          <table:table-cell office:value-type="float" office:value="118665.0"/>
          <table:table-cell office:value-type="float" office:value="61.0"/>
          <table:table-cell office:value-type="float" office:value="500.0"/>
          <table:table-cell office:value-type="float" office:value="6.81"/>
          <table:table-cell office:value-type="float" office:value="6.218"/>
          <table:table-cell office:value-type="float" office:value="75772.0"/>
          <table:table-cell office:value-type="float" office:value="47712.0"/>
          <table:table-cell office:value-type="float" office:value="57.0"/>
          <table:table-cell office:value-type="float" office:value="500.0"/>
          <table:table-cell office:value-type="float" office:value="14.82"/>
          <table:table-cell office:value-type="float" office:value="14.115"/>
          <table:table-cell office:value-type="float" office:value="205473.0"/>
          <table:table-cell office:value-type="float" office:value="131151.0"/>
          <table:table-cell office:value-type="float" office:value="46.0"/>
          <table:table-cell office:value-type="float" office:value="157.0"/>
          <table:table-cell office:value-type="float" office:value="10.14"/>
          <table:table-cell office:value-type="float" office:value="9.389"/>
          <table:table-cell office:value-type="float" office:value="130624.0"/>
          <table:table-cell office:value-type="float" office:value="79761.0"/>
          <table:table-cell office:value-type="float" office:value="44.0"/>
          <table:table-cell office:value-type="float" office:value="144.0"/>
          <table:table-cell office:value-type="float" office:value="7.93"/>
          <table:table-cell office:value-type="float" office:value="7.151"/>
          <table:table-cell office:value-type="float" office:value="86613.0"/>
          <table:table-cell office:value-type="float" office:value="56110.0"/>
          <table:table-cell office:value-type="float" office:value="53.0"/>
          <table:table-cell office:value-type="float" office:value="451.0"/>
          <table:table-cell office:value-type="float" office:value="14.1"/>
          <table:table-cell office:value-type="float" office:value="13.293"/>
          <table:table-cell office:value-type="float" office:value="180352.0"/>
          <table:table-cell office:value-type="float" office:value="112307.0"/>
          <table:table-cell office:value-type="float" office:value="52.0"/>
          <table:table-cell office:value-type="float" office:value="423.0"/>
          <table:table-cell table:formula="of:=MIN([.$B9];[.$H9];[.$N9];[.$T9];[.$Z9];[.$AF9];[.$AL9];[.$AR9];[.$AX9];[.$BD9];[.$BJ9];[.$BP9])" office:value-type="float"/>
          <table:table-cell table:formula="of:=MIN([.$C9];[.$I9];[.$O9];[.$U9];[.$AA9];[.$AG9];[.$AM9];[.$AS9];[.$AY9];[.$BE9];[.$BK9];[.$BQ9])" office:value-type="float"/>
          <table:table-cell table:formula="of:=MIN([.$D9];[.$J9];[.$P9];[.$V9];[.$AB9];[.$AH9];[.$AN9];[.$AT9];[.$AZ9];[.$BF9];[.$BL9];[.$BR9])" office:value-type="float"/>
          <table:table-cell table:formula="of:=MIN([.$E9];[.$K9];[.$Q9];[.$W9];[.$AC9];[.$AI9];[.$AO9];[.$AU9];[.$BA9];[.$BG9];[.$BM9];[.$BS9])" office:value-type="float"/>
          <table:table-cell table:formula="of:=MIN([.$F9];[.$L9];[.$R9];[.$X9];[.$AD9];[.$AJ9];[.$AP9];[.$AV9];[.$BB9];[.$BH9];[.$BN9];[.$BT9])" office:value-type="float"/>
          <table:table-cell table:formula="of:=MIN([.$G9];[.$M9];[.$S9];[.$Y9];[.$AE9];[.$AK9];[.$AQ9];[.$AW9];[.$BC9];[.$BI9];[.$BO9];[.$BU9])" office:value-type="float"/>
          <table:table-cell table:formula="of:=MEDIAN([.$B9];[.$H9];[.$N9];[.$T9];[.$Z9];[.$AF9];[.$AL9];[.$AR9];[.$AX9];[.$BD9];[.$BJ9];[.$BP9])" office:value-type="float"/>
          <table:table-cell table:formula="of:=MEDIAN([.$C9];[.$I9];[.$O9];[.$U9];[.$AA9];[.$AG9];[.$AM9];[.$AS9];[.$AY9];[.$BE9];[.$BK9];[.$BQ9])" office:value-type="float"/>
          <table:table-cell table:formula="of:=MEDIAN([.$D9];[.$J9];[.$P9];[.$V9];[.$AB9];[.$AH9];[.$AN9];[.$AT9];[.$AZ9];[.$BF9];[.$BL9];[.$BR9])" office:value-type="float"/>
          <table:table-cell table:formula="of:=MEDIAN([.$E9];[.$K9];[.$Q9];[.$W9];[.$AC9];[.$AI9];[.$AO9];[.$AU9];[.$BA9];[.$BG9];[.$BM9];[.$BS9])" office:value-type="float"/>
          <table:table-cell table:formula="of:=MEDIAN([.$F9];[.$L9];[.$R9];[.$X9];[.$AD9];[.$AJ9];[.$AP9];[.$AV9];[.$BB9];[.$BH9];[.$BN9];[.$BT9])" office:value-type="float"/>
          <table:table-cell table:formula="of:=MEDIAN([.$G9];[.$M9];[.$S9];[.$Y9];[.$AE9];[.$AK9];[.$AQ9];[.$AW9];[.$BC9];[.$BI9];[.$BO9];[.$BU9])" office:value-type="float"/>
          <table:table-cell table:formula="of:=MAX([.$B9];[.$H9];[.$N9];[.$T9];[.$Z9];[.$AF9];[.$AL9];[.$AR9];[.$AX9];[.$BD9];[.$BJ9];[.$BP9])" office:value-type="float"/>
          <table:table-cell table:formula="of:=MAX([.$C9];[.$I9];[.$O9];[.$U9];[.$AA9];[.$AG9];[.$AM9];[.$AS9];[.$AY9];[.$BE9];[.$BK9];[.$BQ9])" office:value-type="float"/>
          <table:table-cell table:formula="of:=MAX([.$D9];[.$J9];[.$P9];[.$V9];[.$AB9];[.$AH9];[.$AN9];[.$AT9];[.$AZ9];[.$BF9];[.$BL9];[.$BR9])" office:value-type="float"/>
          <table:table-cell table:formula="of:=MAX([.$E9];[.$K9];[.$Q9];[.$W9];[.$AC9];[.$AI9];[.$AO9];[.$AU9];[.$BA9];[.$BG9];[.$BM9];[.$BS9])" office:value-type="float"/>
          <table:table-cell table:formula="of:=MAX([.$F9];[.$L9];[.$R9];[.$X9];[.$AD9];[.$AJ9];[.$AP9];[.$AV9];[.$BB9];[.$BH9];[.$BN9];[.$BT9])" office:value-type="float"/>
          <table:table-cell table:formula="of:=MAX([.$G9];[.$M9];[.$S9];[.$Y9];[.$AE9];[.$AK9];[.$AQ9];[.$AW9];[.$BC9];[.$BI9];[.$BO9];[.$BU9])" office:value-type="float"/>
        </table:table-row>
        <table:table-row table:style-name="ro1">
          <table:table-cell office:value-type="string">
            <text:p>HanoiTower/0023-hanoi_tower-60-0.asp</text:p>
          </table:table-cell>
          <table:table-cell office:value-type="float" office:value="8.6"/>
          <table:table-cell office:value-type="float" office:value="7.878"/>
          <table:table-cell office:value-type="float" office:value="99944.0"/>
          <table:table-cell office:value-type="float" office:value="69004.0"/>
          <table:table-cell office:value-type="float" office:value="51.0"/>
          <table:table-cell office:value-type="float" office:value="0.0"/>
          <table:table-cell office:value-type="float" office:value="49.74"/>
          <table:table-cell office:value-type="float" office:value="48.955"/>
          <table:table-cell office:value-type="float" office:value="709168.0"/>
          <table:table-cell office:value-type="float" office:value="473678.0"/>
          <table:table-cell office:value-type="float" office:value="56.0"/>
          <table:table-cell office:value-type="float" office:value="0.0"/>
          <table:table-cell office:value-type="float" office:value="21.02"/>
          <table:table-cell office:value-type="float" office:value="20.112"/>
          <table:table-cell office:value-type="float" office:value="195798.0"/>
          <table:table-cell office:value-type="float" office:value="141231.0"/>
          <table:table-cell office:value-type="float" office:value="79.0"/>
          <table:table-cell office:value-type="float" office:value="996.0"/>
          <table:table-cell office:value-type="float" office:value="31.65"/>
          <table:table-cell office:value-type="float" office:value="30.827"/>
          <table:table-cell office:value-type="float" office:value="338531.0"/>
          <table:table-cell office:value-type="float" office:value="229764.0"/>
          <table:table-cell office:value-type="float" office:value="77.0"/>
          <table:table-cell office:value-type="float" office:value="996.0"/>
          <table:table-cell office:value-type="float" office:value="15.78"/>
          <table:table-cell office:value-type="float" office:value="15.158"/>
          <table:table-cell office:value-type="float" office:value="173945.0"/>
          <table:table-cell office:value-type="float" office:value="122914.0"/>
          <table:table-cell office:value-type="float" office:value="65.0"/>
          <table:table-cell office:value-type="float" office:value="720.0"/>
          <table:table-cell office:value-type="float" office:value="28.12"/>
          <table:table-cell office:value-type="float" office:value="27.39"/>
          <table:table-cell office:value-type="float" office:value="283458.0"/>
          <table:table-cell office:value-type="float" office:value="194089.0"/>
          <table:table-cell office:value-type="float" office:value="69.0"/>
          <table:table-cell office:value-type="float" office:value="850.0"/>
          <table:table-cell office:value-type="float" office:value="9.89"/>
          <table:table-cell office:value-type="float" office:value="9.274"/>
          <table:table-cell office:value-type="float" office:value="100610.0"/>
          <table:table-cell office:value-type="float" office:value="72208.0"/>
          <table:table-cell office:value-type="float" office:value="57.0"/>
          <table:table-cell office:value-type="float" office:value="500.0"/>
          <table:table-cell office:value-type="float" office:value="64.64"/>
          <table:table-cell office:value-type="float" office:value="63.882"/>
          <table:table-cell office:value-type="float" office:value="796884.0"/>
          <table:table-cell office:value-type="float" office:value="540844.0"/>
          <table:table-cell office:value-type="float" office:value="60.0"/>
          <table:table-cell office:value-type="float" office:value="500.0"/>
          <table:table-cell office:value-type="float" office:value="9.41"/>
          <table:table-cell office:value-type="float" office:value="8.752"/>
          <table:table-cell office:value-type="float" office:value="103696.0"/>
          <table:table-cell office:value-type="float" office:value="71194.0"/>
          <table:table-cell office:value-type="float" office:value="44.0"/>
          <table:table-cell office:value-type="float" office:value="209.0"/>
          <table:table-cell office:value-type="float" office:value="99.45"/>
          <table:table-cell office:value-type="float" office:value="98.742"/>
          <table:table-cell office:value-type="float" office:value="1269997.0"/>
          <table:table-cell office:value-type="float" office:value="865376.0"/>
          <table:table-cell office:value-type="float" office:value="53.0"/>
          <table:table-cell office:value-type="float" office:value="205.0"/>
          <table:table-cell office:value-type="float" office:value="10.86"/>
          <table:table-cell office:value-type="float" office:value="10.071"/>
          <table:table-cell office:value-type="float" office:value="105491.0"/>
          <table:table-cell office:value-type="float" office:value="75167.0"/>
          <table:table-cell office:value-type="float" office:value="54.0"/>
          <table:table-cell office:value-type="float" office:value="561.0"/>
          <table:table-cell office:value-type="float" office:value="17.36"/>
          <table:table-cell office:value-type="float" office:value="16.634"/>
          <table:table-cell office:value-type="float" office:value="209735.0"/>
          <table:table-cell office:value-type="float" office:value="139861.0"/>
          <table:table-cell office:value-type="float" office:value="53.0"/>
          <table:table-cell office:value-type="float" office:value="515.0"/>
          <table:table-cell table:formula="of:=MIN([.$B10];[.$H10];[.$N10];[.$T10];[.$Z10];[.$AF10];[.$AL10];[.$AR10];[.$AX10];[.$BD10];[.$BJ10];[.$BP10])" office:value-type="float"/>
          <table:table-cell table:formula="of:=MIN([.$C10];[.$I10];[.$O10];[.$U10];[.$AA10];[.$AG10];[.$AM10];[.$AS10];[.$AY10];[.$BE10];[.$BK10];[.$BQ10])" office:value-type="float"/>
          <table:table-cell table:formula="of:=MIN([.$D10];[.$J10];[.$P10];[.$V10];[.$AB10];[.$AH10];[.$AN10];[.$AT10];[.$AZ10];[.$BF10];[.$BL10];[.$BR10])" office:value-type="float"/>
          <table:table-cell table:formula="of:=MIN([.$E10];[.$K10];[.$Q10];[.$W10];[.$AC10];[.$AI10];[.$AO10];[.$AU10];[.$BA10];[.$BG10];[.$BM10];[.$BS10])" office:value-type="float"/>
          <table:table-cell table:formula="of:=MIN([.$F10];[.$L10];[.$R10];[.$X10];[.$AD10];[.$AJ10];[.$AP10];[.$AV10];[.$BB10];[.$BH10];[.$BN10];[.$BT10])" office:value-type="float"/>
          <table:table-cell table:formula="of:=MIN([.$G10];[.$M10];[.$S10];[.$Y10];[.$AE10];[.$AK10];[.$AQ10];[.$AW10];[.$BC10];[.$BI10];[.$BO10];[.$BU10])" office:value-type="float"/>
          <table:table-cell table:formula="of:=MEDIAN([.$B10];[.$H10];[.$N10];[.$T10];[.$Z10];[.$AF10];[.$AL10];[.$AR10];[.$AX10];[.$BD10];[.$BJ10];[.$BP10])" office:value-type="float"/>
          <table:table-cell table:formula="of:=MEDIAN([.$C10];[.$I10];[.$O10];[.$U10];[.$AA10];[.$AG10];[.$AM10];[.$AS10];[.$AY10];[.$BE10];[.$BK10];[.$BQ10])" office:value-type="float"/>
          <table:table-cell table:formula="of:=MEDIAN([.$D10];[.$J10];[.$P10];[.$V10];[.$AB10];[.$AH10];[.$AN10];[.$AT10];[.$AZ10];[.$BF10];[.$BL10];[.$BR10])" office:value-type="float"/>
          <table:table-cell table:formula="of:=MEDIAN([.$E10];[.$K10];[.$Q10];[.$W10];[.$AC10];[.$AI10];[.$AO10];[.$AU10];[.$BA10];[.$BG10];[.$BM10];[.$BS10])" office:value-type="float"/>
          <table:table-cell table:formula="of:=MEDIAN([.$F10];[.$L10];[.$R10];[.$X10];[.$AD10];[.$AJ10];[.$AP10];[.$AV10];[.$BB10];[.$BH10];[.$BN10];[.$BT10])" office:value-type="float"/>
          <table:table-cell table:formula="of:=MEDIAN([.$G10];[.$M10];[.$S10];[.$Y10];[.$AE10];[.$AK10];[.$AQ10];[.$AW10];[.$BC10];[.$BI10];[.$BO10];[.$BU10])" office:value-type="float"/>
          <table:table-cell table:formula="of:=MAX([.$B10];[.$H10];[.$N10];[.$T10];[.$Z10];[.$AF10];[.$AL10];[.$AR10];[.$AX10];[.$BD10];[.$BJ10];[.$BP10])" office:value-type="float"/>
          <table:table-cell table:formula="of:=MAX([.$C10];[.$I10];[.$O10];[.$U10];[.$AA10];[.$AG10];[.$AM10];[.$AS10];[.$AY10];[.$BE10];[.$BK10];[.$BQ10])" office:value-type="float"/>
          <table:table-cell table:formula="of:=MAX([.$D10];[.$J10];[.$P10];[.$V10];[.$AB10];[.$AH10];[.$AN10];[.$AT10];[.$AZ10];[.$BF10];[.$BL10];[.$BR10])" office:value-type="float"/>
          <table:table-cell table:formula="of:=MAX([.$E10];[.$K10];[.$Q10];[.$W10];[.$AC10];[.$AI10];[.$AO10];[.$AU10];[.$BA10];[.$BG10];[.$BM10];[.$BS10])" office:value-type="float"/>
          <table:table-cell table:formula="of:=MAX([.$F10];[.$L10];[.$R10];[.$X10];[.$AD10];[.$AJ10];[.$AP10];[.$AV10];[.$BB10];[.$BH10];[.$BN10];[.$BT10])" office:value-type="float"/>
          <table:table-cell table:formula="of:=MAX([.$G10];[.$M10];[.$S10];[.$Y10];[.$AE10];[.$AK10];[.$AQ10];[.$AW10];[.$BC10];[.$BI10];[.$BO10];[.$BU10])" office:value-type="float"/>
        </table:table-row>
        <table:table-row table:style-name="ro1">
          <table:table-cell office:value-type="string">
            <text:p>HanoiTower/0025-hanoi_tower-60-0.asp</text:p>
          </table:table-cell>
          <table:table-cell office:value-type="float" office:value="389.73"/>
          <table:table-cell office:value-type="float" office:value="388.679"/>
          <table:table-cell office:value-type="float" office:value="4621099.0"/>
          <table:table-cell office:value-type="float" office:value="3477954.0"/>
          <table:table-cell office:value-type="float" office:value="84.0"/>
          <table:table-cell office:value-type="float" office:value="0.0"/>
          <table:table-cell office:value-type="float" office:value="888.71"/>
          <table:table-cell office:value-type="float" office:value="887.774"/>
          <table:table-cell office:value-type="float" office:value="10324479.0"/>
          <table:table-cell office:value-type="float" office:value="7520327.0"/>
          <table:table-cell office:value-type="float" office:value="84.0"/>
          <table:table-cell office:value-type="float" office:value="0.0"/>
          <table:table-cell office:value-type="float" office:value="656.36"/>
          <table:table-cell office:value-type="float" office:value="655.12"/>
          <table:table-cell office:value-type="float" office:value="5937021.0"/>
          <table:table-cell office:value-type="float" office:value="4635681.0"/>
          <table:table-cell office:value-type="float" office:value="101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8446276.0"/>
          <table:table-cell office:value-type="float" office:value="6376642.0"/>
          <table:table-cell office:value-type="float" office:value="97.0"/>
          <table:table-cell office:value-type="float" office:value="0.0"/>
          <table:table-cell office:value-type="float" office:value="636.0"/>
          <table:table-cell office:value-type="float" office:value="634.935"/>
          <table:table-cell office:value-type="float" office:value="5978516.0"/>
          <table:table-cell office:value-type="float" office:value="4628788.0"/>
          <table:table-cell office:value-type="float" office:value="104.0"/>
          <table:table-cell office:value-type="float" office:value="1217.0"/>
          <table:table-cell office:value-type="float" office:value="900.0"/>
          <table:table-cell office:value-type="float" office:value="900.0"/>
          <table:table-cell office:value-type="float" office:value="8576652.0"/>
          <table:table-cell office:value-type="float" office:value="6431352.0"/>
          <table:table-cell office:value-type="float" office:value="89.0"/>
          <table:table-cell office:value-type="float" office:value="0.0"/>
          <table:table-cell office:value-type="float" office:value="567.15"/>
          <table:table-cell office:value-type="float" office:value="566.488"/>
          <table:table-cell office:value-type="float" office:value="5650513.0"/>
          <table:table-cell office:value-type="float" office:value="4364276.0"/>
          <table:table-cell office:value-type="float" office:value="79.0"/>
          <table:table-cell office:value-type="float" office:value="500.0"/>
          <table:table-cell office:value-type="float" office:value="636.32"/>
          <table:table-cell office:value-type="float" office:value="635.75"/>
          <table:table-cell office:value-type="float" office:value="6920540.0"/>
          <table:table-cell office:value-type="float" office:value="5102207.0"/>
          <table:table-cell office:value-type="float" office:value="78.0"/>
          <table:table-cell office:value-type="float" office:value="500.0"/>
          <table:table-cell office:value-type="float" office:value="395.27"/>
          <table:table-cell office:value-type="float" office:value="394.269"/>
          <table:table-cell office:value-type="float" office:value="4411425.0"/>
          <table:table-cell office:value-type="float" office:value="3229170.0"/>
          <table:table-cell office:value-type="float" office:value="68.0"/>
          <table:table-cell office:value-type="float" office:value="274.0"/>
          <table:table-cell office:value-type="float" office:value="654.77"/>
          <table:table-cell office:value-type="float" office:value="653.667"/>
          <table:table-cell office:value-type="float" office:value="7571599.0"/>
          <table:table-cell office:value-type="float" office:value="5542740.0"/>
          <table:table-cell office:value-type="float" office:value="73.0"/>
          <table:table-cell office:value-type="float" office:value="264.0"/>
          <table:table-cell office:value-type="float" office:value="645.92"/>
          <table:table-cell office:value-type="float" office:value="644.43"/>
          <table:table-cell office:value-type="float" office:value="6497310.0"/>
          <table:table-cell office:value-type="float" office:value="5064207.0"/>
          <table:table-cell office:value-type="float" office:value="87.0"/>
          <table:table-cell office:value-type="float" office:value="959.0"/>
          <table:table-cell office:value-type="float" office:value="900.0"/>
          <table:table-cell office:value-type="float" office:value="900.0"/>
          <table:table-cell office:value-type="float" office:value="8919413.0"/>
          <table:table-cell office:value-type="float" office:value="6636899.0"/>
          <table:table-cell office:value-type="float" office:value="88.0"/>
          <table:table-cell office:value-type="float" office:value="0.0"/>
          <table:table-cell table:formula="of:=MIN([.$B11];[.$H11];[.$N11];[.$T11];[.$Z11];[.$AF11];[.$AL11];[.$AR11];[.$AX11];[.$BD11];[.$BJ11];[.$BP11])" office:value-type="float"/>
          <table:table-cell table:formula="of:=MIN([.$C11];[.$I11];[.$O11];[.$U11];[.$AA11];[.$AG11];[.$AM11];[.$AS11];[.$AY11];[.$BE11];[.$BK11];[.$BQ11])" office:value-type="float"/>
          <table:table-cell table:formula="of:=MIN([.$D11];[.$J11];[.$P11];[.$V11];[.$AB11];[.$AH11];[.$AN11];[.$AT11];[.$AZ11];[.$BF11];[.$BL11];[.$BR11])" office:value-type="float"/>
          <table:table-cell table:formula="of:=MIN([.$E11];[.$K11];[.$Q11];[.$W11];[.$AC11];[.$AI11];[.$AO11];[.$AU11];[.$BA11];[.$BG11];[.$BM11];[.$BS11])" office:value-type="float"/>
          <table:table-cell table:formula="of:=MIN([.$F11];[.$L11];[.$R11];[.$X11];[.$AD11];[.$AJ11];[.$AP11];[.$AV11];[.$BB11];[.$BH11];[.$BN11];[.$BT11])" office:value-type="float"/>
          <table:table-cell table:formula="of:=MIN([.$G11];[.$M11];[.$S11];[.$Y11];[.$AE11];[.$AK11];[.$AQ11];[.$AW11];[.$BC11];[.$BI11];[.$BO11];[.$BU11])" office:value-type="float"/>
          <table:table-cell table:formula="of:=MEDIAN([.$B11];[.$H11];[.$N11];[.$T11];[.$Z11];[.$AF11];[.$AL11];[.$AR11];[.$AX11];[.$BD11];[.$BJ11];[.$BP11])" office:value-type="float"/>
          <table:table-cell table:formula="of:=MEDIAN([.$C11];[.$I11];[.$O11];[.$U11];[.$AA11];[.$AG11];[.$AM11];[.$AS11];[.$AY11];[.$BE11];[.$BK11];[.$BQ11])" office:value-type="float"/>
          <table:table-cell table:formula="of:=MEDIAN([.$D11];[.$J11];[.$P11];[.$V11];[.$AB11];[.$AH11];[.$AN11];[.$AT11];[.$AZ11];[.$BF11];[.$BL11];[.$BR11])" office:value-type="float"/>
          <table:table-cell table:formula="of:=MEDIAN([.$E11];[.$K11];[.$Q11];[.$W11];[.$AC11];[.$AI11];[.$AO11];[.$AU11];[.$BA11];[.$BG11];[.$BM11];[.$BS11])" office:value-type="float"/>
          <table:table-cell table:formula="of:=MEDIAN([.$F11];[.$L11];[.$R11];[.$X11];[.$AD11];[.$AJ11];[.$AP11];[.$AV11];[.$BB11];[.$BH11];[.$BN11];[.$BT11])" office:value-type="float"/>
          <table:table-cell table:formula="of:=MEDIAN([.$G11];[.$M11];[.$S11];[.$Y11];[.$AE11];[.$AK11];[.$AQ11];[.$AW11];[.$BC11];[.$BI11];[.$BO11];[.$BU11])" office:value-type="float"/>
          <table:table-cell table:formula="of:=MAX([.$B11];[.$H11];[.$N11];[.$T11];[.$Z11];[.$AF11];[.$AL11];[.$AR11];[.$AX11];[.$BD11];[.$BJ11];[.$BP11])" office:value-type="float"/>
          <table:table-cell table:formula="of:=MAX([.$C11];[.$I11];[.$O11];[.$U11];[.$AA11];[.$AG11];[.$AM11];[.$AS11];[.$AY11];[.$BE11];[.$BK11];[.$BQ11])" office:value-type="float"/>
          <table:table-cell table:formula="of:=MAX([.$D11];[.$J11];[.$P11];[.$V11];[.$AB11];[.$AH11];[.$AN11];[.$AT11];[.$AZ11];[.$BF11];[.$BL11];[.$BR11])" office:value-type="float"/>
          <table:table-cell table:formula="of:=MAX([.$E11];[.$K11];[.$Q11];[.$W11];[.$AC11];[.$AI11];[.$AO11];[.$AU11];[.$BA11];[.$BG11];[.$BM11];[.$BS11])" office:value-type="float"/>
          <table:table-cell table:formula="of:=MAX([.$F11];[.$L11];[.$R11];[.$X11];[.$AD11];[.$AJ11];[.$AP11];[.$AV11];[.$BB11];[.$BH11];[.$BN11];[.$BT11])" office:value-type="float"/>
          <table:table-cell table:formula="of:=MAX([.$G11];[.$M11];[.$S11];[.$Y11];[.$AE11];[.$AK11];[.$AQ11];[.$AW11];[.$BC11];[.$BI11];[.$BO11];[.$BU11])" office:value-type="float"/>
        </table:table-row>
        <table:table-row table:style-name="ro1">
          <table:table-cell office:value-type="string">
            <text:p>HanoiTower/0032-hanoi_tower-60-0.asp</text:p>
          </table:table-cell>
          <table:table-cell office:value-type="float" office:value="37.4"/>
          <table:table-cell office:value-type="float" office:value="36.497"/>
          <table:table-cell office:value-type="float" office:value="466613.0"/>
          <table:table-cell office:value-type="float" office:value="323099.0"/>
          <table:table-cell office:value-type="float" office:value="59.0"/>
          <table:table-cell office:value-type="float" office:value="0.0"/>
          <table:table-cell office:value-type="float" office:value="66.5"/>
          <table:table-cell office:value-type="float" office:value="65.504"/>
          <table:table-cell office:value-type="float" office:value="762736.0"/>
          <table:table-cell office:value-type="float" office:value="561999.0"/>
          <table:table-cell office:value-type="float" office:value="62.0"/>
          <table:table-cell office:value-type="float" office:value="0.0"/>
          <table:table-cell office:value-type="float" office:value="48.54"/>
          <table:table-cell office:value-type="float" office:value="47.234"/>
          <table:table-cell office:value-type="float" office:value="527848.0"/>
          <table:table-cell office:value-type="float" office:value="381535.0"/>
          <table:table-cell office:value-type="float" office:value="83.0"/>
          <table:table-cell office:value-type="float" office:value="1000.0"/>
          <table:table-cell office:value-type="float" office:value="51.39"/>
          <table:table-cell office:value-type="float" office:value="50.183"/>
          <table:table-cell office:value-type="float" office:value="481314.0"/>
          <table:table-cell office:value-type="float" office:value="361682.0"/>
          <table:table-cell office:value-type="float" office:value="82.0"/>
          <table:table-cell office:value-type="float" office:value="1000.0"/>
          <table:table-cell office:value-type="float" office:value="40.28"/>
          <table:table-cell office:value-type="float" office:value="38.649"/>
          <table:table-cell office:value-type="float" office:value="384379.0"/>
          <table:table-cell office:value-type="float" office:value="284603.0"/>
          <table:table-cell office:value-type="float" office:value="103.0"/>
          <table:table-cell office:value-type="float" office:value="1500.0"/>
          <table:table-cell office:value-type="float" office:value="8.54"/>
          <table:table-cell office:value-type="float" office:value="6.999"/>
          <table:table-cell office:value-type="float" office:value="53561.0"/>
          <table:table-cell office:value-type="float" office:value="38020.0"/>
          <table:table-cell office:value-type="float" office:value="97.0"/>
          <table:table-cell office:value-type="float" office:value="1500.0"/>
          <table:table-cell office:value-type="float" office:value="77.04"/>
          <table:table-cell office:value-type="float" office:value="76.219"/>
          <table:table-cell office:value-type="float" office:value="826164.0"/>
          <table:table-cell office:value-type="float" office:value="597155.0"/>
          <table:table-cell office:value-type="float" office:value="69.0"/>
          <table:table-cell office:value-type="float" office:value="500.0"/>
          <table:table-cell office:value-type="float" office:value="27.17"/>
          <table:table-cell office:value-type="float" office:value="26.432"/>
          <table:table-cell office:value-type="float" office:value="274024.0"/>
          <table:table-cell office:value-type="float" office:value="203104.0"/>
          <table:table-cell office:value-type="float" office:value="64.0"/>
          <table:table-cell office:value-type="float" office:value="500.0"/>
          <table:table-cell office:value-type="float" office:value="23.75"/>
          <table:table-cell office:value-type="float" office:value="22.595"/>
          <table:table-cell office:value-type="float" office:value="258040.0"/>
          <table:table-cell office:value-type="float" office:value="186304.0"/>
          <table:table-cell office:value-type="float" office:value="52.0"/>
          <table:table-cell office:value-type="float" office:value="425.0"/>
          <table:table-cell office:value-type="float" office:value="19.13"/>
          <table:table-cell office:value-type="float" office:value="18.011"/>
          <table:table-cell office:value-type="float" office:value="195717.0"/>
          <table:table-cell office:value-type="float" office:value="142111.0"/>
          <table:table-cell office:value-type="float" office:value="51.0"/>
          <table:table-cell office:value-type="float" office:value="460.0"/>
          <table:table-cell office:value-type="float" office:value="47.63"/>
          <table:table-cell office:value-type="float" office:value="45.913"/>
          <table:table-cell office:value-type="float" office:value="482935.0"/>
          <table:table-cell office:value-type="float" office:value="351532.0"/>
          <table:table-cell office:value-type="float" office:value="76.0"/>
          <table:table-cell office:value-type="float" office:value="1000.0"/>
          <table:table-cell office:value-type="float" office:value="55.62"/>
          <table:table-cell office:value-type="float" office:value="54.09"/>
          <table:table-cell office:value-type="float" office:value="537674.0"/>
          <table:table-cell office:value-type="float" office:value="404033.0"/>
          <table:table-cell office:value-type="float" office:value="69.0"/>
          <table:table-cell office:value-type="float" office:value="1000.0"/>
          <table:table-cell table:formula="of:=MIN([.$B12];[.$H12];[.$N12];[.$T12];[.$Z12];[.$AF12];[.$AL12];[.$AR12];[.$AX12];[.$BD12];[.$BJ12];[.$BP12])" office:value-type="float"/>
          <table:table-cell table:formula="of:=MIN([.$C12];[.$I12];[.$O12];[.$U12];[.$AA12];[.$AG12];[.$AM12];[.$AS12];[.$AY12];[.$BE12];[.$BK12];[.$BQ12])" office:value-type="float"/>
          <table:table-cell table:formula="of:=MIN([.$D12];[.$J12];[.$P12];[.$V12];[.$AB12];[.$AH12];[.$AN12];[.$AT12];[.$AZ12];[.$BF12];[.$BL12];[.$BR12])" office:value-type="float"/>
          <table:table-cell table:formula="of:=MIN([.$E12];[.$K12];[.$Q12];[.$W12];[.$AC12];[.$AI12];[.$AO12];[.$AU12];[.$BA12];[.$BG12];[.$BM12];[.$BS12])" office:value-type="float"/>
          <table:table-cell table:formula="of:=MIN([.$F12];[.$L12];[.$R12];[.$X12];[.$AD12];[.$AJ12];[.$AP12];[.$AV12];[.$BB12];[.$BH12];[.$BN12];[.$BT12])" office:value-type="float"/>
          <table:table-cell table:formula="of:=MIN([.$G12];[.$M12];[.$S12];[.$Y12];[.$AE12];[.$AK12];[.$AQ12];[.$AW12];[.$BC12];[.$BI12];[.$BO12];[.$BU12])" office:value-type="float"/>
          <table:table-cell table:formula="of:=MEDIAN([.$B12];[.$H12];[.$N12];[.$T12];[.$Z12];[.$AF12];[.$AL12];[.$AR12];[.$AX12];[.$BD12];[.$BJ12];[.$BP12])" office:value-type="float"/>
          <table:table-cell table:formula="of:=MEDIAN([.$C12];[.$I12];[.$O12];[.$U12];[.$AA12];[.$AG12];[.$AM12];[.$AS12];[.$AY12];[.$BE12];[.$BK12];[.$BQ12])" office:value-type="float"/>
          <table:table-cell table:formula="of:=MEDIAN([.$D12];[.$J12];[.$P12];[.$V12];[.$AB12];[.$AH12];[.$AN12];[.$AT12];[.$AZ12];[.$BF12];[.$BL12];[.$BR12])" office:value-type="float"/>
          <table:table-cell table:formula="of:=MEDIAN([.$E12];[.$K12];[.$Q12];[.$W12];[.$AC12];[.$AI12];[.$AO12];[.$AU12];[.$BA12];[.$BG12];[.$BM12];[.$BS12])" office:value-type="float"/>
          <table:table-cell table:formula="of:=MEDIAN([.$F12];[.$L12];[.$R12];[.$X12];[.$AD12];[.$AJ12];[.$AP12];[.$AV12];[.$BB12];[.$BH12];[.$BN12];[.$BT12])" office:value-type="float"/>
          <table:table-cell table:formula="of:=MEDIAN([.$G12];[.$M12];[.$S12];[.$Y12];[.$AE12];[.$AK12];[.$AQ12];[.$AW12];[.$BC12];[.$BI12];[.$BO12];[.$BU12])" office:value-type="float"/>
          <table:table-cell table:formula="of:=MAX([.$B12];[.$H12];[.$N12];[.$T12];[.$Z12];[.$AF12];[.$AL12];[.$AR12];[.$AX12];[.$BD12];[.$BJ12];[.$BP12])" office:value-type="float"/>
          <table:table-cell table:formula="of:=MAX([.$C12];[.$I12];[.$O12];[.$U12];[.$AA12];[.$AG12];[.$AM12];[.$AS12];[.$AY12];[.$BE12];[.$BK12];[.$BQ12])" office:value-type="float"/>
          <table:table-cell table:formula="of:=MAX([.$D12];[.$J12];[.$P12];[.$V12];[.$AB12];[.$AH12];[.$AN12];[.$AT12];[.$AZ12];[.$BF12];[.$BL12];[.$BR12])" office:value-type="float"/>
          <table:table-cell table:formula="of:=MAX([.$E12];[.$K12];[.$Q12];[.$W12];[.$AC12];[.$AI12];[.$AO12];[.$AU12];[.$BA12];[.$BG12];[.$BM12];[.$BS12])" office:value-type="float"/>
          <table:table-cell table:formula="of:=MAX([.$F12];[.$L12];[.$R12];[.$X12];[.$AD12];[.$AJ12];[.$AP12];[.$AV12];[.$BB12];[.$BH12];[.$BN12];[.$BT12])" office:value-type="float"/>
          <table:table-cell table:formula="of:=MAX([.$G12];[.$M12];[.$S12];[.$Y12];[.$AE12];[.$AK12];[.$AQ12];[.$AW12];[.$BC12];[.$BI12];[.$BO12];[.$BU12])" office:value-type="float"/>
        </table:table-row>
        <table:table-row table:style-name="ro1">
          <table:table-cell office:value-type="string">
            <text:p>HanoiTower/0036-hanoi_tower-80-0.asp</text:p>
          </table:table-cell>
          <table:table-cell office:value-type="float" office:value="23.34"/>
          <table:table-cell office:value-type="float" office:value="22.422"/>
          <table:table-cell office:value-type="float" office:value="283932.0"/>
          <table:table-cell office:value-type="float" office:value="199423.0"/>
          <table:table-cell office:value-type="float" office:value="60.0"/>
          <table:table-cell office:value-type="float" office:value="0.0"/>
          <table:table-cell office:value-type="float" office:value="31.84"/>
          <table:table-cell office:value-type="float" office:value="30.899"/>
          <table:table-cell office:value-type="float" office:value="393464.0"/>
          <table:table-cell office:value-type="float" office:value="280486.0"/>
          <table:table-cell office:value-type="float" office:value="62.0"/>
          <table:table-cell office:value-type="float" office:value="0.0"/>
          <table:table-cell office:value-type="float" office:value="94.35"/>
          <table:table-cell office:value-type="float" office:value="93.272"/>
          <table:table-cell office:value-type="float" office:value="978564.0"/>
          <table:table-cell office:value-type="float" office:value="752371.0"/>
          <table:table-cell office:value-type="float" office:value="79.0"/>
          <table:table-cell office:value-type="float" office:value="1000.0"/>
          <table:table-cell office:value-type="float" office:value="93.37"/>
          <table:table-cell office:value-type="float" office:value="92.053"/>
          <table:table-cell office:value-type="float" office:value="866519.0"/>
          <table:table-cell office:value-type="float" office:value="652896.0"/>
          <table:table-cell office:value-type="float" office:value="84.0"/>
          <table:table-cell office:value-type="float" office:value="1000.0"/>
          <table:table-cell office:value-type="float" office:value="70.83"/>
          <table:table-cell office:value-type="float" office:value="69.361"/>
          <table:table-cell office:value-type="float" office:value="679554.0"/>
          <table:table-cell office:value-type="float" office:value="530471.0"/>
          <table:table-cell office:value-type="float" office:value="98.0"/>
          <table:table-cell office:value-type="float" office:value="1500.0"/>
          <table:table-cell office:value-type="float" office:value="49.41"/>
          <table:table-cell office:value-type="float" office:value="47.74"/>
          <table:table-cell office:value-type="float" office:value="442628.0"/>
          <table:table-cell office:value-type="float" office:value="332991.0"/>
          <table:table-cell office:value-type="float" office:value="98.0"/>
          <table:table-cell office:value-type="float" office:value="1500.0"/>
          <table:table-cell office:value-type="float" office:value="26.19"/>
          <table:table-cell office:value-type="float" office:value="25.291"/>
          <table:table-cell office:value-type="float" office:value="282866.0"/>
          <table:table-cell office:value-type="float" office:value="210028.0"/>
          <table:table-cell office:value-type="float" office:value="65.0"/>
          <table:table-cell office:value-type="float" office:value="500.0"/>
          <table:table-cell office:value-type="float" office:value="61.75"/>
          <table:table-cell office:value-type="float" office:value="61.014"/>
          <table:table-cell office:value-type="float" office:value="688386.0"/>
          <table:table-cell office:value-type="float" office:value="504900.0"/>
          <table:table-cell office:value-type="float" office:value="67.0"/>
          <table:table-cell office:value-type="float" office:value="500.0"/>
          <table:table-cell office:value-type="float" office:value="18.83"/>
          <table:table-cell office:value-type="float" office:value="17.544"/>
          <table:table-cell office:value-type="float" office:value="194225.0"/>
          <table:table-cell office:value-type="float" office:value="148672.0"/>
          <table:table-cell office:value-type="float" office:value="50.0"/>
          <table:table-cell office:value-type="float" office:value="217.0"/>
          <table:table-cell office:value-type="float" office:value="18.25"/>
          <table:table-cell office:value-type="float" office:value="16.916"/>
          <table:table-cell office:value-type="float" office:value="204881.0"/>
          <table:table-cell office:value-type="float" office:value="139654.0"/>
          <table:table-cell office:value-type="float" office:value="47.0"/>
          <table:table-cell office:value-type="float" office:value="296.0"/>
          <table:table-cell office:value-type="float" office:value="19.46"/>
          <table:table-cell office:value-type="float" office:value="17.903"/>
          <table:table-cell office:value-type="float" office:value="172543.0"/>
          <table:table-cell office:value-type="float" office:value="130147.0"/>
          <table:table-cell office:value-type="float" office:value="68.0"/>
          <table:table-cell office:value-type="float" office:value="1000.0"/>
          <table:table-cell office:value-type="float" office:value="47.69"/>
          <table:table-cell office:value-type="float" office:value="46.316"/>
          <table:table-cell office:value-type="float" office:value="513665.0"/>
          <table:table-cell office:value-type="float" office:value="376252.0"/>
          <table:table-cell office:value-type="float" office:value="68.0"/>
          <table:table-cell office:value-type="float" office:value="976.0"/>
          <table:table-cell table:formula="of:=MIN([.$B13];[.$H13];[.$N13];[.$T13];[.$Z13];[.$AF13];[.$AL13];[.$AR13];[.$AX13];[.$BD13];[.$BJ13];[.$BP13])" office:value-type="float"/>
          <table:table-cell table:formula="of:=MIN([.$C13];[.$I13];[.$O13];[.$U13];[.$AA13];[.$AG13];[.$AM13];[.$AS13];[.$AY13];[.$BE13];[.$BK13];[.$BQ13])" office:value-type="float"/>
          <table:table-cell table:formula="of:=MIN([.$D13];[.$J13];[.$P13];[.$V13];[.$AB13];[.$AH13];[.$AN13];[.$AT13];[.$AZ13];[.$BF13];[.$BL13];[.$BR13])" office:value-type="float"/>
          <table:table-cell table:formula="of:=MIN([.$E13];[.$K13];[.$Q13];[.$W13];[.$AC13];[.$AI13];[.$AO13];[.$AU13];[.$BA13];[.$BG13];[.$BM13];[.$BS13])" office:value-type="float"/>
          <table:table-cell table:formula="of:=MIN([.$F13];[.$L13];[.$R13];[.$X13];[.$AD13];[.$AJ13];[.$AP13];[.$AV13];[.$BB13];[.$BH13];[.$BN13];[.$BT13])" office:value-type="float"/>
          <table:table-cell table:formula="of:=MIN([.$G13];[.$M13];[.$S13];[.$Y13];[.$AE13];[.$AK13];[.$AQ13];[.$AW13];[.$BC13];[.$BI13];[.$BO13];[.$BU13])" office:value-type="float"/>
          <table:table-cell table:formula="of:=MEDIAN([.$B13];[.$H13];[.$N13];[.$T13];[.$Z13];[.$AF13];[.$AL13];[.$AR13];[.$AX13];[.$BD13];[.$BJ13];[.$BP13])" office:value-type="float"/>
          <table:table-cell table:formula="of:=MEDIAN([.$C13];[.$I13];[.$O13];[.$U13];[.$AA13];[.$AG13];[.$AM13];[.$AS13];[.$AY13];[.$BE13];[.$BK13];[.$BQ13])" office:value-type="float"/>
          <table:table-cell table:formula="of:=MEDIAN([.$D13];[.$J13];[.$P13];[.$V13];[.$AB13];[.$AH13];[.$AN13];[.$AT13];[.$AZ13];[.$BF13];[.$BL13];[.$BR13])" office:value-type="float"/>
          <table:table-cell table:formula="of:=MEDIAN([.$E13];[.$K13];[.$Q13];[.$W13];[.$AC13];[.$AI13];[.$AO13];[.$AU13];[.$BA13];[.$BG13];[.$BM13];[.$BS13])" office:value-type="float"/>
          <table:table-cell table:formula="of:=MEDIAN([.$F13];[.$L13];[.$R13];[.$X13];[.$AD13];[.$AJ13];[.$AP13];[.$AV13];[.$BB13];[.$BH13];[.$BN13];[.$BT13])" office:value-type="float"/>
          <table:table-cell table:formula="of:=MEDIAN([.$G13];[.$M13];[.$S13];[.$Y13];[.$AE13];[.$AK13];[.$AQ13];[.$AW13];[.$BC13];[.$BI13];[.$BO13];[.$BU13])" office:value-type="float"/>
          <table:table-cell table:formula="of:=MAX([.$B13];[.$H13];[.$N13];[.$T13];[.$Z13];[.$AF13];[.$AL13];[.$AR13];[.$AX13];[.$BD13];[.$BJ13];[.$BP13])" office:value-type="float"/>
          <table:table-cell table:formula="of:=MAX([.$C13];[.$I13];[.$O13];[.$U13];[.$AA13];[.$AG13];[.$AM13];[.$AS13];[.$AY13];[.$BE13];[.$BK13];[.$BQ13])" office:value-type="float"/>
          <table:table-cell table:formula="of:=MAX([.$D13];[.$J13];[.$P13];[.$V13];[.$AB13];[.$AH13];[.$AN13];[.$AT13];[.$AZ13];[.$BF13];[.$BL13];[.$BR13])" office:value-type="float"/>
          <table:table-cell table:formula="of:=MAX([.$E13];[.$K13];[.$Q13];[.$W13];[.$AC13];[.$AI13];[.$AO13];[.$AU13];[.$BA13];[.$BG13];[.$BM13];[.$BS13])" office:value-type="float"/>
          <table:table-cell table:formula="of:=MAX([.$F13];[.$L13];[.$R13];[.$X13];[.$AD13];[.$AJ13];[.$AP13];[.$AV13];[.$BB13];[.$BH13];[.$BN13];[.$BT13])" office:value-type="float"/>
          <table:table-cell table:formula="of:=MAX([.$G13];[.$M13];[.$S13];[.$Y13];[.$AE13];[.$AK13];[.$AQ13];[.$AW13];[.$BC13];[.$BI13];[.$BO13];[.$BU13])" office:value-type="float"/>
        </table:table-row>
        <table:table-row table:style-name="ro1">
          <table:table-cell office:value-type="string">
            <text:p>HanoiTower/0039-hanoi_tower-80-0.asp</text:p>
          </table:table-cell>
          <table:table-cell office:value-type="float" office:value="85.32"/>
          <table:table-cell office:value-type="float" office:value="84.359"/>
          <table:table-cell office:value-type="float" office:value="1071549.0"/>
          <table:table-cell office:value-type="float" office:value="762362.0"/>
          <table:table-cell office:value-type="float" office:value="68.0"/>
          <table:table-cell office:value-type="float" office:value="0.0"/>
          <table:table-cell office:value-type="float" office:value="365.81"/>
          <table:table-cell office:value-type="float" office:value="364.998"/>
          <table:table-cell office:value-type="float" office:value="4259609.0"/>
          <table:table-cell office:value-type="float" office:value="3044400.0"/>
          <table:table-cell office:value-type="float" office:value="79.0"/>
          <table:table-cell office:value-type="float" office:value="0.0"/>
          <table:table-cell office:value-type="float" office:value="311.12"/>
          <table:table-cell office:value-type="float" office:value="310.126"/>
          <table:table-cell office:value-type="float" office:value="3107012.0"/>
          <table:table-cell office:value-type="float" office:value="2315626.0"/>
          <table:table-cell office:value-type="float" office:value="94.0"/>
          <table:table-cell office:value-type="float" office:value="1000.0"/>
          <table:table-cell office:value-type="float" office:value="105.83"/>
          <table:table-cell office:value-type="float" office:value="104.613"/>
          <table:table-cell office:value-type="float" office:value="1127928.0"/>
          <table:table-cell office:value-type="float" office:value="809013.0"/>
          <table:table-cell office:value-type="float" office:value="89.0"/>
          <table:table-cell office:value-type="float" office:value="1000.0"/>
          <table:table-cell office:value-type="float" office:value="367.6"/>
          <table:table-cell office:value-type="float" office:value="366.129"/>
          <table:table-cell office:value-type="float" office:value="3152557.0"/>
          <table:table-cell office:value-type="float" office:value="2368717.0"/>
          <table:table-cell office:value-type="float" office:value="109.0"/>
          <table:table-cell office:value-type="float" office:value="1500.0"/>
          <table:table-cell office:value-type="float" office:value="351.22"/>
          <table:table-cell office:value-type="float" office:value="349.763"/>
          <table:table-cell office:value-type="float" office:value="3435031.0"/>
          <table:table-cell office:value-type="float" office:value="2538178.0"/>
          <table:table-cell office:value-type="float" office:value="110.0"/>
          <table:table-cell office:value-type="float" office:value="1500.0"/>
          <table:table-cell office:value-type="float" office:value="203.28"/>
          <table:table-cell office:value-type="float" office:value="202.582"/>
          <table:table-cell office:value-type="float" office:value="2002553.0"/>
          <table:table-cell office:value-type="float" office:value="1488682.0"/>
          <table:table-cell office:value-type="float" office:value="73.0"/>
          <table:table-cell office:value-type="float" office:value="500.0"/>
          <table:table-cell office:value-type="float" office:value="576.85"/>
          <table:table-cell office:value-type="float" office:value="576.04"/>
          <table:table-cell office:value-type="float" office:value="5600107.0"/>
          <table:table-cell office:value-type="float" office:value="4066476.0"/>
          <table:table-cell office:value-type="float" office:value="84.0"/>
          <table:table-cell office:value-type="float" office:value="500.0"/>
          <table:table-cell office:value-type="float" office:value="76.17"/>
          <table:table-cell office:value-type="float" office:value="74.582"/>
          <table:table-cell office:value-type="float" office:value="827221.0"/>
          <table:table-cell office:value-type="float" office:value="586183.0"/>
          <table:table-cell office:value-type="float" office:value="56.0"/>
          <table:table-cell office:value-type="float" office:value="378.0"/>
          <table:table-cell office:value-type="float" office:value="370.48"/>
          <table:table-cell office:value-type="float" office:value="368.814"/>
          <table:table-cell office:value-type="float" office:value="3721361.0"/>
          <table:table-cell office:value-type="float" office:value="2824893.0"/>
          <table:table-cell office:value-type="float" office:value="63.0"/>
          <table:table-cell office:value-type="float" office:value="430.0"/>
          <table:table-cell office:value-type="float" office:value="113.2"/>
          <table:table-cell office:value-type="float" office:value="111.399"/>
          <table:table-cell office:value-type="float" office:value="1124461.0"/>
          <table:table-cell office:value-type="float" office:value="850189.0"/>
          <table:table-cell office:value-type="float" office:value="77.0"/>
          <table:table-cell office:value-type="float" office:value="1000.0"/>
          <table:table-cell office:value-type="float" office:value="163.09"/>
          <table:table-cell office:value-type="float" office:value="161.391"/>
          <table:table-cell office:value-type="float" office:value="1738011.0"/>
          <table:table-cell office:value-type="float" office:value="1274281.0"/>
          <table:table-cell office:value-type="float" office:value="78.0"/>
          <table:table-cell office:value-type="float" office:value="1000.0"/>
          <table:table-cell table:formula="of:=MIN([.$B14];[.$H14];[.$N14];[.$T14];[.$Z14];[.$AF14];[.$AL14];[.$AR14];[.$AX14];[.$BD14];[.$BJ14];[.$BP14])" office:value-type="float"/>
          <table:table-cell table:formula="of:=MIN([.$C14];[.$I14];[.$O14];[.$U14];[.$AA14];[.$AG14];[.$AM14];[.$AS14];[.$AY14];[.$BE14];[.$BK14];[.$BQ14])" office:value-type="float"/>
          <table:table-cell table:formula="of:=MIN([.$D14];[.$J14];[.$P14];[.$V14];[.$AB14];[.$AH14];[.$AN14];[.$AT14];[.$AZ14];[.$BF14];[.$BL14];[.$BR14])" office:value-type="float"/>
          <table:table-cell table:formula="of:=MIN([.$E14];[.$K14];[.$Q14];[.$W14];[.$AC14];[.$AI14];[.$AO14];[.$AU14];[.$BA14];[.$BG14];[.$BM14];[.$BS14])" office:value-type="float"/>
          <table:table-cell table:formula="of:=MIN([.$F14];[.$L14];[.$R14];[.$X14];[.$AD14];[.$AJ14];[.$AP14];[.$AV14];[.$BB14];[.$BH14];[.$BN14];[.$BT14])" office:value-type="float"/>
          <table:table-cell table:formula="of:=MIN([.$G14];[.$M14];[.$S14];[.$Y14];[.$AE14];[.$AK14];[.$AQ14];[.$AW14];[.$BC14];[.$BI14];[.$BO14];[.$BU14])" office:value-type="float"/>
          <table:table-cell table:formula="of:=MEDIAN([.$B14];[.$H14];[.$N14];[.$T14];[.$Z14];[.$AF14];[.$AL14];[.$AR14];[.$AX14];[.$BD14];[.$BJ14];[.$BP14])" office:value-type="float"/>
          <table:table-cell table:formula="of:=MEDIAN([.$C14];[.$I14];[.$O14];[.$U14];[.$AA14];[.$AG14];[.$AM14];[.$AS14];[.$AY14];[.$BE14];[.$BK14];[.$BQ14])" office:value-type="float"/>
          <table:table-cell table:formula="of:=MEDIAN([.$D14];[.$J14];[.$P14];[.$V14];[.$AB14];[.$AH14];[.$AN14];[.$AT14];[.$AZ14];[.$BF14];[.$BL14];[.$BR14])" office:value-type="float"/>
          <table:table-cell table:formula="of:=MEDIAN([.$E14];[.$K14];[.$Q14];[.$W14];[.$AC14];[.$AI14];[.$AO14];[.$AU14];[.$BA14];[.$BG14];[.$BM14];[.$BS14])" office:value-type="float"/>
          <table:table-cell table:formula="of:=MEDIAN([.$F14];[.$L14];[.$R14];[.$X14];[.$AD14];[.$AJ14];[.$AP14];[.$AV14];[.$BB14];[.$BH14];[.$BN14];[.$BT14])" office:value-type="float"/>
          <table:table-cell table:formula="of:=MEDIAN([.$G14];[.$M14];[.$S14];[.$Y14];[.$AE14];[.$AK14];[.$AQ14];[.$AW14];[.$BC14];[.$BI14];[.$BO14];[.$BU14])" office:value-type="float"/>
          <table:table-cell table:formula="of:=MAX([.$B14];[.$H14];[.$N14];[.$T14];[.$Z14];[.$AF14];[.$AL14];[.$AR14];[.$AX14];[.$BD14];[.$BJ14];[.$BP14])" office:value-type="float"/>
          <table:table-cell table:formula="of:=MAX([.$C14];[.$I14];[.$O14];[.$U14];[.$AA14];[.$AG14];[.$AM14];[.$AS14];[.$AY14];[.$BE14];[.$BK14];[.$BQ14])" office:value-type="float"/>
          <table:table-cell table:formula="of:=MAX([.$D14];[.$J14];[.$P14];[.$V14];[.$AB14];[.$AH14];[.$AN14];[.$AT14];[.$AZ14];[.$BF14];[.$BL14];[.$BR14])" office:value-type="float"/>
          <table:table-cell table:formula="of:=MAX([.$E14];[.$K14];[.$Q14];[.$W14];[.$AC14];[.$AI14];[.$AO14];[.$AU14];[.$BA14];[.$BG14];[.$BM14];[.$BS14])" office:value-type="float"/>
          <table:table-cell table:formula="of:=MAX([.$F14];[.$L14];[.$R14];[.$X14];[.$AD14];[.$AJ14];[.$AP14];[.$AV14];[.$BB14];[.$BH14];[.$BN14];[.$BT14])" office:value-type="float"/>
          <table:table-cell table:formula="of:=MAX([.$G14];[.$M14];[.$S14];[.$Y14];[.$AE14];[.$AK14];[.$AQ14];[.$AW14];[.$BC14];[.$BI14];[.$BO14];[.$BU14])" office:value-type="float"/>
        </table:table-row>
        <table:table-row table:style-name="ro1">
          <table:table-cell office:value-type="string">
            <text:p>HanoiTower/0040-hanoi_tower-80-0.asp</text:p>
          </table:table-cell>
          <table:table-cell office:value-type="float" office:value="241.54"/>
          <table:table-cell office:value-type="float" office:value="240.608"/>
          <table:table-cell office:value-type="float" office:value="2825203.0"/>
          <table:table-cell office:value-type="float" office:value="2130635.0"/>
          <table:table-cell office:value-type="float" office:value="74.0"/>
          <table:table-cell office:value-type="float" office:value="0.0"/>
          <table:table-cell office:value-type="float" office:value="555.94"/>
          <table:table-cell office:value-type="float" office:value="554.867"/>
          <table:table-cell office:value-type="float" office:value="5857532.0"/>
          <table:table-cell office:value-type="float" office:value="4344535.0"/>
          <table:table-cell office:value-type="float" office:value="89.0"/>
          <table:table-cell office:value-type="float" office:value="0.0"/>
          <table:table-cell office:value-type="float" office:value="88.1"/>
          <table:table-cell office:value-type="float" office:value="86.833"/>
          <table:table-cell office:value-type="float" office:value="944702.0"/>
          <table:table-cell office:value-type="float" office:value="693835.0"/>
          <table:table-cell office:value-type="float" office:value="86.0"/>
          <table:table-cell office:value-type="float" office:value="1000.0"/>
          <table:table-cell office:value-type="float" office:value="458.44"/>
          <table:table-cell office:value-type="float" office:value="457.119"/>
          <table:table-cell office:value-type="float" office:value="4502734.0"/>
          <table:table-cell office:value-type="float" office:value="3383013.0"/>
          <table:table-cell office:value-type="float" office:value="101.0"/>
          <table:table-cell office:value-type="float" office:value="1000.0"/>
          <table:table-cell office:value-type="float" office:value="120.04"/>
          <table:table-cell office:value-type="float" office:value="118.66"/>
          <table:table-cell office:value-type="float" office:value="1112500.0"/>
          <table:table-cell office:value-type="float" office:value="813000.0"/>
          <table:table-cell office:value-type="float" office:value="98.0"/>
          <table:table-cell office:value-type="float" office:value="1500.0"/>
          <table:table-cell office:value-type="float" office:value="129.53"/>
          <table:table-cell office:value-type="float" office:value="128.068"/>
          <table:table-cell office:value-type="float" office:value="1213582.0"/>
          <table:table-cell office:value-type="float" office:value="917171.0"/>
          <table:table-cell office:value-type="float" office:value="97.0"/>
          <table:table-cell office:value-type="float" office:value="1500.0"/>
          <table:table-cell office:value-type="float" office:value="218.0"/>
          <table:table-cell office:value-type="float" office:value="217.29"/>
          <table:table-cell office:value-type="float" office:value="2377445.0"/>
          <table:table-cell office:value-type="float" office:value="1748217.0"/>
          <table:table-cell office:value-type="float" office:value="77.0"/>
          <table:table-cell office:value-type="float" office:value="500.0"/>
          <table:table-cell office:value-type="float" office:value="372.79"/>
          <table:table-cell office:value-type="float" office:value="372.024"/>
          <table:table-cell office:value-type="float" office:value="3884973.0"/>
          <table:table-cell office:value-type="float" office:value="2871553.0"/>
          <table:table-cell office:value-type="float" office:value="86.0"/>
          <table:table-cell office:value-type="float" office:value="500.0"/>
          <table:table-cell office:value-type="float" office:value="253.07"/>
          <table:table-cell office:value-type="float" office:value="251.435"/>
          <table:table-cell office:value-type="float" office:value="2632783.0"/>
          <table:table-cell office:value-type="float" office:value="2063517.0"/>
          <table:table-cell office:value-type="float" office:value="63.0"/>
          <table:table-cell office:value-type="float" office:value="323.0"/>
          <table:table-cell office:value-type="float" office:value="374.32"/>
          <table:table-cell office:value-type="float" office:value="372.531"/>
          <table:table-cell office:value-type="float" office:value="3457873.0"/>
          <table:table-cell office:value-type="float" office:value="2724509.0"/>
          <table:table-cell office:value-type="float" office:value="64.0"/>
          <table:table-cell office:value-type="float" office:value="351.0"/>
          <table:table-cell office:value-type="float" office:value="166.84"/>
          <table:table-cell office:value-type="float" office:value="165.055"/>
          <table:table-cell office:value-type="float" office:value="1541980.0"/>
          <table:table-cell office:value-type="float" office:value="1155784.0"/>
          <table:table-cell office:value-type="float" office:value="80.0"/>
          <table:table-cell office:value-type="float" office:value="1000.0"/>
          <table:table-cell office:value-type="float" office:value="191.86"/>
          <table:table-cell office:value-type="float" office:value="190.328"/>
          <table:table-cell office:value-type="float" office:value="1883900.0"/>
          <table:table-cell office:value-type="float" office:value="1407734.0"/>
          <table:table-cell office:value-type="float" office:value="81.0"/>
          <table:table-cell office:value-type="float" office:value="1000.0"/>
          <table:table-cell table:formula="of:=MIN([.$B15];[.$H15];[.$N15];[.$T15];[.$Z15];[.$AF15];[.$AL15];[.$AR15];[.$AX15];[.$BD15];[.$BJ15];[.$BP15])" office:value-type="float"/>
          <table:table-cell table:formula="of:=MIN([.$C15];[.$I15];[.$O15];[.$U15];[.$AA15];[.$AG15];[.$AM15];[.$AS15];[.$AY15];[.$BE15];[.$BK15];[.$BQ15])" office:value-type="float"/>
          <table:table-cell table:formula="of:=MIN([.$D15];[.$J15];[.$P15];[.$V15];[.$AB15];[.$AH15];[.$AN15];[.$AT15];[.$AZ15];[.$BF15];[.$BL15];[.$BR15])" office:value-type="float"/>
          <table:table-cell table:formula="of:=MIN([.$E15];[.$K15];[.$Q15];[.$W15];[.$AC15];[.$AI15];[.$AO15];[.$AU15];[.$BA15];[.$BG15];[.$BM15];[.$BS15])" office:value-type="float"/>
          <table:table-cell table:formula="of:=MIN([.$F15];[.$L15];[.$R15];[.$X15];[.$AD15];[.$AJ15];[.$AP15];[.$AV15];[.$BB15];[.$BH15];[.$BN15];[.$BT15])" office:value-type="float"/>
          <table:table-cell table:formula="of:=MIN([.$G15];[.$M15];[.$S15];[.$Y15];[.$AE15];[.$AK15];[.$AQ15];[.$AW15];[.$BC15];[.$BI15];[.$BO15];[.$BU15])" office:value-type="float"/>
          <table:table-cell table:formula="of:=MEDIAN([.$B15];[.$H15];[.$N15];[.$T15];[.$Z15];[.$AF15];[.$AL15];[.$AR15];[.$AX15];[.$BD15];[.$BJ15];[.$BP15])" office:value-type="float"/>
          <table:table-cell table:formula="of:=MEDIAN([.$C15];[.$I15];[.$O15];[.$U15];[.$AA15];[.$AG15];[.$AM15];[.$AS15];[.$AY15];[.$BE15];[.$BK15];[.$BQ15])" office:value-type="float"/>
          <table:table-cell table:formula="of:=MEDIAN([.$D15];[.$J15];[.$P15];[.$V15];[.$AB15];[.$AH15];[.$AN15];[.$AT15];[.$AZ15];[.$BF15];[.$BL15];[.$BR15])" office:value-type="float"/>
          <table:table-cell table:formula="of:=MEDIAN([.$E15];[.$K15];[.$Q15];[.$W15];[.$AC15];[.$AI15];[.$AO15];[.$AU15];[.$BA15];[.$BG15];[.$BM15];[.$BS15])" office:value-type="float"/>
          <table:table-cell table:formula="of:=MEDIAN([.$F15];[.$L15];[.$R15];[.$X15];[.$AD15];[.$AJ15];[.$AP15];[.$AV15];[.$BB15];[.$BH15];[.$BN15];[.$BT15])" office:value-type="float"/>
          <table:table-cell table:formula="of:=MEDIAN([.$G15];[.$M15];[.$S15];[.$Y15];[.$AE15];[.$AK15];[.$AQ15];[.$AW15];[.$BC15];[.$BI15];[.$BO15];[.$BU15])" office:value-type="float"/>
          <table:table-cell table:formula="of:=MAX([.$B15];[.$H15];[.$N15];[.$T15];[.$Z15];[.$AF15];[.$AL15];[.$AR15];[.$AX15];[.$BD15];[.$BJ15];[.$BP15])" office:value-type="float"/>
          <table:table-cell table:formula="of:=MAX([.$C15];[.$I15];[.$O15];[.$U15];[.$AA15];[.$AG15];[.$AM15];[.$AS15];[.$AY15];[.$BE15];[.$BK15];[.$BQ15])" office:value-type="float"/>
          <table:table-cell table:formula="of:=MAX([.$D15];[.$J15];[.$P15];[.$V15];[.$AB15];[.$AH15];[.$AN15];[.$AT15];[.$AZ15];[.$BF15];[.$BL15];[.$BR15])" office:value-type="float"/>
          <table:table-cell table:formula="of:=MAX([.$E15];[.$K15];[.$Q15];[.$W15];[.$AC15];[.$AI15];[.$AO15];[.$AU15];[.$BA15];[.$BG15];[.$BM15];[.$BS15])" office:value-type="float"/>
          <table:table-cell table:formula="of:=MAX([.$F15];[.$L15];[.$R15];[.$X15];[.$AD15];[.$AJ15];[.$AP15];[.$AV15];[.$BB15];[.$BH15];[.$BN15];[.$BT15])" office:value-type="float"/>
          <table:table-cell table:formula="of:=MAX([.$G15];[.$M15];[.$S15];[.$Y15];[.$AE15];[.$AK15];[.$AQ15];[.$AW15];[.$BC15];[.$BI15];[.$BO15];[.$BU15])" office:value-type="float"/>
        </table:table-row>
        <table:table-row table:style-name="ro1">
          <table:table-cell office:value-type="string">
            <text:p>HanoiTower/0046-hanoi_tower-100-0.asp</text:p>
          </table:table-cell>
          <table:table-cell office:value-type="float" office:value="900.0"/>
          <table:table-cell office:value-type="float" office:value="900.0"/>
          <table:table-cell office:value-type="float" office:value="8665929.0"/>
          <table:table-cell office:value-type="float" office:value="6803599.0"/>
          <table:table-cell office:value-type="float" office:value="95.0"/>
          <table:table-cell office:value-type="float" office:value="0.0"/>
          <table:table-cell office:value-type="float" office:value="344.04"/>
          <table:table-cell office:value-type="float" office:value="343.123"/>
          <table:table-cell office:value-type="float" office:value="3575561.0"/>
          <table:table-cell office:value-type="float" office:value="2716088.0"/>
          <table:table-cell office:value-type="float" office:value="71.0"/>
          <table:table-cell office:value-type="float" office:value="0.0"/>
          <table:table-cell office:value-type="float" office:value="582.65"/>
          <table:table-cell office:value-type="float" office:value="581.126"/>
          <table:table-cell office:value-type="float" office:value="5760354.0"/>
          <table:table-cell office:value-type="float" office:value="4436082.0"/>
          <table:table-cell office:value-type="float" office:value="105.0"/>
          <table:table-cell office:value-type="float" office:value="1000.0"/>
          <table:table-cell office:value-type="float" office:value="199.47"/>
          <table:table-cell office:value-type="float" office:value="198.252"/>
          <table:table-cell office:value-type="float" office:value="2091099.0"/>
          <table:table-cell office:value-type="float" office:value="1560712.0"/>
          <table:table-cell office:value-type="float" office:value="88.0"/>
          <table:table-cell office:value-type="float" office:value="1000.0"/>
          <table:table-cell office:value-type="float" office:value="492.33"/>
          <table:table-cell office:value-type="float" office:value="490.908"/>
          <table:table-cell office:value-type="float" office:value="4588425.0"/>
          <table:table-cell office:value-type="float" office:value="3506536.0"/>
          <table:table-cell office:value-type="float" office:value="108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8235178.0"/>
          <table:table-cell office:value-type="float" office:value="6211252.0"/>
          <table:table-cell office:value-type="float" office:value="126.0"/>
          <table:table-cell office:value-type="float" office:value="0.0"/>
          <table:table-cell office:value-type="float" office:value="373.29"/>
          <table:table-cell office:value-type="float" office:value="372.606"/>
          <table:table-cell office:value-type="float" office:value="3840617.0"/>
          <table:table-cell office:value-type="float" office:value="2910297.0"/>
          <table:table-cell office:value-type="float" office:value="75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8439128.0"/>
          <table:table-cell office:value-type="float" office:value="6464600.0"/>
          <table:table-cell office:value-type="float" office:value="94.0"/>
          <table:table-cell office:value-type="float" office:value="0.0"/>
          <table:table-cell office:value-type="float" office:value="520.66"/>
          <table:table-cell office:value-type="float" office:value="519.258"/>
          <table:table-cell office:value-type="float" office:value="4747362.0"/>
          <table:table-cell office:value-type="float" office:value="3638116.0"/>
          <table:table-cell office:value-type="float" office:value="77.0"/>
          <table:table-cell office:value-type="float" office:value="372.0"/>
          <table:table-cell office:value-type="float" office:value="900.0"/>
          <table:table-cell office:value-type="float" office:value="900.0"/>
          <table:table-cell office:value-type="float" office:value="8595780.0"/>
          <table:table-cell office:value-type="float" office:value="6569632.0"/>
          <table:table-cell office:value-type="float" office:value="88.0"/>
          <table:table-cell office:value-type="float" office:value="0.0"/>
          <table:table-cell office:value-type="float" office:value="629.54"/>
          <table:table-cell office:value-type="float" office:value="627.717"/>
          <table:table-cell office:value-type="float" office:value="5939263.0"/>
          <table:table-cell office:value-type="float" office:value="4594835.0"/>
          <table:table-cell office:value-type="float" office:value="98.0"/>
          <table:table-cell office:value-type="float" office:value="1000.0"/>
          <table:table-cell office:value-type="float" office:value="588.13"/>
          <table:table-cell office:value-type="float" office:value="586.705"/>
          <table:table-cell office:value-type="float" office:value="5441933.0"/>
          <table:table-cell office:value-type="float" office:value="4155437.0"/>
          <table:table-cell office:value-type="float" office:value="99.0"/>
          <table:table-cell office:value-type="float" office:value="1000.0"/>
          <table:table-cell table:formula="of:=MIN([.$B16];[.$H16];[.$N16];[.$T16];[.$Z16];[.$AF16];[.$AL16];[.$AR16];[.$AX16];[.$BD16];[.$BJ16];[.$BP16])" office:value-type="float"/>
          <table:table-cell table:formula="of:=MIN([.$C16];[.$I16];[.$O16];[.$U16];[.$AA16];[.$AG16];[.$AM16];[.$AS16];[.$AY16];[.$BE16];[.$BK16];[.$BQ16])" office:value-type="float"/>
          <table:table-cell table:formula="of:=MIN([.$D16];[.$J16];[.$P16];[.$V16];[.$AB16];[.$AH16];[.$AN16];[.$AT16];[.$AZ16];[.$BF16];[.$BL16];[.$BR16])" office:value-type="float"/>
          <table:table-cell table:formula="of:=MIN([.$E16];[.$K16];[.$Q16];[.$W16];[.$AC16];[.$AI16];[.$AO16];[.$AU16];[.$BA16];[.$BG16];[.$BM16];[.$BS16])" office:value-type="float"/>
          <table:table-cell table:formula="of:=MIN([.$F16];[.$L16];[.$R16];[.$X16];[.$AD16];[.$AJ16];[.$AP16];[.$AV16];[.$BB16];[.$BH16];[.$BN16];[.$BT16])" office:value-type="float"/>
          <table:table-cell table:formula="of:=MIN([.$G16];[.$M16];[.$S16];[.$Y16];[.$AE16];[.$AK16];[.$AQ16];[.$AW16];[.$BC16];[.$BI16];[.$BO16];[.$BU16])" office:value-type="float"/>
          <table:table-cell table:formula="of:=MEDIAN([.$B16];[.$H16];[.$N16];[.$T16];[.$Z16];[.$AF16];[.$AL16];[.$AR16];[.$AX16];[.$BD16];[.$BJ16];[.$BP16])" office:value-type="float"/>
          <table:table-cell table:formula="of:=MEDIAN([.$C16];[.$I16];[.$O16];[.$U16];[.$AA16];[.$AG16];[.$AM16];[.$AS16];[.$AY16];[.$BE16];[.$BK16];[.$BQ16])" office:value-type="float"/>
          <table:table-cell table:formula="of:=MEDIAN([.$D16];[.$J16];[.$P16];[.$V16];[.$AB16];[.$AH16];[.$AN16];[.$AT16];[.$AZ16];[.$BF16];[.$BL16];[.$BR16])" office:value-type="float"/>
          <table:table-cell table:formula="of:=MEDIAN([.$E16];[.$K16];[.$Q16];[.$W16];[.$AC16];[.$AI16];[.$AO16];[.$AU16];[.$BA16];[.$BG16];[.$BM16];[.$BS16])" office:value-type="float"/>
          <table:table-cell table:formula="of:=MEDIAN([.$F16];[.$L16];[.$R16];[.$X16];[.$AD16];[.$AJ16];[.$AP16];[.$AV16];[.$BB16];[.$BH16];[.$BN16];[.$BT16])" office:value-type="float"/>
          <table:table-cell table:formula="of:=MEDIAN([.$G16];[.$M16];[.$S16];[.$Y16];[.$AE16];[.$AK16];[.$AQ16];[.$AW16];[.$BC16];[.$BI16];[.$BO16];[.$BU16])" office:value-type="float"/>
          <table:table-cell table:formula="of:=MAX([.$B16];[.$H16];[.$N16];[.$T16];[.$Z16];[.$AF16];[.$AL16];[.$AR16];[.$AX16];[.$BD16];[.$BJ16];[.$BP16])" office:value-type="float"/>
          <table:table-cell table:formula="of:=MAX([.$C16];[.$I16];[.$O16];[.$U16];[.$AA16];[.$AG16];[.$AM16];[.$AS16];[.$AY16];[.$BE16];[.$BK16];[.$BQ16])" office:value-type="float"/>
          <table:table-cell table:formula="of:=MAX([.$D16];[.$J16];[.$P16];[.$V16];[.$AB16];[.$AH16];[.$AN16];[.$AT16];[.$AZ16];[.$BF16];[.$BL16];[.$BR16])" office:value-type="float"/>
          <table:table-cell table:formula="of:=MAX([.$E16];[.$K16];[.$Q16];[.$W16];[.$AC16];[.$AI16];[.$AO16];[.$AU16];[.$BA16];[.$BG16];[.$BM16];[.$BS16])" office:value-type="float"/>
          <table:table-cell table:formula="of:=MAX([.$F16];[.$L16];[.$R16];[.$X16];[.$AD16];[.$AJ16];[.$AP16];[.$AV16];[.$BB16];[.$BH16];[.$BN16];[.$BT16])" office:value-type="float"/>
          <table:table-cell table:formula="of:=MAX([.$G16];[.$M16];[.$S16];[.$Y16];[.$AE16];[.$AK16];[.$AQ16];[.$AW16];[.$BC16];[.$BI16];[.$BO16];[.$BU16])" office:value-type="float"/>
        </table:table-row>
        <table:table-row table:style-name="ro1">
          <table:table-cell office:value-type="string">
            <text:p>HanoiTower/0047-hanoi_tower-120-0.asp</text:p>
          </table:table-cell>
          <table:table-cell office:value-type="float" office:value="121.63"/>
          <table:table-cell office:value-type="float" office:value="121.158"/>
          <table:table-cell office:value-type="float" office:value="1584754.0"/>
          <table:table-cell office:value-type="float" office:value="1189772.0"/>
          <table:table-cell office:value-type="float" office:value="55.0"/>
          <table:table-cell office:value-type="float" office:value="0.0"/>
          <table:table-cell office:value-type="float" office:value="28.72"/>
          <table:table-cell office:value-type="float" office:value="28.083"/>
          <table:table-cell office:value-type="float" office:value="393388.0"/>
          <table:table-cell office:value-type="float" office:value="285725.0"/>
          <table:table-cell office:value-type="float" office:value="51.0"/>
          <table:table-cell office:value-type="float" office:value="0.0"/>
          <table:table-cell office:value-type="float" office:value="44.91"/>
          <table:table-cell office:value-type="float" office:value="44.107"/>
          <table:table-cell office:value-type="float" office:value="481533.0"/>
          <table:table-cell office:value-type="float" office:value="383087.0"/>
          <table:table-cell office:value-type="float" office:value="70.0"/>
          <table:table-cell office:value-type="float" office:value="855.0"/>
          <table:table-cell office:value-type="float" office:value="37.39"/>
          <table:table-cell office:value-type="float" office:value="36.725"/>
          <table:table-cell office:value-type="float" office:value="389236.0"/>
          <table:table-cell office:value-type="float" office:value="299314.0"/>
          <table:table-cell office:value-type="float" office:value="68.0"/>
          <table:table-cell office:value-type="float" office:value="807.0"/>
          <table:table-cell office:value-type="float" office:value="28.65"/>
          <table:table-cell office:value-type="float" office:value="28.071"/>
          <table:table-cell office:value-type="float" office:value="308177.0"/>
          <table:table-cell office:value-type="float" office:value="242700.0"/>
          <table:table-cell office:value-type="float" office:value="64.0"/>
          <table:table-cell office:value-type="float" office:value="727.0"/>
          <table:table-cell office:value-type="float" office:value="58.3"/>
          <table:table-cell office:value-type="float" office:value="57.731"/>
          <table:table-cell office:value-type="float" office:value="637054.0"/>
          <table:table-cell office:value-type="float" office:value="489816.0"/>
          <table:table-cell office:value-type="float" office:value="63.0"/>
          <table:table-cell office:value-type="float" office:value="699.0"/>
          <table:table-cell office:value-type="float" office:value="34.28"/>
          <table:table-cell office:value-type="float" office:value="33.663"/>
          <table:table-cell office:value-type="float" office:value="379615.0"/>
          <table:table-cell office:value-type="float" office:value="294314.0"/>
          <table:table-cell office:value-type="float" office:value="53.0"/>
          <table:table-cell office:value-type="float" office:value="500.0"/>
          <table:table-cell office:value-type="float" office:value="29.2"/>
          <table:table-cell office:value-type="float" office:value="28.704"/>
          <table:table-cell office:value-type="float" office:value="353720.0"/>
          <table:table-cell office:value-type="float" office:value="273093.0"/>
          <table:table-cell office:value-type="float" office:value="57.0"/>
          <table:table-cell office:value-type="float" office:value="500.0"/>
          <table:table-cell office:value-type="float" office:value="7.22"/>
          <table:table-cell office:value-type="float" office:value="6.745"/>
          <table:table-cell office:value-type="float" office:value="77914.0"/>
          <table:table-cell office:value-type="float" office:value="58729.0"/>
          <table:table-cell office:value-type="float" office:value="41.0"/>
          <table:table-cell office:value-type="float" office:value="193.0"/>
          <table:table-cell office:value-type="float" office:value="40.53"/>
          <table:table-cell office:value-type="float" office:value="39.917"/>
          <table:table-cell office:value-type="float" office:value="508037.0"/>
          <table:table-cell office:value-type="float" office:value="383795.0"/>
          <table:table-cell office:value-type="float" office:value="47.0"/>
          <table:table-cell office:value-type="float" office:value="154.0"/>
          <table:table-cell office:value-type="float" office:value="13.44"/>
          <table:table-cell office:value-type="float" office:value="12.907"/>
          <table:table-cell office:value-type="float" office:value="145951.0"/>
          <table:table-cell office:value-type="float" office:value="113885.0"/>
          <table:table-cell office:value-type="float" office:value="51.0"/>
          <table:table-cell office:value-type="float" office:value="554.0"/>
          <table:table-cell office:value-type="float" office:value="55.99"/>
          <table:table-cell office:value-type="float" office:value="55.356"/>
          <table:table-cell office:value-type="float" office:value="662099.0"/>
          <table:table-cell office:value-type="float" office:value="499499.0"/>
          <table:table-cell office:value-type="float" office:value="52.0"/>
          <table:table-cell office:value-type="float" office:value="474.0"/>
          <table:table-cell table:formula="of:=MIN([.$B17];[.$H17];[.$N17];[.$T17];[.$Z17];[.$AF17];[.$AL17];[.$AR17];[.$AX17];[.$BD17];[.$BJ17];[.$BP17])" office:value-type="float"/>
          <table:table-cell table:formula="of:=MIN([.$C17];[.$I17];[.$O17];[.$U17];[.$AA17];[.$AG17];[.$AM17];[.$AS17];[.$AY17];[.$BE17];[.$BK17];[.$BQ17])" office:value-type="float"/>
          <table:table-cell table:formula="of:=MIN([.$D17];[.$J17];[.$P17];[.$V17];[.$AB17];[.$AH17];[.$AN17];[.$AT17];[.$AZ17];[.$BF17];[.$BL17];[.$BR17])" office:value-type="float"/>
          <table:table-cell table:formula="of:=MIN([.$E17];[.$K17];[.$Q17];[.$W17];[.$AC17];[.$AI17];[.$AO17];[.$AU17];[.$BA17];[.$BG17];[.$BM17];[.$BS17])" office:value-type="float"/>
          <table:table-cell table:formula="of:=MIN([.$F17];[.$L17];[.$R17];[.$X17];[.$AD17];[.$AJ17];[.$AP17];[.$AV17];[.$BB17];[.$BH17];[.$BN17];[.$BT17])" office:value-type="float"/>
          <table:table-cell table:formula="of:=MIN([.$G17];[.$M17];[.$S17];[.$Y17];[.$AE17];[.$AK17];[.$AQ17];[.$AW17];[.$BC17];[.$BI17];[.$BO17];[.$BU17])" office:value-type="float"/>
          <table:table-cell table:formula="of:=MEDIAN([.$B17];[.$H17];[.$N17];[.$T17];[.$Z17];[.$AF17];[.$AL17];[.$AR17];[.$AX17];[.$BD17];[.$BJ17];[.$BP17])" office:value-type="float"/>
          <table:table-cell table:formula="of:=MEDIAN([.$C17];[.$I17];[.$O17];[.$U17];[.$AA17];[.$AG17];[.$AM17];[.$AS17];[.$AY17];[.$BE17];[.$BK17];[.$BQ17])" office:value-type="float"/>
          <table:table-cell table:formula="of:=MEDIAN([.$D17];[.$J17];[.$P17];[.$V17];[.$AB17];[.$AH17];[.$AN17];[.$AT17];[.$AZ17];[.$BF17];[.$BL17];[.$BR17])" office:value-type="float"/>
          <table:table-cell table:formula="of:=MEDIAN([.$E17];[.$K17];[.$Q17];[.$W17];[.$AC17];[.$AI17];[.$AO17];[.$AU17];[.$BA17];[.$BG17];[.$BM17];[.$BS17])" office:value-type="float"/>
          <table:table-cell table:formula="of:=MEDIAN([.$F17];[.$L17];[.$R17];[.$X17];[.$AD17];[.$AJ17];[.$AP17];[.$AV17];[.$BB17];[.$BH17];[.$BN17];[.$BT17])" office:value-type="float"/>
          <table:table-cell table:formula="of:=MEDIAN([.$G17];[.$M17];[.$S17];[.$Y17];[.$AE17];[.$AK17];[.$AQ17];[.$AW17];[.$BC17];[.$BI17];[.$BO17];[.$BU17])" office:value-type="float"/>
          <table:table-cell table:formula="of:=MAX([.$B17];[.$H17];[.$N17];[.$T17];[.$Z17];[.$AF17];[.$AL17];[.$AR17];[.$AX17];[.$BD17];[.$BJ17];[.$BP17])" office:value-type="float"/>
          <table:table-cell table:formula="of:=MAX([.$C17];[.$I17];[.$O17];[.$U17];[.$AA17];[.$AG17];[.$AM17];[.$AS17];[.$AY17];[.$BE17];[.$BK17];[.$BQ17])" office:value-type="float"/>
          <table:table-cell table:formula="of:=MAX([.$D17];[.$J17];[.$P17];[.$V17];[.$AB17];[.$AH17];[.$AN17];[.$AT17];[.$AZ17];[.$BF17];[.$BL17];[.$BR17])" office:value-type="float"/>
          <table:table-cell table:formula="of:=MAX([.$E17];[.$K17];[.$Q17];[.$W17];[.$AC17];[.$AI17];[.$AO17];[.$AU17];[.$BA17];[.$BG17];[.$BM17];[.$BS17])" office:value-type="float"/>
          <table:table-cell table:formula="of:=MAX([.$F17];[.$L17];[.$R17];[.$X17];[.$AD17];[.$AJ17];[.$AP17];[.$AV17];[.$BB17];[.$BH17];[.$BN17];[.$BT17])" office:value-type="float"/>
          <table:table-cell table:formula="of:=MAX([.$G17];[.$M17];[.$S17];[.$Y17];[.$AE17];[.$AK17];[.$AQ17];[.$AW17];[.$BC17];[.$BI17];[.$BO17];[.$BU17])" office:value-type="float"/>
        </table:table-row>
        <table:table-row table:style-name="ro1">
          <table:table-cell office:value-type="string">
            <text:p>HanoiTower/0048-hanoi_tower-120-0.asp</text:p>
          </table:table-cell>
          <table:table-cell office:value-type="float" office:value="205.79"/>
          <table:table-cell office:value-type="float" office:value="205.15"/>
          <table:table-cell office:value-type="float" office:value="2503384.0"/>
          <table:table-cell office:value-type="float" office:value="1917734.0"/>
          <table:table-cell office:value-type="float" office:value="60.0"/>
          <table:table-cell office:value-type="float" office:value="0.0"/>
          <table:table-cell office:value-type="float" office:value="185.34"/>
          <table:table-cell office:value-type="float" office:value="184.78"/>
          <table:table-cell office:value-type="float" office:value="2156136.0"/>
          <table:table-cell office:value-type="float" office:value="1646433.0"/>
          <table:table-cell office:value-type="float" office:value="61.0"/>
          <table:table-cell office:value-type="float" office:value="0.0"/>
          <table:table-cell office:value-type="float" office:value="40.08"/>
          <table:table-cell office:value-type="float" office:value="39.322"/>
          <table:table-cell office:value-type="float" office:value="424999.0"/>
          <table:table-cell office:value-type="float" office:value="336040.0"/>
          <table:table-cell office:value-type="float" office:value="70.0"/>
          <table:table-cell office:value-type="float" office:value="805.0"/>
          <table:table-cell office:value-type="float" office:value="139.77"/>
          <table:table-cell office:value-type="float" office:value="139.035"/>
          <table:table-cell office:value-type="float" office:value="1480900.0"/>
          <table:table-cell office:value-type="float" office:value="1174418.0"/>
          <table:table-cell office:value-type="float" office:value="69.0"/>
          <table:table-cell office:value-type="float" office:value="758.0"/>
          <table:table-cell office:value-type="float" office:value="306.81"/>
          <table:table-cell office:value-type="float" office:value="306.203"/>
          <table:table-cell office:value-type="float" office:value="3121244.0"/>
          <table:table-cell office:value-type="float" office:value="2477877.0"/>
          <table:table-cell office:value-type="float" office:value="74.0"/>
          <table:table-cell office:value-type="float" office:value="659.0"/>
          <table:table-cell office:value-type="float" office:value="71.49"/>
          <table:table-cell office:value-type="float" office:value="70.853"/>
          <table:table-cell office:value-type="float" office:value="791069.0"/>
          <table:table-cell office:value-type="float" office:value="625160.0"/>
          <table:table-cell office:value-type="float" office:value="66.0"/>
          <table:table-cell office:value-type="float" office:value="691.0"/>
          <table:table-cell office:value-type="float" office:value="275.6"/>
          <table:table-cell office:value-type="float" office:value="275.036"/>
          <table:table-cell office:value-type="float" office:value="2961983.0"/>
          <table:table-cell office:value-type="float" office:value="2355858.0"/>
          <table:table-cell office:value-type="float" office:value="68.0"/>
          <table:table-cell office:value-type="float" office:value="500.0"/>
          <table:table-cell office:value-type="float" office:value="75.47"/>
          <table:table-cell office:value-type="float" office:value="74.911"/>
          <table:table-cell office:value-type="float" office:value="867855.0"/>
          <table:table-cell office:value-type="float" office:value="677067.0"/>
          <table:table-cell office:value-type="float" office:value="60.0"/>
          <table:table-cell office:value-type="float" office:value="500.0"/>
          <table:table-cell office:value-type="float" office:value="50.84"/>
          <table:table-cell office:value-type="float" office:value="50.246"/>
          <table:table-cell office:value-type="float" office:value="642975.0"/>
          <table:table-cell office:value-type="float" office:value="497130.0"/>
          <table:table-cell office:value-type="float" office:value="45.0"/>
          <table:table-cell office:value-type="float" office:value="156.0"/>
          <table:table-cell office:value-type="float" office:value="151.13"/>
          <table:table-cell office:value-type="float" office:value="150.492"/>
          <table:table-cell office:value-type="float" office:value="1868679.0"/>
          <table:table-cell office:value-type="float" office:value="1410188.0"/>
          <table:table-cell office:value-type="float" office:value="53.0"/>
          <table:table-cell office:value-type="float" office:value="153.0"/>
          <table:table-cell office:value-type="float" office:value="101.44"/>
          <table:table-cell office:value-type="float" office:value="100.613"/>
          <table:table-cell office:value-type="float" office:value="1151043.0"/>
          <table:table-cell office:value-type="float" office:value="907552.0"/>
          <table:table-cell office:value-type="float" office:value="57.0"/>
          <table:table-cell office:value-type="float" office:value="484.0"/>
          <table:table-cell office:value-type="float" office:value="116.17"/>
          <table:table-cell office:value-type="float" office:value="115.623"/>
          <table:table-cell office:value-type="float" office:value="1311620.0"/>
          <table:table-cell office:value-type="float" office:value="1018964.0"/>
          <table:table-cell office:value-type="float" office:value="57.0"/>
          <table:table-cell office:value-type="float" office:value="368.0"/>
          <table:table-cell table:formula="of:=MIN([.$B18];[.$H18];[.$N18];[.$T18];[.$Z18];[.$AF18];[.$AL18];[.$AR18];[.$AX18];[.$BD18];[.$BJ18];[.$BP18])" office:value-type="float"/>
          <table:table-cell table:formula="of:=MIN([.$C18];[.$I18];[.$O18];[.$U18];[.$AA18];[.$AG18];[.$AM18];[.$AS18];[.$AY18];[.$BE18];[.$BK18];[.$BQ18])" office:value-type="float"/>
          <table:table-cell table:formula="of:=MIN([.$D18];[.$J18];[.$P18];[.$V18];[.$AB18];[.$AH18];[.$AN18];[.$AT18];[.$AZ18];[.$BF18];[.$BL18];[.$BR18])" office:value-type="float"/>
          <table:table-cell table:formula="of:=MIN([.$E18];[.$K18];[.$Q18];[.$W18];[.$AC18];[.$AI18];[.$AO18];[.$AU18];[.$BA18];[.$BG18];[.$BM18];[.$BS18])" office:value-type="float"/>
          <table:table-cell table:formula="of:=MIN([.$F18];[.$L18];[.$R18];[.$X18];[.$AD18];[.$AJ18];[.$AP18];[.$AV18];[.$BB18];[.$BH18];[.$BN18];[.$BT18])" office:value-type="float"/>
          <table:table-cell table:formula="of:=MIN([.$G18];[.$M18];[.$S18];[.$Y18];[.$AE18];[.$AK18];[.$AQ18];[.$AW18];[.$BC18];[.$BI18];[.$BO18];[.$BU18])" office:value-type="float"/>
          <table:table-cell table:formula="of:=MEDIAN([.$B18];[.$H18];[.$N18];[.$T18];[.$Z18];[.$AF18];[.$AL18];[.$AR18];[.$AX18];[.$BD18];[.$BJ18];[.$BP18])" office:value-type="float"/>
          <table:table-cell table:formula="of:=MEDIAN([.$C18];[.$I18];[.$O18];[.$U18];[.$AA18];[.$AG18];[.$AM18];[.$AS18];[.$AY18];[.$BE18];[.$BK18];[.$BQ18])" office:value-type="float"/>
          <table:table-cell table:formula="of:=MEDIAN([.$D18];[.$J18];[.$P18];[.$V18];[.$AB18];[.$AH18];[.$AN18];[.$AT18];[.$AZ18];[.$BF18];[.$BL18];[.$BR18])" office:value-type="float"/>
          <table:table-cell table:formula="of:=MEDIAN([.$E18];[.$K18];[.$Q18];[.$W18];[.$AC18];[.$AI18];[.$AO18];[.$AU18];[.$BA18];[.$BG18];[.$BM18];[.$BS18])" office:value-type="float"/>
          <table:table-cell table:formula="of:=MEDIAN([.$F18];[.$L18];[.$R18];[.$X18];[.$AD18];[.$AJ18];[.$AP18];[.$AV18];[.$BB18];[.$BH18];[.$BN18];[.$BT18])" office:value-type="float"/>
          <table:table-cell table:formula="of:=MEDIAN([.$G18];[.$M18];[.$S18];[.$Y18];[.$AE18];[.$AK18];[.$AQ18];[.$AW18];[.$BC18];[.$BI18];[.$BO18];[.$BU18])" office:value-type="float"/>
          <table:table-cell table:formula="of:=MAX([.$B18];[.$H18];[.$N18];[.$T18];[.$Z18];[.$AF18];[.$AL18];[.$AR18];[.$AX18];[.$BD18];[.$BJ18];[.$BP18])" office:value-type="float"/>
          <table:table-cell table:formula="of:=MAX([.$C18];[.$I18];[.$O18];[.$U18];[.$AA18];[.$AG18];[.$AM18];[.$AS18];[.$AY18];[.$BE18];[.$BK18];[.$BQ18])" office:value-type="float"/>
          <table:table-cell table:formula="of:=MAX([.$D18];[.$J18];[.$P18];[.$V18];[.$AB18];[.$AH18];[.$AN18];[.$AT18];[.$AZ18];[.$BF18];[.$BL18];[.$BR18])" office:value-type="float"/>
          <table:table-cell table:formula="of:=MAX([.$E18];[.$K18];[.$Q18];[.$W18];[.$AC18];[.$AI18];[.$AO18];[.$AU18];[.$BA18];[.$BG18];[.$BM18];[.$BS18])" office:value-type="float"/>
          <table:table-cell table:formula="of:=MAX([.$F18];[.$L18];[.$R18];[.$X18];[.$AD18];[.$AJ18];[.$AP18];[.$AV18];[.$BB18];[.$BH18];[.$BN18];[.$BT18])" office:value-type="float"/>
          <table:table-cell table:formula="of:=MAX([.$G18];[.$M18];[.$S18];[.$Y18];[.$AE18];[.$AK18];[.$AQ18];[.$AW18];[.$BC18];[.$BI18];[.$BO18];[.$BU18])" office:value-type="float"/>
        </table:table-row>
        <table:table-row table:style-name="ro1">
          <table:table-cell office:value-type="string">
            <text:p>HanoiTower/0050-hanoi_tower-120-0.asp</text:p>
          </table:table-cell>
          <table:table-cell office:value-type="float" office:value="619.59"/>
          <table:table-cell office:value-type="float" office:value="618.726"/>
          <table:table-cell office:value-type="float" office:value="6708755.0"/>
          <table:table-cell office:value-type="float" office:value="5229448.0"/>
          <table:table-cell office:value-type="float" office:value="80.0"/>
          <table:table-cell office:value-type="float" office:value="0.0"/>
          <table:table-cell office:value-type="float" office:value="523.67"/>
          <table:table-cell office:value-type="float" office:value="522.744"/>
          <table:table-cell office:value-type="float" office:value="5775949.0"/>
          <table:table-cell office:value-type="float" office:value="4458326.0"/>
          <table:table-cell office:value-type="float" office:value="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23429.0"/>
          <table:table-cell office:value-type="float" office:value="6890963.0"/>
          <table:table-cell office:value-type="float" office:value="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83253.0"/>
          <table:table-cell office:value-type="float" office:value="6322646.0"/>
          <table:table-cell office:value-type="float" office:value="7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25565.0"/>
          <table:table-cell office:value-type="float" office:value="6898170.0"/>
          <table:table-cell office:value-type="float" office:value="1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253551.0"/>
          <table:table-cell office:value-type="float" office:value="6435302.0"/>
          <table:table-cell office:value-type="float" office:value="98.0"/>
          <table:table-cell office:value-type="float" office:value="0.0"/>
          <table:table-cell office:value-type="float" office:value="670.92"/>
          <table:table-cell office:value-type="float" office:value="670.282"/>
          <table:table-cell office:value-type="float" office:value="6906958.0"/>
          <table:table-cell office:value-type="float" office:value="5500334.0"/>
          <table:table-cell office:value-type="float" office:value="76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8716244.0"/>
          <table:table-cell office:value-type="float" office:value="6687111.0"/>
          <table:table-cell office:value-type="float" office:value="86.0"/>
          <table:table-cell office:value-type="float" office:value="0.0"/>
          <table:table-cell office:value-type="float" office:value="697.56"/>
          <table:table-cell office:value-type="float" office:value="696.666"/>
          <table:table-cell office:value-type="float" office:value="7415488.0"/>
          <table:table-cell office:value-type="float" office:value="5823856.0"/>
          <table:table-cell office:value-type="float" office:value="72.0"/>
          <table:table-cell office:value-type="float" office:value="224.0"/>
          <table:table-cell office:value-type="float" office:value="815.69"/>
          <table:table-cell office:value-type="float" office:value="814.882"/>
          <table:table-cell office:value-type="float" office:value="8038881.0"/>
          <table:table-cell office:value-type="float" office:value="6076165.0"/>
          <table:table-cell office:value-type="float" office:value="72.0"/>
          <table:table-cell office:value-type="float" office:value="238.0"/>
          <table:table-cell office:value-type="float" office:value="859.93"/>
          <table:table-cell office:value-type="float" office:value="858.767"/>
          <table:table-cell office:value-type="float" office:value="8340072.0"/>
          <table:table-cell office:value-type="float" office:value="6649101.0"/>
          <table:table-cell office:value-type="float" office:value="81.0"/>
          <table:table-cell office:value-type="float" office:value="677.0"/>
          <table:table-cell office:value-type="float" office:value="616.46"/>
          <table:table-cell office:value-type="float" office:value="615.669"/>
          <table:table-cell office:value-type="float" office:value="6466684.0"/>
          <table:table-cell office:value-type="float" office:value="5070256.0"/>
          <table:table-cell office:value-type="float" office:value="68.0"/>
          <table:table-cell office:value-type="float" office:value="524.0"/>
          <table:table-cell table:formula="of:=MIN([.$B19];[.$H19];[.$N19];[.$T19];[.$Z19];[.$AF19];[.$AL19];[.$AR19];[.$AX19];[.$BD19];[.$BJ19];[.$BP19])" office:value-type="float"/>
          <table:table-cell table:formula="of:=MIN([.$C19];[.$I19];[.$O19];[.$U19];[.$AA19];[.$AG19];[.$AM19];[.$AS19];[.$AY19];[.$BE19];[.$BK19];[.$BQ19])" office:value-type="float"/>
          <table:table-cell table:formula="of:=MIN([.$D19];[.$J19];[.$P19];[.$V19];[.$AB19];[.$AH19];[.$AN19];[.$AT19];[.$AZ19];[.$BF19];[.$BL19];[.$BR19])" office:value-type="float"/>
          <table:table-cell table:formula="of:=MIN([.$E19];[.$K19];[.$Q19];[.$W19];[.$AC19];[.$AI19];[.$AO19];[.$AU19];[.$BA19];[.$BG19];[.$BM19];[.$BS19])" office:value-type="float"/>
          <table:table-cell table:formula="of:=MIN([.$F19];[.$L19];[.$R19];[.$X19];[.$AD19];[.$AJ19];[.$AP19];[.$AV19];[.$BB19];[.$BH19];[.$BN19];[.$BT19])" office:value-type="float"/>
          <table:table-cell table:formula="of:=MIN([.$G19];[.$M19];[.$S19];[.$Y19];[.$AE19];[.$AK19];[.$AQ19];[.$AW19];[.$BC19];[.$BI19];[.$BO19];[.$BU19])" office:value-type="float"/>
          <table:table-cell table:formula="of:=MEDIAN([.$B19];[.$H19];[.$N19];[.$T19];[.$Z19];[.$AF19];[.$AL19];[.$AR19];[.$AX19];[.$BD19];[.$BJ19];[.$BP19])" office:value-type="float"/>
          <table:table-cell table:formula="of:=MEDIAN([.$C19];[.$I19];[.$O19];[.$U19];[.$AA19];[.$AG19];[.$AM19];[.$AS19];[.$AY19];[.$BE19];[.$BK19];[.$BQ19])" office:value-type="float"/>
          <table:table-cell table:formula="of:=MEDIAN([.$D19];[.$J19];[.$P19];[.$V19];[.$AB19];[.$AH19];[.$AN19];[.$AT19];[.$AZ19];[.$BF19];[.$BL19];[.$BR19])" office:value-type="float"/>
          <table:table-cell table:formula="of:=MEDIAN([.$E19];[.$K19];[.$Q19];[.$W19];[.$AC19];[.$AI19];[.$AO19];[.$AU19];[.$BA19];[.$BG19];[.$BM19];[.$BS19])" office:value-type="float"/>
          <table:table-cell table:formula="of:=MEDIAN([.$F19];[.$L19];[.$R19];[.$X19];[.$AD19];[.$AJ19];[.$AP19];[.$AV19];[.$BB19];[.$BH19];[.$BN19];[.$BT19])" office:value-type="float"/>
          <table:table-cell table:formula="of:=MEDIAN([.$G19];[.$M19];[.$S19];[.$Y19];[.$AE19];[.$AK19];[.$AQ19];[.$AW19];[.$BC19];[.$BI19];[.$BO19];[.$BU19])" office:value-type="float"/>
          <table:table-cell table:formula="of:=MAX([.$B19];[.$H19];[.$N19];[.$T19];[.$Z19];[.$AF19];[.$AL19];[.$AR19];[.$AX19];[.$BD19];[.$BJ19];[.$BP19])" office:value-type="float"/>
          <table:table-cell table:formula="of:=MAX([.$C19];[.$I19];[.$O19];[.$U19];[.$AA19];[.$AG19];[.$AM19];[.$AS19];[.$AY19];[.$BE19];[.$BK19];[.$BQ19])" office:value-type="float"/>
          <table:table-cell table:formula="of:=MAX([.$D19];[.$J19];[.$P19];[.$V19];[.$AB19];[.$AH19];[.$AN19];[.$AT19];[.$AZ19];[.$BF19];[.$BL19];[.$BR19])" office:value-type="float"/>
          <table:table-cell table:formula="of:=MAX([.$E19];[.$K19];[.$Q19];[.$W19];[.$AC19];[.$AI19];[.$AO19];[.$AU19];[.$BA19];[.$BG19];[.$BM19];[.$BS19])" office:value-type="float"/>
          <table:table-cell table:formula="of:=MAX([.$F19];[.$L19];[.$R19];[.$X19];[.$AD19];[.$AJ19];[.$AP19];[.$AV19];[.$BB19];[.$BH19];[.$BN19];[.$BT19])" office:value-type="float"/>
          <table:table-cell table:formula="of:=MAX([.$G19];[.$M19];[.$S19];[.$Y19];[.$AE19];[.$AK19];[.$AQ19];[.$AW19];[.$BC19];[.$BI19];[.$BO19];[.$BU19])" office:value-type="float"/>
        </table:table-row>
        <table:table-row table:style-name="ro1">
          <table:table-cell office:value-type="string">
            <text:p>HanoiTower/0056-hanoi_tower-120-0.asp</text:p>
          </table:table-cell>
          <table:table-cell office:value-type="float" office:value="900.0"/>
          <table:table-cell office:value-type="float" office:value="900.0"/>
          <table:table-cell office:value-type="float" office:value="9478003.0"/>
          <table:table-cell office:value-type="float" office:value="7506178.0"/>
          <table:table-cell office:value-type="float" office:value="1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858498.0"/>
          <table:table-cell office:value-type="float" office:value="6925897.0"/>
          <table:table-cell office:value-type="float" office:value="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41670.0"/>
          <table:table-cell office:value-type="float" office:value="6058191.0"/>
          <table:table-cell office:value-type="float" office:value="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99814.0"/>
          <table:table-cell office:value-type="float" office:value="6821738.0"/>
          <table:table-cell office:value-type="float" office:value="1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16811.0"/>
          <table:table-cell office:value-type="float" office:value="6424764.0"/>
          <table:table-cell office:value-type="float" office:value="1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38654.0"/>
          <table:table-cell office:value-type="float" office:value="6744648.0"/>
          <table:table-cell office:value-type="float" office:value="1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58937.0"/>
          <table:table-cell office:value-type="float" office:value="6498562.0"/>
          <table:table-cell office:value-type="float" office:value="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885537.0"/>
          <table:table-cell office:value-type="float" office:value="6866074.0"/>
          <table:table-cell office:value-type="float" office:value="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25097.0"/>
          <table:table-cell office:value-type="float" office:value="6826035.0"/>
          <table:table-cell office:value-type="float" office:value="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44204.0"/>
          <table:table-cell office:value-type="float" office:value="6841773.0"/>
          <table:table-cell office:value-type="float" office:value="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44963.0"/>
          <table:table-cell office:value-type="float" office:value="6435572.0"/>
          <table:table-cell office:value-type="float" office:value="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29698.0"/>
          <table:table-cell office:value-type="float" office:value="6522261.0"/>
          <table:table-cell office:value-type="float" office:value="83.0"/>
          <table:table-cell office:value-type="float" office:value="0.0"/>
          <table:table-cell table:formula="of:=MIN([.$B20];[.$H20];[.$N20];[.$T20];[.$Z20];[.$AF20];[.$AL20];[.$AR20];[.$AX20];[.$BD20];[.$BJ20];[.$BP20])" office:value-type="float"/>
          <table:table-cell table:formula="of:=MIN([.$C20];[.$I20];[.$O20];[.$U20];[.$AA20];[.$AG20];[.$AM20];[.$AS20];[.$AY20];[.$BE20];[.$BK20];[.$BQ20])" office:value-type="float"/>
          <table:table-cell table:formula="of:=MIN([.$D20];[.$J20];[.$P20];[.$V20];[.$AB20];[.$AH20];[.$AN20];[.$AT20];[.$AZ20];[.$BF20];[.$BL20];[.$BR20])" office:value-type="float"/>
          <table:table-cell table:formula="of:=MIN([.$E20];[.$K20];[.$Q20];[.$W20];[.$AC20];[.$AI20];[.$AO20];[.$AU20];[.$BA20];[.$BG20];[.$BM20];[.$BS20])" office:value-type="float"/>
          <table:table-cell table:formula="of:=MIN([.$F20];[.$L20];[.$R20];[.$X20];[.$AD20];[.$AJ20];[.$AP20];[.$AV20];[.$BB20];[.$BH20];[.$BN20];[.$BT20])" office:value-type="float"/>
          <table:table-cell table:formula="of:=MIN([.$G20];[.$M20];[.$S20];[.$Y20];[.$AE20];[.$AK20];[.$AQ20];[.$AW20];[.$BC20];[.$BI20];[.$BO20];[.$BU20])" office:value-type="float"/>
          <table:table-cell table:formula="of:=MEDIAN([.$B20];[.$H20];[.$N20];[.$T20];[.$Z20];[.$AF20];[.$AL20];[.$AR20];[.$AX20];[.$BD20];[.$BJ20];[.$BP20])" office:value-type="float"/>
          <table:table-cell table:formula="of:=MEDIAN([.$C20];[.$I20];[.$O20];[.$U20];[.$AA20];[.$AG20];[.$AM20];[.$AS20];[.$AY20];[.$BE20];[.$BK20];[.$BQ20])" office:value-type="float"/>
          <table:table-cell table:formula="of:=MEDIAN([.$D20];[.$J20];[.$P20];[.$V20];[.$AB20];[.$AH20];[.$AN20];[.$AT20];[.$AZ20];[.$BF20];[.$BL20];[.$BR20])" office:value-type="float"/>
          <table:table-cell table:formula="of:=MEDIAN([.$E20];[.$K20];[.$Q20];[.$W20];[.$AC20];[.$AI20];[.$AO20];[.$AU20];[.$BA20];[.$BG20];[.$BM20];[.$BS20])" office:value-type="float"/>
          <table:table-cell table:formula="of:=MEDIAN([.$F20];[.$L20];[.$R20];[.$X20];[.$AD20];[.$AJ20];[.$AP20];[.$AV20];[.$BB20];[.$BH20];[.$BN20];[.$BT20])" office:value-type="float"/>
          <table:table-cell table:formula="of:=MEDIAN([.$G20];[.$M20];[.$S20];[.$Y20];[.$AE20];[.$AK20];[.$AQ20];[.$AW20];[.$BC20];[.$BI20];[.$BO20];[.$BU20])" office:value-type="float"/>
          <table:table-cell table:formula="of:=MAX([.$B20];[.$H20];[.$N20];[.$T20];[.$Z20];[.$AF20];[.$AL20];[.$AR20];[.$AX20];[.$BD20];[.$BJ20];[.$BP20])" office:value-type="float"/>
          <table:table-cell table:formula="of:=MAX([.$C20];[.$I20];[.$O20];[.$U20];[.$AA20];[.$AG20];[.$AM20];[.$AS20];[.$AY20];[.$BE20];[.$BK20];[.$BQ20])" office:value-type="float"/>
          <table:table-cell table:formula="of:=MAX([.$D20];[.$J20];[.$P20];[.$V20];[.$AB20];[.$AH20];[.$AN20];[.$AT20];[.$AZ20];[.$BF20];[.$BL20];[.$BR20])" office:value-type="float"/>
          <table:table-cell table:formula="of:=MAX([.$E20];[.$K20];[.$Q20];[.$W20];[.$AC20];[.$AI20];[.$AO20];[.$AU20];[.$BA20];[.$BG20];[.$BM20];[.$BS20])" office:value-type="float"/>
          <table:table-cell table:formula="of:=MAX([.$F20];[.$L20];[.$R20];[.$X20];[.$AD20];[.$AJ20];[.$AP20];[.$AV20];[.$BB20];[.$BH20];[.$BN20];[.$BT20])" office:value-type="float"/>
          <table:table-cell table:formula="of:=MAX([.$G20];[.$M20];[.$S20];[.$Y20];[.$AE20];[.$AK20];[.$AQ20];[.$AW20];[.$BC20];[.$BI20];[.$BO20];[.$BU20])" office:value-type="float"/>
        </table:table-row>
        <table:table-row table:style-name="ro1">
          <table:table-cell office:value-type="string">
            <text:p>HanoiTower/0059-hanoi_tower-120-0.asp</text:p>
          </table:table-cell>
          <table:table-cell office:value-type="float" office:value="900.0"/>
          <table:table-cell office:value-type="float" office:value="900.0"/>
          <table:table-cell office:value-type="float" office:value="8905914.0"/>
          <table:table-cell office:value-type="float" office:value="7075485.0"/>
          <table:table-cell office:value-type="float" office:value="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02110.0"/>
          <table:table-cell office:value-type="float" office:value="6721750.0"/>
          <table:table-cell office:value-type="float" office:value="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91146.0"/>
          <table:table-cell office:value-type="float" office:value="6335928.0"/>
          <table:table-cell office:value-type="float" office:value="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38252.0"/>
          <table:table-cell office:value-type="float" office:value="6178588.0"/>
          <table:table-cell office:value-type="float" office:value="9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30837.0"/>
          <table:table-cell office:value-type="float" office:value="6408372.0"/>
          <table:table-cell office:value-type="float" office:value="1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19197.0"/>
          <table:table-cell office:value-type="float" office:value="6007529.0"/>
          <table:table-cell office:value-type="float" office:value="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225471.0"/>
          <table:table-cell office:value-type="float" office:value="6524664.0"/>
          <table:table-cell office:value-type="float" office:value="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52686.0"/>
          <table:table-cell office:value-type="float" office:value="6487320.0"/>
          <table:table-cell office:value-type="float" office:value="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73719.0"/>
          <table:table-cell office:value-type="float" office:value="6671679.0"/>
          <table:table-cell office:value-type="float" office:value="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90506.0"/>
          <table:table-cell office:value-type="float" office:value="6640747.0"/>
          <table:table-cell office:value-type="float" office:value="7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56870.0"/>
          <table:table-cell office:value-type="float" office:value="6634358.0"/>
          <table:table-cell office:value-type="float" office:value="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381297.0"/>
          <table:table-cell office:value-type="float" office:value="5862347.0"/>
          <table:table-cell office:value-type="float" office:value="86.0"/>
          <table:table-cell office:value-type="float" office:value="0.0"/>
          <table:table-cell table:formula="of:=MIN([.$B21];[.$H21];[.$N21];[.$T21];[.$Z21];[.$AF21];[.$AL21];[.$AR21];[.$AX21];[.$BD21];[.$BJ21];[.$BP21])" office:value-type="float"/>
          <table:table-cell table:formula="of:=MIN([.$C21];[.$I21];[.$O21];[.$U21];[.$AA21];[.$AG21];[.$AM21];[.$AS21];[.$AY21];[.$BE21];[.$BK21];[.$BQ21])" office:value-type="float"/>
          <table:table-cell table:formula="of:=MIN([.$D21];[.$J21];[.$P21];[.$V21];[.$AB21];[.$AH21];[.$AN21];[.$AT21];[.$AZ21];[.$BF21];[.$BL21];[.$BR21])" office:value-type="float"/>
          <table:table-cell table:formula="of:=MIN([.$E21];[.$K21];[.$Q21];[.$W21];[.$AC21];[.$AI21];[.$AO21];[.$AU21];[.$BA21];[.$BG21];[.$BM21];[.$BS21])" office:value-type="float"/>
          <table:table-cell table:formula="of:=MIN([.$F21];[.$L21];[.$R21];[.$X21];[.$AD21];[.$AJ21];[.$AP21];[.$AV21];[.$BB21];[.$BH21];[.$BN21];[.$BT21])" office:value-type="float"/>
          <table:table-cell table:formula="of:=MIN([.$G21];[.$M21];[.$S21];[.$Y21];[.$AE21];[.$AK21];[.$AQ21];[.$AW21];[.$BC21];[.$BI21];[.$BO21];[.$BU21])" office:value-type="float"/>
          <table:table-cell table:formula="of:=MEDIAN([.$B21];[.$H21];[.$N21];[.$T21];[.$Z21];[.$AF21];[.$AL21];[.$AR21];[.$AX21];[.$BD21];[.$BJ21];[.$BP21])" office:value-type="float"/>
          <table:table-cell table:formula="of:=MEDIAN([.$C21];[.$I21];[.$O21];[.$U21];[.$AA21];[.$AG21];[.$AM21];[.$AS21];[.$AY21];[.$BE21];[.$BK21];[.$BQ21])" office:value-type="float"/>
          <table:table-cell table:formula="of:=MEDIAN([.$D21];[.$J21];[.$P21];[.$V21];[.$AB21];[.$AH21];[.$AN21];[.$AT21];[.$AZ21];[.$BF21];[.$BL21];[.$BR21])" office:value-type="float"/>
          <table:table-cell table:formula="of:=MEDIAN([.$E21];[.$K21];[.$Q21];[.$W21];[.$AC21];[.$AI21];[.$AO21];[.$AU21];[.$BA21];[.$BG21];[.$BM21];[.$BS21])" office:value-type="float"/>
          <table:table-cell table:formula="of:=MEDIAN([.$F21];[.$L21];[.$R21];[.$X21];[.$AD21];[.$AJ21];[.$AP21];[.$AV21];[.$BB21];[.$BH21];[.$BN21];[.$BT21])" office:value-type="float"/>
          <table:table-cell table:formula="of:=MEDIAN([.$G21];[.$M21];[.$S21];[.$Y21];[.$AE21];[.$AK21];[.$AQ21];[.$AW21];[.$BC21];[.$BI21];[.$BO21];[.$BU21])" office:value-type="float"/>
          <table:table-cell table:formula="of:=MAX([.$B21];[.$H21];[.$N21];[.$T21];[.$Z21];[.$AF21];[.$AL21];[.$AR21];[.$AX21];[.$BD21];[.$BJ21];[.$BP21])" office:value-type="float"/>
          <table:table-cell table:formula="of:=MAX([.$C21];[.$I21];[.$O21];[.$U21];[.$AA21];[.$AG21];[.$AM21];[.$AS21];[.$AY21];[.$BE21];[.$BK21];[.$BQ21])" office:value-type="float"/>
          <table:table-cell table:formula="of:=MAX([.$D21];[.$J21];[.$P21];[.$V21];[.$AB21];[.$AH21];[.$AN21];[.$AT21];[.$AZ21];[.$BF21];[.$BL21];[.$BR21])" office:value-type="float"/>
          <table:table-cell table:formula="of:=MAX([.$E21];[.$K21];[.$Q21];[.$W21];[.$AC21];[.$AI21];[.$AO21];[.$AU21];[.$BA21];[.$BG21];[.$BM21];[.$BS21])" office:value-type="float"/>
          <table:table-cell table:formula="of:=MAX([.$F21];[.$L21];[.$R21];[.$X21];[.$AD21];[.$AJ21];[.$AP21];[.$AV21];[.$BB21];[.$BH21];[.$BN21];[.$BT21])" office:value-type="float"/>
          <table:table-cell table:formula="of:=MAX([.$G21];[.$M21];[.$S21];[.$Y21];[.$AE21];[.$AK21];[.$AQ21];[.$AW21];[.$BC21];[.$BI21];[.$BO21];[.$BU21])" office:value-type="float"/>
        </table:table-row>
        <table:table-row table:style-name="ro1">
          <table:table-cell office:value-type="string">
            <text:p>HanoiTower/0060-hanoi_tower-120-0.asp</text:p>
          </table:table-cell>
          <table:table-cell office:value-type="float" office:value="900.0"/>
          <table:table-cell office:value-type="float" office:value="900.0"/>
          <table:table-cell office:value-type="float" office:value="8366566.0"/>
          <table:table-cell office:value-type="float" office:value="6677587.0"/>
          <table:table-cell office:value-type="float" office:value="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42406.0"/>
          <table:table-cell office:value-type="float" office:value="6689577.0"/>
          <table:table-cell office:value-type="float" office:value="8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140899.0"/>
          <table:table-cell office:value-type="float" office:value="5856516.0"/>
          <table:table-cell office:value-type="float" office:value="1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341230.0"/>
          <table:table-cell office:value-type="float" office:value="5944900.0"/>
          <table:table-cell office:value-type="float" office:value="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167287.0"/>
          <table:table-cell office:value-type="float" office:value="5862897.0"/>
          <table:table-cell office:value-type="float" office:value="1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397921.0"/>
          <table:table-cell office:value-type="float" office:value="5973815.0"/>
          <table:table-cell office:value-type="float" office:value="1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43845.0"/>
          <table:table-cell office:value-type="float" office:value="6240664.0"/>
          <table:table-cell office:value-type="float" office:value="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87657.0"/>
          <table:table-cell office:value-type="float" office:value="6276307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57723.0"/>
          <table:table-cell office:value-type="float" office:value="6662790.0"/>
          <table:table-cell office:value-type="float" office:value="7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34185.0"/>
          <table:table-cell office:value-type="float" office:value="6670783.0"/>
          <table:table-cell office:value-type="float" office:value="7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18609.0"/>
          <table:table-cell office:value-type="float" office:value="6084398.0"/>
          <table:table-cell office:value-type="float" office:value="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41793.0"/>
          <table:table-cell office:value-type="float" office:value="6084338.0"/>
          <table:table-cell office:value-type="float" office:value="82.0"/>
          <table:table-cell office:value-type="float" office:value="0.0"/>
          <table:table-cell table:formula="of:=MIN([.$B22];[.$H22];[.$N22];[.$T22];[.$Z22];[.$AF22];[.$AL22];[.$AR22];[.$AX22];[.$BD22];[.$BJ22];[.$BP22])" office:value-type="float"/>
          <table:table-cell table:formula="of:=MIN([.$C22];[.$I22];[.$O22];[.$U22];[.$AA22];[.$AG22];[.$AM22];[.$AS22];[.$AY22];[.$BE22];[.$BK22];[.$BQ22])" office:value-type="float"/>
          <table:table-cell table:formula="of:=MIN([.$D22];[.$J22];[.$P22];[.$V22];[.$AB22];[.$AH22];[.$AN22];[.$AT22];[.$AZ22];[.$BF22];[.$BL22];[.$BR22])" office:value-type="float"/>
          <table:table-cell table:formula="of:=MIN([.$E22];[.$K22];[.$Q22];[.$W22];[.$AC22];[.$AI22];[.$AO22];[.$AU22];[.$BA22];[.$BG22];[.$BM22];[.$BS22])" office:value-type="float"/>
          <table:table-cell table:formula="of:=MIN([.$F22];[.$L22];[.$R22];[.$X22];[.$AD22];[.$AJ22];[.$AP22];[.$AV22];[.$BB22];[.$BH22];[.$BN22];[.$BT22])" office:value-type="float"/>
          <table:table-cell table:formula="of:=MIN([.$G22];[.$M22];[.$S22];[.$Y22];[.$AE22];[.$AK22];[.$AQ22];[.$AW22];[.$BC22];[.$BI22];[.$BO22];[.$BU22])" office:value-type="float"/>
          <table:table-cell table:formula="of:=MEDIAN([.$B22];[.$H22];[.$N22];[.$T22];[.$Z22];[.$AF22];[.$AL22];[.$AR22];[.$AX22];[.$BD22];[.$BJ22];[.$BP22])" office:value-type="float"/>
          <table:table-cell table:formula="of:=MEDIAN([.$C22];[.$I22];[.$O22];[.$U22];[.$AA22];[.$AG22];[.$AM22];[.$AS22];[.$AY22];[.$BE22];[.$BK22];[.$BQ22])" office:value-type="float"/>
          <table:table-cell table:formula="of:=MEDIAN([.$D22];[.$J22];[.$P22];[.$V22];[.$AB22];[.$AH22];[.$AN22];[.$AT22];[.$AZ22];[.$BF22];[.$BL22];[.$BR22])" office:value-type="float"/>
          <table:table-cell table:formula="of:=MEDIAN([.$E22];[.$K22];[.$Q22];[.$W22];[.$AC22];[.$AI22];[.$AO22];[.$AU22];[.$BA22];[.$BG22];[.$BM22];[.$BS22])" office:value-type="float"/>
          <table:table-cell table:formula="of:=MEDIAN([.$F22];[.$L22];[.$R22];[.$X22];[.$AD22];[.$AJ22];[.$AP22];[.$AV22];[.$BB22];[.$BH22];[.$BN22];[.$BT22])" office:value-type="float"/>
          <table:table-cell table:formula="of:=MEDIAN([.$G22];[.$M22];[.$S22];[.$Y22];[.$AE22];[.$AK22];[.$AQ22];[.$AW22];[.$BC22];[.$BI22];[.$BO22];[.$BU22])" office:value-type="float"/>
          <table:table-cell table:formula="of:=MAX([.$B22];[.$H22];[.$N22];[.$T22];[.$Z22];[.$AF22];[.$AL22];[.$AR22];[.$AX22];[.$BD22];[.$BJ22];[.$BP22])" office:value-type="float"/>
          <table:table-cell table:formula="of:=MAX([.$C22];[.$I22];[.$O22];[.$U22];[.$AA22];[.$AG22];[.$AM22];[.$AS22];[.$AY22];[.$BE22];[.$BK22];[.$BQ22])" office:value-type="float"/>
          <table:table-cell table:formula="of:=MAX([.$D22];[.$J22];[.$P22];[.$V22];[.$AB22];[.$AH22];[.$AN22];[.$AT22];[.$AZ22];[.$BF22];[.$BL22];[.$BR22])" office:value-type="float"/>
          <table:table-cell table:formula="of:=MAX([.$E22];[.$K22];[.$Q22];[.$W22];[.$AC22];[.$AI22];[.$AO22];[.$AU22];[.$BA22];[.$BG22];[.$BM22];[.$BS22])" office:value-type="float"/>
          <table:table-cell table:formula="of:=MAX([.$F22];[.$L22];[.$R22];[.$X22];[.$AD22];[.$AJ22];[.$AP22];[.$AV22];[.$BB22];[.$BH22];[.$BN22];[.$BT22])" office:value-type="float"/>
          <table:table-cell table:formula="of:=MAX([.$G22];[.$M22];[.$S22];[.$Y22];[.$AE22];[.$AK22];[.$AQ22];[.$AW22];[.$BC22];[.$BI22];[.$BO22];[.$BU22])" office:value-type="float"/>
        </table:table-row>
        <table:table-row table:style-name="ro1">
          <table:table-cell office:value-type="string">
            <text:p>Labyrinth/0025-labyrinth-14-0.asp</text:p>
          </table:table-cell>
          <table:table-cell office:value-type="float" office:value="3.23"/>
          <table:table-cell office:value-type="float" office:value="3.007"/>
          <table:table-cell office:value-type="float" office:value="27022.0"/>
          <table:table-cell office:value-type="float" office:value="8235.0"/>
          <table:table-cell office:value-type="float" office:value="49.0"/>
          <table:table-cell office:value-type="float" office:value="0.0"/>
          <table:table-cell office:value-type="float" office:value="0.79"/>
          <table:table-cell office:value-type="float" office:value="0.701"/>
          <table:table-cell office:value-type="float" office:value="3764.0"/>
          <table:table-cell office:value-type="float" office:value="739.0"/>
          <table:table-cell office:value-type="float" office:value="45.0"/>
          <table:table-cell office:value-type="float" office:value="0.0"/>
          <table:table-cell office:value-type="float" office:value="3.14"/>
          <table:table-cell office:value-type="float" office:value="3.027"/>
          <table:table-cell office:value-type="float" office:value="27022.0"/>
          <table:table-cell office:value-type="float" office:value="8235.0"/>
          <table:table-cell office:value-type="float" office:value="49.0"/>
          <table:table-cell office:value-type="float" office:value="0.0"/>
          <table:table-cell office:value-type="float" office:value="0.94"/>
          <table:table-cell office:value-type="float" office:value="0.846"/>
          <table:table-cell office:value-type="float" office:value="3764.0"/>
          <table:table-cell office:value-type="float" office:value="739.0"/>
          <table:table-cell office:value-type="float" office:value="45.0"/>
          <table:table-cell office:value-type="float" office:value="0.0"/>
          <table:table-cell office:value-type="float" office:value="3.09"/>
          <table:table-cell office:value-type="float" office:value="3.009"/>
          <table:table-cell office:value-type="float" office:value="27022.0"/>
          <table:table-cell office:value-type="float" office:value="8235.0"/>
          <table:table-cell office:value-type="float" office:value="47.0"/>
          <table:table-cell office:value-type="float" office:value="0.0"/>
          <table:table-cell office:value-type="float" office:value="0.85"/>
          <table:table-cell office:value-type="float" office:value="0.742"/>
          <table:table-cell office:value-type="float" office:value="3764.0"/>
          <table:table-cell office:value-type="float" office:value="739.0"/>
          <table:table-cell office:value-type="float" office:value="45.0"/>
          <table:table-cell office:value-type="float" office:value="0.0"/>
          <table:table-cell office:value-type="float" office:value="2.98"/>
          <table:table-cell office:value-type="float" office:value="2.88"/>
          <table:table-cell office:value-type="float" office:value="27022.0"/>
          <table:table-cell office:value-type="float" office:value="8235.0"/>
          <table:table-cell office:value-type="float" office:value="48.0"/>
          <table:table-cell office:value-type="float" office:value="0.0"/>
          <table:table-cell office:value-type="float" office:value="0.86"/>
          <table:table-cell office:value-type="float" office:value="0.764"/>
          <table:table-cell office:value-type="float" office:value="3764.0"/>
          <table:table-cell office:value-type="float" office:value="739.0"/>
          <table:table-cell office:value-type="float" office:value="45.0"/>
          <table:table-cell office:value-type="float" office:value="0.0"/>
          <table:table-cell office:value-type="float" office:value="3.24"/>
          <table:table-cell office:value-type="float" office:value="3.024"/>
          <table:table-cell office:value-type="float" office:value="27022.0"/>
          <table:table-cell office:value-type="float" office:value="8235.0"/>
          <table:table-cell office:value-type="float" office:value="49.0"/>
          <table:table-cell office:value-type="float" office:value="0.0"/>
          <table:table-cell office:value-type="float" office:value="0.85"/>
          <table:table-cell office:value-type="float" office:value="0.743"/>
          <table:table-cell office:value-type="float" office:value="3764.0"/>
          <table:table-cell office:value-type="float" office:value="739.0"/>
          <table:table-cell office:value-type="float" office:value="45.0"/>
          <table:table-cell office:value-type="float" office:value="0.0"/>
          <table:table-cell office:value-type="float" office:value="3.13"/>
          <table:table-cell office:value-type="float" office:value="3.031"/>
          <table:table-cell office:value-type="float" office:value="27022.0"/>
          <table:table-cell office:value-type="float" office:value="8235.0"/>
          <table:table-cell office:value-type="float" office:value="48.0"/>
          <table:table-cell office:value-type="float" office:value="0.0"/>
          <table:table-cell office:value-type="float" office:value="0.82"/>
          <table:table-cell office:value-type="float" office:value="0.705"/>
          <table:table-cell office:value-type="float" office:value="3764.0"/>
          <table:table-cell office:value-type="float" office:value="739.0"/>
          <table:table-cell office:value-type="float" office:value="45.0"/>
          <table:table-cell office:value-type="float" office:value="0.0"/>
          <table:table-cell table:formula="of:=MIN([.$B23];[.$H23];[.$N23];[.$T23];[.$Z23];[.$AF23];[.$AL23];[.$AR23];[.$AX23];[.$BD23];[.$BJ23];[.$BP23])" office:value-type="float"/>
          <table:table-cell table:formula="of:=MIN([.$C23];[.$I23];[.$O23];[.$U23];[.$AA23];[.$AG23];[.$AM23];[.$AS23];[.$AY23];[.$BE23];[.$BK23];[.$BQ23])" office:value-type="float"/>
          <table:table-cell table:formula="of:=MIN([.$D23];[.$J23];[.$P23];[.$V23];[.$AB23];[.$AH23];[.$AN23];[.$AT23];[.$AZ23];[.$BF23];[.$BL23];[.$BR23])" office:value-type="float"/>
          <table:table-cell table:formula="of:=MIN([.$E23];[.$K23];[.$Q23];[.$W23];[.$AC23];[.$AI23];[.$AO23];[.$AU23];[.$BA23];[.$BG23];[.$BM23];[.$BS23])" office:value-type="float"/>
          <table:table-cell table:formula="of:=MIN([.$F23];[.$L23];[.$R23];[.$X23];[.$AD23];[.$AJ23];[.$AP23];[.$AV23];[.$BB23];[.$BH23];[.$BN23];[.$BT23])" office:value-type="float"/>
          <table:table-cell table:formula="of:=MIN([.$G23];[.$M23];[.$S23];[.$Y23];[.$AE23];[.$AK23];[.$AQ23];[.$AW23];[.$BC23];[.$BI23];[.$BO23];[.$BU23])" office:value-type="float"/>
          <table:table-cell table:formula="of:=MEDIAN([.$B23];[.$H23];[.$N23];[.$T23];[.$Z23];[.$AF23];[.$AL23];[.$AR23];[.$AX23];[.$BD23];[.$BJ23];[.$BP23])" office:value-type="float"/>
          <table:table-cell table:formula="of:=MEDIAN([.$C23];[.$I23];[.$O23];[.$U23];[.$AA23];[.$AG23];[.$AM23];[.$AS23];[.$AY23];[.$BE23];[.$BK23];[.$BQ23])" office:value-type="float"/>
          <table:table-cell table:formula="of:=MEDIAN([.$D23];[.$J23];[.$P23];[.$V23];[.$AB23];[.$AH23];[.$AN23];[.$AT23];[.$AZ23];[.$BF23];[.$BL23];[.$BR23])" office:value-type="float"/>
          <table:table-cell table:formula="of:=MEDIAN([.$E23];[.$K23];[.$Q23];[.$W23];[.$AC23];[.$AI23];[.$AO23];[.$AU23];[.$BA23];[.$BG23];[.$BM23];[.$BS23])" office:value-type="float"/>
          <table:table-cell table:formula="of:=MEDIAN([.$F23];[.$L23];[.$R23];[.$X23];[.$AD23];[.$AJ23];[.$AP23];[.$AV23];[.$BB23];[.$BH23];[.$BN23];[.$BT23])" office:value-type="float"/>
          <table:table-cell table:formula="of:=MEDIAN([.$G23];[.$M23];[.$S23];[.$Y23];[.$AE23];[.$AK23];[.$AQ23];[.$AW23];[.$BC23];[.$BI23];[.$BO23];[.$BU23])" office:value-type="float"/>
          <table:table-cell table:formula="of:=MAX([.$B23];[.$H23];[.$N23];[.$T23];[.$Z23];[.$AF23];[.$AL23];[.$AR23];[.$AX23];[.$BD23];[.$BJ23];[.$BP23])" office:value-type="float"/>
          <table:table-cell table:formula="of:=MAX([.$C23];[.$I23];[.$O23];[.$U23];[.$AA23];[.$AG23];[.$AM23];[.$AS23];[.$AY23];[.$BE23];[.$BK23];[.$BQ23])" office:value-type="float"/>
          <table:table-cell table:formula="of:=MAX([.$D23];[.$J23];[.$P23];[.$V23];[.$AB23];[.$AH23];[.$AN23];[.$AT23];[.$AZ23];[.$BF23];[.$BL23];[.$BR23])" office:value-type="float"/>
          <table:table-cell table:formula="of:=MAX([.$E23];[.$K23];[.$Q23];[.$W23];[.$AC23];[.$AI23];[.$AO23];[.$AU23];[.$BA23];[.$BG23];[.$BM23];[.$BS23])" office:value-type="float"/>
          <table:table-cell table:formula="of:=MAX([.$F23];[.$L23];[.$R23];[.$X23];[.$AD23];[.$AJ23];[.$AP23];[.$AV23];[.$BB23];[.$BH23];[.$BN23];[.$BT23])" office:value-type="float"/>
          <table:table-cell table:formula="of:=MAX([.$G23];[.$M23];[.$S23];[.$Y23];[.$AE23];[.$AK23];[.$AQ23];[.$AW23];[.$BC23];[.$BI23];[.$BO23];[.$BU23])" office:value-type="float"/>
        </table:table-row>
        <table:table-row table:style-name="ro1">
          <table:table-cell office:value-type="string">
            <text:p>Labyrinth/0045-labyrinth-11-0.asp</text:p>
          </table:table-cell>
          <table:table-cell office:value-type="float" office:value="0.7"/>
          <table:table-cell office:value-type="float" office:value="0.599"/>
          <table:table-cell office:value-type="float" office:value="1916.0"/>
          <table:table-cell office:value-type="float" office:value="427.0"/>
          <table:table-cell office:value-type="float" office:value="35.0"/>
          <table:table-cell office:value-type="float" office:value="0.0"/>
          <table:table-cell office:value-type="float" office:value="11.34"/>
          <table:table-cell office:value-type="float" office:value="11.24"/>
          <table:table-cell office:value-type="float" office:value="159986.0"/>
          <table:table-cell office:value-type="float" office:value="44772.0"/>
          <table:table-cell office:value-type="float" office:value="45.0"/>
          <table:table-cell office:value-type="float" office:value="0.0"/>
          <table:table-cell office:value-type="float" office:value="0.7"/>
          <table:table-cell office:value-type="float" office:value="0.593"/>
          <table:table-cell office:value-type="float" office:value="1916.0"/>
          <table:table-cell office:value-type="float" office:value="427.0"/>
          <table:table-cell office:value-type="float" office:value="35.0"/>
          <table:table-cell office:value-type="float" office:value="0.0"/>
          <table:table-cell office:value-type="float" office:value="11.3"/>
          <table:table-cell office:value-type="float" office:value="11.205"/>
          <table:table-cell office:value-type="float" office:value="159986.0"/>
          <table:table-cell office:value-type="float" office:value="44772.0"/>
          <table:table-cell office:value-type="float" office:value="45.0"/>
          <table:table-cell office:value-type="float" office:value="0.0"/>
          <table:table-cell office:value-type="float" office:value="0.77"/>
          <table:table-cell office:value-type="float" office:value="0.67"/>
          <table:table-cell office:value-type="float" office:value="1916.0"/>
          <table:table-cell office:value-type="float" office:value="427.0"/>
          <table:table-cell office:value-type="float" office:value="35.0"/>
          <table:table-cell office:value-type="float" office:value="0.0"/>
          <table:table-cell office:value-type="float" office:value="11.63"/>
          <table:table-cell office:value-type="float" office:value="11.535"/>
          <table:table-cell office:value-type="float" office:value="159986.0"/>
          <table:table-cell office:value-type="float" office:value="44772.0"/>
          <table:table-cell office:value-type="float" office:value="45.0"/>
          <table:table-cell office:value-type="float" office:value="0.0"/>
          <table:table-cell office:value-type="float" office:value="0.7"/>
          <table:table-cell office:value-type="float" office:value="0.597"/>
          <table:table-cell office:value-type="float" office:value="1916.0"/>
          <table:table-cell office:value-type="float" office:value="427.0"/>
          <table:table-cell office:value-type="float" office:value="35.0"/>
          <table:table-cell office:value-type="float" office:value="0.0"/>
          <table:table-cell office:value-type="float" office:value="11.47"/>
          <table:table-cell office:value-type="float" office:value="11.355"/>
          <table:table-cell office:value-type="float" office:value="159986.0"/>
          <table:table-cell office:value-type="float" office:value="44772.0"/>
          <table:table-cell office:value-type="float" office:value="45.0"/>
          <table:table-cell office:value-type="float" office:value="0.0"/>
          <table:table-cell office:value-type="float" office:value="0.69"/>
          <table:table-cell office:value-type="float" office:value="0.594"/>
          <table:table-cell office:value-type="float" office:value="1916.0"/>
          <table:table-cell office:value-type="float" office:value="427.0"/>
          <table:table-cell office:value-type="float" office:value="35.0"/>
          <table:table-cell office:value-type="float" office:value="0.0"/>
          <table:table-cell office:value-type="float" office:value="11.51"/>
          <table:table-cell office:value-type="float" office:value="11.406"/>
          <table:table-cell office:value-type="float" office:value="159986.0"/>
          <table:table-cell office:value-type="float" office:value="44772.0"/>
          <table:table-cell office:value-type="float" office:value="45.0"/>
          <table:table-cell office:value-type="float" office:value="0.0"/>
          <table:table-cell office:value-type="float" office:value="0.74"/>
          <table:table-cell office:value-type="float" office:value="0.589"/>
          <table:table-cell office:value-type="float" office:value="1916.0"/>
          <table:table-cell office:value-type="float" office:value="427.0"/>
          <table:table-cell office:value-type="float" office:value="35.0"/>
          <table:table-cell office:value-type="float" office:value="0.0"/>
          <table:table-cell office:value-type="float" office:value="11.59"/>
          <table:table-cell office:value-type="float" office:value="11.497"/>
          <table:table-cell office:value-type="float" office:value="159986.0"/>
          <table:table-cell office:value-type="float" office:value="44772.0"/>
          <table:table-cell office:value-type="float" office:value="45.0"/>
          <table:table-cell office:value-type="float" office:value="0.0"/>
          <table:table-cell table:formula="of:=MIN([.$B24];[.$H24];[.$N24];[.$T24];[.$Z24];[.$AF24];[.$AL24];[.$AR24];[.$AX24];[.$BD24];[.$BJ24];[.$BP24])" office:value-type="float"/>
          <table:table-cell table:formula="of:=MIN([.$C24];[.$I24];[.$O24];[.$U24];[.$AA24];[.$AG24];[.$AM24];[.$AS24];[.$AY24];[.$BE24];[.$BK24];[.$BQ24])" office:value-type="float"/>
          <table:table-cell table:formula="of:=MIN([.$D24];[.$J24];[.$P24];[.$V24];[.$AB24];[.$AH24];[.$AN24];[.$AT24];[.$AZ24];[.$BF24];[.$BL24];[.$BR24])" office:value-type="float"/>
          <table:table-cell table:formula="of:=MIN([.$E24];[.$K24];[.$Q24];[.$W24];[.$AC24];[.$AI24];[.$AO24];[.$AU24];[.$BA24];[.$BG24];[.$BM24];[.$BS24])" office:value-type="float"/>
          <table:table-cell table:formula="of:=MIN([.$F24];[.$L24];[.$R24];[.$X24];[.$AD24];[.$AJ24];[.$AP24];[.$AV24];[.$BB24];[.$BH24];[.$BN24];[.$BT24])" office:value-type="float"/>
          <table:table-cell table:formula="of:=MIN([.$G24];[.$M24];[.$S24];[.$Y24];[.$AE24];[.$AK24];[.$AQ24];[.$AW24];[.$BC24];[.$BI24];[.$BO24];[.$BU24])" office:value-type="float"/>
          <table:table-cell table:formula="of:=MEDIAN([.$B24];[.$H24];[.$N24];[.$T24];[.$Z24];[.$AF24];[.$AL24];[.$AR24];[.$AX24];[.$BD24];[.$BJ24];[.$BP24])" office:value-type="float"/>
          <table:table-cell table:formula="of:=MEDIAN([.$C24];[.$I24];[.$O24];[.$U24];[.$AA24];[.$AG24];[.$AM24];[.$AS24];[.$AY24];[.$BE24];[.$BK24];[.$BQ24])" office:value-type="float"/>
          <table:table-cell table:formula="of:=MEDIAN([.$D24];[.$J24];[.$P24];[.$V24];[.$AB24];[.$AH24];[.$AN24];[.$AT24];[.$AZ24];[.$BF24];[.$BL24];[.$BR24])" office:value-type="float"/>
          <table:table-cell table:formula="of:=MEDIAN([.$E24];[.$K24];[.$Q24];[.$W24];[.$AC24];[.$AI24];[.$AO24];[.$AU24];[.$BA24];[.$BG24];[.$BM24];[.$BS24])" office:value-type="float"/>
          <table:table-cell table:formula="of:=MEDIAN([.$F24];[.$L24];[.$R24];[.$X24];[.$AD24];[.$AJ24];[.$AP24];[.$AV24];[.$BB24];[.$BH24];[.$BN24];[.$BT24])" office:value-type="float"/>
          <table:table-cell table:formula="of:=MEDIAN([.$G24];[.$M24];[.$S24];[.$Y24];[.$AE24];[.$AK24];[.$AQ24];[.$AW24];[.$BC24];[.$BI24];[.$BO24];[.$BU24])" office:value-type="float"/>
          <table:table-cell table:formula="of:=MAX([.$B24];[.$H24];[.$N24];[.$T24];[.$Z24];[.$AF24];[.$AL24];[.$AR24];[.$AX24];[.$BD24];[.$BJ24];[.$BP24])" office:value-type="float"/>
          <table:table-cell table:formula="of:=MAX([.$C24];[.$I24];[.$O24];[.$U24];[.$AA24];[.$AG24];[.$AM24];[.$AS24];[.$AY24];[.$BE24];[.$BK24];[.$BQ24])" office:value-type="float"/>
          <table:table-cell table:formula="of:=MAX([.$D24];[.$J24];[.$P24];[.$V24];[.$AB24];[.$AH24];[.$AN24];[.$AT24];[.$AZ24];[.$BF24];[.$BL24];[.$BR24])" office:value-type="float"/>
          <table:table-cell table:formula="of:=MAX([.$E24];[.$K24];[.$Q24];[.$W24];[.$AC24];[.$AI24];[.$AO24];[.$AU24];[.$BA24];[.$BG24];[.$BM24];[.$BS24])" office:value-type="float"/>
          <table:table-cell table:formula="of:=MAX([.$F24];[.$L24];[.$R24];[.$X24];[.$AD24];[.$AJ24];[.$AP24];[.$AV24];[.$BB24];[.$BH24];[.$BN24];[.$BT24])" office:value-type="float"/>
          <table:table-cell table:formula="of:=MAX([.$G24];[.$M24];[.$S24];[.$Y24];[.$AE24];[.$AK24];[.$AQ24];[.$AW24];[.$BC24];[.$BI24];[.$BO24];[.$BU24])" office:value-type="float"/>
        </table:table-row>
        <table:table-row table:style-name="ro1">
          <table:table-cell office:value-type="string">
            <text:p>Labyrinth/0060-labyrinth-13-0.asp</text:p>
          </table:table-cell>
          <table:table-cell office:value-type="float" office:value="2.05"/>
          <table:table-cell office:value-type="float" office:value="1.95"/>
          <table:table-cell office:value-type="float" office:value="17906.0"/>
          <table:table-cell office:value-type="float" office:value="5298.0"/>
          <table:table-cell office:value-type="float" office:value="44.0"/>
          <table:table-cell office:value-type="float" office:value="0.0"/>
          <table:table-cell office:value-type="float" office:value="2.65"/>
          <table:table-cell office:value-type="float" office:value="2.553"/>
          <table:table-cell office:value-type="float" office:value="28521.0"/>
          <table:table-cell office:value-type="float" office:value="7601.0"/>
          <table:table-cell office:value-type="float" office:value="44.0"/>
          <table:table-cell office:value-type="float" office:value="0.0"/>
          <table:table-cell office:value-type="float" office:value="1.96"/>
          <table:table-cell office:value-type="float" office:value="1.848"/>
          <table:table-cell office:value-type="float" office:value="17906.0"/>
          <table:table-cell office:value-type="float" office:value="5298.0"/>
          <table:table-cell office:value-type="float" office:value="44.0"/>
          <table:table-cell office:value-type="float" office:value="0.0"/>
          <table:table-cell office:value-type="float" office:value="2.65"/>
          <table:table-cell office:value-type="float" office:value="2.556"/>
          <table:table-cell office:value-type="float" office:value="28521.0"/>
          <table:table-cell office:value-type="float" office:value="7601.0"/>
          <table:table-cell office:value-type="float" office:value="45.0"/>
          <table:table-cell office:value-type="float" office:value="0.0"/>
          <table:table-cell office:value-type="float" office:value="1.96"/>
          <table:table-cell office:value-type="float" office:value="1.857"/>
          <table:table-cell office:value-type="float" office:value="17906.0"/>
          <table:table-cell office:value-type="float" office:value="5298.0"/>
          <table:table-cell office:value-type="float" office:value="44.0"/>
          <table:table-cell office:value-type="float" office:value="0.0"/>
          <table:table-cell office:value-type="float" office:value="2.64"/>
          <table:table-cell office:value-type="float" office:value="2.531"/>
          <table:table-cell office:value-type="float" office:value="28521.0"/>
          <table:table-cell office:value-type="float" office:value="7601.0"/>
          <table:table-cell office:value-type="float" office:value="44.0"/>
          <table:table-cell office:value-type="float" office:value="0.0"/>
          <table:table-cell office:value-type="float" office:value="1.97"/>
          <table:table-cell office:value-type="float" office:value="1.834"/>
          <table:table-cell office:value-type="float" office:value="17906.0"/>
          <table:table-cell office:value-type="float" office:value="5298.0"/>
          <table:table-cell office:value-type="float" office:value="44.0"/>
          <table:table-cell office:value-type="float" office:value="0.0"/>
          <table:table-cell office:value-type="float" office:value="2.6"/>
          <table:table-cell office:value-type="float" office:value="2.486"/>
          <table:table-cell office:value-type="float" office:value="28521.0"/>
          <table:table-cell office:value-type="float" office:value="7601.0"/>
          <table:table-cell office:value-type="float" office:value="44.0"/>
          <table:table-cell office:value-type="float" office:value="0.0"/>
          <table:table-cell office:value-type="float" office:value="2.02"/>
          <table:table-cell office:value-type="float" office:value="1.913"/>
          <table:table-cell office:value-type="float" office:value="17906.0"/>
          <table:table-cell office:value-type="float" office:value="5298.0"/>
          <table:table-cell office:value-type="float" office:value="44.0"/>
          <table:table-cell office:value-type="float" office:value="0.0"/>
          <table:table-cell office:value-type="float" office:value="2.95"/>
          <table:table-cell office:value-type="float" office:value="2.842"/>
          <table:table-cell office:value-type="float" office:value="28521.0"/>
          <table:table-cell office:value-type="float" office:value="7601.0"/>
          <table:table-cell office:value-type="float" office:value="45.0"/>
          <table:table-cell office:value-type="float" office:value="0.0"/>
          <table:table-cell office:value-type="float" office:value="2.08"/>
          <table:table-cell office:value-type="float" office:value="1.955"/>
          <table:table-cell office:value-type="float" office:value="17906.0"/>
          <table:table-cell office:value-type="float" office:value="5298.0"/>
          <table:table-cell office:value-type="float" office:value="41.0"/>
          <table:table-cell office:value-type="float" office:value="0.0"/>
          <table:table-cell office:value-type="float" office:value="2.69"/>
          <table:table-cell office:value-type="float" office:value="2.581"/>
          <table:table-cell office:value-type="float" office:value="28521.0"/>
          <table:table-cell office:value-type="float" office:value="7601.0"/>
          <table:table-cell office:value-type="float" office:value="45.0"/>
          <table:table-cell office:value-type="float" office:value="0.0"/>
          <table:table-cell table:formula="of:=MIN([.$B25];[.$H25];[.$N25];[.$T25];[.$Z25];[.$AF25];[.$AL25];[.$AR25];[.$AX25];[.$BD25];[.$BJ25];[.$BP25])" office:value-type="float"/>
          <table:table-cell table:formula="of:=MIN([.$C25];[.$I25];[.$O25];[.$U25];[.$AA25];[.$AG25];[.$AM25];[.$AS25];[.$AY25];[.$BE25];[.$BK25];[.$BQ25])" office:value-type="float"/>
          <table:table-cell table:formula="of:=MIN([.$D25];[.$J25];[.$P25];[.$V25];[.$AB25];[.$AH25];[.$AN25];[.$AT25];[.$AZ25];[.$BF25];[.$BL25];[.$BR25])" office:value-type="float"/>
          <table:table-cell table:formula="of:=MIN([.$E25];[.$K25];[.$Q25];[.$W25];[.$AC25];[.$AI25];[.$AO25];[.$AU25];[.$BA25];[.$BG25];[.$BM25];[.$BS25])" office:value-type="float"/>
          <table:table-cell table:formula="of:=MIN([.$F25];[.$L25];[.$R25];[.$X25];[.$AD25];[.$AJ25];[.$AP25];[.$AV25];[.$BB25];[.$BH25];[.$BN25];[.$BT25])" office:value-type="float"/>
          <table:table-cell table:formula="of:=MIN([.$G25];[.$M25];[.$S25];[.$Y25];[.$AE25];[.$AK25];[.$AQ25];[.$AW25];[.$BC25];[.$BI25];[.$BO25];[.$BU25])" office:value-type="float"/>
          <table:table-cell table:formula="of:=MEDIAN([.$B25];[.$H25];[.$N25];[.$T25];[.$Z25];[.$AF25];[.$AL25];[.$AR25];[.$AX25];[.$BD25];[.$BJ25];[.$BP25])" office:value-type="float"/>
          <table:table-cell table:formula="of:=MEDIAN([.$C25];[.$I25];[.$O25];[.$U25];[.$AA25];[.$AG25];[.$AM25];[.$AS25];[.$AY25];[.$BE25];[.$BK25];[.$BQ25])" office:value-type="float"/>
          <table:table-cell table:formula="of:=MEDIAN([.$D25];[.$J25];[.$P25];[.$V25];[.$AB25];[.$AH25];[.$AN25];[.$AT25];[.$AZ25];[.$BF25];[.$BL25];[.$BR25])" office:value-type="float"/>
          <table:table-cell table:formula="of:=MEDIAN([.$E25];[.$K25];[.$Q25];[.$W25];[.$AC25];[.$AI25];[.$AO25];[.$AU25];[.$BA25];[.$BG25];[.$BM25];[.$BS25])" office:value-type="float"/>
          <table:table-cell table:formula="of:=MEDIAN([.$F25];[.$L25];[.$R25];[.$X25];[.$AD25];[.$AJ25];[.$AP25];[.$AV25];[.$BB25];[.$BH25];[.$BN25];[.$BT25])" office:value-type="float"/>
          <table:table-cell table:formula="of:=MEDIAN([.$G25];[.$M25];[.$S25];[.$Y25];[.$AE25];[.$AK25];[.$AQ25];[.$AW25];[.$BC25];[.$BI25];[.$BO25];[.$BU25])" office:value-type="float"/>
          <table:table-cell table:formula="of:=MAX([.$B25];[.$H25];[.$N25];[.$T25];[.$Z25];[.$AF25];[.$AL25];[.$AR25];[.$AX25];[.$BD25];[.$BJ25];[.$BP25])" office:value-type="float"/>
          <table:table-cell table:formula="of:=MAX([.$C25];[.$I25];[.$O25];[.$U25];[.$AA25];[.$AG25];[.$AM25];[.$AS25];[.$AY25];[.$BE25];[.$BK25];[.$BQ25])" office:value-type="float"/>
          <table:table-cell table:formula="of:=MAX([.$D25];[.$J25];[.$P25];[.$V25];[.$AB25];[.$AH25];[.$AN25];[.$AT25];[.$AZ25];[.$BF25];[.$BL25];[.$BR25])" office:value-type="float"/>
          <table:table-cell table:formula="of:=MAX([.$E25];[.$K25];[.$Q25];[.$W25];[.$AC25];[.$AI25];[.$AO25];[.$AU25];[.$BA25];[.$BG25];[.$BM25];[.$BS25])" office:value-type="float"/>
          <table:table-cell table:formula="of:=MAX([.$F25];[.$L25];[.$R25];[.$X25];[.$AD25];[.$AJ25];[.$AP25];[.$AV25];[.$BB25];[.$BH25];[.$BN25];[.$BT25])" office:value-type="float"/>
          <table:table-cell table:formula="of:=MAX([.$G25];[.$M25];[.$S25];[.$Y25];[.$AE25];[.$AK25];[.$AQ25];[.$AW25];[.$BC25];[.$BI25];[.$BO25];[.$BU25])" office:value-type="float"/>
        </table:table-row>
        <table:table-row table:style-name="ro1">
          <table:table-cell office:value-type="string">
            <text:p>Labyrinth/0075-labyrinth-13-0.asp</text:p>
          </table:table-cell>
          <table:table-cell office:value-type="float" office:value="2.76"/>
          <table:table-cell office:value-type="float" office:value="2.657"/>
          <table:table-cell office:value-type="float" office:value="25826.0"/>
          <table:table-cell office:value-type="float" office:value="6863.0"/>
          <table:table-cell office:value-type="float" office:value="46.0"/>
          <table:table-cell office:value-type="float" office:value="0.0"/>
          <table:table-cell office:value-type="float" office:value="2.44"/>
          <table:table-cell office:value-type="float" office:value="2.353"/>
          <table:table-cell office:value-type="float" office:value="29148.0"/>
          <table:table-cell office:value-type="float" office:value="6782.0"/>
          <table:table-cell office:value-type="float" office:value="46.0"/>
          <table:table-cell office:value-type="float" office:value="0.0"/>
          <table:table-cell office:value-type="float" office:value="2.77"/>
          <table:table-cell office:value-type="float" office:value="2.679"/>
          <table:table-cell office:value-type="float" office:value="25826.0"/>
          <table:table-cell office:value-type="float" office:value="6863.0"/>
          <table:table-cell office:value-type="float" office:value="47.0"/>
          <table:table-cell office:value-type="float" office:value="0.0"/>
          <table:table-cell office:value-type="float" office:value="2.46"/>
          <table:table-cell office:value-type="float" office:value="2.366"/>
          <table:table-cell office:value-type="float" office:value="29148.0"/>
          <table:table-cell office:value-type="float" office:value="6782.0"/>
          <table:table-cell office:value-type="float" office:value="46.0"/>
          <table:table-cell office:value-type="float" office:value="0.0"/>
          <table:table-cell office:value-type="float" office:value="2.6"/>
          <table:table-cell office:value-type="float" office:value="2.51"/>
          <table:table-cell office:value-type="float" office:value="25826.0"/>
          <table:table-cell office:value-type="float" office:value="6863.0"/>
          <table:table-cell office:value-type="float" office:value="46.0"/>
          <table:table-cell office:value-type="float" office:value="0.0"/>
          <table:table-cell office:value-type="float" office:value="2.43"/>
          <table:table-cell office:value-type="float" office:value="2.329"/>
          <table:table-cell office:value-type="float" office:value="29148.0"/>
          <table:table-cell office:value-type="float" office:value="6782.0"/>
          <table:table-cell office:value-type="float" office:value="45.0"/>
          <table:table-cell office:value-type="float" office:value="0.0"/>
          <table:table-cell office:value-type="float" office:value="2.55"/>
          <table:table-cell office:value-type="float" office:value="2.453"/>
          <table:table-cell office:value-type="float" office:value="25826.0"/>
          <table:table-cell office:value-type="float" office:value="6863.0"/>
          <table:table-cell office:value-type="float" office:value="47.0"/>
          <table:table-cell office:value-type="float" office:value="0.0"/>
          <table:table-cell office:value-type="float" office:value="2.46"/>
          <table:table-cell office:value-type="float" office:value="2.33"/>
          <table:table-cell office:value-type="float" office:value="29148.0"/>
          <table:table-cell office:value-type="float" office:value="6782.0"/>
          <table:table-cell office:value-type="float" office:value="46.0"/>
          <table:table-cell office:value-type="float" office:value="0.0"/>
          <table:table-cell office:value-type="float" office:value="2.83"/>
          <table:table-cell office:value-type="float" office:value="2.723"/>
          <table:table-cell office:value-type="float" office:value="25826.0"/>
          <table:table-cell office:value-type="float" office:value="6863.0"/>
          <table:table-cell office:value-type="float" office:value="47.0"/>
          <table:table-cell office:value-type="float" office:value="0.0"/>
          <table:table-cell office:value-type="float" office:value="2.54"/>
          <table:table-cell office:value-type="float" office:value="2.43"/>
          <table:table-cell office:value-type="float" office:value="29148.0"/>
          <table:table-cell office:value-type="float" office:value="6782.0"/>
          <table:table-cell office:value-type="float" office:value="46.0"/>
          <table:table-cell office:value-type="float" office:value="0.0"/>
          <table:table-cell office:value-type="float" office:value="2.88"/>
          <table:table-cell office:value-type="float" office:value="2.747"/>
          <table:table-cell office:value-type="float" office:value="25826.0"/>
          <table:table-cell office:value-type="float" office:value="6863.0"/>
          <table:table-cell office:value-type="float" office:value="46.0"/>
          <table:table-cell office:value-type="float" office:value="0.0"/>
          <table:table-cell office:value-type="float" office:value="2.43"/>
          <table:table-cell office:value-type="float" office:value="2.332"/>
          <table:table-cell office:value-type="float" office:value="29148.0"/>
          <table:table-cell office:value-type="float" office:value="6782.0"/>
          <table:table-cell office:value-type="float" office:value="46.0"/>
          <table:table-cell office:value-type="float" office:value="0.0"/>
          <table:table-cell table:formula="of:=MIN([.$B26];[.$H26];[.$N26];[.$T26];[.$Z26];[.$AF26];[.$AL26];[.$AR26];[.$AX26];[.$BD26];[.$BJ26];[.$BP26])" office:value-type="float"/>
          <table:table-cell table:formula="of:=MIN([.$C26];[.$I26];[.$O26];[.$U26];[.$AA26];[.$AG26];[.$AM26];[.$AS26];[.$AY26];[.$BE26];[.$BK26];[.$BQ26])" office:value-type="float"/>
          <table:table-cell table:formula="of:=MIN([.$D26];[.$J26];[.$P26];[.$V26];[.$AB26];[.$AH26];[.$AN26];[.$AT26];[.$AZ26];[.$BF26];[.$BL26];[.$BR26])" office:value-type="float"/>
          <table:table-cell table:formula="of:=MIN([.$E26];[.$K26];[.$Q26];[.$W26];[.$AC26];[.$AI26];[.$AO26];[.$AU26];[.$BA26];[.$BG26];[.$BM26];[.$BS26])" office:value-type="float"/>
          <table:table-cell table:formula="of:=MIN([.$F26];[.$L26];[.$R26];[.$X26];[.$AD26];[.$AJ26];[.$AP26];[.$AV26];[.$BB26];[.$BH26];[.$BN26];[.$BT26])" office:value-type="float"/>
          <table:table-cell table:formula="of:=MIN([.$G26];[.$M26];[.$S26];[.$Y26];[.$AE26];[.$AK26];[.$AQ26];[.$AW26];[.$BC26];[.$BI26];[.$BO26];[.$BU26])" office:value-type="float"/>
          <table:table-cell table:formula="of:=MEDIAN([.$B26];[.$H26];[.$N26];[.$T26];[.$Z26];[.$AF26];[.$AL26];[.$AR26];[.$AX26];[.$BD26];[.$BJ26];[.$BP26])" office:value-type="float"/>
          <table:table-cell table:formula="of:=MEDIAN([.$C26];[.$I26];[.$O26];[.$U26];[.$AA26];[.$AG26];[.$AM26];[.$AS26];[.$AY26];[.$BE26];[.$BK26];[.$BQ26])" office:value-type="float"/>
          <table:table-cell table:formula="of:=MEDIAN([.$D26];[.$J26];[.$P26];[.$V26];[.$AB26];[.$AH26];[.$AN26];[.$AT26];[.$AZ26];[.$BF26];[.$BL26];[.$BR26])" office:value-type="float"/>
          <table:table-cell table:formula="of:=MEDIAN([.$E26];[.$K26];[.$Q26];[.$W26];[.$AC26];[.$AI26];[.$AO26];[.$AU26];[.$BA26];[.$BG26];[.$BM26];[.$BS26])" office:value-type="float"/>
          <table:table-cell table:formula="of:=MEDIAN([.$F26];[.$L26];[.$R26];[.$X26];[.$AD26];[.$AJ26];[.$AP26];[.$AV26];[.$BB26];[.$BH26];[.$BN26];[.$BT26])" office:value-type="float"/>
          <table:table-cell table:formula="of:=MEDIAN([.$G26];[.$M26];[.$S26];[.$Y26];[.$AE26];[.$AK26];[.$AQ26];[.$AW26];[.$BC26];[.$BI26];[.$BO26];[.$BU26])" office:value-type="float"/>
          <table:table-cell table:formula="of:=MAX([.$B26];[.$H26];[.$N26];[.$T26];[.$Z26];[.$AF26];[.$AL26];[.$AR26];[.$AX26];[.$BD26];[.$BJ26];[.$BP26])" office:value-type="float"/>
          <table:table-cell table:formula="of:=MAX([.$C26];[.$I26];[.$O26];[.$U26];[.$AA26];[.$AG26];[.$AM26];[.$AS26];[.$AY26];[.$BE26];[.$BK26];[.$BQ26])" office:value-type="float"/>
          <table:table-cell table:formula="of:=MAX([.$D26];[.$J26];[.$P26];[.$V26];[.$AB26];[.$AH26];[.$AN26];[.$AT26];[.$AZ26];[.$BF26];[.$BL26];[.$BR26])" office:value-type="float"/>
          <table:table-cell table:formula="of:=MAX([.$E26];[.$K26];[.$Q26];[.$W26];[.$AC26];[.$AI26];[.$AO26];[.$AU26];[.$BA26];[.$BG26];[.$BM26];[.$BS26])" office:value-type="float"/>
          <table:table-cell table:formula="of:=MAX([.$F26];[.$L26];[.$R26];[.$X26];[.$AD26];[.$AJ26];[.$AP26];[.$AV26];[.$BB26];[.$BH26];[.$BN26];[.$BT26])" office:value-type="float"/>
          <table:table-cell table:formula="of:=MAX([.$G26];[.$M26];[.$S26];[.$Y26];[.$AE26];[.$AK26];[.$AQ26];[.$AW26];[.$BC26];[.$BI26];[.$BO26];[.$BU26])" office:value-type="float"/>
        </table:table-row>
        <table:table-row table:style-name="ro1">
          <table:table-cell office:value-type="string">
            <text:p>Labyrinth/0082-labyrinth-14-0.asp</text:p>
          </table:table-cell>
          <table:table-cell office:value-type="float" office:value="173.51"/>
          <table:table-cell office:value-type="float" office:value="173.402"/>
          <table:table-cell office:value-type="float" office:value="2182417.0"/>
          <table:table-cell office:value-type="float" office:value="339185.0"/>
          <table:table-cell office:value-type="float" office:value="128.0"/>
          <table:table-cell office:value-type="float" office:value="0.0"/>
          <table:table-cell office:value-type="float" office:value="395.03"/>
          <table:table-cell office:value-type="float" office:value="394.916"/>
          <table:table-cell office:value-type="float" office:value="5423712.0"/>
          <table:table-cell office:value-type="float" office:value="727867.0"/>
          <table:table-cell office:value-type="float" office:value="188.0"/>
          <table:table-cell office:value-type="float" office:value="0.0"/>
          <table:table-cell office:value-type="float" office:value="174.02"/>
          <table:table-cell office:value-type="float" office:value="173.911"/>
          <table:table-cell office:value-type="float" office:value="2182417.0"/>
          <table:table-cell office:value-type="float" office:value="339185.0"/>
          <table:table-cell office:value-type="float" office:value="127.0"/>
          <table:table-cell office:value-type="float" office:value="0.0"/>
          <table:table-cell office:value-type="float" office:value="408.77"/>
          <table:table-cell office:value-type="float" office:value="408.668"/>
          <table:table-cell office:value-type="float" office:value="5423712.0"/>
          <table:table-cell office:value-type="float" office:value="727867.0"/>
          <table:table-cell office:value-type="float" office:value="188.0"/>
          <table:table-cell office:value-type="float" office:value="0.0"/>
          <table:table-cell office:value-type="float" office:value="174.5"/>
          <table:table-cell office:value-type="float" office:value="174.396"/>
          <table:table-cell office:value-type="float" office:value="2182417.0"/>
          <table:table-cell office:value-type="float" office:value="339185.0"/>
          <table:table-cell office:value-type="float" office:value="127.0"/>
          <table:table-cell office:value-type="float" office:value="0.0"/>
          <table:table-cell office:value-type="float" office:value="389.49"/>
          <table:table-cell office:value-type="float" office:value="389.393"/>
          <table:table-cell office:value-type="float" office:value="5423712.0"/>
          <table:table-cell office:value-type="float" office:value="727867.0"/>
          <table:table-cell office:value-type="float" office:value="188.0"/>
          <table:table-cell office:value-type="float" office:value="0.0"/>
          <table:table-cell office:value-type="float" office:value="169.35"/>
          <table:table-cell office:value-type="float" office:value="169.249"/>
          <table:table-cell office:value-type="float" office:value="2182417.0"/>
          <table:table-cell office:value-type="float" office:value="339185.0"/>
          <table:table-cell office:value-type="float" office:value="127.0"/>
          <table:table-cell office:value-type="float" office:value="0.0"/>
          <table:table-cell office:value-type="float" office:value="387.26"/>
          <table:table-cell office:value-type="float" office:value="387.157"/>
          <table:table-cell office:value-type="float" office:value="5423712.0"/>
          <table:table-cell office:value-type="float" office:value="727867.0"/>
          <table:table-cell office:value-type="float" office:value="195.0"/>
          <table:table-cell office:value-type="float" office:value="0.0"/>
          <table:table-cell office:value-type="float" office:value="184.22"/>
          <table:table-cell office:value-type="float" office:value="184.092"/>
          <table:table-cell office:value-type="float" office:value="2182417.0"/>
          <table:table-cell office:value-type="float" office:value="339185.0"/>
          <table:table-cell office:value-type="float" office:value="127.0"/>
          <table:table-cell office:value-type="float" office:value="0.0"/>
          <table:table-cell office:value-type="float" office:value="396.85"/>
          <table:table-cell office:value-type="float" office:value="396.736"/>
          <table:table-cell office:value-type="float" office:value="5423712.0"/>
          <table:table-cell office:value-type="float" office:value="727867.0"/>
          <table:table-cell office:value-type="float" office:value="188.0"/>
          <table:table-cell office:value-type="float" office:value="0.0"/>
          <table:table-cell office:value-type="float" office:value="187.27"/>
          <table:table-cell office:value-type="float" office:value="187.153"/>
          <table:table-cell office:value-type="float" office:value="2182417.0"/>
          <table:table-cell office:value-type="float" office:value="339185.0"/>
          <table:table-cell office:value-type="float" office:value="127.0"/>
          <table:table-cell office:value-type="float" office:value="0.0"/>
          <table:table-cell office:value-type="float" office:value="395.82"/>
          <table:table-cell office:value-type="float" office:value="395.707"/>
          <table:table-cell office:value-type="float" office:value="5423712.0"/>
          <table:table-cell office:value-type="float" office:value="727867.0"/>
          <table:table-cell office:value-type="float" office:value="189.0"/>
          <table:table-cell office:value-type="float" office:value="0.0"/>
          <table:table-cell table:formula="of:=MIN([.$B27];[.$H27];[.$N27];[.$T27];[.$Z27];[.$AF27];[.$AL27];[.$AR27];[.$AX27];[.$BD27];[.$BJ27];[.$BP27])" office:value-type="float"/>
          <table:table-cell table:formula="of:=MIN([.$C27];[.$I27];[.$O27];[.$U27];[.$AA27];[.$AG27];[.$AM27];[.$AS27];[.$AY27];[.$BE27];[.$BK27];[.$BQ27])" office:value-type="float"/>
          <table:table-cell table:formula="of:=MIN([.$D27];[.$J27];[.$P27];[.$V27];[.$AB27];[.$AH27];[.$AN27];[.$AT27];[.$AZ27];[.$BF27];[.$BL27];[.$BR27])" office:value-type="float"/>
          <table:table-cell table:formula="of:=MIN([.$E27];[.$K27];[.$Q27];[.$W27];[.$AC27];[.$AI27];[.$AO27];[.$AU27];[.$BA27];[.$BG27];[.$BM27];[.$BS27])" office:value-type="float"/>
          <table:table-cell table:formula="of:=MIN([.$F27];[.$L27];[.$R27];[.$X27];[.$AD27];[.$AJ27];[.$AP27];[.$AV27];[.$BB27];[.$BH27];[.$BN27];[.$BT27])" office:value-type="float"/>
          <table:table-cell table:formula="of:=MIN([.$G27];[.$M27];[.$S27];[.$Y27];[.$AE27];[.$AK27];[.$AQ27];[.$AW27];[.$BC27];[.$BI27];[.$BO27];[.$BU27])" office:value-type="float"/>
          <table:table-cell table:formula="of:=MEDIAN([.$B27];[.$H27];[.$N27];[.$T27];[.$Z27];[.$AF27];[.$AL27];[.$AR27];[.$AX27];[.$BD27];[.$BJ27];[.$BP27])" office:value-type="float"/>
          <table:table-cell table:formula="of:=MEDIAN([.$C27];[.$I27];[.$O27];[.$U27];[.$AA27];[.$AG27];[.$AM27];[.$AS27];[.$AY27];[.$BE27];[.$BK27];[.$BQ27])" office:value-type="float"/>
          <table:table-cell table:formula="of:=MEDIAN([.$D27];[.$J27];[.$P27];[.$V27];[.$AB27];[.$AH27];[.$AN27];[.$AT27];[.$AZ27];[.$BF27];[.$BL27];[.$BR27])" office:value-type="float"/>
          <table:table-cell table:formula="of:=MEDIAN([.$E27];[.$K27];[.$Q27];[.$W27];[.$AC27];[.$AI27];[.$AO27];[.$AU27];[.$BA27];[.$BG27];[.$BM27];[.$BS27])" office:value-type="float"/>
          <table:table-cell table:formula="of:=MEDIAN([.$F27];[.$L27];[.$R27];[.$X27];[.$AD27];[.$AJ27];[.$AP27];[.$AV27];[.$BB27];[.$BH27];[.$BN27];[.$BT27])" office:value-type="float"/>
          <table:table-cell table:formula="of:=MEDIAN([.$G27];[.$M27];[.$S27];[.$Y27];[.$AE27];[.$AK27];[.$AQ27];[.$AW27];[.$BC27];[.$BI27];[.$BO27];[.$BU27])" office:value-type="float"/>
          <table:table-cell table:formula="of:=MAX([.$B27];[.$H27];[.$N27];[.$T27];[.$Z27];[.$AF27];[.$AL27];[.$AR27];[.$AX27];[.$BD27];[.$BJ27];[.$BP27])" office:value-type="float"/>
          <table:table-cell table:formula="of:=MAX([.$C27];[.$I27];[.$O27];[.$U27];[.$AA27];[.$AG27];[.$AM27];[.$AS27];[.$AY27];[.$BE27];[.$BK27];[.$BQ27])" office:value-type="float"/>
          <table:table-cell table:formula="of:=MAX([.$D27];[.$J27];[.$P27];[.$V27];[.$AB27];[.$AH27];[.$AN27];[.$AT27];[.$AZ27];[.$BF27];[.$BL27];[.$BR27])" office:value-type="float"/>
          <table:table-cell table:formula="of:=MAX([.$E27];[.$K27];[.$Q27];[.$W27];[.$AC27];[.$AI27];[.$AO27];[.$AU27];[.$BA27];[.$BG27];[.$BM27];[.$BS27])" office:value-type="float"/>
          <table:table-cell table:formula="of:=MAX([.$F27];[.$L27];[.$R27];[.$X27];[.$AD27];[.$AJ27];[.$AP27];[.$AV27];[.$BB27];[.$BH27];[.$BN27];[.$BT27])" office:value-type="float"/>
          <table:table-cell table:formula="of:=MAX([.$G27];[.$M27];[.$S27];[.$Y27];[.$AE27];[.$AK27];[.$AQ27];[.$AW27];[.$BC27];[.$BI27];[.$BO27];[.$BU27])" office:value-type="float"/>
        </table:table-row>
        <table:table-row table:style-name="ro1">
          <table:table-cell office:value-type="string">
            <text:p>Labyrinth/0083-labyrinth-23-0.asp</text:p>
          </table:table-cell>
          <table:table-cell office:value-type="float" office:value="900.0"/>
          <table:table-cell office:value-type="float" office:value="900.0"/>
          <table:table-cell office:value-type="float" office:value="15986670.0"/>
          <table:table-cell office:value-type="float" office:value="655116.0"/>
          <table:table-cell office:value-type="float" office:value="39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755069.0"/>
          <table:table-cell office:value-type="float" office:value="706544.0"/>
          <table:table-cell office:value-type="float" office:value="3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540459.0"/>
          <table:table-cell office:value-type="float" office:value="642031.0"/>
          <table:table-cell office:value-type="float" office:value="3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440574.0"/>
          <table:table-cell office:value-type="float" office:value="681246.0"/>
          <table:table-cell office:value-type="float" office:value="3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468793.0"/>
          <table:table-cell office:value-type="float" office:value="636728.0"/>
          <table:table-cell office:value-type="float" office:value="3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716843.0"/>
          <table:table-cell office:value-type="float" office:value="698153.0"/>
          <table:table-cell office:value-type="float" office:value="3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463432.0"/>
          <table:table-cell office:value-type="float" office:value="635747.0"/>
          <table:table-cell office:value-type="float" office:value="3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692838.0"/>
          <table:table-cell office:value-type="float" office:value="695447.0"/>
          <table:table-cell office:value-type="float" office:value="3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660124.0"/>
          <table:table-cell office:value-type="float" office:value="645565.0"/>
          <table:table-cell office:value-type="float" office:value="3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741305.0"/>
          <table:table-cell office:value-type="float" office:value="702523.0"/>
          <table:table-cell office:value-type="float" office:value="3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479504.0"/>
          <table:table-cell office:value-type="float" office:value="638305.0"/>
          <table:table-cell office:value-type="float" office:value="3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536848.0"/>
          <table:table-cell office:value-type="float" office:value="685802.0"/>
          <table:table-cell office:value-type="float" office:value="344.0"/>
          <table:table-cell office:value-type="float" office:value="0.0"/>
          <table:table-cell table:formula="of:=MIN([.$B28];[.$H28];[.$N28];[.$T28];[.$Z28];[.$AF28];[.$AL28];[.$AR28];[.$AX28];[.$BD28];[.$BJ28];[.$BP28])" office:value-type="float"/>
          <table:table-cell table:formula="of:=MIN([.$C28];[.$I28];[.$O28];[.$U28];[.$AA28];[.$AG28];[.$AM28];[.$AS28];[.$AY28];[.$BE28];[.$BK28];[.$BQ28])" office:value-type="float"/>
          <table:table-cell table:formula="of:=MIN([.$D28];[.$J28];[.$P28];[.$V28];[.$AB28];[.$AH28];[.$AN28];[.$AT28];[.$AZ28];[.$BF28];[.$BL28];[.$BR28])" office:value-type="float"/>
          <table:table-cell table:formula="of:=MIN([.$E28];[.$K28];[.$Q28];[.$W28];[.$AC28];[.$AI28];[.$AO28];[.$AU28];[.$BA28];[.$BG28];[.$BM28];[.$BS28])" office:value-type="float"/>
          <table:table-cell table:formula="of:=MIN([.$F28];[.$L28];[.$R28];[.$X28];[.$AD28];[.$AJ28];[.$AP28];[.$AV28];[.$BB28];[.$BH28];[.$BN28];[.$BT28])" office:value-type="float"/>
          <table:table-cell table:formula="of:=MIN([.$G28];[.$M28];[.$S28];[.$Y28];[.$AE28];[.$AK28];[.$AQ28];[.$AW28];[.$BC28];[.$BI28];[.$BO28];[.$BU28])" office:value-type="float"/>
          <table:table-cell table:formula="of:=MEDIAN([.$B28];[.$H28];[.$N28];[.$T28];[.$Z28];[.$AF28];[.$AL28];[.$AR28];[.$AX28];[.$BD28];[.$BJ28];[.$BP28])" office:value-type="float"/>
          <table:table-cell table:formula="of:=MEDIAN([.$C28];[.$I28];[.$O28];[.$U28];[.$AA28];[.$AG28];[.$AM28];[.$AS28];[.$AY28];[.$BE28];[.$BK28];[.$BQ28])" office:value-type="float"/>
          <table:table-cell table:formula="of:=MEDIAN([.$D28];[.$J28];[.$P28];[.$V28];[.$AB28];[.$AH28];[.$AN28];[.$AT28];[.$AZ28];[.$BF28];[.$BL28];[.$BR28])" office:value-type="float"/>
          <table:table-cell table:formula="of:=MEDIAN([.$E28];[.$K28];[.$Q28];[.$W28];[.$AC28];[.$AI28];[.$AO28];[.$AU28];[.$BA28];[.$BG28];[.$BM28];[.$BS28])" office:value-type="float"/>
          <table:table-cell table:formula="of:=MEDIAN([.$F28];[.$L28];[.$R28];[.$X28];[.$AD28];[.$AJ28];[.$AP28];[.$AV28];[.$BB28];[.$BH28];[.$BN28];[.$BT28])" office:value-type="float"/>
          <table:table-cell table:formula="of:=MEDIAN([.$G28];[.$M28];[.$S28];[.$Y28];[.$AE28];[.$AK28];[.$AQ28];[.$AW28];[.$BC28];[.$BI28];[.$BO28];[.$BU28])" office:value-type="float"/>
          <table:table-cell table:formula="of:=MAX([.$B28];[.$H28];[.$N28];[.$T28];[.$Z28];[.$AF28];[.$AL28];[.$AR28];[.$AX28];[.$BD28];[.$BJ28];[.$BP28])" office:value-type="float"/>
          <table:table-cell table:formula="of:=MAX([.$C28];[.$I28];[.$O28];[.$U28];[.$AA28];[.$AG28];[.$AM28];[.$AS28];[.$AY28];[.$BE28];[.$BK28];[.$BQ28])" office:value-type="float"/>
          <table:table-cell table:formula="of:=MAX([.$D28];[.$J28];[.$P28];[.$V28];[.$AB28];[.$AH28];[.$AN28];[.$AT28];[.$AZ28];[.$BF28];[.$BL28];[.$BR28])" office:value-type="float"/>
          <table:table-cell table:formula="of:=MAX([.$E28];[.$K28];[.$Q28];[.$W28];[.$AC28];[.$AI28];[.$AO28];[.$AU28];[.$BA28];[.$BG28];[.$BM28];[.$BS28])" office:value-type="float"/>
          <table:table-cell table:formula="of:=MAX([.$F28];[.$L28];[.$R28];[.$X28];[.$AD28];[.$AJ28];[.$AP28];[.$AV28];[.$BB28];[.$BH28];[.$BN28];[.$BT28])" office:value-type="float"/>
          <table:table-cell table:formula="of:=MAX([.$G28];[.$M28];[.$S28];[.$Y28];[.$AE28];[.$AK28];[.$AQ28];[.$AW28];[.$BC28];[.$BI28];[.$BO28];[.$BU28])" office:value-type="float"/>
        </table:table-row>
        <table:table-row table:style-name="ro1">
          <table:table-cell office:value-type="string">
            <text:p>Labyrinth/0094-labyrinth-17-0.asp</text:p>
          </table:table-cell>
          <table:table-cell office:value-type="float" office:value="177.94"/>
          <table:table-cell office:value-type="float" office:value="177.829"/>
          <table:table-cell office:value-type="float" office:value="1628476.0"/>
          <table:table-cell office:value-type="float" office:value="261692.0"/>
          <table:table-cell office:value-type="float" office:value="166.0"/>
          <table:table-cell office:value-type="float" office:value="0.0"/>
          <table:table-cell office:value-type="float" office:value="121.94"/>
          <table:table-cell office:value-type="float" office:value="121.845"/>
          <table:table-cell office:value-type="float" office:value="948510.0"/>
          <table:table-cell office:value-type="float" office:value="206466.0"/>
          <table:table-cell office:value-type="float" office:value="130.0"/>
          <table:table-cell office:value-type="float" office:value="0.0"/>
          <table:table-cell office:value-type="float" office:value="174.51"/>
          <table:table-cell office:value-type="float" office:value="174.378"/>
          <table:table-cell office:value-type="float" office:value="1628476.0"/>
          <table:table-cell office:value-type="float" office:value="261692.0"/>
          <table:table-cell office:value-type="float" office:value="165.0"/>
          <table:table-cell office:value-type="float" office:value="0.0"/>
          <table:table-cell office:value-type="float" office:value="128.2"/>
          <table:table-cell office:value-type="float" office:value="128.095"/>
          <table:table-cell office:value-type="float" office:value="948510.0"/>
          <table:table-cell office:value-type="float" office:value="206466.0"/>
          <table:table-cell office:value-type="float" office:value="130.0"/>
          <table:table-cell office:value-type="float" office:value="0.0"/>
          <table:table-cell office:value-type="float" office:value="190.27"/>
          <table:table-cell office:value-type="float" office:value="190.162"/>
          <table:table-cell office:value-type="float" office:value="1628476.0"/>
          <table:table-cell office:value-type="float" office:value="261692.0"/>
          <table:table-cell office:value-type="float" office:value="164.0"/>
          <table:table-cell office:value-type="float" office:value="0.0"/>
          <table:table-cell office:value-type="float" office:value="127.13"/>
          <table:table-cell office:value-type="float" office:value="127.016"/>
          <table:table-cell office:value-type="float" office:value="948510.0"/>
          <table:table-cell office:value-type="float" office:value="206466.0"/>
          <table:table-cell office:value-type="float" office:value="123.0"/>
          <table:table-cell office:value-type="float" office:value="0.0"/>
          <table:table-cell office:value-type="float" office:value="182.96"/>
          <table:table-cell office:value-type="float" office:value="182.853"/>
          <table:table-cell office:value-type="float" office:value="1628476.0"/>
          <table:table-cell office:value-type="float" office:value="261692.0"/>
          <table:table-cell office:value-type="float" office:value="166.0"/>
          <table:table-cell office:value-type="float" office:value="0.0"/>
          <table:table-cell office:value-type="float" office:value="130.96"/>
          <table:table-cell office:value-type="float" office:value="130.828"/>
          <table:table-cell office:value-type="float" office:value="948510.0"/>
          <table:table-cell office:value-type="float" office:value="206466.0"/>
          <table:table-cell office:value-type="float" office:value="128.0"/>
          <table:table-cell office:value-type="float" office:value="0.0"/>
          <table:table-cell office:value-type="float" office:value="187.31"/>
          <table:table-cell office:value-type="float" office:value="187.184"/>
          <table:table-cell office:value-type="float" office:value="1628476.0"/>
          <table:table-cell office:value-type="float" office:value="261692.0"/>
          <table:table-cell office:value-type="float" office:value="164.0"/>
          <table:table-cell office:value-type="float" office:value="0.0"/>
          <table:table-cell office:value-type="float" office:value="119.25"/>
          <table:table-cell office:value-type="float" office:value="119.141"/>
          <table:table-cell office:value-type="float" office:value="948510.0"/>
          <table:table-cell office:value-type="float" office:value="206466.0"/>
          <table:table-cell office:value-type="float" office:value="131.0"/>
          <table:table-cell office:value-type="float" office:value="0.0"/>
          <table:table-cell office:value-type="float" office:value="175.3"/>
          <table:table-cell office:value-type="float" office:value="175.179"/>
          <table:table-cell office:value-type="float" office:value="1628476.0"/>
          <table:table-cell office:value-type="float" office:value="261692.0"/>
          <table:table-cell office:value-type="float" office:value="159.0"/>
          <table:table-cell office:value-type="float" office:value="0.0"/>
          <table:table-cell office:value-type="float" office:value="123.23"/>
          <table:table-cell office:value-type="float" office:value="123.113"/>
          <table:table-cell office:value-type="float" office:value="948510.0"/>
          <table:table-cell office:value-type="float" office:value="206466.0"/>
          <table:table-cell office:value-type="float" office:value="130.0"/>
          <table:table-cell office:value-type="float" office:value="0.0"/>
          <table:table-cell table:formula="of:=MIN([.$B29];[.$H29];[.$N29];[.$T29];[.$Z29];[.$AF29];[.$AL29];[.$AR29];[.$AX29];[.$BD29];[.$BJ29];[.$BP29])" office:value-type="float"/>
          <table:table-cell table:formula="of:=MIN([.$C29];[.$I29];[.$O29];[.$U29];[.$AA29];[.$AG29];[.$AM29];[.$AS29];[.$AY29];[.$BE29];[.$BK29];[.$BQ29])" office:value-type="float"/>
          <table:table-cell table:formula="of:=MIN([.$D29];[.$J29];[.$P29];[.$V29];[.$AB29];[.$AH29];[.$AN29];[.$AT29];[.$AZ29];[.$BF29];[.$BL29];[.$BR29])" office:value-type="float"/>
          <table:table-cell table:formula="of:=MIN([.$E29];[.$K29];[.$Q29];[.$W29];[.$AC29];[.$AI29];[.$AO29];[.$AU29];[.$BA29];[.$BG29];[.$BM29];[.$BS29])" office:value-type="float"/>
          <table:table-cell table:formula="of:=MIN([.$F29];[.$L29];[.$R29];[.$X29];[.$AD29];[.$AJ29];[.$AP29];[.$AV29];[.$BB29];[.$BH29];[.$BN29];[.$BT29])" office:value-type="float"/>
          <table:table-cell table:formula="of:=MIN([.$G29];[.$M29];[.$S29];[.$Y29];[.$AE29];[.$AK29];[.$AQ29];[.$AW29];[.$BC29];[.$BI29];[.$BO29];[.$BU29])" office:value-type="float"/>
          <table:table-cell table:formula="of:=MEDIAN([.$B29];[.$H29];[.$N29];[.$T29];[.$Z29];[.$AF29];[.$AL29];[.$AR29];[.$AX29];[.$BD29];[.$BJ29];[.$BP29])" office:value-type="float"/>
          <table:table-cell table:formula="of:=MEDIAN([.$C29];[.$I29];[.$O29];[.$U29];[.$AA29];[.$AG29];[.$AM29];[.$AS29];[.$AY29];[.$BE29];[.$BK29];[.$BQ29])" office:value-type="float"/>
          <table:table-cell table:formula="of:=MEDIAN([.$D29];[.$J29];[.$P29];[.$V29];[.$AB29];[.$AH29];[.$AN29];[.$AT29];[.$AZ29];[.$BF29];[.$BL29];[.$BR29])" office:value-type="float"/>
          <table:table-cell table:formula="of:=MEDIAN([.$E29];[.$K29];[.$Q29];[.$W29];[.$AC29];[.$AI29];[.$AO29];[.$AU29];[.$BA29];[.$BG29];[.$BM29];[.$BS29])" office:value-type="float"/>
          <table:table-cell table:formula="of:=MEDIAN([.$F29];[.$L29];[.$R29];[.$X29];[.$AD29];[.$AJ29];[.$AP29];[.$AV29];[.$BB29];[.$BH29];[.$BN29];[.$BT29])" office:value-type="float"/>
          <table:table-cell table:formula="of:=MEDIAN([.$G29];[.$M29];[.$S29];[.$Y29];[.$AE29];[.$AK29];[.$AQ29];[.$AW29];[.$BC29];[.$BI29];[.$BO29];[.$BU29])" office:value-type="float"/>
          <table:table-cell table:formula="of:=MAX([.$B29];[.$H29];[.$N29];[.$T29];[.$Z29];[.$AF29];[.$AL29];[.$AR29];[.$AX29];[.$BD29];[.$BJ29];[.$BP29])" office:value-type="float"/>
          <table:table-cell table:formula="of:=MAX([.$C29];[.$I29];[.$O29];[.$U29];[.$AA29];[.$AG29];[.$AM29];[.$AS29];[.$AY29];[.$BE29];[.$BK29];[.$BQ29])" office:value-type="float"/>
          <table:table-cell table:formula="of:=MAX([.$D29];[.$J29];[.$P29];[.$V29];[.$AB29];[.$AH29];[.$AN29];[.$AT29];[.$AZ29];[.$BF29];[.$BL29];[.$BR29])" office:value-type="float"/>
          <table:table-cell table:formula="of:=MAX([.$E29];[.$K29];[.$Q29];[.$W29];[.$AC29];[.$AI29];[.$AO29];[.$AU29];[.$BA29];[.$BG29];[.$BM29];[.$BS29])" office:value-type="float"/>
          <table:table-cell table:formula="of:=MAX([.$F29];[.$L29];[.$R29];[.$X29];[.$AD29];[.$AJ29];[.$AP29];[.$AV29];[.$BB29];[.$BH29];[.$BN29];[.$BT29])" office:value-type="float"/>
          <table:table-cell table:formula="of:=MAX([.$G29];[.$M29];[.$S29];[.$Y29];[.$AE29];[.$AK29];[.$AQ29];[.$AW29];[.$BC29];[.$BI29];[.$BO29];[.$BU29])" office:value-type="float"/>
        </table:table-row>
        <table:table-row table:style-name="ro1">
          <table:table-cell office:value-type="string">
            <text:p>Labyrinth/0117-labyrinth-23-0.asp</text:p>
          </table:table-cell>
          <table:table-cell office:value-type="float" office:value="900.0"/>
          <table:table-cell office:value-type="float" office:value="900.0"/>
          <table:table-cell office:value-type="float" office:value="13185248.0"/>
          <table:table-cell office:value-type="float" office:value="701967.0"/>
          <table:table-cell office:value-type="float" office:value="4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038354.0"/>
          <table:table-cell office:value-type="float" office:value="687575.0"/>
          <table:table-cell office:value-type="float" office:value="38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007865.0"/>
          <table:table-cell office:value-type="float" office:value="697192.0"/>
          <table:table-cell office:value-type="float" office:value="4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105739.0"/>
          <table:table-cell office:value-type="float" office:value="692333.0"/>
          <table:table-cell office:value-type="float" office:value="3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017228.0"/>
          <table:table-cell office:value-type="float" office:value="697530.0"/>
          <table:table-cell office:value-type="float" office:value="4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952110.0"/>
          <table:table-cell office:value-type="float" office:value="681482.0"/>
          <table:table-cell office:value-type="float" office:value="3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157550.0"/>
          <table:table-cell office:value-type="float" office:value="700284.0"/>
          <table:table-cell office:value-type="float" office:value="4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214231.0"/>
          <table:table-cell office:value-type="float" office:value="698349.0"/>
          <table:table-cell office:value-type="float" office:value="3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915244.0"/>
          <table:table-cell office:value-type="float" office:value="693738.0"/>
          <table:table-cell office:value-type="float" office:value="4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063990.0"/>
          <table:table-cell office:value-type="float" office:value="690328.0"/>
          <table:table-cell office:value-type="float" office:value="3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803178.0"/>
          <table:table-cell office:value-type="float" office:value="686772.0"/>
          <table:table-cell office:value-type="float" office:value="3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025514.0"/>
          <table:table-cell office:value-type="float" office:value="686611.0"/>
          <table:table-cell office:value-type="float" office:value="389.0"/>
          <table:table-cell office:value-type="float" office:value="0.0"/>
          <table:table-cell table:formula="of:=MIN([.$B30];[.$H30];[.$N30];[.$T30];[.$Z30];[.$AF30];[.$AL30];[.$AR30];[.$AX30];[.$BD30];[.$BJ30];[.$BP30])" office:value-type="float"/>
          <table:table-cell table:formula="of:=MIN([.$C30];[.$I30];[.$O30];[.$U30];[.$AA30];[.$AG30];[.$AM30];[.$AS30];[.$AY30];[.$BE30];[.$BK30];[.$BQ30])" office:value-type="float"/>
          <table:table-cell table:formula="of:=MIN([.$D30];[.$J30];[.$P30];[.$V30];[.$AB30];[.$AH30];[.$AN30];[.$AT30];[.$AZ30];[.$BF30];[.$BL30];[.$BR30])" office:value-type="float"/>
          <table:table-cell table:formula="of:=MIN([.$E30];[.$K30];[.$Q30];[.$W30];[.$AC30];[.$AI30];[.$AO30];[.$AU30];[.$BA30];[.$BG30];[.$BM30];[.$BS30])" office:value-type="float"/>
          <table:table-cell table:formula="of:=MIN([.$F30];[.$L30];[.$R30];[.$X30];[.$AD30];[.$AJ30];[.$AP30];[.$AV30];[.$BB30];[.$BH30];[.$BN30];[.$BT30])" office:value-type="float"/>
          <table:table-cell table:formula="of:=MIN([.$G30];[.$M30];[.$S30];[.$Y30];[.$AE30];[.$AK30];[.$AQ30];[.$AW30];[.$BC30];[.$BI30];[.$BO30];[.$BU30])" office:value-type="float"/>
          <table:table-cell table:formula="of:=MEDIAN([.$B30];[.$H30];[.$N30];[.$T30];[.$Z30];[.$AF30];[.$AL30];[.$AR30];[.$AX30];[.$BD30];[.$BJ30];[.$BP30])" office:value-type="float"/>
          <table:table-cell table:formula="of:=MEDIAN([.$C30];[.$I30];[.$O30];[.$U30];[.$AA30];[.$AG30];[.$AM30];[.$AS30];[.$AY30];[.$BE30];[.$BK30];[.$BQ30])" office:value-type="float"/>
          <table:table-cell table:formula="of:=MEDIAN([.$D30];[.$J30];[.$P30];[.$V30];[.$AB30];[.$AH30];[.$AN30];[.$AT30];[.$AZ30];[.$BF30];[.$BL30];[.$BR30])" office:value-type="float"/>
          <table:table-cell table:formula="of:=MEDIAN([.$E30];[.$K30];[.$Q30];[.$W30];[.$AC30];[.$AI30];[.$AO30];[.$AU30];[.$BA30];[.$BG30];[.$BM30];[.$BS30])" office:value-type="float"/>
          <table:table-cell table:formula="of:=MEDIAN([.$F30];[.$L30];[.$R30];[.$X30];[.$AD30];[.$AJ30];[.$AP30];[.$AV30];[.$BB30];[.$BH30];[.$BN30];[.$BT30])" office:value-type="float"/>
          <table:table-cell table:formula="of:=MEDIAN([.$G30];[.$M30];[.$S30];[.$Y30];[.$AE30];[.$AK30];[.$AQ30];[.$AW30];[.$BC30];[.$BI30];[.$BO30];[.$BU30])" office:value-type="float"/>
          <table:table-cell table:formula="of:=MAX([.$B30];[.$H30];[.$N30];[.$T30];[.$Z30];[.$AF30];[.$AL30];[.$AR30];[.$AX30];[.$BD30];[.$BJ30];[.$BP30])" office:value-type="float"/>
          <table:table-cell table:formula="of:=MAX([.$C30];[.$I30];[.$O30];[.$U30];[.$AA30];[.$AG30];[.$AM30];[.$AS30];[.$AY30];[.$BE30];[.$BK30];[.$BQ30])" office:value-type="float"/>
          <table:table-cell table:formula="of:=MAX([.$D30];[.$J30];[.$P30];[.$V30];[.$AB30];[.$AH30];[.$AN30];[.$AT30];[.$AZ30];[.$BF30];[.$BL30];[.$BR30])" office:value-type="float"/>
          <table:table-cell table:formula="of:=MAX([.$E30];[.$K30];[.$Q30];[.$W30];[.$AC30];[.$AI30];[.$AO30];[.$AU30];[.$BA30];[.$BG30];[.$BM30];[.$BS30])" office:value-type="float"/>
          <table:table-cell table:formula="of:=MAX([.$F30];[.$L30];[.$R30];[.$X30];[.$AD30];[.$AJ30];[.$AP30];[.$AV30];[.$BB30];[.$BH30];[.$BN30];[.$BT30])" office:value-type="float"/>
          <table:table-cell table:formula="of:=MAX([.$G30];[.$M30];[.$S30];[.$Y30];[.$AE30];[.$AK30];[.$AQ30];[.$AW30];[.$BC30];[.$BI30];[.$BO30];[.$BU30])" office:value-type="float"/>
        </table:table-row>
        <table:table-row table:style-name="ro1">
          <table:table-cell office:value-type="string">
            <text:p>Labyrinth/0130-labyrinth-14-0.asp</text:p>
          </table:table-cell>
          <table:table-cell office:value-type="float" office:value="900.0"/>
          <table:table-cell office:value-type="float" office:value="900.0"/>
          <table:table-cell office:value-type="float" office:value="9248223.0"/>
          <table:table-cell office:value-type="float" office:value="1378944.0"/>
          <table:table-cell office:value-type="float" office:value="2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00601.0"/>
          <table:table-cell office:value-type="float" office:value="1358757.0"/>
          <table:table-cell office:value-type="float" office:value="2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27559.0"/>
          <table:table-cell office:value-type="float" office:value="1376540.0"/>
          <table:table-cell office:value-type="float" office:value="2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31533.0"/>
          <table:table-cell office:value-type="float" office:value="1362080.0"/>
          <table:table-cell office:value-type="float" office:value="2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26492.0"/>
          <table:table-cell office:value-type="float" office:value="1343793.0"/>
          <table:table-cell office:value-type="float" office:value="2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93833.0"/>
          <table:table-cell office:value-type="float" office:value="1374609.0"/>
          <table:table-cell office:value-type="float" office:value="2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84752.0"/>
          <table:table-cell office:value-type="float" office:value="1360972.0"/>
          <table:table-cell office:value-type="float" office:value="2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50939.0"/>
          <table:table-cell office:value-type="float" office:value="1365388.0"/>
          <table:table-cell office:value-type="float" office:value="2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06660.0"/>
          <table:table-cell office:value-type="float" office:value="1339865.0"/>
          <table:table-cell office:value-type="float" office:value="2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66298.0"/>
          <table:table-cell office:value-type="float" office:value="1397921.0"/>
          <table:table-cell office:value-type="float" office:value="2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34578.0"/>
          <table:table-cell office:value-type="float" office:value="1346312.0"/>
          <table:table-cell office:value-type="float" office:value="2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79447.0"/>
          <table:table-cell office:value-type="float" office:value="1372736.0"/>
          <table:table-cell office:value-type="float" office:value="221.0"/>
          <table:table-cell office:value-type="float" office:value="0.0"/>
          <table:table-cell table:formula="of:=MIN([.$B31];[.$H31];[.$N31];[.$T31];[.$Z31];[.$AF31];[.$AL31];[.$AR31];[.$AX31];[.$BD31];[.$BJ31];[.$BP31])" office:value-type="float"/>
          <table:table-cell table:formula="of:=MIN([.$C31];[.$I31];[.$O31];[.$U31];[.$AA31];[.$AG31];[.$AM31];[.$AS31];[.$AY31];[.$BE31];[.$BK31];[.$BQ31])" office:value-type="float"/>
          <table:table-cell table:formula="of:=MIN([.$D31];[.$J31];[.$P31];[.$V31];[.$AB31];[.$AH31];[.$AN31];[.$AT31];[.$AZ31];[.$BF31];[.$BL31];[.$BR31])" office:value-type="float"/>
          <table:table-cell table:formula="of:=MIN([.$E31];[.$K31];[.$Q31];[.$W31];[.$AC31];[.$AI31];[.$AO31];[.$AU31];[.$BA31];[.$BG31];[.$BM31];[.$BS31])" office:value-type="float"/>
          <table:table-cell table:formula="of:=MIN([.$F31];[.$L31];[.$R31];[.$X31];[.$AD31];[.$AJ31];[.$AP31];[.$AV31];[.$BB31];[.$BH31];[.$BN31];[.$BT31])" office:value-type="float"/>
          <table:table-cell table:formula="of:=MIN([.$G31];[.$M31];[.$S31];[.$Y31];[.$AE31];[.$AK31];[.$AQ31];[.$AW31];[.$BC31];[.$BI31];[.$BO31];[.$BU31])" office:value-type="float"/>
          <table:table-cell table:formula="of:=MEDIAN([.$B31];[.$H31];[.$N31];[.$T31];[.$Z31];[.$AF31];[.$AL31];[.$AR31];[.$AX31];[.$BD31];[.$BJ31];[.$BP31])" office:value-type="float"/>
          <table:table-cell table:formula="of:=MEDIAN([.$C31];[.$I31];[.$O31];[.$U31];[.$AA31];[.$AG31];[.$AM31];[.$AS31];[.$AY31];[.$BE31];[.$BK31];[.$BQ31])" office:value-type="float"/>
          <table:table-cell table:formula="of:=MEDIAN([.$D31];[.$J31];[.$P31];[.$V31];[.$AB31];[.$AH31];[.$AN31];[.$AT31];[.$AZ31];[.$BF31];[.$BL31];[.$BR31])" office:value-type="float"/>
          <table:table-cell table:formula="of:=MEDIAN([.$E31];[.$K31];[.$Q31];[.$W31];[.$AC31];[.$AI31];[.$AO31];[.$AU31];[.$BA31];[.$BG31];[.$BM31];[.$BS31])" office:value-type="float"/>
          <table:table-cell table:formula="of:=MEDIAN([.$F31];[.$L31];[.$R31];[.$X31];[.$AD31];[.$AJ31];[.$AP31];[.$AV31];[.$BB31];[.$BH31];[.$BN31];[.$BT31])" office:value-type="float"/>
          <table:table-cell table:formula="of:=MEDIAN([.$G31];[.$M31];[.$S31];[.$Y31];[.$AE31];[.$AK31];[.$AQ31];[.$AW31];[.$BC31];[.$BI31];[.$BO31];[.$BU31])" office:value-type="float"/>
          <table:table-cell table:formula="of:=MAX([.$B31];[.$H31];[.$N31];[.$T31];[.$Z31];[.$AF31];[.$AL31];[.$AR31];[.$AX31];[.$BD31];[.$BJ31];[.$BP31])" office:value-type="float"/>
          <table:table-cell table:formula="of:=MAX([.$C31];[.$I31];[.$O31];[.$U31];[.$AA31];[.$AG31];[.$AM31];[.$AS31];[.$AY31];[.$BE31];[.$BK31];[.$BQ31])" office:value-type="float"/>
          <table:table-cell table:formula="of:=MAX([.$D31];[.$J31];[.$P31];[.$V31];[.$AB31];[.$AH31];[.$AN31];[.$AT31];[.$AZ31];[.$BF31];[.$BL31];[.$BR31])" office:value-type="float"/>
          <table:table-cell table:formula="of:=MAX([.$E31];[.$K31];[.$Q31];[.$W31];[.$AC31];[.$AI31];[.$AO31];[.$AU31];[.$BA31];[.$BG31];[.$BM31];[.$BS31])" office:value-type="float"/>
          <table:table-cell table:formula="of:=MAX([.$F31];[.$L31];[.$R31];[.$X31];[.$AD31];[.$AJ31];[.$AP31];[.$AV31];[.$BB31];[.$BH31];[.$BN31];[.$BT31])" office:value-type="float"/>
          <table:table-cell table:formula="of:=MAX([.$G31];[.$M31];[.$S31];[.$Y31];[.$AE31];[.$AK31];[.$AQ31];[.$AW31];[.$BC31];[.$BI31];[.$BO31];[.$BU31])" office:value-type="float"/>
        </table:table-row>
        <table:table-row table:style-name="ro1">
          <table:table-cell office:value-type="string">
            <text:p>Labyrinth/0151-labyrinth-19-0.asp</text:p>
          </table:table-cell>
          <table:table-cell office:value-type="float" office:value="900.0"/>
          <table:table-cell office:value-type="float" office:value="900.0"/>
          <table:table-cell office:value-type="float" office:value="13136424.0"/>
          <table:table-cell office:value-type="float" office:value="846589.0"/>
          <table:table-cell office:value-type="float" office:value="32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598669.0"/>
          <table:table-cell office:value-type="float" office:value="887333.0"/>
          <table:table-cell office:value-type="float" office:value="2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191741.0"/>
          <table:table-cell office:value-type="float" office:value="852530.0"/>
          <table:table-cell office:value-type="float" office:value="3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545860.0"/>
          <table:table-cell office:value-type="float" office:value="884086.0"/>
          <table:table-cell office:value-type="float" office:value="2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857644.0"/>
          <table:table-cell office:value-type="float" office:value="832137.0"/>
          <table:table-cell office:value-type="float" office:value="3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623152.0"/>
          <table:table-cell office:value-type="float" office:value="888288.0"/>
          <table:table-cell office:value-type="float" office:value="2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163348.0"/>
          <table:table-cell office:value-type="float" office:value="849232.0"/>
          <table:table-cell office:value-type="float" office:value="3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679166.0"/>
          <table:table-cell office:value-type="float" office:value="892526.0"/>
          <table:table-cell office:value-type="float" office:value="2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175823.0"/>
          <table:table-cell office:value-type="float" office:value="851856.0"/>
          <table:table-cell office:value-type="float" office:value="3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430048.0"/>
          <table:table-cell office:value-type="float" office:value="876676.0"/>
          <table:table-cell office:value-type="float" office:value="29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051682.0"/>
          <table:table-cell office:value-type="float" office:value="842861.0"/>
          <table:table-cell office:value-type="float" office:value="3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429086.0"/>
          <table:table-cell office:value-type="float" office:value="876325.0"/>
          <table:table-cell office:value-type="float" office:value="285.0"/>
          <table:table-cell office:value-type="float" office:value="0.0"/>
          <table:table-cell table:formula="of:=MIN([.$B32];[.$H32];[.$N32];[.$T32];[.$Z32];[.$AF32];[.$AL32];[.$AR32];[.$AX32];[.$BD32];[.$BJ32];[.$BP32])" office:value-type="float"/>
          <table:table-cell table:formula="of:=MIN([.$C32];[.$I32];[.$O32];[.$U32];[.$AA32];[.$AG32];[.$AM32];[.$AS32];[.$AY32];[.$BE32];[.$BK32];[.$BQ32])" office:value-type="float"/>
          <table:table-cell table:formula="of:=MIN([.$D32];[.$J32];[.$P32];[.$V32];[.$AB32];[.$AH32];[.$AN32];[.$AT32];[.$AZ32];[.$BF32];[.$BL32];[.$BR32])" office:value-type="float"/>
          <table:table-cell table:formula="of:=MIN([.$E32];[.$K32];[.$Q32];[.$W32];[.$AC32];[.$AI32];[.$AO32];[.$AU32];[.$BA32];[.$BG32];[.$BM32];[.$BS32])" office:value-type="float"/>
          <table:table-cell table:formula="of:=MIN([.$F32];[.$L32];[.$R32];[.$X32];[.$AD32];[.$AJ32];[.$AP32];[.$AV32];[.$BB32];[.$BH32];[.$BN32];[.$BT32])" office:value-type="float"/>
          <table:table-cell table:formula="of:=MIN([.$G32];[.$M32];[.$S32];[.$Y32];[.$AE32];[.$AK32];[.$AQ32];[.$AW32];[.$BC32];[.$BI32];[.$BO32];[.$BU32])" office:value-type="float"/>
          <table:table-cell table:formula="of:=MEDIAN([.$B32];[.$H32];[.$N32];[.$T32];[.$Z32];[.$AF32];[.$AL32];[.$AR32];[.$AX32];[.$BD32];[.$BJ32];[.$BP32])" office:value-type="float"/>
          <table:table-cell table:formula="of:=MEDIAN([.$C32];[.$I32];[.$O32];[.$U32];[.$AA32];[.$AG32];[.$AM32];[.$AS32];[.$AY32];[.$BE32];[.$BK32];[.$BQ32])" office:value-type="float"/>
          <table:table-cell table:formula="of:=MEDIAN([.$D32];[.$J32];[.$P32];[.$V32];[.$AB32];[.$AH32];[.$AN32];[.$AT32];[.$AZ32];[.$BF32];[.$BL32];[.$BR32])" office:value-type="float"/>
          <table:table-cell table:formula="of:=MEDIAN([.$E32];[.$K32];[.$Q32];[.$W32];[.$AC32];[.$AI32];[.$AO32];[.$AU32];[.$BA32];[.$BG32];[.$BM32];[.$BS32])" office:value-type="float"/>
          <table:table-cell table:formula="of:=MEDIAN([.$F32];[.$L32];[.$R32];[.$X32];[.$AD32];[.$AJ32];[.$AP32];[.$AV32];[.$BB32];[.$BH32];[.$BN32];[.$BT32])" office:value-type="float"/>
          <table:table-cell table:formula="of:=MEDIAN([.$G32];[.$M32];[.$S32];[.$Y32];[.$AE32];[.$AK32];[.$AQ32];[.$AW32];[.$BC32];[.$BI32];[.$BO32];[.$BU32])" office:value-type="float"/>
          <table:table-cell table:formula="of:=MAX([.$B32];[.$H32];[.$N32];[.$T32];[.$Z32];[.$AF32];[.$AL32];[.$AR32];[.$AX32];[.$BD32];[.$BJ32];[.$BP32])" office:value-type="float"/>
          <table:table-cell table:formula="of:=MAX([.$C32];[.$I32];[.$O32];[.$U32];[.$AA32];[.$AG32];[.$AM32];[.$AS32];[.$AY32];[.$BE32];[.$BK32];[.$BQ32])" office:value-type="float"/>
          <table:table-cell table:formula="of:=MAX([.$D32];[.$J32];[.$P32];[.$V32];[.$AB32];[.$AH32];[.$AN32];[.$AT32];[.$AZ32];[.$BF32];[.$BL32];[.$BR32])" office:value-type="float"/>
          <table:table-cell table:formula="of:=MAX([.$E32];[.$K32];[.$Q32];[.$W32];[.$AC32];[.$AI32];[.$AO32];[.$AU32];[.$BA32];[.$BG32];[.$BM32];[.$BS32])" office:value-type="float"/>
          <table:table-cell table:formula="of:=MAX([.$F32];[.$L32];[.$R32];[.$X32];[.$AD32];[.$AJ32];[.$AP32];[.$AV32];[.$BB32];[.$BH32];[.$BN32];[.$BT32])" office:value-type="float"/>
          <table:table-cell table:formula="of:=MAX([.$G32];[.$M32];[.$S32];[.$Y32];[.$AE32];[.$AK32];[.$AQ32];[.$AW32];[.$BC32];[.$BI32];[.$BO32];[.$BU32])" office:value-type="float"/>
        </table:table-row>
        <table:table-row table:style-name="ro1">
          <table:table-cell office:value-type="string">
            <text:p>Labyrinth/0157-labyrinth-13-0.asp</text:p>
          </table:table-cell>
          <table:table-cell office:value-type="float" office:value="900.0"/>
          <table:table-cell office:value-type="float" office:value="900.0"/>
          <table:table-cell office:value-type="float" office:value="10061437.0"/>
          <table:table-cell office:value-type="float" office:value="1525275.0"/>
          <table:table-cell office:value-type="float" office:value="1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34440.0"/>
          <table:table-cell office:value-type="float" office:value="1352827.0"/>
          <table:table-cell office:value-type="float" office:value="2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168326.0"/>
          <table:table-cell office:value-type="float" office:value="1548881.0"/>
          <table:table-cell office:value-type="float" office:value="1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05873.0"/>
          <table:table-cell office:value-type="float" office:value="1347114.0"/>
          <table:table-cell office:value-type="float" office:value="2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94424.0"/>
          <table:table-cell office:value-type="float" office:value="1510477.0"/>
          <table:table-cell office:value-type="float" office:value="2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31171.0"/>
          <table:table-cell office:value-type="float" office:value="1334987.0"/>
          <table:table-cell office:value-type="float" office:value="2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116707.0"/>
          <table:table-cell office:value-type="float" office:value="1538307.0"/>
          <table:table-cell office:value-type="float" office:value="1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76147.0"/>
          <table:table-cell office:value-type="float" office:value="1358734.0"/>
          <table:table-cell office:value-type="float" office:value="2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99219.0"/>
          <table:table-cell office:value-type="float" office:value="1534025.0"/>
          <table:table-cell office:value-type="float" office:value="1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79005.0"/>
          <table:table-cell office:value-type="float" office:value="1342964.0"/>
          <table:table-cell office:value-type="float" office:value="2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83420.0"/>
          <table:table-cell office:value-type="float" office:value="1508048.0"/>
          <table:table-cell office:value-type="float" office:value="1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36550.0"/>
          <table:table-cell office:value-type="float" office:value="1366916.0"/>
          <table:table-cell office:value-type="float" office:value="206.0"/>
          <table:table-cell office:value-type="float" office:value="0.0"/>
          <table:table-cell table:formula="of:=MIN([.$B33];[.$H33];[.$N33];[.$T33];[.$Z33];[.$AF33];[.$AL33];[.$AR33];[.$AX33];[.$BD33];[.$BJ33];[.$BP33])" office:value-type="float"/>
          <table:table-cell table:formula="of:=MIN([.$C33];[.$I33];[.$O33];[.$U33];[.$AA33];[.$AG33];[.$AM33];[.$AS33];[.$AY33];[.$BE33];[.$BK33];[.$BQ33])" office:value-type="float"/>
          <table:table-cell table:formula="of:=MIN([.$D33];[.$J33];[.$P33];[.$V33];[.$AB33];[.$AH33];[.$AN33];[.$AT33];[.$AZ33];[.$BF33];[.$BL33];[.$BR33])" office:value-type="float"/>
          <table:table-cell table:formula="of:=MIN([.$E33];[.$K33];[.$Q33];[.$W33];[.$AC33];[.$AI33];[.$AO33];[.$AU33];[.$BA33];[.$BG33];[.$BM33];[.$BS33])" office:value-type="float"/>
          <table:table-cell table:formula="of:=MIN([.$F33];[.$L33];[.$R33];[.$X33];[.$AD33];[.$AJ33];[.$AP33];[.$AV33];[.$BB33];[.$BH33];[.$BN33];[.$BT33])" office:value-type="float"/>
          <table:table-cell table:formula="of:=MIN([.$G33];[.$M33];[.$S33];[.$Y33];[.$AE33];[.$AK33];[.$AQ33];[.$AW33];[.$BC33];[.$BI33];[.$BO33];[.$BU33])" office:value-type="float"/>
          <table:table-cell table:formula="of:=MEDIAN([.$B33];[.$H33];[.$N33];[.$T33];[.$Z33];[.$AF33];[.$AL33];[.$AR33];[.$AX33];[.$BD33];[.$BJ33];[.$BP33])" office:value-type="float"/>
          <table:table-cell table:formula="of:=MEDIAN([.$C33];[.$I33];[.$O33];[.$U33];[.$AA33];[.$AG33];[.$AM33];[.$AS33];[.$AY33];[.$BE33];[.$BK33];[.$BQ33])" office:value-type="float"/>
          <table:table-cell table:formula="of:=MEDIAN([.$D33];[.$J33];[.$P33];[.$V33];[.$AB33];[.$AH33];[.$AN33];[.$AT33];[.$AZ33];[.$BF33];[.$BL33];[.$BR33])" office:value-type="float"/>
          <table:table-cell table:formula="of:=MEDIAN([.$E33];[.$K33];[.$Q33];[.$W33];[.$AC33];[.$AI33];[.$AO33];[.$AU33];[.$BA33];[.$BG33];[.$BM33];[.$BS33])" office:value-type="float"/>
          <table:table-cell table:formula="of:=MEDIAN([.$F33];[.$L33];[.$R33];[.$X33];[.$AD33];[.$AJ33];[.$AP33];[.$AV33];[.$BB33];[.$BH33];[.$BN33];[.$BT33])" office:value-type="float"/>
          <table:table-cell table:formula="of:=MEDIAN([.$G33];[.$M33];[.$S33];[.$Y33];[.$AE33];[.$AK33];[.$AQ33];[.$AW33];[.$BC33];[.$BI33];[.$BO33];[.$BU33])" office:value-type="float"/>
          <table:table-cell table:formula="of:=MAX([.$B33];[.$H33];[.$N33];[.$T33];[.$Z33];[.$AF33];[.$AL33];[.$AR33];[.$AX33];[.$BD33];[.$BJ33];[.$BP33])" office:value-type="float"/>
          <table:table-cell table:formula="of:=MAX([.$C33];[.$I33];[.$O33];[.$U33];[.$AA33];[.$AG33];[.$AM33];[.$AS33];[.$AY33];[.$BE33];[.$BK33];[.$BQ33])" office:value-type="float"/>
          <table:table-cell table:formula="of:=MAX([.$D33];[.$J33];[.$P33];[.$V33];[.$AB33];[.$AH33];[.$AN33];[.$AT33];[.$AZ33];[.$BF33];[.$BL33];[.$BR33])" office:value-type="float"/>
          <table:table-cell table:formula="of:=MAX([.$E33];[.$K33];[.$Q33];[.$W33];[.$AC33];[.$AI33];[.$AO33];[.$AU33];[.$BA33];[.$BG33];[.$BM33];[.$BS33])" office:value-type="float"/>
          <table:table-cell table:formula="of:=MAX([.$F33];[.$L33];[.$R33];[.$X33];[.$AD33];[.$AJ33];[.$AP33];[.$AV33];[.$BB33];[.$BH33];[.$BN33];[.$BT33])" office:value-type="float"/>
          <table:table-cell table:formula="of:=MAX([.$G33];[.$M33];[.$S33];[.$Y33];[.$AE33];[.$AK33];[.$AQ33];[.$AW33];[.$BC33];[.$BI33];[.$BO33];[.$BU33])" office:value-type="float"/>
        </table:table-row>
        <table:table-row table:style-name="ro1">
          <table:table-cell office:value-type="string">
            <text:p>Labyrinth/0192-labyrinth-18-0.asp</text:p>
          </table:table-cell>
          <table:table-cell office:value-type="float" office:value="900.0"/>
          <table:table-cell office:value-type="float" office:value="900.0"/>
          <table:table-cell office:value-type="float" office:value="10896468.0"/>
          <table:table-cell office:value-type="float" office:value="1026628.0"/>
          <table:table-cell office:value-type="float" office:value="2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326150.0"/>
          <table:table-cell office:value-type="float" office:value="1003220.0"/>
          <table:table-cell office:value-type="float" office:value="2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715747.0"/>
          <table:table-cell office:value-type="float" office:value="996116.0"/>
          <table:table-cell office:value-type="float" office:value="2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448342.0"/>
          <table:table-cell office:value-type="float" office:value="1024063.0"/>
          <table:table-cell office:value-type="float" office:value="2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750664.0"/>
          <table:table-cell office:value-type="float" office:value="1002559.0"/>
          <table:table-cell office:value-type="float" office:value="2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438427.0"/>
          <table:table-cell office:value-type="float" office:value="1021519.0"/>
          <table:table-cell office:value-type="float" office:value="2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764831.0"/>
          <table:table-cell office:value-type="float" office:value="1004759.0"/>
          <table:table-cell office:value-type="float" office:value="2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507036.0"/>
          <table:table-cell office:value-type="float" office:value="1035588.0"/>
          <table:table-cell office:value-type="float" office:value="2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788709.0"/>
          <table:table-cell office:value-type="float" office:value="1009938.0"/>
          <table:table-cell office:value-type="float" office:value="2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530937.0"/>
          <table:table-cell office:value-type="float" office:value="1040837.0"/>
          <table:table-cell office:value-type="float" office:value="2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840534.0"/>
          <table:table-cell office:value-type="float" office:value="1018562.0"/>
          <table:table-cell office:value-type="float" office:value="2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388841.0"/>
          <table:table-cell office:value-type="float" office:value="1012563.0"/>
          <table:table-cell office:value-type="float" office:value="282.0"/>
          <table:table-cell office:value-type="float" office:value="0.0"/>
          <table:table-cell table:formula="of:=MIN([.$B34];[.$H34];[.$N34];[.$T34];[.$Z34];[.$AF34];[.$AL34];[.$AR34];[.$AX34];[.$BD34];[.$BJ34];[.$BP34])" office:value-type="float"/>
          <table:table-cell table:formula="of:=MIN([.$C34];[.$I34];[.$O34];[.$U34];[.$AA34];[.$AG34];[.$AM34];[.$AS34];[.$AY34];[.$BE34];[.$BK34];[.$BQ34])" office:value-type="float"/>
          <table:table-cell table:formula="of:=MIN([.$D34];[.$J34];[.$P34];[.$V34];[.$AB34];[.$AH34];[.$AN34];[.$AT34];[.$AZ34];[.$BF34];[.$BL34];[.$BR34])" office:value-type="float"/>
          <table:table-cell table:formula="of:=MIN([.$E34];[.$K34];[.$Q34];[.$W34];[.$AC34];[.$AI34];[.$AO34];[.$AU34];[.$BA34];[.$BG34];[.$BM34];[.$BS34])" office:value-type="float"/>
          <table:table-cell table:formula="of:=MIN([.$F34];[.$L34];[.$R34];[.$X34];[.$AD34];[.$AJ34];[.$AP34];[.$AV34];[.$BB34];[.$BH34];[.$BN34];[.$BT34])" office:value-type="float"/>
          <table:table-cell table:formula="of:=MIN([.$G34];[.$M34];[.$S34];[.$Y34];[.$AE34];[.$AK34];[.$AQ34];[.$AW34];[.$BC34];[.$BI34];[.$BO34];[.$BU34])" office:value-type="float"/>
          <table:table-cell table:formula="of:=MEDIAN([.$B34];[.$H34];[.$N34];[.$T34];[.$Z34];[.$AF34];[.$AL34];[.$AR34];[.$AX34];[.$BD34];[.$BJ34];[.$BP34])" office:value-type="float"/>
          <table:table-cell table:formula="of:=MEDIAN([.$C34];[.$I34];[.$O34];[.$U34];[.$AA34];[.$AG34];[.$AM34];[.$AS34];[.$AY34];[.$BE34];[.$BK34];[.$BQ34])" office:value-type="float"/>
          <table:table-cell table:formula="of:=MEDIAN([.$D34];[.$J34];[.$P34];[.$V34];[.$AB34];[.$AH34];[.$AN34];[.$AT34];[.$AZ34];[.$BF34];[.$BL34];[.$BR34])" office:value-type="float"/>
          <table:table-cell table:formula="of:=MEDIAN([.$E34];[.$K34];[.$Q34];[.$W34];[.$AC34];[.$AI34];[.$AO34];[.$AU34];[.$BA34];[.$BG34];[.$BM34];[.$BS34])" office:value-type="float"/>
          <table:table-cell table:formula="of:=MEDIAN([.$F34];[.$L34];[.$R34];[.$X34];[.$AD34];[.$AJ34];[.$AP34];[.$AV34];[.$BB34];[.$BH34];[.$BN34];[.$BT34])" office:value-type="float"/>
          <table:table-cell table:formula="of:=MEDIAN([.$G34];[.$M34];[.$S34];[.$Y34];[.$AE34];[.$AK34];[.$AQ34];[.$AW34];[.$BC34];[.$BI34];[.$BO34];[.$BU34])" office:value-type="float"/>
          <table:table-cell table:formula="of:=MAX([.$B34];[.$H34];[.$N34];[.$T34];[.$Z34];[.$AF34];[.$AL34];[.$AR34];[.$AX34];[.$BD34];[.$BJ34];[.$BP34])" office:value-type="float"/>
          <table:table-cell table:formula="of:=MAX([.$C34];[.$I34];[.$O34];[.$U34];[.$AA34];[.$AG34];[.$AM34];[.$AS34];[.$AY34];[.$BE34];[.$BK34];[.$BQ34])" office:value-type="float"/>
          <table:table-cell table:formula="of:=MAX([.$D34];[.$J34];[.$P34];[.$V34];[.$AB34];[.$AH34];[.$AN34];[.$AT34];[.$AZ34];[.$BF34];[.$BL34];[.$BR34])" office:value-type="float"/>
          <table:table-cell table:formula="of:=MAX([.$E34];[.$K34];[.$Q34];[.$W34];[.$AC34];[.$AI34];[.$AO34];[.$AU34];[.$BA34];[.$BG34];[.$BM34];[.$BS34])" office:value-type="float"/>
          <table:table-cell table:formula="of:=MAX([.$F34];[.$L34];[.$R34];[.$X34];[.$AD34];[.$AJ34];[.$AP34];[.$AV34];[.$BB34];[.$BH34];[.$BN34];[.$BT34])" office:value-type="float"/>
          <table:table-cell table:formula="of:=MAX([.$G34];[.$M34];[.$S34];[.$Y34];[.$AE34];[.$AK34];[.$AQ34];[.$AW34];[.$BC34];[.$BI34];[.$BO34];[.$BU34])" office:value-type="float"/>
        </table:table-row>
        <table:table-row table:style-name="ro1">
          <table:table-cell office:value-type="string">
            <text:p>Labyrinth/0204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3812374.0"/>
          <table:table-cell office:value-type="float" office:value="720990.0"/>
          <table:table-cell office:value-type="float" office:value="3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420856.0"/>
          <table:table-cell office:value-type="float" office:value="782226.0"/>
          <table:table-cell office:value-type="float" office:value="3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091107.0"/>
          <table:table-cell office:value-type="float" office:value="736898.0"/>
          <table:table-cell office:value-type="float" office:value="3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325775.0"/>
          <table:table-cell office:value-type="float" office:value="774670.0"/>
          <table:table-cell office:value-type="float" office:value="3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805021.0"/>
          <table:table-cell office:value-type="float" office:value="720180.0"/>
          <table:table-cell office:value-type="float" office:value="3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176451.0"/>
          <table:table-cell office:value-type="float" office:value="766952.0"/>
          <table:table-cell office:value-type="float" office:value="3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921845.0"/>
          <table:table-cell office:value-type="float" office:value="728393.0"/>
          <table:table-cell office:value-type="float" office:value="3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231139.0"/>
          <table:table-cell office:value-type="float" office:value="768813.0"/>
          <table:table-cell office:value-type="float" office:value="3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922021.0"/>
          <table:table-cell office:value-type="float" office:value="728432.0"/>
          <table:table-cell office:value-type="float" office:value="3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338233.0"/>
          <table:table-cell office:value-type="float" office:value="776218.0"/>
          <table:table-cell office:value-type="float" office:value="3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890524.0"/>
          <table:table-cell office:value-type="float" office:value="726754.0"/>
          <table:table-cell office:value-type="float" office:value="3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493709.0"/>
          <table:table-cell office:value-type="float" office:value="784425.0"/>
          <table:table-cell office:value-type="float" office:value="328.0"/>
          <table:table-cell office:value-type="float" office:value="0.0"/>
          <table:table-cell table:formula="of:=MIN([.$B35];[.$H35];[.$N35];[.$T35];[.$Z35];[.$AF35];[.$AL35];[.$AR35];[.$AX35];[.$BD35];[.$BJ35];[.$BP35])" office:value-type="float"/>
          <table:table-cell table:formula="of:=MIN([.$C35];[.$I35];[.$O35];[.$U35];[.$AA35];[.$AG35];[.$AM35];[.$AS35];[.$AY35];[.$BE35];[.$BK35];[.$BQ35])" office:value-type="float"/>
          <table:table-cell table:formula="of:=MIN([.$D35];[.$J35];[.$P35];[.$V35];[.$AB35];[.$AH35];[.$AN35];[.$AT35];[.$AZ35];[.$BF35];[.$BL35];[.$BR35])" office:value-type="float"/>
          <table:table-cell table:formula="of:=MIN([.$E35];[.$K35];[.$Q35];[.$W35];[.$AC35];[.$AI35];[.$AO35];[.$AU35];[.$BA35];[.$BG35];[.$BM35];[.$BS35])" office:value-type="float"/>
          <table:table-cell table:formula="of:=MIN([.$F35];[.$L35];[.$R35];[.$X35];[.$AD35];[.$AJ35];[.$AP35];[.$AV35];[.$BB35];[.$BH35];[.$BN35];[.$BT35])" office:value-type="float"/>
          <table:table-cell table:formula="of:=MIN([.$G35];[.$M35];[.$S35];[.$Y35];[.$AE35];[.$AK35];[.$AQ35];[.$AW35];[.$BC35];[.$BI35];[.$BO35];[.$BU35])" office:value-type="float"/>
          <table:table-cell table:formula="of:=MEDIAN([.$B35];[.$H35];[.$N35];[.$T35];[.$Z35];[.$AF35];[.$AL35];[.$AR35];[.$AX35];[.$BD35];[.$BJ35];[.$BP35])" office:value-type="float"/>
          <table:table-cell table:formula="of:=MEDIAN([.$C35];[.$I35];[.$O35];[.$U35];[.$AA35];[.$AG35];[.$AM35];[.$AS35];[.$AY35];[.$BE35];[.$BK35];[.$BQ35])" office:value-type="float"/>
          <table:table-cell table:formula="of:=MEDIAN([.$D35];[.$J35];[.$P35];[.$V35];[.$AB35];[.$AH35];[.$AN35];[.$AT35];[.$AZ35];[.$BF35];[.$BL35];[.$BR35])" office:value-type="float"/>
          <table:table-cell table:formula="of:=MEDIAN([.$E35];[.$K35];[.$Q35];[.$W35];[.$AC35];[.$AI35];[.$AO35];[.$AU35];[.$BA35];[.$BG35];[.$BM35];[.$BS35])" office:value-type="float"/>
          <table:table-cell table:formula="of:=MEDIAN([.$F35];[.$L35];[.$R35];[.$X35];[.$AD35];[.$AJ35];[.$AP35];[.$AV35];[.$BB35];[.$BH35];[.$BN35];[.$BT35])" office:value-type="float"/>
          <table:table-cell table:formula="of:=MEDIAN([.$G35];[.$M35];[.$S35];[.$Y35];[.$AE35];[.$AK35];[.$AQ35];[.$AW35];[.$BC35];[.$BI35];[.$BO35];[.$BU35])" office:value-type="float"/>
          <table:table-cell table:formula="of:=MAX([.$B35];[.$H35];[.$N35];[.$T35];[.$Z35];[.$AF35];[.$AL35];[.$AR35];[.$AX35];[.$BD35];[.$BJ35];[.$BP35])" office:value-type="float"/>
          <table:table-cell table:formula="of:=MAX([.$C35];[.$I35];[.$O35];[.$U35];[.$AA35];[.$AG35];[.$AM35];[.$AS35];[.$AY35];[.$BE35];[.$BK35];[.$BQ35])" office:value-type="float"/>
          <table:table-cell table:formula="of:=MAX([.$D35];[.$J35];[.$P35];[.$V35];[.$AB35];[.$AH35];[.$AN35];[.$AT35];[.$AZ35];[.$BF35];[.$BL35];[.$BR35])" office:value-type="float"/>
          <table:table-cell table:formula="of:=MAX([.$E35];[.$K35];[.$Q35];[.$W35];[.$AC35];[.$AI35];[.$AO35];[.$AU35];[.$BA35];[.$BG35];[.$BM35];[.$BS35])" office:value-type="float"/>
          <table:table-cell table:formula="of:=MAX([.$F35];[.$L35];[.$R35];[.$X35];[.$AD35];[.$AJ35];[.$AP35];[.$AV35];[.$BB35];[.$BH35];[.$BN35];[.$BT35])" office:value-type="float"/>
          <table:table-cell table:formula="of:=MAX([.$G35];[.$M35];[.$S35];[.$Y35];[.$AE35];[.$AK35];[.$AQ35];[.$AW35];[.$BC35];[.$BI35];[.$BO35];[.$BU35])" office:value-type="float"/>
        </table:table-row>
        <table:table-row table:style-name="ro1">
          <table:table-cell office:value-type="string">
            <text:p>Labyrinth/0205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6887194.0"/>
          <table:table-cell office:value-type="float" office:value="797377.0"/>
          <table:table-cell office:value-type="float" office:value="3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964818.0"/>
          <table:table-cell office:value-type="float" office:value="853499.0"/>
          <table:table-cell office:value-type="float" office:value="3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819250.0"/>
          <table:table-cell office:value-type="float" office:value="790295.0"/>
          <table:table-cell office:value-type="float" office:value="3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922137.0"/>
          <table:table-cell office:value-type="float" office:value="850862.0"/>
          <table:table-cell office:value-type="float" office:value="3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636791.0"/>
          <table:table-cell office:value-type="float" office:value="780327.0"/>
          <table:table-cell office:value-type="float" office:value="3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908832.0"/>
          <table:table-cell office:value-type="float" office:value="850285.0"/>
          <table:table-cell office:value-type="float" office:value="3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705164.0"/>
          <table:table-cell office:value-type="float" office:value="783608.0"/>
          <table:table-cell office:value-type="float" office:value="3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955161.0"/>
          <table:table-cell office:value-type="float" office:value="852617.0"/>
          <table:table-cell office:value-type="float" office:value="3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836857.0"/>
          <table:table-cell office:value-type="float" office:value="791369.0"/>
          <table:table-cell office:value-type="float" office:value="3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711468.0"/>
          <table:table-cell office:value-type="float" office:value="840803.0"/>
          <table:table-cell office:value-type="float" office:value="3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822737.0"/>
          <table:table-cell office:value-type="float" office:value="790365.0"/>
          <table:table-cell office:value-type="float" office:value="3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002122.0"/>
          <table:table-cell office:value-type="float" office:value="857008.0"/>
          <table:table-cell office:value-type="float" office:value="351.0"/>
          <table:table-cell office:value-type="float" office:value="0.0"/>
          <table:table-cell table:formula="of:=MIN([.$B36];[.$H36];[.$N36];[.$T36];[.$Z36];[.$AF36];[.$AL36];[.$AR36];[.$AX36];[.$BD36];[.$BJ36];[.$BP36])" office:value-type="float"/>
          <table:table-cell table:formula="of:=MIN([.$C36];[.$I36];[.$O36];[.$U36];[.$AA36];[.$AG36];[.$AM36];[.$AS36];[.$AY36];[.$BE36];[.$BK36];[.$BQ36])" office:value-type="float"/>
          <table:table-cell table:formula="of:=MIN([.$D36];[.$J36];[.$P36];[.$V36];[.$AB36];[.$AH36];[.$AN36];[.$AT36];[.$AZ36];[.$BF36];[.$BL36];[.$BR36])" office:value-type="float"/>
          <table:table-cell table:formula="of:=MIN([.$E36];[.$K36];[.$Q36];[.$W36];[.$AC36];[.$AI36];[.$AO36];[.$AU36];[.$BA36];[.$BG36];[.$BM36];[.$BS36])" office:value-type="float"/>
          <table:table-cell table:formula="of:=MIN([.$F36];[.$L36];[.$R36];[.$X36];[.$AD36];[.$AJ36];[.$AP36];[.$AV36];[.$BB36];[.$BH36];[.$BN36];[.$BT36])" office:value-type="float"/>
          <table:table-cell table:formula="of:=MIN([.$G36];[.$M36];[.$S36];[.$Y36];[.$AE36];[.$AK36];[.$AQ36];[.$AW36];[.$BC36];[.$BI36];[.$BO36];[.$BU36])" office:value-type="float"/>
          <table:table-cell table:formula="of:=MEDIAN([.$B36];[.$H36];[.$N36];[.$T36];[.$Z36];[.$AF36];[.$AL36];[.$AR36];[.$AX36];[.$BD36];[.$BJ36];[.$BP36])" office:value-type="float"/>
          <table:table-cell table:formula="of:=MEDIAN([.$C36];[.$I36];[.$O36];[.$U36];[.$AA36];[.$AG36];[.$AM36];[.$AS36];[.$AY36];[.$BE36];[.$BK36];[.$BQ36])" office:value-type="float"/>
          <table:table-cell table:formula="of:=MEDIAN([.$D36];[.$J36];[.$P36];[.$V36];[.$AB36];[.$AH36];[.$AN36];[.$AT36];[.$AZ36];[.$BF36];[.$BL36];[.$BR36])" office:value-type="float"/>
          <table:table-cell table:formula="of:=MEDIAN([.$E36];[.$K36];[.$Q36];[.$W36];[.$AC36];[.$AI36];[.$AO36];[.$AU36];[.$BA36];[.$BG36];[.$BM36];[.$BS36])" office:value-type="float"/>
          <table:table-cell table:formula="of:=MEDIAN([.$F36];[.$L36];[.$R36];[.$X36];[.$AD36];[.$AJ36];[.$AP36];[.$AV36];[.$BB36];[.$BH36];[.$BN36];[.$BT36])" office:value-type="float"/>
          <table:table-cell table:formula="of:=MEDIAN([.$G36];[.$M36];[.$S36];[.$Y36];[.$AE36];[.$AK36];[.$AQ36];[.$AW36];[.$BC36];[.$BI36];[.$BO36];[.$BU36])" office:value-type="float"/>
          <table:table-cell table:formula="of:=MAX([.$B36];[.$H36];[.$N36];[.$T36];[.$Z36];[.$AF36];[.$AL36];[.$AR36];[.$AX36];[.$BD36];[.$BJ36];[.$BP36])" office:value-type="float"/>
          <table:table-cell table:formula="of:=MAX([.$C36];[.$I36];[.$O36];[.$U36];[.$AA36];[.$AG36];[.$AM36];[.$AS36];[.$AY36];[.$BE36];[.$BK36];[.$BQ36])" office:value-type="float"/>
          <table:table-cell table:formula="of:=MAX([.$D36];[.$J36];[.$P36];[.$V36];[.$AB36];[.$AH36];[.$AN36];[.$AT36];[.$AZ36];[.$BF36];[.$BL36];[.$BR36])" office:value-type="float"/>
          <table:table-cell table:formula="of:=MAX([.$E36];[.$K36];[.$Q36];[.$W36];[.$AC36];[.$AI36];[.$AO36];[.$AU36];[.$BA36];[.$BG36];[.$BM36];[.$BS36])" office:value-type="float"/>
          <table:table-cell table:formula="of:=MAX([.$F36];[.$L36];[.$R36];[.$X36];[.$AD36];[.$AJ36];[.$AP36];[.$AV36];[.$BB36];[.$BH36];[.$BN36];[.$BT36])" office:value-type="float"/>
          <table:table-cell table:formula="of:=MAX([.$G36];[.$M36];[.$S36];[.$Y36];[.$AE36];[.$AK36];[.$AQ36];[.$AW36];[.$BC36];[.$BI36];[.$BO36];[.$BU36])" office:value-type="float"/>
        </table:table-row>
        <table:table-row table:style-name="ro1">
          <table:table-cell office:value-type="string">
            <text:p>Labyrinth/0207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3580078.0"/>
          <table:table-cell office:value-type="float" office:value="791336.0"/>
          <table:table-cell office:value-type="float" office:value="3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237039.0"/>
          <table:table-cell office:value-type="float" office:value="873987.0"/>
          <table:table-cell office:value-type="float" office:value="2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449815.0"/>
          <table:table-cell office:value-type="float" office:value="782386.0"/>
          <table:table-cell office:value-type="float" office:value="2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134486.0"/>
          <table:table-cell office:value-type="float" office:value="866660.0"/>
          <table:table-cell office:value-type="float" office:value="27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479725.0"/>
          <table:table-cell office:value-type="float" office:value="784578.0"/>
          <table:table-cell office:value-type="float" office:value="2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918643.0"/>
          <table:table-cell office:value-type="float" office:value="855423.0"/>
          <table:table-cell office:value-type="float" office:value="2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552177.0"/>
          <table:table-cell office:value-type="float" office:value="789940.0"/>
          <table:table-cell office:value-type="float" office:value="2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063173.0"/>
          <table:table-cell office:value-type="float" office:value="862279.0"/>
          <table:table-cell office:value-type="float" office:value="2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367891.0"/>
          <table:table-cell office:value-type="float" office:value="775110.0"/>
          <table:table-cell office:value-type="float" office:value="2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587546.0"/>
          <table:table-cell office:value-type="float" office:value="832913.0"/>
          <table:table-cell office:value-type="float" office:value="2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339380.0"/>
          <table:table-cell office:value-type="float" office:value="773648.0"/>
          <table:table-cell office:value-type="float" office:value="3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956480.0"/>
          <table:table-cell office:value-type="float" office:value="856655.0"/>
          <table:table-cell office:value-type="float" office:value="278.0"/>
          <table:table-cell office:value-type="float" office:value="0.0"/>
          <table:table-cell table:formula="of:=MIN([.$B37];[.$H37];[.$N37];[.$T37];[.$Z37];[.$AF37];[.$AL37];[.$AR37];[.$AX37];[.$BD37];[.$BJ37];[.$BP37])" office:value-type="float"/>
          <table:table-cell table:formula="of:=MIN([.$C37];[.$I37];[.$O37];[.$U37];[.$AA37];[.$AG37];[.$AM37];[.$AS37];[.$AY37];[.$BE37];[.$BK37];[.$BQ37])" office:value-type="float"/>
          <table:table-cell table:formula="of:=MIN([.$D37];[.$J37];[.$P37];[.$V37];[.$AB37];[.$AH37];[.$AN37];[.$AT37];[.$AZ37];[.$BF37];[.$BL37];[.$BR37])" office:value-type="float"/>
          <table:table-cell table:formula="of:=MIN([.$E37];[.$K37];[.$Q37];[.$W37];[.$AC37];[.$AI37];[.$AO37];[.$AU37];[.$BA37];[.$BG37];[.$BM37];[.$BS37])" office:value-type="float"/>
          <table:table-cell table:formula="of:=MIN([.$F37];[.$L37];[.$R37];[.$X37];[.$AD37];[.$AJ37];[.$AP37];[.$AV37];[.$BB37];[.$BH37];[.$BN37];[.$BT37])" office:value-type="float"/>
          <table:table-cell table:formula="of:=MIN([.$G37];[.$M37];[.$S37];[.$Y37];[.$AE37];[.$AK37];[.$AQ37];[.$AW37];[.$BC37];[.$BI37];[.$BO37];[.$BU37])" office:value-type="float"/>
          <table:table-cell table:formula="of:=MEDIAN([.$B37];[.$H37];[.$N37];[.$T37];[.$Z37];[.$AF37];[.$AL37];[.$AR37];[.$AX37];[.$BD37];[.$BJ37];[.$BP37])" office:value-type="float"/>
          <table:table-cell table:formula="of:=MEDIAN([.$C37];[.$I37];[.$O37];[.$U37];[.$AA37];[.$AG37];[.$AM37];[.$AS37];[.$AY37];[.$BE37];[.$BK37];[.$BQ37])" office:value-type="float"/>
          <table:table-cell table:formula="of:=MEDIAN([.$D37];[.$J37];[.$P37];[.$V37];[.$AB37];[.$AH37];[.$AN37];[.$AT37];[.$AZ37];[.$BF37];[.$BL37];[.$BR37])" office:value-type="float"/>
          <table:table-cell table:formula="of:=MEDIAN([.$E37];[.$K37];[.$Q37];[.$W37];[.$AC37];[.$AI37];[.$AO37];[.$AU37];[.$BA37];[.$BG37];[.$BM37];[.$BS37])" office:value-type="float"/>
          <table:table-cell table:formula="of:=MEDIAN([.$F37];[.$L37];[.$R37];[.$X37];[.$AD37];[.$AJ37];[.$AP37];[.$AV37];[.$BB37];[.$BH37];[.$BN37];[.$BT37])" office:value-type="float"/>
          <table:table-cell table:formula="of:=MEDIAN([.$G37];[.$M37];[.$S37];[.$Y37];[.$AE37];[.$AK37];[.$AQ37];[.$AW37];[.$BC37];[.$BI37];[.$BO37];[.$BU37])" office:value-type="float"/>
          <table:table-cell table:formula="of:=MAX([.$B37];[.$H37];[.$N37];[.$T37];[.$Z37];[.$AF37];[.$AL37];[.$AR37];[.$AX37];[.$BD37];[.$BJ37];[.$BP37])" office:value-type="float"/>
          <table:table-cell table:formula="of:=MAX([.$C37];[.$I37];[.$O37];[.$U37];[.$AA37];[.$AG37];[.$AM37];[.$AS37];[.$AY37];[.$BE37];[.$BK37];[.$BQ37])" office:value-type="float"/>
          <table:table-cell table:formula="of:=MAX([.$D37];[.$J37];[.$P37];[.$V37];[.$AB37];[.$AH37];[.$AN37];[.$AT37];[.$AZ37];[.$BF37];[.$BL37];[.$BR37])" office:value-type="float"/>
          <table:table-cell table:formula="of:=MAX([.$E37];[.$K37];[.$Q37];[.$W37];[.$AC37];[.$AI37];[.$AO37];[.$AU37];[.$BA37];[.$BG37];[.$BM37];[.$BS37])" office:value-type="float"/>
          <table:table-cell table:formula="of:=MAX([.$F37];[.$L37];[.$R37];[.$X37];[.$AD37];[.$AJ37];[.$AP37];[.$AV37];[.$BB37];[.$BH37];[.$BN37];[.$BT37])" office:value-type="float"/>
          <table:table-cell table:formula="of:=MAX([.$G37];[.$M37];[.$S37];[.$Y37];[.$AE37];[.$AK37];[.$AQ37];[.$AW37];[.$BC37];[.$BI37];[.$BO37];[.$BU37])" office:value-type="float"/>
        </table:table-row>
        <table:table-row table:style-name="ro1">
          <table:table-cell office:value-type="string">
            <text:p>Labyrinth/0209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2598695.0"/>
          <table:table-cell office:value-type="float" office:value="775165.0"/>
          <table:table-cell office:value-type="float" office:value="3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339601.0"/>
          <table:table-cell office:value-type="float" office:value="829996.0"/>
          <table:table-cell office:value-type="float" office:value="2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632676.0"/>
          <table:table-cell office:value-type="float" office:value="778011.0"/>
          <table:table-cell office:value-type="float" office:value="3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358328.0"/>
          <table:table-cell office:value-type="float" office:value="830878.0"/>
          <table:table-cell office:value-type="float" office:value="27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425476.0"/>
          <table:table-cell office:value-type="float" office:value="765194.0"/>
          <table:table-cell office:value-type="float" office:value="3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092133.0"/>
          <table:table-cell office:value-type="float" office:value="817640.0"/>
          <table:table-cell office:value-type="float" office:value="2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589573.0"/>
          <table:table-cell office:value-type="float" office:value="774629.0"/>
          <table:table-cell office:value-type="float" office:value="3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241355.0"/>
          <table:table-cell office:value-type="float" office:value="825912.0"/>
          <table:table-cell office:value-type="float" office:value="27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424990.0"/>
          <table:table-cell office:value-type="float" office:value="765090.0"/>
          <table:table-cell office:value-type="float" office:value="3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221722.0"/>
          <table:table-cell office:value-type="float" office:value="824248.0"/>
          <table:table-cell office:value-type="float" office:value="2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446651.0"/>
          <table:table-cell office:value-type="float" office:value="767380.0"/>
          <table:table-cell office:value-type="float" office:value="3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384576.0"/>
          <table:table-cell office:value-type="float" office:value="832151.0"/>
          <table:table-cell office:value-type="float" office:value="273.0"/>
          <table:table-cell office:value-type="float" office:value="0.0"/>
          <table:table-cell table:formula="of:=MIN([.$B38];[.$H38];[.$N38];[.$T38];[.$Z38];[.$AF38];[.$AL38];[.$AR38];[.$AX38];[.$BD38];[.$BJ38];[.$BP38])" office:value-type="float"/>
          <table:table-cell table:formula="of:=MIN([.$C38];[.$I38];[.$O38];[.$U38];[.$AA38];[.$AG38];[.$AM38];[.$AS38];[.$AY38];[.$BE38];[.$BK38];[.$BQ38])" office:value-type="float"/>
          <table:table-cell table:formula="of:=MIN([.$D38];[.$J38];[.$P38];[.$V38];[.$AB38];[.$AH38];[.$AN38];[.$AT38];[.$AZ38];[.$BF38];[.$BL38];[.$BR38])" office:value-type="float"/>
          <table:table-cell table:formula="of:=MIN([.$E38];[.$K38];[.$Q38];[.$W38];[.$AC38];[.$AI38];[.$AO38];[.$AU38];[.$BA38];[.$BG38];[.$BM38];[.$BS38])" office:value-type="float"/>
          <table:table-cell table:formula="of:=MIN([.$F38];[.$L38];[.$R38];[.$X38];[.$AD38];[.$AJ38];[.$AP38];[.$AV38];[.$BB38];[.$BH38];[.$BN38];[.$BT38])" office:value-type="float"/>
          <table:table-cell table:formula="of:=MIN([.$G38];[.$M38];[.$S38];[.$Y38];[.$AE38];[.$AK38];[.$AQ38];[.$AW38];[.$BC38];[.$BI38];[.$BO38];[.$BU38])" office:value-type="float"/>
          <table:table-cell table:formula="of:=MEDIAN([.$B38];[.$H38];[.$N38];[.$T38];[.$Z38];[.$AF38];[.$AL38];[.$AR38];[.$AX38];[.$BD38];[.$BJ38];[.$BP38])" office:value-type="float"/>
          <table:table-cell table:formula="of:=MEDIAN([.$C38];[.$I38];[.$O38];[.$U38];[.$AA38];[.$AG38];[.$AM38];[.$AS38];[.$AY38];[.$BE38];[.$BK38];[.$BQ38])" office:value-type="float"/>
          <table:table-cell table:formula="of:=MEDIAN([.$D38];[.$J38];[.$P38];[.$V38];[.$AB38];[.$AH38];[.$AN38];[.$AT38];[.$AZ38];[.$BF38];[.$BL38];[.$BR38])" office:value-type="float"/>
          <table:table-cell table:formula="of:=MEDIAN([.$E38];[.$K38];[.$Q38];[.$W38];[.$AC38];[.$AI38];[.$AO38];[.$AU38];[.$BA38];[.$BG38];[.$BM38];[.$BS38])" office:value-type="float"/>
          <table:table-cell table:formula="of:=MEDIAN([.$F38];[.$L38];[.$R38];[.$X38];[.$AD38];[.$AJ38];[.$AP38];[.$AV38];[.$BB38];[.$BH38];[.$BN38];[.$BT38])" office:value-type="float"/>
          <table:table-cell table:formula="of:=MEDIAN([.$G38];[.$M38];[.$S38];[.$Y38];[.$AE38];[.$AK38];[.$AQ38];[.$AW38];[.$BC38];[.$BI38];[.$BO38];[.$BU38])" office:value-type="float"/>
          <table:table-cell table:formula="of:=MAX([.$B38];[.$H38];[.$N38];[.$T38];[.$Z38];[.$AF38];[.$AL38];[.$AR38];[.$AX38];[.$BD38];[.$BJ38];[.$BP38])" office:value-type="float"/>
          <table:table-cell table:formula="of:=MAX([.$C38];[.$I38];[.$O38];[.$U38];[.$AA38];[.$AG38];[.$AM38];[.$AS38];[.$AY38];[.$BE38];[.$BK38];[.$BQ38])" office:value-type="float"/>
          <table:table-cell table:formula="of:=MAX([.$D38];[.$J38];[.$P38];[.$V38];[.$AB38];[.$AH38];[.$AN38];[.$AT38];[.$AZ38];[.$BF38];[.$BL38];[.$BR38])" office:value-type="float"/>
          <table:table-cell table:formula="of:=MAX([.$E38];[.$K38];[.$Q38];[.$W38];[.$AC38];[.$AI38];[.$AO38];[.$AU38];[.$BA38];[.$BG38];[.$BM38];[.$BS38])" office:value-type="float"/>
          <table:table-cell table:formula="of:=MAX([.$F38];[.$L38];[.$R38];[.$X38];[.$AD38];[.$AJ38];[.$AP38];[.$AV38];[.$BB38];[.$BH38];[.$BN38];[.$BT38])" office:value-type="float"/>
          <table:table-cell table:formula="of:=MAX([.$G38];[.$M38];[.$S38];[.$Y38];[.$AE38];[.$AK38];[.$AQ38];[.$AW38];[.$BC38];[.$BI38];[.$BO38];[.$BU38])" office:value-type="float"/>
        </table:table-row>
        <table:table-row table:style-name="ro1">
          <table:table-cell office:value-type="string">
            <text:p>Labyrinth/0210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5143157.0"/>
          <table:table-cell office:value-type="float" office:value="831874.0"/>
          <table:table-cell office:value-type="float" office:value="3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407058.0"/>
          <table:table-cell office:value-type="float" office:value="847839.0"/>
          <table:table-cell office:value-type="float" office:value="3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078681.0"/>
          <table:table-cell office:value-type="float" office:value="829810.0"/>
          <table:table-cell office:value-type="float" office:value="3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535049.0"/>
          <table:table-cell office:value-type="float" office:value="858017.0"/>
          <table:table-cell office:value-type="float" office:value="3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123060.0"/>
          <table:table-cell office:value-type="float" office:value="831231.0"/>
          <table:table-cell office:value-type="float" office:value="3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458819.0"/>
          <table:table-cell office:value-type="float" office:value="852880.0"/>
          <table:table-cell office:value-type="float" office:value="31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080524.0"/>
          <table:table-cell office:value-type="float" office:value="829829.0"/>
          <table:table-cell office:value-type="float" office:value="3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407003.0"/>
          <table:table-cell office:value-type="float" office:value="847787.0"/>
          <table:table-cell office:value-type="float" office:value="3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448217.0"/>
          <table:table-cell office:value-type="float" office:value="848067.0"/>
          <table:table-cell office:value-type="float" office:value="3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320686.0"/>
          <table:table-cell office:value-type="float" office:value="844597.0"/>
          <table:table-cell office:value-type="float" office:value="3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065382.0"/>
          <table:table-cell office:value-type="float" office:value="827554.0"/>
          <table:table-cell office:value-type="float" office:value="3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304745.0"/>
          <table:table-cell office:value-type="float" office:value="842585.0"/>
          <table:table-cell office:value-type="float" office:value="311.0"/>
          <table:table-cell office:value-type="float" office:value="0.0"/>
          <table:table-cell table:formula="of:=MIN([.$B39];[.$H39];[.$N39];[.$T39];[.$Z39];[.$AF39];[.$AL39];[.$AR39];[.$AX39];[.$BD39];[.$BJ39];[.$BP39])" office:value-type="float"/>
          <table:table-cell table:formula="of:=MIN([.$C39];[.$I39];[.$O39];[.$U39];[.$AA39];[.$AG39];[.$AM39];[.$AS39];[.$AY39];[.$BE39];[.$BK39];[.$BQ39])" office:value-type="float"/>
          <table:table-cell table:formula="of:=MIN([.$D39];[.$J39];[.$P39];[.$V39];[.$AB39];[.$AH39];[.$AN39];[.$AT39];[.$AZ39];[.$BF39];[.$BL39];[.$BR39])" office:value-type="float"/>
          <table:table-cell table:formula="of:=MIN([.$E39];[.$K39];[.$Q39];[.$W39];[.$AC39];[.$AI39];[.$AO39];[.$AU39];[.$BA39];[.$BG39];[.$BM39];[.$BS39])" office:value-type="float"/>
          <table:table-cell table:formula="of:=MIN([.$F39];[.$L39];[.$R39];[.$X39];[.$AD39];[.$AJ39];[.$AP39];[.$AV39];[.$BB39];[.$BH39];[.$BN39];[.$BT39])" office:value-type="float"/>
          <table:table-cell table:formula="of:=MIN([.$G39];[.$M39];[.$S39];[.$Y39];[.$AE39];[.$AK39];[.$AQ39];[.$AW39];[.$BC39];[.$BI39];[.$BO39];[.$BU39])" office:value-type="float"/>
          <table:table-cell table:formula="of:=MEDIAN([.$B39];[.$H39];[.$N39];[.$T39];[.$Z39];[.$AF39];[.$AL39];[.$AR39];[.$AX39];[.$BD39];[.$BJ39];[.$BP39])" office:value-type="float"/>
          <table:table-cell table:formula="of:=MEDIAN([.$C39];[.$I39];[.$O39];[.$U39];[.$AA39];[.$AG39];[.$AM39];[.$AS39];[.$AY39];[.$BE39];[.$BK39];[.$BQ39])" office:value-type="float"/>
          <table:table-cell table:formula="of:=MEDIAN([.$D39];[.$J39];[.$P39];[.$V39];[.$AB39];[.$AH39];[.$AN39];[.$AT39];[.$AZ39];[.$BF39];[.$BL39];[.$BR39])" office:value-type="float"/>
          <table:table-cell table:formula="of:=MEDIAN([.$E39];[.$K39];[.$Q39];[.$W39];[.$AC39];[.$AI39];[.$AO39];[.$AU39];[.$BA39];[.$BG39];[.$BM39];[.$BS39])" office:value-type="float"/>
          <table:table-cell table:formula="of:=MEDIAN([.$F39];[.$L39];[.$R39];[.$X39];[.$AD39];[.$AJ39];[.$AP39];[.$AV39];[.$BB39];[.$BH39];[.$BN39];[.$BT39])" office:value-type="float"/>
          <table:table-cell table:formula="of:=MEDIAN([.$G39];[.$M39];[.$S39];[.$Y39];[.$AE39];[.$AK39];[.$AQ39];[.$AW39];[.$BC39];[.$BI39];[.$BO39];[.$BU39])" office:value-type="float"/>
          <table:table-cell table:formula="of:=MAX([.$B39];[.$H39];[.$N39];[.$T39];[.$Z39];[.$AF39];[.$AL39];[.$AR39];[.$AX39];[.$BD39];[.$BJ39];[.$BP39])" office:value-type="float"/>
          <table:table-cell table:formula="of:=MAX([.$C39];[.$I39];[.$O39];[.$U39];[.$AA39];[.$AG39];[.$AM39];[.$AS39];[.$AY39];[.$BE39];[.$BK39];[.$BQ39])" office:value-type="float"/>
          <table:table-cell table:formula="of:=MAX([.$D39];[.$J39];[.$P39];[.$V39];[.$AB39];[.$AH39];[.$AN39];[.$AT39];[.$AZ39];[.$BF39];[.$BL39];[.$BR39])" office:value-type="float"/>
          <table:table-cell table:formula="of:=MAX([.$E39];[.$K39];[.$Q39];[.$W39];[.$AC39];[.$AI39];[.$AO39];[.$AU39];[.$BA39];[.$BG39];[.$BM39];[.$BS39])" office:value-type="float"/>
          <table:table-cell table:formula="of:=MAX([.$F39];[.$L39];[.$R39];[.$X39];[.$AD39];[.$AJ39];[.$AP39];[.$AV39];[.$BB39];[.$BH39];[.$BN39];[.$BT39])" office:value-type="float"/>
          <table:table-cell table:formula="of:=MAX([.$G39];[.$M39];[.$S39];[.$Y39];[.$AE39];[.$AK39];[.$AQ39];[.$AW39];[.$BC39];[.$BI39];[.$BO39];[.$BU39])" office:value-type="float"/>
        </table:table-row>
        <table:table-row table:style-name="ro1">
          <table:table-cell office:value-type="string">
            <text:p>Labyrinth/0215-labyrinth-21-0.asp</text:p>
          </table:table-cell>
          <table:table-cell office:value-type="float" office:value="900.0"/>
          <table:table-cell office:value-type="float" office:value="900.0"/>
          <table:table-cell office:value-type="float" office:value="15242190.0"/>
          <table:table-cell office:value-type="float" office:value="791011.0"/>
          <table:table-cell office:value-type="float" office:value="3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244570.0"/>
          <table:table-cell office:value-type="float" office:value="847407.0"/>
          <table:table-cell office:value-type="float" office:value="3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429150.0"/>
          <table:table-cell office:value-type="float" office:value="799366.0"/>
          <table:table-cell office:value-type="float" office:value="3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560080.0"/>
          <table:table-cell office:value-type="float" office:value="858586.0"/>
          <table:table-cell office:value-type="float" office:value="3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217674.0"/>
          <table:table-cell office:value-type="float" office:value="789708.0"/>
          <table:table-cell office:value-type="float" office:value="3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853810.0"/>
          <table:table-cell office:value-type="float" office:value="825793.0"/>
          <table:table-cell office:value-type="float" office:value="3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580965.0"/>
          <table:table-cell office:value-type="float" office:value="809955.0"/>
          <table:table-cell office:value-type="float" office:value="3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209432.0"/>
          <table:table-cell office:value-type="float" office:value="845900.0"/>
          <table:table-cell office:value-type="float" office:value="3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217298.0"/>
          <table:table-cell office:value-type="float" office:value="789497.0"/>
          <table:table-cell office:value-type="float" office:value="3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367983.0"/>
          <table:table-cell office:value-type="float" office:value="850598.0"/>
          <table:table-cell office:value-type="float" office:value="3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210818.0"/>
          <table:table-cell office:value-type="float" office:value="786776.0"/>
          <table:table-cell office:value-type="float" office:value="3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229168.0"/>
          <table:table-cell office:value-type="float" office:value="846465.0"/>
          <table:table-cell office:value-type="float" office:value="316.0"/>
          <table:table-cell office:value-type="float" office:value="0.0"/>
          <table:table-cell table:formula="of:=MIN([.$B40];[.$H40];[.$N40];[.$T40];[.$Z40];[.$AF40];[.$AL40];[.$AR40];[.$AX40];[.$BD40];[.$BJ40];[.$BP40])" office:value-type="float"/>
          <table:table-cell table:formula="of:=MIN([.$C40];[.$I40];[.$O40];[.$U40];[.$AA40];[.$AG40];[.$AM40];[.$AS40];[.$AY40];[.$BE40];[.$BK40];[.$BQ40])" office:value-type="float"/>
          <table:table-cell table:formula="of:=MIN([.$D40];[.$J40];[.$P40];[.$V40];[.$AB40];[.$AH40];[.$AN40];[.$AT40];[.$AZ40];[.$BF40];[.$BL40];[.$BR40])" office:value-type="float"/>
          <table:table-cell table:formula="of:=MIN([.$E40];[.$K40];[.$Q40];[.$W40];[.$AC40];[.$AI40];[.$AO40];[.$AU40];[.$BA40];[.$BG40];[.$BM40];[.$BS40])" office:value-type="float"/>
          <table:table-cell table:formula="of:=MIN([.$F40];[.$L40];[.$R40];[.$X40];[.$AD40];[.$AJ40];[.$AP40];[.$AV40];[.$BB40];[.$BH40];[.$BN40];[.$BT40])" office:value-type="float"/>
          <table:table-cell table:formula="of:=MIN([.$G40];[.$M40];[.$S40];[.$Y40];[.$AE40];[.$AK40];[.$AQ40];[.$AW40];[.$BC40];[.$BI40];[.$BO40];[.$BU40])" office:value-type="float"/>
          <table:table-cell table:formula="of:=MEDIAN([.$B40];[.$H40];[.$N40];[.$T40];[.$Z40];[.$AF40];[.$AL40];[.$AR40];[.$AX40];[.$BD40];[.$BJ40];[.$BP40])" office:value-type="float"/>
          <table:table-cell table:formula="of:=MEDIAN([.$C40];[.$I40];[.$O40];[.$U40];[.$AA40];[.$AG40];[.$AM40];[.$AS40];[.$AY40];[.$BE40];[.$BK40];[.$BQ40])" office:value-type="float"/>
          <table:table-cell table:formula="of:=MEDIAN([.$D40];[.$J40];[.$P40];[.$V40];[.$AB40];[.$AH40];[.$AN40];[.$AT40];[.$AZ40];[.$BF40];[.$BL40];[.$BR40])" office:value-type="float"/>
          <table:table-cell table:formula="of:=MEDIAN([.$E40];[.$K40];[.$Q40];[.$W40];[.$AC40];[.$AI40];[.$AO40];[.$AU40];[.$BA40];[.$BG40];[.$BM40];[.$BS40])" office:value-type="float"/>
          <table:table-cell table:formula="of:=MEDIAN([.$F40];[.$L40];[.$R40];[.$X40];[.$AD40];[.$AJ40];[.$AP40];[.$AV40];[.$BB40];[.$BH40];[.$BN40];[.$BT40])" office:value-type="float"/>
          <table:table-cell table:formula="of:=MEDIAN([.$G40];[.$M40];[.$S40];[.$Y40];[.$AE40];[.$AK40];[.$AQ40];[.$AW40];[.$BC40];[.$BI40];[.$BO40];[.$BU40])" office:value-type="float"/>
          <table:table-cell table:formula="of:=MAX([.$B40];[.$H40];[.$N40];[.$T40];[.$Z40];[.$AF40];[.$AL40];[.$AR40];[.$AX40];[.$BD40];[.$BJ40];[.$BP40])" office:value-type="float"/>
          <table:table-cell table:formula="of:=MAX([.$C40];[.$I40];[.$O40];[.$U40];[.$AA40];[.$AG40];[.$AM40];[.$AS40];[.$AY40];[.$BE40];[.$BK40];[.$BQ40])" office:value-type="float"/>
          <table:table-cell table:formula="of:=MAX([.$D40];[.$J40];[.$P40];[.$V40];[.$AB40];[.$AH40];[.$AN40];[.$AT40];[.$AZ40];[.$BF40];[.$BL40];[.$BR40])" office:value-type="float"/>
          <table:table-cell table:formula="of:=MAX([.$E40];[.$K40];[.$Q40];[.$W40];[.$AC40];[.$AI40];[.$AO40];[.$AU40];[.$BA40];[.$BG40];[.$BM40];[.$BS40])" office:value-type="float"/>
          <table:table-cell table:formula="of:=MAX([.$F40];[.$L40];[.$R40];[.$X40];[.$AD40];[.$AJ40];[.$AP40];[.$AV40];[.$BB40];[.$BH40];[.$BN40];[.$BT40])" office:value-type="float"/>
          <table:table-cell table:formula="of:=MAX([.$G40];[.$M40];[.$S40];[.$Y40];[.$AE40];[.$AK40];[.$AQ40];[.$AW40];[.$BC40];[.$BI40];[.$BO40];[.$BU40])" office:value-type="float"/>
        </table:table-row>
        <table:table-row table:style-name="ro1">
          <table:table-cell office:value-type="string">
            <text:p>Labyrinth/0238-labyrinth-22-0.asp</text:p>
          </table:table-cell>
          <table:table-cell office:value-type="float" office:value="900.0"/>
          <table:table-cell office:value-type="float" office:value="900.0"/>
          <table:table-cell office:value-type="float" office:value="15876360.0"/>
          <table:table-cell office:value-type="float" office:value="744760.0"/>
          <table:table-cell office:value-type="float" office:value="3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628176.0"/>
          <table:table-cell office:value-type="float" office:value="739703.0"/>
          <table:table-cell office:value-type="float" office:value="4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090145.0"/>
          <table:table-cell office:value-type="float" office:value="755865.0"/>
          <table:table-cell office:value-type="float" office:value="3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425875.0"/>
          <table:table-cell office:value-type="float" office:value="728750.0"/>
          <table:table-cell office:value-type="float" office:value="4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052237.0"/>
          <table:table-cell office:value-type="float" office:value="753646.0"/>
          <table:table-cell office:value-type="float" office:value="3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232240.0"/>
          <table:table-cell office:value-type="float" office:value="716103.0"/>
          <table:table-cell office:value-type="float" office:value="4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931606.0"/>
          <table:table-cell office:value-type="float" office:value="748984.0"/>
          <table:table-cell office:value-type="float" office:value="3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602462.0"/>
          <table:table-cell office:value-type="float" office:value="739141.0"/>
          <table:table-cell office:value-type="float" office:value="4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894221.0"/>
          <table:table-cell office:value-type="float" office:value="745423.0"/>
          <table:table-cell office:value-type="float" office:value="3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709047.0"/>
          <table:table-cell office:value-type="float" office:value="634012.0"/>
          <table:table-cell office:value-type="float" office:value="4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061808.0"/>
          <table:table-cell office:value-type="float" office:value="754328.0"/>
          <table:table-cell office:value-type="float" office:value="3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550594.0"/>
          <table:table-cell office:value-type="float" office:value="738063.0"/>
          <table:table-cell office:value-type="float" office:value="411.0"/>
          <table:table-cell office:value-type="float" office:value="0.0"/>
          <table:table-cell table:formula="of:=MIN([.$B41];[.$H41];[.$N41];[.$T41];[.$Z41];[.$AF41];[.$AL41];[.$AR41];[.$AX41];[.$BD41];[.$BJ41];[.$BP41])" office:value-type="float"/>
          <table:table-cell table:formula="of:=MIN([.$C41];[.$I41];[.$O41];[.$U41];[.$AA41];[.$AG41];[.$AM41];[.$AS41];[.$AY41];[.$BE41];[.$BK41];[.$BQ41])" office:value-type="float"/>
          <table:table-cell table:formula="of:=MIN([.$D41];[.$J41];[.$P41];[.$V41];[.$AB41];[.$AH41];[.$AN41];[.$AT41];[.$AZ41];[.$BF41];[.$BL41];[.$BR41])" office:value-type="float"/>
          <table:table-cell table:formula="of:=MIN([.$E41];[.$K41];[.$Q41];[.$W41];[.$AC41];[.$AI41];[.$AO41];[.$AU41];[.$BA41];[.$BG41];[.$BM41];[.$BS41])" office:value-type="float"/>
          <table:table-cell table:formula="of:=MIN([.$F41];[.$L41];[.$R41];[.$X41];[.$AD41];[.$AJ41];[.$AP41];[.$AV41];[.$BB41];[.$BH41];[.$BN41];[.$BT41])" office:value-type="float"/>
          <table:table-cell table:formula="of:=MIN([.$G41];[.$M41];[.$S41];[.$Y41];[.$AE41];[.$AK41];[.$AQ41];[.$AW41];[.$BC41];[.$BI41];[.$BO41];[.$BU41])" office:value-type="float"/>
          <table:table-cell table:formula="of:=MEDIAN([.$B41];[.$H41];[.$N41];[.$T41];[.$Z41];[.$AF41];[.$AL41];[.$AR41];[.$AX41];[.$BD41];[.$BJ41];[.$BP41])" office:value-type="float"/>
          <table:table-cell table:formula="of:=MEDIAN([.$C41];[.$I41];[.$O41];[.$U41];[.$AA41];[.$AG41];[.$AM41];[.$AS41];[.$AY41];[.$BE41];[.$BK41];[.$BQ41])" office:value-type="float"/>
          <table:table-cell table:formula="of:=MEDIAN([.$D41];[.$J41];[.$P41];[.$V41];[.$AB41];[.$AH41];[.$AN41];[.$AT41];[.$AZ41];[.$BF41];[.$BL41];[.$BR41])" office:value-type="float"/>
          <table:table-cell table:formula="of:=MEDIAN([.$E41];[.$K41];[.$Q41];[.$W41];[.$AC41];[.$AI41];[.$AO41];[.$AU41];[.$BA41];[.$BG41];[.$BM41];[.$BS41])" office:value-type="float"/>
          <table:table-cell table:formula="of:=MEDIAN([.$F41];[.$L41];[.$R41];[.$X41];[.$AD41];[.$AJ41];[.$AP41];[.$AV41];[.$BB41];[.$BH41];[.$BN41];[.$BT41])" office:value-type="float"/>
          <table:table-cell table:formula="of:=MEDIAN([.$G41];[.$M41];[.$S41];[.$Y41];[.$AE41];[.$AK41];[.$AQ41];[.$AW41];[.$BC41];[.$BI41];[.$BO41];[.$BU41])" office:value-type="float"/>
          <table:table-cell table:formula="of:=MAX([.$B41];[.$H41];[.$N41];[.$T41];[.$Z41];[.$AF41];[.$AL41];[.$AR41];[.$AX41];[.$BD41];[.$BJ41];[.$BP41])" office:value-type="float"/>
          <table:table-cell table:formula="of:=MAX([.$C41];[.$I41];[.$O41];[.$U41];[.$AA41];[.$AG41];[.$AM41];[.$AS41];[.$AY41];[.$BE41];[.$BK41];[.$BQ41])" office:value-type="float"/>
          <table:table-cell table:formula="of:=MAX([.$D41];[.$J41];[.$P41];[.$V41];[.$AB41];[.$AH41];[.$AN41];[.$AT41];[.$AZ41];[.$BF41];[.$BL41];[.$BR41])" office:value-type="float"/>
          <table:table-cell table:formula="of:=MAX([.$E41];[.$K41];[.$Q41];[.$W41];[.$AC41];[.$AI41];[.$AO41];[.$AU41];[.$BA41];[.$BG41];[.$BM41];[.$BS41])" office:value-type="float"/>
          <table:table-cell table:formula="of:=MAX([.$F41];[.$L41];[.$R41];[.$X41];[.$AD41];[.$AJ41];[.$AP41];[.$AV41];[.$BB41];[.$BH41];[.$BN41];[.$BT41])" office:value-type="float"/>
          <table:table-cell table:formula="of:=MAX([.$G41];[.$M41];[.$S41];[.$Y41];[.$AE41];[.$AK41];[.$AQ41];[.$AW41];[.$BC41];[.$BI41];[.$BO41];[.$BU41])" office:value-type="float"/>
        </table:table-row>
        <table:table-row table:style-name="ro1">
          <table:table-cell office:value-type="string">
            <text:p>Labyrinth/0241-labyrinth-22-0.asp</text:p>
          </table:table-cell>
          <table:table-cell office:value-type="float" office:value="900.0"/>
          <table:table-cell office:value-type="float" office:value="900.0"/>
          <table:table-cell office:value-type="float" office:value="11737369.0"/>
          <table:table-cell office:value-type="float" office:value="677242.0"/>
          <table:table-cell office:value-type="float" office:value="3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45421.0"/>
          <table:table-cell office:value-type="float" office:value="693086.0"/>
          <table:table-cell office:value-type="float" office:value="3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567308.0"/>
          <table:table-cell office:value-type="float" office:value="667126.0"/>
          <table:table-cell office:value-type="float" office:value="3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75533.0"/>
          <table:table-cell office:value-type="float" office:value="694748.0"/>
          <table:table-cell office:value-type="float" office:value="3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876221.0"/>
          <table:table-cell office:value-type="float" office:value="684933.0"/>
          <table:table-cell office:value-type="float" office:value="3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737488.0"/>
          <table:table-cell office:value-type="float" office:value="709237.0"/>
          <table:table-cell office:value-type="float" office:value="3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578217.0"/>
          <table:table-cell office:value-type="float" office:value="668511.0"/>
          <table:table-cell office:value-type="float" office:value="3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744968.0"/>
          <table:table-cell office:value-type="float" office:value="710727.0"/>
          <table:table-cell office:value-type="float" office:value="3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708848.0"/>
          <table:table-cell office:value-type="float" office:value="675717.0"/>
          <table:table-cell office:value-type="float" office:value="3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005216.0"/>
          <table:table-cell office:value-type="float" office:value="580027.0"/>
          <table:table-cell office:value-type="float" office:value="3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640874.0"/>
          <table:table-cell office:value-type="float" office:value="672661.0"/>
          <table:table-cell office:value-type="float" office:value="3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48454.0"/>
          <table:table-cell office:value-type="float" office:value="693276.0"/>
          <table:table-cell office:value-type="float" office:value="380.0"/>
          <table:table-cell office:value-type="float" office:value="0.0"/>
          <table:table-cell table:formula="of:=MIN([.$B42];[.$H42];[.$N42];[.$T42];[.$Z42];[.$AF42];[.$AL42];[.$AR42];[.$AX42];[.$BD42];[.$BJ42];[.$BP42])" office:value-type="float"/>
          <table:table-cell table:formula="of:=MIN([.$C42];[.$I42];[.$O42];[.$U42];[.$AA42];[.$AG42];[.$AM42];[.$AS42];[.$AY42];[.$BE42];[.$BK42];[.$BQ42])" office:value-type="float"/>
          <table:table-cell table:formula="of:=MIN([.$D42];[.$J42];[.$P42];[.$V42];[.$AB42];[.$AH42];[.$AN42];[.$AT42];[.$AZ42];[.$BF42];[.$BL42];[.$BR42])" office:value-type="float"/>
          <table:table-cell table:formula="of:=MIN([.$E42];[.$K42];[.$Q42];[.$W42];[.$AC42];[.$AI42];[.$AO42];[.$AU42];[.$BA42];[.$BG42];[.$BM42];[.$BS42])" office:value-type="float"/>
          <table:table-cell table:formula="of:=MIN([.$F42];[.$L42];[.$R42];[.$X42];[.$AD42];[.$AJ42];[.$AP42];[.$AV42];[.$BB42];[.$BH42];[.$BN42];[.$BT42])" office:value-type="float"/>
          <table:table-cell table:formula="of:=MIN([.$G42];[.$M42];[.$S42];[.$Y42];[.$AE42];[.$AK42];[.$AQ42];[.$AW42];[.$BC42];[.$BI42];[.$BO42];[.$BU42])" office:value-type="float"/>
          <table:table-cell table:formula="of:=MEDIAN([.$B42];[.$H42];[.$N42];[.$T42];[.$Z42];[.$AF42];[.$AL42];[.$AR42];[.$AX42];[.$BD42];[.$BJ42];[.$BP42])" office:value-type="float"/>
          <table:table-cell table:formula="of:=MEDIAN([.$C42];[.$I42];[.$O42];[.$U42];[.$AA42];[.$AG42];[.$AM42];[.$AS42];[.$AY42];[.$BE42];[.$BK42];[.$BQ42])" office:value-type="float"/>
          <table:table-cell table:formula="of:=MEDIAN([.$D42];[.$J42];[.$P42];[.$V42];[.$AB42];[.$AH42];[.$AN42];[.$AT42];[.$AZ42];[.$BF42];[.$BL42];[.$BR42])" office:value-type="float"/>
          <table:table-cell table:formula="of:=MEDIAN([.$E42];[.$K42];[.$Q42];[.$W42];[.$AC42];[.$AI42];[.$AO42];[.$AU42];[.$BA42];[.$BG42];[.$BM42];[.$BS42])" office:value-type="float"/>
          <table:table-cell table:formula="of:=MEDIAN([.$F42];[.$L42];[.$R42];[.$X42];[.$AD42];[.$AJ42];[.$AP42];[.$AV42];[.$BB42];[.$BH42];[.$BN42];[.$BT42])" office:value-type="float"/>
          <table:table-cell table:formula="of:=MEDIAN([.$G42];[.$M42];[.$S42];[.$Y42];[.$AE42];[.$AK42];[.$AQ42];[.$AW42];[.$BC42];[.$BI42];[.$BO42];[.$BU42])" office:value-type="float"/>
          <table:table-cell table:formula="of:=MAX([.$B42];[.$H42];[.$N42];[.$T42];[.$Z42];[.$AF42];[.$AL42];[.$AR42];[.$AX42];[.$BD42];[.$BJ42];[.$BP42])" office:value-type="float"/>
          <table:table-cell table:formula="of:=MAX([.$C42];[.$I42];[.$O42];[.$U42];[.$AA42];[.$AG42];[.$AM42];[.$AS42];[.$AY42];[.$BE42];[.$BK42];[.$BQ42])" office:value-type="float"/>
          <table:table-cell table:formula="of:=MAX([.$D42];[.$J42];[.$P42];[.$V42];[.$AB42];[.$AH42];[.$AN42];[.$AT42];[.$AZ42];[.$BF42];[.$BL42];[.$BR42])" office:value-type="float"/>
          <table:table-cell table:formula="of:=MAX([.$E42];[.$K42];[.$Q42];[.$W42];[.$AC42];[.$AI42];[.$AO42];[.$AU42];[.$BA42];[.$BG42];[.$BM42];[.$BS42])" office:value-type="float"/>
          <table:table-cell table:formula="of:=MAX([.$F42];[.$L42];[.$R42];[.$X42];[.$AD42];[.$AJ42];[.$AP42];[.$AV42];[.$BB42];[.$BH42];[.$BN42];[.$BT42])" office:value-type="float"/>
          <table:table-cell table:formula="of:=MAX([.$G42];[.$M42];[.$S42];[.$Y42];[.$AE42];[.$AK42];[.$AQ42];[.$AW42];[.$BC42];[.$BI42];[.$BO42];[.$BU42])" office:value-type="float"/>
        </table:table-row>
        <table:table-row table:style-name="ro1">
          <table:table-cell office:value-type="string">
            <text:p>Nomistery/0006-nomystery-55-0.asp</text:p>
          </table:table-cell>
          <table:table-cell office:value-type="float" office:value="120.87"/>
          <table:table-cell office:value-type="float" office:value="120.161"/>
          <table:table-cell office:value-type="float" office:value="639529.0"/>
          <table:table-cell office:value-type="float" office:value="438011.0"/>
          <table:table-cell office:value-type="float" office:value="96.0"/>
          <table:table-cell office:value-type="float" office:value="0.0"/>
          <table:table-cell office:value-type="float" office:value="216.72"/>
          <table:table-cell office:value-type="float" office:value="216.049"/>
          <table:table-cell office:value-type="float" office:value="1083537.0"/>
          <table:table-cell office:value-type="float" office:value="733053.0"/>
          <table:table-cell office:value-type="float" office:value="86.0"/>
          <table:table-cell office:value-type="float" office:value="0.0"/>
          <table:table-cell office:value-type="float" office:value="57.12"/>
          <table:table-cell office:value-type="float" office:value="55.794"/>
          <table:table-cell office:value-type="float" office:value="349158.0"/>
          <table:table-cell office:value-type="float" office:value="242838.0"/>
          <table:table-cell office:value-type="float" office:value="95.0"/>
          <table:table-cell office:value-type="float" office:value="1000.0"/>
          <table:table-cell office:value-type="float" office:value="70.95"/>
          <table:table-cell office:value-type="float" office:value="69.646"/>
          <table:table-cell office:value-type="float" office:value="489379.0"/>
          <table:table-cell office:value-type="float" office:value="334774.0"/>
          <table:table-cell office:value-type="float" office:value="91.0"/>
          <table:table-cell office:value-type="float" office:value="1000.0"/>
          <table:table-cell office:value-type="float" office:value="95.19"/>
          <table:table-cell office:value-type="float" office:value="93.864"/>
          <table:table-cell office:value-type="float" office:value="530621.0"/>
          <table:table-cell office:value-type="float" office:value="381855.0"/>
          <table:table-cell office:value-type="float" office:value="99.0"/>
          <table:table-cell office:value-type="float" office:value="1500.0"/>
          <table:table-cell office:value-type="float" office:value="83.77"/>
          <table:table-cell office:value-type="float" office:value="82.481"/>
          <table:table-cell office:value-type="float" office:value="536982.0"/>
          <table:table-cell office:value-type="float" office:value="367939.0"/>
          <table:table-cell office:value-type="float" office:value="98.0"/>
          <table:table-cell office:value-type="float" office:value="1500.0"/>
          <table:table-cell office:value-type="float" office:value="77.06"/>
          <table:table-cell office:value-type="float" office:value="76.552"/>
          <table:table-cell office:value-type="float" office:value="462213.0"/>
          <table:table-cell office:value-type="float" office:value="326060.0"/>
          <table:table-cell office:value-type="float" office:value="67.0"/>
          <table:table-cell office:value-type="float" office:value="500.0"/>
          <table:table-cell office:value-type="float" office:value="58.26"/>
          <table:table-cell office:value-type="float" office:value="57.763"/>
          <table:table-cell office:value-type="float" office:value="444646.0"/>
          <table:table-cell office:value-type="float" office:value="297470.0"/>
          <table:table-cell office:value-type="float" office:value="69.0"/>
          <table:table-cell office:value-type="float" office:value="500.0"/>
          <table:table-cell office:value-type="float" office:value="179.43"/>
          <table:table-cell office:value-type="float" office:value="178.289"/>
          <table:table-cell office:value-type="float" office:value="914837.0"/>
          <table:table-cell office:value-type="float" office:value="657158.0"/>
          <table:table-cell office:value-type="float" office:value="74.0"/>
          <table:table-cell office:value-type="float" office:value="699.0"/>
          <table:table-cell office:value-type="float" office:value="117.38"/>
          <table:table-cell office:value-type="float" office:value="116.386"/>
          <table:table-cell office:value-type="float" office:value="782055.0"/>
          <table:table-cell office:value-type="float" office:value="572653.0"/>
          <table:table-cell office:value-type="float" office:value="61.0"/>
          <table:table-cell office:value-type="float" office:value="614.0"/>
          <table:table-cell office:value-type="float" office:value="13.52"/>
          <table:table-cell office:value-type="float" office:value="12.246"/>
          <table:table-cell office:value-type="float" office:value="84764.0"/>
          <table:table-cell office:value-type="float" office:value="53542.0"/>
          <table:table-cell office:value-type="float" office:value="73.0"/>
          <table:table-cell office:value-type="float" office:value="1000.0"/>
          <table:table-cell office:value-type="float" office:value="22.18"/>
          <table:table-cell office:value-type="float" office:value="20.964"/>
          <table:table-cell office:value-type="float" office:value="172910.0"/>
          <table:table-cell office:value-type="float" office:value="107568.0"/>
          <table:table-cell office:value-type="float" office:value="72.0"/>
          <table:table-cell office:value-type="float" office:value="1000.0"/>
          <table:table-cell table:formula="of:=MIN([.$B43];[.$H43];[.$N43];[.$T43];[.$Z43];[.$AF43];[.$AL43];[.$AR43];[.$AX43];[.$BD43];[.$BJ43];[.$BP43])" office:value-type="float"/>
          <table:table-cell table:formula="of:=MIN([.$C43];[.$I43];[.$O43];[.$U43];[.$AA43];[.$AG43];[.$AM43];[.$AS43];[.$AY43];[.$BE43];[.$BK43];[.$BQ43])" office:value-type="float"/>
          <table:table-cell table:formula="of:=MIN([.$D43];[.$J43];[.$P43];[.$V43];[.$AB43];[.$AH43];[.$AN43];[.$AT43];[.$AZ43];[.$BF43];[.$BL43];[.$BR43])" office:value-type="float"/>
          <table:table-cell table:formula="of:=MIN([.$E43];[.$K43];[.$Q43];[.$W43];[.$AC43];[.$AI43];[.$AO43];[.$AU43];[.$BA43];[.$BG43];[.$BM43];[.$BS43])" office:value-type="float"/>
          <table:table-cell table:formula="of:=MIN([.$F43];[.$L43];[.$R43];[.$X43];[.$AD43];[.$AJ43];[.$AP43];[.$AV43];[.$BB43];[.$BH43];[.$BN43];[.$BT43])" office:value-type="float"/>
          <table:table-cell table:formula="of:=MIN([.$G43];[.$M43];[.$S43];[.$Y43];[.$AE43];[.$AK43];[.$AQ43];[.$AW43];[.$BC43];[.$BI43];[.$BO43];[.$BU43])" office:value-type="float"/>
          <table:table-cell table:formula="of:=MEDIAN([.$B43];[.$H43];[.$N43];[.$T43];[.$Z43];[.$AF43];[.$AL43];[.$AR43];[.$AX43];[.$BD43];[.$BJ43];[.$BP43])" office:value-type="float"/>
          <table:table-cell table:formula="of:=MEDIAN([.$C43];[.$I43];[.$O43];[.$U43];[.$AA43];[.$AG43];[.$AM43];[.$AS43];[.$AY43];[.$BE43];[.$BK43];[.$BQ43])" office:value-type="float"/>
          <table:table-cell table:formula="of:=MEDIAN([.$D43];[.$J43];[.$P43];[.$V43];[.$AB43];[.$AH43];[.$AN43];[.$AT43];[.$AZ43];[.$BF43];[.$BL43];[.$BR43])" office:value-type="float"/>
          <table:table-cell table:formula="of:=MEDIAN([.$E43];[.$K43];[.$Q43];[.$W43];[.$AC43];[.$AI43];[.$AO43];[.$AU43];[.$BA43];[.$BG43];[.$BM43];[.$BS43])" office:value-type="float"/>
          <table:table-cell table:formula="of:=MEDIAN([.$F43];[.$L43];[.$R43];[.$X43];[.$AD43];[.$AJ43];[.$AP43];[.$AV43];[.$BB43];[.$BH43];[.$BN43];[.$BT43])" office:value-type="float"/>
          <table:table-cell table:formula="of:=MEDIAN([.$G43];[.$M43];[.$S43];[.$Y43];[.$AE43];[.$AK43];[.$AQ43];[.$AW43];[.$BC43];[.$BI43];[.$BO43];[.$BU43])" office:value-type="float"/>
          <table:table-cell table:formula="of:=MAX([.$B43];[.$H43];[.$N43];[.$T43];[.$Z43];[.$AF43];[.$AL43];[.$AR43];[.$AX43];[.$BD43];[.$BJ43];[.$BP43])" office:value-type="float"/>
          <table:table-cell table:formula="of:=MAX([.$C43];[.$I43];[.$O43];[.$U43];[.$AA43];[.$AG43];[.$AM43];[.$AS43];[.$AY43];[.$BE43];[.$BK43];[.$BQ43])" office:value-type="float"/>
          <table:table-cell table:formula="of:=MAX([.$D43];[.$J43];[.$P43];[.$V43];[.$AB43];[.$AH43];[.$AN43];[.$AT43];[.$AZ43];[.$BF43];[.$BL43];[.$BR43])" office:value-type="float"/>
          <table:table-cell table:formula="of:=MAX([.$E43];[.$K43];[.$Q43];[.$W43];[.$AC43];[.$AI43];[.$AO43];[.$AU43];[.$BA43];[.$BG43];[.$BM43];[.$BS43])" office:value-type="float"/>
          <table:table-cell table:formula="of:=MAX([.$F43];[.$L43];[.$R43];[.$X43];[.$AD43];[.$AJ43];[.$AP43];[.$AV43];[.$BB43];[.$BH43];[.$BN43];[.$BT43])" office:value-type="float"/>
          <table:table-cell table:formula="of:=MAX([.$G43];[.$M43];[.$S43];[.$Y43];[.$AE43];[.$AK43];[.$AQ43];[.$AW43];[.$BC43];[.$BI43];[.$BO43];[.$BU43])" office:value-type="float"/>
        </table:table-row>
        <table:table-row table:style-name="ro1">
          <table:table-cell office:value-type="string">
            <text:p>Nomistery/0007-nomystery-57-0.asp</text:p>
          </table:table-cell>
          <table:table-cell office:value-type="float" office:value="5.76"/>
          <table:table-cell office:value-type="float" office:value="5.273"/>
          <table:table-cell office:value-type="float" office:value="36857.0"/>
          <table:table-cell office:value-type="float" office:value="22687.0"/>
          <table:table-cell office:value-type="float" office:value="57.0"/>
          <table:table-cell office:value-type="float" office:value="0.0"/>
          <table:table-cell office:value-type="float" office:value="7.33"/>
          <table:table-cell office:value-type="float" office:value="6.905"/>
          <table:table-cell office:value-type="float" office:value="42017.0"/>
          <table:table-cell office:value-type="float" office:value="25256.0"/>
          <table:table-cell office:value-type="float" office:value="57.0"/>
          <table:table-cell office:value-type="float" office:value="0.0"/>
          <table:table-cell office:value-type="float" office:value="10.09"/>
          <table:table-cell office:value-type="float" office:value="9.266"/>
          <table:table-cell office:value-type="float" office:value="56493.0"/>
          <table:table-cell office:value-type="float" office:value="38808.0"/>
          <table:table-cell office:value-type="float" office:value="78.0"/>
          <table:table-cell office:value-type="float" office:value="1000.0"/>
          <table:table-cell office:value-type="float" office:value="6.94"/>
          <table:table-cell office:value-type="float" office:value="6.119"/>
          <table:table-cell office:value-type="float" office:value="41409.0"/>
          <table:table-cell office:value-type="float" office:value="26534.0"/>
          <table:table-cell office:value-type="float" office:value="78.0"/>
          <table:table-cell office:value-type="float" office:value="1000.0"/>
          <table:table-cell office:value-type="float" office:value="4.72"/>
          <table:table-cell office:value-type="float" office:value="3.951"/>
          <table:table-cell office:value-type="float" office:value="27639.0"/>
          <table:table-cell office:value-type="float" office:value="16533.0"/>
          <table:table-cell office:value-type="float" office:value="73.0"/>
          <table:table-cell office:value-type="float" office:value="902.0"/>
          <table:table-cell office:value-type="float" office:value="10.16"/>
          <table:table-cell office:value-type="float" office:value="9.451"/>
          <table:table-cell office:value-type="float" office:value="59840.0"/>
          <table:table-cell office:value-type="float" office:value="39286.0"/>
          <table:table-cell office:value-type="float" office:value="70.0"/>
          <table:table-cell office:value-type="float" office:value="835.0"/>
          <table:table-cell office:value-type="float" office:value="2.53"/>
          <table:table-cell office:value-type="float" office:value="2.054"/>
          <table:table-cell office:value-type="float" office:value="17453.0"/>
          <table:table-cell office:value-type="float" office:value="9498.0"/>
          <table:table-cell office:value-type="float" office:value="56.0"/>
          <table:table-cell office:value-type="float" office:value="500.0"/>
          <table:table-cell office:value-type="float" office:value="10.72"/>
          <table:table-cell office:value-type="float" office:value="10.232"/>
          <table:table-cell office:value-type="float" office:value="70616.0"/>
          <table:table-cell office:value-type="float" office:value="47298.0"/>
          <table:table-cell office:value-type="float" office:value="57.0"/>
          <table:table-cell office:value-type="float" office:value="500.0"/>
          <table:table-cell office:value-type="float" office:value="5.45"/>
          <table:table-cell office:value-type="float" office:value="4.81"/>
          <table:table-cell office:value-type="float" office:value="36331.0"/>
          <table:table-cell office:value-type="float" office:value="21736.0"/>
          <table:table-cell office:value-type="float" office:value="45.0"/>
          <table:table-cell office:value-type="float" office:value="363.0"/>
          <table:table-cell office:value-type="float" office:value="6.82"/>
          <table:table-cell office:value-type="float" office:value="6.17"/>
          <table:table-cell office:value-type="float" office:value="41586.0"/>
          <table:table-cell office:value-type="float" office:value="26680.0"/>
          <table:table-cell office:value-type="float" office:value="45.0"/>
          <table:table-cell office:value-type="float" office:value="350.0"/>
          <table:table-cell office:value-type="float" office:value="11.04"/>
          <table:table-cell office:value-type="float" office:value="10.301"/>
          <table:table-cell office:value-type="float" office:value="61675.0"/>
          <table:table-cell office:value-type="float" office:value="42522.0"/>
          <table:table-cell office:value-type="float" office:value="64.0"/>
          <table:table-cell office:value-type="float" office:value="788.0"/>
          <table:table-cell office:value-type="float" office:value="3.47"/>
          <table:table-cell office:value-type="float" office:value="2.635"/>
          <table:table-cell office:value-type="float" office:value="17604.0"/>
          <table:table-cell office:value-type="float" office:value="9641.0"/>
          <table:table-cell office:value-type="float" office:value="64.0"/>
          <table:table-cell office:value-type="float" office:value="824.0"/>
          <table:table-cell table:formula="of:=MIN([.$B44];[.$H44];[.$N44];[.$T44];[.$Z44];[.$AF44];[.$AL44];[.$AR44];[.$AX44];[.$BD44];[.$BJ44];[.$BP44])" office:value-type="float"/>
          <table:table-cell table:formula="of:=MIN([.$C44];[.$I44];[.$O44];[.$U44];[.$AA44];[.$AG44];[.$AM44];[.$AS44];[.$AY44];[.$BE44];[.$BK44];[.$BQ44])" office:value-type="float"/>
          <table:table-cell table:formula="of:=MIN([.$D44];[.$J44];[.$P44];[.$V44];[.$AB44];[.$AH44];[.$AN44];[.$AT44];[.$AZ44];[.$BF44];[.$BL44];[.$BR44])" office:value-type="float"/>
          <table:table-cell table:formula="of:=MIN([.$E44];[.$K44];[.$Q44];[.$W44];[.$AC44];[.$AI44];[.$AO44];[.$AU44];[.$BA44];[.$BG44];[.$BM44];[.$BS44])" office:value-type="float"/>
          <table:table-cell table:formula="of:=MIN([.$F44];[.$L44];[.$R44];[.$X44];[.$AD44];[.$AJ44];[.$AP44];[.$AV44];[.$BB44];[.$BH44];[.$BN44];[.$BT44])" office:value-type="float"/>
          <table:table-cell table:formula="of:=MIN([.$G44];[.$M44];[.$S44];[.$Y44];[.$AE44];[.$AK44];[.$AQ44];[.$AW44];[.$BC44];[.$BI44];[.$BO44];[.$BU44])" office:value-type="float"/>
          <table:table-cell table:formula="of:=MEDIAN([.$B44];[.$H44];[.$N44];[.$T44];[.$Z44];[.$AF44];[.$AL44];[.$AR44];[.$AX44];[.$BD44];[.$BJ44];[.$BP44])" office:value-type="float"/>
          <table:table-cell table:formula="of:=MEDIAN([.$C44];[.$I44];[.$O44];[.$U44];[.$AA44];[.$AG44];[.$AM44];[.$AS44];[.$AY44];[.$BE44];[.$BK44];[.$BQ44])" office:value-type="float"/>
          <table:table-cell table:formula="of:=MEDIAN([.$D44];[.$J44];[.$P44];[.$V44];[.$AB44];[.$AH44];[.$AN44];[.$AT44];[.$AZ44];[.$BF44];[.$BL44];[.$BR44])" office:value-type="float"/>
          <table:table-cell table:formula="of:=MEDIAN([.$E44];[.$K44];[.$Q44];[.$W44];[.$AC44];[.$AI44];[.$AO44];[.$AU44];[.$BA44];[.$BG44];[.$BM44];[.$BS44])" office:value-type="float"/>
          <table:table-cell table:formula="of:=MEDIAN([.$F44];[.$L44];[.$R44];[.$X44];[.$AD44];[.$AJ44];[.$AP44];[.$AV44];[.$BB44];[.$BH44];[.$BN44];[.$BT44])" office:value-type="float"/>
          <table:table-cell table:formula="of:=MEDIAN([.$G44];[.$M44];[.$S44];[.$Y44];[.$AE44];[.$AK44];[.$AQ44];[.$AW44];[.$BC44];[.$BI44];[.$BO44];[.$BU44])" office:value-type="float"/>
          <table:table-cell table:formula="of:=MAX([.$B44];[.$H44];[.$N44];[.$T44];[.$Z44];[.$AF44];[.$AL44];[.$AR44];[.$AX44];[.$BD44];[.$BJ44];[.$BP44])" office:value-type="float"/>
          <table:table-cell table:formula="of:=MAX([.$C44];[.$I44];[.$O44];[.$U44];[.$AA44];[.$AG44];[.$AM44];[.$AS44];[.$AY44];[.$BE44];[.$BK44];[.$BQ44])" office:value-type="float"/>
          <table:table-cell table:formula="of:=MAX([.$D44];[.$J44];[.$P44];[.$V44];[.$AB44];[.$AH44];[.$AN44];[.$AT44];[.$AZ44];[.$BF44];[.$BL44];[.$BR44])" office:value-type="float"/>
          <table:table-cell table:formula="of:=MAX([.$E44];[.$K44];[.$Q44];[.$W44];[.$AC44];[.$AI44];[.$AO44];[.$AU44];[.$BA44];[.$BG44];[.$BM44];[.$BS44])" office:value-type="float"/>
          <table:table-cell table:formula="of:=MAX([.$F44];[.$L44];[.$R44];[.$X44];[.$AD44];[.$AJ44];[.$AP44];[.$AV44];[.$BB44];[.$BH44];[.$BN44];[.$BT44])" office:value-type="float"/>
          <table:table-cell table:formula="of:=MAX([.$G44];[.$M44];[.$S44];[.$Y44];[.$AE44];[.$AK44];[.$AQ44];[.$AW44];[.$BC44];[.$BI44];[.$BO44];[.$BU44])" office:value-type="float"/>
        </table:table-row>
        <table:table-row table:style-name="ro1">
          <table:table-cell office:value-type="string">
            <text:p>Nomistery/0009-nomystery-63-0.asp</text:p>
          </table:table-cell>
          <table:table-cell office:value-type="float" office:value="14.19"/>
          <table:table-cell office:value-type="float" office:value="12.973"/>
          <table:table-cell office:value-type="float" office:value="85294.0"/>
          <table:table-cell office:value-type="float" office:value="56342.0"/>
          <table:table-cell office:value-type="float" office:value="66.0"/>
          <table:table-cell office:value-type="float" office:value="0.0"/>
          <table:table-cell office:value-type="float" office:value="23.28"/>
          <table:table-cell office:value-type="float" office:value="22.26"/>
          <table:table-cell office:value-type="float" office:value="149509.0"/>
          <table:table-cell office:value-type="float" office:value="100323.0"/>
          <table:table-cell office:value-type="float" office:value="79.0"/>
          <table:table-cell office:value-type="float" office:value="0.0"/>
          <table:table-cell office:value-type="float" office:value="16.02"/>
          <table:table-cell office:value-type="float" office:value="14.603"/>
          <table:table-cell office:value-type="float" office:value="107894.0"/>
          <table:table-cell office:value-type="float" office:value="73908.0"/>
          <table:table-cell office:value-type="float" office:value="83.0"/>
          <table:table-cell office:value-type="float" office:value="1000.0"/>
          <table:table-cell office:value-type="float" office:value="13.9"/>
          <table:table-cell office:value-type="float" office:value="12.565"/>
          <table:table-cell office:value-type="float" office:value="88086.0"/>
          <table:table-cell office:value-type="float" office:value="58172.0"/>
          <table:table-cell office:value-type="float" office:value="78.0"/>
          <table:table-cell office:value-type="float" office:value="1000.0"/>
          <table:table-cell office:value-type="float" office:value="14.9"/>
          <table:table-cell office:value-type="float" office:value="13.416"/>
          <table:table-cell office:value-type="float" office:value="93174.0"/>
          <table:table-cell office:value-type="float" office:value="63549.0"/>
          <table:table-cell office:value-type="float" office:value="95.0"/>
          <table:table-cell office:value-type="float" office:value="1500.0"/>
          <table:table-cell office:value-type="float" office:value="12.8"/>
          <table:table-cell office:value-type="float" office:value="11.51"/>
          <table:table-cell office:value-type="float" office:value="78392.0"/>
          <table:table-cell office:value-type="float" office:value="52551.0"/>
          <table:table-cell office:value-type="float" office:value="92.0"/>
          <table:table-cell office:value-type="float" office:value="1500.0"/>
          <table:table-cell office:value-type="float" office:value="29.81"/>
          <table:table-cell office:value-type="float" office:value="29.289"/>
          <table:table-cell office:value-type="float" office:value="189700.0"/>
          <table:table-cell office:value-type="float" office:value="132993.0"/>
          <table:table-cell office:value-type="float" office:value="61.0"/>
          <table:table-cell office:value-type="float" office:value="500.0"/>
          <table:table-cell office:value-type="float" office:value="18.39"/>
          <table:table-cell office:value-type="float" office:value="17.88"/>
          <table:table-cell office:value-type="float" office:value="137317.0"/>
          <table:table-cell office:value-type="float" office:value="91148.0"/>
          <table:table-cell office:value-type="float" office:value="57.0"/>
          <table:table-cell office:value-type="float" office:value="500.0"/>
          <table:table-cell office:value-type="float" office:value="14.28"/>
          <table:table-cell office:value-type="float" office:value="13.247"/>
          <table:table-cell office:value-type="float" office:value="88536.0"/>
          <table:table-cell office:value-type="float" office:value="59542.0"/>
          <table:table-cell office:value-type="float" office:value="52.0"/>
          <table:table-cell office:value-type="float" office:value="664.0"/>
          <table:table-cell office:value-type="float" office:value="13.24"/>
          <table:table-cell office:value-type="float" office:value="12.197"/>
          <table:table-cell office:value-type="float" office:value="82659.0"/>
          <table:table-cell office:value-type="float" office:value="54605.0"/>
          <table:table-cell office:value-type="float" office:value="53.0"/>
          <table:table-cell office:value-type="float" office:value="623.0"/>
          <table:table-cell office:value-type="float" office:value="12.24"/>
          <table:table-cell office:value-type="float" office:value="11.056"/>
          <table:table-cell office:value-type="float" office:value="79777.0"/>
          <table:table-cell office:value-type="float" office:value="54352.0"/>
          <table:table-cell office:value-type="float" office:value="66.0"/>
          <table:table-cell office:value-type="float" office:value="1000.0"/>
          <table:table-cell office:value-type="float" office:value="13.71"/>
          <table:table-cell office:value-type="float" office:value="12.379"/>
          <table:table-cell office:value-type="float" office:value="92400.0"/>
          <table:table-cell office:value-type="float" office:value="59723.0"/>
          <table:table-cell office:value-type="float" office:value="71.0"/>
          <table:table-cell office:value-type="float" office:value="1000.0"/>
          <table:table-cell table:formula="of:=MIN([.$B45];[.$H45];[.$N45];[.$T45];[.$Z45];[.$AF45];[.$AL45];[.$AR45];[.$AX45];[.$BD45];[.$BJ45];[.$BP45])" office:value-type="float"/>
          <table:table-cell table:formula="of:=MIN([.$C45];[.$I45];[.$O45];[.$U45];[.$AA45];[.$AG45];[.$AM45];[.$AS45];[.$AY45];[.$BE45];[.$BK45];[.$BQ45])" office:value-type="float"/>
          <table:table-cell table:formula="of:=MIN([.$D45];[.$J45];[.$P45];[.$V45];[.$AB45];[.$AH45];[.$AN45];[.$AT45];[.$AZ45];[.$BF45];[.$BL45];[.$BR45])" office:value-type="float"/>
          <table:table-cell table:formula="of:=MIN([.$E45];[.$K45];[.$Q45];[.$W45];[.$AC45];[.$AI45];[.$AO45];[.$AU45];[.$BA45];[.$BG45];[.$BM45];[.$BS45])" office:value-type="float"/>
          <table:table-cell table:formula="of:=MIN([.$F45];[.$L45];[.$R45];[.$X45];[.$AD45];[.$AJ45];[.$AP45];[.$AV45];[.$BB45];[.$BH45];[.$BN45];[.$BT45])" office:value-type="float"/>
          <table:table-cell table:formula="of:=MIN([.$G45];[.$M45];[.$S45];[.$Y45];[.$AE45];[.$AK45];[.$AQ45];[.$AW45];[.$BC45];[.$BI45];[.$BO45];[.$BU45])" office:value-type="float"/>
          <table:table-cell table:formula="of:=MEDIAN([.$B45];[.$H45];[.$N45];[.$T45];[.$Z45];[.$AF45];[.$AL45];[.$AR45];[.$AX45];[.$BD45];[.$BJ45];[.$BP45])" office:value-type="float"/>
          <table:table-cell table:formula="of:=MEDIAN([.$C45];[.$I45];[.$O45];[.$U45];[.$AA45];[.$AG45];[.$AM45];[.$AS45];[.$AY45];[.$BE45];[.$BK45];[.$BQ45])" office:value-type="float"/>
          <table:table-cell table:formula="of:=MEDIAN([.$D45];[.$J45];[.$P45];[.$V45];[.$AB45];[.$AH45];[.$AN45];[.$AT45];[.$AZ45];[.$BF45];[.$BL45];[.$BR45])" office:value-type="float"/>
          <table:table-cell table:formula="of:=MEDIAN([.$E45];[.$K45];[.$Q45];[.$W45];[.$AC45];[.$AI45];[.$AO45];[.$AU45];[.$BA45];[.$BG45];[.$BM45];[.$BS45])" office:value-type="float"/>
          <table:table-cell table:formula="of:=MEDIAN([.$F45];[.$L45];[.$R45];[.$X45];[.$AD45];[.$AJ45];[.$AP45];[.$AV45];[.$BB45];[.$BH45];[.$BN45];[.$BT45])" office:value-type="float"/>
          <table:table-cell table:formula="of:=MEDIAN([.$G45];[.$M45];[.$S45];[.$Y45];[.$AE45];[.$AK45];[.$AQ45];[.$AW45];[.$BC45];[.$BI45];[.$BO45];[.$BU45])" office:value-type="float"/>
          <table:table-cell table:formula="of:=MAX([.$B45];[.$H45];[.$N45];[.$T45];[.$Z45];[.$AF45];[.$AL45];[.$AR45];[.$AX45];[.$BD45];[.$BJ45];[.$BP45])" office:value-type="float"/>
          <table:table-cell table:formula="of:=MAX([.$C45];[.$I45];[.$O45];[.$U45];[.$AA45];[.$AG45];[.$AM45];[.$AS45];[.$AY45];[.$BE45];[.$BK45];[.$BQ45])" office:value-type="float"/>
          <table:table-cell table:formula="of:=MAX([.$D45];[.$J45];[.$P45];[.$V45];[.$AB45];[.$AH45];[.$AN45];[.$AT45];[.$AZ45];[.$BF45];[.$BL45];[.$BR45])" office:value-type="float"/>
          <table:table-cell table:formula="of:=MAX([.$E45];[.$K45];[.$Q45];[.$W45];[.$AC45];[.$AI45];[.$AO45];[.$AU45];[.$BA45];[.$BG45];[.$BM45];[.$BS45])" office:value-type="float"/>
          <table:table-cell table:formula="of:=MAX([.$F45];[.$L45];[.$R45];[.$X45];[.$AD45];[.$AJ45];[.$AP45];[.$AV45];[.$BB45];[.$BH45];[.$BN45];[.$BT45])" office:value-type="float"/>
          <table:table-cell table:formula="of:=MAX([.$G45];[.$M45];[.$S45];[.$Y45];[.$AE45];[.$AK45];[.$AQ45];[.$AW45];[.$BC45];[.$BI45];[.$BO45];[.$BU45])" office:value-type="float"/>
        </table:table-row>
        <table:table-row table:style-name="ro1">
          <table:table-cell office:value-type="string">
            <text:p>Nomistery/0012-nomystery-84-0.asp</text:p>
          </table:table-cell>
          <table:table-cell office:value-type="float" office:value="900.0"/>
          <table:table-cell office:value-type="float" office:value="900.0"/>
          <table:table-cell office:value-type="float" office:value="2492148.0"/>
          <table:table-cell office:value-type="float" office:value="1718426.0"/>
          <table:table-cell office:value-type="float" office:value="2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40841.0"/>
          <table:table-cell office:value-type="float" office:value="1783557.0"/>
          <table:table-cell office:value-type="float" office:value="222.0"/>
          <table:table-cell office:value-type="float" office:value="0.0"/>
          <table:table-cell office:value-type="float" office:value="433.17"/>
          <table:table-cell office:value-type="float" office:value="432.093"/>
          <table:table-cell office:value-type="float" office:value="1502195.0"/>
          <table:table-cell office:value-type="float" office:value="1049345.0"/>
          <table:table-cell office:value-type="float" office:value="157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2873107.0"/>
          <table:table-cell office:value-type="float" office:value="1924381.0"/>
          <table:table-cell office:value-type="float" office:value="228.0"/>
          <table:table-cell office:value-type="float" office:value="0.0"/>
          <table:table-cell office:value-type="float" office:value="461.28"/>
          <table:table-cell office:value-type="float" office:value="460.24"/>
          <table:table-cell office:value-type="float" office:value="1632628.0"/>
          <table:table-cell office:value-type="float" office:value="1159515.0"/>
          <table:table-cell office:value-type="float" office:value="162.0"/>
          <table:table-cell office:value-type="float" office:value="1397.0"/>
          <table:table-cell office:value-type="float" office:value="900.0"/>
          <table:table-cell office:value-type="float" office:value="900.0"/>
          <table:table-cell office:value-type="float" office:value="2988307.0"/>
          <table:table-cell office:value-type="float" office:value="2033806.0"/>
          <table:table-cell office:value-type="float" office:value="19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78492.0"/>
          <table:table-cell office:value-type="float" office:value="1573946.0"/>
          <table:table-cell office:value-type="float" office:value="1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819462.0"/>
          <table:table-cell office:value-type="float" office:value="1881144.0"/>
          <table:table-cell office:value-type="float" office:value="2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11661.0"/>
          <table:table-cell office:value-type="float" office:value="1846874.0"/>
          <table:table-cell office:value-type="float" office:value="17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084043.0"/>
          <table:table-cell office:value-type="float" office:value="2150556.0"/>
          <table:table-cell office:value-type="float" office:value="159.0"/>
          <table:table-cell office:value-type="float" office:value="0.0"/>
          <table:table-cell office:value-type="float" office:value="559.75"/>
          <table:table-cell office:value-type="float" office:value="558.726"/>
          <table:table-cell office:value-type="float" office:value="1840617.0"/>
          <table:table-cell office:value-type="float" office:value="1295120.0"/>
          <table:table-cell office:value-type="float" office:value="157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3044987.0"/>
          <table:table-cell office:value-type="float" office:value="2071291.0"/>
          <table:table-cell office:value-type="float" office:value="187.0"/>
          <table:table-cell office:value-type="float" office:value="0.0"/>
          <table:table-cell table:formula="of:=MIN([.$B46];[.$H46];[.$N46];[.$T46];[.$Z46];[.$AF46];[.$AL46];[.$AR46];[.$AX46];[.$BD46];[.$BJ46];[.$BP46])" office:value-type="float"/>
          <table:table-cell table:formula="of:=MIN([.$C46];[.$I46];[.$O46];[.$U46];[.$AA46];[.$AG46];[.$AM46];[.$AS46];[.$AY46];[.$BE46];[.$BK46];[.$BQ46])" office:value-type="float"/>
          <table:table-cell table:formula="of:=MIN([.$D46];[.$J46];[.$P46];[.$V46];[.$AB46];[.$AH46];[.$AN46];[.$AT46];[.$AZ46];[.$BF46];[.$BL46];[.$BR46])" office:value-type="float"/>
          <table:table-cell table:formula="of:=MIN([.$E46];[.$K46];[.$Q46];[.$W46];[.$AC46];[.$AI46];[.$AO46];[.$AU46];[.$BA46];[.$BG46];[.$BM46];[.$BS46])" office:value-type="float"/>
          <table:table-cell table:formula="of:=MIN([.$F46];[.$L46];[.$R46];[.$X46];[.$AD46];[.$AJ46];[.$AP46];[.$AV46];[.$BB46];[.$BH46];[.$BN46];[.$BT46])" office:value-type="float"/>
          <table:table-cell table:formula="of:=MIN([.$G46];[.$M46];[.$S46];[.$Y46];[.$AE46];[.$AK46];[.$AQ46];[.$AW46];[.$BC46];[.$BI46];[.$BO46];[.$BU46])" office:value-type="float"/>
          <table:table-cell table:formula="of:=MEDIAN([.$B46];[.$H46];[.$N46];[.$T46];[.$Z46];[.$AF46];[.$AL46];[.$AR46];[.$AX46];[.$BD46];[.$BJ46];[.$BP46])" office:value-type="float"/>
          <table:table-cell table:formula="of:=MEDIAN([.$C46];[.$I46];[.$O46];[.$U46];[.$AA46];[.$AG46];[.$AM46];[.$AS46];[.$AY46];[.$BE46];[.$BK46];[.$BQ46])" office:value-type="float"/>
          <table:table-cell table:formula="of:=MEDIAN([.$D46];[.$J46];[.$P46];[.$V46];[.$AB46];[.$AH46];[.$AN46];[.$AT46];[.$AZ46];[.$BF46];[.$BL46];[.$BR46])" office:value-type="float"/>
          <table:table-cell table:formula="of:=MEDIAN([.$E46];[.$K46];[.$Q46];[.$W46];[.$AC46];[.$AI46];[.$AO46];[.$AU46];[.$BA46];[.$BG46];[.$BM46];[.$BS46])" office:value-type="float"/>
          <table:table-cell table:formula="of:=MEDIAN([.$F46];[.$L46];[.$R46];[.$X46];[.$AD46];[.$AJ46];[.$AP46];[.$AV46];[.$BB46];[.$BH46];[.$BN46];[.$BT46])" office:value-type="float"/>
          <table:table-cell table:formula="of:=MEDIAN([.$G46];[.$M46];[.$S46];[.$Y46];[.$AE46];[.$AK46];[.$AQ46];[.$AW46];[.$BC46];[.$BI46];[.$BO46];[.$BU46])" office:value-type="float"/>
          <table:table-cell table:formula="of:=MAX([.$B46];[.$H46];[.$N46];[.$T46];[.$Z46];[.$AF46];[.$AL46];[.$AR46];[.$AX46];[.$BD46];[.$BJ46];[.$BP46])" office:value-type="float"/>
          <table:table-cell table:formula="of:=MAX([.$C46];[.$I46];[.$O46];[.$U46];[.$AA46];[.$AG46];[.$AM46];[.$AS46];[.$AY46];[.$BE46];[.$BK46];[.$BQ46])" office:value-type="float"/>
          <table:table-cell table:formula="of:=MAX([.$D46];[.$J46];[.$P46];[.$V46];[.$AB46];[.$AH46];[.$AN46];[.$AT46];[.$AZ46];[.$BF46];[.$BL46];[.$BR46])" office:value-type="float"/>
          <table:table-cell table:formula="of:=MAX([.$E46];[.$K46];[.$Q46];[.$W46];[.$AC46];[.$AI46];[.$AO46];[.$AU46];[.$BA46];[.$BG46];[.$BM46];[.$BS46])" office:value-type="float"/>
          <table:table-cell table:formula="of:=MAX([.$F46];[.$L46];[.$R46];[.$X46];[.$AD46];[.$AJ46];[.$AP46];[.$AV46];[.$BB46];[.$BH46];[.$BN46];[.$BT46])" office:value-type="float"/>
          <table:table-cell table:formula="of:=MAX([.$G46];[.$M46];[.$S46];[.$Y46];[.$AE46];[.$AK46];[.$AQ46];[.$AW46];[.$BC46];[.$BI46];[.$BO46];[.$BU46])" office:value-type="float"/>
        </table:table-row>
        <table:table-row table:style-name="ro1">
          <table:table-cell office:value-type="string">
            <text:p>Nomistery/0014-nomystery-73-0.asp</text:p>
          </table:table-cell>
          <table:table-cell office:value-type="float" office:value="380.4"/>
          <table:table-cell office:value-type="float" office:value="379.422"/>
          <table:table-cell office:value-type="float" office:value="1513776.0"/>
          <table:table-cell office:value-type="float" office:value="1054698.0"/>
          <table:table-cell office:value-type="float" office:value="14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325229.0"/>
          <table:table-cell office:value-type="float" office:value="2206762.0"/>
          <table:table-cell office:value-type="float" office:value="175.0"/>
          <table:table-cell office:value-type="float" office:value="0.0"/>
          <table:table-cell office:value-type="float" office:value="769.05"/>
          <table:table-cell office:value-type="float" office:value="767.918"/>
          <table:table-cell office:value-type="float" office:value="2769912.0"/>
          <table:table-cell office:value-type="float" office:value="1972190.0"/>
          <table:table-cell office:value-type="float" office:value="138.0"/>
          <table:table-cell office:value-type="float" office:value="1000.0"/>
          <table:table-cell office:value-type="float" office:value="732.27"/>
          <table:table-cell office:value-type="float" office:value="731.051"/>
          <table:table-cell office:value-type="float" office:value="3114126.0"/>
          <table:table-cell office:value-type="float" office:value="2161877.0"/>
          <table:table-cell office:value-type="float" office:value="151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3140839.0"/>
          <table:table-cell office:value-type="float" office:value="2291595.0"/>
          <table:table-cell office:value-type="float" office:value="145.0"/>
          <table:table-cell office:value-type="float" office:value="0.0"/>
          <table:table-cell office:value-type="float" office:value="666.1"/>
          <table:table-cell office:value-type="float" office:value="664.818"/>
          <table:table-cell office:value-type="float" office:value="2796250.0"/>
          <table:table-cell office:value-type="float" office:value="1965158.0"/>
          <table:table-cell office:value-type="float" office:value="148.0"/>
          <table:table-cell office:value-type="float" office:value="1500.0"/>
          <table:table-cell office:value-type="float" office:value="467.3"/>
          <table:table-cell office:value-type="float" office:value="466.775"/>
          <table:table-cell office:value-type="float" office:value="1810753.0"/>
          <table:table-cell office:value-type="float" office:value="1256888.0"/>
          <table:table-cell office:value-type="float" office:value="145.0"/>
          <table:table-cell office:value-type="float" office:value="500.0"/>
          <table:table-cell office:value-type="float" office:value="303.99"/>
          <table:table-cell office:value-type="float" office:value="303.476"/>
          <table:table-cell office:value-type="float" office:value="1401727.0"/>
          <table:table-cell office:value-type="float" office:value="958263.0"/>
          <table:table-cell office:value-type="float" office:value="124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2912505.0"/>
          <table:table-cell office:value-type="float" office:value="2084777.0"/>
          <table:table-cell office:value-type="float" office:value="122.0"/>
          <table:table-cell office:value-type="float" office:value="0.0"/>
          <table:table-cell office:value-type="float" office:value="274.9"/>
          <table:table-cell office:value-type="float" office:value="273.923"/>
          <table:table-cell office:value-type="float" office:value="1397379.0"/>
          <table:table-cell office:value-type="float" office:value="934186.0"/>
          <table:table-cell office:value-type="float" office:value="95.0"/>
          <table:table-cell office:value-type="float" office:value="653.0"/>
          <table:table-cell office:value-type="float" office:value="427.38"/>
          <table:table-cell office:value-type="float" office:value="426.229"/>
          <table:table-cell office:value-type="float" office:value="1727952.0"/>
          <table:table-cell office:value-type="float" office:value="1220242.0"/>
          <table:table-cell office:value-type="float" office:value="137.0"/>
          <table:table-cell office:value-type="float" office:value="1000.0"/>
          <table:table-cell office:value-type="float" office:value="300.7"/>
          <table:table-cell office:value-type="float" office:value="299.669"/>
          <table:table-cell office:value-type="float" office:value="1502182.0"/>
          <table:table-cell office:value-type="float" office:value="1062186.0"/>
          <table:table-cell office:value-type="float" office:value="113.0"/>
          <table:table-cell office:value-type="float" office:value="1000.0"/>
          <table:table-cell table:formula="of:=MIN([.$B47];[.$H47];[.$N47];[.$T47];[.$Z47];[.$AF47];[.$AL47];[.$AR47];[.$AX47];[.$BD47];[.$BJ47];[.$BP47])" office:value-type="float"/>
          <table:table-cell table:formula="of:=MIN([.$C47];[.$I47];[.$O47];[.$U47];[.$AA47];[.$AG47];[.$AM47];[.$AS47];[.$AY47];[.$BE47];[.$BK47];[.$BQ47])" office:value-type="float"/>
          <table:table-cell table:formula="of:=MIN([.$D47];[.$J47];[.$P47];[.$V47];[.$AB47];[.$AH47];[.$AN47];[.$AT47];[.$AZ47];[.$BF47];[.$BL47];[.$BR47])" office:value-type="float"/>
          <table:table-cell table:formula="of:=MIN([.$E47];[.$K47];[.$Q47];[.$W47];[.$AC47];[.$AI47];[.$AO47];[.$AU47];[.$BA47];[.$BG47];[.$BM47];[.$BS47])" office:value-type="float"/>
          <table:table-cell table:formula="of:=MIN([.$F47];[.$L47];[.$R47];[.$X47];[.$AD47];[.$AJ47];[.$AP47];[.$AV47];[.$BB47];[.$BH47];[.$BN47];[.$BT47])" office:value-type="float"/>
          <table:table-cell table:formula="of:=MIN([.$G47];[.$M47];[.$S47];[.$Y47];[.$AE47];[.$AK47];[.$AQ47];[.$AW47];[.$BC47];[.$BI47];[.$BO47];[.$BU47])" office:value-type="float"/>
          <table:table-cell table:formula="of:=MEDIAN([.$B47];[.$H47];[.$N47];[.$T47];[.$Z47];[.$AF47];[.$AL47];[.$AR47];[.$AX47];[.$BD47];[.$BJ47];[.$BP47])" office:value-type="float"/>
          <table:table-cell table:formula="of:=MEDIAN([.$C47];[.$I47];[.$O47];[.$U47];[.$AA47];[.$AG47];[.$AM47];[.$AS47];[.$AY47];[.$BE47];[.$BK47];[.$BQ47])" office:value-type="float"/>
          <table:table-cell table:formula="of:=MEDIAN([.$D47];[.$J47];[.$P47];[.$V47];[.$AB47];[.$AH47];[.$AN47];[.$AT47];[.$AZ47];[.$BF47];[.$BL47];[.$BR47])" office:value-type="float"/>
          <table:table-cell table:formula="of:=MEDIAN([.$E47];[.$K47];[.$Q47];[.$W47];[.$AC47];[.$AI47];[.$AO47];[.$AU47];[.$BA47];[.$BG47];[.$BM47];[.$BS47])" office:value-type="float"/>
          <table:table-cell table:formula="of:=MEDIAN([.$F47];[.$L47];[.$R47];[.$X47];[.$AD47];[.$AJ47];[.$AP47];[.$AV47];[.$BB47];[.$BH47];[.$BN47];[.$BT47])" office:value-type="float"/>
          <table:table-cell table:formula="of:=MEDIAN([.$G47];[.$M47];[.$S47];[.$Y47];[.$AE47];[.$AK47];[.$AQ47];[.$AW47];[.$BC47];[.$BI47];[.$BO47];[.$BU47])" office:value-type="float"/>
          <table:table-cell table:formula="of:=MAX([.$B47];[.$H47];[.$N47];[.$T47];[.$Z47];[.$AF47];[.$AL47];[.$AR47];[.$AX47];[.$BD47];[.$BJ47];[.$BP47])" office:value-type="float"/>
          <table:table-cell table:formula="of:=MAX([.$C47];[.$I47];[.$O47];[.$U47];[.$AA47];[.$AG47];[.$AM47];[.$AS47];[.$AY47];[.$BE47];[.$BK47];[.$BQ47])" office:value-type="float"/>
          <table:table-cell table:formula="of:=MAX([.$D47];[.$J47];[.$P47];[.$V47];[.$AB47];[.$AH47];[.$AN47];[.$AT47];[.$AZ47];[.$BF47];[.$BL47];[.$BR47])" office:value-type="float"/>
          <table:table-cell table:formula="of:=MAX([.$E47];[.$K47];[.$Q47];[.$W47];[.$AC47];[.$AI47];[.$AO47];[.$AU47];[.$BA47];[.$BG47];[.$BM47];[.$BS47])" office:value-type="float"/>
          <table:table-cell table:formula="of:=MAX([.$F47];[.$L47];[.$R47];[.$X47];[.$AD47];[.$AJ47];[.$AP47];[.$AV47];[.$BB47];[.$BH47];[.$BN47];[.$BT47])" office:value-type="float"/>
          <table:table-cell table:formula="of:=MAX([.$G47];[.$M47];[.$S47];[.$Y47];[.$AE47];[.$AK47];[.$AQ47];[.$AW47];[.$BC47];[.$BI47];[.$BO47];[.$BU47])" office:value-type="float"/>
        </table:table-row>
        <table:table-row table:style-name="ro1">
          <table:table-cell office:value-type="string">
            <text:p>Nomistery/0024-nomystery-86-0.asp</text:p>
          </table:table-cell>
          <table:table-cell office:value-type="float" office:value="900.0"/>
          <table:table-cell office:value-type="float" office:value="900.0"/>
          <table:table-cell office:value-type="float" office:value="12642124.0"/>
          <table:table-cell office:value-type="float" office:value="2016001.0"/>
          <table:table-cell office:value-type="float" office:value="2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105224.0"/>
          <table:table-cell office:value-type="float" office:value="2095686.0"/>
          <table:table-cell office:value-type="float" office:value="2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73236.0"/>
          <table:table-cell office:value-type="float" office:value="1848761.0"/>
          <table:table-cell office:value-type="float" office:value="2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170580.0"/>
          <table:table-cell office:value-type="float" office:value="2089480.0"/>
          <table:table-cell office:value-type="float" office:value="2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18088.0"/>
          <table:table-cell office:value-type="float" office:value="1989078.0"/>
          <table:table-cell office:value-type="float" office:value="2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96431.0"/>
          <table:table-cell office:value-type="float" office:value="2058299.0"/>
          <table:table-cell office:value-type="float" office:value="2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36805.0"/>
          <table:table-cell office:value-type="float" office:value="1930835.0"/>
          <table:table-cell office:value-type="float" office:value="2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085376.0"/>
          <table:table-cell office:value-type="float" office:value="2026769.0"/>
          <table:table-cell office:value-type="float" office:value="2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82098.0"/>
          <table:table-cell office:value-type="float" office:value="1932999.0"/>
          <table:table-cell office:value-type="float" office:value="2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138183.0"/>
          <table:table-cell office:value-type="float" office:value="2095928.0"/>
          <table:table-cell office:value-type="float" office:value="22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895170.0"/>
          <table:table-cell office:value-type="float" office:value="2009799.0"/>
          <table:table-cell office:value-type="float" office:value="2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985015.0"/>
          <table:table-cell office:value-type="float" office:value="2000844.0"/>
          <table:table-cell office:value-type="float" office:value="210.0"/>
          <table:table-cell office:value-type="float" office:value="0.0"/>
          <table:table-cell table:formula="of:=MIN([.$B48];[.$H48];[.$N48];[.$T48];[.$Z48];[.$AF48];[.$AL48];[.$AR48];[.$AX48];[.$BD48];[.$BJ48];[.$BP48])" office:value-type="float"/>
          <table:table-cell table:formula="of:=MIN([.$C48];[.$I48];[.$O48];[.$U48];[.$AA48];[.$AG48];[.$AM48];[.$AS48];[.$AY48];[.$BE48];[.$BK48];[.$BQ48])" office:value-type="float"/>
          <table:table-cell table:formula="of:=MIN([.$D48];[.$J48];[.$P48];[.$V48];[.$AB48];[.$AH48];[.$AN48];[.$AT48];[.$AZ48];[.$BF48];[.$BL48];[.$BR48])" office:value-type="float"/>
          <table:table-cell table:formula="of:=MIN([.$E48];[.$K48];[.$Q48];[.$W48];[.$AC48];[.$AI48];[.$AO48];[.$AU48];[.$BA48];[.$BG48];[.$BM48];[.$BS48])" office:value-type="float"/>
          <table:table-cell table:formula="of:=MIN([.$F48];[.$L48];[.$R48];[.$X48];[.$AD48];[.$AJ48];[.$AP48];[.$AV48];[.$BB48];[.$BH48];[.$BN48];[.$BT48])" office:value-type="float"/>
          <table:table-cell table:formula="of:=MIN([.$G48];[.$M48];[.$S48];[.$Y48];[.$AE48];[.$AK48];[.$AQ48];[.$AW48];[.$BC48];[.$BI48];[.$BO48];[.$BU48])" office:value-type="float"/>
          <table:table-cell table:formula="of:=MEDIAN([.$B48];[.$H48];[.$N48];[.$T48];[.$Z48];[.$AF48];[.$AL48];[.$AR48];[.$AX48];[.$BD48];[.$BJ48];[.$BP48])" office:value-type="float"/>
          <table:table-cell table:formula="of:=MEDIAN([.$C48];[.$I48];[.$O48];[.$U48];[.$AA48];[.$AG48];[.$AM48];[.$AS48];[.$AY48];[.$BE48];[.$BK48];[.$BQ48])" office:value-type="float"/>
          <table:table-cell table:formula="of:=MEDIAN([.$D48];[.$J48];[.$P48];[.$V48];[.$AB48];[.$AH48];[.$AN48];[.$AT48];[.$AZ48];[.$BF48];[.$BL48];[.$BR48])" office:value-type="float"/>
          <table:table-cell table:formula="of:=MEDIAN([.$E48];[.$K48];[.$Q48];[.$W48];[.$AC48];[.$AI48];[.$AO48];[.$AU48];[.$BA48];[.$BG48];[.$BM48];[.$BS48])" office:value-type="float"/>
          <table:table-cell table:formula="of:=MEDIAN([.$F48];[.$L48];[.$R48];[.$X48];[.$AD48];[.$AJ48];[.$AP48];[.$AV48];[.$BB48];[.$BH48];[.$BN48];[.$BT48])" office:value-type="float"/>
          <table:table-cell table:formula="of:=MEDIAN([.$G48];[.$M48];[.$S48];[.$Y48];[.$AE48];[.$AK48];[.$AQ48];[.$AW48];[.$BC48];[.$BI48];[.$BO48];[.$BU48])" office:value-type="float"/>
          <table:table-cell table:formula="of:=MAX([.$B48];[.$H48];[.$N48];[.$T48];[.$Z48];[.$AF48];[.$AL48];[.$AR48];[.$AX48];[.$BD48];[.$BJ48];[.$BP48])" office:value-type="float"/>
          <table:table-cell table:formula="of:=MAX([.$C48];[.$I48];[.$O48];[.$U48];[.$AA48];[.$AG48];[.$AM48];[.$AS48];[.$AY48];[.$BE48];[.$BK48];[.$BQ48])" office:value-type="float"/>
          <table:table-cell table:formula="of:=MAX([.$D48];[.$J48];[.$P48];[.$V48];[.$AB48];[.$AH48];[.$AN48];[.$AT48];[.$AZ48];[.$BF48];[.$BL48];[.$BR48])" office:value-type="float"/>
          <table:table-cell table:formula="of:=MAX([.$E48];[.$K48];[.$Q48];[.$W48];[.$AC48];[.$AI48];[.$AO48];[.$AU48];[.$BA48];[.$BG48];[.$BM48];[.$BS48])" office:value-type="float"/>
          <table:table-cell table:formula="of:=MAX([.$F48];[.$L48];[.$R48];[.$X48];[.$AD48];[.$AJ48];[.$AP48];[.$AV48];[.$BB48];[.$BH48];[.$BN48];[.$BT48])" office:value-type="float"/>
          <table:table-cell table:formula="of:=MAX([.$G48];[.$M48];[.$S48];[.$Y48];[.$AE48];[.$AK48];[.$AQ48];[.$AW48];[.$BC48];[.$BI48];[.$BO48];[.$BU48])" office:value-type="float"/>
        </table:table-row>
        <table:table-row table:style-name="ro1">
          <table:table-cell office:value-type="string">
            <text:p>Nomistery/0025-nomystery-85-0.asp</text:p>
          </table:table-cell>
          <table:table-cell office:value-type="float" office:value="900.0"/>
          <table:table-cell office:value-type="float" office:value="900.0"/>
          <table:table-cell office:value-type="float" office:value="2502680.0"/>
          <table:table-cell office:value-type="float" office:value="1729454.0"/>
          <table:table-cell office:value-type="float" office:value="2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998765.0"/>
          <table:table-cell office:value-type="float" office:value="1995106.0"/>
          <table:table-cell office:value-type="float" office:value="2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40467.0"/>
          <table:table-cell office:value-type="float" office:value="1792186.0"/>
          <table:table-cell office:value-type="float" office:value="1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32879.0"/>
          <table:table-cell office:value-type="float" office:value="1873255.0"/>
          <table:table-cell office:value-type="float" office:value="3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03628.0"/>
          <table:table-cell office:value-type="float" office:value="1787231.0"/>
          <table:table-cell office:value-type="float" office:value="1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809413.0"/>
          <table:table-cell office:value-type="float" office:value="1919516.0"/>
          <table:table-cell office:value-type="float" office:value="33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45045.0"/>
          <table:table-cell office:value-type="float" office:value="1714814.0"/>
          <table:table-cell office:value-type="float" office:value="2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36407.0"/>
          <table:table-cell office:value-type="float" office:value="1825096.0"/>
          <table:table-cell office:value-type="float" office:value="2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67321.0"/>
          <table:table-cell office:value-type="float" office:value="1753639.0"/>
          <table:table-cell office:value-type="float" office:value="1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070672.0"/>
          <table:table-cell office:value-type="float" office:value="2066394.0"/>
          <table:table-cell office:value-type="float" office:value="23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02195.0"/>
          <table:table-cell office:value-type="float" office:value="1789215.0"/>
          <table:table-cell office:value-type="float" office:value="19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828939.0"/>
          <table:table-cell office:value-type="float" office:value="1895668.0"/>
          <table:table-cell office:value-type="float" office:value="228.0"/>
          <table:table-cell office:value-type="float" office:value="0.0"/>
          <table:table-cell table:formula="of:=MIN([.$B49];[.$H49];[.$N49];[.$T49];[.$Z49];[.$AF49];[.$AL49];[.$AR49];[.$AX49];[.$BD49];[.$BJ49];[.$BP49])" office:value-type="float"/>
          <table:table-cell table:formula="of:=MIN([.$C49];[.$I49];[.$O49];[.$U49];[.$AA49];[.$AG49];[.$AM49];[.$AS49];[.$AY49];[.$BE49];[.$BK49];[.$BQ49])" office:value-type="float"/>
          <table:table-cell table:formula="of:=MIN([.$D49];[.$J49];[.$P49];[.$V49];[.$AB49];[.$AH49];[.$AN49];[.$AT49];[.$AZ49];[.$BF49];[.$BL49];[.$BR49])" office:value-type="float"/>
          <table:table-cell table:formula="of:=MIN([.$E49];[.$K49];[.$Q49];[.$W49];[.$AC49];[.$AI49];[.$AO49];[.$AU49];[.$BA49];[.$BG49];[.$BM49];[.$BS49])" office:value-type="float"/>
          <table:table-cell table:formula="of:=MIN([.$F49];[.$L49];[.$R49];[.$X49];[.$AD49];[.$AJ49];[.$AP49];[.$AV49];[.$BB49];[.$BH49];[.$BN49];[.$BT49])" office:value-type="float"/>
          <table:table-cell table:formula="of:=MIN([.$G49];[.$M49];[.$S49];[.$Y49];[.$AE49];[.$AK49];[.$AQ49];[.$AW49];[.$BC49];[.$BI49];[.$BO49];[.$BU49])" office:value-type="float"/>
          <table:table-cell table:formula="of:=MEDIAN([.$B49];[.$H49];[.$N49];[.$T49];[.$Z49];[.$AF49];[.$AL49];[.$AR49];[.$AX49];[.$BD49];[.$BJ49];[.$BP49])" office:value-type="float"/>
          <table:table-cell table:formula="of:=MEDIAN([.$C49];[.$I49];[.$O49];[.$U49];[.$AA49];[.$AG49];[.$AM49];[.$AS49];[.$AY49];[.$BE49];[.$BK49];[.$BQ49])" office:value-type="float"/>
          <table:table-cell table:formula="of:=MEDIAN([.$D49];[.$J49];[.$P49];[.$V49];[.$AB49];[.$AH49];[.$AN49];[.$AT49];[.$AZ49];[.$BF49];[.$BL49];[.$BR49])" office:value-type="float"/>
          <table:table-cell table:formula="of:=MEDIAN([.$E49];[.$K49];[.$Q49];[.$W49];[.$AC49];[.$AI49];[.$AO49];[.$AU49];[.$BA49];[.$BG49];[.$BM49];[.$BS49])" office:value-type="float"/>
          <table:table-cell table:formula="of:=MEDIAN([.$F49];[.$L49];[.$R49];[.$X49];[.$AD49];[.$AJ49];[.$AP49];[.$AV49];[.$BB49];[.$BH49];[.$BN49];[.$BT49])" office:value-type="float"/>
          <table:table-cell table:formula="of:=MEDIAN([.$G49];[.$M49];[.$S49];[.$Y49];[.$AE49];[.$AK49];[.$AQ49];[.$AW49];[.$BC49];[.$BI49];[.$BO49];[.$BU49])" office:value-type="float"/>
          <table:table-cell table:formula="of:=MAX([.$B49];[.$H49];[.$N49];[.$T49];[.$Z49];[.$AF49];[.$AL49];[.$AR49];[.$AX49];[.$BD49];[.$BJ49];[.$BP49])" office:value-type="float"/>
          <table:table-cell table:formula="of:=MAX([.$C49];[.$I49];[.$O49];[.$U49];[.$AA49];[.$AG49];[.$AM49];[.$AS49];[.$AY49];[.$BE49];[.$BK49];[.$BQ49])" office:value-type="float"/>
          <table:table-cell table:formula="of:=MAX([.$D49];[.$J49];[.$P49];[.$V49];[.$AB49];[.$AH49];[.$AN49];[.$AT49];[.$AZ49];[.$BF49];[.$BL49];[.$BR49])" office:value-type="float"/>
          <table:table-cell table:formula="of:=MAX([.$E49];[.$K49];[.$Q49];[.$W49];[.$AC49];[.$AI49];[.$AO49];[.$AU49];[.$BA49];[.$BG49];[.$BM49];[.$BS49])" office:value-type="float"/>
          <table:table-cell table:formula="of:=MAX([.$F49];[.$L49];[.$R49];[.$X49];[.$AD49];[.$AJ49];[.$AP49];[.$AV49];[.$BB49];[.$BH49];[.$BN49];[.$BT49])" office:value-type="float"/>
          <table:table-cell table:formula="of:=MAX([.$G49];[.$M49];[.$S49];[.$Y49];[.$AE49];[.$AK49];[.$AQ49];[.$AW49];[.$BC49];[.$BI49];[.$BO49];[.$BU49])" office:value-type="float"/>
        </table:table-row>
        <table:table-row table:style-name="ro1">
          <table:table-cell office:value-type="string">
            <text:p>Nomistery/0027-nomystery-172-0.asp</text:p>
          </table:table-cell>
          <table:table-cell office:value-type="float" office:value="900.0"/>
          <table:table-cell office:value-type="float" office:value="900.0"/>
          <table:table-cell office:value-type="float" office:value="2275791.0"/>
          <table:table-cell office:value-type="float" office:value="1515360.0"/>
          <table:table-cell office:value-type="float" office:value="3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730332.0"/>
          <table:table-cell office:value-type="float" office:value="1369686.0"/>
          <table:table-cell office:value-type="float" office:value="27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19408.0"/>
          <table:table-cell office:value-type="float" office:value="1457488.0"/>
          <table:table-cell office:value-type="float" office:value="2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451446.0"/>
          <table:table-cell office:value-type="float" office:value="1486291.0"/>
          <table:table-cell office:value-type="float" office:value="2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042899.0"/>
          <table:table-cell office:value-type="float" office:value="1357502.0"/>
          <table:table-cell office:value-type="float" office:value="3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328194.0"/>
          <table:table-cell office:value-type="float" office:value="1516723.0"/>
          <table:table-cell office:value-type="float" office:value="3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765625.0"/>
          <table:table-cell office:value-type="float" office:value="1362619.0"/>
          <table:table-cell office:value-type="float" office:value="3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504508.0"/>
          <table:table-cell office:value-type="float" office:value="1499243.0"/>
          <table:table-cell office:value-type="float" office:value="3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25153.0"/>
          <table:table-cell office:value-type="float" office:value="1296261.0"/>
          <table:table-cell office:value-type="float" office:value="3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226959.0"/>
          <table:table-cell office:value-type="float" office:value="1304579.0"/>
          <table:table-cell office:value-type="float" office:value="3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001993.0"/>
          <table:table-cell office:value-type="float" office:value="1455745.0"/>
          <table:table-cell office:value-type="float" office:value="3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956438.0"/>
          <table:table-cell office:value-type="float" office:value="1332574.0"/>
          <table:table-cell office:value-type="float" office:value="247.0"/>
          <table:table-cell office:value-type="float" office:value="0.0"/>
          <table:table-cell table:formula="of:=MIN([.$B50];[.$H50];[.$N50];[.$T50];[.$Z50];[.$AF50];[.$AL50];[.$AR50];[.$AX50];[.$BD50];[.$BJ50];[.$BP50])" office:value-type="float"/>
          <table:table-cell table:formula="of:=MIN([.$C50];[.$I50];[.$O50];[.$U50];[.$AA50];[.$AG50];[.$AM50];[.$AS50];[.$AY50];[.$BE50];[.$BK50];[.$BQ50])" office:value-type="float"/>
          <table:table-cell table:formula="of:=MIN([.$D50];[.$J50];[.$P50];[.$V50];[.$AB50];[.$AH50];[.$AN50];[.$AT50];[.$AZ50];[.$BF50];[.$BL50];[.$BR50])" office:value-type="float"/>
          <table:table-cell table:formula="of:=MIN([.$E50];[.$K50];[.$Q50];[.$W50];[.$AC50];[.$AI50];[.$AO50];[.$AU50];[.$BA50];[.$BG50];[.$BM50];[.$BS50])" office:value-type="float"/>
          <table:table-cell table:formula="of:=MIN([.$F50];[.$L50];[.$R50];[.$X50];[.$AD50];[.$AJ50];[.$AP50];[.$AV50];[.$BB50];[.$BH50];[.$BN50];[.$BT50])" office:value-type="float"/>
          <table:table-cell table:formula="of:=MIN([.$G50];[.$M50];[.$S50];[.$Y50];[.$AE50];[.$AK50];[.$AQ50];[.$AW50];[.$BC50];[.$BI50];[.$BO50];[.$BU50])" office:value-type="float"/>
          <table:table-cell table:formula="of:=MEDIAN([.$B50];[.$H50];[.$N50];[.$T50];[.$Z50];[.$AF50];[.$AL50];[.$AR50];[.$AX50];[.$BD50];[.$BJ50];[.$BP50])" office:value-type="float"/>
          <table:table-cell table:formula="of:=MEDIAN([.$C50];[.$I50];[.$O50];[.$U50];[.$AA50];[.$AG50];[.$AM50];[.$AS50];[.$AY50];[.$BE50];[.$BK50];[.$BQ50])" office:value-type="float"/>
          <table:table-cell table:formula="of:=MEDIAN([.$D50];[.$J50];[.$P50];[.$V50];[.$AB50];[.$AH50];[.$AN50];[.$AT50];[.$AZ50];[.$BF50];[.$BL50];[.$BR50])" office:value-type="float"/>
          <table:table-cell table:formula="of:=MEDIAN([.$E50];[.$K50];[.$Q50];[.$W50];[.$AC50];[.$AI50];[.$AO50];[.$AU50];[.$BA50];[.$BG50];[.$BM50];[.$BS50])" office:value-type="float"/>
          <table:table-cell table:formula="of:=MEDIAN([.$F50];[.$L50];[.$R50];[.$X50];[.$AD50];[.$AJ50];[.$AP50];[.$AV50];[.$BB50];[.$BH50];[.$BN50];[.$BT50])" office:value-type="float"/>
          <table:table-cell table:formula="of:=MEDIAN([.$G50];[.$M50];[.$S50];[.$Y50];[.$AE50];[.$AK50];[.$AQ50];[.$AW50];[.$BC50];[.$BI50];[.$BO50];[.$BU50])" office:value-type="float"/>
          <table:table-cell table:formula="of:=MAX([.$B50];[.$H50];[.$N50];[.$T50];[.$Z50];[.$AF50];[.$AL50];[.$AR50];[.$AX50];[.$BD50];[.$BJ50];[.$BP50])" office:value-type="float"/>
          <table:table-cell table:formula="of:=MAX([.$C50];[.$I50];[.$O50];[.$U50];[.$AA50];[.$AG50];[.$AM50];[.$AS50];[.$AY50];[.$BE50];[.$BK50];[.$BQ50])" office:value-type="float"/>
          <table:table-cell table:formula="of:=MAX([.$D50];[.$J50];[.$P50];[.$V50];[.$AB50];[.$AH50];[.$AN50];[.$AT50];[.$AZ50];[.$BF50];[.$BL50];[.$BR50])" office:value-type="float"/>
          <table:table-cell table:formula="of:=MAX([.$E50];[.$K50];[.$Q50];[.$W50];[.$AC50];[.$AI50];[.$AO50];[.$AU50];[.$BA50];[.$BG50];[.$BM50];[.$BS50])" office:value-type="float"/>
          <table:table-cell table:formula="of:=MAX([.$F50];[.$L50];[.$R50];[.$X50];[.$AD50];[.$AJ50];[.$AP50];[.$AV50];[.$BB50];[.$BH50];[.$BN50];[.$BT50])" office:value-type="float"/>
          <table:table-cell table:formula="of:=MAX([.$G50];[.$M50];[.$S50];[.$Y50];[.$AE50];[.$AK50];[.$AQ50];[.$AW50];[.$BC50];[.$BI50];[.$BO50];[.$BU50])" office:value-type="float"/>
        </table:table-row>
        <table:table-row table:style-name="ro1">
          <table:table-cell office:value-type="string">
            <text:p>Nomistery/0028-nomystery-167-0.asp</text:p>
          </table:table-cell>
          <table:table-cell office:value-type="float" office:value="900.0"/>
          <table:table-cell office:value-type="float" office:value="900.0"/>
          <table:table-cell office:value-type="float" office:value="4560214.0"/>
          <table:table-cell office:value-type="float" office:value="1369830.0"/>
          <table:table-cell office:value-type="float" office:value="3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516504.0"/>
          <table:table-cell office:value-type="float" office:value="1438968.0"/>
          <table:table-cell office:value-type="float" office:value="2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630937.0"/>
          <table:table-cell office:value-type="float" office:value="1534436.0"/>
          <table:table-cell office:value-type="float" office:value="3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762920.0"/>
          <table:table-cell office:value-type="float" office:value="1421860.0"/>
          <table:table-cell office:value-type="float" office:value="2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361851.0"/>
          <table:table-cell office:value-type="float" office:value="1525278.0"/>
          <table:table-cell office:value-type="float" office:value="3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184105.0"/>
          <table:table-cell office:value-type="float" office:value="1430479.0"/>
          <table:table-cell office:value-type="float" office:value="2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141569.0"/>
          <table:table-cell office:value-type="float" office:value="1438001.0"/>
          <table:table-cell office:value-type="float" office:value="4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630116.0"/>
          <table:table-cell office:value-type="float" office:value="1486262.0"/>
          <table:table-cell office:value-type="float" office:value="2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864388.0"/>
          <table:table-cell office:value-type="float" office:value="1448756.0"/>
          <table:table-cell office:value-type="float" office:value="2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639205.0"/>
          <table:table-cell office:value-type="float" office:value="1444438.0"/>
          <table:table-cell office:value-type="float" office:value="3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251045.0"/>
          <table:table-cell office:value-type="float" office:value="1324360.0"/>
          <table:table-cell office:value-type="float" office:value="2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951577.0"/>
          <table:table-cell office:value-type="float" office:value="1418763.0"/>
          <table:table-cell office:value-type="float" office:value="263.0"/>
          <table:table-cell office:value-type="float" office:value="0.0"/>
          <table:table-cell table:formula="of:=MIN([.$B51];[.$H51];[.$N51];[.$T51];[.$Z51];[.$AF51];[.$AL51];[.$AR51];[.$AX51];[.$BD51];[.$BJ51];[.$BP51])" office:value-type="float"/>
          <table:table-cell table:formula="of:=MIN([.$C51];[.$I51];[.$O51];[.$U51];[.$AA51];[.$AG51];[.$AM51];[.$AS51];[.$AY51];[.$BE51];[.$BK51];[.$BQ51])" office:value-type="float"/>
          <table:table-cell table:formula="of:=MIN([.$D51];[.$J51];[.$P51];[.$V51];[.$AB51];[.$AH51];[.$AN51];[.$AT51];[.$AZ51];[.$BF51];[.$BL51];[.$BR51])" office:value-type="float"/>
          <table:table-cell table:formula="of:=MIN([.$E51];[.$K51];[.$Q51];[.$W51];[.$AC51];[.$AI51];[.$AO51];[.$AU51];[.$BA51];[.$BG51];[.$BM51];[.$BS51])" office:value-type="float"/>
          <table:table-cell table:formula="of:=MIN([.$F51];[.$L51];[.$R51];[.$X51];[.$AD51];[.$AJ51];[.$AP51];[.$AV51];[.$BB51];[.$BH51];[.$BN51];[.$BT51])" office:value-type="float"/>
          <table:table-cell table:formula="of:=MIN([.$G51];[.$M51];[.$S51];[.$Y51];[.$AE51];[.$AK51];[.$AQ51];[.$AW51];[.$BC51];[.$BI51];[.$BO51];[.$BU51])" office:value-type="float"/>
          <table:table-cell table:formula="of:=MEDIAN([.$B51];[.$H51];[.$N51];[.$T51];[.$Z51];[.$AF51];[.$AL51];[.$AR51];[.$AX51];[.$BD51];[.$BJ51];[.$BP51])" office:value-type="float"/>
          <table:table-cell table:formula="of:=MEDIAN([.$C51];[.$I51];[.$O51];[.$U51];[.$AA51];[.$AG51];[.$AM51];[.$AS51];[.$AY51];[.$BE51];[.$BK51];[.$BQ51])" office:value-type="float"/>
          <table:table-cell table:formula="of:=MEDIAN([.$D51];[.$J51];[.$P51];[.$V51];[.$AB51];[.$AH51];[.$AN51];[.$AT51];[.$AZ51];[.$BF51];[.$BL51];[.$BR51])" office:value-type="float"/>
          <table:table-cell table:formula="of:=MEDIAN([.$E51];[.$K51];[.$Q51];[.$W51];[.$AC51];[.$AI51];[.$AO51];[.$AU51];[.$BA51];[.$BG51];[.$BM51];[.$BS51])" office:value-type="float"/>
          <table:table-cell table:formula="of:=MEDIAN([.$F51];[.$L51];[.$R51];[.$X51];[.$AD51];[.$AJ51];[.$AP51];[.$AV51];[.$BB51];[.$BH51];[.$BN51];[.$BT51])" office:value-type="float"/>
          <table:table-cell table:formula="of:=MEDIAN([.$G51];[.$M51];[.$S51];[.$Y51];[.$AE51];[.$AK51];[.$AQ51];[.$AW51];[.$BC51];[.$BI51];[.$BO51];[.$BU51])" office:value-type="float"/>
          <table:table-cell table:formula="of:=MAX([.$B51];[.$H51];[.$N51];[.$T51];[.$Z51];[.$AF51];[.$AL51];[.$AR51];[.$AX51];[.$BD51];[.$BJ51];[.$BP51])" office:value-type="float"/>
          <table:table-cell table:formula="of:=MAX([.$C51];[.$I51];[.$O51];[.$U51];[.$AA51];[.$AG51];[.$AM51];[.$AS51];[.$AY51];[.$BE51];[.$BK51];[.$BQ51])" office:value-type="float"/>
          <table:table-cell table:formula="of:=MAX([.$D51];[.$J51];[.$P51];[.$V51];[.$AB51];[.$AH51];[.$AN51];[.$AT51];[.$AZ51];[.$BF51];[.$BL51];[.$BR51])" office:value-type="float"/>
          <table:table-cell table:formula="of:=MAX([.$E51];[.$K51];[.$Q51];[.$W51];[.$AC51];[.$AI51];[.$AO51];[.$AU51];[.$BA51];[.$BG51];[.$BM51];[.$BS51])" office:value-type="float"/>
          <table:table-cell table:formula="of:=MAX([.$F51];[.$L51];[.$R51];[.$X51];[.$AD51];[.$AJ51];[.$AP51];[.$AV51];[.$BB51];[.$BH51];[.$BN51];[.$BT51])" office:value-type="float"/>
          <table:table-cell table:formula="of:=MAX([.$G51];[.$M51];[.$S51];[.$Y51];[.$AE51];[.$AK51];[.$AQ51];[.$AW51];[.$BC51];[.$BI51];[.$BO51];[.$BU51])" office:value-type="float"/>
        </table:table-row>
        <table:table-row table:style-name="ro1">
          <table:table-cell office:value-type="string">
            <text:p>Nomistery/0029-nomystery-123-0.asp</text:p>
          </table:table-cell>
          <table:table-cell office:value-type="float" office:value="900.0"/>
          <table:table-cell office:value-type="float" office:value="900.0"/>
          <table:table-cell office:value-type="float" office:value="6531488.0"/>
          <table:table-cell office:value-type="float" office:value="1691411.0"/>
          <table:table-cell office:value-type="float" office:value="3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303102.0"/>
          <table:table-cell office:value-type="float" office:value="1638049.0"/>
          <table:table-cell office:value-type="float" office:value="3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882537.0"/>
          <table:table-cell office:value-type="float" office:value="1749344.0"/>
          <table:table-cell office:value-type="float" office:value="2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580779.0"/>
          <table:table-cell office:value-type="float" office:value="1756154.0"/>
          <table:table-cell office:value-type="float" office:value="3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679542.0"/>
          <table:table-cell office:value-type="float" office:value="1720137.0"/>
          <table:table-cell office:value-type="float" office:value="26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87501.0"/>
          <table:table-cell office:value-type="float" office:value="1712396.0"/>
          <table:table-cell office:value-type="float" office:value="2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926314.0"/>
          <table:table-cell office:value-type="float" office:value="1722456.0"/>
          <table:table-cell office:value-type="float" office:value="2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971948.0"/>
          <table:table-cell office:value-type="float" office:value="1949282.0"/>
          <table:table-cell office:value-type="float" office:value="3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933242.0"/>
          <table:table-cell office:value-type="float" office:value="1669912.0"/>
          <table:table-cell office:value-type="float" office:value="2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002021.0"/>
          <table:table-cell office:value-type="float" office:value="1662557.0"/>
          <table:table-cell office:value-type="float" office:value="2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159129.0"/>
          <table:table-cell office:value-type="float" office:value="1725485.0"/>
          <table:table-cell office:value-type="float" office:value="2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838063.0"/>
          <table:table-cell office:value-type="float" office:value="1709940.0"/>
          <table:table-cell office:value-type="float" office:value="310.0"/>
          <table:table-cell office:value-type="float" office:value="0.0"/>
          <table:table-cell table:formula="of:=MIN([.$B52];[.$H52];[.$N52];[.$T52];[.$Z52];[.$AF52];[.$AL52];[.$AR52];[.$AX52];[.$BD52];[.$BJ52];[.$BP52])" office:value-type="float"/>
          <table:table-cell table:formula="of:=MIN([.$C52];[.$I52];[.$O52];[.$U52];[.$AA52];[.$AG52];[.$AM52];[.$AS52];[.$AY52];[.$BE52];[.$BK52];[.$BQ52])" office:value-type="float"/>
          <table:table-cell table:formula="of:=MIN([.$D52];[.$J52];[.$P52];[.$V52];[.$AB52];[.$AH52];[.$AN52];[.$AT52];[.$AZ52];[.$BF52];[.$BL52];[.$BR52])" office:value-type="float"/>
          <table:table-cell table:formula="of:=MIN([.$E52];[.$K52];[.$Q52];[.$W52];[.$AC52];[.$AI52];[.$AO52];[.$AU52];[.$BA52];[.$BG52];[.$BM52];[.$BS52])" office:value-type="float"/>
          <table:table-cell table:formula="of:=MIN([.$F52];[.$L52];[.$R52];[.$X52];[.$AD52];[.$AJ52];[.$AP52];[.$AV52];[.$BB52];[.$BH52];[.$BN52];[.$BT52])" office:value-type="float"/>
          <table:table-cell table:formula="of:=MIN([.$G52];[.$M52];[.$S52];[.$Y52];[.$AE52];[.$AK52];[.$AQ52];[.$AW52];[.$BC52];[.$BI52];[.$BO52];[.$BU52])" office:value-type="float"/>
          <table:table-cell table:formula="of:=MEDIAN([.$B52];[.$H52];[.$N52];[.$T52];[.$Z52];[.$AF52];[.$AL52];[.$AR52];[.$AX52];[.$BD52];[.$BJ52];[.$BP52])" office:value-type="float"/>
          <table:table-cell table:formula="of:=MEDIAN([.$C52];[.$I52];[.$O52];[.$U52];[.$AA52];[.$AG52];[.$AM52];[.$AS52];[.$AY52];[.$BE52];[.$BK52];[.$BQ52])" office:value-type="float"/>
          <table:table-cell table:formula="of:=MEDIAN([.$D52];[.$J52];[.$P52];[.$V52];[.$AB52];[.$AH52];[.$AN52];[.$AT52];[.$AZ52];[.$BF52];[.$BL52];[.$BR52])" office:value-type="float"/>
          <table:table-cell table:formula="of:=MEDIAN([.$E52];[.$K52];[.$Q52];[.$W52];[.$AC52];[.$AI52];[.$AO52];[.$AU52];[.$BA52];[.$BG52];[.$BM52];[.$BS52])" office:value-type="float"/>
          <table:table-cell table:formula="of:=MEDIAN([.$F52];[.$L52];[.$R52];[.$X52];[.$AD52];[.$AJ52];[.$AP52];[.$AV52];[.$BB52];[.$BH52];[.$BN52];[.$BT52])" office:value-type="float"/>
          <table:table-cell table:formula="of:=MEDIAN([.$G52];[.$M52];[.$S52];[.$Y52];[.$AE52];[.$AK52];[.$AQ52];[.$AW52];[.$BC52];[.$BI52];[.$BO52];[.$BU52])" office:value-type="float"/>
          <table:table-cell table:formula="of:=MAX([.$B52];[.$H52];[.$N52];[.$T52];[.$Z52];[.$AF52];[.$AL52];[.$AR52];[.$AX52];[.$BD52];[.$BJ52];[.$BP52])" office:value-type="float"/>
          <table:table-cell table:formula="of:=MAX([.$C52];[.$I52];[.$O52];[.$U52];[.$AA52];[.$AG52];[.$AM52];[.$AS52];[.$AY52];[.$BE52];[.$BK52];[.$BQ52])" office:value-type="float"/>
          <table:table-cell table:formula="of:=MAX([.$D52];[.$J52];[.$P52];[.$V52];[.$AB52];[.$AH52];[.$AN52];[.$AT52];[.$AZ52];[.$BF52];[.$BL52];[.$BR52])" office:value-type="float"/>
          <table:table-cell table:formula="of:=MAX([.$E52];[.$K52];[.$Q52];[.$W52];[.$AC52];[.$AI52];[.$AO52];[.$AU52];[.$BA52];[.$BG52];[.$BM52];[.$BS52])" office:value-type="float"/>
          <table:table-cell table:formula="of:=MAX([.$F52];[.$L52];[.$R52];[.$X52];[.$AD52];[.$AJ52];[.$AP52];[.$AV52];[.$BB52];[.$BH52];[.$BN52];[.$BT52])" office:value-type="float"/>
          <table:table-cell table:formula="of:=MAX([.$G52];[.$M52];[.$S52];[.$Y52];[.$AE52];[.$AK52];[.$AQ52];[.$AW52];[.$BC52];[.$BI52];[.$BO52];[.$BU52])" office:value-type="float"/>
        </table:table-row>
        <table:table-row table:style-name="ro1">
          <table:table-cell office:value-type="string">
            <text:p>Nomistery/0030-nomystery-117-0.asp</text:p>
          </table:table-cell>
          <table:table-cell office:value-type="float" office:value="900.0"/>
          <table:table-cell office:value-type="float" office:value="900.0"/>
          <table:table-cell office:value-type="float" office:value="2512828.0"/>
          <table:table-cell office:value-type="float" office:value="1640979.0"/>
          <table:table-cell office:value-type="float" office:value="2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654512.0"/>
          <table:table-cell office:value-type="float" office:value="1558713.0"/>
          <table:table-cell office:value-type="float" office:value="3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15467.0"/>
          <table:table-cell office:value-type="float" office:value="1758289.0"/>
          <table:table-cell office:value-type="float" office:value="2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039395.0"/>
          <table:table-cell office:value-type="float" office:value="1752169.0"/>
          <table:table-cell office:value-type="float" office:value="3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570856.0"/>
          <table:table-cell office:value-type="float" office:value="1690805.0"/>
          <table:table-cell office:value-type="float" office:value="2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593758.0"/>
          <table:table-cell office:value-type="float" office:value="1606355.0"/>
          <table:table-cell office:value-type="float" office:value="2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62717.0"/>
          <table:table-cell office:value-type="float" office:value="1657304.0"/>
          <table:table-cell office:value-type="float" office:value="2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272140.0"/>
          <table:table-cell office:value-type="float" office:value="1574284.0"/>
          <table:table-cell office:value-type="float" office:value="3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81387.0"/>
          <table:table-cell office:value-type="float" office:value="1729040.0"/>
          <table:table-cell office:value-type="float" office:value="2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833665.0"/>
          <table:table-cell office:value-type="float" office:value="1813855.0"/>
          <table:table-cell office:value-type="float" office:value="3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88724.0"/>
          <table:table-cell office:value-type="float" office:value="1685916.0"/>
          <table:table-cell office:value-type="float" office:value="2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111926.0"/>
          <table:table-cell office:value-type="float" office:value="1633017.0"/>
          <table:table-cell office:value-type="float" office:value="218.0"/>
          <table:table-cell office:value-type="float" office:value="0.0"/>
          <table:table-cell table:formula="of:=MIN([.$B53];[.$H53];[.$N53];[.$T53];[.$Z53];[.$AF53];[.$AL53];[.$AR53];[.$AX53];[.$BD53];[.$BJ53];[.$BP53])" office:value-type="float"/>
          <table:table-cell table:formula="of:=MIN([.$C53];[.$I53];[.$O53];[.$U53];[.$AA53];[.$AG53];[.$AM53];[.$AS53];[.$AY53];[.$BE53];[.$BK53];[.$BQ53])" office:value-type="float"/>
          <table:table-cell table:formula="of:=MIN([.$D53];[.$J53];[.$P53];[.$V53];[.$AB53];[.$AH53];[.$AN53];[.$AT53];[.$AZ53];[.$BF53];[.$BL53];[.$BR53])" office:value-type="float"/>
          <table:table-cell table:formula="of:=MIN([.$E53];[.$K53];[.$Q53];[.$W53];[.$AC53];[.$AI53];[.$AO53];[.$AU53];[.$BA53];[.$BG53];[.$BM53];[.$BS53])" office:value-type="float"/>
          <table:table-cell table:formula="of:=MIN([.$F53];[.$L53];[.$R53];[.$X53];[.$AD53];[.$AJ53];[.$AP53];[.$AV53];[.$BB53];[.$BH53];[.$BN53];[.$BT53])" office:value-type="float"/>
          <table:table-cell table:formula="of:=MIN([.$G53];[.$M53];[.$S53];[.$Y53];[.$AE53];[.$AK53];[.$AQ53];[.$AW53];[.$BC53];[.$BI53];[.$BO53];[.$BU53])" office:value-type="float"/>
          <table:table-cell table:formula="of:=MEDIAN([.$B53];[.$H53];[.$N53];[.$T53];[.$Z53];[.$AF53];[.$AL53];[.$AR53];[.$AX53];[.$BD53];[.$BJ53];[.$BP53])" office:value-type="float"/>
          <table:table-cell table:formula="of:=MEDIAN([.$C53];[.$I53];[.$O53];[.$U53];[.$AA53];[.$AG53];[.$AM53];[.$AS53];[.$AY53];[.$BE53];[.$BK53];[.$BQ53])" office:value-type="float"/>
          <table:table-cell table:formula="of:=MEDIAN([.$D53];[.$J53];[.$P53];[.$V53];[.$AB53];[.$AH53];[.$AN53];[.$AT53];[.$AZ53];[.$BF53];[.$BL53];[.$BR53])" office:value-type="float"/>
          <table:table-cell table:formula="of:=MEDIAN([.$E53];[.$K53];[.$Q53];[.$W53];[.$AC53];[.$AI53];[.$AO53];[.$AU53];[.$BA53];[.$BG53];[.$BM53];[.$BS53])" office:value-type="float"/>
          <table:table-cell table:formula="of:=MEDIAN([.$F53];[.$L53];[.$R53];[.$X53];[.$AD53];[.$AJ53];[.$AP53];[.$AV53];[.$BB53];[.$BH53];[.$BN53];[.$BT53])" office:value-type="float"/>
          <table:table-cell table:formula="of:=MEDIAN([.$G53];[.$M53];[.$S53];[.$Y53];[.$AE53];[.$AK53];[.$AQ53];[.$AW53];[.$BC53];[.$BI53];[.$BO53];[.$BU53])" office:value-type="float"/>
          <table:table-cell table:formula="of:=MAX([.$B53];[.$H53];[.$N53];[.$T53];[.$Z53];[.$AF53];[.$AL53];[.$AR53];[.$AX53];[.$BD53];[.$BJ53];[.$BP53])" office:value-type="float"/>
          <table:table-cell table:formula="of:=MAX([.$C53];[.$I53];[.$O53];[.$U53];[.$AA53];[.$AG53];[.$AM53];[.$AS53];[.$AY53];[.$BE53];[.$BK53];[.$BQ53])" office:value-type="float"/>
          <table:table-cell table:formula="of:=MAX([.$D53];[.$J53];[.$P53];[.$V53];[.$AB53];[.$AH53];[.$AN53];[.$AT53];[.$AZ53];[.$BF53];[.$BL53];[.$BR53])" office:value-type="float"/>
          <table:table-cell table:formula="of:=MAX([.$E53];[.$K53];[.$Q53];[.$W53];[.$AC53];[.$AI53];[.$AO53];[.$AU53];[.$BA53];[.$BG53];[.$BM53];[.$BS53])" office:value-type="float"/>
          <table:table-cell table:formula="of:=MAX([.$F53];[.$L53];[.$R53];[.$X53];[.$AD53];[.$AJ53];[.$AP53];[.$AV53];[.$BB53];[.$BH53];[.$BN53];[.$BT53])" office:value-type="float"/>
          <table:table-cell table:formula="of:=MAX([.$G53];[.$M53];[.$S53];[.$Y53];[.$AE53];[.$AK53];[.$AQ53];[.$AW53];[.$BC53];[.$BI53];[.$BO53];[.$BU53])" office:value-type="float"/>
        </table:table-row>
        <table:table-row table:style-name="ro1">
          <table:table-cell office:value-type="string">
            <text:p>Nomistery/0031-nomystery-52-0.asp</text:p>
          </table:table-cell>
          <table:table-cell office:value-type="float" office:value="2.15"/>
          <table:table-cell office:value-type="float" office:value="1.515"/>
          <table:table-cell office:value-type="float" office:value="17480.0"/>
          <table:table-cell office:value-type="float" office:value="8529.0"/>
          <table:table-cell office:value-type="float" office:value="45.0"/>
          <table:table-cell office:value-type="float" office:value="0.0"/>
          <table:table-cell office:value-type="float" office:value="2.86"/>
          <table:table-cell office:value-type="float" office:value="2.22"/>
          <table:table-cell office:value-type="float" office:value="23436.0"/>
          <table:table-cell office:value-type="float" office:value="12691.0"/>
          <table:table-cell office:value-type="float" office:value="45.0"/>
          <table:table-cell office:value-type="float" office:value="0.0"/>
          <table:table-cell office:value-type="float" office:value="3.9"/>
          <table:table-cell office:value-type="float" office:value="3.015"/>
          <table:table-cell office:value-type="float" office:value="26321.0"/>
          <table:table-cell office:value-type="float" office:value="16840.0"/>
          <table:table-cell office:value-type="float" office:value="78.0"/>
          <table:table-cell office:value-type="float" office:value="1000.0"/>
          <table:table-cell office:value-type="float" office:value="4.04"/>
          <table:table-cell office:value-type="float" office:value="3.223"/>
          <table:table-cell office:value-type="float" office:value="30503.0"/>
          <table:table-cell office:value-type="float" office:value="18931.0"/>
          <table:table-cell office:value-type="float" office:value="75.0"/>
          <table:table-cell office:value-type="float" office:value="1000.0"/>
          <table:table-cell office:value-type="float" office:value="5.72"/>
          <table:table-cell office:value-type="float" office:value="4.769"/>
          <table:table-cell office:value-type="float" office:value="40750.0"/>
          <table:table-cell office:value-type="float" office:value="28177.0"/>
          <table:table-cell office:value-type="float" office:value="75.0"/>
          <table:table-cell office:value-type="float" office:value="948.0"/>
          <table:table-cell office:value-type="float" office:value="7.88"/>
          <table:table-cell office:value-type="float" office:value="7.181"/>
          <table:table-cell office:value-type="float" office:value="61835.0"/>
          <table:table-cell office:value-type="float" office:value="43173.0"/>
          <table:table-cell office:value-type="float" office:value="69.0"/>
          <table:table-cell office:value-type="float" office:value="873.0"/>
          <table:table-cell office:value-type="float" office:value="4.19"/>
          <table:table-cell office:value-type="float" office:value="3.694"/>
          <table:table-cell office:value-type="float" office:value="36078.0"/>
          <table:table-cell office:value-type="float" office:value="23297.0"/>
          <table:table-cell office:value-type="float" office:value="53.0"/>
          <table:table-cell office:value-type="float" office:value="500.0"/>
          <table:table-cell office:value-type="float" office:value="2.15"/>
          <table:table-cell office:value-type="float" office:value="1.692"/>
          <table:table-cell office:value-type="float" office:value="17133.0"/>
          <table:table-cell office:value-type="float" office:value="8882.0"/>
          <table:table-cell office:value-type="float" office:value="50.0"/>
          <table:table-cell office:value-type="float" office:value="500.0"/>
          <table:table-cell office:value-type="float" office:value="4.51"/>
          <table:table-cell office:value-type="float" office:value="3.808"/>
          <table:table-cell office:value-type="float" office:value="39294.0"/>
          <table:table-cell office:value-type="float" office:value="24119.0"/>
          <table:table-cell office:value-type="float" office:value="41.0"/>
          <table:table-cell office:value-type="float" office:value="351.0"/>
          <table:table-cell office:value-type="float" office:value="5.53"/>
          <table:table-cell office:value-type="float" office:value="4.907"/>
          <table:table-cell office:value-type="float" office:value="47135.0"/>
          <table:table-cell office:value-type="float" office:value="30895.0"/>
          <table:table-cell office:value-type="float" office:value="41.0"/>
          <table:table-cell office:value-type="float" office:value="401.0"/>
          <table:table-cell office:value-type="float" office:value="2.4"/>
          <table:table-cell office:value-type="float" office:value="1.653"/>
          <table:table-cell office:value-type="float" office:value="14538.0"/>
          <table:table-cell office:value-type="float" office:value="7508.0"/>
          <table:table-cell office:value-type="float" office:value="62.0"/>
          <table:table-cell office:value-type="float" office:value="828.0"/>
          <table:table-cell office:value-type="float" office:value="7.22"/>
          <table:table-cell office:value-type="float" office:value="6.474"/>
          <table:table-cell office:value-type="float" office:value="57039.0"/>
          <table:table-cell office:value-type="float" office:value="38698.0"/>
          <table:table-cell office:value-type="float" office:value="62.0"/>
          <table:table-cell office:value-type="float" office:value="852.0"/>
          <table:table-cell table:formula="of:=MIN([.$B54];[.$H54];[.$N54];[.$T54];[.$Z54];[.$AF54];[.$AL54];[.$AR54];[.$AX54];[.$BD54];[.$BJ54];[.$BP54])" office:value-type="float"/>
          <table:table-cell table:formula="of:=MIN([.$C54];[.$I54];[.$O54];[.$U54];[.$AA54];[.$AG54];[.$AM54];[.$AS54];[.$AY54];[.$BE54];[.$BK54];[.$BQ54])" office:value-type="float"/>
          <table:table-cell table:formula="of:=MIN([.$D54];[.$J54];[.$P54];[.$V54];[.$AB54];[.$AH54];[.$AN54];[.$AT54];[.$AZ54];[.$BF54];[.$BL54];[.$BR54])" office:value-type="float"/>
          <table:table-cell table:formula="of:=MIN([.$E54];[.$K54];[.$Q54];[.$W54];[.$AC54];[.$AI54];[.$AO54];[.$AU54];[.$BA54];[.$BG54];[.$BM54];[.$BS54])" office:value-type="float"/>
          <table:table-cell table:formula="of:=MIN([.$F54];[.$L54];[.$R54];[.$X54];[.$AD54];[.$AJ54];[.$AP54];[.$AV54];[.$BB54];[.$BH54];[.$BN54];[.$BT54])" office:value-type="float"/>
          <table:table-cell table:formula="of:=MIN([.$G54];[.$M54];[.$S54];[.$Y54];[.$AE54];[.$AK54];[.$AQ54];[.$AW54];[.$BC54];[.$BI54];[.$BO54];[.$BU54])" office:value-type="float"/>
          <table:table-cell table:formula="of:=MEDIAN([.$B54];[.$H54];[.$N54];[.$T54];[.$Z54];[.$AF54];[.$AL54];[.$AR54];[.$AX54];[.$BD54];[.$BJ54];[.$BP54])" office:value-type="float"/>
          <table:table-cell table:formula="of:=MEDIAN([.$C54];[.$I54];[.$O54];[.$U54];[.$AA54];[.$AG54];[.$AM54];[.$AS54];[.$AY54];[.$BE54];[.$BK54];[.$BQ54])" office:value-type="float"/>
          <table:table-cell table:formula="of:=MEDIAN([.$D54];[.$J54];[.$P54];[.$V54];[.$AB54];[.$AH54];[.$AN54];[.$AT54];[.$AZ54];[.$BF54];[.$BL54];[.$BR54])" office:value-type="float"/>
          <table:table-cell table:formula="of:=MEDIAN([.$E54];[.$K54];[.$Q54];[.$W54];[.$AC54];[.$AI54];[.$AO54];[.$AU54];[.$BA54];[.$BG54];[.$BM54];[.$BS54])" office:value-type="float"/>
          <table:table-cell table:formula="of:=MEDIAN([.$F54];[.$L54];[.$R54];[.$X54];[.$AD54];[.$AJ54];[.$AP54];[.$AV54];[.$BB54];[.$BH54];[.$BN54];[.$BT54])" office:value-type="float"/>
          <table:table-cell table:formula="of:=MEDIAN([.$G54];[.$M54];[.$S54];[.$Y54];[.$AE54];[.$AK54];[.$AQ54];[.$AW54];[.$BC54];[.$BI54];[.$BO54];[.$BU54])" office:value-type="float"/>
          <table:table-cell table:formula="of:=MAX([.$B54];[.$H54];[.$N54];[.$T54];[.$Z54];[.$AF54];[.$AL54];[.$AR54];[.$AX54];[.$BD54];[.$BJ54];[.$BP54])" office:value-type="float"/>
          <table:table-cell table:formula="of:=MAX([.$C54];[.$I54];[.$O54];[.$U54];[.$AA54];[.$AG54];[.$AM54];[.$AS54];[.$AY54];[.$BE54];[.$BK54];[.$BQ54])" office:value-type="float"/>
          <table:table-cell table:formula="of:=MAX([.$D54];[.$J54];[.$P54];[.$V54];[.$AB54];[.$AH54];[.$AN54];[.$AT54];[.$AZ54];[.$BF54];[.$BL54];[.$BR54])" office:value-type="float"/>
          <table:table-cell table:formula="of:=MAX([.$E54];[.$K54];[.$Q54];[.$W54];[.$AC54];[.$AI54];[.$AO54];[.$AU54];[.$BA54];[.$BG54];[.$BM54];[.$BS54])" office:value-type="float"/>
          <table:table-cell table:formula="of:=MAX([.$F54];[.$L54];[.$R54];[.$X54];[.$AD54];[.$AJ54];[.$AP54];[.$AV54];[.$BB54];[.$BH54];[.$BN54];[.$BT54])" office:value-type="float"/>
          <table:table-cell table:formula="of:=MAX([.$G54];[.$M54];[.$S54];[.$Y54];[.$AE54];[.$AK54];[.$AQ54];[.$AW54];[.$BC54];[.$BI54];[.$BO54];[.$BU54])" office:value-type="float"/>
        </table:table-row>
        <table:table-row table:style-name="ro1">
          <table:table-cell office:value-type="string">
            <text:p>Nomistery/0033-nomystery-32-0.asp</text:p>
          </table:table-cell>
          <table:table-cell office:value-type="float" office:value="3.04"/>
          <table:table-cell office:value-type="float" office:value="2.578"/>
          <table:table-cell office:value-type="float" office:value="19232.0"/>
          <table:table-cell office:value-type="float" office:value="12090.0"/>
          <table:table-cell office:value-type="float" office:value="44.0"/>
          <table:table-cell office:value-type="float" office:value="0.0"/>
          <table:table-cell office:value-type="float" office:value="2.96"/>
          <table:table-cell office:value-type="float" office:value="2.165"/>
          <table:table-cell office:value-type="float" office:value="19322.0"/>
          <table:table-cell office:value-type="float" office:value="11858.0"/>
          <table:table-cell office:value-type="float" office:value="46.0"/>
          <table:table-cell office:value-type="float" office:value="0.0"/>
          <table:table-cell office:value-type="float" office:value="1.89"/>
          <table:table-cell office:value-type="float" office:value="1.281"/>
          <table:table-cell office:value-type="float" office:value="7034.0"/>
          <table:table-cell office:value-type="float" office:value="4454.0"/>
          <table:table-cell office:value-type="float" office:value="57.0"/>
          <table:table-cell office:value-type="float" office:value="562.0"/>
          <table:table-cell office:value-type="float" office:value="2.39"/>
          <table:table-cell office:value-type="float" office:value="1.697"/>
          <table:table-cell office:value-type="float" office:value="9110.0"/>
          <table:table-cell office:value-type="float" office:value="5942.0"/>
          <table:table-cell office:value-type="float" office:value="67.0"/>
          <table:table-cell office:value-type="float" office:value="828.0"/>
          <table:table-cell office:value-type="float" office:value="1.74"/>
          <table:table-cell office:value-type="float" office:value="1.219"/>
          <table:table-cell office:value-type="float" office:value="7034.0"/>
          <table:table-cell office:value-type="float" office:value="4454.0"/>
          <table:table-cell office:value-type="float" office:value="57.0"/>
          <table:table-cell office:value-type="float" office:value="562.0"/>
          <table:table-cell office:value-type="float" office:value="2.56"/>
          <table:table-cell office:value-type="float" office:value="1.874"/>
          <table:table-cell office:value-type="float" office:value="12205.0"/>
          <table:table-cell office:value-type="float" office:value="8258.0"/>
          <table:table-cell office:value-type="float" office:value="65.0"/>
          <table:table-cell office:value-type="float" office:value="790.0"/>
          <table:table-cell office:value-type="float" office:value="1.68"/>
          <table:table-cell office:value-type="float" office:value="1.19"/>
          <table:table-cell office:value-type="float" office:value="7491.0"/>
          <table:table-cell office:value-type="float" office:value="4737.0"/>
          <table:table-cell office:value-type="float" office:value="53.0"/>
          <table:table-cell office:value-type="float" office:value="500.0"/>
          <table:table-cell office:value-type="float" office:value="1.76"/>
          <table:table-cell office:value-type="float" office:value="1.307"/>
          <table:table-cell office:value-type="float" office:value="8904.0"/>
          <table:table-cell office:value-type="float" office:value="5351.0"/>
          <table:table-cell office:value-type="float" office:value="50.0"/>
          <table:table-cell office:value-type="float" office:value="500.0"/>
          <table:table-cell office:value-type="float" office:value="2.81"/>
          <table:table-cell office:value-type="float" office:value="2.178"/>
          <table:table-cell office:value-type="float" office:value="17176.0"/>
          <table:table-cell office:value-type="float" office:value="11422.0"/>
          <table:table-cell office:value-type="float" office:value="40.0"/>
          <table:table-cell office:value-type="float" office:value="414.0"/>
          <table:table-cell office:value-type="float" office:value="1.76"/>
          <table:table-cell office:value-type="float" office:value="1.139"/>
          <table:table-cell office:value-type="float" office:value="6711.0"/>
          <table:table-cell office:value-type="float" office:value="3824.0"/>
          <table:table-cell office:value-type="float" office:value="39.0"/>
          <table:table-cell office:value-type="float" office:value="363.0"/>
          <table:table-cell office:value-type="float" office:value="2.52"/>
          <table:table-cell office:value-type="float" office:value="1.66"/>
          <table:table-cell office:value-type="float" office:value="8308.0"/>
          <table:table-cell office:value-type="float" office:value="5667.0"/>
          <table:table-cell office:value-type="float" office:value="64.0"/>
          <table:table-cell office:value-type="float" office:value="865.0"/>
          <table:table-cell office:value-type="float" office:value="2.6"/>
          <table:table-cell office:value-type="float" office:value="1.859"/>
          <table:table-cell office:value-type="float" office:value="12076.0"/>
          <table:table-cell office:value-type="float" office:value="7886.0"/>
          <table:table-cell office:value-type="float" office:value="60.0"/>
          <table:table-cell office:value-type="float" office:value="781.0"/>
          <table:table-cell table:formula="of:=MIN([.$B55];[.$H55];[.$N55];[.$T55];[.$Z55];[.$AF55];[.$AL55];[.$AR55];[.$AX55];[.$BD55];[.$BJ55];[.$BP55])" office:value-type="float"/>
          <table:table-cell table:formula="of:=MIN([.$C55];[.$I55];[.$O55];[.$U55];[.$AA55];[.$AG55];[.$AM55];[.$AS55];[.$AY55];[.$BE55];[.$BK55];[.$BQ55])" office:value-type="float"/>
          <table:table-cell table:formula="of:=MIN([.$D55];[.$J55];[.$P55];[.$V55];[.$AB55];[.$AH55];[.$AN55];[.$AT55];[.$AZ55];[.$BF55];[.$BL55];[.$BR55])" office:value-type="float"/>
          <table:table-cell table:formula="of:=MIN([.$E55];[.$K55];[.$Q55];[.$W55];[.$AC55];[.$AI55];[.$AO55];[.$AU55];[.$BA55];[.$BG55];[.$BM55];[.$BS55])" office:value-type="float"/>
          <table:table-cell table:formula="of:=MIN([.$F55];[.$L55];[.$R55];[.$X55];[.$AD55];[.$AJ55];[.$AP55];[.$AV55];[.$BB55];[.$BH55];[.$BN55];[.$BT55])" office:value-type="float"/>
          <table:table-cell table:formula="of:=MIN([.$G55];[.$M55];[.$S55];[.$Y55];[.$AE55];[.$AK55];[.$AQ55];[.$AW55];[.$BC55];[.$BI55];[.$BO55];[.$BU55])" office:value-type="float"/>
          <table:table-cell table:formula="of:=MEDIAN([.$B55];[.$H55];[.$N55];[.$T55];[.$Z55];[.$AF55];[.$AL55];[.$AR55];[.$AX55];[.$BD55];[.$BJ55];[.$BP55])" office:value-type="float"/>
          <table:table-cell table:formula="of:=MEDIAN([.$C55];[.$I55];[.$O55];[.$U55];[.$AA55];[.$AG55];[.$AM55];[.$AS55];[.$AY55];[.$BE55];[.$BK55];[.$BQ55])" office:value-type="float"/>
          <table:table-cell table:formula="of:=MEDIAN([.$D55];[.$J55];[.$P55];[.$V55];[.$AB55];[.$AH55];[.$AN55];[.$AT55];[.$AZ55];[.$BF55];[.$BL55];[.$BR55])" office:value-type="float"/>
          <table:table-cell table:formula="of:=MEDIAN([.$E55];[.$K55];[.$Q55];[.$W55];[.$AC55];[.$AI55];[.$AO55];[.$AU55];[.$BA55];[.$BG55];[.$BM55];[.$BS55])" office:value-type="float"/>
          <table:table-cell table:formula="of:=MEDIAN([.$F55];[.$L55];[.$R55];[.$X55];[.$AD55];[.$AJ55];[.$AP55];[.$AV55];[.$BB55];[.$BH55];[.$BN55];[.$BT55])" office:value-type="float"/>
          <table:table-cell table:formula="of:=MEDIAN([.$G55];[.$M55];[.$S55];[.$Y55];[.$AE55];[.$AK55];[.$AQ55];[.$AW55];[.$BC55];[.$BI55];[.$BO55];[.$BU55])" office:value-type="float"/>
          <table:table-cell table:formula="of:=MAX([.$B55];[.$H55];[.$N55];[.$T55];[.$Z55];[.$AF55];[.$AL55];[.$AR55];[.$AX55];[.$BD55];[.$BJ55];[.$BP55])" office:value-type="float"/>
          <table:table-cell table:formula="of:=MAX([.$C55];[.$I55];[.$O55];[.$U55];[.$AA55];[.$AG55];[.$AM55];[.$AS55];[.$AY55];[.$BE55];[.$BK55];[.$BQ55])" office:value-type="float"/>
          <table:table-cell table:formula="of:=MAX([.$D55];[.$J55];[.$P55];[.$V55];[.$AB55];[.$AH55];[.$AN55];[.$AT55];[.$AZ55];[.$BF55];[.$BL55];[.$BR55])" office:value-type="float"/>
          <table:table-cell table:formula="of:=MAX([.$E55];[.$K55];[.$Q55];[.$W55];[.$AC55];[.$AI55];[.$AO55];[.$AU55];[.$BA55];[.$BG55];[.$BM55];[.$BS55])" office:value-type="float"/>
          <table:table-cell table:formula="of:=MAX([.$F55];[.$L55];[.$R55];[.$X55];[.$AD55];[.$AJ55];[.$AP55];[.$AV55];[.$BB55];[.$BH55];[.$BN55];[.$BT55])" office:value-type="float"/>
          <table:table-cell table:formula="of:=MAX([.$G55];[.$M55];[.$S55];[.$Y55];[.$AE55];[.$AK55];[.$AQ55];[.$AW55];[.$BC55];[.$BI55];[.$BO55];[.$BU55])" office:value-type="float"/>
        </table:table-row>
        <table:table-row table:style-name="ro1">
          <table:table-cell office:value-type="string">
            <text:p>Nomistery/0034-nomystery-64-0.asp</text:p>
          </table:table-cell>
          <table:table-cell office:value-type="float" office:value="3.95"/>
          <table:table-cell office:value-type="float" office:value="3.339"/>
          <table:table-cell office:value-type="float" office:value="29397.0"/>
          <table:table-cell office:value-type="float" office:value="17222.0"/>
          <table:table-cell office:value-type="float" office:value="53.0"/>
          <table:table-cell office:value-type="float" office:value="0.0"/>
          <table:table-cell office:value-type="float" office:value="2.58"/>
          <table:table-cell office:value-type="float" office:value="1.778"/>
          <table:table-cell office:value-type="float" office:value="12283.0"/>
          <table:table-cell office:value-type="float" office:value="5739.0"/>
          <table:table-cell office:value-type="float" office:value="46.0"/>
          <table:table-cell office:value-type="float" office:value="0.0"/>
          <table:table-cell office:value-type="float" office:value="2.75"/>
          <table:table-cell office:value-type="float" office:value="1.997"/>
          <table:table-cell office:value-type="float" office:value="11652.0"/>
          <table:table-cell office:value-type="float" office:value="6982.0"/>
          <table:table-cell office:value-type="float" office:value="76.0"/>
          <table:table-cell office:value-type="float" office:value="1000.0"/>
          <table:table-cell office:value-type="float" office:value="3.16"/>
          <table:table-cell office:value-type="float" office:value="2.271"/>
          <table:table-cell office:value-type="float" office:value="10540.0"/>
          <table:table-cell office:value-type="float" office:value="6592.0"/>
          <table:table-cell office:value-type="float" office:value="81.0"/>
          <table:table-cell office:value-type="float" office:value="1000.0"/>
          <table:table-cell office:value-type="float" office:value="5.02"/>
          <table:table-cell office:value-type="float" office:value="4.331"/>
          <table:table-cell office:value-type="float" office:value="28286.0"/>
          <table:table-cell office:value-type="float" office:value="18573.0"/>
          <table:table-cell office:value-type="float" office:value="70.0"/>
          <table:table-cell office:value-type="float" office:value="865.0"/>
          <table:table-cell office:value-type="float" office:value="4.83"/>
          <table:table-cell office:value-type="float" office:value="4.165"/>
          <table:table-cell office:value-type="float" office:value="29116.0"/>
          <table:table-cell office:value-type="float" office:value="19388.0"/>
          <table:table-cell office:value-type="float" office:value="69.0"/>
          <table:table-cell office:value-type="float" office:value="785.0"/>
          <table:table-cell office:value-type="float" office:value="4.1"/>
          <table:table-cell office:value-type="float" office:value="3.645"/>
          <table:table-cell office:value-type="float" office:value="29103.0"/>
          <table:table-cell office:value-type="float" office:value="17889.0"/>
          <table:table-cell office:value-type="float" office:value="55.0"/>
          <table:table-cell office:value-type="float" office:value="500.0"/>
          <table:table-cell office:value-type="float" office:value="4.54"/>
          <table:table-cell office:value-type="float" office:value="4.037"/>
          <table:table-cell office:value-type="float" office:value="29497.0"/>
          <table:table-cell office:value-type="float" office:value="19153.0"/>
          <table:table-cell office:value-type="float" office:value="54.0"/>
          <table:table-cell office:value-type="float" office:value="500.0"/>
          <table:table-cell office:value-type="float" office:value="2.63"/>
          <table:table-cell office:value-type="float" office:value="2.097"/>
          <table:table-cell office:value-type="float" office:value="14449.0"/>
          <table:table-cell office:value-type="float" office:value="8387.0"/>
          <table:table-cell office:value-type="float" office:value="42.0"/>
          <table:table-cell office:value-type="float" office:value="323.0"/>
          <table:table-cell office:value-type="float" office:value="3.08"/>
          <table:table-cell office:value-type="float" office:value="2.484"/>
          <table:table-cell office:value-type="float" office:value="18004.0"/>
          <table:table-cell office:value-type="float" office:value="10543.0"/>
          <table:table-cell office:value-type="float" office:value="44.0"/>
          <table:table-cell office:value-type="float" office:value="419.0"/>
          <table:table-cell office:value-type="float" office:value="2.45"/>
          <table:table-cell office:value-type="float" office:value="1.724"/>
          <table:table-cell office:value-type="float" office:value="11054.0"/>
          <table:table-cell office:value-type="float" office:value="6691.0"/>
          <table:table-cell office:value-type="float" office:value="65.0"/>
          <table:table-cell office:value-type="float" office:value="805.0"/>
          <table:table-cell office:value-type="float" office:value="5.05"/>
          <table:table-cell office:value-type="float" office:value="4.35"/>
          <table:table-cell office:value-type="float" office:value="30557.0"/>
          <table:table-cell office:value-type="float" office:value="20456.0"/>
          <table:table-cell office:value-type="float" office:value="63.0"/>
          <table:table-cell office:value-type="float" office:value="786.0"/>
          <table:table-cell table:formula="of:=MIN([.$B56];[.$H56];[.$N56];[.$T56];[.$Z56];[.$AF56];[.$AL56];[.$AR56];[.$AX56];[.$BD56];[.$BJ56];[.$BP56])" office:value-type="float"/>
          <table:table-cell table:formula="of:=MIN([.$C56];[.$I56];[.$O56];[.$U56];[.$AA56];[.$AG56];[.$AM56];[.$AS56];[.$AY56];[.$BE56];[.$BK56];[.$BQ56])" office:value-type="float"/>
          <table:table-cell table:formula="of:=MIN([.$D56];[.$J56];[.$P56];[.$V56];[.$AB56];[.$AH56];[.$AN56];[.$AT56];[.$AZ56];[.$BF56];[.$BL56];[.$BR56])" office:value-type="float"/>
          <table:table-cell table:formula="of:=MIN([.$E56];[.$K56];[.$Q56];[.$W56];[.$AC56];[.$AI56];[.$AO56];[.$AU56];[.$BA56];[.$BG56];[.$BM56];[.$BS56])" office:value-type="float"/>
          <table:table-cell table:formula="of:=MIN([.$F56];[.$L56];[.$R56];[.$X56];[.$AD56];[.$AJ56];[.$AP56];[.$AV56];[.$BB56];[.$BH56];[.$BN56];[.$BT56])" office:value-type="float"/>
          <table:table-cell table:formula="of:=MIN([.$G56];[.$M56];[.$S56];[.$Y56];[.$AE56];[.$AK56];[.$AQ56];[.$AW56];[.$BC56];[.$BI56];[.$BO56];[.$BU56])" office:value-type="float"/>
          <table:table-cell table:formula="of:=MEDIAN([.$B56];[.$H56];[.$N56];[.$T56];[.$Z56];[.$AF56];[.$AL56];[.$AR56];[.$AX56];[.$BD56];[.$BJ56];[.$BP56])" office:value-type="float"/>
          <table:table-cell table:formula="of:=MEDIAN([.$C56];[.$I56];[.$O56];[.$U56];[.$AA56];[.$AG56];[.$AM56];[.$AS56];[.$AY56];[.$BE56];[.$BK56];[.$BQ56])" office:value-type="float"/>
          <table:table-cell table:formula="of:=MEDIAN([.$D56];[.$J56];[.$P56];[.$V56];[.$AB56];[.$AH56];[.$AN56];[.$AT56];[.$AZ56];[.$BF56];[.$BL56];[.$BR56])" office:value-type="float"/>
          <table:table-cell table:formula="of:=MEDIAN([.$E56];[.$K56];[.$Q56];[.$W56];[.$AC56];[.$AI56];[.$AO56];[.$AU56];[.$BA56];[.$BG56];[.$BM56];[.$BS56])" office:value-type="float"/>
          <table:table-cell table:formula="of:=MEDIAN([.$F56];[.$L56];[.$R56];[.$X56];[.$AD56];[.$AJ56];[.$AP56];[.$AV56];[.$BB56];[.$BH56];[.$BN56];[.$BT56])" office:value-type="float"/>
          <table:table-cell table:formula="of:=MEDIAN([.$G56];[.$M56];[.$S56];[.$Y56];[.$AE56];[.$AK56];[.$AQ56];[.$AW56];[.$BC56];[.$BI56];[.$BO56];[.$BU56])" office:value-type="float"/>
          <table:table-cell table:formula="of:=MAX([.$B56];[.$H56];[.$N56];[.$T56];[.$Z56];[.$AF56];[.$AL56];[.$AR56];[.$AX56];[.$BD56];[.$BJ56];[.$BP56])" office:value-type="float"/>
          <table:table-cell table:formula="of:=MAX([.$C56];[.$I56];[.$O56];[.$U56];[.$AA56];[.$AG56];[.$AM56];[.$AS56];[.$AY56];[.$BE56];[.$BK56];[.$BQ56])" office:value-type="float"/>
          <table:table-cell table:formula="of:=MAX([.$D56];[.$J56];[.$P56];[.$V56];[.$AB56];[.$AH56];[.$AN56];[.$AT56];[.$AZ56];[.$BF56];[.$BL56];[.$BR56])" office:value-type="float"/>
          <table:table-cell table:formula="of:=MAX([.$E56];[.$K56];[.$Q56];[.$W56];[.$AC56];[.$AI56];[.$AO56];[.$AU56];[.$BA56];[.$BG56];[.$BM56];[.$BS56])" office:value-type="float"/>
          <table:table-cell table:formula="of:=MAX([.$F56];[.$L56];[.$R56];[.$X56];[.$AD56];[.$AJ56];[.$AP56];[.$AV56];[.$BB56];[.$BH56];[.$BN56];[.$BT56])" office:value-type="float"/>
          <table:table-cell table:formula="of:=MAX([.$G56];[.$M56];[.$S56];[.$Y56];[.$AE56];[.$AK56];[.$AQ56];[.$AW56];[.$BC56];[.$BI56];[.$BO56];[.$BU56])" office:value-type="float"/>
        </table:table-row>
        <table:table-row table:style-name="ro1">
          <table:table-cell office:value-type="string">
            <text:p>Nomistery/0037-nomystery-36-0.asp</text:p>
          </table:table-cell>
          <table:table-cell office:value-type="float" office:value="51.83"/>
          <table:table-cell office:value-type="float" office:value="50.834"/>
          <table:table-cell office:value-type="float" office:value="378837.0"/>
          <table:table-cell office:value-type="float" office:value="262739.0"/>
          <table:table-cell office:value-type="float" office:value="70.0"/>
          <table:table-cell office:value-type="float" office:value="0.0"/>
          <table:table-cell office:value-type="float" office:value="54.72"/>
          <table:table-cell office:value-type="float" office:value="53.747"/>
          <table:table-cell office:value-type="float" office:value="421858.0"/>
          <table:table-cell office:value-type="float" office:value="292592.0"/>
          <table:table-cell office:value-type="float" office:value="70.0"/>
          <table:table-cell office:value-type="float" office:value="0.0"/>
          <table:table-cell office:value-type="float" office:value="17.16"/>
          <table:table-cell office:value-type="float" office:value="15.839"/>
          <table:table-cell office:value-type="float" office:value="126385.0"/>
          <table:table-cell office:value-type="float" office:value="85553.0"/>
          <table:table-cell office:value-type="float" office:value="82.0"/>
          <table:table-cell office:value-type="float" office:value="1000.0"/>
          <table:table-cell office:value-type="float" office:value="166.93"/>
          <table:table-cell office:value-type="float" office:value="166.044"/>
          <table:table-cell office:value-type="float" office:value="1114838.0"/>
          <table:table-cell office:value-type="float" office:value="776669.0"/>
          <table:table-cell office:value-type="float" office:value="89.0"/>
          <table:table-cell office:value-type="float" office:value="1000.0"/>
          <table:table-cell office:value-type="float" office:value="64.92"/>
          <table:table-cell office:value-type="float" office:value="63.602"/>
          <table:table-cell office:value-type="float" office:value="413983.0"/>
          <table:table-cell office:value-type="float" office:value="302867.0"/>
          <table:table-cell office:value-type="float" office:value="98.0"/>
          <table:table-cell office:value-type="float" office:value="1500.0"/>
          <table:table-cell office:value-type="float" office:value="68.15"/>
          <table:table-cell office:value-type="float" office:value="66.729"/>
          <table:table-cell office:value-type="float" office:value="515192.0"/>
          <table:table-cell office:value-type="float" office:value="361401.0"/>
          <table:table-cell office:value-type="float" office:value="92.0"/>
          <table:table-cell office:value-type="float" office:value="1500.0"/>
          <table:table-cell office:value-type="float" office:value="57.42"/>
          <table:table-cell office:value-type="float" office:value="56.883"/>
          <table:table-cell office:value-type="float" office:value="408006.0"/>
          <table:table-cell office:value-type="float" office:value="282713.0"/>
          <table:table-cell office:value-type="float" office:value="67.0"/>
          <table:table-cell office:value-type="float" office:value="500.0"/>
          <table:table-cell office:value-type="float" office:value="48.34"/>
          <table:table-cell office:value-type="float" office:value="47.855"/>
          <table:table-cell office:value-type="float" office:value="428186.0"/>
          <table:table-cell office:value-type="float" office:value="289339.0"/>
          <table:table-cell office:value-type="float" office:value="66.0"/>
          <table:table-cell office:value-type="float" office:value="500.0"/>
          <table:table-cell office:value-type="float" office:value="37.6"/>
          <table:table-cell office:value-type="float" office:value="36.58"/>
          <table:table-cell office:value-type="float" office:value="286786.0"/>
          <table:table-cell office:value-type="float" office:value="205466.0"/>
          <table:table-cell office:value-type="float" office:value="47.0"/>
          <table:table-cell office:value-type="float" office:value="526.0"/>
          <table:table-cell office:value-type="float" office:value="48.07"/>
          <table:table-cell office:value-type="float" office:value="46.884"/>
          <table:table-cell office:value-type="float" office:value="345877.0"/>
          <table:table-cell office:value-type="float" office:value="238794.0"/>
          <table:table-cell office:value-type="float" office:value="51.0"/>
          <table:table-cell office:value-type="float" office:value="679.0"/>
          <table:table-cell office:value-type="float" office:value="26.36"/>
          <table:table-cell office:value-type="float" office:value="25.05"/>
          <table:table-cell office:value-type="float" office:value="195495.0"/>
          <table:table-cell office:value-type="float" office:value="135511.0"/>
          <table:table-cell office:value-type="float" office:value="71.0"/>
          <table:table-cell office:value-type="float" office:value="1000.0"/>
          <table:table-cell office:value-type="float" office:value="118.27"/>
          <table:table-cell office:value-type="float" office:value="116.759"/>
          <table:table-cell office:value-type="float" office:value="843142.0"/>
          <table:table-cell office:value-type="float" office:value="590081.0"/>
          <table:table-cell office:value-type="float" office:value="83.0"/>
          <table:table-cell office:value-type="float" office:value="1000.0"/>
          <table:table-cell table:formula="of:=MIN([.$B57];[.$H57];[.$N57];[.$T57];[.$Z57];[.$AF57];[.$AL57];[.$AR57];[.$AX57];[.$BD57];[.$BJ57];[.$BP57])" office:value-type="float"/>
          <table:table-cell table:formula="of:=MIN([.$C57];[.$I57];[.$O57];[.$U57];[.$AA57];[.$AG57];[.$AM57];[.$AS57];[.$AY57];[.$BE57];[.$BK57];[.$BQ57])" office:value-type="float"/>
          <table:table-cell table:formula="of:=MIN([.$D57];[.$J57];[.$P57];[.$V57];[.$AB57];[.$AH57];[.$AN57];[.$AT57];[.$AZ57];[.$BF57];[.$BL57];[.$BR57])" office:value-type="float"/>
          <table:table-cell table:formula="of:=MIN([.$E57];[.$K57];[.$Q57];[.$W57];[.$AC57];[.$AI57];[.$AO57];[.$AU57];[.$BA57];[.$BG57];[.$BM57];[.$BS57])" office:value-type="float"/>
          <table:table-cell table:formula="of:=MIN([.$F57];[.$L57];[.$R57];[.$X57];[.$AD57];[.$AJ57];[.$AP57];[.$AV57];[.$BB57];[.$BH57];[.$BN57];[.$BT57])" office:value-type="float"/>
          <table:table-cell table:formula="of:=MIN([.$G57];[.$M57];[.$S57];[.$Y57];[.$AE57];[.$AK57];[.$AQ57];[.$AW57];[.$BC57];[.$BI57];[.$BO57];[.$BU57])" office:value-type="float"/>
          <table:table-cell table:formula="of:=MEDIAN([.$B57];[.$H57];[.$N57];[.$T57];[.$Z57];[.$AF57];[.$AL57];[.$AR57];[.$AX57];[.$BD57];[.$BJ57];[.$BP57])" office:value-type="float"/>
          <table:table-cell table:formula="of:=MEDIAN([.$C57];[.$I57];[.$O57];[.$U57];[.$AA57];[.$AG57];[.$AM57];[.$AS57];[.$AY57];[.$BE57];[.$BK57];[.$BQ57])" office:value-type="float"/>
          <table:table-cell table:formula="of:=MEDIAN([.$D57];[.$J57];[.$P57];[.$V57];[.$AB57];[.$AH57];[.$AN57];[.$AT57];[.$AZ57];[.$BF57];[.$BL57];[.$BR57])" office:value-type="float"/>
          <table:table-cell table:formula="of:=MEDIAN([.$E57];[.$K57];[.$Q57];[.$W57];[.$AC57];[.$AI57];[.$AO57];[.$AU57];[.$BA57];[.$BG57];[.$BM57];[.$BS57])" office:value-type="float"/>
          <table:table-cell table:formula="of:=MEDIAN([.$F57];[.$L57];[.$R57];[.$X57];[.$AD57];[.$AJ57];[.$AP57];[.$AV57];[.$BB57];[.$BH57];[.$BN57];[.$BT57])" office:value-type="float"/>
          <table:table-cell table:formula="of:=MEDIAN([.$G57];[.$M57];[.$S57];[.$Y57];[.$AE57];[.$AK57];[.$AQ57];[.$AW57];[.$BC57];[.$BI57];[.$BO57];[.$BU57])" office:value-type="float"/>
          <table:table-cell table:formula="of:=MAX([.$B57];[.$H57];[.$N57];[.$T57];[.$Z57];[.$AF57];[.$AL57];[.$AR57];[.$AX57];[.$BD57];[.$BJ57];[.$BP57])" office:value-type="float"/>
          <table:table-cell table:formula="of:=MAX([.$C57];[.$I57];[.$O57];[.$U57];[.$AA57];[.$AG57];[.$AM57];[.$AS57];[.$AY57];[.$BE57];[.$BK57];[.$BQ57])" office:value-type="float"/>
          <table:table-cell table:formula="of:=MAX([.$D57];[.$J57];[.$P57];[.$V57];[.$AB57];[.$AH57];[.$AN57];[.$AT57];[.$AZ57];[.$BF57];[.$BL57];[.$BR57])" office:value-type="float"/>
          <table:table-cell table:formula="of:=MAX([.$E57];[.$K57];[.$Q57];[.$W57];[.$AC57];[.$AI57];[.$AO57];[.$AU57];[.$BA57];[.$BG57];[.$BM57];[.$BS57])" office:value-type="float"/>
          <table:table-cell table:formula="of:=MAX([.$F57];[.$L57];[.$R57];[.$X57];[.$AD57];[.$AJ57];[.$AP57];[.$AV57];[.$BB57];[.$BH57];[.$BN57];[.$BT57])" office:value-type="float"/>
          <table:table-cell table:formula="of:=MAX([.$G57];[.$M57];[.$S57];[.$Y57];[.$AE57];[.$AK57];[.$AQ57];[.$AW57];[.$BC57];[.$BI57];[.$BO57];[.$BU57])" office:value-type="float"/>
        </table:table-row>
        <table:table-row table:style-name="ro1">
          <table:table-cell office:value-type="string">
            <text:p>Nomistery/0038-nomystery-63-0.asp</text:p>
          </table:table-cell>
          <table:table-cell office:value-type="float" office:value="209.78"/>
          <table:table-cell office:value-type="float" office:value="208.741"/>
          <table:table-cell office:value-type="float" office:value="852454.0"/>
          <table:table-cell office:value-type="float" office:value="591874.0"/>
          <table:table-cell office:value-type="float" office:value="110.0"/>
          <table:table-cell office:value-type="float" office:value="0.0"/>
          <table:table-cell office:value-type="float" office:value="263.12"/>
          <table:table-cell office:value-type="float" office:value="262.487"/>
          <table:table-cell office:value-type="float" office:value="1131353.0"/>
          <table:table-cell office:value-type="float" office:value="770182.0"/>
          <table:table-cell office:value-type="float" office:value="86.0"/>
          <table:table-cell office:value-type="float" office:value="0.0"/>
          <table:table-cell office:value-type="float" office:value="183.02"/>
          <table:table-cell office:value-type="float" office:value="182.281"/>
          <table:table-cell office:value-type="float" office:value="911750.0"/>
          <table:table-cell office:value-type="float" office:value="656059.0"/>
          <table:table-cell office:value-type="float" office:value="97.0"/>
          <table:table-cell office:value-type="float" office:value="1000.0"/>
          <table:table-cell office:value-type="float" office:value="55.07"/>
          <table:table-cell office:value-type="float" office:value="54.31"/>
          <table:table-cell office:value-type="float" office:value="358163.0"/>
          <table:table-cell office:value-type="float" office:value="228463.0"/>
          <table:table-cell office:value-type="float" office:value="80.0"/>
          <table:table-cell office:value-type="float" office:value="1000.0"/>
          <table:table-cell office:value-type="float" office:value="189.14"/>
          <table:table-cell office:value-type="float" office:value="188.052"/>
          <table:table-cell office:value-type="float" office:value="957424.0"/>
          <table:table-cell office:value-type="float" office:value="698339.0"/>
          <table:table-cell office:value-type="float" office:value="98.0"/>
          <table:table-cell office:value-type="float" office:value="1500.0"/>
          <table:table-cell office:value-type="float" office:value="173.8"/>
          <table:table-cell office:value-type="float" office:value="172.591"/>
          <table:table-cell office:value-type="float" office:value="913959.0"/>
          <table:table-cell office:value-type="float" office:value="638657.0"/>
          <table:table-cell office:value-type="float" office:value="100.0"/>
          <table:table-cell office:value-type="float" office:value="1500.0"/>
          <table:table-cell office:value-type="float" office:value="114.52"/>
          <table:table-cell office:value-type="float" office:value="113.989"/>
          <table:table-cell office:value-type="float" office:value="541625.0"/>
          <table:table-cell office:value-type="float" office:value="385871.0"/>
          <table:table-cell office:value-type="float" office:value="61.0"/>
          <table:table-cell office:value-type="float" office:value="500.0"/>
          <table:table-cell office:value-type="float" office:value="161.18"/>
          <table:table-cell office:value-type="float" office:value="160.708"/>
          <table:table-cell office:value-type="float" office:value="850492.0"/>
          <table:table-cell office:value-type="float" office:value="592371.0"/>
          <table:table-cell office:value-type="float" office:value="75.0"/>
          <table:table-cell office:value-type="float" office:value="500.0"/>
          <table:table-cell office:value-type="float" office:value="118.58"/>
          <table:table-cell office:value-type="float" office:value="117.505"/>
          <table:table-cell office:value-type="float" office:value="645999.0"/>
          <table:table-cell office:value-type="float" office:value="456923.0"/>
          <table:table-cell office:value-type="float" office:value="74.0"/>
          <table:table-cell office:value-type="float" office:value="664.0"/>
          <table:table-cell office:value-type="float" office:value="141.05"/>
          <table:table-cell office:value-type="float" office:value="139.992"/>
          <table:table-cell office:value-type="float" office:value="810105.0"/>
          <table:table-cell office:value-type="float" office:value="561640.0"/>
          <table:table-cell office:value-type="float" office:value="77.0"/>
          <table:table-cell office:value-type="float" office:value="648.0"/>
          <table:table-cell office:value-type="float" office:value="58.47"/>
          <table:table-cell office:value-type="float" office:value="57.226"/>
          <table:table-cell office:value-type="float" office:value="340030.0"/>
          <table:table-cell office:value-type="float" office:value="231629.0"/>
          <table:table-cell office:value-type="float" office:value="82.0"/>
          <table:table-cell office:value-type="float" office:value="1000.0"/>
          <table:table-cell office:value-type="float" office:value="213.33"/>
          <table:table-cell office:value-type="float" office:value="212.121"/>
          <table:table-cell office:value-type="float" office:value="1107688.0"/>
          <table:table-cell office:value-type="float" office:value="772414.0"/>
          <table:table-cell office:value-type="float" office:value="100.0"/>
          <table:table-cell office:value-type="float" office:value="1000.0"/>
          <table:table-cell table:formula="of:=MIN([.$B58];[.$H58];[.$N58];[.$T58];[.$Z58];[.$AF58];[.$AL58];[.$AR58];[.$AX58];[.$BD58];[.$BJ58];[.$BP58])" office:value-type="float"/>
          <table:table-cell table:formula="of:=MIN([.$C58];[.$I58];[.$O58];[.$U58];[.$AA58];[.$AG58];[.$AM58];[.$AS58];[.$AY58];[.$BE58];[.$BK58];[.$BQ58])" office:value-type="float"/>
          <table:table-cell table:formula="of:=MIN([.$D58];[.$J58];[.$P58];[.$V58];[.$AB58];[.$AH58];[.$AN58];[.$AT58];[.$AZ58];[.$BF58];[.$BL58];[.$BR58])" office:value-type="float"/>
          <table:table-cell table:formula="of:=MIN([.$E58];[.$K58];[.$Q58];[.$W58];[.$AC58];[.$AI58];[.$AO58];[.$AU58];[.$BA58];[.$BG58];[.$BM58];[.$BS58])" office:value-type="float"/>
          <table:table-cell table:formula="of:=MIN([.$F58];[.$L58];[.$R58];[.$X58];[.$AD58];[.$AJ58];[.$AP58];[.$AV58];[.$BB58];[.$BH58];[.$BN58];[.$BT58])" office:value-type="float"/>
          <table:table-cell table:formula="of:=MIN([.$G58];[.$M58];[.$S58];[.$Y58];[.$AE58];[.$AK58];[.$AQ58];[.$AW58];[.$BC58];[.$BI58];[.$BO58];[.$BU58])" office:value-type="float"/>
          <table:table-cell table:formula="of:=MEDIAN([.$B58];[.$H58];[.$N58];[.$T58];[.$Z58];[.$AF58];[.$AL58];[.$AR58];[.$AX58];[.$BD58];[.$BJ58];[.$BP58])" office:value-type="float"/>
          <table:table-cell table:formula="of:=MEDIAN([.$C58];[.$I58];[.$O58];[.$U58];[.$AA58];[.$AG58];[.$AM58];[.$AS58];[.$AY58];[.$BE58];[.$BK58];[.$BQ58])" office:value-type="float"/>
          <table:table-cell table:formula="of:=MEDIAN([.$D58];[.$J58];[.$P58];[.$V58];[.$AB58];[.$AH58];[.$AN58];[.$AT58];[.$AZ58];[.$BF58];[.$BL58];[.$BR58])" office:value-type="float"/>
          <table:table-cell table:formula="of:=MEDIAN([.$E58];[.$K58];[.$Q58];[.$W58];[.$AC58];[.$AI58];[.$AO58];[.$AU58];[.$BA58];[.$BG58];[.$BM58];[.$BS58])" office:value-type="float"/>
          <table:table-cell table:formula="of:=MEDIAN([.$F58];[.$L58];[.$R58];[.$X58];[.$AD58];[.$AJ58];[.$AP58];[.$AV58];[.$BB58];[.$BH58];[.$BN58];[.$BT58])" office:value-type="float"/>
          <table:table-cell table:formula="of:=MEDIAN([.$G58];[.$M58];[.$S58];[.$Y58];[.$AE58];[.$AK58];[.$AQ58];[.$AW58];[.$BC58];[.$BI58];[.$BO58];[.$BU58])" office:value-type="float"/>
          <table:table-cell table:formula="of:=MAX([.$B58];[.$H58];[.$N58];[.$T58];[.$Z58];[.$AF58];[.$AL58];[.$AR58];[.$AX58];[.$BD58];[.$BJ58];[.$BP58])" office:value-type="float"/>
          <table:table-cell table:formula="of:=MAX([.$C58];[.$I58];[.$O58];[.$U58];[.$AA58];[.$AG58];[.$AM58];[.$AS58];[.$AY58];[.$BE58];[.$BK58];[.$BQ58])" office:value-type="float"/>
          <table:table-cell table:formula="of:=MAX([.$D58];[.$J58];[.$P58];[.$V58];[.$AB58];[.$AH58];[.$AN58];[.$AT58];[.$AZ58];[.$BF58];[.$BL58];[.$BR58])" office:value-type="float"/>
          <table:table-cell table:formula="of:=MAX([.$E58];[.$K58];[.$Q58];[.$W58];[.$AC58];[.$AI58];[.$AO58];[.$AU58];[.$BA58];[.$BG58];[.$BM58];[.$BS58])" office:value-type="float"/>
          <table:table-cell table:formula="of:=MAX([.$F58];[.$L58];[.$R58];[.$X58];[.$AD58];[.$AJ58];[.$AP58];[.$AV58];[.$BB58];[.$BH58];[.$BN58];[.$BT58])" office:value-type="float"/>
          <table:table-cell table:formula="of:=MAX([.$G58];[.$M58];[.$S58];[.$Y58];[.$AE58];[.$AK58];[.$AQ58];[.$AW58];[.$BC58];[.$BI58];[.$BO58];[.$BU58])" office:value-type="float"/>
        </table:table-row>
        <table:table-row table:style-name="ro1">
          <table:table-cell office:value-type="string">
            <text:p>Nomistery/0039-nomystery-42-0.asp</text:p>
          </table:table-cell>
          <table:table-cell office:value-type="float" office:value="15.3"/>
          <table:table-cell office:value-type="float" office:value="14.455"/>
          <table:table-cell office:value-type="float" office:value="129600.0"/>
          <table:table-cell office:value-type="float" office:value="91709.0"/>
          <table:table-cell office:value-type="float" office:value="53.0"/>
          <table:table-cell office:value-type="float" office:value="0.0"/>
          <table:table-cell office:value-type="float" office:value="14.98"/>
          <table:table-cell office:value-type="float" office:value="13.846"/>
          <table:table-cell office:value-type="float" office:value="133119.0"/>
          <table:table-cell office:value-type="float" office:value="91448.0"/>
          <table:table-cell office:value-type="float" office:value="61.0"/>
          <table:table-cell office:value-type="float" office:value="0.0"/>
          <table:table-cell office:value-type="float" office:value="8.53"/>
          <table:table-cell office:value-type="float" office:value="7.316"/>
          <table:table-cell office:value-type="float" office:value="64052.0"/>
          <table:table-cell office:value-type="float" office:value="43819.0"/>
          <table:table-cell office:value-type="float" office:value="81.0"/>
          <table:table-cell office:value-type="float" office:value="1000.0"/>
          <table:table-cell office:value-type="float" office:value="11.68"/>
          <table:table-cell office:value-type="float" office:value="10.474"/>
          <table:table-cell office:value-type="float" office:value="94703.0"/>
          <table:table-cell office:value-type="float" office:value="64030.0"/>
          <table:table-cell office:value-type="float" office:value="82.0"/>
          <table:table-cell office:value-type="float" office:value="1000.0"/>
          <table:table-cell office:value-type="float" office:value="5.33"/>
          <table:table-cell office:value-type="float" office:value="4.026"/>
          <table:table-cell office:value-type="float" office:value="29893.0"/>
          <table:table-cell office:value-type="float" office:value="19932.0"/>
          <table:table-cell office:value-type="float" office:value="91.0"/>
          <table:table-cell office:value-type="float" office:value="1302.0"/>
          <table:table-cell office:value-type="float" office:value="12.01"/>
          <table:table-cell office:value-type="float" office:value="10.692"/>
          <table:table-cell office:value-type="float" office:value="91461.0"/>
          <table:table-cell office:value-type="float" office:value="64258.0"/>
          <table:table-cell office:value-type="float" office:value="100.0"/>
          <table:table-cell office:value-type="float" office:value="1443.0"/>
          <table:table-cell office:value-type="float" office:value="13.36"/>
          <table:table-cell office:value-type="float" office:value="12.47"/>
          <table:table-cell office:value-type="float" office:value="117076.0"/>
          <table:table-cell office:value-type="float" office:value="82834.0"/>
          <table:table-cell office:value-type="float" office:value="59.0"/>
          <table:table-cell office:value-type="float" office:value="500.0"/>
          <table:table-cell office:value-type="float" office:value="28.12"/>
          <table:table-cell office:value-type="float" office:value="27.317"/>
          <table:table-cell office:value-type="float" office:value="238601.0"/>
          <table:table-cell office:value-type="float" office:value="169404.0"/>
          <table:table-cell office:value-type="float" office:value="61.0"/>
          <table:table-cell office:value-type="float" office:value="500.0"/>
          <table:table-cell office:value-type="float" office:value="11.89"/>
          <table:table-cell office:value-type="float" office:value="10.908"/>
          <table:table-cell office:value-type="float" office:value="105162.0"/>
          <table:table-cell office:value-type="float" office:value="75038.0"/>
          <table:table-cell office:value-type="float" office:value="42.0"/>
          <table:table-cell office:value-type="float" office:value="342.0"/>
          <table:table-cell office:value-type="float" office:value="8.57"/>
          <table:table-cell office:value-type="float" office:value="7.597"/>
          <table:table-cell office:value-type="float" office:value="73148.0"/>
          <table:table-cell office:value-type="float" office:value="49054.0"/>
          <table:table-cell office:value-type="float" office:value="42.0"/>
          <table:table-cell office:value-type="float" office:value="380.0"/>
          <table:table-cell office:value-type="float" office:value="4.87"/>
          <table:table-cell office:value-type="float" office:value="3.687"/>
          <table:table-cell office:value-type="float" office:value="28407.0"/>
          <table:table-cell office:value-type="float" office:value="18228.0"/>
          <table:table-cell office:value-type="float" office:value="62.0"/>
          <table:table-cell office:value-type="float" office:value="883.0"/>
          <table:table-cell office:value-type="float" office:value="12.82"/>
          <table:table-cell office:value-type="float" office:value="11.442"/>
          <table:table-cell office:value-type="float" office:value="96721.0"/>
          <table:table-cell office:value-type="float" office:value="67809.0"/>
          <table:table-cell office:value-type="float" office:value="64.0"/>
          <table:table-cell office:value-type="float" office:value="917.0"/>
          <table:table-cell table:formula="of:=MIN([.$B59];[.$H59];[.$N59];[.$T59];[.$Z59];[.$AF59];[.$AL59];[.$AR59];[.$AX59];[.$BD59];[.$BJ59];[.$BP59])" office:value-type="float"/>
          <table:table-cell table:formula="of:=MIN([.$C59];[.$I59];[.$O59];[.$U59];[.$AA59];[.$AG59];[.$AM59];[.$AS59];[.$AY59];[.$BE59];[.$BK59];[.$BQ59])" office:value-type="float"/>
          <table:table-cell table:formula="of:=MIN([.$D59];[.$J59];[.$P59];[.$V59];[.$AB59];[.$AH59];[.$AN59];[.$AT59];[.$AZ59];[.$BF59];[.$BL59];[.$BR59])" office:value-type="float"/>
          <table:table-cell table:formula="of:=MIN([.$E59];[.$K59];[.$Q59];[.$W59];[.$AC59];[.$AI59];[.$AO59];[.$AU59];[.$BA59];[.$BG59];[.$BM59];[.$BS59])" office:value-type="float"/>
          <table:table-cell table:formula="of:=MIN([.$F59];[.$L59];[.$R59];[.$X59];[.$AD59];[.$AJ59];[.$AP59];[.$AV59];[.$BB59];[.$BH59];[.$BN59];[.$BT59])" office:value-type="float"/>
          <table:table-cell table:formula="of:=MIN([.$G59];[.$M59];[.$S59];[.$Y59];[.$AE59];[.$AK59];[.$AQ59];[.$AW59];[.$BC59];[.$BI59];[.$BO59];[.$BU59])" office:value-type="float"/>
          <table:table-cell table:formula="of:=MEDIAN([.$B59];[.$H59];[.$N59];[.$T59];[.$Z59];[.$AF59];[.$AL59];[.$AR59];[.$AX59];[.$BD59];[.$BJ59];[.$BP59])" office:value-type="float"/>
          <table:table-cell table:formula="of:=MEDIAN([.$C59];[.$I59];[.$O59];[.$U59];[.$AA59];[.$AG59];[.$AM59];[.$AS59];[.$AY59];[.$BE59];[.$BK59];[.$BQ59])" office:value-type="float"/>
          <table:table-cell table:formula="of:=MEDIAN([.$D59];[.$J59];[.$P59];[.$V59];[.$AB59];[.$AH59];[.$AN59];[.$AT59];[.$AZ59];[.$BF59];[.$BL59];[.$BR59])" office:value-type="float"/>
          <table:table-cell table:formula="of:=MEDIAN([.$E59];[.$K59];[.$Q59];[.$W59];[.$AC59];[.$AI59];[.$AO59];[.$AU59];[.$BA59];[.$BG59];[.$BM59];[.$BS59])" office:value-type="float"/>
          <table:table-cell table:formula="of:=MEDIAN([.$F59];[.$L59];[.$R59];[.$X59];[.$AD59];[.$AJ59];[.$AP59];[.$AV59];[.$BB59];[.$BH59];[.$BN59];[.$BT59])" office:value-type="float"/>
          <table:table-cell table:formula="of:=MEDIAN([.$G59];[.$M59];[.$S59];[.$Y59];[.$AE59];[.$AK59];[.$AQ59];[.$AW59];[.$BC59];[.$BI59];[.$BO59];[.$BU59])" office:value-type="float"/>
          <table:table-cell table:formula="of:=MAX([.$B59];[.$H59];[.$N59];[.$T59];[.$Z59];[.$AF59];[.$AL59];[.$AR59];[.$AX59];[.$BD59];[.$BJ59];[.$BP59])" office:value-type="float"/>
          <table:table-cell table:formula="of:=MAX([.$C59];[.$I59];[.$O59];[.$U59];[.$AA59];[.$AG59];[.$AM59];[.$AS59];[.$AY59];[.$BE59];[.$BK59];[.$BQ59])" office:value-type="float"/>
          <table:table-cell table:formula="of:=MAX([.$D59];[.$J59];[.$P59];[.$V59];[.$AB59];[.$AH59];[.$AN59];[.$AT59];[.$AZ59];[.$BF59];[.$BL59];[.$BR59])" office:value-type="float"/>
          <table:table-cell table:formula="of:=MAX([.$E59];[.$K59];[.$Q59];[.$W59];[.$AC59];[.$AI59];[.$AO59];[.$AU59];[.$BA59];[.$BG59];[.$BM59];[.$BS59])" office:value-type="float"/>
          <table:table-cell table:formula="of:=MAX([.$F59];[.$L59];[.$R59];[.$X59];[.$AD59];[.$AJ59];[.$AP59];[.$AV59];[.$BB59];[.$BH59];[.$BN59];[.$BT59])" office:value-type="float"/>
          <table:table-cell table:formula="of:=MAX([.$G59];[.$M59];[.$S59];[.$Y59];[.$AE59];[.$AK59];[.$AQ59];[.$AW59];[.$BC59];[.$BI59];[.$BO59];[.$BU59])" office:value-type="float"/>
        </table:table-row>
        <table:table-row table:style-name="ro1">
          <table:table-cell office:value-type="string">
            <text:p>Nomistery/0041-nomystery-88-0.asp</text:p>
          </table:table-cell>
          <table:table-cell office:value-type="float" office:value="900.0"/>
          <table:table-cell office:value-type="float" office:value="900.0"/>
          <table:table-cell office:value-type="float" office:value="3008694.0"/>
          <table:table-cell office:value-type="float" office:value="2123652.0"/>
          <table:table-cell office:value-type="float" office:value="23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364519.0"/>
          <table:table-cell office:value-type="float" office:value="2246569.0"/>
          <table:table-cell office:value-type="float" office:value="1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925015.0"/>
          <table:table-cell office:value-type="float" office:value="2082139.0"/>
          <table:table-cell office:value-type="float" office:value="214.0"/>
          <table:table-cell office:value-type="float" office:value="0.0"/>
          <table:table-cell office:value-type="float" office:value="752.62"/>
          <table:table-cell office:value-type="float" office:value="751.79"/>
          <table:table-cell office:value-type="float" office:value="4045458.0"/>
          <table:table-cell office:value-type="float" office:value="2271002.0"/>
          <table:table-cell office:value-type="float" office:value="173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3130557.0"/>
          <table:table-cell office:value-type="float" office:value="2238522.0"/>
          <table:table-cell office:value-type="float" office:value="2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621096.0"/>
          <table:table-cell office:value-type="float" office:value="2483521.0"/>
          <table:table-cell office:value-type="float" office:value="2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140318.0"/>
          <table:table-cell office:value-type="float" office:value="2134910.0"/>
          <table:table-cell office:value-type="float" office:value="1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392406.0"/>
          <table:table-cell office:value-type="float" office:value="2308077.0"/>
          <table:table-cell office:value-type="float" office:value="1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150670.0"/>
          <table:table-cell office:value-type="float" office:value="2248511.0"/>
          <table:table-cell office:value-type="float" office:value="2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549935.0"/>
          <table:table-cell office:value-type="float" office:value="2433682.0"/>
          <table:table-cell office:value-type="float" office:value="1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145107.0"/>
          <table:table-cell office:value-type="float" office:value="2233188.0"/>
          <table:table-cell office:value-type="float" office:value="2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489607.0"/>
          <table:table-cell office:value-type="float" office:value="2383759.0"/>
          <table:table-cell office:value-type="float" office:value="201.0"/>
          <table:table-cell office:value-type="float" office:value="0.0"/>
          <table:table-cell table:formula="of:=MIN([.$B60];[.$H60];[.$N60];[.$T60];[.$Z60];[.$AF60];[.$AL60];[.$AR60];[.$AX60];[.$BD60];[.$BJ60];[.$BP60])" office:value-type="float"/>
          <table:table-cell table:formula="of:=MIN([.$C60];[.$I60];[.$O60];[.$U60];[.$AA60];[.$AG60];[.$AM60];[.$AS60];[.$AY60];[.$BE60];[.$BK60];[.$BQ60])" office:value-type="float"/>
          <table:table-cell table:formula="of:=MIN([.$D60];[.$J60];[.$P60];[.$V60];[.$AB60];[.$AH60];[.$AN60];[.$AT60];[.$AZ60];[.$BF60];[.$BL60];[.$BR60])" office:value-type="float"/>
          <table:table-cell table:formula="of:=MIN([.$E60];[.$K60];[.$Q60];[.$W60];[.$AC60];[.$AI60];[.$AO60];[.$AU60];[.$BA60];[.$BG60];[.$BM60];[.$BS60])" office:value-type="float"/>
          <table:table-cell table:formula="of:=MIN([.$F60];[.$L60];[.$R60];[.$X60];[.$AD60];[.$AJ60];[.$AP60];[.$AV60];[.$BB60];[.$BH60];[.$BN60];[.$BT60])" office:value-type="float"/>
          <table:table-cell table:formula="of:=MIN([.$G60];[.$M60];[.$S60];[.$Y60];[.$AE60];[.$AK60];[.$AQ60];[.$AW60];[.$BC60];[.$BI60];[.$BO60];[.$BU60])" office:value-type="float"/>
          <table:table-cell table:formula="of:=MEDIAN([.$B60];[.$H60];[.$N60];[.$T60];[.$Z60];[.$AF60];[.$AL60];[.$AR60];[.$AX60];[.$BD60];[.$BJ60];[.$BP60])" office:value-type="float"/>
          <table:table-cell table:formula="of:=MEDIAN([.$C60];[.$I60];[.$O60];[.$U60];[.$AA60];[.$AG60];[.$AM60];[.$AS60];[.$AY60];[.$BE60];[.$BK60];[.$BQ60])" office:value-type="float"/>
          <table:table-cell table:formula="of:=MEDIAN([.$D60];[.$J60];[.$P60];[.$V60];[.$AB60];[.$AH60];[.$AN60];[.$AT60];[.$AZ60];[.$BF60];[.$BL60];[.$BR60])" office:value-type="float"/>
          <table:table-cell table:formula="of:=MEDIAN([.$E60];[.$K60];[.$Q60];[.$W60];[.$AC60];[.$AI60];[.$AO60];[.$AU60];[.$BA60];[.$BG60];[.$BM60];[.$BS60])" office:value-type="float"/>
          <table:table-cell table:formula="of:=MEDIAN([.$F60];[.$L60];[.$R60];[.$X60];[.$AD60];[.$AJ60];[.$AP60];[.$AV60];[.$BB60];[.$BH60];[.$BN60];[.$BT60])" office:value-type="float"/>
          <table:table-cell table:formula="of:=MEDIAN([.$G60];[.$M60];[.$S60];[.$Y60];[.$AE60];[.$AK60];[.$AQ60];[.$AW60];[.$BC60];[.$BI60];[.$BO60];[.$BU60])" office:value-type="float"/>
          <table:table-cell table:formula="of:=MAX([.$B60];[.$H60];[.$N60];[.$T60];[.$Z60];[.$AF60];[.$AL60];[.$AR60];[.$AX60];[.$BD60];[.$BJ60];[.$BP60])" office:value-type="float"/>
          <table:table-cell table:formula="of:=MAX([.$C60];[.$I60];[.$O60];[.$U60];[.$AA60];[.$AG60];[.$AM60];[.$AS60];[.$AY60];[.$BE60];[.$BK60];[.$BQ60])" office:value-type="float"/>
          <table:table-cell table:formula="of:=MAX([.$D60];[.$J60];[.$P60];[.$V60];[.$AB60];[.$AH60];[.$AN60];[.$AT60];[.$AZ60];[.$BF60];[.$BL60];[.$BR60])" office:value-type="float"/>
          <table:table-cell table:formula="of:=MAX([.$E60];[.$K60];[.$Q60];[.$W60];[.$AC60];[.$AI60];[.$AO60];[.$AU60];[.$BA60];[.$BG60];[.$BM60];[.$BS60])" office:value-type="float"/>
          <table:table-cell table:formula="of:=MAX([.$F60];[.$L60];[.$R60];[.$X60];[.$AD60];[.$AJ60];[.$AP60];[.$AV60];[.$BB60];[.$BH60];[.$BN60];[.$BT60])" office:value-type="float"/>
          <table:table-cell table:formula="of:=MAX([.$G60];[.$M60];[.$S60];[.$Y60];[.$AE60];[.$AK60];[.$AQ60];[.$AW60];[.$BC60];[.$BI60];[.$BO60];[.$BU60])" office:value-type="float"/>
        </table:table-row>
        <table:table-row table:style-name="ro1">
          <table:table-cell office:value-type="string">
            <text:p>Nomistery/0042-nomystery-56-0.asp</text:p>
          </table:table-cell>
          <table:table-cell office:value-type="float" office:value="517.17"/>
          <table:table-cell office:value-type="float" office:value="516.136"/>
          <table:table-cell office:value-type="float" office:value="1987035.0"/>
          <table:table-cell office:value-type="float" office:value="1374647.0"/>
          <table:table-cell office:value-type="float" office:value="138.0"/>
          <table:table-cell office:value-type="float" office:value="0.0"/>
          <table:table-cell office:value-type="float" office:value="794.05"/>
          <table:table-cell office:value-type="float" office:value="793.128"/>
          <table:table-cell office:value-type="float" office:value="3289806.0"/>
          <table:table-cell office:value-type="float" office:value="2202671.0"/>
          <table:table-cell office:value-type="float" office:value="137.0"/>
          <table:table-cell office:value-type="float" office:value="0.0"/>
          <table:table-cell office:value-type="float" office:value="542.26"/>
          <table:table-cell office:value-type="float" office:value="541.065"/>
          <table:table-cell office:value-type="float" office:value="2049335.0"/>
          <table:table-cell office:value-type="float" office:value="1471931.0"/>
          <table:table-cell office:value-type="float" office:value="132.0"/>
          <table:table-cell office:value-type="float" office:value="1000.0"/>
          <table:table-cell office:value-type="float" office:value="192.26"/>
          <table:table-cell office:value-type="float" office:value="190.964"/>
          <table:table-cell office:value-type="float" office:value="1064085.0"/>
          <table:table-cell office:value-type="float" office:value="727078.0"/>
          <table:table-cell office:value-type="float" office:value="114.0"/>
          <table:table-cell office:value-type="float" office:value="1000.0"/>
          <table:table-cell office:value-type="float" office:value="48.98"/>
          <table:table-cell office:value-type="float" office:value="47.825"/>
          <table:table-cell office:value-type="float" office:value="310836.0"/>
          <table:table-cell office:value-type="float" office:value="207186.0"/>
          <table:table-cell office:value-type="float" office:value="100.0"/>
          <table:table-cell office:value-type="float" office:value="1480.0"/>
          <table:table-cell office:value-type="float" office:value="606.82"/>
          <table:table-cell office:value-type="float" office:value="605.53"/>
          <table:table-cell office:value-type="float" office:value="2572949.0"/>
          <table:table-cell office:value-type="float" office:value="1815296.0"/>
          <table:table-cell office:value-type="float" office:value="126.0"/>
          <table:table-cell office:value-type="float" office:value="1500.0"/>
          <table:table-cell office:value-type="float" office:value="330.81"/>
          <table:table-cell office:value-type="float" office:value="330.217"/>
          <table:table-cell office:value-type="float" office:value="1479380.0"/>
          <table:table-cell office:value-type="float" office:value="1030878.0"/>
          <table:table-cell office:value-type="float" office:value="108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3586075.0"/>
          <table:table-cell office:value-type="float" office:value="2417635.0"/>
          <table:table-cell office:value-type="float" office:value="139.0"/>
          <table:table-cell office:value-type="float" office:value="0.0"/>
          <table:table-cell office:value-type="float" office:value="470.64"/>
          <table:table-cell office:value-type="float" office:value="469.666"/>
          <table:table-cell office:value-type="float" office:value="1894519.0"/>
          <table:table-cell office:value-type="float" office:value="1339427.0"/>
          <table:table-cell office:value-type="float" office:value="104.0"/>
          <table:table-cell office:value-type="float" office:value="550.0"/>
          <table:table-cell office:value-type="float" office:value="868.1"/>
          <table:table-cell office:value-type="float" office:value="867.057"/>
          <table:table-cell office:value-type="float" office:value="3189413.0"/>
          <table:table-cell office:value-type="float" office:value="2185778.0"/>
          <table:table-cell office:value-type="float" office:value="123.0"/>
          <table:table-cell office:value-type="float" office:value="538.0"/>
          <table:table-cell office:value-type="float" office:value="49.69"/>
          <table:table-cell office:value-type="float" office:value="48.559"/>
          <table:table-cell office:value-type="float" office:value="325339.0"/>
          <table:table-cell office:value-type="float" office:value="219023.0"/>
          <table:table-cell office:value-type="float" office:value="78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3404931.0"/>
          <table:table-cell office:value-type="float" office:value="2331152.0"/>
          <table:table-cell office:value-type="float" office:value="167.0"/>
          <table:table-cell office:value-type="float" office:value="0.0"/>
          <table:table-cell table:formula="of:=MIN([.$B61];[.$H61];[.$N61];[.$T61];[.$Z61];[.$AF61];[.$AL61];[.$AR61];[.$AX61];[.$BD61];[.$BJ61];[.$BP61])" office:value-type="float"/>
          <table:table-cell table:formula="of:=MIN([.$C61];[.$I61];[.$O61];[.$U61];[.$AA61];[.$AG61];[.$AM61];[.$AS61];[.$AY61];[.$BE61];[.$BK61];[.$BQ61])" office:value-type="float"/>
          <table:table-cell table:formula="of:=MIN([.$D61];[.$J61];[.$P61];[.$V61];[.$AB61];[.$AH61];[.$AN61];[.$AT61];[.$AZ61];[.$BF61];[.$BL61];[.$BR61])" office:value-type="float"/>
          <table:table-cell table:formula="of:=MIN([.$E61];[.$K61];[.$Q61];[.$W61];[.$AC61];[.$AI61];[.$AO61];[.$AU61];[.$BA61];[.$BG61];[.$BM61];[.$BS61])" office:value-type="float"/>
          <table:table-cell table:formula="of:=MIN([.$F61];[.$L61];[.$R61];[.$X61];[.$AD61];[.$AJ61];[.$AP61];[.$AV61];[.$BB61];[.$BH61];[.$BN61];[.$BT61])" office:value-type="float"/>
          <table:table-cell table:formula="of:=MIN([.$G61];[.$M61];[.$S61];[.$Y61];[.$AE61];[.$AK61];[.$AQ61];[.$AW61];[.$BC61];[.$BI61];[.$BO61];[.$BU61])" office:value-type="float"/>
          <table:table-cell table:formula="of:=MEDIAN([.$B61];[.$H61];[.$N61];[.$T61];[.$Z61];[.$AF61];[.$AL61];[.$AR61];[.$AX61];[.$BD61];[.$BJ61];[.$BP61])" office:value-type="float"/>
          <table:table-cell table:formula="of:=MEDIAN([.$C61];[.$I61];[.$O61];[.$U61];[.$AA61];[.$AG61];[.$AM61];[.$AS61];[.$AY61];[.$BE61];[.$BK61];[.$BQ61])" office:value-type="float"/>
          <table:table-cell table:formula="of:=MEDIAN([.$D61];[.$J61];[.$P61];[.$V61];[.$AB61];[.$AH61];[.$AN61];[.$AT61];[.$AZ61];[.$BF61];[.$BL61];[.$BR61])" office:value-type="float"/>
          <table:table-cell table:formula="of:=MEDIAN([.$E61];[.$K61];[.$Q61];[.$W61];[.$AC61];[.$AI61];[.$AO61];[.$AU61];[.$BA61];[.$BG61];[.$BM61];[.$BS61])" office:value-type="float"/>
          <table:table-cell table:formula="of:=MEDIAN([.$F61];[.$L61];[.$R61];[.$X61];[.$AD61];[.$AJ61];[.$AP61];[.$AV61];[.$BB61];[.$BH61];[.$BN61];[.$BT61])" office:value-type="float"/>
          <table:table-cell table:formula="of:=MEDIAN([.$G61];[.$M61];[.$S61];[.$Y61];[.$AE61];[.$AK61];[.$AQ61];[.$AW61];[.$BC61];[.$BI61];[.$BO61];[.$BU61])" office:value-type="float"/>
          <table:table-cell table:formula="of:=MAX([.$B61];[.$H61];[.$N61];[.$T61];[.$Z61];[.$AF61];[.$AL61];[.$AR61];[.$AX61];[.$BD61];[.$BJ61];[.$BP61])" office:value-type="float"/>
          <table:table-cell table:formula="of:=MAX([.$C61];[.$I61];[.$O61];[.$U61];[.$AA61];[.$AG61];[.$AM61];[.$AS61];[.$AY61];[.$BE61];[.$BK61];[.$BQ61])" office:value-type="float"/>
          <table:table-cell table:formula="of:=MAX([.$D61];[.$J61];[.$P61];[.$V61];[.$AB61];[.$AH61];[.$AN61];[.$AT61];[.$AZ61];[.$BF61];[.$BL61];[.$BR61])" office:value-type="float"/>
          <table:table-cell table:formula="of:=MAX([.$E61];[.$K61];[.$Q61];[.$W61];[.$AC61];[.$AI61];[.$AO61];[.$AU61];[.$BA61];[.$BG61];[.$BM61];[.$BS61])" office:value-type="float"/>
          <table:table-cell table:formula="of:=MAX([.$F61];[.$L61];[.$R61];[.$X61];[.$AD61];[.$AJ61];[.$AP61];[.$AV61];[.$BB61];[.$BH61];[.$BN61];[.$BT61])" office:value-type="float"/>
          <table:table-cell table:formula="of:=MAX([.$G61];[.$M61];[.$S61];[.$Y61];[.$AE61];[.$AK61];[.$AQ61];[.$AW61];[.$BC61];[.$BI61];[.$BO61];[.$BU61])" office:value-type="float"/>
        </table:table-row>
        <table:table-row table:style-name="ro1">
          <table:table-cell office:value-type="string">
            <text:p>Nomistery/0045-nomystery-44-0.asp</text:p>
          </table:table-cell>
          <table:table-cell office:value-type="float" office:value="47.95"/>
          <table:table-cell office:value-type="float" office:value="47.0"/>
          <table:table-cell office:value-type="float" office:value="312994.0"/>
          <table:table-cell office:value-type="float" office:value="218502.0"/>
          <table:table-cell office:value-type="float" office:value="65.0"/>
          <table:table-cell office:value-type="float" office:value="0.0"/>
          <table:table-cell office:value-type="float" office:value="99.18"/>
          <table:table-cell office:value-type="float" office:value="98.145"/>
          <table:table-cell office:value-type="float" office:value="594466.0"/>
          <table:table-cell office:value-type="float" office:value="411680.0"/>
          <table:table-cell office:value-type="float" office:value="80.0"/>
          <table:table-cell office:value-type="float" office:value="0.0"/>
          <table:table-cell office:value-type="float" office:value="54.99"/>
          <table:table-cell office:value-type="float" office:value="53.612"/>
          <table:table-cell office:value-type="float" office:value="347366.0"/>
          <table:table-cell office:value-type="float" office:value="252637.0"/>
          <table:table-cell office:value-type="float" office:value="87.0"/>
          <table:table-cell office:value-type="float" office:value="1000.0"/>
          <table:table-cell office:value-type="float" office:value="195.74"/>
          <table:table-cell office:value-type="float" office:value="194.286"/>
          <table:table-cell office:value-type="float" office:value="1078695.0"/>
          <table:table-cell office:value-type="float" office:value="782385.0"/>
          <table:table-cell office:value-type="float" office:value="99.0"/>
          <table:table-cell office:value-type="float" office:value="1000.0"/>
          <table:table-cell office:value-type="float" office:value="69.6"/>
          <table:table-cell office:value-type="float" office:value="68.0"/>
          <table:table-cell office:value-type="float" office:value="434258.0"/>
          <table:table-cell office:value-type="float" office:value="323669.0"/>
          <table:table-cell office:value-type="float" office:value="95.0"/>
          <table:table-cell office:value-type="float" office:value="1396.0"/>
          <table:table-cell office:value-type="float" office:value="59.23"/>
          <table:table-cell office:value-type="float" office:value="57.745"/>
          <table:table-cell office:value-type="float" office:value="370023.0"/>
          <table:table-cell office:value-type="float" office:value="266321.0"/>
          <table:table-cell office:value-type="float" office:value="106.0"/>
          <table:table-cell office:value-type="float" office:value="1500.0"/>
          <table:table-cell office:value-type="float" office:value="166.04"/>
          <table:table-cell office:value-type="float" office:value="165.522"/>
          <table:table-cell office:value-type="float" office:value="874474.0"/>
          <table:table-cell office:value-type="float" office:value="641627.0"/>
          <table:table-cell office:value-type="float" office:value="75.0"/>
          <table:table-cell office:value-type="float" office:value="500.0"/>
          <table:table-cell office:value-type="float" office:value="40.34"/>
          <table:table-cell office:value-type="float" office:value="39.746"/>
          <table:table-cell office:value-type="float" office:value="287402.0"/>
          <table:table-cell office:value-type="float" office:value="198614.0"/>
          <table:table-cell office:value-type="float" office:value="65.0"/>
          <table:table-cell office:value-type="float" office:value="500.0"/>
          <table:table-cell office:value-type="float" office:value="181.57"/>
          <table:table-cell office:value-type="float" office:value="180.464"/>
          <table:table-cell office:value-type="float" office:value="928780.0"/>
          <table:table-cell office:value-type="float" office:value="686142.0"/>
          <table:table-cell office:value-type="float" office:value="66.0"/>
          <table:table-cell office:value-type="float" office:value="519.0"/>
          <table:table-cell office:value-type="float" office:value="74.09"/>
          <table:table-cell office:value-type="float" office:value="72.926"/>
          <table:table-cell office:value-type="float" office:value="490749.0"/>
          <table:table-cell office:value-type="float" office:value="354237.0"/>
          <table:table-cell office:value-type="float" office:value="67.0"/>
          <table:table-cell office:value-type="float" office:value="586.0"/>
          <table:table-cell office:value-type="float" office:value="71.03"/>
          <table:table-cell office:value-type="float" office:value="69.633"/>
          <table:table-cell office:value-type="float" office:value="443324.0"/>
          <table:table-cell office:value-type="float" office:value="324984.0"/>
          <table:table-cell office:value-type="float" office:value="82.0"/>
          <table:table-cell office:value-type="float" office:value="1000.0"/>
          <table:table-cell office:value-type="float" office:value="87.92"/>
          <table:table-cell office:value-type="float" office:value="86.562"/>
          <table:table-cell office:value-type="float" office:value="553506.0"/>
          <table:table-cell office:value-type="float" office:value="405073.0"/>
          <table:table-cell office:value-type="float" office:value="83.0"/>
          <table:table-cell office:value-type="float" office:value="1000.0"/>
          <table:table-cell table:formula="of:=MIN([.$B62];[.$H62];[.$N62];[.$T62];[.$Z62];[.$AF62];[.$AL62];[.$AR62];[.$AX62];[.$BD62];[.$BJ62];[.$BP62])" office:value-type="float"/>
          <table:table-cell table:formula="of:=MIN([.$C62];[.$I62];[.$O62];[.$U62];[.$AA62];[.$AG62];[.$AM62];[.$AS62];[.$AY62];[.$BE62];[.$BK62];[.$BQ62])" office:value-type="float"/>
          <table:table-cell table:formula="of:=MIN([.$D62];[.$J62];[.$P62];[.$V62];[.$AB62];[.$AH62];[.$AN62];[.$AT62];[.$AZ62];[.$BF62];[.$BL62];[.$BR62])" office:value-type="float"/>
          <table:table-cell table:formula="of:=MIN([.$E62];[.$K62];[.$Q62];[.$W62];[.$AC62];[.$AI62];[.$AO62];[.$AU62];[.$BA62];[.$BG62];[.$BM62];[.$BS62])" office:value-type="float"/>
          <table:table-cell table:formula="of:=MIN([.$F62];[.$L62];[.$R62];[.$X62];[.$AD62];[.$AJ62];[.$AP62];[.$AV62];[.$BB62];[.$BH62];[.$BN62];[.$BT62])" office:value-type="float"/>
          <table:table-cell table:formula="of:=MIN([.$G62];[.$M62];[.$S62];[.$Y62];[.$AE62];[.$AK62];[.$AQ62];[.$AW62];[.$BC62];[.$BI62];[.$BO62];[.$BU62])" office:value-type="float"/>
          <table:table-cell table:formula="of:=MEDIAN([.$B62];[.$H62];[.$N62];[.$T62];[.$Z62];[.$AF62];[.$AL62];[.$AR62];[.$AX62];[.$BD62];[.$BJ62];[.$BP62])" office:value-type="float"/>
          <table:table-cell table:formula="of:=MEDIAN([.$C62];[.$I62];[.$O62];[.$U62];[.$AA62];[.$AG62];[.$AM62];[.$AS62];[.$AY62];[.$BE62];[.$BK62];[.$BQ62])" office:value-type="float"/>
          <table:table-cell table:formula="of:=MEDIAN([.$D62];[.$J62];[.$P62];[.$V62];[.$AB62];[.$AH62];[.$AN62];[.$AT62];[.$AZ62];[.$BF62];[.$BL62];[.$BR62])" office:value-type="float"/>
          <table:table-cell table:formula="of:=MEDIAN([.$E62];[.$K62];[.$Q62];[.$W62];[.$AC62];[.$AI62];[.$AO62];[.$AU62];[.$BA62];[.$BG62];[.$BM62];[.$BS62])" office:value-type="float"/>
          <table:table-cell table:formula="of:=MEDIAN([.$F62];[.$L62];[.$R62];[.$X62];[.$AD62];[.$AJ62];[.$AP62];[.$AV62];[.$BB62];[.$BH62];[.$BN62];[.$BT62])" office:value-type="float"/>
          <table:table-cell table:formula="of:=MEDIAN([.$G62];[.$M62];[.$S62];[.$Y62];[.$AE62];[.$AK62];[.$AQ62];[.$AW62];[.$BC62];[.$BI62];[.$BO62];[.$BU62])" office:value-type="float"/>
          <table:table-cell table:formula="of:=MAX([.$B62];[.$H62];[.$N62];[.$T62];[.$Z62];[.$AF62];[.$AL62];[.$AR62];[.$AX62];[.$BD62];[.$BJ62];[.$BP62])" office:value-type="float"/>
          <table:table-cell table:formula="of:=MAX([.$C62];[.$I62];[.$O62];[.$U62];[.$AA62];[.$AG62];[.$AM62];[.$AS62];[.$AY62];[.$BE62];[.$BK62];[.$BQ62])" office:value-type="float"/>
          <table:table-cell table:formula="of:=MAX([.$D62];[.$J62];[.$P62];[.$V62];[.$AB62];[.$AH62];[.$AN62];[.$AT62];[.$AZ62];[.$BF62];[.$BL62];[.$BR62])" office:value-type="float"/>
          <table:table-cell table:formula="of:=MAX([.$E62];[.$K62];[.$Q62];[.$W62];[.$AC62];[.$AI62];[.$AO62];[.$AU62];[.$BA62];[.$BG62];[.$BM62];[.$BS62])" office:value-type="float"/>
          <table:table-cell table:formula="of:=MAX([.$F62];[.$L62];[.$R62];[.$X62];[.$AD62];[.$AJ62];[.$AP62];[.$AV62];[.$BB62];[.$BH62];[.$BN62];[.$BT62])" office:value-type="float"/>
          <table:table-cell table:formula="of:=MAX([.$G62];[.$M62];[.$S62];[.$Y62];[.$AE62];[.$AK62];[.$AQ62];[.$AW62];[.$BC62];[.$BI62];[.$BO62];[.$BU62])" office:value-type="float"/>
        </table:table-row>
        <table:table-row table:style-name="ro1">
          <table:table-cell office:value-type="string">
            <text:p>RicochetRobots/007-ricochetrobot-17-0.asp</text:p>
          </table:table-cell>
          <table:table-cell office:value-type="float" office:value="900.0"/>
          <table:table-cell office:value-type="float" office:value="900.0"/>
          <table:table-cell office:value-type="float" office:value="2584232.0"/>
          <table:table-cell office:value-type="float" office:value="1894515.0"/>
          <table:table-cell office:value-type="float" office:value="1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36124.0"/>
          <table:table-cell office:value-type="float" office:value="1954656.0"/>
          <table:table-cell office:value-type="float" office:value="1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20306.0"/>
          <table:table-cell office:value-type="float" office:value="1801203.0"/>
          <table:table-cell office:value-type="float" office:value="1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59413.0"/>
          <table:table-cell office:value-type="float" office:value="1955875.0"/>
          <table:table-cell office:value-type="float" office:value="1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06440.0"/>
          <table:table-cell office:value-type="float" office:value="1651305.0"/>
          <table:table-cell office:value-type="float" office:value="1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98714.0"/>
          <table:table-cell office:value-type="float" office:value="1906796.0"/>
          <table:table-cell office:value-type="float" office:value="16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23129.0"/>
          <table:table-cell office:value-type="float" office:value="1873449.0"/>
          <table:table-cell office:value-type="float" office:value="1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26507.0"/>
          <table:table-cell office:value-type="float" office:value="1914405.0"/>
          <table:table-cell office:value-type="float" office:value="1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97843.0"/>
          <table:table-cell office:value-type="float" office:value="1781992.0"/>
          <table:table-cell office:value-type="float" office:value="13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40294.0"/>
          <table:table-cell office:value-type="float" office:value="1864167.0"/>
          <table:table-cell office:value-type="float" office:value="1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53097.0"/>
          <table:table-cell office:value-type="float" office:value="1834665.0"/>
          <table:table-cell office:value-type="float" office:value="1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66803.0"/>
          <table:table-cell office:value-type="float" office:value="1952345.0"/>
          <table:table-cell office:value-type="float" office:value="138.0"/>
          <table:table-cell office:value-type="float" office:value="0.0"/>
          <table:table-cell table:formula="of:=MIN([.$B63];[.$H63];[.$N63];[.$T63];[.$Z63];[.$AF63];[.$AL63];[.$AR63];[.$AX63];[.$BD63];[.$BJ63];[.$BP63])" office:value-type="float"/>
          <table:table-cell table:formula="of:=MIN([.$C63];[.$I63];[.$O63];[.$U63];[.$AA63];[.$AG63];[.$AM63];[.$AS63];[.$AY63];[.$BE63];[.$BK63];[.$BQ63])" office:value-type="float"/>
          <table:table-cell table:formula="of:=MIN([.$D63];[.$J63];[.$P63];[.$V63];[.$AB63];[.$AH63];[.$AN63];[.$AT63];[.$AZ63];[.$BF63];[.$BL63];[.$BR63])" office:value-type="float"/>
          <table:table-cell table:formula="of:=MIN([.$E63];[.$K63];[.$Q63];[.$W63];[.$AC63];[.$AI63];[.$AO63];[.$AU63];[.$BA63];[.$BG63];[.$BM63];[.$BS63])" office:value-type="float"/>
          <table:table-cell table:formula="of:=MIN([.$F63];[.$L63];[.$R63];[.$X63];[.$AD63];[.$AJ63];[.$AP63];[.$AV63];[.$BB63];[.$BH63];[.$BN63];[.$BT63])" office:value-type="float"/>
          <table:table-cell table:formula="of:=MIN([.$G63];[.$M63];[.$S63];[.$Y63];[.$AE63];[.$AK63];[.$AQ63];[.$AW63];[.$BC63];[.$BI63];[.$BO63];[.$BU63])" office:value-type="float"/>
          <table:table-cell table:formula="of:=MEDIAN([.$B63];[.$H63];[.$N63];[.$T63];[.$Z63];[.$AF63];[.$AL63];[.$AR63];[.$AX63];[.$BD63];[.$BJ63];[.$BP63])" office:value-type="float"/>
          <table:table-cell table:formula="of:=MEDIAN([.$C63];[.$I63];[.$O63];[.$U63];[.$AA63];[.$AG63];[.$AM63];[.$AS63];[.$AY63];[.$BE63];[.$BK63];[.$BQ63])" office:value-type="float"/>
          <table:table-cell table:formula="of:=MEDIAN([.$D63];[.$J63];[.$P63];[.$V63];[.$AB63];[.$AH63];[.$AN63];[.$AT63];[.$AZ63];[.$BF63];[.$BL63];[.$BR63])" office:value-type="float"/>
          <table:table-cell table:formula="of:=MEDIAN([.$E63];[.$K63];[.$Q63];[.$W63];[.$AC63];[.$AI63];[.$AO63];[.$AU63];[.$BA63];[.$BG63];[.$BM63];[.$BS63])" office:value-type="float"/>
          <table:table-cell table:formula="of:=MEDIAN([.$F63];[.$L63];[.$R63];[.$X63];[.$AD63];[.$AJ63];[.$AP63];[.$AV63];[.$BB63];[.$BH63];[.$BN63];[.$BT63])" office:value-type="float"/>
          <table:table-cell table:formula="of:=MEDIAN([.$G63];[.$M63];[.$S63];[.$Y63];[.$AE63];[.$AK63];[.$AQ63];[.$AW63];[.$BC63];[.$BI63];[.$BO63];[.$BU63])" office:value-type="float"/>
          <table:table-cell table:formula="of:=MAX([.$B63];[.$H63];[.$N63];[.$T63];[.$Z63];[.$AF63];[.$AL63];[.$AR63];[.$AX63];[.$BD63];[.$BJ63];[.$BP63])" office:value-type="float"/>
          <table:table-cell table:formula="of:=MAX([.$C63];[.$I63];[.$O63];[.$U63];[.$AA63];[.$AG63];[.$AM63];[.$AS63];[.$AY63];[.$BE63];[.$BK63];[.$BQ63])" office:value-type="float"/>
          <table:table-cell table:formula="of:=MAX([.$D63];[.$J63];[.$P63];[.$V63];[.$AB63];[.$AH63];[.$AN63];[.$AT63];[.$AZ63];[.$BF63];[.$BL63];[.$BR63])" office:value-type="float"/>
          <table:table-cell table:formula="of:=MAX([.$E63];[.$K63];[.$Q63];[.$W63];[.$AC63];[.$AI63];[.$AO63];[.$AU63];[.$BA63];[.$BG63];[.$BM63];[.$BS63])" office:value-type="float"/>
          <table:table-cell table:formula="of:=MAX([.$F63];[.$L63];[.$R63];[.$X63];[.$AD63];[.$AJ63];[.$AP63];[.$AV63];[.$BB63];[.$BH63];[.$BN63];[.$BT63])" office:value-type="float"/>
          <table:table-cell table:formula="of:=MAX([.$G63];[.$M63];[.$S63];[.$Y63];[.$AE63];[.$AK63];[.$AQ63];[.$AW63];[.$BC63];[.$BI63];[.$BO63];[.$BU63])" office:value-type="float"/>
        </table:table-row>
        <table:table-row table:style-name="ro1">
          <table:table-cell office:value-type="string">
            <text:p>RicochetRobots/018-ricochetrobot-14-0.asp</text:p>
          </table:table-cell>
          <table:table-cell office:value-type="float" office:value="70.96"/>
          <table:table-cell office:value-type="float" office:value="70.24"/>
          <table:table-cell office:value-type="float" office:value="306424.0"/>
          <table:table-cell office:value-type="float" office:value="190093.0"/>
          <table:table-cell office:value-type="float" office:value="74.0"/>
          <table:table-cell office:value-type="float" office:value="0.0"/>
          <table:table-cell office:value-type="float" office:value="109.67"/>
          <table:table-cell office:value-type="float" office:value="108.972"/>
          <table:table-cell office:value-type="float" office:value="417068.0"/>
          <table:table-cell office:value-type="float" office:value="272605.0"/>
          <table:table-cell office:value-type="float" office:value="75.0"/>
          <table:table-cell office:value-type="float" office:value="0.0"/>
          <table:table-cell office:value-type="float" office:value="83.28"/>
          <table:table-cell office:value-type="float" office:value="82.285"/>
          <table:table-cell office:value-type="float" office:value="367045.0"/>
          <table:table-cell office:value-type="float" office:value="236853.0"/>
          <table:table-cell office:value-type="float" office:value="91.0"/>
          <table:table-cell office:value-type="float" office:value="1000.0"/>
          <table:table-cell office:value-type="float" office:value="79.82"/>
          <table:table-cell office:value-type="float" office:value="78.915"/>
          <table:table-cell office:value-type="float" office:value="314471.0"/>
          <table:table-cell office:value-type="float" office:value="203499.0"/>
          <table:table-cell office:value-type="float" office:value="94.0"/>
          <table:table-cell office:value-type="float" office:value="1000.0"/>
          <table:table-cell office:value-type="float" office:value="101.26"/>
          <table:table-cell office:value-type="float" office:value="100.273"/>
          <table:table-cell office:value-type="float" office:value="404530.0"/>
          <table:table-cell office:value-type="float" office:value="264764.0"/>
          <table:table-cell office:value-type="float" office:value="106.0"/>
          <table:table-cell office:value-type="float" office:value="1332.0"/>
          <table:table-cell office:value-type="float" office:value="238.46"/>
          <table:table-cell office:value-type="float" office:value="237.327"/>
          <table:table-cell office:value-type="float" office:value="892318.0"/>
          <table:table-cell office:value-type="float" office:value="611873.0"/>
          <table:table-cell office:value-type="float" office:value="123.0"/>
          <table:table-cell office:value-type="float" office:value="1350.0"/>
          <table:table-cell office:value-type="float" office:value="171.74"/>
          <table:table-cell office:value-type="float" office:value="171.223"/>
          <table:table-cell office:value-type="float" office:value="643643.0"/>
          <table:table-cell office:value-type="float" office:value="433465.0"/>
          <table:table-cell office:value-type="float" office:value="94.0"/>
          <table:table-cell office:value-type="float" office:value="500.0"/>
          <table:table-cell office:value-type="float" office:value="101.98"/>
          <table:table-cell office:value-type="float" office:value="101.445"/>
          <table:table-cell office:value-type="float" office:value="423682.0"/>
          <table:table-cell office:value-type="float" office:value="274604.0"/>
          <table:table-cell office:value-type="float" office:value="80.0"/>
          <table:table-cell office:value-type="float" office:value="500.0"/>
          <table:table-cell office:value-type="float" office:value="93.22"/>
          <table:table-cell office:value-type="float" office:value="92.462"/>
          <table:table-cell office:value-type="float" office:value="375689.0"/>
          <table:table-cell office:value-type="float" office:value="244103.0"/>
          <table:table-cell office:value-type="float" office:value="74.0"/>
          <table:table-cell office:value-type="float" office:value="593.0"/>
          <table:table-cell office:value-type="float" office:value="155.72"/>
          <table:table-cell office:value-type="float" office:value="155.015"/>
          <table:table-cell office:value-type="float" office:value="579735.0"/>
          <table:table-cell office:value-type="float" office:value="383227.0"/>
          <table:table-cell office:value-type="float" office:value="88.0"/>
          <table:table-cell office:value-type="float" office:value="607.0"/>
          <table:table-cell office:value-type="float" office:value="195.92"/>
          <table:table-cell office:value-type="float" office:value="195.101"/>
          <table:table-cell office:value-type="float" office:value="732843.0"/>
          <table:table-cell office:value-type="float" office:value="506886.0"/>
          <table:table-cell office:value-type="float" office:value="100.0"/>
          <table:table-cell office:value-type="float" office:value="852.0"/>
          <table:table-cell office:value-type="float" office:value="67.15"/>
          <table:table-cell office:value-type="float" office:value="66.264"/>
          <table:table-cell office:value-type="float" office:value="272774.0"/>
          <table:table-cell office:value-type="float" office:value="170564.0"/>
          <table:table-cell office:value-type="float" office:value="82.0"/>
          <table:table-cell office:value-type="float" office:value="862.0"/>
          <table:table-cell table:formula="of:=MIN([.$B64];[.$H64];[.$N64];[.$T64];[.$Z64];[.$AF64];[.$AL64];[.$AR64];[.$AX64];[.$BD64];[.$BJ64];[.$BP64])" office:value-type="float"/>
          <table:table-cell table:formula="of:=MIN([.$C64];[.$I64];[.$O64];[.$U64];[.$AA64];[.$AG64];[.$AM64];[.$AS64];[.$AY64];[.$BE64];[.$BK64];[.$BQ64])" office:value-type="float"/>
          <table:table-cell table:formula="of:=MIN([.$D64];[.$J64];[.$P64];[.$V64];[.$AB64];[.$AH64];[.$AN64];[.$AT64];[.$AZ64];[.$BF64];[.$BL64];[.$BR64])" office:value-type="float"/>
          <table:table-cell table:formula="of:=MIN([.$E64];[.$K64];[.$Q64];[.$W64];[.$AC64];[.$AI64];[.$AO64];[.$AU64];[.$BA64];[.$BG64];[.$BM64];[.$BS64])" office:value-type="float"/>
          <table:table-cell table:formula="of:=MIN([.$F64];[.$L64];[.$R64];[.$X64];[.$AD64];[.$AJ64];[.$AP64];[.$AV64];[.$BB64];[.$BH64];[.$BN64];[.$BT64])" office:value-type="float"/>
          <table:table-cell table:formula="of:=MIN([.$G64];[.$M64];[.$S64];[.$Y64];[.$AE64];[.$AK64];[.$AQ64];[.$AW64];[.$BC64];[.$BI64];[.$BO64];[.$BU64])" office:value-type="float"/>
          <table:table-cell table:formula="of:=MEDIAN([.$B64];[.$H64];[.$N64];[.$T64];[.$Z64];[.$AF64];[.$AL64];[.$AR64];[.$AX64];[.$BD64];[.$BJ64];[.$BP64])" office:value-type="float"/>
          <table:table-cell table:formula="of:=MEDIAN([.$C64];[.$I64];[.$O64];[.$U64];[.$AA64];[.$AG64];[.$AM64];[.$AS64];[.$AY64];[.$BE64];[.$BK64];[.$BQ64])" office:value-type="float"/>
          <table:table-cell table:formula="of:=MEDIAN([.$D64];[.$J64];[.$P64];[.$V64];[.$AB64];[.$AH64];[.$AN64];[.$AT64];[.$AZ64];[.$BF64];[.$BL64];[.$BR64])" office:value-type="float"/>
          <table:table-cell table:formula="of:=MEDIAN([.$E64];[.$K64];[.$Q64];[.$W64];[.$AC64];[.$AI64];[.$AO64];[.$AU64];[.$BA64];[.$BG64];[.$BM64];[.$BS64])" office:value-type="float"/>
          <table:table-cell table:formula="of:=MEDIAN([.$F64];[.$L64];[.$R64];[.$X64];[.$AD64];[.$AJ64];[.$AP64];[.$AV64];[.$BB64];[.$BH64];[.$BN64];[.$BT64])" office:value-type="float"/>
          <table:table-cell table:formula="of:=MEDIAN([.$G64];[.$M64];[.$S64];[.$Y64];[.$AE64];[.$AK64];[.$AQ64];[.$AW64];[.$BC64];[.$BI64];[.$BO64];[.$BU64])" office:value-type="float"/>
          <table:table-cell table:formula="of:=MAX([.$B64];[.$H64];[.$N64];[.$T64];[.$Z64];[.$AF64];[.$AL64];[.$AR64];[.$AX64];[.$BD64];[.$BJ64];[.$BP64])" office:value-type="float"/>
          <table:table-cell table:formula="of:=MAX([.$C64];[.$I64];[.$O64];[.$U64];[.$AA64];[.$AG64];[.$AM64];[.$AS64];[.$AY64];[.$BE64];[.$BK64];[.$BQ64])" office:value-type="float"/>
          <table:table-cell table:formula="of:=MAX([.$D64];[.$J64];[.$P64];[.$V64];[.$AB64];[.$AH64];[.$AN64];[.$AT64];[.$AZ64];[.$BF64];[.$BL64];[.$BR64])" office:value-type="float"/>
          <table:table-cell table:formula="of:=MAX([.$E64];[.$K64];[.$Q64];[.$W64];[.$AC64];[.$AI64];[.$AO64];[.$AU64];[.$BA64];[.$BG64];[.$BM64];[.$BS64])" office:value-type="float"/>
          <table:table-cell table:formula="of:=MAX([.$F64];[.$L64];[.$R64];[.$X64];[.$AD64];[.$AJ64];[.$AP64];[.$AV64];[.$BB64];[.$BH64];[.$BN64];[.$BT64])" office:value-type="float"/>
          <table:table-cell table:formula="of:=MAX([.$G64];[.$M64];[.$S64];[.$Y64];[.$AE64];[.$AK64];[.$AQ64];[.$AW64];[.$BC64];[.$BI64];[.$BO64];[.$BU64])" office:value-type="float"/>
        </table:table-row>
        <table:table-row table:style-name="ro1">
          <table:table-cell office:value-type="string">
            <text:p>RicochetRobots/025-ricochetrobot-14-0.asp</text:p>
          </table:table-cell>
          <table:table-cell office:value-type="float" office:value="68.78"/>
          <table:table-cell office:value-type="float" office:value="68.057"/>
          <table:table-cell office:value-type="float" office:value="307030.0"/>
          <table:table-cell office:value-type="float" office:value="191825.0"/>
          <table:table-cell office:value-type="float" office:value="76.0"/>
          <table:table-cell office:value-type="float" office:value="0.0"/>
          <table:table-cell office:value-type="float" office:value="105.59"/>
          <table:table-cell office:value-type="float" office:value="104.818"/>
          <table:table-cell office:value-type="float" office:value="434676.0"/>
          <table:table-cell office:value-type="float" office:value="276228.0"/>
          <table:table-cell office:value-type="float" office:value="74.0"/>
          <table:table-cell office:value-type="float" office:value="0.0"/>
          <table:table-cell office:value-type="float" office:value="70.98"/>
          <table:table-cell office:value-type="float" office:value="70.123"/>
          <table:table-cell office:value-type="float" office:value="304767.0"/>
          <table:table-cell office:value-type="float" office:value="194706.0"/>
          <table:table-cell office:value-type="float" office:value="91.0"/>
          <table:table-cell office:value-type="float" office:value="1000.0"/>
          <table:table-cell office:value-type="float" office:value="127.35"/>
          <table:table-cell office:value-type="float" office:value="126.457"/>
          <table:table-cell office:value-type="float" office:value="496936.0"/>
          <table:table-cell office:value-type="float" office:value="322548.0"/>
          <table:table-cell office:value-type="float" office:value="96.0"/>
          <table:table-cell office:value-type="float" office:value="1000.0"/>
          <table:table-cell office:value-type="float" office:value="128.38"/>
          <table:table-cell office:value-type="float" office:value="127.427"/>
          <table:table-cell office:value-type="float" office:value="483218.0"/>
          <table:table-cell office:value-type="float" office:value="322777.0"/>
          <table:table-cell office:value-type="float" office:value="108.0"/>
          <table:table-cell office:value-type="float" office:value="1316.0"/>
          <table:table-cell office:value-type="float" office:value="100.63"/>
          <table:table-cell office:value-type="float" office:value="99.607"/>
          <table:table-cell office:value-type="float" office:value="390437.0"/>
          <table:table-cell office:value-type="float" office:value="252220.0"/>
          <table:table-cell office:value-type="float" office:value="100.0"/>
          <table:table-cell office:value-type="float" office:value="1347.0"/>
          <table:table-cell office:value-type="float" office:value="54.74"/>
          <table:table-cell office:value-type="float" office:value="54.201"/>
          <table:table-cell office:value-type="float" office:value="251743.0"/>
          <table:table-cell office:value-type="float" office:value="156333.0"/>
          <table:table-cell office:value-type="float" office:value="73.0"/>
          <table:table-cell office:value-type="float" office:value="500.0"/>
          <table:table-cell office:value-type="float" office:value="146.13"/>
          <table:table-cell office:value-type="float" office:value="145.553"/>
          <table:table-cell office:value-type="float" office:value="583523.0"/>
          <table:table-cell office:value-type="float" office:value="382018.0"/>
          <table:table-cell office:value-type="float" office:value="82.0"/>
          <table:table-cell office:value-type="float" office:value="500.0"/>
          <table:table-cell office:value-type="float" office:value="54.63"/>
          <table:table-cell office:value-type="float" office:value="53.956"/>
          <table:table-cell office:value-type="float" office:value="240261.0"/>
          <table:table-cell office:value-type="float" office:value="150849.0"/>
          <table:table-cell office:value-type="float" office:value="69.0"/>
          <table:table-cell office:value-type="float" office:value="720.0"/>
          <table:table-cell office:value-type="float" office:value="94.41"/>
          <table:table-cell office:value-type="float" office:value="93.644"/>
          <table:table-cell office:value-type="float" office:value="362384.0"/>
          <table:table-cell office:value-type="float" office:value="231067.0"/>
          <table:table-cell office:value-type="float" office:value="73.0"/>
          <table:table-cell office:value-type="float" office:value="663.0"/>
          <table:table-cell office:value-type="float" office:value="63.95"/>
          <table:table-cell office:value-type="float" office:value="63.017"/>
          <table:table-cell office:value-type="float" office:value="238235.0"/>
          <table:table-cell office:value-type="float" office:value="154752.0"/>
          <table:table-cell office:value-type="float" office:value="84.0"/>
          <table:table-cell office:value-type="float" office:value="944.0"/>
          <table:table-cell office:value-type="float" office:value="93.03"/>
          <table:table-cell office:value-type="float" office:value="92.199"/>
          <table:table-cell office:value-type="float" office:value="403388.0"/>
          <table:table-cell office:value-type="float" office:value="258298.0"/>
          <table:table-cell office:value-type="float" office:value="87.0"/>
          <table:table-cell office:value-type="float" office:value="962.0"/>
          <table:table-cell table:formula="of:=MIN([.$B65];[.$H65];[.$N65];[.$T65];[.$Z65];[.$AF65];[.$AL65];[.$AR65];[.$AX65];[.$BD65];[.$BJ65];[.$BP65])" office:value-type="float"/>
          <table:table-cell table:formula="of:=MIN([.$C65];[.$I65];[.$O65];[.$U65];[.$AA65];[.$AG65];[.$AM65];[.$AS65];[.$AY65];[.$BE65];[.$BK65];[.$BQ65])" office:value-type="float"/>
          <table:table-cell table:formula="of:=MIN([.$D65];[.$J65];[.$P65];[.$V65];[.$AB65];[.$AH65];[.$AN65];[.$AT65];[.$AZ65];[.$BF65];[.$BL65];[.$BR65])" office:value-type="float"/>
          <table:table-cell table:formula="of:=MIN([.$E65];[.$K65];[.$Q65];[.$W65];[.$AC65];[.$AI65];[.$AO65];[.$AU65];[.$BA65];[.$BG65];[.$BM65];[.$BS65])" office:value-type="float"/>
          <table:table-cell table:formula="of:=MIN([.$F65];[.$L65];[.$R65];[.$X65];[.$AD65];[.$AJ65];[.$AP65];[.$AV65];[.$BB65];[.$BH65];[.$BN65];[.$BT65])" office:value-type="float"/>
          <table:table-cell table:formula="of:=MIN([.$G65];[.$M65];[.$S65];[.$Y65];[.$AE65];[.$AK65];[.$AQ65];[.$AW65];[.$BC65];[.$BI65];[.$BO65];[.$BU65])" office:value-type="float"/>
          <table:table-cell table:formula="of:=MEDIAN([.$B65];[.$H65];[.$N65];[.$T65];[.$Z65];[.$AF65];[.$AL65];[.$AR65];[.$AX65];[.$BD65];[.$BJ65];[.$BP65])" office:value-type="float"/>
          <table:table-cell table:formula="of:=MEDIAN([.$C65];[.$I65];[.$O65];[.$U65];[.$AA65];[.$AG65];[.$AM65];[.$AS65];[.$AY65];[.$BE65];[.$BK65];[.$BQ65])" office:value-type="float"/>
          <table:table-cell table:formula="of:=MEDIAN([.$D65];[.$J65];[.$P65];[.$V65];[.$AB65];[.$AH65];[.$AN65];[.$AT65];[.$AZ65];[.$BF65];[.$BL65];[.$BR65])" office:value-type="float"/>
          <table:table-cell table:formula="of:=MEDIAN([.$E65];[.$K65];[.$Q65];[.$W65];[.$AC65];[.$AI65];[.$AO65];[.$AU65];[.$BA65];[.$BG65];[.$BM65];[.$BS65])" office:value-type="float"/>
          <table:table-cell table:formula="of:=MEDIAN([.$F65];[.$L65];[.$R65];[.$X65];[.$AD65];[.$AJ65];[.$AP65];[.$AV65];[.$BB65];[.$BH65];[.$BN65];[.$BT65])" office:value-type="float"/>
          <table:table-cell table:formula="of:=MEDIAN([.$G65];[.$M65];[.$S65];[.$Y65];[.$AE65];[.$AK65];[.$AQ65];[.$AW65];[.$BC65];[.$BI65];[.$BO65];[.$BU65])" office:value-type="float"/>
          <table:table-cell table:formula="of:=MAX([.$B65];[.$H65];[.$N65];[.$T65];[.$Z65];[.$AF65];[.$AL65];[.$AR65];[.$AX65];[.$BD65];[.$BJ65];[.$BP65])" office:value-type="float"/>
          <table:table-cell table:formula="of:=MAX([.$C65];[.$I65];[.$O65];[.$U65];[.$AA65];[.$AG65];[.$AM65];[.$AS65];[.$AY65];[.$BE65];[.$BK65];[.$BQ65])" office:value-type="float"/>
          <table:table-cell table:formula="of:=MAX([.$D65];[.$J65];[.$P65];[.$V65];[.$AB65];[.$AH65];[.$AN65];[.$AT65];[.$AZ65];[.$BF65];[.$BL65];[.$BR65])" office:value-type="float"/>
          <table:table-cell table:formula="of:=MAX([.$E65];[.$K65];[.$Q65];[.$W65];[.$AC65];[.$AI65];[.$AO65];[.$AU65];[.$BA65];[.$BG65];[.$BM65];[.$BS65])" office:value-type="float"/>
          <table:table-cell table:formula="of:=MAX([.$F65];[.$L65];[.$R65];[.$X65];[.$AD65];[.$AJ65];[.$AP65];[.$AV65];[.$BB65];[.$BH65];[.$BN65];[.$BT65])" office:value-type="float"/>
          <table:table-cell table:formula="of:=MAX([.$G65];[.$M65];[.$S65];[.$Y65];[.$AE65];[.$AK65];[.$AQ65];[.$AW65];[.$BC65];[.$BI65];[.$BO65];[.$BU65])" office:value-type="float"/>
        </table:table-row>
        <table:table-row table:style-name="ro1">
          <table:table-cell office:value-type="string">
            <text:p>RicochetRobots/030-ricochetrobot-16-0.asp</text:p>
          </table:table-cell>
          <table:table-cell office:value-type="float" office:value="900.0"/>
          <table:table-cell office:value-type="float" office:value="900.0"/>
          <table:table-cell office:value-type="float" office:value="2600523.0"/>
          <table:table-cell office:value-type="float" office:value="1899197.0"/>
          <table:table-cell office:value-type="float" office:value="1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63328.0"/>
          <table:table-cell office:value-type="float" office:value="1901882.0"/>
          <table:table-cell office:value-type="float" office:value="1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73911.0"/>
          <table:table-cell office:value-type="float" office:value="1775011.0"/>
          <table:table-cell office:value-type="float" office:value="1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64824.0"/>
          <table:table-cell office:value-type="float" office:value="1819657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62597.0"/>
          <table:table-cell office:value-type="float" office:value="1769410.0"/>
          <table:table-cell office:value-type="float" office:value="1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88132.0"/>
          <table:table-cell office:value-type="float" office:value="1837291.0"/>
          <table:table-cell office:value-type="float" office:value="1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39819.0"/>
          <table:table-cell office:value-type="float" office:value="1797319.0"/>
          <table:table-cell office:value-type="float" office:value="1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70912.0"/>
          <table:table-cell office:value-type="float" office:value="1871079.0"/>
          <table:table-cell office:value-type="float" office:value="1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32404.0"/>
          <table:table-cell office:value-type="float" office:value="1812147.0"/>
          <table:table-cell office:value-type="float" office:value="1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95769.0"/>
          <table:table-cell office:value-type="float" office:value="1823958.0"/>
          <table:table-cell office:value-type="float" office:value="1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88028.0"/>
          <table:table-cell office:value-type="float" office:value="1707925.0"/>
          <table:table-cell office:value-type="float" office:value="14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21614.0"/>
          <table:table-cell office:value-type="float" office:value="1864199.0"/>
          <table:table-cell office:value-type="float" office:value="137.0"/>
          <table:table-cell office:value-type="float" office:value="0.0"/>
          <table:table-cell table:formula="of:=MIN([.$B66];[.$H66];[.$N66];[.$T66];[.$Z66];[.$AF66];[.$AL66];[.$AR66];[.$AX66];[.$BD66];[.$BJ66];[.$BP66])" office:value-type="float"/>
          <table:table-cell table:formula="of:=MIN([.$C66];[.$I66];[.$O66];[.$U66];[.$AA66];[.$AG66];[.$AM66];[.$AS66];[.$AY66];[.$BE66];[.$BK66];[.$BQ66])" office:value-type="float"/>
          <table:table-cell table:formula="of:=MIN([.$D66];[.$J66];[.$P66];[.$V66];[.$AB66];[.$AH66];[.$AN66];[.$AT66];[.$AZ66];[.$BF66];[.$BL66];[.$BR66])" office:value-type="float"/>
          <table:table-cell table:formula="of:=MIN([.$E66];[.$K66];[.$Q66];[.$W66];[.$AC66];[.$AI66];[.$AO66];[.$AU66];[.$BA66];[.$BG66];[.$BM66];[.$BS66])" office:value-type="float"/>
          <table:table-cell table:formula="of:=MIN([.$F66];[.$L66];[.$R66];[.$X66];[.$AD66];[.$AJ66];[.$AP66];[.$AV66];[.$BB66];[.$BH66];[.$BN66];[.$BT66])" office:value-type="float"/>
          <table:table-cell table:formula="of:=MIN([.$G66];[.$M66];[.$S66];[.$Y66];[.$AE66];[.$AK66];[.$AQ66];[.$AW66];[.$BC66];[.$BI66];[.$BO66];[.$BU66])" office:value-type="float"/>
          <table:table-cell table:formula="of:=MEDIAN([.$B66];[.$H66];[.$N66];[.$T66];[.$Z66];[.$AF66];[.$AL66];[.$AR66];[.$AX66];[.$BD66];[.$BJ66];[.$BP66])" office:value-type="float"/>
          <table:table-cell table:formula="of:=MEDIAN([.$C66];[.$I66];[.$O66];[.$U66];[.$AA66];[.$AG66];[.$AM66];[.$AS66];[.$AY66];[.$BE66];[.$BK66];[.$BQ66])" office:value-type="float"/>
          <table:table-cell table:formula="of:=MEDIAN([.$D66];[.$J66];[.$P66];[.$V66];[.$AB66];[.$AH66];[.$AN66];[.$AT66];[.$AZ66];[.$BF66];[.$BL66];[.$BR66])" office:value-type="float"/>
          <table:table-cell table:formula="of:=MEDIAN([.$E66];[.$K66];[.$Q66];[.$W66];[.$AC66];[.$AI66];[.$AO66];[.$AU66];[.$BA66];[.$BG66];[.$BM66];[.$BS66])" office:value-type="float"/>
          <table:table-cell table:formula="of:=MEDIAN([.$F66];[.$L66];[.$R66];[.$X66];[.$AD66];[.$AJ66];[.$AP66];[.$AV66];[.$BB66];[.$BH66];[.$BN66];[.$BT66])" office:value-type="float"/>
          <table:table-cell table:formula="of:=MEDIAN([.$G66];[.$M66];[.$S66];[.$Y66];[.$AE66];[.$AK66];[.$AQ66];[.$AW66];[.$BC66];[.$BI66];[.$BO66];[.$BU66])" office:value-type="float"/>
          <table:table-cell table:formula="of:=MAX([.$B66];[.$H66];[.$N66];[.$T66];[.$Z66];[.$AF66];[.$AL66];[.$AR66];[.$AX66];[.$BD66];[.$BJ66];[.$BP66])" office:value-type="float"/>
          <table:table-cell table:formula="of:=MAX([.$C66];[.$I66];[.$O66];[.$U66];[.$AA66];[.$AG66];[.$AM66];[.$AS66];[.$AY66];[.$BE66];[.$BK66];[.$BQ66])" office:value-type="float"/>
          <table:table-cell table:formula="of:=MAX([.$D66];[.$J66];[.$P66];[.$V66];[.$AB66];[.$AH66];[.$AN66];[.$AT66];[.$AZ66];[.$BF66];[.$BL66];[.$BR66])" office:value-type="float"/>
          <table:table-cell table:formula="of:=MAX([.$E66];[.$K66];[.$Q66];[.$W66];[.$AC66];[.$AI66];[.$AO66];[.$AU66];[.$BA66];[.$BG66];[.$BM66];[.$BS66])" office:value-type="float"/>
          <table:table-cell table:formula="of:=MAX([.$F66];[.$L66];[.$R66];[.$X66];[.$AD66];[.$AJ66];[.$AP66];[.$AV66];[.$BB66];[.$BH66];[.$BN66];[.$BT66])" office:value-type="float"/>
          <table:table-cell table:formula="of:=MAX([.$G66];[.$M66];[.$S66];[.$Y66];[.$AE66];[.$AK66];[.$AQ66];[.$AW66];[.$BC66];[.$BI66];[.$BO66];[.$BU66])" office:value-type="float"/>
        </table:table-row>
        <table:table-row table:style-name="ro1">
          <table:table-cell office:value-type="string">
            <text:p>RicochetRobots/038-ricochetrobot-13-0.asp</text:p>
          </table:table-cell>
          <table:table-cell office:value-type="float" office:value="12.77"/>
          <table:table-cell office:value-type="float" office:value="12.154"/>
          <table:table-cell office:value-type="float" office:value="72612.0"/>
          <table:table-cell office:value-type="float" office:value="35758.0"/>
          <table:table-cell office:value-type="float" office:value="67.0"/>
          <table:table-cell office:value-type="float" office:value="0.0"/>
          <table:table-cell office:value-type="float" office:value="19.42"/>
          <table:table-cell office:value-type="float" office:value="18.764"/>
          <table:table-cell office:value-type="float" office:value="108412.0"/>
          <table:table-cell office:value-type="float" office:value="56162.0"/>
          <table:table-cell office:value-type="float" office:value="65.0"/>
          <table:table-cell office:value-type="float" office:value="0.0"/>
          <table:table-cell office:value-type="float" office:value="52.34"/>
          <table:table-cell office:value-type="float" office:value="51.526"/>
          <table:table-cell office:value-type="float" office:value="237178.0"/>
          <table:table-cell office:value-type="float" office:value="147391.0"/>
          <table:table-cell office:value-type="float" office:value="92.0"/>
          <table:table-cell office:value-type="float" office:value="1000.0"/>
          <table:table-cell office:value-type="float" office:value="31.37"/>
          <table:table-cell office:value-type="float" office:value="30.529"/>
          <table:table-cell office:value-type="float" office:value="156688.0"/>
          <table:table-cell office:value-type="float" office:value="93128.0"/>
          <table:table-cell office:value-type="float" office:value="95.0"/>
          <table:table-cell office:value-type="float" office:value="1000.0"/>
          <table:table-cell office:value-type="float" office:value="13.48"/>
          <table:table-cell office:value-type="float" office:value="12.603"/>
          <table:table-cell office:value-type="float" office:value="69146.0"/>
          <table:table-cell office:value-type="float" office:value="36974.0"/>
          <table:table-cell office:value-type="float" office:value="100.0"/>
          <table:table-cell office:value-type="float" office:value="1188.0"/>
          <table:table-cell office:value-type="float" office:value="21.06"/>
          <table:table-cell office:value-type="float" office:value="20.069"/>
          <table:table-cell office:value-type="float" office:value="103796.0"/>
          <table:table-cell office:value-type="float" office:value="60773.0"/>
          <table:table-cell office:value-type="float" office:value="105.0"/>
          <table:table-cell office:value-type="float" office:value="1220.0"/>
          <table:table-cell office:value-type="float" office:value="15.43"/>
          <table:table-cell office:value-type="float" office:value="14.937"/>
          <table:table-cell office:value-type="float" office:value="88743.0"/>
          <table:table-cell office:value-type="float" office:value="46649.0"/>
          <table:table-cell office:value-type="float" office:value="73.0"/>
          <table:table-cell office:value-type="float" office:value="500.0"/>
          <table:table-cell office:value-type="float" office:value="19.69"/>
          <table:table-cell office:value-type="float" office:value="19.185"/>
          <table:table-cell office:value-type="float" office:value="107319.0"/>
          <table:table-cell office:value-type="float" office:value="61041.0"/>
          <table:table-cell office:value-type="float" office:value="76.0"/>
          <table:table-cell office:value-type="float" office:value="500.0"/>
          <table:table-cell office:value-type="float" office:value="30.8"/>
          <table:table-cell office:value-type="float" office:value="30.117"/>
          <table:table-cell office:value-type="float" office:value="157861.0"/>
          <table:table-cell office:value-type="float" office:value="90607.0"/>
          <table:table-cell office:value-type="float" office:value="62.0"/>
          <table:table-cell office:value-type="float" office:value="558.0"/>
          <table:table-cell office:value-type="float" office:value="22.28"/>
          <table:table-cell office:value-type="float" office:value="21.605"/>
          <table:table-cell office:value-type="float" office:value="125304.0"/>
          <table:table-cell office:value-type="float" office:value="68262.0"/>
          <table:table-cell office:value-type="float" office:value="62.0"/>
          <table:table-cell office:value-type="float" office:value="550.0"/>
          <table:table-cell office:value-type="float" office:value="27.8"/>
          <table:table-cell office:value-type="float" office:value="27.121"/>
          <table:table-cell office:value-type="float" office:value="145865.0"/>
          <table:table-cell office:value-type="float" office:value="83984.0"/>
          <table:table-cell office:value-type="float" office:value="72.0"/>
          <table:table-cell office:value-type="float" office:value="859.0"/>
          <table:table-cell office:value-type="float" office:value="21.77"/>
          <table:table-cell office:value-type="float" office:value="21.052"/>
          <table:table-cell office:value-type="float" office:value="115951.0"/>
          <table:table-cell office:value-type="float" office:value="63008.0"/>
          <table:table-cell office:value-type="float" office:value="75.0"/>
          <table:table-cell office:value-type="float" office:value="846.0"/>
          <table:table-cell table:formula="of:=MIN([.$B67];[.$H67];[.$N67];[.$T67];[.$Z67];[.$AF67];[.$AL67];[.$AR67];[.$AX67];[.$BD67];[.$BJ67];[.$BP67])" office:value-type="float"/>
          <table:table-cell table:formula="of:=MIN([.$C67];[.$I67];[.$O67];[.$U67];[.$AA67];[.$AG67];[.$AM67];[.$AS67];[.$AY67];[.$BE67];[.$BK67];[.$BQ67])" office:value-type="float"/>
          <table:table-cell table:formula="of:=MIN([.$D67];[.$J67];[.$P67];[.$V67];[.$AB67];[.$AH67];[.$AN67];[.$AT67];[.$AZ67];[.$BF67];[.$BL67];[.$BR67])" office:value-type="float"/>
          <table:table-cell table:formula="of:=MIN([.$E67];[.$K67];[.$Q67];[.$W67];[.$AC67];[.$AI67];[.$AO67];[.$AU67];[.$BA67];[.$BG67];[.$BM67];[.$BS67])" office:value-type="float"/>
          <table:table-cell table:formula="of:=MIN([.$F67];[.$L67];[.$R67];[.$X67];[.$AD67];[.$AJ67];[.$AP67];[.$AV67];[.$BB67];[.$BH67];[.$BN67];[.$BT67])" office:value-type="float"/>
          <table:table-cell table:formula="of:=MIN([.$G67];[.$M67];[.$S67];[.$Y67];[.$AE67];[.$AK67];[.$AQ67];[.$AW67];[.$BC67];[.$BI67];[.$BO67];[.$BU67])" office:value-type="float"/>
          <table:table-cell table:formula="of:=MEDIAN([.$B67];[.$H67];[.$N67];[.$T67];[.$Z67];[.$AF67];[.$AL67];[.$AR67];[.$AX67];[.$BD67];[.$BJ67];[.$BP67])" office:value-type="float"/>
          <table:table-cell table:formula="of:=MEDIAN([.$C67];[.$I67];[.$O67];[.$U67];[.$AA67];[.$AG67];[.$AM67];[.$AS67];[.$AY67];[.$BE67];[.$BK67];[.$BQ67])" office:value-type="float"/>
          <table:table-cell table:formula="of:=MEDIAN([.$D67];[.$J67];[.$P67];[.$V67];[.$AB67];[.$AH67];[.$AN67];[.$AT67];[.$AZ67];[.$BF67];[.$BL67];[.$BR67])" office:value-type="float"/>
          <table:table-cell table:formula="of:=MEDIAN([.$E67];[.$K67];[.$Q67];[.$W67];[.$AC67];[.$AI67];[.$AO67];[.$AU67];[.$BA67];[.$BG67];[.$BM67];[.$BS67])" office:value-type="float"/>
          <table:table-cell table:formula="of:=MEDIAN([.$F67];[.$L67];[.$R67];[.$X67];[.$AD67];[.$AJ67];[.$AP67];[.$AV67];[.$BB67];[.$BH67];[.$BN67];[.$BT67])" office:value-type="float"/>
          <table:table-cell table:formula="of:=MEDIAN([.$G67];[.$M67];[.$S67];[.$Y67];[.$AE67];[.$AK67];[.$AQ67];[.$AW67];[.$BC67];[.$BI67];[.$BO67];[.$BU67])" office:value-type="float"/>
          <table:table-cell table:formula="of:=MAX([.$B67];[.$H67];[.$N67];[.$T67];[.$Z67];[.$AF67];[.$AL67];[.$AR67];[.$AX67];[.$BD67];[.$BJ67];[.$BP67])" office:value-type="float"/>
          <table:table-cell table:formula="of:=MAX([.$C67];[.$I67];[.$O67];[.$U67];[.$AA67];[.$AG67];[.$AM67];[.$AS67];[.$AY67];[.$BE67];[.$BK67];[.$BQ67])" office:value-type="float"/>
          <table:table-cell table:formula="of:=MAX([.$D67];[.$J67];[.$P67];[.$V67];[.$AB67];[.$AH67];[.$AN67];[.$AT67];[.$AZ67];[.$BF67];[.$BL67];[.$BR67])" office:value-type="float"/>
          <table:table-cell table:formula="of:=MAX([.$E67];[.$K67];[.$Q67];[.$W67];[.$AC67];[.$AI67];[.$AO67];[.$AU67];[.$BA67];[.$BG67];[.$BM67];[.$BS67])" office:value-type="float"/>
          <table:table-cell table:formula="of:=MAX([.$F67];[.$L67];[.$R67];[.$X67];[.$AD67];[.$AJ67];[.$AP67];[.$AV67];[.$BB67];[.$BH67];[.$BN67];[.$BT67])" office:value-type="float"/>
          <table:table-cell table:formula="of:=MAX([.$G67];[.$M67];[.$S67];[.$Y67];[.$AE67];[.$AK67];[.$AQ67];[.$AW67];[.$BC67];[.$BI67];[.$BO67];[.$BU67])" office:value-type="float"/>
        </table:table-row>
        <table:table-row table:style-name="ro1">
          <table:table-cell office:value-type="string">
            <text:p>RicochetRobots/040-ricochetrobot-14-0.asp</text:p>
          </table:table-cell>
          <table:table-cell office:value-type="float" office:value="131.3"/>
          <table:table-cell office:value-type="float" office:value="130.686"/>
          <table:table-cell office:value-type="float" office:value="558139.0"/>
          <table:table-cell office:value-type="float" office:value="365507.0"/>
          <table:table-cell office:value-type="float" office:value="89.0"/>
          <table:table-cell office:value-type="float" office:value="0.0"/>
          <table:table-cell office:value-type="float" office:value="67.31"/>
          <table:table-cell office:value-type="float" office:value="66.624"/>
          <table:table-cell office:value-type="float" office:value="329317.0"/>
          <table:table-cell office:value-type="float" office:value="200894.0"/>
          <table:table-cell office:value-type="float" office:value="73.0"/>
          <table:table-cell office:value-type="float" office:value="0.0"/>
          <table:table-cell office:value-type="float" office:value="86.36"/>
          <table:table-cell office:value-type="float" office:value="85.512"/>
          <table:table-cell office:value-type="float" office:value="360308.0"/>
          <table:table-cell office:value-type="float" office:value="231245.0"/>
          <table:table-cell office:value-type="float" office:value="92.0"/>
          <table:table-cell office:value-type="float" office:value="1000.0"/>
          <table:table-cell office:value-type="float" office:value="51.62"/>
          <table:table-cell office:value-type="float" office:value="50.795"/>
          <table:table-cell office:value-type="float" office:value="228759.0"/>
          <table:table-cell office:value-type="float" office:value="140845.0"/>
          <table:table-cell office:value-type="float" office:value="94.0"/>
          <table:table-cell office:value-type="float" office:value="1000.0"/>
          <table:table-cell office:value-type="float" office:value="82.77"/>
          <table:table-cell office:value-type="float" office:value="81.802"/>
          <table:table-cell office:value-type="float" office:value="334177.0"/>
          <table:table-cell office:value-type="float" office:value="216539.0"/>
          <table:table-cell office:value-type="float" office:value="106.0"/>
          <table:table-cell office:value-type="float" office:value="1368.0"/>
          <table:table-cell office:value-type="float" office:value="53.42"/>
          <table:table-cell office:value-type="float" office:value="52.39"/>
          <table:table-cell office:value-type="float" office:value="233413.0"/>
          <table:table-cell office:value-type="float" office:value="144814.0"/>
          <table:table-cell office:value-type="float" office:value="110.0"/>
          <table:table-cell office:value-type="float" office:value="1370.0"/>
          <table:table-cell office:value-type="float" office:value="160.72"/>
          <table:table-cell office:value-type="float" office:value="160.205"/>
          <table:table-cell office:value-type="float" office:value="588440.0"/>
          <table:table-cell office:value-type="float" office:value="394725.0"/>
          <table:table-cell office:value-type="float" office:value="93.0"/>
          <table:table-cell office:value-type="float" office:value="500.0"/>
          <table:table-cell office:value-type="float" office:value="47.08"/>
          <table:table-cell office:value-type="float" office:value="46.526"/>
          <table:table-cell office:value-type="float" office:value="218335.0"/>
          <table:table-cell office:value-type="float" office:value="132982.0"/>
          <table:table-cell office:value-type="float" office:value="75.0"/>
          <table:table-cell office:value-type="float" office:value="500.0"/>
          <table:table-cell office:value-type="float" office:value="124.7"/>
          <table:table-cell office:value-type="float" office:value="124.025"/>
          <table:table-cell office:value-type="float" office:value="489904.0"/>
          <table:table-cell office:value-type="float" office:value="324464.0"/>
          <table:table-cell office:value-type="float" office:value="82.0"/>
          <table:table-cell office:value-type="float" office:value="619.0"/>
          <table:table-cell office:value-type="float" office:value="239.66"/>
          <table:table-cell office:value-type="float" office:value="238.945"/>
          <table:table-cell office:value-type="float" office:value="892321.0"/>
          <table:table-cell office:value-type="float" office:value="613161.0"/>
          <table:table-cell office:value-type="float" office:value="95.0"/>
          <table:table-cell office:value-type="float" office:value="593.0"/>
          <table:table-cell office:value-type="float" office:value="74.92"/>
          <table:table-cell office:value-type="float" office:value="74.177"/>
          <table:table-cell office:value-type="float" office:value="337078.0"/>
          <table:table-cell office:value-type="float" office:value="213810.0"/>
          <table:table-cell office:value-type="float" office:value="83.0"/>
          <table:table-cell office:value-type="float" office:value="925.0"/>
          <table:table-cell office:value-type="float" office:value="111.69"/>
          <table:table-cell office:value-type="float" office:value="110.937"/>
          <table:table-cell office:value-type="float" office:value="467470.0"/>
          <table:table-cell office:value-type="float" office:value="303555.0"/>
          <table:table-cell office:value-type="float" office:value="83.0"/>
          <table:table-cell office:value-type="float" office:value="837.0"/>
          <table:table-cell table:formula="of:=MIN([.$B68];[.$H68];[.$N68];[.$T68];[.$Z68];[.$AF68];[.$AL68];[.$AR68];[.$AX68];[.$BD68];[.$BJ68];[.$BP68])" office:value-type="float"/>
          <table:table-cell table:formula="of:=MIN([.$C68];[.$I68];[.$O68];[.$U68];[.$AA68];[.$AG68];[.$AM68];[.$AS68];[.$AY68];[.$BE68];[.$BK68];[.$BQ68])" office:value-type="float"/>
          <table:table-cell table:formula="of:=MIN([.$D68];[.$J68];[.$P68];[.$V68];[.$AB68];[.$AH68];[.$AN68];[.$AT68];[.$AZ68];[.$BF68];[.$BL68];[.$BR68])" office:value-type="float"/>
          <table:table-cell table:formula="of:=MIN([.$E68];[.$K68];[.$Q68];[.$W68];[.$AC68];[.$AI68];[.$AO68];[.$AU68];[.$BA68];[.$BG68];[.$BM68];[.$BS68])" office:value-type="float"/>
          <table:table-cell table:formula="of:=MIN([.$F68];[.$L68];[.$R68];[.$X68];[.$AD68];[.$AJ68];[.$AP68];[.$AV68];[.$BB68];[.$BH68];[.$BN68];[.$BT68])" office:value-type="float"/>
          <table:table-cell table:formula="of:=MIN([.$G68];[.$M68];[.$S68];[.$Y68];[.$AE68];[.$AK68];[.$AQ68];[.$AW68];[.$BC68];[.$BI68];[.$BO68];[.$BU68])" office:value-type="float"/>
          <table:table-cell table:formula="of:=MEDIAN([.$B68];[.$H68];[.$N68];[.$T68];[.$Z68];[.$AF68];[.$AL68];[.$AR68];[.$AX68];[.$BD68];[.$BJ68];[.$BP68])" office:value-type="float"/>
          <table:table-cell table:formula="of:=MEDIAN([.$C68];[.$I68];[.$O68];[.$U68];[.$AA68];[.$AG68];[.$AM68];[.$AS68];[.$AY68];[.$BE68];[.$BK68];[.$BQ68])" office:value-type="float"/>
          <table:table-cell table:formula="of:=MEDIAN([.$D68];[.$J68];[.$P68];[.$V68];[.$AB68];[.$AH68];[.$AN68];[.$AT68];[.$AZ68];[.$BF68];[.$BL68];[.$BR68])" office:value-type="float"/>
          <table:table-cell table:formula="of:=MEDIAN([.$E68];[.$K68];[.$Q68];[.$W68];[.$AC68];[.$AI68];[.$AO68];[.$AU68];[.$BA68];[.$BG68];[.$BM68];[.$BS68])" office:value-type="float"/>
          <table:table-cell table:formula="of:=MEDIAN([.$F68];[.$L68];[.$R68];[.$X68];[.$AD68];[.$AJ68];[.$AP68];[.$AV68];[.$BB68];[.$BH68];[.$BN68];[.$BT68])" office:value-type="float"/>
          <table:table-cell table:formula="of:=MEDIAN([.$G68];[.$M68];[.$S68];[.$Y68];[.$AE68];[.$AK68];[.$AQ68];[.$AW68];[.$BC68];[.$BI68];[.$BO68];[.$BU68])" office:value-type="float"/>
          <table:table-cell table:formula="of:=MAX([.$B68];[.$H68];[.$N68];[.$T68];[.$Z68];[.$AF68];[.$AL68];[.$AR68];[.$AX68];[.$BD68];[.$BJ68];[.$BP68])" office:value-type="float"/>
          <table:table-cell table:formula="of:=MAX([.$C68];[.$I68];[.$O68];[.$U68];[.$AA68];[.$AG68];[.$AM68];[.$AS68];[.$AY68];[.$BE68];[.$BK68];[.$BQ68])" office:value-type="float"/>
          <table:table-cell table:formula="of:=MAX([.$D68];[.$J68];[.$P68];[.$V68];[.$AB68];[.$AH68];[.$AN68];[.$AT68];[.$AZ68];[.$BF68];[.$BL68];[.$BR68])" office:value-type="float"/>
          <table:table-cell table:formula="of:=MAX([.$E68];[.$K68];[.$Q68];[.$W68];[.$AC68];[.$AI68];[.$AO68];[.$AU68];[.$BA68];[.$BG68];[.$BM68];[.$BS68])" office:value-type="float"/>
          <table:table-cell table:formula="of:=MAX([.$F68];[.$L68];[.$R68];[.$X68];[.$AD68];[.$AJ68];[.$AP68];[.$AV68];[.$BB68];[.$BH68];[.$BN68];[.$BT68])" office:value-type="float"/>
          <table:table-cell table:formula="of:=MAX([.$G68];[.$M68];[.$S68];[.$Y68];[.$AE68];[.$AK68];[.$AQ68];[.$AW68];[.$BC68];[.$BI68];[.$BO68];[.$BU68])" office:value-type="float"/>
        </table:table-row>
        <table:table-row table:style-name="ro1">
          <table:table-cell office:value-type="string">
            <text:p>RicochetRobots/046-ricochetrobot-13-0.asp</text:p>
          </table:table-cell>
          <table:table-cell office:value-type="float" office:value="25.33"/>
          <table:table-cell office:value-type="float" office:value="24.661"/>
          <table:table-cell office:value-type="float" office:value="123172.0"/>
          <table:table-cell office:value-type="float" office:value="70539.0"/>
          <table:table-cell office:value-type="float" office:value="67.0"/>
          <table:table-cell office:value-type="float" office:value="0.0"/>
          <table:table-cell office:value-type="float" office:value="24.1"/>
          <table:table-cell office:value-type="float" office:value="23.383"/>
          <table:table-cell office:value-type="float" office:value="107737.0"/>
          <table:table-cell office:value-type="float" office:value="64495.0"/>
          <table:table-cell office:value-type="float" office:value="73.0"/>
          <table:table-cell office:value-type="float" office:value="0.0"/>
          <table:table-cell office:value-type="float" office:value="31.13"/>
          <table:table-cell office:value-type="float" office:value="30.144"/>
          <table:table-cell office:value-type="float" office:value="120869.0"/>
          <table:table-cell office:value-type="float" office:value="76467.0"/>
          <table:table-cell office:value-type="float" office:value="88.0"/>
          <table:table-cell office:value-type="float" office:value="1000.0"/>
          <table:table-cell office:value-type="float" office:value="23.24"/>
          <table:table-cell office:value-type="float" office:value="22.375"/>
          <table:table-cell office:value-type="float" office:value="108926.0"/>
          <table:table-cell office:value-type="float" office:value="64598.0"/>
          <table:table-cell office:value-type="float" office:value="96.0"/>
          <table:table-cell office:value-type="float" office:value="1000.0"/>
          <table:table-cell office:value-type="float" office:value="30.78"/>
          <table:table-cell office:value-type="float" office:value="29.835"/>
          <table:table-cell office:value-type="float" office:value="118381.0"/>
          <table:table-cell office:value-type="float" office:value="75422.0"/>
          <table:table-cell office:value-type="float" office:value="99.0"/>
          <table:table-cell office:value-type="float" office:value="1254.0"/>
          <table:table-cell office:value-type="float" office:value="22.52"/>
          <table:table-cell office:value-type="float" office:value="21.53"/>
          <table:table-cell office:value-type="float" office:value="100403.0"/>
          <table:table-cell office:value-type="float" office:value="60955.0"/>
          <table:table-cell office:value-type="float" office:value="107.0"/>
          <table:table-cell office:value-type="float" office:value="1294.0"/>
          <table:table-cell office:value-type="float" office:value="29.72"/>
          <table:table-cell office:value-type="float" office:value="29.116"/>
          <table:table-cell office:value-type="float" office:value="116530.0"/>
          <table:table-cell office:value-type="float" office:value="74604.0"/>
          <table:table-cell office:value-type="float" office:value="68.0"/>
          <table:table-cell office:value-type="float" office:value="500.0"/>
          <table:table-cell office:value-type="float" office:value="21.66"/>
          <table:table-cell office:value-type="float" office:value="21.14"/>
          <table:table-cell office:value-type="float" office:value="100486.0"/>
          <table:table-cell office:value-type="float" office:value="59789.0"/>
          <table:table-cell office:value-type="float" office:value="75.0"/>
          <table:table-cell office:value-type="float" office:value="500.0"/>
          <table:table-cell office:value-type="float" office:value="22.39"/>
          <table:table-cell office:value-type="float" office:value="21.694"/>
          <table:table-cell office:value-type="float" office:value="94858.0"/>
          <table:table-cell office:value-type="float" office:value="57806.0"/>
          <table:table-cell office:value-type="float" office:value="68.0"/>
          <table:table-cell office:value-type="float" office:value="526.0"/>
          <table:table-cell office:value-type="float" office:value="23.4"/>
          <table:table-cell office:value-type="float" office:value="22.706"/>
          <table:table-cell office:value-type="float" office:value="105557.0"/>
          <table:table-cell office:value-type="float" office:value="63171.0"/>
          <table:table-cell office:value-type="float" office:value="63.0"/>
          <table:table-cell office:value-type="float" office:value="523.0"/>
          <table:table-cell office:value-type="float" office:value="20.82"/>
          <table:table-cell office:value-type="float" office:value="19.983"/>
          <table:table-cell office:value-type="float" office:value="90408.0"/>
          <table:table-cell office:value-type="float" office:value="53808.0"/>
          <table:table-cell office:value-type="float" office:value="68.0"/>
          <table:table-cell office:value-type="float" office:value="736.0"/>
          <table:table-cell office:value-type="float" office:value="24.09"/>
          <table:table-cell office:value-type="float" office:value="23.301"/>
          <table:table-cell office:value-type="float" office:value="117431.0"/>
          <table:table-cell office:value-type="float" office:value="68674.0"/>
          <table:table-cell office:value-type="float" office:value="80.0"/>
          <table:table-cell office:value-type="float" office:value="799.0"/>
          <table:table-cell table:formula="of:=MIN([.$B69];[.$H69];[.$N69];[.$T69];[.$Z69];[.$AF69];[.$AL69];[.$AR69];[.$AX69];[.$BD69];[.$BJ69];[.$BP69])" office:value-type="float"/>
          <table:table-cell table:formula="of:=MIN([.$C69];[.$I69];[.$O69];[.$U69];[.$AA69];[.$AG69];[.$AM69];[.$AS69];[.$AY69];[.$BE69];[.$BK69];[.$BQ69])" office:value-type="float"/>
          <table:table-cell table:formula="of:=MIN([.$D69];[.$J69];[.$P69];[.$V69];[.$AB69];[.$AH69];[.$AN69];[.$AT69];[.$AZ69];[.$BF69];[.$BL69];[.$BR69])" office:value-type="float"/>
          <table:table-cell table:formula="of:=MIN([.$E69];[.$K69];[.$Q69];[.$W69];[.$AC69];[.$AI69];[.$AO69];[.$AU69];[.$BA69];[.$BG69];[.$BM69];[.$BS69])" office:value-type="float"/>
          <table:table-cell table:formula="of:=MIN([.$F69];[.$L69];[.$R69];[.$X69];[.$AD69];[.$AJ69];[.$AP69];[.$AV69];[.$BB69];[.$BH69];[.$BN69];[.$BT69])" office:value-type="float"/>
          <table:table-cell table:formula="of:=MIN([.$G69];[.$M69];[.$S69];[.$Y69];[.$AE69];[.$AK69];[.$AQ69];[.$AW69];[.$BC69];[.$BI69];[.$BO69];[.$BU69])" office:value-type="float"/>
          <table:table-cell table:formula="of:=MEDIAN([.$B69];[.$H69];[.$N69];[.$T69];[.$Z69];[.$AF69];[.$AL69];[.$AR69];[.$AX69];[.$BD69];[.$BJ69];[.$BP69])" office:value-type="float"/>
          <table:table-cell table:formula="of:=MEDIAN([.$C69];[.$I69];[.$O69];[.$U69];[.$AA69];[.$AG69];[.$AM69];[.$AS69];[.$AY69];[.$BE69];[.$BK69];[.$BQ69])" office:value-type="float"/>
          <table:table-cell table:formula="of:=MEDIAN([.$D69];[.$J69];[.$P69];[.$V69];[.$AB69];[.$AH69];[.$AN69];[.$AT69];[.$AZ69];[.$BF69];[.$BL69];[.$BR69])" office:value-type="float"/>
          <table:table-cell table:formula="of:=MEDIAN([.$E69];[.$K69];[.$Q69];[.$W69];[.$AC69];[.$AI69];[.$AO69];[.$AU69];[.$BA69];[.$BG69];[.$BM69];[.$BS69])" office:value-type="float"/>
          <table:table-cell table:formula="of:=MEDIAN([.$F69];[.$L69];[.$R69];[.$X69];[.$AD69];[.$AJ69];[.$AP69];[.$AV69];[.$BB69];[.$BH69];[.$BN69];[.$BT69])" office:value-type="float"/>
          <table:table-cell table:formula="of:=MEDIAN([.$G69];[.$M69];[.$S69];[.$Y69];[.$AE69];[.$AK69];[.$AQ69];[.$AW69];[.$BC69];[.$BI69];[.$BO69];[.$BU69])" office:value-type="float"/>
          <table:table-cell table:formula="of:=MAX([.$B69];[.$H69];[.$N69];[.$T69];[.$Z69];[.$AF69];[.$AL69];[.$AR69];[.$AX69];[.$BD69];[.$BJ69];[.$BP69])" office:value-type="float"/>
          <table:table-cell table:formula="of:=MAX([.$C69];[.$I69];[.$O69];[.$U69];[.$AA69];[.$AG69];[.$AM69];[.$AS69];[.$AY69];[.$BE69];[.$BK69];[.$BQ69])" office:value-type="float"/>
          <table:table-cell table:formula="of:=MAX([.$D69];[.$J69];[.$P69];[.$V69];[.$AB69];[.$AH69];[.$AN69];[.$AT69];[.$AZ69];[.$BF69];[.$BL69];[.$BR69])" office:value-type="float"/>
          <table:table-cell table:formula="of:=MAX([.$E69];[.$K69];[.$Q69];[.$W69];[.$AC69];[.$AI69];[.$AO69];[.$AU69];[.$BA69];[.$BG69];[.$BM69];[.$BS69])" office:value-type="float"/>
          <table:table-cell table:formula="of:=MAX([.$F69];[.$L69];[.$R69];[.$X69];[.$AD69];[.$AJ69];[.$AP69];[.$AV69];[.$BB69];[.$BH69];[.$BN69];[.$BT69])" office:value-type="float"/>
          <table:table-cell table:formula="of:=MAX([.$G69];[.$M69];[.$S69];[.$Y69];[.$AE69];[.$AK69];[.$AQ69];[.$AW69];[.$BC69];[.$BI69];[.$BO69];[.$BU69])" office:value-type="float"/>
        </table:table-row>
        <table:table-row table:style-name="ro1">
          <table:table-cell office:value-type="string">
            <text:p>RicochetRobots/059-ricochetrobot-15-0.asp</text:p>
          </table:table-cell>
          <table:table-cell office:value-type="float" office:value="53.17"/>
          <table:table-cell office:value-type="float" office:value="52.384"/>
          <table:table-cell office:value-type="float" office:value="247840.0"/>
          <table:table-cell office:value-type="float" office:value="150541.0"/>
          <table:table-cell office:value-type="float" office:value="72.0"/>
          <table:table-cell office:value-type="float" office:value="0.0"/>
          <table:table-cell office:value-type="float" office:value="69.26"/>
          <table:table-cell office:value-type="float" office:value="68.617"/>
          <table:table-cell office:value-type="float" office:value="321116.0"/>
          <table:table-cell office:value-type="float" office:value="194184.0"/>
          <table:table-cell office:value-type="float" office:value="73.0"/>
          <table:table-cell office:value-type="float" office:value="0.0"/>
          <table:table-cell office:value-type="float" office:value="45.05"/>
          <table:table-cell office:value-type="float" office:value="44.225"/>
          <table:table-cell office:value-type="float" office:value="198082.0"/>
          <table:table-cell office:value-type="float" office:value="122802.0"/>
          <table:table-cell office:value-type="float" office:value="90.0"/>
          <table:table-cell office:value-type="float" office:value="1000.0"/>
          <table:table-cell office:value-type="float" office:value="71.44"/>
          <table:table-cell office:value-type="float" office:value="70.616"/>
          <table:table-cell office:value-type="float" office:value="307281.0"/>
          <table:table-cell office:value-type="float" office:value="191894.0"/>
          <table:table-cell office:value-type="float" office:value="90.0"/>
          <table:table-cell office:value-type="float" office:value="1000.0"/>
          <table:table-cell office:value-type="float" office:value="35.08"/>
          <table:table-cell office:value-type="float" office:value="34.23"/>
          <table:table-cell office:value-type="float" office:value="149847.0"/>
          <table:table-cell office:value-type="float" office:value="95049.0"/>
          <table:table-cell office:value-type="float" office:value="97.0"/>
          <table:table-cell office:value-type="float" office:value="1208.0"/>
          <table:table-cell office:value-type="float" office:value="67.03"/>
          <table:table-cell office:value-type="float" office:value="66.124"/>
          <table:table-cell office:value-type="float" office:value="286007.0"/>
          <table:table-cell office:value-type="float" office:value="179846.0"/>
          <table:table-cell office:value-type="float" office:value="97.0"/>
          <table:table-cell office:value-type="float" office:value="1217.0"/>
          <table:table-cell office:value-type="float" office:value="74.93"/>
          <table:table-cell office:value-type="float" office:value="74.434"/>
          <table:table-cell office:value-type="float" office:value="319391.0"/>
          <table:table-cell office:value-type="float" office:value="204489.0"/>
          <table:table-cell office:value-type="float" office:value="77.0"/>
          <table:table-cell office:value-type="float" office:value="500.0"/>
          <table:table-cell office:value-type="float" office:value="85.38"/>
          <table:table-cell office:value-type="float" office:value="84.896"/>
          <table:table-cell office:value-type="float" office:value="376455.0"/>
          <table:table-cell office:value-type="float" office:value="236658.0"/>
          <table:table-cell office:value-type="float" office:value="80.0"/>
          <table:table-cell office:value-type="float" office:value="500.0"/>
          <table:table-cell office:value-type="float" office:value="74.5"/>
          <table:table-cell office:value-type="float" office:value="73.841"/>
          <table:table-cell office:value-type="float" office:value="308174.0"/>
          <table:table-cell office:value-type="float" office:value="196478.0"/>
          <table:table-cell office:value-type="float" office:value="70.0"/>
          <table:table-cell office:value-type="float" office:value="527.0"/>
          <table:table-cell office:value-type="float" office:value="76.78"/>
          <table:table-cell office:value-type="float" office:value="76.099"/>
          <table:table-cell office:value-type="float" office:value="332493.0"/>
          <table:table-cell office:value-type="float" office:value="210026.0"/>
          <table:table-cell office:value-type="float" office:value="72.0"/>
          <table:table-cell office:value-type="float" office:value="499.0"/>
          <table:table-cell office:value-type="float" office:value="42.99"/>
          <table:table-cell office:value-type="float" office:value="42.227"/>
          <table:table-cell office:value-type="float" office:value="184815.0"/>
          <table:table-cell office:value-type="float" office:value="114485.0"/>
          <table:table-cell office:value-type="float" office:value="82.0"/>
          <table:table-cell office:value-type="float" office:value="906.0"/>
          <table:table-cell office:value-type="float" office:value="95.77"/>
          <table:table-cell office:value-type="float" office:value="95.069"/>
          <table:table-cell office:value-type="float" office:value="415898.0"/>
          <table:table-cell office:value-type="float" office:value="263205.0"/>
          <table:table-cell office:value-type="float" office:value="90.0"/>
          <table:table-cell office:value-type="float" office:value="824.0"/>
          <table:table-cell table:formula="of:=MIN([.$B70];[.$H70];[.$N70];[.$T70];[.$Z70];[.$AF70];[.$AL70];[.$AR70];[.$AX70];[.$BD70];[.$BJ70];[.$BP70])" office:value-type="float"/>
          <table:table-cell table:formula="of:=MIN([.$C70];[.$I70];[.$O70];[.$U70];[.$AA70];[.$AG70];[.$AM70];[.$AS70];[.$AY70];[.$BE70];[.$BK70];[.$BQ70])" office:value-type="float"/>
          <table:table-cell table:formula="of:=MIN([.$D70];[.$J70];[.$P70];[.$V70];[.$AB70];[.$AH70];[.$AN70];[.$AT70];[.$AZ70];[.$BF70];[.$BL70];[.$BR70])" office:value-type="float"/>
          <table:table-cell table:formula="of:=MIN([.$E70];[.$K70];[.$Q70];[.$W70];[.$AC70];[.$AI70];[.$AO70];[.$AU70];[.$BA70];[.$BG70];[.$BM70];[.$BS70])" office:value-type="float"/>
          <table:table-cell table:formula="of:=MIN([.$F70];[.$L70];[.$R70];[.$X70];[.$AD70];[.$AJ70];[.$AP70];[.$AV70];[.$BB70];[.$BH70];[.$BN70];[.$BT70])" office:value-type="float"/>
          <table:table-cell table:formula="of:=MIN([.$G70];[.$M70];[.$S70];[.$Y70];[.$AE70];[.$AK70];[.$AQ70];[.$AW70];[.$BC70];[.$BI70];[.$BO70];[.$BU70])" office:value-type="float"/>
          <table:table-cell table:formula="of:=MEDIAN([.$B70];[.$H70];[.$N70];[.$T70];[.$Z70];[.$AF70];[.$AL70];[.$AR70];[.$AX70];[.$BD70];[.$BJ70];[.$BP70])" office:value-type="float"/>
          <table:table-cell table:formula="of:=MEDIAN([.$C70];[.$I70];[.$O70];[.$U70];[.$AA70];[.$AG70];[.$AM70];[.$AS70];[.$AY70];[.$BE70];[.$BK70];[.$BQ70])" office:value-type="float"/>
          <table:table-cell table:formula="of:=MEDIAN([.$D70];[.$J70];[.$P70];[.$V70];[.$AB70];[.$AH70];[.$AN70];[.$AT70];[.$AZ70];[.$BF70];[.$BL70];[.$BR70])" office:value-type="float"/>
          <table:table-cell table:formula="of:=MEDIAN([.$E70];[.$K70];[.$Q70];[.$W70];[.$AC70];[.$AI70];[.$AO70];[.$AU70];[.$BA70];[.$BG70];[.$BM70];[.$BS70])" office:value-type="float"/>
          <table:table-cell table:formula="of:=MEDIAN([.$F70];[.$L70];[.$R70];[.$X70];[.$AD70];[.$AJ70];[.$AP70];[.$AV70];[.$BB70];[.$BH70];[.$BN70];[.$BT70])" office:value-type="float"/>
          <table:table-cell table:formula="of:=MEDIAN([.$G70];[.$M70];[.$S70];[.$Y70];[.$AE70];[.$AK70];[.$AQ70];[.$AW70];[.$BC70];[.$BI70];[.$BO70];[.$BU70])" office:value-type="float"/>
          <table:table-cell table:formula="of:=MAX([.$B70];[.$H70];[.$N70];[.$T70];[.$Z70];[.$AF70];[.$AL70];[.$AR70];[.$AX70];[.$BD70];[.$BJ70];[.$BP70])" office:value-type="float"/>
          <table:table-cell table:formula="of:=MAX([.$C70];[.$I70];[.$O70];[.$U70];[.$AA70];[.$AG70];[.$AM70];[.$AS70];[.$AY70];[.$BE70];[.$BK70];[.$BQ70])" office:value-type="float"/>
          <table:table-cell table:formula="of:=MAX([.$D70];[.$J70];[.$P70];[.$V70];[.$AB70];[.$AH70];[.$AN70];[.$AT70];[.$AZ70];[.$BF70];[.$BL70];[.$BR70])" office:value-type="float"/>
          <table:table-cell table:formula="of:=MAX([.$E70];[.$K70];[.$Q70];[.$W70];[.$AC70];[.$AI70];[.$AO70];[.$AU70];[.$BA70];[.$BG70];[.$BM70];[.$BS70])" office:value-type="float"/>
          <table:table-cell table:formula="of:=MAX([.$F70];[.$L70];[.$R70];[.$X70];[.$AD70];[.$AJ70];[.$AP70];[.$AV70];[.$BB70];[.$BH70];[.$BN70];[.$BT70])" office:value-type="float"/>
          <table:table-cell table:formula="of:=MAX([.$G70];[.$M70];[.$S70];[.$Y70];[.$AE70];[.$AK70];[.$AQ70];[.$AW70];[.$BC70];[.$BI70];[.$BO70];[.$BU70])" office:value-type="float"/>
        </table:table-row>
        <table:table-row table:style-name="ro1">
          <table:table-cell office:value-type="string">
            <text:p>RicochetRobots/060-ricochetrobot-14-0.asp</text:p>
          </table:table-cell>
          <table:table-cell office:value-type="float" office:value="42.02"/>
          <table:table-cell office:value-type="float" office:value="41.348"/>
          <table:table-cell office:value-type="float" office:value="193605.0"/>
          <table:table-cell office:value-type="float" office:value="114601.0"/>
          <table:table-cell office:value-type="float" office:value="79.0"/>
          <table:table-cell office:value-type="float" office:value="0.0"/>
          <table:table-cell office:value-type="float" office:value="99.66"/>
          <table:table-cell office:value-type="float" office:value="98.927"/>
          <table:table-cell office:value-type="float" office:value="462936.0"/>
          <table:table-cell office:value-type="float" office:value="291803.0"/>
          <table:table-cell office:value-type="float" office:value="83.0"/>
          <table:table-cell office:value-type="float" office:value="0.0"/>
          <table:table-cell office:value-type="float" office:value="34.48"/>
          <table:table-cell office:value-type="float" office:value="33.654"/>
          <table:table-cell office:value-type="float" office:value="150676.0"/>
          <table:table-cell office:value-type="float" office:value="92170.0"/>
          <table:table-cell office:value-type="float" office:value="90.0"/>
          <table:table-cell office:value-type="float" office:value="1000.0"/>
          <table:table-cell office:value-type="float" office:value="69.01"/>
          <table:table-cell office:value-type="float" office:value="68.1"/>
          <table:table-cell office:value-type="float" office:value="302222.0"/>
          <table:table-cell office:value-type="float" office:value="187064.0"/>
          <table:table-cell office:value-type="float" office:value="92.0"/>
          <table:table-cell office:value-type="float" office:value="1000.0"/>
          <table:table-cell office:value-type="float" office:value="32.08"/>
          <table:table-cell office:value-type="float" office:value="31.171"/>
          <table:table-cell office:value-type="float" office:value="130256.0"/>
          <table:table-cell office:value-type="float" office:value="81925.0"/>
          <table:table-cell office:value-type="float" office:value="100.0"/>
          <table:table-cell office:value-type="float" office:value="1263.0"/>
          <table:table-cell office:value-type="float" office:value="53.48"/>
          <table:table-cell office:value-type="float" office:value="52.51"/>
          <table:table-cell office:value-type="float" office:value="236497.0"/>
          <table:table-cell office:value-type="float" office:value="143959.0"/>
          <table:table-cell office:value-type="float" office:value="102.0"/>
          <table:table-cell office:value-type="float" office:value="1266.0"/>
          <table:table-cell office:value-type="float" office:value="47.79"/>
          <table:table-cell office:value-type="float" office:value="47.16"/>
          <table:table-cell office:value-type="float" office:value="219031.0"/>
          <table:table-cell office:value-type="float" office:value="133073.0"/>
          <table:table-cell office:value-type="float" office:value="74.0"/>
          <table:table-cell office:value-type="float" office:value="500.0"/>
          <table:table-cell office:value-type="float" office:value="38.69"/>
          <table:table-cell office:value-type="float" office:value="38.101"/>
          <table:table-cell office:value-type="float" office:value="171533.0"/>
          <table:table-cell office:value-type="float" office:value="102882.0"/>
          <table:table-cell office:value-type="float" office:value="73.0"/>
          <table:table-cell office:value-type="float" office:value="500.0"/>
          <table:table-cell office:value-type="float" office:value="27.95"/>
          <table:table-cell office:value-type="float" office:value="27.265"/>
          <table:table-cell office:value-type="float" office:value="120865.0"/>
          <table:table-cell office:value-type="float" office:value="73203.0"/>
          <table:table-cell office:value-type="float" office:value="61.0"/>
          <table:table-cell office:value-type="float" office:value="583.0"/>
          <table:table-cell office:value-type="float" office:value="33.85"/>
          <table:table-cell office:value-type="float" office:value="33.162"/>
          <table:table-cell office:value-type="float" office:value="166332.0"/>
          <table:table-cell office:value-type="float" office:value="96724.0"/>
          <table:table-cell office:value-type="float" office:value="63.0"/>
          <table:table-cell office:value-type="float" office:value="578.0"/>
          <table:table-cell office:value-type="float" office:value="39.32"/>
          <table:table-cell office:value-type="float" office:value="38.433"/>
          <table:table-cell office:value-type="float" office:value="179030.0"/>
          <table:table-cell office:value-type="float" office:value="109023.0"/>
          <table:table-cell office:value-type="float" office:value="76.0"/>
          <table:table-cell office:value-type="float" office:value="877.0"/>
          <table:table-cell office:value-type="float" office:value="34.54"/>
          <table:table-cell office:value-type="float" office:value="33.748"/>
          <table:table-cell office:value-type="float" office:value="145355.0"/>
          <table:table-cell office:value-type="float" office:value="90277.0"/>
          <table:table-cell office:value-type="float" office:value="81.0"/>
          <table:table-cell office:value-type="float" office:value="914.0"/>
          <table:table-cell table:formula="of:=MIN([.$B71];[.$H71];[.$N71];[.$T71];[.$Z71];[.$AF71];[.$AL71];[.$AR71];[.$AX71];[.$BD71];[.$BJ71];[.$BP71])" office:value-type="float"/>
          <table:table-cell table:formula="of:=MIN([.$C71];[.$I71];[.$O71];[.$U71];[.$AA71];[.$AG71];[.$AM71];[.$AS71];[.$AY71];[.$BE71];[.$BK71];[.$BQ71])" office:value-type="float"/>
          <table:table-cell table:formula="of:=MIN([.$D71];[.$J71];[.$P71];[.$V71];[.$AB71];[.$AH71];[.$AN71];[.$AT71];[.$AZ71];[.$BF71];[.$BL71];[.$BR71])" office:value-type="float"/>
          <table:table-cell table:formula="of:=MIN([.$E71];[.$K71];[.$Q71];[.$W71];[.$AC71];[.$AI71];[.$AO71];[.$AU71];[.$BA71];[.$BG71];[.$BM71];[.$BS71])" office:value-type="float"/>
          <table:table-cell table:formula="of:=MIN([.$F71];[.$L71];[.$R71];[.$X71];[.$AD71];[.$AJ71];[.$AP71];[.$AV71];[.$BB71];[.$BH71];[.$BN71];[.$BT71])" office:value-type="float"/>
          <table:table-cell table:formula="of:=MIN([.$G71];[.$M71];[.$S71];[.$Y71];[.$AE71];[.$AK71];[.$AQ71];[.$AW71];[.$BC71];[.$BI71];[.$BO71];[.$BU71])" office:value-type="float"/>
          <table:table-cell table:formula="of:=MEDIAN([.$B71];[.$H71];[.$N71];[.$T71];[.$Z71];[.$AF71];[.$AL71];[.$AR71];[.$AX71];[.$BD71];[.$BJ71];[.$BP71])" office:value-type="float"/>
          <table:table-cell table:formula="of:=MEDIAN([.$C71];[.$I71];[.$O71];[.$U71];[.$AA71];[.$AG71];[.$AM71];[.$AS71];[.$AY71];[.$BE71];[.$BK71];[.$BQ71])" office:value-type="float"/>
          <table:table-cell table:formula="of:=MEDIAN([.$D71];[.$J71];[.$P71];[.$V71];[.$AB71];[.$AH71];[.$AN71];[.$AT71];[.$AZ71];[.$BF71];[.$BL71];[.$BR71])" office:value-type="float"/>
          <table:table-cell table:formula="of:=MEDIAN([.$E71];[.$K71];[.$Q71];[.$W71];[.$AC71];[.$AI71];[.$AO71];[.$AU71];[.$BA71];[.$BG71];[.$BM71];[.$BS71])" office:value-type="float"/>
          <table:table-cell table:formula="of:=MEDIAN([.$F71];[.$L71];[.$R71];[.$X71];[.$AD71];[.$AJ71];[.$AP71];[.$AV71];[.$BB71];[.$BH71];[.$BN71];[.$BT71])" office:value-type="float"/>
          <table:table-cell table:formula="of:=MEDIAN([.$G71];[.$M71];[.$S71];[.$Y71];[.$AE71];[.$AK71];[.$AQ71];[.$AW71];[.$BC71];[.$BI71];[.$BO71];[.$BU71])" office:value-type="float"/>
          <table:table-cell table:formula="of:=MAX([.$B71];[.$H71];[.$N71];[.$T71];[.$Z71];[.$AF71];[.$AL71];[.$AR71];[.$AX71];[.$BD71];[.$BJ71];[.$BP71])" office:value-type="float"/>
          <table:table-cell table:formula="of:=MAX([.$C71];[.$I71];[.$O71];[.$U71];[.$AA71];[.$AG71];[.$AM71];[.$AS71];[.$AY71];[.$BE71];[.$BK71];[.$BQ71])" office:value-type="float"/>
          <table:table-cell table:formula="of:=MAX([.$D71];[.$J71];[.$P71];[.$V71];[.$AB71];[.$AH71];[.$AN71];[.$AT71];[.$AZ71];[.$BF71];[.$BL71];[.$BR71])" office:value-type="float"/>
          <table:table-cell table:formula="of:=MAX([.$E71];[.$K71];[.$Q71];[.$W71];[.$AC71];[.$AI71];[.$AO71];[.$AU71];[.$BA71];[.$BG71];[.$BM71];[.$BS71])" office:value-type="float"/>
          <table:table-cell table:formula="of:=MAX([.$F71];[.$L71];[.$R71];[.$X71];[.$AD71];[.$AJ71];[.$AP71];[.$AV71];[.$BB71];[.$BH71];[.$BN71];[.$BT71])" office:value-type="float"/>
          <table:table-cell table:formula="of:=MAX([.$G71];[.$M71];[.$S71];[.$Y71];[.$AE71];[.$AK71];[.$AQ71];[.$AW71];[.$BC71];[.$BI71];[.$BO71];[.$BU71])" office:value-type="float"/>
        </table:table-row>
        <table:table-row table:style-name="ro1">
          <table:table-cell office:value-type="string">
            <text:p>RicochetRobots/061-ricochetrobot-14-0.asp</text:p>
          </table:table-cell>
          <table:table-cell office:value-type="float" office:value="59.98"/>
          <table:table-cell office:value-type="float" office:value="59.287"/>
          <table:table-cell office:value-type="float" office:value="294185.0"/>
          <table:table-cell office:value-type="float" office:value="179476.0"/>
          <table:table-cell office:value-type="float" office:value="74.0"/>
          <table:table-cell office:value-type="float" office:value="0.0"/>
          <table:table-cell office:value-type="float" office:value="106.56"/>
          <table:table-cell office:value-type="float" office:value="105.88"/>
          <table:table-cell office:value-type="float" office:value="486513.0"/>
          <table:table-cell office:value-type="float" office:value="304912.0"/>
          <table:table-cell office:value-type="float" office:value="76.0"/>
          <table:table-cell office:value-type="float" office:value="0.0"/>
          <table:table-cell office:value-type="float" office:value="42.69"/>
          <table:table-cell office:value-type="float" office:value="41.827"/>
          <table:table-cell office:value-type="float" office:value="187901.0"/>
          <table:table-cell office:value-type="float" office:value="115213.0"/>
          <table:table-cell office:value-type="float" office:value="86.0"/>
          <table:table-cell office:value-type="float" office:value="1000.0"/>
          <table:table-cell office:value-type="float" office:value="56.67"/>
          <table:table-cell office:value-type="float" office:value="55.711"/>
          <table:table-cell office:value-type="float" office:value="222532.0"/>
          <table:table-cell office:value-type="float" office:value="143415.0"/>
          <table:table-cell office:value-type="float" office:value="90.0"/>
          <table:table-cell office:value-type="float" office:value="1000.0"/>
          <table:table-cell office:value-type="float" office:value="68.1"/>
          <table:table-cell office:value-type="float" office:value="67.151"/>
          <table:table-cell office:value-type="float" office:value="275716.0"/>
          <table:table-cell office:value-type="float" office:value="177241.0"/>
          <table:table-cell office:value-type="float" office:value="98.0"/>
          <table:table-cell office:value-type="float" office:value="1298.0"/>
          <table:table-cell office:value-type="float" office:value="52.86"/>
          <table:table-cell office:value-type="float" office:value="51.934"/>
          <table:table-cell office:value-type="float" office:value="206862.0"/>
          <table:table-cell office:value-type="float" office:value="133547.0"/>
          <table:table-cell office:value-type="float" office:value="98.0"/>
          <table:table-cell office:value-type="float" office:value="1195.0"/>
          <table:table-cell office:value-type="float" office:value="81.53"/>
          <table:table-cell office:value-type="float" office:value="81.01"/>
          <table:table-cell office:value-type="float" office:value="347871.0"/>
          <table:table-cell office:value-type="float" office:value="223897.0"/>
          <table:table-cell office:value-type="float" office:value="83.0"/>
          <table:table-cell office:value-type="float" office:value="500.0"/>
          <table:table-cell office:value-type="float" office:value="75.95"/>
          <table:table-cell office:value-type="float" office:value="75.426"/>
          <table:table-cell office:value-type="float" office:value="316235.0"/>
          <table:table-cell office:value-type="float" office:value="202172.0"/>
          <table:table-cell office:value-type="float" office:value="74.0"/>
          <table:table-cell office:value-type="float" office:value="500.0"/>
          <table:table-cell office:value-type="float" office:value="44.54"/>
          <table:table-cell office:value-type="float" office:value="43.846"/>
          <table:table-cell office:value-type="float" office:value="182592.0"/>
          <table:table-cell office:value-type="float" office:value="114651.0"/>
          <table:table-cell office:value-type="float" office:value="65.0"/>
          <table:table-cell office:value-type="float" office:value="541.0"/>
          <table:table-cell office:value-type="float" office:value="92.45"/>
          <table:table-cell office:value-type="float" office:value="91.772"/>
          <table:table-cell office:value-type="float" office:value="395625.0"/>
          <table:table-cell office:value-type="float" office:value="256282.0"/>
          <table:table-cell office:value-type="float" office:value="67.0"/>
          <table:table-cell office:value-type="float" office:value="522.0"/>
          <table:table-cell office:value-type="float" office:value="41.88"/>
          <table:table-cell office:value-type="float" office:value="41.003"/>
          <table:table-cell office:value-type="float" office:value="185907.0"/>
          <table:table-cell office:value-type="float" office:value="116067.0"/>
          <table:table-cell office:value-type="float" office:value="74.0"/>
          <table:table-cell office:value-type="float" office:value="847.0"/>
          <table:table-cell office:value-type="float" office:value="36.62"/>
          <table:table-cell office:value-type="float" office:value="35.851"/>
          <table:table-cell office:value-type="float" office:value="161957.0"/>
          <table:table-cell office:value-type="float" office:value="104386.0"/>
          <table:table-cell office:value-type="float" office:value="81.0"/>
          <table:table-cell office:value-type="float" office:value="904.0"/>
          <table:table-cell table:formula="of:=MIN([.$B72];[.$H72];[.$N72];[.$T72];[.$Z72];[.$AF72];[.$AL72];[.$AR72];[.$AX72];[.$BD72];[.$BJ72];[.$BP72])" office:value-type="float"/>
          <table:table-cell table:formula="of:=MIN([.$C72];[.$I72];[.$O72];[.$U72];[.$AA72];[.$AG72];[.$AM72];[.$AS72];[.$AY72];[.$BE72];[.$BK72];[.$BQ72])" office:value-type="float"/>
          <table:table-cell table:formula="of:=MIN([.$D72];[.$J72];[.$P72];[.$V72];[.$AB72];[.$AH72];[.$AN72];[.$AT72];[.$AZ72];[.$BF72];[.$BL72];[.$BR72])" office:value-type="float"/>
          <table:table-cell table:formula="of:=MIN([.$E72];[.$K72];[.$Q72];[.$W72];[.$AC72];[.$AI72];[.$AO72];[.$AU72];[.$BA72];[.$BG72];[.$BM72];[.$BS72])" office:value-type="float"/>
          <table:table-cell table:formula="of:=MIN([.$F72];[.$L72];[.$R72];[.$X72];[.$AD72];[.$AJ72];[.$AP72];[.$AV72];[.$BB72];[.$BH72];[.$BN72];[.$BT72])" office:value-type="float"/>
          <table:table-cell table:formula="of:=MIN([.$G72];[.$M72];[.$S72];[.$Y72];[.$AE72];[.$AK72];[.$AQ72];[.$AW72];[.$BC72];[.$BI72];[.$BO72];[.$BU72])" office:value-type="float"/>
          <table:table-cell table:formula="of:=MEDIAN([.$B72];[.$H72];[.$N72];[.$T72];[.$Z72];[.$AF72];[.$AL72];[.$AR72];[.$AX72];[.$BD72];[.$BJ72];[.$BP72])" office:value-type="float"/>
          <table:table-cell table:formula="of:=MEDIAN([.$C72];[.$I72];[.$O72];[.$U72];[.$AA72];[.$AG72];[.$AM72];[.$AS72];[.$AY72];[.$BE72];[.$BK72];[.$BQ72])" office:value-type="float"/>
          <table:table-cell table:formula="of:=MEDIAN([.$D72];[.$J72];[.$P72];[.$V72];[.$AB72];[.$AH72];[.$AN72];[.$AT72];[.$AZ72];[.$BF72];[.$BL72];[.$BR72])" office:value-type="float"/>
          <table:table-cell table:formula="of:=MEDIAN([.$E72];[.$K72];[.$Q72];[.$W72];[.$AC72];[.$AI72];[.$AO72];[.$AU72];[.$BA72];[.$BG72];[.$BM72];[.$BS72])" office:value-type="float"/>
          <table:table-cell table:formula="of:=MEDIAN([.$F72];[.$L72];[.$R72];[.$X72];[.$AD72];[.$AJ72];[.$AP72];[.$AV72];[.$BB72];[.$BH72];[.$BN72];[.$BT72])" office:value-type="float"/>
          <table:table-cell table:formula="of:=MEDIAN([.$G72];[.$M72];[.$S72];[.$Y72];[.$AE72];[.$AK72];[.$AQ72];[.$AW72];[.$BC72];[.$BI72];[.$BO72];[.$BU72])" office:value-type="float"/>
          <table:table-cell table:formula="of:=MAX([.$B72];[.$H72];[.$N72];[.$T72];[.$Z72];[.$AF72];[.$AL72];[.$AR72];[.$AX72];[.$BD72];[.$BJ72];[.$BP72])" office:value-type="float"/>
          <table:table-cell table:formula="of:=MAX([.$C72];[.$I72];[.$O72];[.$U72];[.$AA72];[.$AG72];[.$AM72];[.$AS72];[.$AY72];[.$BE72];[.$BK72];[.$BQ72])" office:value-type="float"/>
          <table:table-cell table:formula="of:=MAX([.$D72];[.$J72];[.$P72];[.$V72];[.$AB72];[.$AH72];[.$AN72];[.$AT72];[.$AZ72];[.$BF72];[.$BL72];[.$BR72])" office:value-type="float"/>
          <table:table-cell table:formula="of:=MAX([.$E72];[.$K72];[.$Q72];[.$W72];[.$AC72];[.$AI72];[.$AO72];[.$AU72];[.$BA72];[.$BG72];[.$BM72];[.$BS72])" office:value-type="float"/>
          <table:table-cell table:formula="of:=MAX([.$F72];[.$L72];[.$R72];[.$X72];[.$AD72];[.$AJ72];[.$AP72];[.$AV72];[.$BB72];[.$BH72];[.$BN72];[.$BT72])" office:value-type="float"/>
          <table:table-cell table:formula="of:=MAX([.$G72];[.$M72];[.$S72];[.$Y72];[.$AE72];[.$AK72];[.$AQ72];[.$AW72];[.$BC72];[.$BI72];[.$BO72];[.$BU72])" office:value-type="float"/>
        </table:table-row>
        <table:table-row table:style-name="ro1">
          <table:table-cell office:value-type="string">
            <text:p>RicochetRobots/062-ricochetrobot-25-0.asp</text:p>
          </table:table-cell>
          <table:table-cell office:value-type="float" office:value="900.0"/>
          <table:table-cell office:value-type="float" office:value="900.0"/>
          <table:table-cell office:value-type="float" office:value="2550784.0"/>
          <table:table-cell office:value-type="float" office:value="1874801.0"/>
          <table:table-cell office:value-type="float" office:value="1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24005.0"/>
          <table:table-cell office:value-type="float" office:value="1881489.0"/>
          <table:table-cell office:value-type="float" office:value="1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95908.0"/>
          <table:table-cell office:value-type="float" office:value="1715622.0"/>
          <table:table-cell office:value-type="float" office:value="1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00372.0"/>
          <table:table-cell office:value-type="float" office:value="1928592.0"/>
          <table:table-cell office:value-type="float" office:value="1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99252.0"/>
          <table:table-cell office:value-type="float" office:value="1888900.0"/>
          <table:table-cell office:value-type="float" office:value="1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05559.0"/>
          <table:table-cell office:value-type="float" office:value="1776865.0"/>
          <table:table-cell office:value-type="float" office:value="1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42388.0"/>
          <table:table-cell office:value-type="float" office:value="1833939.0"/>
          <table:table-cell office:value-type="float" office:value="13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17548.0"/>
          <table:table-cell office:value-type="float" office:value="1973562.0"/>
          <table:table-cell office:value-type="float" office:value="1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27576.0"/>
          <table:table-cell office:value-type="float" office:value="1815183.0"/>
          <table:table-cell office:value-type="float" office:value="1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82004.0"/>
          <table:table-cell office:value-type="float" office:value="1938137.0"/>
          <table:table-cell office:value-type="float" office:value="1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59062.0"/>
          <table:table-cell office:value-type="float" office:value="1843280.0"/>
          <table:table-cell office:value-type="float" office:value="1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95811.0"/>
          <table:table-cell office:value-type="float" office:value="1747576.0"/>
          <table:table-cell office:value-type="float" office:value="138.0"/>
          <table:table-cell office:value-type="float" office:value="0.0"/>
          <table:table-cell table:formula="of:=MIN([.$B73];[.$H73];[.$N73];[.$T73];[.$Z73];[.$AF73];[.$AL73];[.$AR73];[.$AX73];[.$BD73];[.$BJ73];[.$BP73])" office:value-type="float"/>
          <table:table-cell table:formula="of:=MIN([.$C73];[.$I73];[.$O73];[.$U73];[.$AA73];[.$AG73];[.$AM73];[.$AS73];[.$AY73];[.$BE73];[.$BK73];[.$BQ73])" office:value-type="float"/>
          <table:table-cell table:formula="of:=MIN([.$D73];[.$J73];[.$P73];[.$V73];[.$AB73];[.$AH73];[.$AN73];[.$AT73];[.$AZ73];[.$BF73];[.$BL73];[.$BR73])" office:value-type="float"/>
          <table:table-cell table:formula="of:=MIN([.$E73];[.$K73];[.$Q73];[.$W73];[.$AC73];[.$AI73];[.$AO73];[.$AU73];[.$BA73];[.$BG73];[.$BM73];[.$BS73])" office:value-type="float"/>
          <table:table-cell table:formula="of:=MIN([.$F73];[.$L73];[.$R73];[.$X73];[.$AD73];[.$AJ73];[.$AP73];[.$AV73];[.$BB73];[.$BH73];[.$BN73];[.$BT73])" office:value-type="float"/>
          <table:table-cell table:formula="of:=MIN([.$G73];[.$M73];[.$S73];[.$Y73];[.$AE73];[.$AK73];[.$AQ73];[.$AW73];[.$BC73];[.$BI73];[.$BO73];[.$BU73])" office:value-type="float"/>
          <table:table-cell table:formula="of:=MEDIAN([.$B73];[.$H73];[.$N73];[.$T73];[.$Z73];[.$AF73];[.$AL73];[.$AR73];[.$AX73];[.$BD73];[.$BJ73];[.$BP73])" office:value-type="float"/>
          <table:table-cell table:formula="of:=MEDIAN([.$C73];[.$I73];[.$O73];[.$U73];[.$AA73];[.$AG73];[.$AM73];[.$AS73];[.$AY73];[.$BE73];[.$BK73];[.$BQ73])" office:value-type="float"/>
          <table:table-cell table:formula="of:=MEDIAN([.$D73];[.$J73];[.$P73];[.$V73];[.$AB73];[.$AH73];[.$AN73];[.$AT73];[.$AZ73];[.$BF73];[.$BL73];[.$BR73])" office:value-type="float"/>
          <table:table-cell table:formula="of:=MEDIAN([.$E73];[.$K73];[.$Q73];[.$W73];[.$AC73];[.$AI73];[.$AO73];[.$AU73];[.$BA73];[.$BG73];[.$BM73];[.$BS73])" office:value-type="float"/>
          <table:table-cell table:formula="of:=MEDIAN([.$F73];[.$L73];[.$R73];[.$X73];[.$AD73];[.$AJ73];[.$AP73];[.$AV73];[.$BB73];[.$BH73];[.$BN73];[.$BT73])" office:value-type="float"/>
          <table:table-cell table:formula="of:=MEDIAN([.$G73];[.$M73];[.$S73];[.$Y73];[.$AE73];[.$AK73];[.$AQ73];[.$AW73];[.$BC73];[.$BI73];[.$BO73];[.$BU73])" office:value-type="float"/>
          <table:table-cell table:formula="of:=MAX([.$B73];[.$H73];[.$N73];[.$T73];[.$Z73];[.$AF73];[.$AL73];[.$AR73];[.$AX73];[.$BD73];[.$BJ73];[.$BP73])" office:value-type="float"/>
          <table:table-cell table:formula="of:=MAX([.$C73];[.$I73];[.$O73];[.$U73];[.$AA73];[.$AG73];[.$AM73];[.$AS73];[.$AY73];[.$BE73];[.$BK73];[.$BQ73])" office:value-type="float"/>
          <table:table-cell table:formula="of:=MAX([.$D73];[.$J73];[.$P73];[.$V73];[.$AB73];[.$AH73];[.$AN73];[.$AT73];[.$AZ73];[.$BF73];[.$BL73];[.$BR73])" office:value-type="float"/>
          <table:table-cell table:formula="of:=MAX([.$E73];[.$K73];[.$Q73];[.$W73];[.$AC73];[.$AI73];[.$AO73];[.$AU73];[.$BA73];[.$BG73];[.$BM73];[.$BS73])" office:value-type="float"/>
          <table:table-cell table:formula="of:=MAX([.$F73];[.$L73];[.$R73];[.$X73];[.$AD73];[.$AJ73];[.$AP73];[.$AV73];[.$BB73];[.$BH73];[.$BN73];[.$BT73])" office:value-type="float"/>
          <table:table-cell table:formula="of:=MAX([.$G73];[.$M73];[.$S73];[.$Y73];[.$AE73];[.$AK73];[.$AQ73];[.$AW73];[.$BC73];[.$BI73];[.$BO73];[.$BU73])" office:value-type="float"/>
        </table:table-row>
        <table:table-row table:style-name="ro1">
          <table:table-cell office:value-type="string">
            <text:p>RicochetRobots/074-ricochetrobot-18-0.asp</text:p>
          </table:table-cell>
          <table:table-cell office:value-type="float" office:value="900.0"/>
          <table:table-cell office:value-type="float" office:value="900.0"/>
          <table:table-cell office:value-type="float" office:value="2666065.0"/>
          <table:table-cell office:value-type="float" office:value="1955752.0"/>
          <table:table-cell office:value-type="float" office:value="1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86664.0"/>
          <table:table-cell office:value-type="float" office:value="1995960.0"/>
          <table:table-cell office:value-type="float" office:value="14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33134.0"/>
          <table:table-cell office:value-type="float" office:value="1821166.0"/>
          <table:table-cell office:value-type="float" office:value="1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18642.0"/>
          <table:table-cell office:value-type="float" office:value="1906143.0"/>
          <table:table-cell office:value-type="float" office:value="1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89016.0"/>
          <table:table-cell office:value-type="float" office:value="1871569.0"/>
          <table:table-cell office:value-type="float" office:value="16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74959.0"/>
          <table:table-cell office:value-type="float" office:value="1962392.0"/>
          <table:table-cell office:value-type="float" office:value="1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95440.0"/>
          <table:table-cell office:value-type="float" office:value="1922995.0"/>
          <table:table-cell office:value-type="float" office:value="1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50927.0"/>
          <table:table-cell office:value-type="float" office:value="1985353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63726.0"/>
          <table:table-cell office:value-type="float" office:value="1921285.0"/>
          <table:table-cell office:value-type="float" office:value="1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54765.0"/>
          <table:table-cell office:value-type="float" office:value="2020496.0"/>
          <table:table-cell office:value-type="float" office:value="1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70232.0"/>
          <table:table-cell office:value-type="float" office:value="1924024.0"/>
          <table:table-cell office:value-type="float" office:value="1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54519.0"/>
          <table:table-cell office:value-type="float" office:value="1956306.0"/>
          <table:table-cell office:value-type="float" office:value="148.0"/>
          <table:table-cell office:value-type="float" office:value="0.0"/>
          <table:table-cell table:formula="of:=MIN([.$B74];[.$H74];[.$N74];[.$T74];[.$Z74];[.$AF74];[.$AL74];[.$AR74];[.$AX74];[.$BD74];[.$BJ74];[.$BP74])" office:value-type="float"/>
          <table:table-cell table:formula="of:=MIN([.$C74];[.$I74];[.$O74];[.$U74];[.$AA74];[.$AG74];[.$AM74];[.$AS74];[.$AY74];[.$BE74];[.$BK74];[.$BQ74])" office:value-type="float"/>
          <table:table-cell table:formula="of:=MIN([.$D74];[.$J74];[.$P74];[.$V74];[.$AB74];[.$AH74];[.$AN74];[.$AT74];[.$AZ74];[.$BF74];[.$BL74];[.$BR74])" office:value-type="float"/>
          <table:table-cell table:formula="of:=MIN([.$E74];[.$K74];[.$Q74];[.$W74];[.$AC74];[.$AI74];[.$AO74];[.$AU74];[.$BA74];[.$BG74];[.$BM74];[.$BS74])" office:value-type="float"/>
          <table:table-cell table:formula="of:=MIN([.$F74];[.$L74];[.$R74];[.$X74];[.$AD74];[.$AJ74];[.$AP74];[.$AV74];[.$BB74];[.$BH74];[.$BN74];[.$BT74])" office:value-type="float"/>
          <table:table-cell table:formula="of:=MIN([.$G74];[.$M74];[.$S74];[.$Y74];[.$AE74];[.$AK74];[.$AQ74];[.$AW74];[.$BC74];[.$BI74];[.$BO74];[.$BU74])" office:value-type="float"/>
          <table:table-cell table:formula="of:=MEDIAN([.$B74];[.$H74];[.$N74];[.$T74];[.$Z74];[.$AF74];[.$AL74];[.$AR74];[.$AX74];[.$BD74];[.$BJ74];[.$BP74])" office:value-type="float"/>
          <table:table-cell table:formula="of:=MEDIAN([.$C74];[.$I74];[.$O74];[.$U74];[.$AA74];[.$AG74];[.$AM74];[.$AS74];[.$AY74];[.$BE74];[.$BK74];[.$BQ74])" office:value-type="float"/>
          <table:table-cell table:formula="of:=MEDIAN([.$D74];[.$J74];[.$P74];[.$V74];[.$AB74];[.$AH74];[.$AN74];[.$AT74];[.$AZ74];[.$BF74];[.$BL74];[.$BR74])" office:value-type="float"/>
          <table:table-cell table:formula="of:=MEDIAN([.$E74];[.$K74];[.$Q74];[.$W74];[.$AC74];[.$AI74];[.$AO74];[.$AU74];[.$BA74];[.$BG74];[.$BM74];[.$BS74])" office:value-type="float"/>
          <table:table-cell table:formula="of:=MEDIAN([.$F74];[.$L74];[.$R74];[.$X74];[.$AD74];[.$AJ74];[.$AP74];[.$AV74];[.$BB74];[.$BH74];[.$BN74];[.$BT74])" office:value-type="float"/>
          <table:table-cell table:formula="of:=MEDIAN([.$G74];[.$M74];[.$S74];[.$Y74];[.$AE74];[.$AK74];[.$AQ74];[.$AW74];[.$BC74];[.$BI74];[.$BO74];[.$BU74])" office:value-type="float"/>
          <table:table-cell table:formula="of:=MAX([.$B74];[.$H74];[.$N74];[.$T74];[.$Z74];[.$AF74];[.$AL74];[.$AR74];[.$AX74];[.$BD74];[.$BJ74];[.$BP74])" office:value-type="float"/>
          <table:table-cell table:formula="of:=MAX([.$C74];[.$I74];[.$O74];[.$U74];[.$AA74];[.$AG74];[.$AM74];[.$AS74];[.$AY74];[.$BE74];[.$BK74];[.$BQ74])" office:value-type="float"/>
          <table:table-cell table:formula="of:=MAX([.$D74];[.$J74];[.$P74];[.$V74];[.$AB74];[.$AH74];[.$AN74];[.$AT74];[.$AZ74];[.$BF74];[.$BL74];[.$BR74])" office:value-type="float"/>
          <table:table-cell table:formula="of:=MAX([.$E74];[.$K74];[.$Q74];[.$W74];[.$AC74];[.$AI74];[.$AO74];[.$AU74];[.$BA74];[.$BG74];[.$BM74];[.$BS74])" office:value-type="float"/>
          <table:table-cell table:formula="of:=MAX([.$F74];[.$L74];[.$R74];[.$X74];[.$AD74];[.$AJ74];[.$AP74];[.$AV74];[.$BB74];[.$BH74];[.$BN74];[.$BT74])" office:value-type="float"/>
          <table:table-cell table:formula="of:=MAX([.$G74];[.$M74];[.$S74];[.$Y74];[.$AE74];[.$AK74];[.$AQ74];[.$AW74];[.$BC74];[.$BI74];[.$BO74];[.$BU74])" office:value-type="float"/>
        </table:table-row>
        <table:table-row table:style-name="ro1">
          <table:table-cell office:value-type="string">
            <text:p>RicochetRobots/078-ricochetrobot-17-0.asp</text:p>
          </table:table-cell>
          <table:table-cell office:value-type="float" office:value="900.0"/>
          <table:table-cell office:value-type="float" office:value="900.0"/>
          <table:table-cell office:value-type="float" office:value="2576692.0"/>
          <table:table-cell office:value-type="float" office:value="1882722.0"/>
          <table:table-cell office:value-type="float" office:value="1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79761.0"/>
          <table:table-cell office:value-type="float" office:value="2002200.0"/>
          <table:table-cell office:value-type="float" office:value="1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77370.0"/>
          <table:table-cell office:value-type="float" office:value="1695670.0"/>
          <table:table-cell office:value-type="float" office:value="1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64503.0"/>
          <table:table-cell office:value-type="float" office:value="1957579.0"/>
          <table:table-cell office:value-type="float" office:value="1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22677.0"/>
          <table:table-cell office:value-type="float" office:value="1894997.0"/>
          <table:table-cell office:value-type="float" office:value="1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22353.0"/>
          <table:table-cell office:value-type="float" office:value="1782522.0"/>
          <table:table-cell office:value-type="float" office:value="1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67715.0"/>
          <table:table-cell office:value-type="float" office:value="1828629.0"/>
          <table:table-cell office:value-type="float" office:value="1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32064.0"/>
          <table:table-cell office:value-type="float" office:value="1987791.0"/>
          <table:table-cell office:value-type="float" office:value="13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07591.0"/>
          <table:table-cell office:value-type="float" office:value="1868298.0"/>
          <table:table-cell office:value-type="float" office:value="1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03662.0"/>
          <table:table-cell office:value-type="float" office:value="1982556.0"/>
          <table:table-cell office:value-type="float" office:value="1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06971.0"/>
          <table:table-cell office:value-type="float" office:value="1728722.0"/>
          <table:table-cell office:value-type="float" office:value="1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56656.0"/>
          <table:table-cell office:value-type="float" office:value="1956878.0"/>
          <table:table-cell office:value-type="float" office:value="148.0"/>
          <table:table-cell office:value-type="float" office:value="0.0"/>
          <table:table-cell table:formula="of:=MIN([.$B75];[.$H75];[.$N75];[.$T75];[.$Z75];[.$AF75];[.$AL75];[.$AR75];[.$AX75];[.$BD75];[.$BJ75];[.$BP75])" office:value-type="float"/>
          <table:table-cell table:formula="of:=MIN([.$C75];[.$I75];[.$O75];[.$U75];[.$AA75];[.$AG75];[.$AM75];[.$AS75];[.$AY75];[.$BE75];[.$BK75];[.$BQ75])" office:value-type="float"/>
          <table:table-cell table:formula="of:=MIN([.$D75];[.$J75];[.$P75];[.$V75];[.$AB75];[.$AH75];[.$AN75];[.$AT75];[.$AZ75];[.$BF75];[.$BL75];[.$BR75])" office:value-type="float"/>
          <table:table-cell table:formula="of:=MIN([.$E75];[.$K75];[.$Q75];[.$W75];[.$AC75];[.$AI75];[.$AO75];[.$AU75];[.$BA75];[.$BG75];[.$BM75];[.$BS75])" office:value-type="float"/>
          <table:table-cell table:formula="of:=MIN([.$F75];[.$L75];[.$R75];[.$X75];[.$AD75];[.$AJ75];[.$AP75];[.$AV75];[.$BB75];[.$BH75];[.$BN75];[.$BT75])" office:value-type="float"/>
          <table:table-cell table:formula="of:=MIN([.$G75];[.$M75];[.$S75];[.$Y75];[.$AE75];[.$AK75];[.$AQ75];[.$AW75];[.$BC75];[.$BI75];[.$BO75];[.$BU75])" office:value-type="float"/>
          <table:table-cell table:formula="of:=MEDIAN([.$B75];[.$H75];[.$N75];[.$T75];[.$Z75];[.$AF75];[.$AL75];[.$AR75];[.$AX75];[.$BD75];[.$BJ75];[.$BP75])" office:value-type="float"/>
          <table:table-cell table:formula="of:=MEDIAN([.$C75];[.$I75];[.$O75];[.$U75];[.$AA75];[.$AG75];[.$AM75];[.$AS75];[.$AY75];[.$BE75];[.$BK75];[.$BQ75])" office:value-type="float"/>
          <table:table-cell table:formula="of:=MEDIAN([.$D75];[.$J75];[.$P75];[.$V75];[.$AB75];[.$AH75];[.$AN75];[.$AT75];[.$AZ75];[.$BF75];[.$BL75];[.$BR75])" office:value-type="float"/>
          <table:table-cell table:formula="of:=MEDIAN([.$E75];[.$K75];[.$Q75];[.$W75];[.$AC75];[.$AI75];[.$AO75];[.$AU75];[.$BA75];[.$BG75];[.$BM75];[.$BS75])" office:value-type="float"/>
          <table:table-cell table:formula="of:=MEDIAN([.$F75];[.$L75];[.$R75];[.$X75];[.$AD75];[.$AJ75];[.$AP75];[.$AV75];[.$BB75];[.$BH75];[.$BN75];[.$BT75])" office:value-type="float"/>
          <table:table-cell table:formula="of:=MEDIAN([.$G75];[.$M75];[.$S75];[.$Y75];[.$AE75];[.$AK75];[.$AQ75];[.$AW75];[.$BC75];[.$BI75];[.$BO75];[.$BU75])" office:value-type="float"/>
          <table:table-cell table:formula="of:=MAX([.$B75];[.$H75];[.$N75];[.$T75];[.$Z75];[.$AF75];[.$AL75];[.$AR75];[.$AX75];[.$BD75];[.$BJ75];[.$BP75])" office:value-type="float"/>
          <table:table-cell table:formula="of:=MAX([.$C75];[.$I75];[.$O75];[.$U75];[.$AA75];[.$AG75];[.$AM75];[.$AS75];[.$AY75];[.$BE75];[.$BK75];[.$BQ75])" office:value-type="float"/>
          <table:table-cell table:formula="of:=MAX([.$D75];[.$J75];[.$P75];[.$V75];[.$AB75];[.$AH75];[.$AN75];[.$AT75];[.$AZ75];[.$BF75];[.$BL75];[.$BR75])" office:value-type="float"/>
          <table:table-cell table:formula="of:=MAX([.$E75];[.$K75];[.$Q75];[.$W75];[.$AC75];[.$AI75];[.$AO75];[.$AU75];[.$BA75];[.$BG75];[.$BM75];[.$BS75])" office:value-type="float"/>
          <table:table-cell table:formula="of:=MAX([.$F75];[.$L75];[.$R75];[.$X75];[.$AD75];[.$AJ75];[.$AP75];[.$AV75];[.$BB75];[.$BH75];[.$BN75];[.$BT75])" office:value-type="float"/>
          <table:table-cell table:formula="of:=MAX([.$G75];[.$M75];[.$S75];[.$Y75];[.$AE75];[.$AK75];[.$AQ75];[.$AW75];[.$BC75];[.$BI75];[.$BO75];[.$BU75])" office:value-type="float"/>
        </table:table-row>
        <table:table-row table:style-name="ro1">
          <table:table-cell office:value-type="string">
            <text:p>RicochetRobots/084-ricochetrobot-15-0.asp</text:p>
          </table:table-cell>
          <table:table-cell office:value-type="float" office:value="188.72"/>
          <table:table-cell office:value-type="float" office:value="188.107"/>
          <table:table-cell office:value-type="float" office:value="708777.0"/>
          <table:table-cell office:value-type="float" office:value="473987.0"/>
          <table:table-cell office:value-type="float" office:value="89.0"/>
          <table:table-cell office:value-type="float" office:value="0.0"/>
          <table:table-cell office:value-type="float" office:value="202.46"/>
          <table:table-cell office:value-type="float" office:value="201.794"/>
          <table:table-cell office:value-type="float" office:value="839965.0"/>
          <table:table-cell office:value-type="float" office:value="546532.0"/>
          <table:table-cell office:value-type="float" office:value="99.0"/>
          <table:table-cell office:value-type="float" office:value="0.0"/>
          <table:table-cell office:value-type="float" office:value="244.77"/>
          <table:table-cell office:value-type="float" office:value="243.954"/>
          <table:table-cell office:value-type="float" office:value="834998.0"/>
          <table:table-cell office:value-type="float" office:value="583581.0"/>
          <table:table-cell office:value-type="float" office:value="111.0"/>
          <table:table-cell office:value-type="float" office:value="1000.0"/>
          <table:table-cell office:value-type="float" office:value="121.47"/>
          <table:table-cell office:value-type="float" office:value="120.642"/>
          <table:table-cell office:value-type="float" office:value="517174.0"/>
          <table:table-cell office:value-type="float" office:value="333417.0"/>
          <table:table-cell office:value-type="float" office:value="100.0"/>
          <table:table-cell office:value-type="float" office:value="1000.0"/>
          <table:table-cell office:value-type="float" office:value="179.81"/>
          <table:table-cell office:value-type="float" office:value="178.963"/>
          <table:table-cell office:value-type="float" office:value="652190.0"/>
          <table:table-cell office:value-type="float" office:value="443825.0"/>
          <table:table-cell office:value-type="float" office:value="110.0"/>
          <table:table-cell office:value-type="float" office:value="1183.0"/>
          <table:table-cell office:value-type="float" office:value="48.91"/>
          <table:table-cell office:value-type="float" office:value="47.923"/>
          <table:table-cell office:value-type="float" office:value="224958.0"/>
          <table:table-cell office:value-type="float" office:value="136407.0"/>
          <table:table-cell office:value-type="float" office:value="105.0"/>
          <table:table-cell office:value-type="float" office:value="1214.0"/>
          <table:table-cell office:value-type="float" office:value="199.14"/>
          <table:table-cell office:value-type="float" office:value="198.533"/>
          <table:table-cell office:value-type="float" office:value="681888.0"/>
          <table:table-cell office:value-type="float" office:value="459920.0"/>
          <table:table-cell office:value-type="float" office:value="96.0"/>
          <table:table-cell office:value-type="float" office:value="500.0"/>
          <table:table-cell office:value-type="float" office:value="509.42"/>
          <table:table-cell office:value-type="float" office:value="508.923"/>
          <table:table-cell office:value-type="float" office:value="1721300.0"/>
          <table:table-cell office:value-type="float" office:value="1209235.0"/>
          <table:table-cell office:value-type="float" office:value="118.0"/>
          <table:table-cell office:value-type="float" office:value="500.0"/>
          <table:table-cell office:value-type="float" office:value="167.45"/>
          <table:table-cell office:value-type="float" office:value="166.779"/>
          <table:table-cell office:value-type="float" office:value="615163.0"/>
          <table:table-cell office:value-type="float" office:value="414757.0"/>
          <table:table-cell office:value-type="float" office:value="80.0"/>
          <table:table-cell office:value-type="float" office:value="484.0"/>
          <table:table-cell office:value-type="float" office:value="69.28"/>
          <table:table-cell office:value-type="float" office:value="68.619"/>
          <table:table-cell office:value-type="float" office:value="299835.0"/>
          <table:table-cell office:value-type="float" office:value="181524.0"/>
          <table:table-cell office:value-type="float" office:value="69.0"/>
          <table:table-cell office:value-type="float" office:value="564.0"/>
          <table:table-cell office:value-type="float" office:value="259.62"/>
          <table:table-cell office:value-type="float" office:value="258.788"/>
          <table:table-cell office:value-type="float" office:value="900151.0"/>
          <table:table-cell office:value-type="float" office:value="629611.0"/>
          <table:table-cell office:value-type="float" office:value="105.0"/>
          <table:table-cell office:value-type="float" office:value="800.0"/>
          <table:table-cell office:value-type="float" office:value="132.4"/>
          <table:table-cell office:value-type="float" office:value="131.691"/>
          <table:table-cell office:value-type="float" office:value="544975.0"/>
          <table:table-cell office:value-type="float" office:value="354352.0"/>
          <table:table-cell office:value-type="float" office:value="91.0"/>
          <table:table-cell office:value-type="float" office:value="767.0"/>
          <table:table-cell table:formula="of:=MIN([.$B76];[.$H76];[.$N76];[.$T76];[.$Z76];[.$AF76];[.$AL76];[.$AR76];[.$AX76];[.$BD76];[.$BJ76];[.$BP76])" office:value-type="float"/>
          <table:table-cell table:formula="of:=MIN([.$C76];[.$I76];[.$O76];[.$U76];[.$AA76];[.$AG76];[.$AM76];[.$AS76];[.$AY76];[.$BE76];[.$BK76];[.$BQ76])" office:value-type="float"/>
          <table:table-cell table:formula="of:=MIN([.$D76];[.$J76];[.$P76];[.$V76];[.$AB76];[.$AH76];[.$AN76];[.$AT76];[.$AZ76];[.$BF76];[.$BL76];[.$BR76])" office:value-type="float"/>
          <table:table-cell table:formula="of:=MIN([.$E76];[.$K76];[.$Q76];[.$W76];[.$AC76];[.$AI76];[.$AO76];[.$AU76];[.$BA76];[.$BG76];[.$BM76];[.$BS76])" office:value-type="float"/>
          <table:table-cell table:formula="of:=MIN([.$F76];[.$L76];[.$R76];[.$X76];[.$AD76];[.$AJ76];[.$AP76];[.$AV76];[.$BB76];[.$BH76];[.$BN76];[.$BT76])" office:value-type="float"/>
          <table:table-cell table:formula="of:=MIN([.$G76];[.$M76];[.$S76];[.$Y76];[.$AE76];[.$AK76];[.$AQ76];[.$AW76];[.$BC76];[.$BI76];[.$BO76];[.$BU76])" office:value-type="float"/>
          <table:table-cell table:formula="of:=MEDIAN([.$B76];[.$H76];[.$N76];[.$T76];[.$Z76];[.$AF76];[.$AL76];[.$AR76];[.$AX76];[.$BD76];[.$BJ76];[.$BP76])" office:value-type="float"/>
          <table:table-cell table:formula="of:=MEDIAN([.$C76];[.$I76];[.$O76];[.$U76];[.$AA76];[.$AG76];[.$AM76];[.$AS76];[.$AY76];[.$BE76];[.$BK76];[.$BQ76])" office:value-type="float"/>
          <table:table-cell table:formula="of:=MEDIAN([.$D76];[.$J76];[.$P76];[.$V76];[.$AB76];[.$AH76];[.$AN76];[.$AT76];[.$AZ76];[.$BF76];[.$BL76];[.$BR76])" office:value-type="float"/>
          <table:table-cell table:formula="of:=MEDIAN([.$E76];[.$K76];[.$Q76];[.$W76];[.$AC76];[.$AI76];[.$AO76];[.$AU76];[.$BA76];[.$BG76];[.$BM76];[.$BS76])" office:value-type="float"/>
          <table:table-cell table:formula="of:=MEDIAN([.$F76];[.$L76];[.$R76];[.$X76];[.$AD76];[.$AJ76];[.$AP76];[.$AV76];[.$BB76];[.$BH76];[.$BN76];[.$BT76])" office:value-type="float"/>
          <table:table-cell table:formula="of:=MEDIAN([.$G76];[.$M76];[.$S76];[.$Y76];[.$AE76];[.$AK76];[.$AQ76];[.$AW76];[.$BC76];[.$BI76];[.$BO76];[.$BU76])" office:value-type="float"/>
          <table:table-cell table:formula="of:=MAX([.$B76];[.$H76];[.$N76];[.$T76];[.$Z76];[.$AF76];[.$AL76];[.$AR76];[.$AX76];[.$BD76];[.$BJ76];[.$BP76])" office:value-type="float"/>
          <table:table-cell table:formula="of:=MAX([.$C76];[.$I76];[.$O76];[.$U76];[.$AA76];[.$AG76];[.$AM76];[.$AS76];[.$AY76];[.$BE76];[.$BK76];[.$BQ76])" office:value-type="float"/>
          <table:table-cell table:formula="of:=MAX([.$D76];[.$J76];[.$P76];[.$V76];[.$AB76];[.$AH76];[.$AN76];[.$AT76];[.$AZ76];[.$BF76];[.$BL76];[.$BR76])" office:value-type="float"/>
          <table:table-cell table:formula="of:=MAX([.$E76];[.$K76];[.$Q76];[.$W76];[.$AC76];[.$AI76];[.$AO76];[.$AU76];[.$BA76];[.$BG76];[.$BM76];[.$BS76])" office:value-type="float"/>
          <table:table-cell table:formula="of:=MAX([.$F76];[.$L76];[.$R76];[.$X76];[.$AD76];[.$AJ76];[.$AP76];[.$AV76];[.$BB76];[.$BH76];[.$BN76];[.$BT76])" office:value-type="float"/>
          <table:table-cell table:formula="of:=MAX([.$G76];[.$M76];[.$S76];[.$Y76];[.$AE76];[.$AK76];[.$AQ76];[.$AW76];[.$BC76];[.$BI76];[.$BO76];[.$BU76])" office:value-type="float"/>
        </table:table-row>
        <table:table-row table:style-name="ro1">
          <table:table-cell office:value-type="string">
            <text:p>RicochetRobots/097-ricochetrobot-17-0.asp</text:p>
          </table:table-cell>
          <table:table-cell office:value-type="float" office:value="900.0"/>
          <table:table-cell office:value-type="float" office:value="900.0"/>
          <table:table-cell office:value-type="float" office:value="2535655.0"/>
          <table:table-cell office:value-type="float" office:value="1838340.0"/>
          <table:table-cell office:value-type="float" office:value="1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37741.0"/>
          <table:table-cell office:value-type="float" office:value="1810675.0"/>
          <table:table-cell office:value-type="float" office:value="1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77099.0"/>
          <table:table-cell office:value-type="float" office:value="1766985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57336.0"/>
          <table:table-cell office:value-type="float" office:value="1852321.0"/>
          <table:table-cell office:value-type="float" office:value="1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59965.0"/>
          <table:table-cell office:value-type="float" office:value="1768502.0"/>
          <table:table-cell office:value-type="float" office:value="1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27786.0"/>
          <table:table-cell office:value-type="float" office:value="1850198.0"/>
          <table:table-cell office:value-type="float" office:value="1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47166.0"/>
          <table:table-cell office:value-type="float" office:value="1735196.0"/>
          <table:table-cell office:value-type="float" office:value="1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72140.0"/>
          <table:table-cell office:value-type="float" office:value="1781159.0"/>
          <table:table-cell office:value-type="float" office:value="1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87160.0"/>
          <table:table-cell office:value-type="float" office:value="1759024.0"/>
          <table:table-cell office:value-type="float" office:value="13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41959.0"/>
          <table:table-cell office:value-type="float" office:value="1853270.0"/>
          <table:table-cell office:value-type="float" office:value="1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92977.0"/>
          <table:table-cell office:value-type="float" office:value="1705236.0"/>
          <table:table-cell office:value-type="float" office:value="1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87990.0"/>
          <table:table-cell office:value-type="float" office:value="1813166.0"/>
          <table:table-cell office:value-type="float" office:value="139.0"/>
          <table:table-cell office:value-type="float" office:value="0.0"/>
          <table:table-cell table:formula="of:=MIN([.$B77];[.$H77];[.$N77];[.$T77];[.$Z77];[.$AF77];[.$AL77];[.$AR77];[.$AX77];[.$BD77];[.$BJ77];[.$BP77])" office:value-type="float"/>
          <table:table-cell table:formula="of:=MIN([.$C77];[.$I77];[.$O77];[.$U77];[.$AA77];[.$AG77];[.$AM77];[.$AS77];[.$AY77];[.$BE77];[.$BK77];[.$BQ77])" office:value-type="float"/>
          <table:table-cell table:formula="of:=MIN([.$D77];[.$J77];[.$P77];[.$V77];[.$AB77];[.$AH77];[.$AN77];[.$AT77];[.$AZ77];[.$BF77];[.$BL77];[.$BR77])" office:value-type="float"/>
          <table:table-cell table:formula="of:=MIN([.$E77];[.$K77];[.$Q77];[.$W77];[.$AC77];[.$AI77];[.$AO77];[.$AU77];[.$BA77];[.$BG77];[.$BM77];[.$BS77])" office:value-type="float"/>
          <table:table-cell table:formula="of:=MIN([.$F77];[.$L77];[.$R77];[.$X77];[.$AD77];[.$AJ77];[.$AP77];[.$AV77];[.$BB77];[.$BH77];[.$BN77];[.$BT77])" office:value-type="float"/>
          <table:table-cell table:formula="of:=MIN([.$G77];[.$M77];[.$S77];[.$Y77];[.$AE77];[.$AK77];[.$AQ77];[.$AW77];[.$BC77];[.$BI77];[.$BO77];[.$BU77])" office:value-type="float"/>
          <table:table-cell table:formula="of:=MEDIAN([.$B77];[.$H77];[.$N77];[.$T77];[.$Z77];[.$AF77];[.$AL77];[.$AR77];[.$AX77];[.$BD77];[.$BJ77];[.$BP77])" office:value-type="float"/>
          <table:table-cell table:formula="of:=MEDIAN([.$C77];[.$I77];[.$O77];[.$U77];[.$AA77];[.$AG77];[.$AM77];[.$AS77];[.$AY77];[.$BE77];[.$BK77];[.$BQ77])" office:value-type="float"/>
          <table:table-cell table:formula="of:=MEDIAN([.$D77];[.$J77];[.$P77];[.$V77];[.$AB77];[.$AH77];[.$AN77];[.$AT77];[.$AZ77];[.$BF77];[.$BL77];[.$BR77])" office:value-type="float"/>
          <table:table-cell table:formula="of:=MEDIAN([.$E77];[.$K77];[.$Q77];[.$W77];[.$AC77];[.$AI77];[.$AO77];[.$AU77];[.$BA77];[.$BG77];[.$BM77];[.$BS77])" office:value-type="float"/>
          <table:table-cell table:formula="of:=MEDIAN([.$F77];[.$L77];[.$R77];[.$X77];[.$AD77];[.$AJ77];[.$AP77];[.$AV77];[.$BB77];[.$BH77];[.$BN77];[.$BT77])" office:value-type="float"/>
          <table:table-cell table:formula="of:=MEDIAN([.$G77];[.$M77];[.$S77];[.$Y77];[.$AE77];[.$AK77];[.$AQ77];[.$AW77];[.$BC77];[.$BI77];[.$BO77];[.$BU77])" office:value-type="float"/>
          <table:table-cell table:formula="of:=MAX([.$B77];[.$H77];[.$N77];[.$T77];[.$Z77];[.$AF77];[.$AL77];[.$AR77];[.$AX77];[.$BD77];[.$BJ77];[.$BP77])" office:value-type="float"/>
          <table:table-cell table:formula="of:=MAX([.$C77];[.$I77];[.$O77];[.$U77];[.$AA77];[.$AG77];[.$AM77];[.$AS77];[.$AY77];[.$BE77];[.$BK77];[.$BQ77])" office:value-type="float"/>
          <table:table-cell table:formula="of:=MAX([.$D77];[.$J77];[.$P77];[.$V77];[.$AB77];[.$AH77];[.$AN77];[.$AT77];[.$AZ77];[.$BF77];[.$BL77];[.$BR77])" office:value-type="float"/>
          <table:table-cell table:formula="of:=MAX([.$E77];[.$K77];[.$Q77];[.$W77];[.$AC77];[.$AI77];[.$AO77];[.$AU77];[.$BA77];[.$BG77];[.$BM77];[.$BS77])" office:value-type="float"/>
          <table:table-cell table:formula="of:=MAX([.$F77];[.$L77];[.$R77];[.$X77];[.$AD77];[.$AJ77];[.$AP77];[.$AV77];[.$BB77];[.$BH77];[.$BN77];[.$BT77])" office:value-type="float"/>
          <table:table-cell table:formula="of:=MAX([.$G77];[.$M77];[.$S77];[.$Y77];[.$AE77];[.$AK77];[.$AQ77];[.$AW77];[.$BC77];[.$BI77];[.$BO77];[.$BU77])" office:value-type="float"/>
        </table:table-row>
        <table:table-row table:style-name="ro1">
          <table:table-cell office:value-type="string">
            <text:p>RicochetRobots/105-ricochetrobot-19-0.asp</text:p>
          </table:table-cell>
          <table:table-cell office:value-type="float" office:value="900.0"/>
          <table:table-cell office:value-type="float" office:value="900.0"/>
          <table:table-cell office:value-type="float" office:value="2662901.0"/>
          <table:table-cell office:value-type="float" office:value="1933464.0"/>
          <table:table-cell office:value-type="float" office:value="1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80731.0"/>
          <table:table-cell office:value-type="float" office:value="1974477.0"/>
          <table:table-cell office:value-type="float" office:value="1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55940.0"/>
          <table:table-cell office:value-type="float" office:value="1833179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66965.0"/>
          <table:table-cell office:value-type="float" office:value="1953198.0"/>
          <table:table-cell office:value-type="float" office:value="1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36135.0"/>
          <table:table-cell office:value-type="float" office:value="1658640.0"/>
          <table:table-cell office:value-type="float" office:value="1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71117.0"/>
          <table:table-cell office:value-type="float" office:value="1731311.0"/>
          <table:table-cell office:value-type="float" office:value="1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06184.0"/>
          <table:table-cell office:value-type="float" office:value="1850995.0"/>
          <table:table-cell office:value-type="float" office:value="1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65626.0"/>
          <table:table-cell office:value-type="float" office:value="1929230.0"/>
          <table:table-cell office:value-type="float" office:value="1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86508.0"/>
          <table:table-cell office:value-type="float" office:value="1838112.0"/>
          <table:table-cell office:value-type="float" office:value="1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17462.0"/>
          <table:table-cell office:value-type="float" office:value="1993640.0"/>
          <table:table-cell office:value-type="float" office:value="1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94319.0"/>
          <table:table-cell office:value-type="float" office:value="1719774.0"/>
          <table:table-cell office:value-type="float" office:value="1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04697.0"/>
          <table:table-cell office:value-type="float" office:value="1992773.0"/>
          <table:table-cell office:value-type="float" office:value="153.0"/>
          <table:table-cell office:value-type="float" office:value="0.0"/>
          <table:table-cell table:formula="of:=MIN([.$B78];[.$H78];[.$N78];[.$T78];[.$Z78];[.$AF78];[.$AL78];[.$AR78];[.$AX78];[.$BD78];[.$BJ78];[.$BP78])" office:value-type="float"/>
          <table:table-cell table:formula="of:=MIN([.$C78];[.$I78];[.$O78];[.$U78];[.$AA78];[.$AG78];[.$AM78];[.$AS78];[.$AY78];[.$BE78];[.$BK78];[.$BQ78])" office:value-type="float"/>
          <table:table-cell table:formula="of:=MIN([.$D78];[.$J78];[.$P78];[.$V78];[.$AB78];[.$AH78];[.$AN78];[.$AT78];[.$AZ78];[.$BF78];[.$BL78];[.$BR78])" office:value-type="float"/>
          <table:table-cell table:formula="of:=MIN([.$E78];[.$K78];[.$Q78];[.$W78];[.$AC78];[.$AI78];[.$AO78];[.$AU78];[.$BA78];[.$BG78];[.$BM78];[.$BS78])" office:value-type="float"/>
          <table:table-cell table:formula="of:=MIN([.$F78];[.$L78];[.$R78];[.$X78];[.$AD78];[.$AJ78];[.$AP78];[.$AV78];[.$BB78];[.$BH78];[.$BN78];[.$BT78])" office:value-type="float"/>
          <table:table-cell table:formula="of:=MIN([.$G78];[.$M78];[.$S78];[.$Y78];[.$AE78];[.$AK78];[.$AQ78];[.$AW78];[.$BC78];[.$BI78];[.$BO78];[.$BU78])" office:value-type="float"/>
          <table:table-cell table:formula="of:=MEDIAN([.$B78];[.$H78];[.$N78];[.$T78];[.$Z78];[.$AF78];[.$AL78];[.$AR78];[.$AX78];[.$BD78];[.$BJ78];[.$BP78])" office:value-type="float"/>
          <table:table-cell table:formula="of:=MEDIAN([.$C78];[.$I78];[.$O78];[.$U78];[.$AA78];[.$AG78];[.$AM78];[.$AS78];[.$AY78];[.$BE78];[.$BK78];[.$BQ78])" office:value-type="float"/>
          <table:table-cell table:formula="of:=MEDIAN([.$D78];[.$J78];[.$P78];[.$V78];[.$AB78];[.$AH78];[.$AN78];[.$AT78];[.$AZ78];[.$BF78];[.$BL78];[.$BR78])" office:value-type="float"/>
          <table:table-cell table:formula="of:=MEDIAN([.$E78];[.$K78];[.$Q78];[.$W78];[.$AC78];[.$AI78];[.$AO78];[.$AU78];[.$BA78];[.$BG78];[.$BM78];[.$BS78])" office:value-type="float"/>
          <table:table-cell table:formula="of:=MEDIAN([.$F78];[.$L78];[.$R78];[.$X78];[.$AD78];[.$AJ78];[.$AP78];[.$AV78];[.$BB78];[.$BH78];[.$BN78];[.$BT78])" office:value-type="float"/>
          <table:table-cell table:formula="of:=MEDIAN([.$G78];[.$M78];[.$S78];[.$Y78];[.$AE78];[.$AK78];[.$AQ78];[.$AW78];[.$BC78];[.$BI78];[.$BO78];[.$BU78])" office:value-type="float"/>
          <table:table-cell table:formula="of:=MAX([.$B78];[.$H78];[.$N78];[.$T78];[.$Z78];[.$AF78];[.$AL78];[.$AR78];[.$AX78];[.$BD78];[.$BJ78];[.$BP78])" office:value-type="float"/>
          <table:table-cell table:formula="of:=MAX([.$C78];[.$I78];[.$O78];[.$U78];[.$AA78];[.$AG78];[.$AM78];[.$AS78];[.$AY78];[.$BE78];[.$BK78];[.$BQ78])" office:value-type="float"/>
          <table:table-cell table:formula="of:=MAX([.$D78];[.$J78];[.$P78];[.$V78];[.$AB78];[.$AH78];[.$AN78];[.$AT78];[.$AZ78];[.$BF78];[.$BL78];[.$BR78])" office:value-type="float"/>
          <table:table-cell table:formula="of:=MAX([.$E78];[.$K78];[.$Q78];[.$W78];[.$AC78];[.$AI78];[.$AO78];[.$AU78];[.$BA78];[.$BG78];[.$BM78];[.$BS78])" office:value-type="float"/>
          <table:table-cell table:formula="of:=MAX([.$F78];[.$L78];[.$R78];[.$X78];[.$AD78];[.$AJ78];[.$AP78];[.$AV78];[.$BB78];[.$BH78];[.$BN78];[.$BT78])" office:value-type="float"/>
          <table:table-cell table:formula="of:=MAX([.$G78];[.$M78];[.$S78];[.$Y78];[.$AE78];[.$AK78];[.$AQ78];[.$AW78];[.$BC78];[.$BI78];[.$BO78];[.$BU78])" office:value-type="float"/>
        </table:table-row>
        <table:table-row table:style-name="ro1">
          <table:table-cell office:value-type="string">
            <text:p>RicochetRobots/120-ricochetrobot-22-0.asp</text:p>
          </table:table-cell>
          <table:table-cell office:value-type="float" office:value="900.0"/>
          <table:table-cell office:value-type="float" office:value="900.0"/>
          <table:table-cell office:value-type="float" office:value="2662859.0"/>
          <table:table-cell office:value-type="float" office:value="1953421.0"/>
          <table:table-cell office:value-type="float" office:value="1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76172.0"/>
          <table:table-cell office:value-type="float" office:value="1994185.0"/>
          <table:table-cell office:value-type="float" office:value="1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14000.0"/>
          <table:table-cell office:value-type="float" office:value="1890501.0"/>
          <table:table-cell office:value-type="float" office:value="1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17354.0"/>
          <table:table-cell office:value-type="float" office:value="1767813.0"/>
          <table:table-cell office:value-type="float" office:value="1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45496.0"/>
          <table:table-cell office:value-type="float" office:value="1675627.0"/>
          <table:table-cell office:value-type="float" office:value="1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65342.0"/>
          <table:table-cell office:value-type="float" office:value="1813169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42449.0"/>
          <table:table-cell office:value-type="float" office:value="1880912.0"/>
          <table:table-cell office:value-type="float" office:value="1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76585.0"/>
          <table:table-cell office:value-type="float" office:value="2013126.0"/>
          <table:table-cell office:value-type="float" office:value="13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78206.0"/>
          <table:table-cell office:value-type="float" office:value="1839102.0"/>
          <table:table-cell office:value-type="float" office:value="1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99931.0"/>
          <table:table-cell office:value-type="float" office:value="1981829.0"/>
          <table:table-cell office:value-type="float" office:value="13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65172.0"/>
          <table:table-cell office:value-type="float" office:value="1857564.0"/>
          <table:table-cell office:value-type="float" office:value="1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92915.0"/>
          <table:table-cell office:value-type="float" office:value="1989656.0"/>
          <table:table-cell office:value-type="float" office:value="150.0"/>
          <table:table-cell office:value-type="float" office:value="0.0"/>
          <table:table-cell table:formula="of:=MIN([.$B79];[.$H79];[.$N79];[.$T79];[.$Z79];[.$AF79];[.$AL79];[.$AR79];[.$AX79];[.$BD79];[.$BJ79];[.$BP79])" office:value-type="float"/>
          <table:table-cell table:formula="of:=MIN([.$C79];[.$I79];[.$O79];[.$U79];[.$AA79];[.$AG79];[.$AM79];[.$AS79];[.$AY79];[.$BE79];[.$BK79];[.$BQ79])" office:value-type="float"/>
          <table:table-cell table:formula="of:=MIN([.$D79];[.$J79];[.$P79];[.$V79];[.$AB79];[.$AH79];[.$AN79];[.$AT79];[.$AZ79];[.$BF79];[.$BL79];[.$BR79])" office:value-type="float"/>
          <table:table-cell table:formula="of:=MIN([.$E79];[.$K79];[.$Q79];[.$W79];[.$AC79];[.$AI79];[.$AO79];[.$AU79];[.$BA79];[.$BG79];[.$BM79];[.$BS79])" office:value-type="float"/>
          <table:table-cell table:formula="of:=MIN([.$F79];[.$L79];[.$R79];[.$X79];[.$AD79];[.$AJ79];[.$AP79];[.$AV79];[.$BB79];[.$BH79];[.$BN79];[.$BT79])" office:value-type="float"/>
          <table:table-cell table:formula="of:=MIN([.$G79];[.$M79];[.$S79];[.$Y79];[.$AE79];[.$AK79];[.$AQ79];[.$AW79];[.$BC79];[.$BI79];[.$BO79];[.$BU79])" office:value-type="float"/>
          <table:table-cell table:formula="of:=MEDIAN([.$B79];[.$H79];[.$N79];[.$T79];[.$Z79];[.$AF79];[.$AL79];[.$AR79];[.$AX79];[.$BD79];[.$BJ79];[.$BP79])" office:value-type="float"/>
          <table:table-cell table:formula="of:=MEDIAN([.$C79];[.$I79];[.$O79];[.$U79];[.$AA79];[.$AG79];[.$AM79];[.$AS79];[.$AY79];[.$BE79];[.$BK79];[.$BQ79])" office:value-type="float"/>
          <table:table-cell table:formula="of:=MEDIAN([.$D79];[.$J79];[.$P79];[.$V79];[.$AB79];[.$AH79];[.$AN79];[.$AT79];[.$AZ79];[.$BF79];[.$BL79];[.$BR79])" office:value-type="float"/>
          <table:table-cell table:formula="of:=MEDIAN([.$E79];[.$K79];[.$Q79];[.$W79];[.$AC79];[.$AI79];[.$AO79];[.$AU79];[.$BA79];[.$BG79];[.$BM79];[.$BS79])" office:value-type="float"/>
          <table:table-cell table:formula="of:=MEDIAN([.$F79];[.$L79];[.$R79];[.$X79];[.$AD79];[.$AJ79];[.$AP79];[.$AV79];[.$BB79];[.$BH79];[.$BN79];[.$BT79])" office:value-type="float"/>
          <table:table-cell table:formula="of:=MEDIAN([.$G79];[.$M79];[.$S79];[.$Y79];[.$AE79];[.$AK79];[.$AQ79];[.$AW79];[.$BC79];[.$BI79];[.$BO79];[.$BU79])" office:value-type="float"/>
          <table:table-cell table:formula="of:=MAX([.$B79];[.$H79];[.$N79];[.$T79];[.$Z79];[.$AF79];[.$AL79];[.$AR79];[.$AX79];[.$BD79];[.$BJ79];[.$BP79])" office:value-type="float"/>
          <table:table-cell table:formula="of:=MAX([.$C79];[.$I79];[.$O79];[.$U79];[.$AA79];[.$AG79];[.$AM79];[.$AS79];[.$AY79];[.$BE79];[.$BK79];[.$BQ79])" office:value-type="float"/>
          <table:table-cell table:formula="of:=MAX([.$D79];[.$J79];[.$P79];[.$V79];[.$AB79];[.$AH79];[.$AN79];[.$AT79];[.$AZ79];[.$BF79];[.$BL79];[.$BR79])" office:value-type="float"/>
          <table:table-cell table:formula="of:=MAX([.$E79];[.$K79];[.$Q79];[.$W79];[.$AC79];[.$AI79];[.$AO79];[.$AU79];[.$BA79];[.$BG79];[.$BM79];[.$BS79])" office:value-type="float"/>
          <table:table-cell table:formula="of:=MAX([.$F79];[.$L79];[.$R79];[.$X79];[.$AD79];[.$AJ79];[.$AP79];[.$AV79];[.$BB79];[.$BH79];[.$BN79];[.$BT79])" office:value-type="float"/>
          <table:table-cell table:formula="of:=MAX([.$G79];[.$M79];[.$S79];[.$Y79];[.$AE79];[.$AK79];[.$AQ79];[.$AW79];[.$BC79];[.$BI79];[.$BO79];[.$BU79])" office:value-type="float"/>
        </table:table-row>
        <table:table-row table:style-name="ro1">
          <table:table-cell office:value-type="string">
            <text:p>RicochetRobots/188-ricochetrobot-18-0.asp</text:p>
          </table:table-cell>
          <table:table-cell office:value-type="float" office:value="900.0"/>
          <table:table-cell office:value-type="float" office:value="900.0"/>
          <table:table-cell office:value-type="float" office:value="2620960.0"/>
          <table:table-cell office:value-type="float" office:value="1930767.0"/>
          <table:table-cell office:value-type="float" office:value="1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813678.0"/>
          <table:table-cell office:value-type="float" office:value="2022816.0"/>
          <table:table-cell office:value-type="float" office:value="1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83180.0"/>
          <table:table-cell office:value-type="float" office:value="1777186.0"/>
          <table:table-cell office:value-type="float" office:value="1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09531.0"/>
          <table:table-cell office:value-type="float" office:value="1917890.0"/>
          <table:table-cell office:value-type="float" office:value="1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01286.0"/>
          <table:table-cell office:value-type="float" office:value="1867756.0"/>
          <table:table-cell office:value-type="float" office:value="1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33987.0"/>
          <table:table-cell office:value-type="float" office:value="1861533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23589.0"/>
          <table:table-cell office:value-type="float" office:value="1885222.0"/>
          <table:table-cell office:value-type="float" office:value="16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68733.0"/>
          <table:table-cell office:value-type="float" office:value="1938220.0"/>
          <table:table-cell office:value-type="float" office:value="1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35757.0"/>
          <table:table-cell office:value-type="float" office:value="1902581.0"/>
          <table:table-cell office:value-type="float" office:value="13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64831.0"/>
          <table:table-cell office:value-type="float" office:value="1881920.0"/>
          <table:table-cell office:value-type="float" office:value="1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65086.0"/>
          <table:table-cell office:value-type="float" office:value="1846682.0"/>
          <table:table-cell office:value-type="float" office:value="1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19597.0"/>
          <table:table-cell office:value-type="float" office:value="1846546.0"/>
          <table:table-cell office:value-type="float" office:value="145.0"/>
          <table:table-cell office:value-type="float" office:value="0.0"/>
          <table:table-cell table:formula="of:=MIN([.$B80];[.$H80];[.$N80];[.$T80];[.$Z80];[.$AF80];[.$AL80];[.$AR80];[.$AX80];[.$BD80];[.$BJ80];[.$BP80])" office:value-type="float"/>
          <table:table-cell table:formula="of:=MIN([.$C80];[.$I80];[.$O80];[.$U80];[.$AA80];[.$AG80];[.$AM80];[.$AS80];[.$AY80];[.$BE80];[.$BK80];[.$BQ80])" office:value-type="float"/>
          <table:table-cell table:formula="of:=MIN([.$D80];[.$J80];[.$P80];[.$V80];[.$AB80];[.$AH80];[.$AN80];[.$AT80];[.$AZ80];[.$BF80];[.$BL80];[.$BR80])" office:value-type="float"/>
          <table:table-cell table:formula="of:=MIN([.$E80];[.$K80];[.$Q80];[.$W80];[.$AC80];[.$AI80];[.$AO80];[.$AU80];[.$BA80];[.$BG80];[.$BM80];[.$BS80])" office:value-type="float"/>
          <table:table-cell table:formula="of:=MIN([.$F80];[.$L80];[.$R80];[.$X80];[.$AD80];[.$AJ80];[.$AP80];[.$AV80];[.$BB80];[.$BH80];[.$BN80];[.$BT80])" office:value-type="float"/>
          <table:table-cell table:formula="of:=MIN([.$G80];[.$M80];[.$S80];[.$Y80];[.$AE80];[.$AK80];[.$AQ80];[.$AW80];[.$BC80];[.$BI80];[.$BO80];[.$BU80])" office:value-type="float"/>
          <table:table-cell table:formula="of:=MEDIAN([.$B80];[.$H80];[.$N80];[.$T80];[.$Z80];[.$AF80];[.$AL80];[.$AR80];[.$AX80];[.$BD80];[.$BJ80];[.$BP80])" office:value-type="float"/>
          <table:table-cell table:formula="of:=MEDIAN([.$C80];[.$I80];[.$O80];[.$U80];[.$AA80];[.$AG80];[.$AM80];[.$AS80];[.$AY80];[.$BE80];[.$BK80];[.$BQ80])" office:value-type="float"/>
          <table:table-cell table:formula="of:=MEDIAN([.$D80];[.$J80];[.$P80];[.$V80];[.$AB80];[.$AH80];[.$AN80];[.$AT80];[.$AZ80];[.$BF80];[.$BL80];[.$BR80])" office:value-type="float"/>
          <table:table-cell table:formula="of:=MEDIAN([.$E80];[.$K80];[.$Q80];[.$W80];[.$AC80];[.$AI80];[.$AO80];[.$AU80];[.$BA80];[.$BG80];[.$BM80];[.$BS80])" office:value-type="float"/>
          <table:table-cell table:formula="of:=MEDIAN([.$F80];[.$L80];[.$R80];[.$X80];[.$AD80];[.$AJ80];[.$AP80];[.$AV80];[.$BB80];[.$BH80];[.$BN80];[.$BT80])" office:value-type="float"/>
          <table:table-cell table:formula="of:=MEDIAN([.$G80];[.$M80];[.$S80];[.$Y80];[.$AE80];[.$AK80];[.$AQ80];[.$AW80];[.$BC80];[.$BI80];[.$BO80];[.$BU80])" office:value-type="float"/>
          <table:table-cell table:formula="of:=MAX([.$B80];[.$H80];[.$N80];[.$T80];[.$Z80];[.$AF80];[.$AL80];[.$AR80];[.$AX80];[.$BD80];[.$BJ80];[.$BP80])" office:value-type="float"/>
          <table:table-cell table:formula="of:=MAX([.$C80];[.$I80];[.$O80];[.$U80];[.$AA80];[.$AG80];[.$AM80];[.$AS80];[.$AY80];[.$BE80];[.$BK80];[.$BQ80])" office:value-type="float"/>
          <table:table-cell table:formula="of:=MAX([.$D80];[.$J80];[.$P80];[.$V80];[.$AB80];[.$AH80];[.$AN80];[.$AT80];[.$AZ80];[.$BF80];[.$BL80];[.$BR80])" office:value-type="float"/>
          <table:table-cell table:formula="of:=MAX([.$E80];[.$K80];[.$Q80];[.$W80];[.$AC80];[.$AI80];[.$AO80];[.$AU80];[.$BA80];[.$BG80];[.$BM80];[.$BS80])" office:value-type="float"/>
          <table:table-cell table:formula="of:=MAX([.$F80];[.$L80];[.$R80];[.$X80];[.$AD80];[.$AJ80];[.$AP80];[.$AV80];[.$BB80];[.$BH80];[.$BN80];[.$BT80])" office:value-type="float"/>
          <table:table-cell table:formula="of:=MAX([.$G80];[.$M80];[.$S80];[.$Y80];[.$AE80];[.$AK80];[.$AQ80];[.$AW80];[.$BC80];[.$BI80];[.$BO80];[.$BU80])" office:value-type="float"/>
        </table:table-row>
        <table:table-row table:style-name="ro1">
          <table:table-cell office:value-type="string">
            <text:p>RicochetRobots/214-ricochetrobot-22-0.asp</text:p>
          </table:table-cell>
          <table:table-cell office:value-type="float" office:value="900.0"/>
          <table:table-cell office:value-type="float" office:value="900.0"/>
          <table:table-cell office:value-type="float" office:value="2571129.0"/>
          <table:table-cell office:value-type="float" office:value="1868702.0"/>
          <table:table-cell office:value-type="float" office:value="16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819358.0"/>
          <table:table-cell office:value-type="float" office:value="2000824.0"/>
          <table:table-cell office:value-type="float" office:value="1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18829.0"/>
          <table:table-cell office:value-type="float" office:value="1809712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33446.0"/>
          <table:table-cell office:value-type="float" office:value="1935811.0"/>
          <table:table-cell office:value-type="float" office:value="1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74184.0"/>
          <table:table-cell office:value-type="float" office:value="1843578.0"/>
          <table:table-cell office:value-type="float" office:value="1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32455.0"/>
          <table:table-cell office:value-type="float" office:value="1928265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05141.0"/>
          <table:table-cell office:value-type="float" office:value="1874238.0"/>
          <table:table-cell office:value-type="float" office:value="1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03078.0"/>
          <table:table-cell office:value-type="float" office:value="1896001.0"/>
          <table:table-cell office:value-type="float" office:value="1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00520.0"/>
          <table:table-cell office:value-type="float" office:value="1855629.0"/>
          <table:table-cell office:value-type="float" office:value="1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01602.0"/>
          <table:table-cell office:value-type="float" office:value="1978503.0"/>
          <table:table-cell office:value-type="float" office:value="1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13210.0"/>
          <table:table-cell office:value-type="float" office:value="1871360.0"/>
          <table:table-cell office:value-type="float" office:value="1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72518.0"/>
          <table:table-cell office:value-type="float" office:value="1870235.0"/>
          <table:table-cell office:value-type="float" office:value="147.0"/>
          <table:table-cell office:value-type="float" office:value="0.0"/>
          <table:table-cell table:formula="of:=MIN([.$B81];[.$H81];[.$N81];[.$T81];[.$Z81];[.$AF81];[.$AL81];[.$AR81];[.$AX81];[.$BD81];[.$BJ81];[.$BP81])" office:value-type="float"/>
          <table:table-cell table:formula="of:=MIN([.$C81];[.$I81];[.$O81];[.$U81];[.$AA81];[.$AG81];[.$AM81];[.$AS81];[.$AY81];[.$BE81];[.$BK81];[.$BQ81])" office:value-type="float"/>
          <table:table-cell table:formula="of:=MIN([.$D81];[.$J81];[.$P81];[.$V81];[.$AB81];[.$AH81];[.$AN81];[.$AT81];[.$AZ81];[.$BF81];[.$BL81];[.$BR81])" office:value-type="float"/>
          <table:table-cell table:formula="of:=MIN([.$E81];[.$K81];[.$Q81];[.$W81];[.$AC81];[.$AI81];[.$AO81];[.$AU81];[.$BA81];[.$BG81];[.$BM81];[.$BS81])" office:value-type="float"/>
          <table:table-cell table:formula="of:=MIN([.$F81];[.$L81];[.$R81];[.$X81];[.$AD81];[.$AJ81];[.$AP81];[.$AV81];[.$BB81];[.$BH81];[.$BN81];[.$BT81])" office:value-type="float"/>
          <table:table-cell table:formula="of:=MIN([.$G81];[.$M81];[.$S81];[.$Y81];[.$AE81];[.$AK81];[.$AQ81];[.$AW81];[.$BC81];[.$BI81];[.$BO81];[.$BU81])" office:value-type="float"/>
          <table:table-cell table:formula="of:=MEDIAN([.$B81];[.$H81];[.$N81];[.$T81];[.$Z81];[.$AF81];[.$AL81];[.$AR81];[.$AX81];[.$BD81];[.$BJ81];[.$BP81])" office:value-type="float"/>
          <table:table-cell table:formula="of:=MEDIAN([.$C81];[.$I81];[.$O81];[.$U81];[.$AA81];[.$AG81];[.$AM81];[.$AS81];[.$AY81];[.$BE81];[.$BK81];[.$BQ81])" office:value-type="float"/>
          <table:table-cell table:formula="of:=MEDIAN([.$D81];[.$J81];[.$P81];[.$V81];[.$AB81];[.$AH81];[.$AN81];[.$AT81];[.$AZ81];[.$BF81];[.$BL81];[.$BR81])" office:value-type="float"/>
          <table:table-cell table:formula="of:=MEDIAN([.$E81];[.$K81];[.$Q81];[.$W81];[.$AC81];[.$AI81];[.$AO81];[.$AU81];[.$BA81];[.$BG81];[.$BM81];[.$BS81])" office:value-type="float"/>
          <table:table-cell table:formula="of:=MEDIAN([.$F81];[.$L81];[.$R81];[.$X81];[.$AD81];[.$AJ81];[.$AP81];[.$AV81];[.$BB81];[.$BH81];[.$BN81];[.$BT81])" office:value-type="float"/>
          <table:table-cell table:formula="of:=MEDIAN([.$G81];[.$M81];[.$S81];[.$Y81];[.$AE81];[.$AK81];[.$AQ81];[.$AW81];[.$BC81];[.$BI81];[.$BO81];[.$BU81])" office:value-type="float"/>
          <table:table-cell table:formula="of:=MAX([.$B81];[.$H81];[.$N81];[.$T81];[.$Z81];[.$AF81];[.$AL81];[.$AR81];[.$AX81];[.$BD81];[.$BJ81];[.$BP81])" office:value-type="float"/>
          <table:table-cell table:formula="of:=MAX([.$C81];[.$I81];[.$O81];[.$U81];[.$AA81];[.$AG81];[.$AM81];[.$AS81];[.$AY81];[.$BE81];[.$BK81];[.$BQ81])" office:value-type="float"/>
          <table:table-cell table:formula="of:=MAX([.$D81];[.$J81];[.$P81];[.$V81];[.$AB81];[.$AH81];[.$AN81];[.$AT81];[.$AZ81];[.$BF81];[.$BL81];[.$BR81])" office:value-type="float"/>
          <table:table-cell table:formula="of:=MAX([.$E81];[.$K81];[.$Q81];[.$W81];[.$AC81];[.$AI81];[.$AO81];[.$AU81];[.$BA81];[.$BG81];[.$BM81];[.$BS81])" office:value-type="float"/>
          <table:table-cell table:formula="of:=MAX([.$F81];[.$L81];[.$R81];[.$X81];[.$AD81];[.$AJ81];[.$AP81];[.$AV81];[.$BB81];[.$BH81];[.$BN81];[.$BT81])" office:value-type="float"/>
          <table:table-cell table:formula="of:=MAX([.$G81];[.$M81];[.$S81];[.$Y81];[.$AE81];[.$AK81];[.$AQ81];[.$AW81];[.$BC81];[.$BI81];[.$BO81];[.$BU81])" office:value-type="float"/>
        </table:table-row>
        <table:table-row table:style-name="ro1">
          <table:table-cell office:value-type="string">
            <text:p>RicochetRobots/230-ricochetrobot-17-0.asp</text:p>
          </table:table-cell>
          <table:table-cell office:value-type="float" office:value="900.0"/>
          <table:table-cell office:value-type="float" office:value="900.0"/>
          <table:table-cell office:value-type="float" office:value="2465956.0"/>
          <table:table-cell office:value-type="float" office:value="1816143.0"/>
          <table:table-cell office:value-type="float" office:value="1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70839.0"/>
          <table:table-cell office:value-type="float" office:value="1848049.0"/>
          <table:table-cell office:value-type="float" office:value="1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82416.0"/>
          <table:table-cell office:value-type="float" office:value="1794391.0"/>
          <table:table-cell office:value-type="float" office:value="1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87303.0"/>
          <table:table-cell office:value-type="float" office:value="1909141.0"/>
          <table:table-cell office:value-type="float" office:value="13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48785.0"/>
          <table:table-cell office:value-type="float" office:value="1777419.0"/>
          <table:table-cell office:value-type="float" office:value="1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13656.0"/>
          <table:table-cell office:value-type="float" office:value="1792697.0"/>
          <table:table-cell office:value-type="float" office:value="1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25838.0"/>
          <table:table-cell office:value-type="float" office:value="1662189.0"/>
          <table:table-cell office:value-type="float" office:value="1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95858.0"/>
          <table:table-cell office:value-type="float" office:value="1903237.0"/>
          <table:table-cell office:value-type="float" office:value="1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21953.0"/>
          <table:table-cell office:value-type="float" office:value="1832716.0"/>
          <table:table-cell office:value-type="float" office:value="13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10522.0"/>
          <table:table-cell office:value-type="float" office:value="1839458.0"/>
          <table:table-cell office:value-type="float" office:value="1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87268.0"/>
          <table:table-cell office:value-type="float" office:value="1795918.0"/>
          <table:table-cell office:value-type="float" office:value="1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63049.0"/>
          <table:table-cell office:value-type="float" office:value="1907912.0"/>
          <table:table-cell office:value-type="float" office:value="133.0"/>
          <table:table-cell office:value-type="float" office:value="0.0"/>
          <table:table-cell table:formula="of:=MIN([.$B82];[.$H82];[.$N82];[.$T82];[.$Z82];[.$AF82];[.$AL82];[.$AR82];[.$AX82];[.$BD82];[.$BJ82];[.$BP82])" office:value-type="float"/>
          <table:table-cell table:formula="of:=MIN([.$C82];[.$I82];[.$O82];[.$U82];[.$AA82];[.$AG82];[.$AM82];[.$AS82];[.$AY82];[.$BE82];[.$BK82];[.$BQ82])" office:value-type="float"/>
          <table:table-cell table:formula="of:=MIN([.$D82];[.$J82];[.$P82];[.$V82];[.$AB82];[.$AH82];[.$AN82];[.$AT82];[.$AZ82];[.$BF82];[.$BL82];[.$BR82])" office:value-type="float"/>
          <table:table-cell table:formula="of:=MIN([.$E82];[.$K82];[.$Q82];[.$W82];[.$AC82];[.$AI82];[.$AO82];[.$AU82];[.$BA82];[.$BG82];[.$BM82];[.$BS82])" office:value-type="float"/>
          <table:table-cell table:formula="of:=MIN([.$F82];[.$L82];[.$R82];[.$X82];[.$AD82];[.$AJ82];[.$AP82];[.$AV82];[.$BB82];[.$BH82];[.$BN82];[.$BT82])" office:value-type="float"/>
          <table:table-cell table:formula="of:=MIN([.$G82];[.$M82];[.$S82];[.$Y82];[.$AE82];[.$AK82];[.$AQ82];[.$AW82];[.$BC82];[.$BI82];[.$BO82];[.$BU82])" office:value-type="float"/>
          <table:table-cell table:formula="of:=MEDIAN([.$B82];[.$H82];[.$N82];[.$T82];[.$Z82];[.$AF82];[.$AL82];[.$AR82];[.$AX82];[.$BD82];[.$BJ82];[.$BP82])" office:value-type="float"/>
          <table:table-cell table:formula="of:=MEDIAN([.$C82];[.$I82];[.$O82];[.$U82];[.$AA82];[.$AG82];[.$AM82];[.$AS82];[.$AY82];[.$BE82];[.$BK82];[.$BQ82])" office:value-type="float"/>
          <table:table-cell table:formula="of:=MEDIAN([.$D82];[.$J82];[.$P82];[.$V82];[.$AB82];[.$AH82];[.$AN82];[.$AT82];[.$AZ82];[.$BF82];[.$BL82];[.$BR82])" office:value-type="float"/>
          <table:table-cell table:formula="of:=MEDIAN([.$E82];[.$K82];[.$Q82];[.$W82];[.$AC82];[.$AI82];[.$AO82];[.$AU82];[.$BA82];[.$BG82];[.$BM82];[.$BS82])" office:value-type="float"/>
          <table:table-cell table:formula="of:=MEDIAN([.$F82];[.$L82];[.$R82];[.$X82];[.$AD82];[.$AJ82];[.$AP82];[.$AV82];[.$BB82];[.$BH82];[.$BN82];[.$BT82])" office:value-type="float"/>
          <table:table-cell table:formula="of:=MEDIAN([.$G82];[.$M82];[.$S82];[.$Y82];[.$AE82];[.$AK82];[.$AQ82];[.$AW82];[.$BC82];[.$BI82];[.$BO82];[.$BU82])" office:value-type="float"/>
          <table:table-cell table:formula="of:=MAX([.$B82];[.$H82];[.$N82];[.$T82];[.$Z82];[.$AF82];[.$AL82];[.$AR82];[.$AX82];[.$BD82];[.$BJ82];[.$BP82])" office:value-type="float"/>
          <table:table-cell table:formula="of:=MAX([.$C82];[.$I82];[.$O82];[.$U82];[.$AA82];[.$AG82];[.$AM82];[.$AS82];[.$AY82];[.$BE82];[.$BK82];[.$BQ82])" office:value-type="float"/>
          <table:table-cell table:formula="of:=MAX([.$D82];[.$J82];[.$P82];[.$V82];[.$AB82];[.$AH82];[.$AN82];[.$AT82];[.$AZ82];[.$BF82];[.$BL82];[.$BR82])" office:value-type="float"/>
          <table:table-cell table:formula="of:=MAX([.$E82];[.$K82];[.$Q82];[.$W82];[.$AC82];[.$AI82];[.$AO82];[.$AU82];[.$BA82];[.$BG82];[.$BM82];[.$BS82])" office:value-type="float"/>
          <table:table-cell table:formula="of:=MAX([.$F82];[.$L82];[.$R82];[.$X82];[.$AD82];[.$AJ82];[.$AP82];[.$AV82];[.$BB82];[.$BH82];[.$BN82];[.$BT82])" office:value-type="float"/>
          <table:table-cell table:formula="of:=MAX([.$G82];[.$M82];[.$S82];[.$Y82];[.$AE82];[.$AK82];[.$AQ82];[.$AW82];[.$BC82];[.$BI82];[.$BO82];[.$BU82])" office:value-type="float"/>
        </table:table-row>
        <table:table-row table:style-name="ro1">
          <table:table-cell office:value-type="string">
            <text:p>Sokoban/0065-sokoban-120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83];[.$H83];[.$N83];[.$T83];[.$Z83];[.$AF83];[.$AL83];[.$AR83];[.$AX83];[.$BD83];[.$BJ83];[.$BP83])" office:value-type="float"/>
          <table:table-cell table:formula="of:=MIN([.$C83];[.$I83];[.$O83];[.$U83];[.$AA83];[.$AG83];[.$AM83];[.$AS83];[.$AY83];[.$BE83];[.$BK83];[.$BQ83])" office:value-type="float"/>
          <table:table-cell table:formula="of:=MIN([.$D83];[.$J83];[.$P83];[.$V83];[.$AB83];[.$AH83];[.$AN83];[.$AT83];[.$AZ83];[.$BF83];[.$BL83];[.$BR83])" office:value-type="float"/>
          <table:table-cell table:formula="of:=MIN([.$E83];[.$K83];[.$Q83];[.$W83];[.$AC83];[.$AI83];[.$AO83];[.$AU83];[.$BA83];[.$BG83];[.$BM83];[.$BS83])" office:value-type="float"/>
          <table:table-cell table:formula="of:=MIN([.$F83];[.$L83];[.$R83];[.$X83];[.$AD83];[.$AJ83];[.$AP83];[.$AV83];[.$BB83];[.$BH83];[.$BN83];[.$BT83])" office:value-type="float"/>
          <table:table-cell table:formula="of:=MIN([.$G83];[.$M83];[.$S83];[.$Y83];[.$AE83];[.$AK83];[.$AQ83];[.$AW83];[.$BC83];[.$BI83];[.$BO83];[.$BU83])" office:value-type="float"/>
          <table:table-cell table:formula="of:=MEDIAN([.$B83];[.$H83];[.$N83];[.$T83];[.$Z83];[.$AF83];[.$AL83];[.$AR83];[.$AX83];[.$BD83];[.$BJ83];[.$BP83])" office:value-type="float"/>
          <table:table-cell table:formula="of:=MEDIAN([.$C83];[.$I83];[.$O83];[.$U83];[.$AA83];[.$AG83];[.$AM83];[.$AS83];[.$AY83];[.$BE83];[.$BK83];[.$BQ83])" office:value-type="float"/>
          <table:table-cell table:formula="of:=MEDIAN([.$D83];[.$J83];[.$P83];[.$V83];[.$AB83];[.$AH83];[.$AN83];[.$AT83];[.$AZ83];[.$BF83];[.$BL83];[.$BR83])" office:value-type="float"/>
          <table:table-cell table:formula="of:=MEDIAN([.$E83];[.$K83];[.$Q83];[.$W83];[.$AC83];[.$AI83];[.$AO83];[.$AU83];[.$BA83];[.$BG83];[.$BM83];[.$BS83])" office:value-type="float"/>
          <table:table-cell table:formula="of:=MEDIAN([.$F83];[.$L83];[.$R83];[.$X83];[.$AD83];[.$AJ83];[.$AP83];[.$AV83];[.$BB83];[.$BH83];[.$BN83];[.$BT83])" office:value-type="float"/>
          <table:table-cell table:formula="of:=MEDIAN([.$G83];[.$M83];[.$S83];[.$Y83];[.$AE83];[.$AK83];[.$AQ83];[.$AW83];[.$BC83];[.$BI83];[.$BO83];[.$BU83])" office:value-type="float"/>
          <table:table-cell table:formula="of:=MAX([.$B83];[.$H83];[.$N83];[.$T83];[.$Z83];[.$AF83];[.$AL83];[.$AR83];[.$AX83];[.$BD83];[.$BJ83];[.$BP83])" office:value-type="float"/>
          <table:table-cell table:formula="of:=MAX([.$C83];[.$I83];[.$O83];[.$U83];[.$AA83];[.$AG83];[.$AM83];[.$AS83];[.$AY83];[.$BE83];[.$BK83];[.$BQ83])" office:value-type="float"/>
          <table:table-cell table:formula="of:=MAX([.$D83];[.$J83];[.$P83];[.$V83];[.$AB83];[.$AH83];[.$AN83];[.$AT83];[.$AZ83];[.$BF83];[.$BL83];[.$BR83])" office:value-type="float"/>
          <table:table-cell table:formula="of:=MAX([.$E83];[.$K83];[.$Q83];[.$W83];[.$AC83];[.$AI83];[.$AO83];[.$AU83];[.$BA83];[.$BG83];[.$BM83];[.$BS83])" office:value-type="float"/>
          <table:table-cell table:formula="of:=MAX([.$F83];[.$L83];[.$R83];[.$X83];[.$AD83];[.$AJ83];[.$AP83];[.$AV83];[.$BB83];[.$BH83];[.$BN83];[.$BT83])" office:value-type="float"/>
          <table:table-cell table:formula="of:=MAX([.$G83];[.$M83];[.$S83];[.$Y83];[.$AE83];[.$AK83];[.$AQ83];[.$AW83];[.$BC83];[.$BI83];[.$BO83];[.$BU83])" office:value-type="float"/>
        </table:table-row>
        <table:table-row table:style-name="ro1">
          <table:table-cell office:value-type="string">
            <text:p>Sokoban/0096-sokoban-36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84];[.$H84];[.$N84];[.$T84];[.$Z84];[.$AF84];[.$AL84];[.$AR84];[.$AX84];[.$BD84];[.$BJ84];[.$BP84])" office:value-type="float"/>
          <table:table-cell table:formula="of:=MIN([.$C84];[.$I84];[.$O84];[.$U84];[.$AA84];[.$AG84];[.$AM84];[.$AS84];[.$AY84];[.$BE84];[.$BK84];[.$BQ84])" office:value-type="float"/>
          <table:table-cell table:formula="of:=MIN([.$D84];[.$J84];[.$P84];[.$V84];[.$AB84];[.$AH84];[.$AN84];[.$AT84];[.$AZ84];[.$BF84];[.$BL84];[.$BR84])" office:value-type="float"/>
          <table:table-cell table:formula="of:=MIN([.$E84];[.$K84];[.$Q84];[.$W84];[.$AC84];[.$AI84];[.$AO84];[.$AU84];[.$BA84];[.$BG84];[.$BM84];[.$BS84])" office:value-type="float"/>
          <table:table-cell table:formula="of:=MIN([.$F84];[.$L84];[.$R84];[.$X84];[.$AD84];[.$AJ84];[.$AP84];[.$AV84];[.$BB84];[.$BH84];[.$BN84];[.$BT84])" office:value-type="float"/>
          <table:table-cell table:formula="of:=MIN([.$G84];[.$M84];[.$S84];[.$Y84];[.$AE84];[.$AK84];[.$AQ84];[.$AW84];[.$BC84];[.$BI84];[.$BO84];[.$BU84])" office:value-type="float"/>
          <table:table-cell table:formula="of:=MEDIAN([.$B84];[.$H84];[.$N84];[.$T84];[.$Z84];[.$AF84];[.$AL84];[.$AR84];[.$AX84];[.$BD84];[.$BJ84];[.$BP84])" office:value-type="float"/>
          <table:table-cell table:formula="of:=MEDIAN([.$C84];[.$I84];[.$O84];[.$U84];[.$AA84];[.$AG84];[.$AM84];[.$AS84];[.$AY84];[.$BE84];[.$BK84];[.$BQ84])" office:value-type="float"/>
          <table:table-cell table:formula="of:=MEDIAN([.$D84];[.$J84];[.$P84];[.$V84];[.$AB84];[.$AH84];[.$AN84];[.$AT84];[.$AZ84];[.$BF84];[.$BL84];[.$BR84])" office:value-type="float"/>
          <table:table-cell table:formula="of:=MEDIAN([.$E84];[.$K84];[.$Q84];[.$W84];[.$AC84];[.$AI84];[.$AO84];[.$AU84];[.$BA84];[.$BG84];[.$BM84];[.$BS84])" office:value-type="float"/>
          <table:table-cell table:formula="of:=MEDIAN([.$F84];[.$L84];[.$R84];[.$X84];[.$AD84];[.$AJ84];[.$AP84];[.$AV84];[.$BB84];[.$BH84];[.$BN84];[.$BT84])" office:value-type="float"/>
          <table:table-cell table:formula="of:=MEDIAN([.$G84];[.$M84];[.$S84];[.$Y84];[.$AE84];[.$AK84];[.$AQ84];[.$AW84];[.$BC84];[.$BI84];[.$BO84];[.$BU84])" office:value-type="float"/>
          <table:table-cell table:formula="of:=MAX([.$B84];[.$H84];[.$N84];[.$T84];[.$Z84];[.$AF84];[.$AL84];[.$AR84];[.$AX84];[.$BD84];[.$BJ84];[.$BP84])" office:value-type="float"/>
          <table:table-cell table:formula="of:=MAX([.$C84];[.$I84];[.$O84];[.$U84];[.$AA84];[.$AG84];[.$AM84];[.$AS84];[.$AY84];[.$BE84];[.$BK84];[.$BQ84])" office:value-type="float"/>
          <table:table-cell table:formula="of:=MAX([.$D84];[.$J84];[.$P84];[.$V84];[.$AB84];[.$AH84];[.$AN84];[.$AT84];[.$AZ84];[.$BF84];[.$BL84];[.$BR84])" office:value-type="float"/>
          <table:table-cell table:formula="of:=MAX([.$E84];[.$K84];[.$Q84];[.$W84];[.$AC84];[.$AI84];[.$AO84];[.$AU84];[.$BA84];[.$BG84];[.$BM84];[.$BS84])" office:value-type="float"/>
          <table:table-cell table:formula="of:=MAX([.$F84];[.$L84];[.$R84];[.$X84];[.$AD84];[.$AJ84];[.$AP84];[.$AV84];[.$BB84];[.$BH84];[.$BN84];[.$BT84])" office:value-type="float"/>
          <table:table-cell table:formula="of:=MAX([.$G84];[.$M84];[.$S84];[.$Y84];[.$AE84];[.$AK84];[.$AQ84];[.$AW84];[.$BC84];[.$BI84];[.$BO84];[.$BU84])" office:value-type="float"/>
        </table:table-row>
        <table:table-row table:style-name="ro1">
          <table:table-cell office:value-type="string">
            <text:p>Sokoban/0103-sokoban-110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85];[.$H85];[.$N85];[.$T85];[.$Z85];[.$AF85];[.$AL85];[.$AR85];[.$AX85];[.$BD85];[.$BJ85];[.$BP85])" office:value-type="float"/>
          <table:table-cell table:formula="of:=MIN([.$C85];[.$I85];[.$O85];[.$U85];[.$AA85];[.$AG85];[.$AM85];[.$AS85];[.$AY85];[.$BE85];[.$BK85];[.$BQ85])" office:value-type="float"/>
          <table:table-cell table:formula="of:=MIN([.$D85];[.$J85];[.$P85];[.$V85];[.$AB85];[.$AH85];[.$AN85];[.$AT85];[.$AZ85];[.$BF85];[.$BL85];[.$BR85])" office:value-type="float"/>
          <table:table-cell table:formula="of:=MIN([.$E85];[.$K85];[.$Q85];[.$W85];[.$AC85];[.$AI85];[.$AO85];[.$AU85];[.$BA85];[.$BG85];[.$BM85];[.$BS85])" office:value-type="float"/>
          <table:table-cell table:formula="of:=MIN([.$F85];[.$L85];[.$R85];[.$X85];[.$AD85];[.$AJ85];[.$AP85];[.$AV85];[.$BB85];[.$BH85];[.$BN85];[.$BT85])" office:value-type="float"/>
          <table:table-cell table:formula="of:=MIN([.$G85];[.$M85];[.$S85];[.$Y85];[.$AE85];[.$AK85];[.$AQ85];[.$AW85];[.$BC85];[.$BI85];[.$BO85];[.$BU85])" office:value-type="float"/>
          <table:table-cell table:formula="of:=MEDIAN([.$B85];[.$H85];[.$N85];[.$T85];[.$Z85];[.$AF85];[.$AL85];[.$AR85];[.$AX85];[.$BD85];[.$BJ85];[.$BP85])" office:value-type="float"/>
          <table:table-cell table:formula="of:=MEDIAN([.$C85];[.$I85];[.$O85];[.$U85];[.$AA85];[.$AG85];[.$AM85];[.$AS85];[.$AY85];[.$BE85];[.$BK85];[.$BQ85])" office:value-type="float"/>
          <table:table-cell table:formula="of:=MEDIAN([.$D85];[.$J85];[.$P85];[.$V85];[.$AB85];[.$AH85];[.$AN85];[.$AT85];[.$AZ85];[.$BF85];[.$BL85];[.$BR85])" office:value-type="float"/>
          <table:table-cell table:formula="of:=MEDIAN([.$E85];[.$K85];[.$Q85];[.$W85];[.$AC85];[.$AI85];[.$AO85];[.$AU85];[.$BA85];[.$BG85];[.$BM85];[.$BS85])" office:value-type="float"/>
          <table:table-cell table:formula="of:=MEDIAN([.$F85];[.$L85];[.$R85];[.$X85];[.$AD85];[.$AJ85];[.$AP85];[.$AV85];[.$BB85];[.$BH85];[.$BN85];[.$BT85])" office:value-type="float"/>
          <table:table-cell table:formula="of:=MEDIAN([.$G85];[.$M85];[.$S85];[.$Y85];[.$AE85];[.$AK85];[.$AQ85];[.$AW85];[.$BC85];[.$BI85];[.$BO85];[.$BU85])" office:value-type="float"/>
          <table:table-cell table:formula="of:=MAX([.$B85];[.$H85];[.$N85];[.$T85];[.$Z85];[.$AF85];[.$AL85];[.$AR85];[.$AX85];[.$BD85];[.$BJ85];[.$BP85])" office:value-type="float"/>
          <table:table-cell table:formula="of:=MAX([.$C85];[.$I85];[.$O85];[.$U85];[.$AA85];[.$AG85];[.$AM85];[.$AS85];[.$AY85];[.$BE85];[.$BK85];[.$BQ85])" office:value-type="float"/>
          <table:table-cell table:formula="of:=MAX([.$D85];[.$J85];[.$P85];[.$V85];[.$AB85];[.$AH85];[.$AN85];[.$AT85];[.$AZ85];[.$BF85];[.$BL85];[.$BR85])" office:value-type="float"/>
          <table:table-cell table:formula="of:=MAX([.$E85];[.$K85];[.$Q85];[.$W85];[.$AC85];[.$AI85];[.$AO85];[.$AU85];[.$BA85];[.$BG85];[.$BM85];[.$BS85])" office:value-type="float"/>
          <table:table-cell table:formula="of:=MAX([.$F85];[.$L85];[.$R85];[.$X85];[.$AD85];[.$AJ85];[.$AP85];[.$AV85];[.$BB85];[.$BH85];[.$BN85];[.$BT85])" office:value-type="float"/>
          <table:table-cell table:formula="of:=MAX([.$G85];[.$M85];[.$S85];[.$Y85];[.$AE85];[.$AK85];[.$AQ85];[.$AW85];[.$BC85];[.$BI85];[.$BO85];[.$BU85])" office:value-type="float"/>
        </table:table-row>
        <table:table-row table:style-name="ro1">
          <table:table-cell office:value-type="string">
            <text:p>Sokoban/0119-sokoban-42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86];[.$H86];[.$N86];[.$T86];[.$Z86];[.$AF86];[.$AL86];[.$AR86];[.$AX86];[.$BD86];[.$BJ86];[.$BP86])" office:value-type="float"/>
          <table:table-cell table:formula="of:=MIN([.$C86];[.$I86];[.$O86];[.$U86];[.$AA86];[.$AG86];[.$AM86];[.$AS86];[.$AY86];[.$BE86];[.$BK86];[.$BQ86])" office:value-type="float"/>
          <table:table-cell table:formula="of:=MIN([.$D86];[.$J86];[.$P86];[.$V86];[.$AB86];[.$AH86];[.$AN86];[.$AT86];[.$AZ86];[.$BF86];[.$BL86];[.$BR86])" office:value-type="float"/>
          <table:table-cell table:formula="of:=MIN([.$E86];[.$K86];[.$Q86];[.$W86];[.$AC86];[.$AI86];[.$AO86];[.$AU86];[.$BA86];[.$BG86];[.$BM86];[.$BS86])" office:value-type="float"/>
          <table:table-cell table:formula="of:=MIN([.$F86];[.$L86];[.$R86];[.$X86];[.$AD86];[.$AJ86];[.$AP86];[.$AV86];[.$BB86];[.$BH86];[.$BN86];[.$BT86])" office:value-type="float"/>
          <table:table-cell table:formula="of:=MIN([.$G86];[.$M86];[.$S86];[.$Y86];[.$AE86];[.$AK86];[.$AQ86];[.$AW86];[.$BC86];[.$BI86];[.$BO86];[.$BU86])" office:value-type="float"/>
          <table:table-cell table:formula="of:=MEDIAN([.$B86];[.$H86];[.$N86];[.$T86];[.$Z86];[.$AF86];[.$AL86];[.$AR86];[.$AX86];[.$BD86];[.$BJ86];[.$BP86])" office:value-type="float"/>
          <table:table-cell table:formula="of:=MEDIAN([.$C86];[.$I86];[.$O86];[.$U86];[.$AA86];[.$AG86];[.$AM86];[.$AS86];[.$AY86];[.$BE86];[.$BK86];[.$BQ86])" office:value-type="float"/>
          <table:table-cell table:formula="of:=MEDIAN([.$D86];[.$J86];[.$P86];[.$V86];[.$AB86];[.$AH86];[.$AN86];[.$AT86];[.$AZ86];[.$BF86];[.$BL86];[.$BR86])" office:value-type="float"/>
          <table:table-cell table:formula="of:=MEDIAN([.$E86];[.$K86];[.$Q86];[.$W86];[.$AC86];[.$AI86];[.$AO86];[.$AU86];[.$BA86];[.$BG86];[.$BM86];[.$BS86])" office:value-type="float"/>
          <table:table-cell table:formula="of:=MEDIAN([.$F86];[.$L86];[.$R86];[.$X86];[.$AD86];[.$AJ86];[.$AP86];[.$AV86];[.$BB86];[.$BH86];[.$BN86];[.$BT86])" office:value-type="float"/>
          <table:table-cell table:formula="of:=MEDIAN([.$G86];[.$M86];[.$S86];[.$Y86];[.$AE86];[.$AK86];[.$AQ86];[.$AW86];[.$BC86];[.$BI86];[.$BO86];[.$BU86])" office:value-type="float"/>
          <table:table-cell table:formula="of:=MAX([.$B86];[.$H86];[.$N86];[.$T86];[.$Z86];[.$AF86];[.$AL86];[.$AR86];[.$AX86];[.$BD86];[.$BJ86];[.$BP86])" office:value-type="float"/>
          <table:table-cell table:formula="of:=MAX([.$C86];[.$I86];[.$O86];[.$U86];[.$AA86];[.$AG86];[.$AM86];[.$AS86];[.$AY86];[.$BE86];[.$BK86];[.$BQ86])" office:value-type="float"/>
          <table:table-cell table:formula="of:=MAX([.$D86];[.$J86];[.$P86];[.$V86];[.$AB86];[.$AH86];[.$AN86];[.$AT86];[.$AZ86];[.$BF86];[.$BL86];[.$BR86])" office:value-type="float"/>
          <table:table-cell table:formula="of:=MAX([.$E86];[.$K86];[.$Q86];[.$W86];[.$AC86];[.$AI86];[.$AO86];[.$AU86];[.$BA86];[.$BG86];[.$BM86];[.$BS86])" office:value-type="float"/>
          <table:table-cell table:formula="of:=MAX([.$F86];[.$L86];[.$R86];[.$X86];[.$AD86];[.$AJ86];[.$AP86];[.$AV86];[.$BB86];[.$BH86];[.$BN86];[.$BT86])" office:value-type="float"/>
          <table:table-cell table:formula="of:=MAX([.$G86];[.$M86];[.$S86];[.$Y86];[.$AE86];[.$AK86];[.$AQ86];[.$AW86];[.$BC86];[.$BI86];[.$BO86];[.$BU86])" office:value-type="float"/>
        </table:table-row>
        <table:table-row table:style-name="ro1">
          <table:table-cell office:value-type="string">
            <text:p>Sokoban/0128-sokoban-131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87];[.$H87];[.$N87];[.$T87];[.$Z87];[.$AF87];[.$AL87];[.$AR87];[.$AX87];[.$BD87];[.$BJ87];[.$BP87])" office:value-type="float"/>
          <table:table-cell table:formula="of:=MIN([.$C87];[.$I87];[.$O87];[.$U87];[.$AA87];[.$AG87];[.$AM87];[.$AS87];[.$AY87];[.$BE87];[.$BK87];[.$BQ87])" office:value-type="float"/>
          <table:table-cell table:formula="of:=MIN([.$D87];[.$J87];[.$P87];[.$V87];[.$AB87];[.$AH87];[.$AN87];[.$AT87];[.$AZ87];[.$BF87];[.$BL87];[.$BR87])" office:value-type="float"/>
          <table:table-cell table:formula="of:=MIN([.$E87];[.$K87];[.$Q87];[.$W87];[.$AC87];[.$AI87];[.$AO87];[.$AU87];[.$BA87];[.$BG87];[.$BM87];[.$BS87])" office:value-type="float"/>
          <table:table-cell table:formula="of:=MIN([.$F87];[.$L87];[.$R87];[.$X87];[.$AD87];[.$AJ87];[.$AP87];[.$AV87];[.$BB87];[.$BH87];[.$BN87];[.$BT87])" office:value-type="float"/>
          <table:table-cell table:formula="of:=MIN([.$G87];[.$M87];[.$S87];[.$Y87];[.$AE87];[.$AK87];[.$AQ87];[.$AW87];[.$BC87];[.$BI87];[.$BO87];[.$BU87])" office:value-type="float"/>
          <table:table-cell table:formula="of:=MEDIAN([.$B87];[.$H87];[.$N87];[.$T87];[.$Z87];[.$AF87];[.$AL87];[.$AR87];[.$AX87];[.$BD87];[.$BJ87];[.$BP87])" office:value-type="float"/>
          <table:table-cell table:formula="of:=MEDIAN([.$C87];[.$I87];[.$O87];[.$U87];[.$AA87];[.$AG87];[.$AM87];[.$AS87];[.$AY87];[.$BE87];[.$BK87];[.$BQ87])" office:value-type="float"/>
          <table:table-cell table:formula="of:=MEDIAN([.$D87];[.$J87];[.$P87];[.$V87];[.$AB87];[.$AH87];[.$AN87];[.$AT87];[.$AZ87];[.$BF87];[.$BL87];[.$BR87])" office:value-type="float"/>
          <table:table-cell table:formula="of:=MEDIAN([.$E87];[.$K87];[.$Q87];[.$W87];[.$AC87];[.$AI87];[.$AO87];[.$AU87];[.$BA87];[.$BG87];[.$BM87];[.$BS87])" office:value-type="float"/>
          <table:table-cell table:formula="of:=MEDIAN([.$F87];[.$L87];[.$R87];[.$X87];[.$AD87];[.$AJ87];[.$AP87];[.$AV87];[.$BB87];[.$BH87];[.$BN87];[.$BT87])" office:value-type="float"/>
          <table:table-cell table:formula="of:=MEDIAN([.$G87];[.$M87];[.$S87];[.$Y87];[.$AE87];[.$AK87];[.$AQ87];[.$AW87];[.$BC87];[.$BI87];[.$BO87];[.$BU87])" office:value-type="float"/>
          <table:table-cell table:formula="of:=MAX([.$B87];[.$H87];[.$N87];[.$T87];[.$Z87];[.$AF87];[.$AL87];[.$AR87];[.$AX87];[.$BD87];[.$BJ87];[.$BP87])" office:value-type="float"/>
          <table:table-cell table:formula="of:=MAX([.$C87];[.$I87];[.$O87];[.$U87];[.$AA87];[.$AG87];[.$AM87];[.$AS87];[.$AY87];[.$BE87];[.$BK87];[.$BQ87])" office:value-type="float"/>
          <table:table-cell table:formula="of:=MAX([.$D87];[.$J87];[.$P87];[.$V87];[.$AB87];[.$AH87];[.$AN87];[.$AT87];[.$AZ87];[.$BF87];[.$BL87];[.$BR87])" office:value-type="float"/>
          <table:table-cell table:formula="of:=MAX([.$E87];[.$K87];[.$Q87];[.$W87];[.$AC87];[.$AI87];[.$AO87];[.$AU87];[.$BA87];[.$BG87];[.$BM87];[.$BS87])" office:value-type="float"/>
          <table:table-cell table:formula="of:=MAX([.$F87];[.$L87];[.$R87];[.$X87];[.$AD87];[.$AJ87];[.$AP87];[.$AV87];[.$BB87];[.$BH87];[.$BN87];[.$BT87])" office:value-type="float"/>
          <table:table-cell table:formula="of:=MAX([.$G87];[.$M87];[.$S87];[.$Y87];[.$AE87];[.$AK87];[.$AQ87];[.$AW87];[.$BC87];[.$BI87];[.$BO87];[.$BU87])" office:value-type="float"/>
        </table:table-row>
        <table:table-row table:style-name="ro1">
          <table:table-cell office:value-type="string">
            <text:p>Sokoban/0140-sokoban-60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88];[.$H88];[.$N88];[.$T88];[.$Z88];[.$AF88];[.$AL88];[.$AR88];[.$AX88];[.$BD88];[.$BJ88];[.$BP88])" office:value-type="float"/>
          <table:table-cell table:formula="of:=MIN([.$C88];[.$I88];[.$O88];[.$U88];[.$AA88];[.$AG88];[.$AM88];[.$AS88];[.$AY88];[.$BE88];[.$BK88];[.$BQ88])" office:value-type="float"/>
          <table:table-cell table:formula="of:=MIN([.$D88];[.$J88];[.$P88];[.$V88];[.$AB88];[.$AH88];[.$AN88];[.$AT88];[.$AZ88];[.$BF88];[.$BL88];[.$BR88])" office:value-type="float"/>
          <table:table-cell table:formula="of:=MIN([.$E88];[.$K88];[.$Q88];[.$W88];[.$AC88];[.$AI88];[.$AO88];[.$AU88];[.$BA88];[.$BG88];[.$BM88];[.$BS88])" office:value-type="float"/>
          <table:table-cell table:formula="of:=MIN([.$F88];[.$L88];[.$R88];[.$X88];[.$AD88];[.$AJ88];[.$AP88];[.$AV88];[.$BB88];[.$BH88];[.$BN88];[.$BT88])" office:value-type="float"/>
          <table:table-cell table:formula="of:=MIN([.$G88];[.$M88];[.$S88];[.$Y88];[.$AE88];[.$AK88];[.$AQ88];[.$AW88];[.$BC88];[.$BI88];[.$BO88];[.$BU88])" office:value-type="float"/>
          <table:table-cell table:formula="of:=MEDIAN([.$B88];[.$H88];[.$N88];[.$T88];[.$Z88];[.$AF88];[.$AL88];[.$AR88];[.$AX88];[.$BD88];[.$BJ88];[.$BP88])" office:value-type="float"/>
          <table:table-cell table:formula="of:=MEDIAN([.$C88];[.$I88];[.$O88];[.$U88];[.$AA88];[.$AG88];[.$AM88];[.$AS88];[.$AY88];[.$BE88];[.$BK88];[.$BQ88])" office:value-type="float"/>
          <table:table-cell table:formula="of:=MEDIAN([.$D88];[.$J88];[.$P88];[.$V88];[.$AB88];[.$AH88];[.$AN88];[.$AT88];[.$AZ88];[.$BF88];[.$BL88];[.$BR88])" office:value-type="float"/>
          <table:table-cell table:formula="of:=MEDIAN([.$E88];[.$K88];[.$Q88];[.$W88];[.$AC88];[.$AI88];[.$AO88];[.$AU88];[.$BA88];[.$BG88];[.$BM88];[.$BS88])" office:value-type="float"/>
          <table:table-cell table:formula="of:=MEDIAN([.$F88];[.$L88];[.$R88];[.$X88];[.$AD88];[.$AJ88];[.$AP88];[.$AV88];[.$BB88];[.$BH88];[.$BN88];[.$BT88])" office:value-type="float"/>
          <table:table-cell table:formula="of:=MEDIAN([.$G88];[.$M88];[.$S88];[.$Y88];[.$AE88];[.$AK88];[.$AQ88];[.$AW88];[.$BC88];[.$BI88];[.$BO88];[.$BU88])" office:value-type="float"/>
          <table:table-cell table:formula="of:=MAX([.$B88];[.$H88];[.$N88];[.$T88];[.$Z88];[.$AF88];[.$AL88];[.$AR88];[.$AX88];[.$BD88];[.$BJ88];[.$BP88])" office:value-type="float"/>
          <table:table-cell table:formula="of:=MAX([.$C88];[.$I88];[.$O88];[.$U88];[.$AA88];[.$AG88];[.$AM88];[.$AS88];[.$AY88];[.$BE88];[.$BK88];[.$BQ88])" office:value-type="float"/>
          <table:table-cell table:formula="of:=MAX([.$D88];[.$J88];[.$P88];[.$V88];[.$AB88];[.$AH88];[.$AN88];[.$AT88];[.$AZ88];[.$BF88];[.$BL88];[.$BR88])" office:value-type="float"/>
          <table:table-cell table:formula="of:=MAX([.$E88];[.$K88];[.$Q88];[.$W88];[.$AC88];[.$AI88];[.$AO88];[.$AU88];[.$BA88];[.$BG88];[.$BM88];[.$BS88])" office:value-type="float"/>
          <table:table-cell table:formula="of:=MAX([.$F88];[.$L88];[.$R88];[.$X88];[.$AD88];[.$AJ88];[.$AP88];[.$AV88];[.$BB88];[.$BH88];[.$BN88];[.$BT88])" office:value-type="float"/>
          <table:table-cell table:formula="of:=MAX([.$G88];[.$M88];[.$S88];[.$Y88];[.$AE88];[.$AK88];[.$AQ88];[.$AW88];[.$BC88];[.$BI88];[.$BO88];[.$BU88])" office:value-type="float"/>
        </table:table-row>
        <table:table-row table:style-name="ro1">
          <table:table-cell office:value-type="string">
            <text:p>Sokoban/0162-sokoban-31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.0"/>
          <table:table-cell office:value-type="float" office:value="0.0"/>
          <table:table-cell table:formula="of:=MIN([.$B89];[.$H89];[.$N89];[.$T89];[.$Z89];[.$AF89];[.$AL89];[.$AR89];[.$AX89];[.$BD89];[.$BJ89];[.$BP89])" office:value-type="float"/>
          <table:table-cell table:formula="of:=MIN([.$C89];[.$I89];[.$O89];[.$U89];[.$AA89];[.$AG89];[.$AM89];[.$AS89];[.$AY89];[.$BE89];[.$BK89];[.$BQ89])" office:value-type="float"/>
          <table:table-cell table:formula="of:=MIN([.$D89];[.$J89];[.$P89];[.$V89];[.$AB89];[.$AH89];[.$AN89];[.$AT89];[.$AZ89];[.$BF89];[.$BL89];[.$BR89])" office:value-type="float"/>
          <table:table-cell table:formula="of:=MIN([.$E89];[.$K89];[.$Q89];[.$W89];[.$AC89];[.$AI89];[.$AO89];[.$AU89];[.$BA89];[.$BG89];[.$BM89];[.$BS89])" office:value-type="float"/>
          <table:table-cell table:formula="of:=MIN([.$F89];[.$L89];[.$R89];[.$X89];[.$AD89];[.$AJ89];[.$AP89];[.$AV89];[.$BB89];[.$BH89];[.$BN89];[.$BT89])" office:value-type="float"/>
          <table:table-cell table:formula="of:=MIN([.$G89];[.$M89];[.$S89];[.$Y89];[.$AE89];[.$AK89];[.$AQ89];[.$AW89];[.$BC89];[.$BI89];[.$BO89];[.$BU89])" office:value-type="float"/>
          <table:table-cell table:formula="of:=MEDIAN([.$B89];[.$H89];[.$N89];[.$T89];[.$Z89];[.$AF89];[.$AL89];[.$AR89];[.$AX89];[.$BD89];[.$BJ89];[.$BP89])" office:value-type="float"/>
          <table:table-cell table:formula="of:=MEDIAN([.$C89];[.$I89];[.$O89];[.$U89];[.$AA89];[.$AG89];[.$AM89];[.$AS89];[.$AY89];[.$BE89];[.$BK89];[.$BQ89])" office:value-type="float"/>
          <table:table-cell table:formula="of:=MEDIAN([.$D89];[.$J89];[.$P89];[.$V89];[.$AB89];[.$AH89];[.$AN89];[.$AT89];[.$AZ89];[.$BF89];[.$BL89];[.$BR89])" office:value-type="float"/>
          <table:table-cell table:formula="of:=MEDIAN([.$E89];[.$K89];[.$Q89];[.$W89];[.$AC89];[.$AI89];[.$AO89];[.$AU89];[.$BA89];[.$BG89];[.$BM89];[.$BS89])" office:value-type="float"/>
          <table:table-cell table:formula="of:=MEDIAN([.$F89];[.$L89];[.$R89];[.$X89];[.$AD89];[.$AJ89];[.$AP89];[.$AV89];[.$BB89];[.$BH89];[.$BN89];[.$BT89])" office:value-type="float"/>
          <table:table-cell table:formula="of:=MEDIAN([.$G89];[.$M89];[.$S89];[.$Y89];[.$AE89];[.$AK89];[.$AQ89];[.$AW89];[.$BC89];[.$BI89];[.$BO89];[.$BU89])" office:value-type="float"/>
          <table:table-cell table:formula="of:=MAX([.$B89];[.$H89];[.$N89];[.$T89];[.$Z89];[.$AF89];[.$AL89];[.$AR89];[.$AX89];[.$BD89];[.$BJ89];[.$BP89])" office:value-type="float"/>
          <table:table-cell table:formula="of:=MAX([.$C89];[.$I89];[.$O89];[.$U89];[.$AA89];[.$AG89];[.$AM89];[.$AS89];[.$AY89];[.$BE89];[.$BK89];[.$BQ89])" office:value-type="float"/>
          <table:table-cell table:formula="of:=MAX([.$D89];[.$J89];[.$P89];[.$V89];[.$AB89];[.$AH89];[.$AN89];[.$AT89];[.$AZ89];[.$BF89];[.$BL89];[.$BR89])" office:value-type="float"/>
          <table:table-cell table:formula="of:=MAX([.$E89];[.$K89];[.$Q89];[.$W89];[.$AC89];[.$AI89];[.$AO89];[.$AU89];[.$BA89];[.$BG89];[.$BM89];[.$BS89])" office:value-type="float"/>
          <table:table-cell table:formula="of:=MAX([.$F89];[.$L89];[.$R89];[.$X89];[.$AD89];[.$AJ89];[.$AP89];[.$AV89];[.$BB89];[.$BH89];[.$BN89];[.$BT89])" office:value-type="float"/>
          <table:table-cell table:formula="of:=MAX([.$G89];[.$M89];[.$S89];[.$Y89];[.$AE89];[.$AK89];[.$AQ89];[.$AW89];[.$BC89];[.$BI89];[.$BO89];[.$BU89])" office:value-type="float"/>
        </table:table-row>
        <table:table-row table:style-name="ro1">
          <table:table-cell office:value-type="string">
            <text:p>Sokoban/0207-sokoban-31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0];[.$H90];[.$N90];[.$T90];[.$Z90];[.$AF90];[.$AL90];[.$AR90];[.$AX90];[.$BD90];[.$BJ90];[.$BP90])" office:value-type="float"/>
          <table:table-cell table:formula="of:=MIN([.$C90];[.$I90];[.$O90];[.$U90];[.$AA90];[.$AG90];[.$AM90];[.$AS90];[.$AY90];[.$BE90];[.$BK90];[.$BQ90])" office:value-type="float"/>
          <table:table-cell table:formula="of:=MIN([.$D90];[.$J90];[.$P90];[.$V90];[.$AB90];[.$AH90];[.$AN90];[.$AT90];[.$AZ90];[.$BF90];[.$BL90];[.$BR90])" office:value-type="float"/>
          <table:table-cell table:formula="of:=MIN([.$E90];[.$K90];[.$Q90];[.$W90];[.$AC90];[.$AI90];[.$AO90];[.$AU90];[.$BA90];[.$BG90];[.$BM90];[.$BS90])" office:value-type="float"/>
          <table:table-cell table:formula="of:=MIN([.$F90];[.$L90];[.$R90];[.$X90];[.$AD90];[.$AJ90];[.$AP90];[.$AV90];[.$BB90];[.$BH90];[.$BN90];[.$BT90])" office:value-type="float"/>
          <table:table-cell table:formula="of:=MIN([.$G90];[.$M90];[.$S90];[.$Y90];[.$AE90];[.$AK90];[.$AQ90];[.$AW90];[.$BC90];[.$BI90];[.$BO90];[.$BU90])" office:value-type="float"/>
          <table:table-cell table:formula="of:=MEDIAN([.$B90];[.$H90];[.$N90];[.$T90];[.$Z90];[.$AF90];[.$AL90];[.$AR90];[.$AX90];[.$BD90];[.$BJ90];[.$BP90])" office:value-type="float"/>
          <table:table-cell table:formula="of:=MEDIAN([.$C90];[.$I90];[.$O90];[.$U90];[.$AA90];[.$AG90];[.$AM90];[.$AS90];[.$AY90];[.$BE90];[.$BK90];[.$BQ90])" office:value-type="float"/>
          <table:table-cell table:formula="of:=MEDIAN([.$D90];[.$J90];[.$P90];[.$V90];[.$AB90];[.$AH90];[.$AN90];[.$AT90];[.$AZ90];[.$BF90];[.$BL90];[.$BR90])" office:value-type="float"/>
          <table:table-cell table:formula="of:=MEDIAN([.$E90];[.$K90];[.$Q90];[.$W90];[.$AC90];[.$AI90];[.$AO90];[.$AU90];[.$BA90];[.$BG90];[.$BM90];[.$BS90])" office:value-type="float"/>
          <table:table-cell table:formula="of:=MEDIAN([.$F90];[.$L90];[.$R90];[.$X90];[.$AD90];[.$AJ90];[.$AP90];[.$AV90];[.$BB90];[.$BH90];[.$BN90];[.$BT90])" office:value-type="float"/>
          <table:table-cell table:formula="of:=MEDIAN([.$G90];[.$M90];[.$S90];[.$Y90];[.$AE90];[.$AK90];[.$AQ90];[.$AW90];[.$BC90];[.$BI90];[.$BO90];[.$BU90])" office:value-type="float"/>
          <table:table-cell table:formula="of:=MAX([.$B90];[.$H90];[.$N90];[.$T90];[.$Z90];[.$AF90];[.$AL90];[.$AR90];[.$AX90];[.$BD90];[.$BJ90];[.$BP90])" office:value-type="float"/>
          <table:table-cell table:formula="of:=MAX([.$C90];[.$I90];[.$O90];[.$U90];[.$AA90];[.$AG90];[.$AM90];[.$AS90];[.$AY90];[.$BE90];[.$BK90];[.$BQ90])" office:value-type="float"/>
          <table:table-cell table:formula="of:=MAX([.$D90];[.$J90];[.$P90];[.$V90];[.$AB90];[.$AH90];[.$AN90];[.$AT90];[.$AZ90];[.$BF90];[.$BL90];[.$BR90])" office:value-type="float"/>
          <table:table-cell table:formula="of:=MAX([.$E90];[.$K90];[.$Q90];[.$W90];[.$AC90];[.$AI90];[.$AO90];[.$AU90];[.$BA90];[.$BG90];[.$BM90];[.$BS90])" office:value-type="float"/>
          <table:table-cell table:formula="of:=MAX([.$F90];[.$L90];[.$R90];[.$X90];[.$AD90];[.$AJ90];[.$AP90];[.$AV90];[.$BB90];[.$BH90];[.$BN90];[.$BT90])" office:value-type="float"/>
          <table:table-cell table:formula="of:=MAX([.$G90];[.$M90];[.$S90];[.$Y90];[.$AE90];[.$AK90];[.$AQ90];[.$AW90];[.$BC90];[.$BI90];[.$BO90];[.$BU90])" office:value-type="float"/>
        </table:table-row>
        <table:table-row table:style-name="ro1">
          <table:table-cell office:value-type="string">
            <text:p>Sokoban/0272-sokoban-135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1];[.$H91];[.$N91];[.$T91];[.$Z91];[.$AF91];[.$AL91];[.$AR91];[.$AX91];[.$BD91];[.$BJ91];[.$BP91])" office:value-type="float"/>
          <table:table-cell table:formula="of:=MIN([.$C91];[.$I91];[.$O91];[.$U91];[.$AA91];[.$AG91];[.$AM91];[.$AS91];[.$AY91];[.$BE91];[.$BK91];[.$BQ91])" office:value-type="float"/>
          <table:table-cell table:formula="of:=MIN([.$D91];[.$J91];[.$P91];[.$V91];[.$AB91];[.$AH91];[.$AN91];[.$AT91];[.$AZ91];[.$BF91];[.$BL91];[.$BR91])" office:value-type="float"/>
          <table:table-cell table:formula="of:=MIN([.$E91];[.$K91];[.$Q91];[.$W91];[.$AC91];[.$AI91];[.$AO91];[.$AU91];[.$BA91];[.$BG91];[.$BM91];[.$BS91])" office:value-type="float"/>
          <table:table-cell table:formula="of:=MIN([.$F91];[.$L91];[.$R91];[.$X91];[.$AD91];[.$AJ91];[.$AP91];[.$AV91];[.$BB91];[.$BH91];[.$BN91];[.$BT91])" office:value-type="float"/>
          <table:table-cell table:formula="of:=MIN([.$G91];[.$M91];[.$S91];[.$Y91];[.$AE91];[.$AK91];[.$AQ91];[.$AW91];[.$BC91];[.$BI91];[.$BO91];[.$BU91])" office:value-type="float"/>
          <table:table-cell table:formula="of:=MEDIAN([.$B91];[.$H91];[.$N91];[.$T91];[.$Z91];[.$AF91];[.$AL91];[.$AR91];[.$AX91];[.$BD91];[.$BJ91];[.$BP91])" office:value-type="float"/>
          <table:table-cell table:formula="of:=MEDIAN([.$C91];[.$I91];[.$O91];[.$U91];[.$AA91];[.$AG91];[.$AM91];[.$AS91];[.$AY91];[.$BE91];[.$BK91];[.$BQ91])" office:value-type="float"/>
          <table:table-cell table:formula="of:=MEDIAN([.$D91];[.$J91];[.$P91];[.$V91];[.$AB91];[.$AH91];[.$AN91];[.$AT91];[.$AZ91];[.$BF91];[.$BL91];[.$BR91])" office:value-type="float"/>
          <table:table-cell table:formula="of:=MEDIAN([.$E91];[.$K91];[.$Q91];[.$W91];[.$AC91];[.$AI91];[.$AO91];[.$AU91];[.$BA91];[.$BG91];[.$BM91];[.$BS91])" office:value-type="float"/>
          <table:table-cell table:formula="of:=MEDIAN([.$F91];[.$L91];[.$R91];[.$X91];[.$AD91];[.$AJ91];[.$AP91];[.$AV91];[.$BB91];[.$BH91];[.$BN91];[.$BT91])" office:value-type="float"/>
          <table:table-cell table:formula="of:=MEDIAN([.$G91];[.$M91];[.$S91];[.$Y91];[.$AE91];[.$AK91];[.$AQ91];[.$AW91];[.$BC91];[.$BI91];[.$BO91];[.$BU91])" office:value-type="float"/>
          <table:table-cell table:formula="of:=MAX([.$B91];[.$H91];[.$N91];[.$T91];[.$Z91];[.$AF91];[.$AL91];[.$AR91];[.$AX91];[.$BD91];[.$BJ91];[.$BP91])" office:value-type="float"/>
          <table:table-cell table:formula="of:=MAX([.$C91];[.$I91];[.$O91];[.$U91];[.$AA91];[.$AG91];[.$AM91];[.$AS91];[.$AY91];[.$BE91];[.$BK91];[.$BQ91])" office:value-type="float"/>
          <table:table-cell table:formula="of:=MAX([.$D91];[.$J91];[.$P91];[.$V91];[.$AB91];[.$AH91];[.$AN91];[.$AT91];[.$AZ91];[.$BF91];[.$BL91];[.$BR91])" office:value-type="float"/>
          <table:table-cell table:formula="of:=MAX([.$E91];[.$K91];[.$Q91];[.$W91];[.$AC91];[.$AI91];[.$AO91];[.$AU91];[.$BA91];[.$BG91];[.$BM91];[.$BS91])" office:value-type="float"/>
          <table:table-cell table:formula="of:=MAX([.$F91];[.$L91];[.$R91];[.$X91];[.$AD91];[.$AJ91];[.$AP91];[.$AV91];[.$BB91];[.$BH91];[.$BN91];[.$BT91])" office:value-type="float"/>
          <table:table-cell table:formula="of:=MAX([.$G91];[.$M91];[.$S91];[.$Y91];[.$AE91];[.$AK91];[.$AQ91];[.$AW91];[.$BC91];[.$BI91];[.$BO91];[.$BU91])" office:value-type="float"/>
        </table:table-row>
        <table:table-row table:style-name="ro1">
          <table:table-cell office:value-type="string">
            <text:p>Sokoban/0395-sokoban-45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2];[.$H92];[.$N92];[.$T92];[.$Z92];[.$AF92];[.$AL92];[.$AR92];[.$AX92];[.$BD92];[.$BJ92];[.$BP92])" office:value-type="float"/>
          <table:table-cell table:formula="of:=MIN([.$C92];[.$I92];[.$O92];[.$U92];[.$AA92];[.$AG92];[.$AM92];[.$AS92];[.$AY92];[.$BE92];[.$BK92];[.$BQ92])" office:value-type="float"/>
          <table:table-cell table:formula="of:=MIN([.$D92];[.$J92];[.$P92];[.$V92];[.$AB92];[.$AH92];[.$AN92];[.$AT92];[.$AZ92];[.$BF92];[.$BL92];[.$BR92])" office:value-type="float"/>
          <table:table-cell table:formula="of:=MIN([.$E92];[.$K92];[.$Q92];[.$W92];[.$AC92];[.$AI92];[.$AO92];[.$AU92];[.$BA92];[.$BG92];[.$BM92];[.$BS92])" office:value-type="float"/>
          <table:table-cell table:formula="of:=MIN([.$F92];[.$L92];[.$R92];[.$X92];[.$AD92];[.$AJ92];[.$AP92];[.$AV92];[.$BB92];[.$BH92];[.$BN92];[.$BT92])" office:value-type="float"/>
          <table:table-cell table:formula="of:=MIN([.$G92];[.$M92];[.$S92];[.$Y92];[.$AE92];[.$AK92];[.$AQ92];[.$AW92];[.$BC92];[.$BI92];[.$BO92];[.$BU92])" office:value-type="float"/>
          <table:table-cell table:formula="of:=MEDIAN([.$B92];[.$H92];[.$N92];[.$T92];[.$Z92];[.$AF92];[.$AL92];[.$AR92];[.$AX92];[.$BD92];[.$BJ92];[.$BP92])" office:value-type="float"/>
          <table:table-cell table:formula="of:=MEDIAN([.$C92];[.$I92];[.$O92];[.$U92];[.$AA92];[.$AG92];[.$AM92];[.$AS92];[.$AY92];[.$BE92];[.$BK92];[.$BQ92])" office:value-type="float"/>
          <table:table-cell table:formula="of:=MEDIAN([.$D92];[.$J92];[.$P92];[.$V92];[.$AB92];[.$AH92];[.$AN92];[.$AT92];[.$AZ92];[.$BF92];[.$BL92];[.$BR92])" office:value-type="float"/>
          <table:table-cell table:formula="of:=MEDIAN([.$E92];[.$K92];[.$Q92];[.$W92];[.$AC92];[.$AI92];[.$AO92];[.$AU92];[.$BA92];[.$BG92];[.$BM92];[.$BS92])" office:value-type="float"/>
          <table:table-cell table:formula="of:=MEDIAN([.$F92];[.$L92];[.$R92];[.$X92];[.$AD92];[.$AJ92];[.$AP92];[.$AV92];[.$BB92];[.$BH92];[.$BN92];[.$BT92])" office:value-type="float"/>
          <table:table-cell table:formula="of:=MEDIAN([.$G92];[.$M92];[.$S92];[.$Y92];[.$AE92];[.$AK92];[.$AQ92];[.$AW92];[.$BC92];[.$BI92];[.$BO92];[.$BU92])" office:value-type="float"/>
          <table:table-cell table:formula="of:=MAX([.$B92];[.$H92];[.$N92];[.$T92];[.$Z92];[.$AF92];[.$AL92];[.$AR92];[.$AX92];[.$BD92];[.$BJ92];[.$BP92])" office:value-type="float"/>
          <table:table-cell table:formula="of:=MAX([.$C92];[.$I92];[.$O92];[.$U92];[.$AA92];[.$AG92];[.$AM92];[.$AS92];[.$AY92];[.$BE92];[.$BK92];[.$BQ92])" office:value-type="float"/>
          <table:table-cell table:formula="of:=MAX([.$D92];[.$J92];[.$P92];[.$V92];[.$AB92];[.$AH92];[.$AN92];[.$AT92];[.$AZ92];[.$BF92];[.$BL92];[.$BR92])" office:value-type="float"/>
          <table:table-cell table:formula="of:=MAX([.$E92];[.$K92];[.$Q92];[.$W92];[.$AC92];[.$AI92];[.$AO92];[.$AU92];[.$BA92];[.$BG92];[.$BM92];[.$BS92])" office:value-type="float"/>
          <table:table-cell table:formula="of:=MAX([.$F92];[.$L92];[.$R92];[.$X92];[.$AD92];[.$AJ92];[.$AP92];[.$AV92];[.$BB92];[.$BH92];[.$BN92];[.$BT92])" office:value-type="float"/>
          <table:table-cell table:formula="of:=MAX([.$G92];[.$M92];[.$S92];[.$Y92];[.$AE92];[.$AK92];[.$AQ92];[.$AW92];[.$BC92];[.$BI92];[.$BO92];[.$BU92])" office:value-type="float"/>
        </table:table-row>
        <table:table-row table:style-name="ro1">
          <table:table-cell office:value-type="string">
            <text:p>Sokoban/0418-sokoban-36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3];[.$H93];[.$N93];[.$T93];[.$Z93];[.$AF93];[.$AL93];[.$AR93];[.$AX93];[.$BD93];[.$BJ93];[.$BP93])" office:value-type="float"/>
          <table:table-cell table:formula="of:=MIN([.$C93];[.$I93];[.$O93];[.$U93];[.$AA93];[.$AG93];[.$AM93];[.$AS93];[.$AY93];[.$BE93];[.$BK93];[.$BQ93])" office:value-type="float"/>
          <table:table-cell table:formula="of:=MIN([.$D93];[.$J93];[.$P93];[.$V93];[.$AB93];[.$AH93];[.$AN93];[.$AT93];[.$AZ93];[.$BF93];[.$BL93];[.$BR93])" office:value-type="float"/>
          <table:table-cell table:formula="of:=MIN([.$E93];[.$K93];[.$Q93];[.$W93];[.$AC93];[.$AI93];[.$AO93];[.$AU93];[.$BA93];[.$BG93];[.$BM93];[.$BS93])" office:value-type="float"/>
          <table:table-cell table:formula="of:=MIN([.$F93];[.$L93];[.$R93];[.$X93];[.$AD93];[.$AJ93];[.$AP93];[.$AV93];[.$BB93];[.$BH93];[.$BN93];[.$BT93])" office:value-type="float"/>
          <table:table-cell table:formula="of:=MIN([.$G93];[.$M93];[.$S93];[.$Y93];[.$AE93];[.$AK93];[.$AQ93];[.$AW93];[.$BC93];[.$BI93];[.$BO93];[.$BU93])" office:value-type="float"/>
          <table:table-cell table:formula="of:=MEDIAN([.$B93];[.$H93];[.$N93];[.$T93];[.$Z93];[.$AF93];[.$AL93];[.$AR93];[.$AX93];[.$BD93];[.$BJ93];[.$BP93])" office:value-type="float"/>
          <table:table-cell table:formula="of:=MEDIAN([.$C93];[.$I93];[.$O93];[.$U93];[.$AA93];[.$AG93];[.$AM93];[.$AS93];[.$AY93];[.$BE93];[.$BK93];[.$BQ93])" office:value-type="float"/>
          <table:table-cell table:formula="of:=MEDIAN([.$D93];[.$J93];[.$P93];[.$V93];[.$AB93];[.$AH93];[.$AN93];[.$AT93];[.$AZ93];[.$BF93];[.$BL93];[.$BR93])" office:value-type="float"/>
          <table:table-cell table:formula="of:=MEDIAN([.$E93];[.$K93];[.$Q93];[.$W93];[.$AC93];[.$AI93];[.$AO93];[.$AU93];[.$BA93];[.$BG93];[.$BM93];[.$BS93])" office:value-type="float"/>
          <table:table-cell table:formula="of:=MEDIAN([.$F93];[.$L93];[.$R93];[.$X93];[.$AD93];[.$AJ93];[.$AP93];[.$AV93];[.$BB93];[.$BH93];[.$BN93];[.$BT93])" office:value-type="float"/>
          <table:table-cell table:formula="of:=MEDIAN([.$G93];[.$M93];[.$S93];[.$Y93];[.$AE93];[.$AK93];[.$AQ93];[.$AW93];[.$BC93];[.$BI93];[.$BO93];[.$BU93])" office:value-type="float"/>
          <table:table-cell table:formula="of:=MAX([.$B93];[.$H93];[.$N93];[.$T93];[.$Z93];[.$AF93];[.$AL93];[.$AR93];[.$AX93];[.$BD93];[.$BJ93];[.$BP93])" office:value-type="float"/>
          <table:table-cell table:formula="of:=MAX([.$C93];[.$I93];[.$O93];[.$U93];[.$AA93];[.$AG93];[.$AM93];[.$AS93];[.$AY93];[.$BE93];[.$BK93];[.$BQ93])" office:value-type="float"/>
          <table:table-cell table:formula="of:=MAX([.$D93];[.$J93];[.$P93];[.$V93];[.$AB93];[.$AH93];[.$AN93];[.$AT93];[.$AZ93];[.$BF93];[.$BL93];[.$BR93])" office:value-type="float"/>
          <table:table-cell table:formula="of:=MAX([.$E93];[.$K93];[.$Q93];[.$W93];[.$AC93];[.$AI93];[.$AO93];[.$AU93];[.$BA93];[.$BG93];[.$BM93];[.$BS93])" office:value-type="float"/>
          <table:table-cell table:formula="of:=MAX([.$F93];[.$L93];[.$R93];[.$X93];[.$AD93];[.$AJ93];[.$AP93];[.$AV93];[.$BB93];[.$BH93];[.$BN93];[.$BT93])" office:value-type="float"/>
          <table:table-cell table:formula="of:=MAX([.$G93];[.$M93];[.$S93];[.$Y93];[.$AE93];[.$AK93];[.$AQ93];[.$AW93];[.$BC93];[.$BI93];[.$BO93];[.$BU93])" office:value-type="float"/>
        </table:table-row>
        <table:table-row table:style-name="ro1">
          <table:table-cell office:value-type="string">
            <text:p>Sokoban/0428-sokoban-120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4];[.$H94];[.$N94];[.$T94];[.$Z94];[.$AF94];[.$AL94];[.$AR94];[.$AX94];[.$BD94];[.$BJ94];[.$BP94])" office:value-type="float"/>
          <table:table-cell table:formula="of:=MIN([.$C94];[.$I94];[.$O94];[.$U94];[.$AA94];[.$AG94];[.$AM94];[.$AS94];[.$AY94];[.$BE94];[.$BK94];[.$BQ94])" office:value-type="float"/>
          <table:table-cell table:formula="of:=MIN([.$D94];[.$J94];[.$P94];[.$V94];[.$AB94];[.$AH94];[.$AN94];[.$AT94];[.$AZ94];[.$BF94];[.$BL94];[.$BR94])" office:value-type="float"/>
          <table:table-cell table:formula="of:=MIN([.$E94];[.$K94];[.$Q94];[.$W94];[.$AC94];[.$AI94];[.$AO94];[.$AU94];[.$BA94];[.$BG94];[.$BM94];[.$BS94])" office:value-type="float"/>
          <table:table-cell table:formula="of:=MIN([.$F94];[.$L94];[.$R94];[.$X94];[.$AD94];[.$AJ94];[.$AP94];[.$AV94];[.$BB94];[.$BH94];[.$BN94];[.$BT94])" office:value-type="float"/>
          <table:table-cell table:formula="of:=MIN([.$G94];[.$M94];[.$S94];[.$Y94];[.$AE94];[.$AK94];[.$AQ94];[.$AW94];[.$BC94];[.$BI94];[.$BO94];[.$BU94])" office:value-type="float"/>
          <table:table-cell table:formula="of:=MEDIAN([.$B94];[.$H94];[.$N94];[.$T94];[.$Z94];[.$AF94];[.$AL94];[.$AR94];[.$AX94];[.$BD94];[.$BJ94];[.$BP94])" office:value-type="float"/>
          <table:table-cell table:formula="of:=MEDIAN([.$C94];[.$I94];[.$O94];[.$U94];[.$AA94];[.$AG94];[.$AM94];[.$AS94];[.$AY94];[.$BE94];[.$BK94];[.$BQ94])" office:value-type="float"/>
          <table:table-cell table:formula="of:=MEDIAN([.$D94];[.$J94];[.$P94];[.$V94];[.$AB94];[.$AH94];[.$AN94];[.$AT94];[.$AZ94];[.$BF94];[.$BL94];[.$BR94])" office:value-type="float"/>
          <table:table-cell table:formula="of:=MEDIAN([.$E94];[.$K94];[.$Q94];[.$W94];[.$AC94];[.$AI94];[.$AO94];[.$AU94];[.$BA94];[.$BG94];[.$BM94];[.$BS94])" office:value-type="float"/>
          <table:table-cell table:formula="of:=MEDIAN([.$F94];[.$L94];[.$R94];[.$X94];[.$AD94];[.$AJ94];[.$AP94];[.$AV94];[.$BB94];[.$BH94];[.$BN94];[.$BT94])" office:value-type="float"/>
          <table:table-cell table:formula="of:=MEDIAN([.$G94];[.$M94];[.$S94];[.$Y94];[.$AE94];[.$AK94];[.$AQ94];[.$AW94];[.$BC94];[.$BI94];[.$BO94];[.$BU94])" office:value-type="float"/>
          <table:table-cell table:formula="of:=MAX([.$B94];[.$H94];[.$N94];[.$T94];[.$Z94];[.$AF94];[.$AL94];[.$AR94];[.$AX94];[.$BD94];[.$BJ94];[.$BP94])" office:value-type="float"/>
          <table:table-cell table:formula="of:=MAX([.$C94];[.$I94];[.$O94];[.$U94];[.$AA94];[.$AG94];[.$AM94];[.$AS94];[.$AY94];[.$BE94];[.$BK94];[.$BQ94])" office:value-type="float"/>
          <table:table-cell table:formula="of:=MAX([.$D94];[.$J94];[.$P94];[.$V94];[.$AB94];[.$AH94];[.$AN94];[.$AT94];[.$AZ94];[.$BF94];[.$BL94];[.$BR94])" office:value-type="float"/>
          <table:table-cell table:formula="of:=MAX([.$E94];[.$K94];[.$Q94];[.$W94];[.$AC94];[.$AI94];[.$AO94];[.$AU94];[.$BA94];[.$BG94];[.$BM94];[.$BS94])" office:value-type="float"/>
          <table:table-cell table:formula="of:=MAX([.$F94];[.$L94];[.$R94];[.$X94];[.$AD94];[.$AJ94];[.$AP94];[.$AV94];[.$BB94];[.$BH94];[.$BN94];[.$BT94])" office:value-type="float"/>
          <table:table-cell table:formula="of:=MAX([.$G94];[.$M94];[.$S94];[.$Y94];[.$AE94];[.$AK94];[.$AQ94];[.$AW94];[.$BC94];[.$BI94];[.$BO94];[.$BU94])" office:value-type="float"/>
        </table:table-row>
        <table:table-row table:style-name="ro1">
          <table:table-cell office:value-type="string">
            <text:p>Sokoban/0474-sokoban-56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5];[.$H95];[.$N95];[.$T95];[.$Z95];[.$AF95];[.$AL95];[.$AR95];[.$AX95];[.$BD95];[.$BJ95];[.$BP95])" office:value-type="float"/>
          <table:table-cell table:formula="of:=MIN([.$C95];[.$I95];[.$O95];[.$U95];[.$AA95];[.$AG95];[.$AM95];[.$AS95];[.$AY95];[.$BE95];[.$BK95];[.$BQ95])" office:value-type="float"/>
          <table:table-cell table:formula="of:=MIN([.$D95];[.$J95];[.$P95];[.$V95];[.$AB95];[.$AH95];[.$AN95];[.$AT95];[.$AZ95];[.$BF95];[.$BL95];[.$BR95])" office:value-type="float"/>
          <table:table-cell table:formula="of:=MIN([.$E95];[.$K95];[.$Q95];[.$W95];[.$AC95];[.$AI95];[.$AO95];[.$AU95];[.$BA95];[.$BG95];[.$BM95];[.$BS95])" office:value-type="float"/>
          <table:table-cell table:formula="of:=MIN([.$F95];[.$L95];[.$R95];[.$X95];[.$AD95];[.$AJ95];[.$AP95];[.$AV95];[.$BB95];[.$BH95];[.$BN95];[.$BT95])" office:value-type="float"/>
          <table:table-cell table:formula="of:=MIN([.$G95];[.$M95];[.$S95];[.$Y95];[.$AE95];[.$AK95];[.$AQ95];[.$AW95];[.$BC95];[.$BI95];[.$BO95];[.$BU95])" office:value-type="float"/>
          <table:table-cell table:formula="of:=MEDIAN([.$B95];[.$H95];[.$N95];[.$T95];[.$Z95];[.$AF95];[.$AL95];[.$AR95];[.$AX95];[.$BD95];[.$BJ95];[.$BP95])" office:value-type="float"/>
          <table:table-cell table:formula="of:=MEDIAN([.$C95];[.$I95];[.$O95];[.$U95];[.$AA95];[.$AG95];[.$AM95];[.$AS95];[.$AY95];[.$BE95];[.$BK95];[.$BQ95])" office:value-type="float"/>
          <table:table-cell table:formula="of:=MEDIAN([.$D95];[.$J95];[.$P95];[.$V95];[.$AB95];[.$AH95];[.$AN95];[.$AT95];[.$AZ95];[.$BF95];[.$BL95];[.$BR95])" office:value-type="float"/>
          <table:table-cell table:formula="of:=MEDIAN([.$E95];[.$K95];[.$Q95];[.$W95];[.$AC95];[.$AI95];[.$AO95];[.$AU95];[.$BA95];[.$BG95];[.$BM95];[.$BS95])" office:value-type="float"/>
          <table:table-cell table:formula="of:=MEDIAN([.$F95];[.$L95];[.$R95];[.$X95];[.$AD95];[.$AJ95];[.$AP95];[.$AV95];[.$BB95];[.$BH95];[.$BN95];[.$BT95])" office:value-type="float"/>
          <table:table-cell table:formula="of:=MEDIAN([.$G95];[.$M95];[.$S95];[.$Y95];[.$AE95];[.$AK95];[.$AQ95];[.$AW95];[.$BC95];[.$BI95];[.$BO95];[.$BU95])" office:value-type="float"/>
          <table:table-cell table:formula="of:=MAX([.$B95];[.$H95];[.$N95];[.$T95];[.$Z95];[.$AF95];[.$AL95];[.$AR95];[.$AX95];[.$BD95];[.$BJ95];[.$BP95])" office:value-type="float"/>
          <table:table-cell table:formula="of:=MAX([.$C95];[.$I95];[.$O95];[.$U95];[.$AA95];[.$AG95];[.$AM95];[.$AS95];[.$AY95];[.$BE95];[.$BK95];[.$BQ95])" office:value-type="float"/>
          <table:table-cell table:formula="of:=MAX([.$D95];[.$J95];[.$P95];[.$V95];[.$AB95];[.$AH95];[.$AN95];[.$AT95];[.$AZ95];[.$BF95];[.$BL95];[.$BR95])" office:value-type="float"/>
          <table:table-cell table:formula="of:=MAX([.$E95];[.$K95];[.$Q95];[.$W95];[.$AC95];[.$AI95];[.$AO95];[.$AU95];[.$BA95];[.$BG95];[.$BM95];[.$BS95])" office:value-type="float"/>
          <table:table-cell table:formula="of:=MAX([.$F95];[.$L95];[.$R95];[.$X95];[.$AD95];[.$AJ95];[.$AP95];[.$AV95];[.$BB95];[.$BH95];[.$BN95];[.$BT95])" office:value-type="float"/>
          <table:table-cell table:formula="of:=MAX([.$G95];[.$M95];[.$S95];[.$Y95];[.$AE95];[.$AK95];[.$AQ95];[.$AW95];[.$BC95];[.$BI95];[.$BO95];[.$BU95])" office:value-type="float"/>
        </table:table-row>
        <table:table-row table:style-name="ro1">
          <table:table-cell office:value-type="string">
            <text:p>Sokoban/0516-sokoban-200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6];[.$H96];[.$N96];[.$T96];[.$Z96];[.$AF96];[.$AL96];[.$AR96];[.$AX96];[.$BD96];[.$BJ96];[.$BP96])" office:value-type="float"/>
          <table:table-cell table:formula="of:=MIN([.$C96];[.$I96];[.$O96];[.$U96];[.$AA96];[.$AG96];[.$AM96];[.$AS96];[.$AY96];[.$BE96];[.$BK96];[.$BQ96])" office:value-type="float"/>
          <table:table-cell table:formula="of:=MIN([.$D96];[.$J96];[.$P96];[.$V96];[.$AB96];[.$AH96];[.$AN96];[.$AT96];[.$AZ96];[.$BF96];[.$BL96];[.$BR96])" office:value-type="float"/>
          <table:table-cell table:formula="of:=MIN([.$E96];[.$K96];[.$Q96];[.$W96];[.$AC96];[.$AI96];[.$AO96];[.$AU96];[.$BA96];[.$BG96];[.$BM96];[.$BS96])" office:value-type="float"/>
          <table:table-cell table:formula="of:=MIN([.$F96];[.$L96];[.$R96];[.$X96];[.$AD96];[.$AJ96];[.$AP96];[.$AV96];[.$BB96];[.$BH96];[.$BN96];[.$BT96])" office:value-type="float"/>
          <table:table-cell table:formula="of:=MIN([.$G96];[.$M96];[.$S96];[.$Y96];[.$AE96];[.$AK96];[.$AQ96];[.$AW96];[.$BC96];[.$BI96];[.$BO96];[.$BU96])" office:value-type="float"/>
          <table:table-cell table:formula="of:=MEDIAN([.$B96];[.$H96];[.$N96];[.$T96];[.$Z96];[.$AF96];[.$AL96];[.$AR96];[.$AX96];[.$BD96];[.$BJ96];[.$BP96])" office:value-type="float"/>
          <table:table-cell table:formula="of:=MEDIAN([.$C96];[.$I96];[.$O96];[.$U96];[.$AA96];[.$AG96];[.$AM96];[.$AS96];[.$AY96];[.$BE96];[.$BK96];[.$BQ96])" office:value-type="float"/>
          <table:table-cell table:formula="of:=MEDIAN([.$D96];[.$J96];[.$P96];[.$V96];[.$AB96];[.$AH96];[.$AN96];[.$AT96];[.$AZ96];[.$BF96];[.$BL96];[.$BR96])" office:value-type="float"/>
          <table:table-cell table:formula="of:=MEDIAN([.$E96];[.$K96];[.$Q96];[.$W96];[.$AC96];[.$AI96];[.$AO96];[.$AU96];[.$BA96];[.$BG96];[.$BM96];[.$BS96])" office:value-type="float"/>
          <table:table-cell table:formula="of:=MEDIAN([.$F96];[.$L96];[.$R96];[.$X96];[.$AD96];[.$AJ96];[.$AP96];[.$AV96];[.$BB96];[.$BH96];[.$BN96];[.$BT96])" office:value-type="float"/>
          <table:table-cell table:formula="of:=MEDIAN([.$G96];[.$M96];[.$S96];[.$Y96];[.$AE96];[.$AK96];[.$AQ96];[.$AW96];[.$BC96];[.$BI96];[.$BO96];[.$BU96])" office:value-type="float"/>
          <table:table-cell table:formula="of:=MAX([.$B96];[.$H96];[.$N96];[.$T96];[.$Z96];[.$AF96];[.$AL96];[.$AR96];[.$AX96];[.$BD96];[.$BJ96];[.$BP96])" office:value-type="float"/>
          <table:table-cell table:formula="of:=MAX([.$C96];[.$I96];[.$O96];[.$U96];[.$AA96];[.$AG96];[.$AM96];[.$AS96];[.$AY96];[.$BE96];[.$BK96];[.$BQ96])" office:value-type="float"/>
          <table:table-cell table:formula="of:=MAX([.$D96];[.$J96];[.$P96];[.$V96];[.$AB96];[.$AH96];[.$AN96];[.$AT96];[.$AZ96];[.$BF96];[.$BL96];[.$BR96])" office:value-type="float"/>
          <table:table-cell table:formula="of:=MAX([.$E96];[.$K96];[.$Q96];[.$W96];[.$AC96];[.$AI96];[.$AO96];[.$AU96];[.$BA96];[.$BG96];[.$BM96];[.$BS96])" office:value-type="float"/>
          <table:table-cell table:formula="of:=MAX([.$F96];[.$L96];[.$R96];[.$X96];[.$AD96];[.$AJ96];[.$AP96];[.$AV96];[.$BB96];[.$BH96];[.$BN96];[.$BT96])" office:value-type="float"/>
          <table:table-cell table:formula="of:=MAX([.$G96];[.$M96];[.$S96];[.$Y96];[.$AE96];[.$AK96];[.$AQ96];[.$AW96];[.$BC96];[.$BI96];[.$BO96];[.$BU96])" office:value-type="float"/>
        </table:table-row>
        <table:table-row table:style-name="ro1">
          <table:table-cell office:value-type="string">
            <text:p>Sokoban/0685-sokoban-105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7];[.$H97];[.$N97];[.$T97];[.$Z97];[.$AF97];[.$AL97];[.$AR97];[.$AX97];[.$BD97];[.$BJ97];[.$BP97])" office:value-type="float"/>
          <table:table-cell table:formula="of:=MIN([.$C97];[.$I97];[.$O97];[.$U97];[.$AA97];[.$AG97];[.$AM97];[.$AS97];[.$AY97];[.$BE97];[.$BK97];[.$BQ97])" office:value-type="float"/>
          <table:table-cell table:formula="of:=MIN([.$D97];[.$J97];[.$P97];[.$V97];[.$AB97];[.$AH97];[.$AN97];[.$AT97];[.$AZ97];[.$BF97];[.$BL97];[.$BR97])" office:value-type="float"/>
          <table:table-cell table:formula="of:=MIN([.$E97];[.$K97];[.$Q97];[.$W97];[.$AC97];[.$AI97];[.$AO97];[.$AU97];[.$BA97];[.$BG97];[.$BM97];[.$BS97])" office:value-type="float"/>
          <table:table-cell table:formula="of:=MIN([.$F97];[.$L97];[.$R97];[.$X97];[.$AD97];[.$AJ97];[.$AP97];[.$AV97];[.$BB97];[.$BH97];[.$BN97];[.$BT97])" office:value-type="float"/>
          <table:table-cell table:formula="of:=MIN([.$G97];[.$M97];[.$S97];[.$Y97];[.$AE97];[.$AK97];[.$AQ97];[.$AW97];[.$BC97];[.$BI97];[.$BO97];[.$BU97])" office:value-type="float"/>
          <table:table-cell table:formula="of:=MEDIAN([.$B97];[.$H97];[.$N97];[.$T97];[.$Z97];[.$AF97];[.$AL97];[.$AR97];[.$AX97];[.$BD97];[.$BJ97];[.$BP97])" office:value-type="float"/>
          <table:table-cell table:formula="of:=MEDIAN([.$C97];[.$I97];[.$O97];[.$U97];[.$AA97];[.$AG97];[.$AM97];[.$AS97];[.$AY97];[.$BE97];[.$BK97];[.$BQ97])" office:value-type="float"/>
          <table:table-cell table:formula="of:=MEDIAN([.$D97];[.$J97];[.$P97];[.$V97];[.$AB97];[.$AH97];[.$AN97];[.$AT97];[.$AZ97];[.$BF97];[.$BL97];[.$BR97])" office:value-type="float"/>
          <table:table-cell table:formula="of:=MEDIAN([.$E97];[.$K97];[.$Q97];[.$W97];[.$AC97];[.$AI97];[.$AO97];[.$AU97];[.$BA97];[.$BG97];[.$BM97];[.$BS97])" office:value-type="float"/>
          <table:table-cell table:formula="of:=MEDIAN([.$F97];[.$L97];[.$R97];[.$X97];[.$AD97];[.$AJ97];[.$AP97];[.$AV97];[.$BB97];[.$BH97];[.$BN97];[.$BT97])" office:value-type="float"/>
          <table:table-cell table:formula="of:=MEDIAN([.$G97];[.$M97];[.$S97];[.$Y97];[.$AE97];[.$AK97];[.$AQ97];[.$AW97];[.$BC97];[.$BI97];[.$BO97];[.$BU97])" office:value-type="float"/>
          <table:table-cell table:formula="of:=MAX([.$B97];[.$H97];[.$N97];[.$T97];[.$Z97];[.$AF97];[.$AL97];[.$AR97];[.$AX97];[.$BD97];[.$BJ97];[.$BP97])" office:value-type="float"/>
          <table:table-cell table:formula="of:=MAX([.$C97];[.$I97];[.$O97];[.$U97];[.$AA97];[.$AG97];[.$AM97];[.$AS97];[.$AY97];[.$BE97];[.$BK97];[.$BQ97])" office:value-type="float"/>
          <table:table-cell table:formula="of:=MAX([.$D97];[.$J97];[.$P97];[.$V97];[.$AB97];[.$AH97];[.$AN97];[.$AT97];[.$AZ97];[.$BF97];[.$BL97];[.$BR97])" office:value-type="float"/>
          <table:table-cell table:formula="of:=MAX([.$E97];[.$K97];[.$Q97];[.$W97];[.$AC97];[.$AI97];[.$AO97];[.$AU97];[.$BA97];[.$BG97];[.$BM97];[.$BS97])" office:value-type="float"/>
          <table:table-cell table:formula="of:=MAX([.$F97];[.$L97];[.$R97];[.$X97];[.$AD97];[.$AJ97];[.$AP97];[.$AV97];[.$BB97];[.$BH97];[.$BN97];[.$BT97])" office:value-type="float"/>
          <table:table-cell table:formula="of:=MAX([.$G97];[.$M97];[.$S97];[.$Y97];[.$AE97];[.$AK97];[.$AQ97];[.$AW97];[.$BC97];[.$BI97];[.$BO97];[.$BU97])" office:value-type="float"/>
        </table:table-row>
        <table:table-row table:style-name="ro1">
          <table:table-cell office:value-type="string">
            <text:p>Sokoban/0760-sokoban-48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8];[.$H98];[.$N98];[.$T98];[.$Z98];[.$AF98];[.$AL98];[.$AR98];[.$AX98];[.$BD98];[.$BJ98];[.$BP98])" office:value-type="float"/>
          <table:table-cell table:formula="of:=MIN([.$C98];[.$I98];[.$O98];[.$U98];[.$AA98];[.$AG98];[.$AM98];[.$AS98];[.$AY98];[.$BE98];[.$BK98];[.$BQ98])" office:value-type="float"/>
          <table:table-cell table:formula="of:=MIN([.$D98];[.$J98];[.$P98];[.$V98];[.$AB98];[.$AH98];[.$AN98];[.$AT98];[.$AZ98];[.$BF98];[.$BL98];[.$BR98])" office:value-type="float"/>
          <table:table-cell table:formula="of:=MIN([.$E98];[.$K98];[.$Q98];[.$W98];[.$AC98];[.$AI98];[.$AO98];[.$AU98];[.$BA98];[.$BG98];[.$BM98];[.$BS98])" office:value-type="float"/>
          <table:table-cell table:formula="of:=MIN([.$F98];[.$L98];[.$R98];[.$X98];[.$AD98];[.$AJ98];[.$AP98];[.$AV98];[.$BB98];[.$BH98];[.$BN98];[.$BT98])" office:value-type="float"/>
          <table:table-cell table:formula="of:=MIN([.$G98];[.$M98];[.$S98];[.$Y98];[.$AE98];[.$AK98];[.$AQ98];[.$AW98];[.$BC98];[.$BI98];[.$BO98];[.$BU98])" office:value-type="float"/>
          <table:table-cell table:formula="of:=MEDIAN([.$B98];[.$H98];[.$N98];[.$T98];[.$Z98];[.$AF98];[.$AL98];[.$AR98];[.$AX98];[.$BD98];[.$BJ98];[.$BP98])" office:value-type="float"/>
          <table:table-cell table:formula="of:=MEDIAN([.$C98];[.$I98];[.$O98];[.$U98];[.$AA98];[.$AG98];[.$AM98];[.$AS98];[.$AY98];[.$BE98];[.$BK98];[.$BQ98])" office:value-type="float"/>
          <table:table-cell table:formula="of:=MEDIAN([.$D98];[.$J98];[.$P98];[.$V98];[.$AB98];[.$AH98];[.$AN98];[.$AT98];[.$AZ98];[.$BF98];[.$BL98];[.$BR98])" office:value-type="float"/>
          <table:table-cell table:formula="of:=MEDIAN([.$E98];[.$K98];[.$Q98];[.$W98];[.$AC98];[.$AI98];[.$AO98];[.$AU98];[.$BA98];[.$BG98];[.$BM98];[.$BS98])" office:value-type="float"/>
          <table:table-cell table:formula="of:=MEDIAN([.$F98];[.$L98];[.$R98];[.$X98];[.$AD98];[.$AJ98];[.$AP98];[.$AV98];[.$BB98];[.$BH98];[.$BN98];[.$BT98])" office:value-type="float"/>
          <table:table-cell table:formula="of:=MEDIAN([.$G98];[.$M98];[.$S98];[.$Y98];[.$AE98];[.$AK98];[.$AQ98];[.$AW98];[.$BC98];[.$BI98];[.$BO98];[.$BU98])" office:value-type="float"/>
          <table:table-cell table:formula="of:=MAX([.$B98];[.$H98];[.$N98];[.$T98];[.$Z98];[.$AF98];[.$AL98];[.$AR98];[.$AX98];[.$BD98];[.$BJ98];[.$BP98])" office:value-type="float"/>
          <table:table-cell table:formula="of:=MAX([.$C98];[.$I98];[.$O98];[.$U98];[.$AA98];[.$AG98];[.$AM98];[.$AS98];[.$AY98];[.$BE98];[.$BK98];[.$BQ98])" office:value-type="float"/>
          <table:table-cell table:formula="of:=MAX([.$D98];[.$J98];[.$P98];[.$V98];[.$AB98];[.$AH98];[.$AN98];[.$AT98];[.$AZ98];[.$BF98];[.$BL98];[.$BR98])" office:value-type="float"/>
          <table:table-cell table:formula="of:=MAX([.$E98];[.$K98];[.$Q98];[.$W98];[.$AC98];[.$AI98];[.$AO98];[.$AU98];[.$BA98];[.$BG98];[.$BM98];[.$BS98])" office:value-type="float"/>
          <table:table-cell table:formula="of:=MAX([.$F98];[.$L98];[.$R98];[.$X98];[.$AD98];[.$AJ98];[.$AP98];[.$AV98];[.$BB98];[.$BH98];[.$BN98];[.$BT98])" office:value-type="float"/>
          <table:table-cell table:formula="of:=MAX([.$G98];[.$M98];[.$S98];[.$Y98];[.$AE98];[.$AK98];[.$AQ98];[.$AW98];[.$BC98];[.$BI98];[.$BO98];[.$BU98])" office:value-type="float"/>
        </table:table-row>
        <table:table-row table:style-name="ro1">
          <table:table-cell office:value-type="string">
            <text:p>Sokoban/0791-sokoban-270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99];[.$H99];[.$N99];[.$T99];[.$Z99];[.$AF99];[.$AL99];[.$AR99];[.$AX99];[.$BD99];[.$BJ99];[.$BP99])" office:value-type="float"/>
          <table:table-cell table:formula="of:=MIN([.$C99];[.$I99];[.$O99];[.$U99];[.$AA99];[.$AG99];[.$AM99];[.$AS99];[.$AY99];[.$BE99];[.$BK99];[.$BQ99])" office:value-type="float"/>
          <table:table-cell table:formula="of:=MIN([.$D99];[.$J99];[.$P99];[.$V99];[.$AB99];[.$AH99];[.$AN99];[.$AT99];[.$AZ99];[.$BF99];[.$BL99];[.$BR99])" office:value-type="float"/>
          <table:table-cell table:formula="of:=MIN([.$E99];[.$K99];[.$Q99];[.$W99];[.$AC99];[.$AI99];[.$AO99];[.$AU99];[.$BA99];[.$BG99];[.$BM99];[.$BS99])" office:value-type="float"/>
          <table:table-cell table:formula="of:=MIN([.$F99];[.$L99];[.$R99];[.$X99];[.$AD99];[.$AJ99];[.$AP99];[.$AV99];[.$BB99];[.$BH99];[.$BN99];[.$BT99])" office:value-type="float"/>
          <table:table-cell table:formula="of:=MIN([.$G99];[.$M99];[.$S99];[.$Y99];[.$AE99];[.$AK99];[.$AQ99];[.$AW99];[.$BC99];[.$BI99];[.$BO99];[.$BU99])" office:value-type="float"/>
          <table:table-cell table:formula="of:=MEDIAN([.$B99];[.$H99];[.$N99];[.$T99];[.$Z99];[.$AF99];[.$AL99];[.$AR99];[.$AX99];[.$BD99];[.$BJ99];[.$BP99])" office:value-type="float"/>
          <table:table-cell table:formula="of:=MEDIAN([.$C99];[.$I99];[.$O99];[.$U99];[.$AA99];[.$AG99];[.$AM99];[.$AS99];[.$AY99];[.$BE99];[.$BK99];[.$BQ99])" office:value-type="float"/>
          <table:table-cell table:formula="of:=MEDIAN([.$D99];[.$J99];[.$P99];[.$V99];[.$AB99];[.$AH99];[.$AN99];[.$AT99];[.$AZ99];[.$BF99];[.$BL99];[.$BR99])" office:value-type="float"/>
          <table:table-cell table:formula="of:=MEDIAN([.$E99];[.$K99];[.$Q99];[.$W99];[.$AC99];[.$AI99];[.$AO99];[.$AU99];[.$BA99];[.$BG99];[.$BM99];[.$BS99])" office:value-type="float"/>
          <table:table-cell table:formula="of:=MEDIAN([.$F99];[.$L99];[.$R99];[.$X99];[.$AD99];[.$AJ99];[.$AP99];[.$AV99];[.$BB99];[.$BH99];[.$BN99];[.$BT99])" office:value-type="float"/>
          <table:table-cell table:formula="of:=MEDIAN([.$G99];[.$M99];[.$S99];[.$Y99];[.$AE99];[.$AK99];[.$AQ99];[.$AW99];[.$BC99];[.$BI99];[.$BO99];[.$BU99])" office:value-type="float"/>
          <table:table-cell table:formula="of:=MAX([.$B99];[.$H99];[.$N99];[.$T99];[.$Z99];[.$AF99];[.$AL99];[.$AR99];[.$AX99];[.$BD99];[.$BJ99];[.$BP99])" office:value-type="float"/>
          <table:table-cell table:formula="of:=MAX([.$C99];[.$I99];[.$O99];[.$U99];[.$AA99];[.$AG99];[.$AM99];[.$AS99];[.$AY99];[.$BE99];[.$BK99];[.$BQ99])" office:value-type="float"/>
          <table:table-cell table:formula="of:=MAX([.$D99];[.$J99];[.$P99];[.$V99];[.$AB99];[.$AH99];[.$AN99];[.$AT99];[.$AZ99];[.$BF99];[.$BL99];[.$BR99])" office:value-type="float"/>
          <table:table-cell table:formula="of:=MAX([.$E99];[.$K99];[.$Q99];[.$W99];[.$AC99];[.$AI99];[.$AO99];[.$AU99];[.$BA99];[.$BG99];[.$BM99];[.$BS99])" office:value-type="float"/>
          <table:table-cell table:formula="of:=MAX([.$F99];[.$L99];[.$R99];[.$X99];[.$AD99];[.$AJ99];[.$AP99];[.$AV99];[.$BB99];[.$BH99];[.$BN99];[.$BT99])" office:value-type="float"/>
          <table:table-cell table:formula="of:=MAX([.$G99];[.$M99];[.$S99];[.$Y99];[.$AE99];[.$AK99];[.$AQ99];[.$AW99];[.$BC99];[.$BI99];[.$BO99];[.$BU99])" office:value-type="float"/>
        </table:table-row>
        <table:table-row table:style-name="ro1">
          <table:table-cell office:value-type="string">
            <text:p>Sokoban/0809-sokoban-280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100];[.$H100];[.$N100];[.$T100];[.$Z100];[.$AF100];[.$AL100];[.$AR100];[.$AX100];[.$BD100];[.$BJ100];[.$BP100])" office:value-type="float"/>
          <table:table-cell table:formula="of:=MIN([.$C100];[.$I100];[.$O100];[.$U100];[.$AA100];[.$AG100];[.$AM100];[.$AS100];[.$AY100];[.$BE100];[.$BK100];[.$BQ100])" office:value-type="float"/>
          <table:table-cell table:formula="of:=MIN([.$D100];[.$J100];[.$P100];[.$V100];[.$AB100];[.$AH100];[.$AN100];[.$AT100];[.$AZ100];[.$BF100];[.$BL100];[.$BR100])" office:value-type="float"/>
          <table:table-cell table:formula="of:=MIN([.$E100];[.$K100];[.$Q100];[.$W100];[.$AC100];[.$AI100];[.$AO100];[.$AU100];[.$BA100];[.$BG100];[.$BM100];[.$BS100])" office:value-type="float"/>
          <table:table-cell table:formula="of:=MIN([.$F100];[.$L100];[.$R100];[.$X100];[.$AD100];[.$AJ100];[.$AP100];[.$AV100];[.$BB100];[.$BH100];[.$BN100];[.$BT100])" office:value-type="float"/>
          <table:table-cell table:formula="of:=MIN([.$G100];[.$M100];[.$S100];[.$Y100];[.$AE100];[.$AK100];[.$AQ100];[.$AW100];[.$BC100];[.$BI100];[.$BO100];[.$BU100])" office:value-type="float"/>
          <table:table-cell table:formula="of:=MEDIAN([.$B100];[.$H100];[.$N100];[.$T100];[.$Z100];[.$AF100];[.$AL100];[.$AR100];[.$AX100];[.$BD100];[.$BJ100];[.$BP100])" office:value-type="float"/>
          <table:table-cell table:formula="of:=MEDIAN([.$C100];[.$I100];[.$O100];[.$U100];[.$AA100];[.$AG100];[.$AM100];[.$AS100];[.$AY100];[.$BE100];[.$BK100];[.$BQ100])" office:value-type="float"/>
          <table:table-cell table:formula="of:=MEDIAN([.$D100];[.$J100];[.$P100];[.$V100];[.$AB100];[.$AH100];[.$AN100];[.$AT100];[.$AZ100];[.$BF100];[.$BL100];[.$BR100])" office:value-type="float"/>
          <table:table-cell table:formula="of:=MEDIAN([.$E100];[.$K100];[.$Q100];[.$W100];[.$AC100];[.$AI100];[.$AO100];[.$AU100];[.$BA100];[.$BG100];[.$BM100];[.$BS100])" office:value-type="float"/>
          <table:table-cell table:formula="of:=MEDIAN([.$F100];[.$L100];[.$R100];[.$X100];[.$AD100];[.$AJ100];[.$AP100];[.$AV100];[.$BB100];[.$BH100];[.$BN100];[.$BT100])" office:value-type="float"/>
          <table:table-cell table:formula="of:=MEDIAN([.$G100];[.$M100];[.$S100];[.$Y100];[.$AE100];[.$AK100];[.$AQ100];[.$AW100];[.$BC100];[.$BI100];[.$BO100];[.$BU100])" office:value-type="float"/>
          <table:table-cell table:formula="of:=MAX([.$B100];[.$H100];[.$N100];[.$T100];[.$Z100];[.$AF100];[.$AL100];[.$AR100];[.$AX100];[.$BD100];[.$BJ100];[.$BP100])" office:value-type="float"/>
          <table:table-cell table:formula="of:=MAX([.$C100];[.$I100];[.$O100];[.$U100];[.$AA100];[.$AG100];[.$AM100];[.$AS100];[.$AY100];[.$BE100];[.$BK100];[.$BQ100])" office:value-type="float"/>
          <table:table-cell table:formula="of:=MAX([.$D100];[.$J100];[.$P100];[.$V100];[.$AB100];[.$AH100];[.$AN100];[.$AT100];[.$AZ100];[.$BF100];[.$BL100];[.$BR100])" office:value-type="float"/>
          <table:table-cell table:formula="of:=MAX([.$E100];[.$K100];[.$Q100];[.$W100];[.$AC100];[.$AI100];[.$AO100];[.$AU100];[.$BA100];[.$BG100];[.$BM100];[.$BS100])" office:value-type="float"/>
          <table:table-cell table:formula="of:=MAX([.$F100];[.$L100];[.$R100];[.$X100];[.$AD100];[.$AJ100];[.$AP100];[.$AV100];[.$BB100];[.$BH100];[.$BN100];[.$BT100])" office:value-type="float"/>
          <table:table-cell table:formula="of:=MAX([.$G100];[.$M100];[.$S100];[.$Y100];[.$AE100];[.$AK100];[.$AQ100];[.$AW100];[.$BC100];[.$BI100];[.$BO100];[.$BU100])" office:value-type="float"/>
        </table:table-row>
        <table:table-row table:style-name="ro1">
          <table:table-cell office:value-type="string">
            <text:p>Sokoban/0950-sokoban-87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101];[.$H101];[.$N101];[.$T101];[.$Z101];[.$AF101];[.$AL101];[.$AR101];[.$AX101];[.$BD101];[.$BJ101];[.$BP101])" office:value-type="float"/>
          <table:table-cell table:formula="of:=MIN([.$C101];[.$I101];[.$O101];[.$U101];[.$AA101];[.$AG101];[.$AM101];[.$AS101];[.$AY101];[.$BE101];[.$BK101];[.$BQ101])" office:value-type="float"/>
          <table:table-cell table:formula="of:=MIN([.$D101];[.$J101];[.$P101];[.$V101];[.$AB101];[.$AH101];[.$AN101];[.$AT101];[.$AZ101];[.$BF101];[.$BL101];[.$BR101])" office:value-type="float"/>
          <table:table-cell table:formula="of:=MIN([.$E101];[.$K101];[.$Q101];[.$W101];[.$AC101];[.$AI101];[.$AO101];[.$AU101];[.$BA101];[.$BG101];[.$BM101];[.$BS101])" office:value-type="float"/>
          <table:table-cell table:formula="of:=MIN([.$F101];[.$L101];[.$R101];[.$X101];[.$AD101];[.$AJ101];[.$AP101];[.$AV101];[.$BB101];[.$BH101];[.$BN101];[.$BT101])" office:value-type="float"/>
          <table:table-cell table:formula="of:=MIN([.$G101];[.$M101];[.$S101];[.$Y101];[.$AE101];[.$AK101];[.$AQ101];[.$AW101];[.$BC101];[.$BI101];[.$BO101];[.$BU101])" office:value-type="float"/>
          <table:table-cell table:formula="of:=MEDIAN([.$B101];[.$H101];[.$N101];[.$T101];[.$Z101];[.$AF101];[.$AL101];[.$AR101];[.$AX101];[.$BD101];[.$BJ101];[.$BP101])" office:value-type="float"/>
          <table:table-cell table:formula="of:=MEDIAN([.$C101];[.$I101];[.$O101];[.$U101];[.$AA101];[.$AG101];[.$AM101];[.$AS101];[.$AY101];[.$BE101];[.$BK101];[.$BQ101])" office:value-type="float"/>
          <table:table-cell table:formula="of:=MEDIAN([.$D101];[.$J101];[.$P101];[.$V101];[.$AB101];[.$AH101];[.$AN101];[.$AT101];[.$AZ101];[.$BF101];[.$BL101];[.$BR101])" office:value-type="float"/>
          <table:table-cell table:formula="of:=MEDIAN([.$E101];[.$K101];[.$Q101];[.$W101];[.$AC101];[.$AI101];[.$AO101];[.$AU101];[.$BA101];[.$BG101];[.$BM101];[.$BS101])" office:value-type="float"/>
          <table:table-cell table:formula="of:=MEDIAN([.$F101];[.$L101];[.$R101];[.$X101];[.$AD101];[.$AJ101];[.$AP101];[.$AV101];[.$BB101];[.$BH101];[.$BN101];[.$BT101])" office:value-type="float"/>
          <table:table-cell table:formula="of:=MEDIAN([.$G101];[.$M101];[.$S101];[.$Y101];[.$AE101];[.$AK101];[.$AQ101];[.$AW101];[.$BC101];[.$BI101];[.$BO101];[.$BU101])" office:value-type="float"/>
          <table:table-cell table:formula="of:=MAX([.$B101];[.$H101];[.$N101];[.$T101];[.$Z101];[.$AF101];[.$AL101];[.$AR101];[.$AX101];[.$BD101];[.$BJ101];[.$BP101])" office:value-type="float"/>
          <table:table-cell table:formula="of:=MAX([.$C101];[.$I101];[.$O101];[.$U101];[.$AA101];[.$AG101];[.$AM101];[.$AS101];[.$AY101];[.$BE101];[.$BK101];[.$BQ101])" office:value-type="float"/>
          <table:table-cell table:formula="of:=MAX([.$D101];[.$J101];[.$P101];[.$V101];[.$AB101];[.$AH101];[.$AN101];[.$AT101];[.$AZ101];[.$BF101];[.$BL101];[.$BR101])" office:value-type="float"/>
          <table:table-cell table:formula="of:=MAX([.$E101];[.$K101];[.$Q101];[.$W101];[.$AC101];[.$AI101];[.$AO101];[.$AU101];[.$BA101];[.$BG101];[.$BM101];[.$BS101])" office:value-type="float"/>
          <table:table-cell table:formula="of:=MAX([.$F101];[.$L101];[.$R101];[.$X101];[.$AD101];[.$AJ101];[.$AP101];[.$AV101];[.$BB101];[.$BH101];[.$BN101];[.$BT101])" office:value-type="float"/>
          <table:table-cell table:formula="of:=MAX([.$G101];[.$M101];[.$S101];[.$Y101];[.$AE101];[.$AK101];[.$AQ101];[.$AW101];[.$BC101];[.$BI101];[.$BO101];[.$BU101])" office:value-type="float"/>
        </table:table-row>
        <table:table-row table:style-name="ro1">
          <table:table-cell office:value-type="string">
            <text:p>Sokoban/0984-sokoban-165-1.asp</text:p>
          </table:table-cell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102];[.$H102];[.$N102];[.$T102];[.$Z102];[.$AF102];[.$AL102];[.$AR102];[.$AX102];[.$BD102];[.$BJ102];[.$BP102])" office:value-type="float"/>
          <table:table-cell table:formula="of:=MIN([.$C102];[.$I102];[.$O102];[.$U102];[.$AA102];[.$AG102];[.$AM102];[.$AS102];[.$AY102];[.$BE102];[.$BK102];[.$BQ102])" office:value-type="float"/>
          <table:table-cell table:formula="of:=MIN([.$D102];[.$J102];[.$P102];[.$V102];[.$AB102];[.$AH102];[.$AN102];[.$AT102];[.$AZ102];[.$BF102];[.$BL102];[.$BR102])" office:value-type="float"/>
          <table:table-cell table:formula="of:=MIN([.$E102];[.$K102];[.$Q102];[.$W102];[.$AC102];[.$AI102];[.$AO102];[.$AU102];[.$BA102];[.$BG102];[.$BM102];[.$BS102])" office:value-type="float"/>
          <table:table-cell table:formula="of:=MIN([.$F102];[.$L102];[.$R102];[.$X102];[.$AD102];[.$AJ102];[.$AP102];[.$AV102];[.$BB102];[.$BH102];[.$BN102];[.$BT102])" office:value-type="float"/>
          <table:table-cell table:formula="of:=MIN([.$G102];[.$M102];[.$S102];[.$Y102];[.$AE102];[.$AK102];[.$AQ102];[.$AW102];[.$BC102];[.$BI102];[.$BO102];[.$BU102])" office:value-type="float"/>
          <table:table-cell table:formula="of:=MEDIAN([.$B102];[.$H102];[.$N102];[.$T102];[.$Z102];[.$AF102];[.$AL102];[.$AR102];[.$AX102];[.$BD102];[.$BJ102];[.$BP102])" office:value-type="float"/>
          <table:table-cell table:formula="of:=MEDIAN([.$C102];[.$I102];[.$O102];[.$U102];[.$AA102];[.$AG102];[.$AM102];[.$AS102];[.$AY102];[.$BE102];[.$BK102];[.$BQ102])" office:value-type="float"/>
          <table:table-cell table:formula="of:=MEDIAN([.$D102];[.$J102];[.$P102];[.$V102];[.$AB102];[.$AH102];[.$AN102];[.$AT102];[.$AZ102];[.$BF102];[.$BL102];[.$BR102])" office:value-type="float"/>
          <table:table-cell table:formula="of:=MEDIAN([.$E102];[.$K102];[.$Q102];[.$W102];[.$AC102];[.$AI102];[.$AO102];[.$AU102];[.$BA102];[.$BG102];[.$BM102];[.$BS102])" office:value-type="float"/>
          <table:table-cell table:formula="of:=MEDIAN([.$F102];[.$L102];[.$R102];[.$X102];[.$AD102];[.$AJ102];[.$AP102];[.$AV102];[.$BB102];[.$BH102];[.$BN102];[.$BT102])" office:value-type="float"/>
          <table:table-cell table:formula="of:=MEDIAN([.$G102];[.$M102];[.$S102];[.$Y102];[.$AE102];[.$AK102];[.$AQ102];[.$AW102];[.$BC102];[.$BI102];[.$BO102];[.$BU102])" office:value-type="float"/>
          <table:table-cell table:formula="of:=MAX([.$B102];[.$H102];[.$N102];[.$T102];[.$Z102];[.$AF102];[.$AL102];[.$AR102];[.$AX102];[.$BD102];[.$BJ102];[.$BP102])" office:value-type="float"/>
          <table:table-cell table:formula="of:=MAX([.$C102];[.$I102];[.$O102];[.$U102];[.$AA102];[.$AG102];[.$AM102];[.$AS102];[.$AY102];[.$BE102];[.$BK102];[.$BQ102])" office:value-type="float"/>
          <table:table-cell table:formula="of:=MAX([.$D102];[.$J102];[.$P102];[.$V102];[.$AB102];[.$AH102];[.$AN102];[.$AT102];[.$AZ102];[.$BF102];[.$BL102];[.$BR102])" office:value-type="float"/>
          <table:table-cell table:formula="of:=MAX([.$E102];[.$K102];[.$Q102];[.$W102];[.$AC102];[.$AI102];[.$AO102];[.$AU102];[.$BA102];[.$BG102];[.$BM102];[.$BS102])" office:value-type="float"/>
          <table:table-cell table:formula="of:=MAX([.$F102];[.$L102];[.$R102];[.$X102];[.$AD102];[.$AJ102];[.$AP102];[.$AV102];[.$BB102];[.$BH102];[.$BN102];[.$BT102])" office:value-type="float"/>
          <table:table-cell table:formula="of:=MAX([.$G102];[.$M102];[.$S102];[.$Y102];[.$AE102];[.$AK102];[.$AQ102];[.$AW102];[.$BC102];[.$BI102];[.$BO102];[.$BU102])" office:value-type="float"/>
        </table:table-row>
        <table:table-row table:style-name="ro1">
          <table:table-cell office:value-type="string">
            <text:p>Visit-all/0009-visitall-36-1.asp</text:p>
          </table:table-cell>
          <table:table-cell office:value-type="float" office:value="189.57"/>
          <table:table-cell office:value-type="float" office:value="188.535"/>
          <table:table-cell office:value-type="float" office:value="1246373.0"/>
          <table:table-cell office:value-type="float" office:value="911261.0"/>
          <table:table-cell office:value-type="float" office:value="69.0"/>
          <table:table-cell office:value-type="float" office:value="0.0"/>
          <table:table-cell office:value-type="float" office:value="226.12"/>
          <table:table-cell office:value-type="float" office:value="224.895"/>
          <table:table-cell office:value-type="float" office:value="1566223.0"/>
          <table:table-cell office:value-type="float" office:value="1182560.0"/>
          <table:table-cell office:value-type="float" office:value="7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8.0"/>
          <table:table-cell office:value-type="float" office:value="50.0"/>
          <table:table-cell office:value-type="float" office:value="13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2.0"/>
          <table:table-cell office:value-type="float" office:value="53.0"/>
          <table:table-cell office:value-type="float" office:value="130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8.0"/>
          <table:table-cell office:value-type="float" office:value="50.0"/>
          <table:table-cell office:value-type="float" office:value="12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2.0"/>
          <table:table-cell office:value-type="float" office:value="53.0"/>
          <table:table-cell office:value-type="float" office:value="131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8.0"/>
          <table:table-cell office:value-type="float" office:value="50.0"/>
          <table:table-cell office:value-type="float" office:value="12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2.0"/>
          <table:table-cell office:value-type="float" office:value="53.0"/>
          <table:table-cell office:value-type="float" office:value="12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8.0"/>
          <table:table-cell office:value-type="float" office:value="50.0"/>
          <table:table-cell office:value-type="float" office:value="13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2.0"/>
          <table:table-cell office:value-type="float" office:value="53.0"/>
          <table:table-cell office:value-type="float" office:value="13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8.0"/>
          <table:table-cell office:value-type="float" office:value="50.0"/>
          <table:table-cell office:value-type="float" office:value="12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2.0"/>
          <table:table-cell office:value-type="float" office:value="53.0"/>
          <table:table-cell office:value-type="float" office:value="1318.0"/>
          <table:table-cell office:value-type="float" office:value="0.0"/>
          <table:table-cell table:formula="of:=MIN([.$B103];[.$H103];[.$N103];[.$T103];[.$Z103];[.$AF103];[.$AL103];[.$AR103];[.$AX103];[.$BD103];[.$BJ103];[.$BP103])" office:value-type="float"/>
          <table:table-cell table:formula="of:=MIN([.$C103];[.$I103];[.$O103];[.$U103];[.$AA103];[.$AG103];[.$AM103];[.$AS103];[.$AY103];[.$BE103];[.$BK103];[.$BQ103])" office:value-type="float"/>
          <table:table-cell table:formula="of:=MIN([.$D103];[.$J103];[.$P103];[.$V103];[.$AB103];[.$AH103];[.$AN103];[.$AT103];[.$AZ103];[.$BF103];[.$BL103];[.$BR103])" office:value-type="float"/>
          <table:table-cell table:formula="of:=MIN([.$E103];[.$K103];[.$Q103];[.$W103];[.$AC103];[.$AI103];[.$AO103];[.$AU103];[.$BA103];[.$BG103];[.$BM103];[.$BS103])" office:value-type="float"/>
          <table:table-cell table:formula="of:=MIN([.$F103];[.$L103];[.$R103];[.$X103];[.$AD103];[.$AJ103];[.$AP103];[.$AV103];[.$BB103];[.$BH103];[.$BN103];[.$BT103])" office:value-type="float"/>
          <table:table-cell table:formula="of:=MIN([.$G103];[.$M103];[.$S103];[.$Y103];[.$AE103];[.$AK103];[.$AQ103];[.$AW103];[.$BC103];[.$BI103];[.$BO103];[.$BU103])" office:value-type="float"/>
          <table:table-cell table:formula="of:=MEDIAN([.$B103];[.$H103];[.$N103];[.$T103];[.$Z103];[.$AF103];[.$AL103];[.$AR103];[.$AX103];[.$BD103];[.$BJ103];[.$BP103])" office:value-type="float"/>
          <table:table-cell table:formula="of:=MEDIAN([.$C103];[.$I103];[.$O103];[.$U103];[.$AA103];[.$AG103];[.$AM103];[.$AS103];[.$AY103];[.$BE103];[.$BK103];[.$BQ103])" office:value-type="float"/>
          <table:table-cell table:formula="of:=MEDIAN([.$D103];[.$J103];[.$P103];[.$V103];[.$AB103];[.$AH103];[.$AN103];[.$AT103];[.$AZ103];[.$BF103];[.$BL103];[.$BR103])" office:value-type="float"/>
          <table:table-cell table:formula="of:=MEDIAN([.$E103];[.$K103];[.$Q103];[.$W103];[.$AC103];[.$AI103];[.$AO103];[.$AU103];[.$BA103];[.$BG103];[.$BM103];[.$BS103])" office:value-type="float"/>
          <table:table-cell table:formula="of:=MEDIAN([.$F103];[.$L103];[.$R103];[.$X103];[.$AD103];[.$AJ103];[.$AP103];[.$AV103];[.$BB103];[.$BH103];[.$BN103];[.$BT103])" office:value-type="float"/>
          <table:table-cell table:formula="of:=MEDIAN([.$G103];[.$M103];[.$S103];[.$Y103];[.$AE103];[.$AK103];[.$AQ103];[.$AW103];[.$BC103];[.$BI103];[.$BO103];[.$BU103])" office:value-type="float"/>
          <table:table-cell table:formula="of:=MAX([.$B103];[.$H103];[.$N103];[.$T103];[.$Z103];[.$AF103];[.$AL103];[.$AR103];[.$AX103];[.$BD103];[.$BJ103];[.$BP103])" office:value-type="float"/>
          <table:table-cell table:formula="of:=MAX([.$C103];[.$I103];[.$O103];[.$U103];[.$AA103];[.$AG103];[.$AM103];[.$AS103];[.$AY103];[.$BE103];[.$BK103];[.$BQ103])" office:value-type="float"/>
          <table:table-cell table:formula="of:=MAX([.$D103];[.$J103];[.$P103];[.$V103];[.$AB103];[.$AH103];[.$AN103];[.$AT103];[.$AZ103];[.$BF103];[.$BL103];[.$BR103])" office:value-type="float"/>
          <table:table-cell table:formula="of:=MAX([.$E103];[.$K103];[.$Q103];[.$W103];[.$AC103];[.$AI103];[.$AO103];[.$AU103];[.$BA103];[.$BG103];[.$BM103];[.$BS103])" office:value-type="float"/>
          <table:table-cell table:formula="of:=MAX([.$F103];[.$L103];[.$R103];[.$X103];[.$AD103];[.$AJ103];[.$AP103];[.$AV103];[.$BB103];[.$BH103];[.$BN103];[.$BT103])" office:value-type="float"/>
          <table:table-cell table:formula="of:=MAX([.$G103];[.$M103];[.$S103];[.$Y103];[.$AE103];[.$AK103];[.$AQ103];[.$AW103];[.$BC103];[.$BI103];[.$BO103];[.$BU103])" office:value-type="float"/>
        </table:table-row>
        <table:table-row table:style-name="ro1">
          <table:table-cell office:value-type="string">
            <text:p>Visit-all/0012-visitall-36-1.asp</text:p>
          </table:table-cell>
          <table:table-cell office:value-type="float" office:value="900.0"/>
          <table:table-cell office:value-type="float" office:value="900.0"/>
          <table:table-cell office:value-type="float" office:value="4568856.0"/>
          <table:table-cell office:value-type="float" office:value="3552390.0"/>
          <table:table-cell office:value-type="float" office:value="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320283.0"/>
          <table:table-cell office:value-type="float" office:value="3349734.0"/>
          <table:table-cell office:value-type="float" office:value="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.0"/>
          <table:table-cell office:value-type="float" office:value="82.0"/>
          <table:table-cell office:value-type="float" office:value="12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6.0"/>
          <table:table-cell office:value-type="float" office:value="93.0"/>
          <table:table-cell office:value-type="float" office:value="12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.0"/>
          <table:table-cell office:value-type="float" office:value="82.0"/>
          <table:table-cell office:value-type="float" office:value="132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6.0"/>
          <table:table-cell office:value-type="float" office:value="93.0"/>
          <table:table-cell office:value-type="float" office:value="12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.0"/>
          <table:table-cell office:value-type="float" office:value="82.0"/>
          <table:table-cell office:value-type="float" office:value="13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6.0"/>
          <table:table-cell office:value-type="float" office:value="93.0"/>
          <table:table-cell office:value-type="float" office:value="13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.0"/>
          <table:table-cell office:value-type="float" office:value="82.0"/>
          <table:table-cell office:value-type="float" office:value="13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6.0"/>
          <table:table-cell office:value-type="float" office:value="93.0"/>
          <table:table-cell office:value-type="float" office:value="13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.0"/>
          <table:table-cell office:value-type="float" office:value="82.0"/>
          <table:table-cell office:value-type="float" office:value="13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6.0"/>
          <table:table-cell office:value-type="float" office:value="93.0"/>
          <table:table-cell office:value-type="float" office:value="1327.0"/>
          <table:table-cell office:value-type="float" office:value="0.0"/>
          <table:table-cell table:formula="of:=MIN([.$B104];[.$H104];[.$N104];[.$T104];[.$Z104];[.$AF104];[.$AL104];[.$AR104];[.$AX104];[.$BD104];[.$BJ104];[.$BP104])" office:value-type="float"/>
          <table:table-cell table:formula="of:=MIN([.$C104];[.$I104];[.$O104];[.$U104];[.$AA104];[.$AG104];[.$AM104];[.$AS104];[.$AY104];[.$BE104];[.$BK104];[.$BQ104])" office:value-type="float"/>
          <table:table-cell table:formula="of:=MIN([.$D104];[.$J104];[.$P104];[.$V104];[.$AB104];[.$AH104];[.$AN104];[.$AT104];[.$AZ104];[.$BF104];[.$BL104];[.$BR104])" office:value-type="float"/>
          <table:table-cell table:formula="of:=MIN([.$E104];[.$K104];[.$Q104];[.$W104];[.$AC104];[.$AI104];[.$AO104];[.$AU104];[.$BA104];[.$BG104];[.$BM104];[.$BS104])" office:value-type="float"/>
          <table:table-cell table:formula="of:=MIN([.$F104];[.$L104];[.$R104];[.$X104];[.$AD104];[.$AJ104];[.$AP104];[.$AV104];[.$BB104];[.$BH104];[.$BN104];[.$BT104])" office:value-type="float"/>
          <table:table-cell table:formula="of:=MIN([.$G104];[.$M104];[.$S104];[.$Y104];[.$AE104];[.$AK104];[.$AQ104];[.$AW104];[.$BC104];[.$BI104];[.$BO104];[.$BU104])" office:value-type="float"/>
          <table:table-cell table:formula="of:=MEDIAN([.$B104];[.$H104];[.$N104];[.$T104];[.$Z104];[.$AF104];[.$AL104];[.$AR104];[.$AX104];[.$BD104];[.$BJ104];[.$BP104])" office:value-type="float"/>
          <table:table-cell table:formula="of:=MEDIAN([.$C104];[.$I104];[.$O104];[.$U104];[.$AA104];[.$AG104];[.$AM104];[.$AS104];[.$AY104];[.$BE104];[.$BK104];[.$BQ104])" office:value-type="float"/>
          <table:table-cell table:formula="of:=MEDIAN([.$D104];[.$J104];[.$P104];[.$V104];[.$AB104];[.$AH104];[.$AN104];[.$AT104];[.$AZ104];[.$BF104];[.$BL104];[.$BR104])" office:value-type="float"/>
          <table:table-cell table:formula="of:=MEDIAN([.$E104];[.$K104];[.$Q104];[.$W104];[.$AC104];[.$AI104];[.$AO104];[.$AU104];[.$BA104];[.$BG104];[.$BM104];[.$BS104])" office:value-type="float"/>
          <table:table-cell table:formula="of:=MEDIAN([.$F104];[.$L104];[.$R104];[.$X104];[.$AD104];[.$AJ104];[.$AP104];[.$AV104];[.$BB104];[.$BH104];[.$BN104];[.$BT104])" office:value-type="float"/>
          <table:table-cell table:formula="of:=MEDIAN([.$G104];[.$M104];[.$S104];[.$Y104];[.$AE104];[.$AK104];[.$AQ104];[.$AW104];[.$BC104];[.$BI104];[.$BO104];[.$BU104])" office:value-type="float"/>
          <table:table-cell table:formula="of:=MAX([.$B104];[.$H104];[.$N104];[.$T104];[.$Z104];[.$AF104];[.$AL104];[.$AR104];[.$AX104];[.$BD104];[.$BJ104];[.$BP104])" office:value-type="float"/>
          <table:table-cell table:formula="of:=MAX([.$C104];[.$I104];[.$O104];[.$U104];[.$AA104];[.$AG104];[.$AM104];[.$AS104];[.$AY104];[.$BE104];[.$BK104];[.$BQ104])" office:value-type="float"/>
          <table:table-cell table:formula="of:=MAX([.$D104];[.$J104];[.$P104];[.$V104];[.$AB104];[.$AH104];[.$AN104];[.$AT104];[.$AZ104];[.$BF104];[.$BL104];[.$BR104])" office:value-type="float"/>
          <table:table-cell table:formula="of:=MAX([.$E104];[.$K104];[.$Q104];[.$W104];[.$AC104];[.$AI104];[.$AO104];[.$AU104];[.$BA104];[.$BG104];[.$BM104];[.$BS104])" office:value-type="float"/>
          <table:table-cell table:formula="of:=MAX([.$F104];[.$L104];[.$R104];[.$X104];[.$AD104];[.$AJ104];[.$AP104];[.$AV104];[.$BB104];[.$BH104];[.$BN104];[.$BT104])" office:value-type="float"/>
          <table:table-cell table:formula="of:=MAX([.$G104];[.$M104];[.$S104];[.$Y104];[.$AE104];[.$AK104];[.$AQ104];[.$AW104];[.$BC104];[.$BI104];[.$BO104];[.$BU104])" office:value-type="float"/>
        </table:table-row>
        <table:table-row table:style-name="ro1">
          <table:table-cell office:value-type="string">
            <text:p>Visit-all/0019-visitall-67-1.asp</text:p>
          </table:table-cell>
          <table:table-cell office:value-type="float" office:value="900.0"/>
          <table:table-cell office:value-type="float" office:value="900.0"/>
          <table:table-cell office:value-type="float" office:value="4936743.0"/>
          <table:table-cell office:value-type="float" office:value="3879470.0"/>
          <table:table-cell office:value-type="float" office:value="1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298352.0"/>
          <table:table-cell office:value-type="float" office:value="3252246.0"/>
          <table:table-cell office:value-type="float" office:value="1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9.0"/>
          <table:table-cell office:value-type="float" office:value="57.0"/>
          <table:table-cell office:value-type="float" office:value="194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8.0"/>
          <table:table-cell office:value-type="float" office:value="193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9.0"/>
          <table:table-cell office:value-type="float" office:value="57.0"/>
          <table:table-cell office:value-type="float" office:value="19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8.0"/>
          <table:table-cell office:value-type="float" office:value="19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9.0"/>
          <table:table-cell office:value-type="float" office:value="57.0"/>
          <table:table-cell office:value-type="float" office:value="19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8.0"/>
          <table:table-cell office:value-type="float" office:value="19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9.0"/>
          <table:table-cell office:value-type="float" office:value="57.0"/>
          <table:table-cell office:value-type="float" office:value="19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8.0"/>
          <table:table-cell office:value-type="float" office:value="20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9.0"/>
          <table:table-cell office:value-type="float" office:value="57.0"/>
          <table:table-cell office:value-type="float" office:value="19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8.0"/>
          <table:table-cell office:value-type="float" office:value="2016.0"/>
          <table:table-cell office:value-type="float" office:value="0.0"/>
          <table:table-cell table:formula="of:=MIN([.$B105];[.$H105];[.$N105];[.$T105];[.$Z105];[.$AF105];[.$AL105];[.$AR105];[.$AX105];[.$BD105];[.$BJ105];[.$BP105])" office:value-type="float"/>
          <table:table-cell table:formula="of:=MIN([.$C105];[.$I105];[.$O105];[.$U105];[.$AA105];[.$AG105];[.$AM105];[.$AS105];[.$AY105];[.$BE105];[.$BK105];[.$BQ105])" office:value-type="float"/>
          <table:table-cell table:formula="of:=MIN([.$D105];[.$J105];[.$P105];[.$V105];[.$AB105];[.$AH105];[.$AN105];[.$AT105];[.$AZ105];[.$BF105];[.$BL105];[.$BR105])" office:value-type="float"/>
          <table:table-cell table:formula="of:=MIN([.$E105];[.$K105];[.$Q105];[.$W105];[.$AC105];[.$AI105];[.$AO105];[.$AU105];[.$BA105];[.$BG105];[.$BM105];[.$BS105])" office:value-type="float"/>
          <table:table-cell table:formula="of:=MIN([.$F105];[.$L105];[.$R105];[.$X105];[.$AD105];[.$AJ105];[.$AP105];[.$AV105];[.$BB105];[.$BH105];[.$BN105];[.$BT105])" office:value-type="float"/>
          <table:table-cell table:formula="of:=MIN([.$G105];[.$M105];[.$S105];[.$Y105];[.$AE105];[.$AK105];[.$AQ105];[.$AW105];[.$BC105];[.$BI105];[.$BO105];[.$BU105])" office:value-type="float"/>
          <table:table-cell table:formula="of:=MEDIAN([.$B105];[.$H105];[.$N105];[.$T105];[.$Z105];[.$AF105];[.$AL105];[.$AR105];[.$AX105];[.$BD105];[.$BJ105];[.$BP105])" office:value-type="float"/>
          <table:table-cell table:formula="of:=MEDIAN([.$C105];[.$I105];[.$O105];[.$U105];[.$AA105];[.$AG105];[.$AM105];[.$AS105];[.$AY105];[.$BE105];[.$BK105];[.$BQ105])" office:value-type="float"/>
          <table:table-cell table:formula="of:=MEDIAN([.$D105];[.$J105];[.$P105];[.$V105];[.$AB105];[.$AH105];[.$AN105];[.$AT105];[.$AZ105];[.$BF105];[.$BL105];[.$BR105])" office:value-type="float"/>
          <table:table-cell table:formula="of:=MEDIAN([.$E105];[.$K105];[.$Q105];[.$W105];[.$AC105];[.$AI105];[.$AO105];[.$AU105];[.$BA105];[.$BG105];[.$BM105];[.$BS105])" office:value-type="float"/>
          <table:table-cell table:formula="of:=MEDIAN([.$F105];[.$L105];[.$R105];[.$X105];[.$AD105];[.$AJ105];[.$AP105];[.$AV105];[.$BB105];[.$BH105];[.$BN105];[.$BT105])" office:value-type="float"/>
          <table:table-cell table:formula="of:=MEDIAN([.$G105];[.$M105];[.$S105];[.$Y105];[.$AE105];[.$AK105];[.$AQ105];[.$AW105];[.$BC105];[.$BI105];[.$BO105];[.$BU105])" office:value-type="float"/>
          <table:table-cell table:formula="of:=MAX([.$B105];[.$H105];[.$N105];[.$T105];[.$Z105];[.$AF105];[.$AL105];[.$AR105];[.$AX105];[.$BD105];[.$BJ105];[.$BP105])" office:value-type="float"/>
          <table:table-cell table:formula="of:=MAX([.$C105];[.$I105];[.$O105];[.$U105];[.$AA105];[.$AG105];[.$AM105];[.$AS105];[.$AY105];[.$BE105];[.$BK105];[.$BQ105])" office:value-type="float"/>
          <table:table-cell table:formula="of:=MAX([.$D105];[.$J105];[.$P105];[.$V105];[.$AB105];[.$AH105];[.$AN105];[.$AT105];[.$AZ105];[.$BF105];[.$BL105];[.$BR105])" office:value-type="float"/>
          <table:table-cell table:formula="of:=MAX([.$E105];[.$K105];[.$Q105];[.$W105];[.$AC105];[.$AI105];[.$AO105];[.$AU105];[.$BA105];[.$BG105];[.$BM105];[.$BS105])" office:value-type="float"/>
          <table:table-cell table:formula="of:=MAX([.$F105];[.$L105];[.$R105];[.$X105];[.$AD105];[.$AJ105];[.$AP105];[.$AV105];[.$BB105];[.$BH105];[.$BN105];[.$BT105])" office:value-type="float"/>
          <table:table-cell table:formula="of:=MAX([.$G105];[.$M105];[.$S105];[.$Y105];[.$AE105];[.$AK105];[.$AQ105];[.$AW105];[.$BC105];[.$BI105];[.$BO105];[.$BU105])" office:value-type="float"/>
        </table:table-row>
        <table:table-row table:style-name="ro1">
          <table:table-cell office:value-type="string">
            <text:p>Visit-all/0020-visitall-67-1.asp</text:p>
          </table:table-cell>
          <table:table-cell office:value-type="float" office:value="900.0"/>
          <table:table-cell office:value-type="float" office:value="900.0"/>
          <table:table-cell office:value-type="float" office:value="3674579.0"/>
          <table:table-cell office:value-type="float" office:value="2893531.0"/>
          <table:table-cell office:value-type="float" office:value="1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899322.0"/>
          <table:table-cell office:value-type="float" office:value="3023404.0"/>
          <table:table-cell office:value-type="float" office:value="1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7.0"/>
          <table:table-cell office:value-type="float" office:value="193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5.0"/>
          <table:table-cell office:value-type="float" office:value="55.0"/>
          <table:table-cell office:value-type="float" office:value="194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7.0"/>
          <table:table-cell office:value-type="float" office:value="19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5.0"/>
          <table:table-cell office:value-type="float" office:value="55.0"/>
          <table:table-cell office:value-type="float" office:value="19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7.0"/>
          <table:table-cell office:value-type="float" office:value="19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5.0"/>
          <table:table-cell office:value-type="float" office:value="55.0"/>
          <table:table-cell office:value-type="float" office:value="19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7.0"/>
          <table:table-cell office:value-type="float" office:value="19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5.0"/>
          <table:table-cell office:value-type="float" office:value="55.0"/>
          <table:table-cell office:value-type="float" office:value="197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7.0"/>
          <table:table-cell office:value-type="float" office:value="19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5.0"/>
          <table:table-cell office:value-type="float" office:value="55.0"/>
          <table:table-cell office:value-type="float" office:value="1937.0"/>
          <table:table-cell office:value-type="float" office:value="0.0"/>
          <table:table-cell table:formula="of:=MIN([.$B106];[.$H106];[.$N106];[.$T106];[.$Z106];[.$AF106];[.$AL106];[.$AR106];[.$AX106];[.$BD106];[.$BJ106];[.$BP106])" office:value-type="float"/>
          <table:table-cell table:formula="of:=MIN([.$C106];[.$I106];[.$O106];[.$U106];[.$AA106];[.$AG106];[.$AM106];[.$AS106];[.$AY106];[.$BE106];[.$BK106];[.$BQ106])" office:value-type="float"/>
          <table:table-cell table:formula="of:=MIN([.$D106];[.$J106];[.$P106];[.$V106];[.$AB106];[.$AH106];[.$AN106];[.$AT106];[.$AZ106];[.$BF106];[.$BL106];[.$BR106])" office:value-type="float"/>
          <table:table-cell table:formula="of:=MIN([.$E106];[.$K106];[.$Q106];[.$W106];[.$AC106];[.$AI106];[.$AO106];[.$AU106];[.$BA106];[.$BG106];[.$BM106];[.$BS106])" office:value-type="float"/>
          <table:table-cell table:formula="of:=MIN([.$F106];[.$L106];[.$R106];[.$X106];[.$AD106];[.$AJ106];[.$AP106];[.$AV106];[.$BB106];[.$BH106];[.$BN106];[.$BT106])" office:value-type="float"/>
          <table:table-cell table:formula="of:=MIN([.$G106];[.$M106];[.$S106];[.$Y106];[.$AE106];[.$AK106];[.$AQ106];[.$AW106];[.$BC106];[.$BI106];[.$BO106];[.$BU106])" office:value-type="float"/>
          <table:table-cell table:formula="of:=MEDIAN([.$B106];[.$H106];[.$N106];[.$T106];[.$Z106];[.$AF106];[.$AL106];[.$AR106];[.$AX106];[.$BD106];[.$BJ106];[.$BP106])" office:value-type="float"/>
          <table:table-cell table:formula="of:=MEDIAN([.$C106];[.$I106];[.$O106];[.$U106];[.$AA106];[.$AG106];[.$AM106];[.$AS106];[.$AY106];[.$BE106];[.$BK106];[.$BQ106])" office:value-type="float"/>
          <table:table-cell table:formula="of:=MEDIAN([.$D106];[.$J106];[.$P106];[.$V106];[.$AB106];[.$AH106];[.$AN106];[.$AT106];[.$AZ106];[.$BF106];[.$BL106];[.$BR106])" office:value-type="float"/>
          <table:table-cell table:formula="of:=MEDIAN([.$E106];[.$K106];[.$Q106];[.$W106];[.$AC106];[.$AI106];[.$AO106];[.$AU106];[.$BA106];[.$BG106];[.$BM106];[.$BS106])" office:value-type="float"/>
          <table:table-cell table:formula="of:=MEDIAN([.$F106];[.$L106];[.$R106];[.$X106];[.$AD106];[.$AJ106];[.$AP106];[.$AV106];[.$BB106];[.$BH106];[.$BN106];[.$BT106])" office:value-type="float"/>
          <table:table-cell table:formula="of:=MEDIAN([.$G106];[.$M106];[.$S106];[.$Y106];[.$AE106];[.$AK106];[.$AQ106];[.$AW106];[.$BC106];[.$BI106];[.$BO106];[.$BU106])" office:value-type="float"/>
          <table:table-cell table:formula="of:=MAX([.$B106];[.$H106];[.$N106];[.$T106];[.$Z106];[.$AF106];[.$AL106];[.$AR106];[.$AX106];[.$BD106];[.$BJ106];[.$BP106])" office:value-type="float"/>
          <table:table-cell table:formula="of:=MAX([.$C106];[.$I106];[.$O106];[.$U106];[.$AA106];[.$AG106];[.$AM106];[.$AS106];[.$AY106];[.$BE106];[.$BK106];[.$BQ106])" office:value-type="float"/>
          <table:table-cell table:formula="of:=MAX([.$D106];[.$J106];[.$P106];[.$V106];[.$AB106];[.$AH106];[.$AN106];[.$AT106];[.$AZ106];[.$BF106];[.$BL106];[.$BR106])" office:value-type="float"/>
          <table:table-cell table:formula="of:=MAX([.$E106];[.$K106];[.$Q106];[.$W106];[.$AC106];[.$AI106];[.$AO106];[.$AU106];[.$BA106];[.$BG106];[.$BM106];[.$BS106])" office:value-type="float"/>
          <table:table-cell table:formula="of:=MAX([.$F106];[.$L106];[.$R106];[.$X106];[.$AD106];[.$AJ106];[.$AP106];[.$AV106];[.$BB106];[.$BH106];[.$BN106];[.$BT106])" office:value-type="float"/>
          <table:table-cell table:formula="of:=MAX([.$G106];[.$M106];[.$S106];[.$Y106];[.$AE106];[.$AK106];[.$AQ106];[.$AW106];[.$BC106];[.$BI106];[.$BO106];[.$BU106])" office:value-type="float"/>
        </table:table-row>
        <table:table-row table:style-name="ro1">
          <table:table-cell office:value-type="string">
            <text:p>Visit-all/0029-visitall-39-1.asp</text:p>
          </table:table-cell>
          <table:table-cell office:value-type="float" office:value="167.3"/>
          <table:table-cell office:value-type="float" office:value="165.99"/>
          <table:table-cell office:value-type="float" office:value="1208720.0"/>
          <table:table-cell office:value-type="float" office:value="907041.0"/>
          <table:table-cell office:value-type="float" office:value="79.0"/>
          <table:table-cell office:value-type="float" office:value="0.0"/>
          <table:table-cell office:value-type="float" office:value="246.82"/>
          <table:table-cell office:value-type="float" office:value="245.421"/>
          <table:table-cell office:value-type="float" office:value="1559225.0"/>
          <table:table-cell office:value-type="float" office:value="1154885.0"/>
          <table:table-cell office:value-type="float" office:value="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48.0"/>
          <table:table-cell office:value-type="float" office:value="12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9.0"/>
          <table:table-cell office:value-type="float" office:value="59.0"/>
          <table:table-cell office:value-type="float" office:value="13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48.0"/>
          <table:table-cell office:value-type="float" office:value="128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9.0"/>
          <table:table-cell office:value-type="float" office:value="59.0"/>
          <table:table-cell office:value-type="float" office:value="13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48.0"/>
          <table:table-cell office:value-type="float" office:value="13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9.0"/>
          <table:table-cell office:value-type="float" office:value="59.0"/>
          <table:table-cell office:value-type="float" office:value="132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48.0"/>
          <table:table-cell office:value-type="float" office:value="12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9.0"/>
          <table:table-cell office:value-type="float" office:value="59.0"/>
          <table:table-cell office:value-type="float" office:value="13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48.0"/>
          <table:table-cell office:value-type="float" office:value="12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9.0"/>
          <table:table-cell office:value-type="float" office:value="59.0"/>
          <table:table-cell office:value-type="float" office:value="1252.0"/>
          <table:table-cell office:value-type="float" office:value="0.0"/>
          <table:table-cell table:formula="of:=MIN([.$B107];[.$H107];[.$N107];[.$T107];[.$Z107];[.$AF107];[.$AL107];[.$AR107];[.$AX107];[.$BD107];[.$BJ107];[.$BP107])" office:value-type="float"/>
          <table:table-cell table:formula="of:=MIN([.$C107];[.$I107];[.$O107];[.$U107];[.$AA107];[.$AG107];[.$AM107];[.$AS107];[.$AY107];[.$BE107];[.$BK107];[.$BQ107])" office:value-type="float"/>
          <table:table-cell table:formula="of:=MIN([.$D107];[.$J107];[.$P107];[.$V107];[.$AB107];[.$AH107];[.$AN107];[.$AT107];[.$AZ107];[.$BF107];[.$BL107];[.$BR107])" office:value-type="float"/>
          <table:table-cell table:formula="of:=MIN([.$E107];[.$K107];[.$Q107];[.$W107];[.$AC107];[.$AI107];[.$AO107];[.$AU107];[.$BA107];[.$BG107];[.$BM107];[.$BS107])" office:value-type="float"/>
          <table:table-cell table:formula="of:=MIN([.$F107];[.$L107];[.$R107];[.$X107];[.$AD107];[.$AJ107];[.$AP107];[.$AV107];[.$BB107];[.$BH107];[.$BN107];[.$BT107])" office:value-type="float"/>
          <table:table-cell table:formula="of:=MIN([.$G107];[.$M107];[.$S107];[.$Y107];[.$AE107];[.$AK107];[.$AQ107];[.$AW107];[.$BC107];[.$BI107];[.$BO107];[.$BU107])" office:value-type="float"/>
          <table:table-cell table:formula="of:=MEDIAN([.$B107];[.$H107];[.$N107];[.$T107];[.$Z107];[.$AF107];[.$AL107];[.$AR107];[.$AX107];[.$BD107];[.$BJ107];[.$BP107])" office:value-type="float"/>
          <table:table-cell table:formula="of:=MEDIAN([.$C107];[.$I107];[.$O107];[.$U107];[.$AA107];[.$AG107];[.$AM107];[.$AS107];[.$AY107];[.$BE107];[.$BK107];[.$BQ107])" office:value-type="float"/>
          <table:table-cell table:formula="of:=MEDIAN([.$D107];[.$J107];[.$P107];[.$V107];[.$AB107];[.$AH107];[.$AN107];[.$AT107];[.$AZ107];[.$BF107];[.$BL107];[.$BR107])" office:value-type="float"/>
          <table:table-cell table:formula="of:=MEDIAN([.$E107];[.$K107];[.$Q107];[.$W107];[.$AC107];[.$AI107];[.$AO107];[.$AU107];[.$BA107];[.$BG107];[.$BM107];[.$BS107])" office:value-type="float"/>
          <table:table-cell table:formula="of:=MEDIAN([.$F107];[.$L107];[.$R107];[.$X107];[.$AD107];[.$AJ107];[.$AP107];[.$AV107];[.$BB107];[.$BH107];[.$BN107];[.$BT107])" office:value-type="float"/>
          <table:table-cell table:formula="of:=MEDIAN([.$G107];[.$M107];[.$S107];[.$Y107];[.$AE107];[.$AK107];[.$AQ107];[.$AW107];[.$BC107];[.$BI107];[.$BO107];[.$BU107])" office:value-type="float"/>
          <table:table-cell table:formula="of:=MAX([.$B107];[.$H107];[.$N107];[.$T107];[.$Z107];[.$AF107];[.$AL107];[.$AR107];[.$AX107];[.$BD107];[.$BJ107];[.$BP107])" office:value-type="float"/>
          <table:table-cell table:formula="of:=MAX([.$C107];[.$I107];[.$O107];[.$U107];[.$AA107];[.$AG107];[.$AM107];[.$AS107];[.$AY107];[.$BE107];[.$BK107];[.$BQ107])" office:value-type="float"/>
          <table:table-cell table:formula="of:=MAX([.$D107];[.$J107];[.$P107];[.$V107];[.$AB107];[.$AH107];[.$AN107];[.$AT107];[.$AZ107];[.$BF107];[.$BL107];[.$BR107])" office:value-type="float"/>
          <table:table-cell table:formula="of:=MAX([.$E107];[.$K107];[.$Q107];[.$W107];[.$AC107];[.$AI107];[.$AO107];[.$AU107];[.$BA107];[.$BG107];[.$BM107];[.$BS107])" office:value-type="float"/>
          <table:table-cell table:formula="of:=MAX([.$F107];[.$L107];[.$R107];[.$X107];[.$AD107];[.$AJ107];[.$AP107];[.$AV107];[.$BB107];[.$BH107];[.$BN107];[.$BT107])" office:value-type="float"/>
          <table:table-cell table:formula="of:=MAX([.$G107];[.$M107];[.$S107];[.$Y107];[.$AE107];[.$AK107];[.$AQ107];[.$AW107];[.$BC107];[.$BI107];[.$BO107];[.$BU107])" office:value-type="float"/>
        </table:table-row>
        <table:table-row table:style-name="ro1">
          <table:table-cell office:value-type="string">
            <text:p>Visit-all/0030-visitall-39-1.asp</text:p>
          </table:table-cell>
          <table:table-cell office:value-type="float" office:value="171.12"/>
          <table:table-cell office:value-type="float" office:value="169.527"/>
          <table:table-cell office:value-type="float" office:value="1149957.0"/>
          <table:table-cell office:value-type="float" office:value="851319.0"/>
          <table:table-cell office:value-type="float" office:value="81.0"/>
          <table:table-cell office:value-type="float" office:value="0.0"/>
          <table:table-cell office:value-type="float" office:value="181.18"/>
          <table:table-cell office:value-type="float" office:value="179.859"/>
          <table:table-cell office:value-type="float" office:value="1253986.0"/>
          <table:table-cell office:value-type="float" office:value="929543.0"/>
          <table:table-cell office:value-type="float" office:value="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.0"/>
          <table:table-cell office:value-type="float" office:value="61.0"/>
          <table:table-cell office:value-type="float" office:value="12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68.0"/>
          <table:table-cell office:value-type="float" office:value="13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.0"/>
          <table:table-cell office:value-type="float" office:value="61.0"/>
          <table:table-cell office:value-type="float" office:value="12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68.0"/>
          <table:table-cell office:value-type="float" office:value="13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.0"/>
          <table:table-cell office:value-type="float" office:value="61.0"/>
          <table:table-cell office:value-type="float" office:value="13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68.0"/>
          <table:table-cell office:value-type="float" office:value="13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.0"/>
          <table:table-cell office:value-type="float" office:value="61.0"/>
          <table:table-cell office:value-type="float" office:value="13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68.0"/>
          <table:table-cell office:value-type="float" office:value="13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.0"/>
          <table:table-cell office:value-type="float" office:value="61.0"/>
          <table:table-cell office:value-type="float" office:value="12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68.0"/>
          <table:table-cell office:value-type="float" office:value="1322.0"/>
          <table:table-cell office:value-type="float" office:value="0.0"/>
          <table:table-cell table:formula="of:=MIN([.$B108];[.$H108];[.$N108];[.$T108];[.$Z108];[.$AF108];[.$AL108];[.$AR108];[.$AX108];[.$BD108];[.$BJ108];[.$BP108])" office:value-type="float"/>
          <table:table-cell table:formula="of:=MIN([.$C108];[.$I108];[.$O108];[.$U108];[.$AA108];[.$AG108];[.$AM108];[.$AS108];[.$AY108];[.$BE108];[.$BK108];[.$BQ108])" office:value-type="float"/>
          <table:table-cell table:formula="of:=MIN([.$D108];[.$J108];[.$P108];[.$V108];[.$AB108];[.$AH108];[.$AN108];[.$AT108];[.$AZ108];[.$BF108];[.$BL108];[.$BR108])" office:value-type="float"/>
          <table:table-cell table:formula="of:=MIN([.$E108];[.$K108];[.$Q108];[.$W108];[.$AC108];[.$AI108];[.$AO108];[.$AU108];[.$BA108];[.$BG108];[.$BM108];[.$BS108])" office:value-type="float"/>
          <table:table-cell table:formula="of:=MIN([.$F108];[.$L108];[.$R108];[.$X108];[.$AD108];[.$AJ108];[.$AP108];[.$AV108];[.$BB108];[.$BH108];[.$BN108];[.$BT108])" office:value-type="float"/>
          <table:table-cell table:formula="of:=MIN([.$G108];[.$M108];[.$S108];[.$Y108];[.$AE108];[.$AK108];[.$AQ108];[.$AW108];[.$BC108];[.$BI108];[.$BO108];[.$BU108])" office:value-type="float"/>
          <table:table-cell table:formula="of:=MEDIAN([.$B108];[.$H108];[.$N108];[.$T108];[.$Z108];[.$AF108];[.$AL108];[.$AR108];[.$AX108];[.$BD108];[.$BJ108];[.$BP108])" office:value-type="float"/>
          <table:table-cell table:formula="of:=MEDIAN([.$C108];[.$I108];[.$O108];[.$U108];[.$AA108];[.$AG108];[.$AM108];[.$AS108];[.$AY108];[.$BE108];[.$BK108];[.$BQ108])" office:value-type="float"/>
          <table:table-cell table:formula="of:=MEDIAN([.$D108];[.$J108];[.$P108];[.$V108];[.$AB108];[.$AH108];[.$AN108];[.$AT108];[.$AZ108];[.$BF108];[.$BL108];[.$BR108])" office:value-type="float"/>
          <table:table-cell table:formula="of:=MEDIAN([.$E108];[.$K108];[.$Q108];[.$W108];[.$AC108];[.$AI108];[.$AO108];[.$AU108];[.$BA108];[.$BG108];[.$BM108];[.$BS108])" office:value-type="float"/>
          <table:table-cell table:formula="of:=MEDIAN([.$F108];[.$L108];[.$R108];[.$X108];[.$AD108];[.$AJ108];[.$AP108];[.$AV108];[.$BB108];[.$BH108];[.$BN108];[.$BT108])" office:value-type="float"/>
          <table:table-cell table:formula="of:=MEDIAN([.$G108];[.$M108];[.$S108];[.$Y108];[.$AE108];[.$AK108];[.$AQ108];[.$AW108];[.$BC108];[.$BI108];[.$BO108];[.$BU108])" office:value-type="float"/>
          <table:table-cell table:formula="of:=MAX([.$B108];[.$H108];[.$N108];[.$T108];[.$Z108];[.$AF108];[.$AL108];[.$AR108];[.$AX108];[.$BD108];[.$BJ108];[.$BP108])" office:value-type="float"/>
          <table:table-cell table:formula="of:=MAX([.$C108];[.$I108];[.$O108];[.$U108];[.$AA108];[.$AG108];[.$AM108];[.$AS108];[.$AY108];[.$BE108];[.$BK108];[.$BQ108])" office:value-type="float"/>
          <table:table-cell table:formula="of:=MAX([.$D108];[.$J108];[.$P108];[.$V108];[.$AB108];[.$AH108];[.$AN108];[.$AT108];[.$AZ108];[.$BF108];[.$BL108];[.$BR108])" office:value-type="float"/>
          <table:table-cell table:formula="of:=MAX([.$E108];[.$K108];[.$Q108];[.$W108];[.$AC108];[.$AI108];[.$AO108];[.$AU108];[.$BA108];[.$BG108];[.$BM108];[.$BS108])" office:value-type="float"/>
          <table:table-cell table:formula="of:=MAX([.$F108];[.$L108];[.$R108];[.$X108];[.$AD108];[.$AJ108];[.$AP108];[.$AV108];[.$BB108];[.$BH108];[.$BN108];[.$BT108])" office:value-type="float"/>
          <table:table-cell table:formula="of:=MAX([.$G108];[.$M108];[.$S108];[.$Y108];[.$AE108];[.$AK108];[.$AQ108];[.$AW108];[.$BC108];[.$BI108];[.$BO108];[.$BU108])" office:value-type="float"/>
        </table:table-row>
        <table:table-row table:style-name="ro1">
          <table:table-cell office:value-type="string">
            <text:p>Visit-all/0031-visitall-39-1.asp</text:p>
          </table:table-cell>
          <table:table-cell office:value-type="float" office:value="141.03"/>
          <table:table-cell office:value-type="float" office:value="140.057"/>
          <table:table-cell office:value-type="float" office:value="1085460.0"/>
          <table:table-cell office:value-type="float" office:value="788574.0"/>
          <table:table-cell office:value-type="float" office:value="68.0"/>
          <table:table-cell office:value-type="float" office:value="0.0"/>
          <table:table-cell office:value-type="float" office:value="163.01"/>
          <table:table-cell office:value-type="float" office:value="161.667"/>
          <table:table-cell office:value-type="float" office:value="1179527.0"/>
          <table:table-cell office:value-type="float" office:value="880752.0"/>
          <table:table-cell office:value-type="float" office:value="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.0"/>
          <table:table-cell office:value-type="float" office:value="84.0"/>
          <table:table-cell office:value-type="float" office:value="13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.0"/>
          <table:table-cell office:value-type="float" office:value="86.0"/>
          <table:table-cell office:value-type="float" office:value="12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.0"/>
          <table:table-cell office:value-type="float" office:value="84.0"/>
          <table:table-cell office:value-type="float" office:value="13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.0"/>
          <table:table-cell office:value-type="float" office:value="86.0"/>
          <table:table-cell office:value-type="float" office:value="13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.0"/>
          <table:table-cell office:value-type="float" office:value="84.0"/>
          <table:table-cell office:value-type="float" office:value="13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.0"/>
          <table:table-cell office:value-type="float" office:value="86.0"/>
          <table:table-cell office:value-type="float" office:value="132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.0"/>
          <table:table-cell office:value-type="float" office:value="84.0"/>
          <table:table-cell office:value-type="float" office:value="12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.0"/>
          <table:table-cell office:value-type="float" office:value="86.0"/>
          <table:table-cell office:value-type="float" office:value="13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.0"/>
          <table:table-cell office:value-type="float" office:value="84.0"/>
          <table:table-cell office:value-type="float" office:value="13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.0"/>
          <table:table-cell office:value-type="float" office:value="86.0"/>
          <table:table-cell office:value-type="float" office:value="1278.0"/>
          <table:table-cell office:value-type="float" office:value="0.0"/>
          <table:table-cell table:formula="of:=MIN([.$B109];[.$H109];[.$N109];[.$T109];[.$Z109];[.$AF109];[.$AL109];[.$AR109];[.$AX109];[.$BD109];[.$BJ109];[.$BP109])" office:value-type="float"/>
          <table:table-cell table:formula="of:=MIN([.$C109];[.$I109];[.$O109];[.$U109];[.$AA109];[.$AG109];[.$AM109];[.$AS109];[.$AY109];[.$BE109];[.$BK109];[.$BQ109])" office:value-type="float"/>
          <table:table-cell table:formula="of:=MIN([.$D109];[.$J109];[.$P109];[.$V109];[.$AB109];[.$AH109];[.$AN109];[.$AT109];[.$AZ109];[.$BF109];[.$BL109];[.$BR109])" office:value-type="float"/>
          <table:table-cell table:formula="of:=MIN([.$E109];[.$K109];[.$Q109];[.$W109];[.$AC109];[.$AI109];[.$AO109];[.$AU109];[.$BA109];[.$BG109];[.$BM109];[.$BS109])" office:value-type="float"/>
          <table:table-cell table:formula="of:=MIN([.$F109];[.$L109];[.$R109];[.$X109];[.$AD109];[.$AJ109];[.$AP109];[.$AV109];[.$BB109];[.$BH109];[.$BN109];[.$BT109])" office:value-type="float"/>
          <table:table-cell table:formula="of:=MIN([.$G109];[.$M109];[.$S109];[.$Y109];[.$AE109];[.$AK109];[.$AQ109];[.$AW109];[.$BC109];[.$BI109];[.$BO109];[.$BU109])" office:value-type="float"/>
          <table:table-cell table:formula="of:=MEDIAN([.$B109];[.$H109];[.$N109];[.$T109];[.$Z109];[.$AF109];[.$AL109];[.$AR109];[.$AX109];[.$BD109];[.$BJ109];[.$BP109])" office:value-type="float"/>
          <table:table-cell table:formula="of:=MEDIAN([.$C109];[.$I109];[.$O109];[.$U109];[.$AA109];[.$AG109];[.$AM109];[.$AS109];[.$AY109];[.$BE109];[.$BK109];[.$BQ109])" office:value-type="float"/>
          <table:table-cell table:formula="of:=MEDIAN([.$D109];[.$J109];[.$P109];[.$V109];[.$AB109];[.$AH109];[.$AN109];[.$AT109];[.$AZ109];[.$BF109];[.$BL109];[.$BR109])" office:value-type="float"/>
          <table:table-cell table:formula="of:=MEDIAN([.$E109];[.$K109];[.$Q109];[.$W109];[.$AC109];[.$AI109];[.$AO109];[.$AU109];[.$BA109];[.$BG109];[.$BM109];[.$BS109])" office:value-type="float"/>
          <table:table-cell table:formula="of:=MEDIAN([.$F109];[.$L109];[.$R109];[.$X109];[.$AD109];[.$AJ109];[.$AP109];[.$AV109];[.$BB109];[.$BH109];[.$BN109];[.$BT109])" office:value-type="float"/>
          <table:table-cell table:formula="of:=MEDIAN([.$G109];[.$M109];[.$S109];[.$Y109];[.$AE109];[.$AK109];[.$AQ109];[.$AW109];[.$BC109];[.$BI109];[.$BO109];[.$BU109])" office:value-type="float"/>
          <table:table-cell table:formula="of:=MAX([.$B109];[.$H109];[.$N109];[.$T109];[.$Z109];[.$AF109];[.$AL109];[.$AR109];[.$AX109];[.$BD109];[.$BJ109];[.$BP109])" office:value-type="float"/>
          <table:table-cell table:formula="of:=MAX([.$C109];[.$I109];[.$O109];[.$U109];[.$AA109];[.$AG109];[.$AM109];[.$AS109];[.$AY109];[.$BE109];[.$BK109];[.$BQ109])" office:value-type="float"/>
          <table:table-cell table:formula="of:=MAX([.$D109];[.$J109];[.$P109];[.$V109];[.$AB109];[.$AH109];[.$AN109];[.$AT109];[.$AZ109];[.$BF109];[.$BL109];[.$BR109])" office:value-type="float"/>
          <table:table-cell table:formula="of:=MAX([.$E109];[.$K109];[.$Q109];[.$W109];[.$AC109];[.$AI109];[.$AO109];[.$AU109];[.$BA109];[.$BG109];[.$BM109];[.$BS109])" office:value-type="float"/>
          <table:table-cell table:formula="of:=MAX([.$F109];[.$L109];[.$R109];[.$X109];[.$AD109];[.$AJ109];[.$AP109];[.$AV109];[.$BB109];[.$BH109];[.$BN109];[.$BT109])" office:value-type="float"/>
          <table:table-cell table:formula="of:=MAX([.$G109];[.$M109];[.$S109];[.$Y109];[.$AE109];[.$AK109];[.$AQ109];[.$AW109];[.$BC109];[.$BI109];[.$BO109];[.$BU109])" office:value-type="float"/>
        </table:table-row>
        <table:table-row table:style-name="ro1">
          <table:table-cell office:value-type="string">
            <text:p>Visit-all/0037-visitall-73-1.asp</text:p>
          </table:table-cell>
          <table:table-cell office:value-type="float" office:value="900.0"/>
          <table:table-cell office:value-type="float" office:value="900.0"/>
          <table:table-cell office:value-type="float" office:value="3509598.0"/>
          <table:table-cell office:value-type="float" office:value="2750193.0"/>
          <table:table-cell office:value-type="float" office:value="1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115913.0"/>
          <table:table-cell office:value-type="float" office:value="3160599.0"/>
          <table:table-cell office:value-type="float" office:value="1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6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6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6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52.0"/>
          <table:table-cell office:value-type="float" office:value="0.0"/>
          <table:table-cell table:formula="of:=MIN([.$B110];[.$H110];[.$N110];[.$T110];[.$Z110];[.$AF110];[.$AL110];[.$AR110];[.$AX110];[.$BD110];[.$BJ110];[.$BP110])" office:value-type="float"/>
          <table:table-cell table:formula="of:=MIN([.$C110];[.$I110];[.$O110];[.$U110];[.$AA110];[.$AG110];[.$AM110];[.$AS110];[.$AY110];[.$BE110];[.$BK110];[.$BQ110])" office:value-type="float"/>
          <table:table-cell table:formula="of:=MIN([.$D110];[.$J110];[.$P110];[.$V110];[.$AB110];[.$AH110];[.$AN110];[.$AT110];[.$AZ110];[.$BF110];[.$BL110];[.$BR110])" office:value-type="float"/>
          <table:table-cell table:formula="of:=MIN([.$E110];[.$K110];[.$Q110];[.$W110];[.$AC110];[.$AI110];[.$AO110];[.$AU110];[.$BA110];[.$BG110];[.$BM110];[.$BS110])" office:value-type="float"/>
          <table:table-cell table:formula="of:=MIN([.$F110];[.$L110];[.$R110];[.$X110];[.$AD110];[.$AJ110];[.$AP110];[.$AV110];[.$BB110];[.$BH110];[.$BN110];[.$BT110])" office:value-type="float"/>
          <table:table-cell table:formula="of:=MIN([.$G110];[.$M110];[.$S110];[.$Y110];[.$AE110];[.$AK110];[.$AQ110];[.$AW110];[.$BC110];[.$BI110];[.$BO110];[.$BU110])" office:value-type="float"/>
          <table:table-cell table:formula="of:=MEDIAN([.$B110];[.$H110];[.$N110];[.$T110];[.$Z110];[.$AF110];[.$AL110];[.$AR110];[.$AX110];[.$BD110];[.$BJ110];[.$BP110])" office:value-type="float"/>
          <table:table-cell table:formula="of:=MEDIAN([.$C110];[.$I110];[.$O110];[.$U110];[.$AA110];[.$AG110];[.$AM110];[.$AS110];[.$AY110];[.$BE110];[.$BK110];[.$BQ110])" office:value-type="float"/>
          <table:table-cell table:formula="of:=MEDIAN([.$D110];[.$J110];[.$P110];[.$V110];[.$AB110];[.$AH110];[.$AN110];[.$AT110];[.$AZ110];[.$BF110];[.$BL110];[.$BR110])" office:value-type="float"/>
          <table:table-cell table:formula="of:=MEDIAN([.$E110];[.$K110];[.$Q110];[.$W110];[.$AC110];[.$AI110];[.$AO110];[.$AU110];[.$BA110];[.$BG110];[.$BM110];[.$BS110])" office:value-type="float"/>
          <table:table-cell table:formula="of:=MEDIAN([.$F110];[.$L110];[.$R110];[.$X110];[.$AD110];[.$AJ110];[.$AP110];[.$AV110];[.$BB110];[.$BH110];[.$BN110];[.$BT110])" office:value-type="float"/>
          <table:table-cell table:formula="of:=MEDIAN([.$G110];[.$M110];[.$S110];[.$Y110];[.$AE110];[.$AK110];[.$AQ110];[.$AW110];[.$BC110];[.$BI110];[.$BO110];[.$BU110])" office:value-type="float"/>
          <table:table-cell table:formula="of:=MAX([.$B110];[.$H110];[.$N110];[.$T110];[.$Z110];[.$AF110];[.$AL110];[.$AR110];[.$AX110];[.$BD110];[.$BJ110];[.$BP110])" office:value-type="float"/>
          <table:table-cell table:formula="of:=MAX([.$C110];[.$I110];[.$O110];[.$U110];[.$AA110];[.$AG110];[.$AM110];[.$AS110];[.$AY110];[.$BE110];[.$BK110];[.$BQ110])" office:value-type="float"/>
          <table:table-cell table:formula="of:=MAX([.$D110];[.$J110];[.$P110];[.$V110];[.$AB110];[.$AH110];[.$AN110];[.$AT110];[.$AZ110];[.$BF110];[.$BL110];[.$BR110])" office:value-type="float"/>
          <table:table-cell table:formula="of:=MAX([.$E110];[.$K110];[.$Q110];[.$W110];[.$AC110];[.$AI110];[.$AO110];[.$AU110];[.$BA110];[.$BG110];[.$BM110];[.$BS110])" office:value-type="float"/>
          <table:table-cell table:formula="of:=MAX([.$F110];[.$L110];[.$R110];[.$X110];[.$AD110];[.$AJ110];[.$AP110];[.$AV110];[.$BB110];[.$BH110];[.$BN110];[.$BT110])" office:value-type="float"/>
          <table:table-cell table:formula="of:=MAX([.$G110];[.$M110];[.$S110];[.$Y110];[.$AE110];[.$AK110];[.$AQ110];[.$AW110];[.$BC110];[.$BI110];[.$BO110];[.$BU110])" office:value-type="float"/>
        </table:table-row>
        <table:table-row table:style-name="ro1">
          <table:table-cell office:value-type="string">
            <text:p>Visit-all/0040-visitall-73-1.asp</text:p>
          </table:table-cell>
          <table:table-cell office:value-type="float" office:value="900.0"/>
          <table:table-cell office:value-type="float" office:value="900.0"/>
          <table:table-cell office:value-type="float" office:value="3147512.0"/>
          <table:table-cell office:value-type="float" office:value="2425212.0"/>
          <table:table-cell office:value-type="float" office:value="1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534259.0"/>
          <table:table-cell office:value-type="float" office:value="2727000.0"/>
          <table:table-cell office:value-type="float" office:value="1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.0"/>
          <table:table-cell office:value-type="float" office:value="71.0"/>
          <table:table-cell office:value-type="float" office:value="19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56.0"/>
          <table:table-cell office:value-type="float" office:value="19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.0"/>
          <table:table-cell office:value-type="float" office:value="71.0"/>
          <table:table-cell office:value-type="float" office:value="19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56.0"/>
          <table:table-cell office:value-type="float" office:value="19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.0"/>
          <table:table-cell office:value-type="float" office:value="71.0"/>
          <table:table-cell office:value-type="float" office:value="19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56.0"/>
          <table:table-cell office:value-type="float" office:value="19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.0"/>
          <table:table-cell office:value-type="float" office:value="71.0"/>
          <table:table-cell office:value-type="float" office:value="19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56.0"/>
          <table:table-cell office:value-type="float" office:value="19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.0"/>
          <table:table-cell office:value-type="float" office:value="71.0"/>
          <table:table-cell office:value-type="float" office:value="19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56.0"/>
          <table:table-cell office:value-type="float" office:value="1986.0"/>
          <table:table-cell office:value-type="float" office:value="0.0"/>
          <table:table-cell table:formula="of:=MIN([.$B111];[.$H111];[.$N111];[.$T111];[.$Z111];[.$AF111];[.$AL111];[.$AR111];[.$AX111];[.$BD111];[.$BJ111];[.$BP111])" office:value-type="float"/>
          <table:table-cell table:formula="of:=MIN([.$C111];[.$I111];[.$O111];[.$U111];[.$AA111];[.$AG111];[.$AM111];[.$AS111];[.$AY111];[.$BE111];[.$BK111];[.$BQ111])" office:value-type="float"/>
          <table:table-cell table:formula="of:=MIN([.$D111];[.$J111];[.$P111];[.$V111];[.$AB111];[.$AH111];[.$AN111];[.$AT111];[.$AZ111];[.$BF111];[.$BL111];[.$BR111])" office:value-type="float"/>
          <table:table-cell table:formula="of:=MIN([.$E111];[.$K111];[.$Q111];[.$W111];[.$AC111];[.$AI111];[.$AO111];[.$AU111];[.$BA111];[.$BG111];[.$BM111];[.$BS111])" office:value-type="float"/>
          <table:table-cell table:formula="of:=MIN([.$F111];[.$L111];[.$R111];[.$X111];[.$AD111];[.$AJ111];[.$AP111];[.$AV111];[.$BB111];[.$BH111];[.$BN111];[.$BT111])" office:value-type="float"/>
          <table:table-cell table:formula="of:=MIN([.$G111];[.$M111];[.$S111];[.$Y111];[.$AE111];[.$AK111];[.$AQ111];[.$AW111];[.$BC111];[.$BI111];[.$BO111];[.$BU111])" office:value-type="float"/>
          <table:table-cell table:formula="of:=MEDIAN([.$B111];[.$H111];[.$N111];[.$T111];[.$Z111];[.$AF111];[.$AL111];[.$AR111];[.$AX111];[.$BD111];[.$BJ111];[.$BP111])" office:value-type="float"/>
          <table:table-cell table:formula="of:=MEDIAN([.$C111];[.$I111];[.$O111];[.$U111];[.$AA111];[.$AG111];[.$AM111];[.$AS111];[.$AY111];[.$BE111];[.$BK111];[.$BQ111])" office:value-type="float"/>
          <table:table-cell table:formula="of:=MEDIAN([.$D111];[.$J111];[.$P111];[.$V111];[.$AB111];[.$AH111];[.$AN111];[.$AT111];[.$AZ111];[.$BF111];[.$BL111];[.$BR111])" office:value-type="float"/>
          <table:table-cell table:formula="of:=MEDIAN([.$E111];[.$K111];[.$Q111];[.$W111];[.$AC111];[.$AI111];[.$AO111];[.$AU111];[.$BA111];[.$BG111];[.$BM111];[.$BS111])" office:value-type="float"/>
          <table:table-cell table:formula="of:=MEDIAN([.$F111];[.$L111];[.$R111];[.$X111];[.$AD111];[.$AJ111];[.$AP111];[.$AV111];[.$BB111];[.$BH111];[.$BN111];[.$BT111])" office:value-type="float"/>
          <table:table-cell table:formula="of:=MEDIAN([.$G111];[.$M111];[.$S111];[.$Y111];[.$AE111];[.$AK111];[.$AQ111];[.$AW111];[.$BC111];[.$BI111];[.$BO111];[.$BU111])" office:value-type="float"/>
          <table:table-cell table:formula="of:=MAX([.$B111];[.$H111];[.$N111];[.$T111];[.$Z111];[.$AF111];[.$AL111];[.$AR111];[.$AX111];[.$BD111];[.$BJ111];[.$BP111])" office:value-type="float"/>
          <table:table-cell table:formula="of:=MAX([.$C111];[.$I111];[.$O111];[.$U111];[.$AA111];[.$AG111];[.$AM111];[.$AS111];[.$AY111];[.$BE111];[.$BK111];[.$BQ111])" office:value-type="float"/>
          <table:table-cell table:formula="of:=MAX([.$D111];[.$J111];[.$P111];[.$V111];[.$AB111];[.$AH111];[.$AN111];[.$AT111];[.$AZ111];[.$BF111];[.$BL111];[.$BR111])" office:value-type="float"/>
          <table:table-cell table:formula="of:=MAX([.$E111];[.$K111];[.$Q111];[.$W111];[.$AC111];[.$AI111];[.$AO111];[.$AU111];[.$BA111];[.$BG111];[.$BM111];[.$BS111])" office:value-type="float"/>
          <table:table-cell table:formula="of:=MAX([.$F111];[.$L111];[.$R111];[.$X111];[.$AD111];[.$AJ111];[.$AP111];[.$AV111];[.$BB111];[.$BH111];[.$BN111];[.$BT111])" office:value-type="float"/>
          <table:table-cell table:formula="of:=MAX([.$G111];[.$M111];[.$S111];[.$Y111];[.$AE111];[.$AK111];[.$AQ111];[.$AW111];[.$BC111];[.$BI111];[.$BO111];[.$BU111])" office:value-type="float"/>
        </table:table-row>
        <table:table-row table:style-name="ro1">
          <table:table-cell office:value-type="string">
            <text:p>Visit-all/0057-visitall-79-1.asp</text:p>
          </table:table-cell>
          <table:table-cell office:value-type="float" office:value="900.0"/>
          <table:table-cell office:value-type="float" office:value="900.0"/>
          <table:table-cell office:value-type="float" office:value="3962234.0"/>
          <table:table-cell office:value-type="float" office:value="3043659.0"/>
          <table:table-cell office:value-type="float" office:value="1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711521.0"/>
          <table:table-cell office:value-type="float" office:value="2844912.0"/>
          <table:table-cell office:value-type="float" office:value="12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71.0"/>
          <table:table-cell office:value-type="float" office:value="19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.0"/>
          <table:table-cell office:value-type="float" office:value="68.0"/>
          <table:table-cell office:value-type="float" office:value="197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71.0"/>
          <table:table-cell office:value-type="float" office:value="196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.0"/>
          <table:table-cell office:value-type="float" office:value="68.0"/>
          <table:table-cell office:value-type="float" office:value="19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71.0"/>
          <table:table-cell office:value-type="float" office:value="19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.0"/>
          <table:table-cell office:value-type="float" office:value="68.0"/>
          <table:table-cell office:value-type="float" office:value="197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71.0"/>
          <table:table-cell office:value-type="float" office:value="19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.0"/>
          <table:table-cell office:value-type="float" office:value="68.0"/>
          <table:table-cell office:value-type="float" office:value="196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.0"/>
          <table:table-cell office:value-type="float" office:value="71.0"/>
          <table:table-cell office:value-type="float" office:value="19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.0"/>
          <table:table-cell office:value-type="float" office:value="68.0"/>
          <table:table-cell office:value-type="float" office:value="1962.0"/>
          <table:table-cell office:value-type="float" office:value="0.0"/>
          <table:table-cell table:formula="of:=MIN([.$B112];[.$H112];[.$N112];[.$T112];[.$Z112];[.$AF112];[.$AL112];[.$AR112];[.$AX112];[.$BD112];[.$BJ112];[.$BP112])" office:value-type="float"/>
          <table:table-cell table:formula="of:=MIN([.$C112];[.$I112];[.$O112];[.$U112];[.$AA112];[.$AG112];[.$AM112];[.$AS112];[.$AY112];[.$BE112];[.$BK112];[.$BQ112])" office:value-type="float"/>
          <table:table-cell table:formula="of:=MIN([.$D112];[.$J112];[.$P112];[.$V112];[.$AB112];[.$AH112];[.$AN112];[.$AT112];[.$AZ112];[.$BF112];[.$BL112];[.$BR112])" office:value-type="float"/>
          <table:table-cell table:formula="of:=MIN([.$E112];[.$K112];[.$Q112];[.$W112];[.$AC112];[.$AI112];[.$AO112];[.$AU112];[.$BA112];[.$BG112];[.$BM112];[.$BS112])" office:value-type="float"/>
          <table:table-cell table:formula="of:=MIN([.$F112];[.$L112];[.$R112];[.$X112];[.$AD112];[.$AJ112];[.$AP112];[.$AV112];[.$BB112];[.$BH112];[.$BN112];[.$BT112])" office:value-type="float"/>
          <table:table-cell table:formula="of:=MIN([.$G112];[.$M112];[.$S112];[.$Y112];[.$AE112];[.$AK112];[.$AQ112];[.$AW112];[.$BC112];[.$BI112];[.$BO112];[.$BU112])" office:value-type="float"/>
          <table:table-cell table:formula="of:=MEDIAN([.$B112];[.$H112];[.$N112];[.$T112];[.$Z112];[.$AF112];[.$AL112];[.$AR112];[.$AX112];[.$BD112];[.$BJ112];[.$BP112])" office:value-type="float"/>
          <table:table-cell table:formula="of:=MEDIAN([.$C112];[.$I112];[.$O112];[.$U112];[.$AA112];[.$AG112];[.$AM112];[.$AS112];[.$AY112];[.$BE112];[.$BK112];[.$BQ112])" office:value-type="float"/>
          <table:table-cell table:formula="of:=MEDIAN([.$D112];[.$J112];[.$P112];[.$V112];[.$AB112];[.$AH112];[.$AN112];[.$AT112];[.$AZ112];[.$BF112];[.$BL112];[.$BR112])" office:value-type="float"/>
          <table:table-cell table:formula="of:=MEDIAN([.$E112];[.$K112];[.$Q112];[.$W112];[.$AC112];[.$AI112];[.$AO112];[.$AU112];[.$BA112];[.$BG112];[.$BM112];[.$BS112])" office:value-type="float"/>
          <table:table-cell table:formula="of:=MEDIAN([.$F112];[.$L112];[.$R112];[.$X112];[.$AD112];[.$AJ112];[.$AP112];[.$AV112];[.$BB112];[.$BH112];[.$BN112];[.$BT112])" office:value-type="float"/>
          <table:table-cell table:formula="of:=MEDIAN([.$G112];[.$M112];[.$S112];[.$Y112];[.$AE112];[.$AK112];[.$AQ112];[.$AW112];[.$BC112];[.$BI112];[.$BO112];[.$BU112])" office:value-type="float"/>
          <table:table-cell table:formula="of:=MAX([.$B112];[.$H112];[.$N112];[.$T112];[.$Z112];[.$AF112];[.$AL112];[.$AR112];[.$AX112];[.$BD112];[.$BJ112];[.$BP112])" office:value-type="float"/>
          <table:table-cell table:formula="of:=MAX([.$C112];[.$I112];[.$O112];[.$U112];[.$AA112];[.$AG112];[.$AM112];[.$AS112];[.$AY112];[.$BE112];[.$BK112];[.$BQ112])" office:value-type="float"/>
          <table:table-cell table:formula="of:=MAX([.$D112];[.$J112];[.$P112];[.$V112];[.$AB112];[.$AH112];[.$AN112];[.$AT112];[.$AZ112];[.$BF112];[.$BL112];[.$BR112])" office:value-type="float"/>
          <table:table-cell table:formula="of:=MAX([.$E112];[.$K112];[.$Q112];[.$W112];[.$AC112];[.$AI112];[.$AO112];[.$AU112];[.$BA112];[.$BG112];[.$BM112];[.$BS112])" office:value-type="float"/>
          <table:table-cell table:formula="of:=MAX([.$F112];[.$L112];[.$R112];[.$X112];[.$AD112];[.$AJ112];[.$AP112];[.$AV112];[.$BB112];[.$BH112];[.$BN112];[.$BT112])" office:value-type="float"/>
          <table:table-cell table:formula="of:=MAX([.$G112];[.$M112];[.$S112];[.$Y112];[.$AE112];[.$AK112];[.$AQ112];[.$AW112];[.$BC112];[.$BI112];[.$BO112];[.$BU112])" office:value-type="float"/>
        </table:table-row>
        <table:table-row table:style-name="ro1">
          <table:table-cell office:value-type="string">
            <text:p>Visit-all/0059-visitall-79-1.asp</text:p>
          </table:table-cell>
          <table:table-cell office:value-type="float" office:value="900.0"/>
          <table:table-cell office:value-type="float" office:value="900.0"/>
          <table:table-cell office:value-type="float" office:value="3286536.0"/>
          <table:table-cell office:value-type="float" office:value="2556990.0"/>
          <table:table-cell office:value-type="float" office:value="1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965786.0"/>
          <table:table-cell office:value-type="float" office:value="3159149.0"/>
          <table:table-cell office:value-type="float" office:value="1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3.0"/>
          <table:table-cell office:value-type="float" office:value="56.0"/>
          <table:table-cell office:value-type="float" office:value="19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4.0"/>
          <table:table-cell office:value-type="float" office:value="19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3.0"/>
          <table:table-cell office:value-type="float" office:value="56.0"/>
          <table:table-cell office:value-type="float" office:value="19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4.0"/>
          <table:table-cell office:value-type="float" office:value="19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3.0"/>
          <table:table-cell office:value-type="float" office:value="56.0"/>
          <table:table-cell office:value-type="float" office:value="19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4.0"/>
          <table:table-cell office:value-type="float" office:value="19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3.0"/>
          <table:table-cell office:value-type="float" office:value="56.0"/>
          <table:table-cell office:value-type="float" office:value="19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4.0"/>
          <table:table-cell office:value-type="float" office:value="19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3.0"/>
          <table:table-cell office:value-type="float" office:value="56.0"/>
          <table:table-cell office:value-type="float" office:value="19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4.0"/>
          <table:table-cell office:value-type="float" office:value="2012.0"/>
          <table:table-cell office:value-type="float" office:value="0.0"/>
          <table:table-cell table:formula="of:=MIN([.$B113];[.$H113];[.$N113];[.$T113];[.$Z113];[.$AF113];[.$AL113];[.$AR113];[.$AX113];[.$BD113];[.$BJ113];[.$BP113])" office:value-type="float"/>
          <table:table-cell table:formula="of:=MIN([.$C113];[.$I113];[.$O113];[.$U113];[.$AA113];[.$AG113];[.$AM113];[.$AS113];[.$AY113];[.$BE113];[.$BK113];[.$BQ113])" office:value-type="float"/>
          <table:table-cell table:formula="of:=MIN([.$D113];[.$J113];[.$P113];[.$V113];[.$AB113];[.$AH113];[.$AN113];[.$AT113];[.$AZ113];[.$BF113];[.$BL113];[.$BR113])" office:value-type="float"/>
          <table:table-cell table:formula="of:=MIN([.$E113];[.$K113];[.$Q113];[.$W113];[.$AC113];[.$AI113];[.$AO113];[.$AU113];[.$BA113];[.$BG113];[.$BM113];[.$BS113])" office:value-type="float"/>
          <table:table-cell table:formula="of:=MIN([.$F113];[.$L113];[.$R113];[.$X113];[.$AD113];[.$AJ113];[.$AP113];[.$AV113];[.$BB113];[.$BH113];[.$BN113];[.$BT113])" office:value-type="float"/>
          <table:table-cell table:formula="of:=MIN([.$G113];[.$M113];[.$S113];[.$Y113];[.$AE113];[.$AK113];[.$AQ113];[.$AW113];[.$BC113];[.$BI113];[.$BO113];[.$BU113])" office:value-type="float"/>
          <table:table-cell table:formula="of:=MEDIAN([.$B113];[.$H113];[.$N113];[.$T113];[.$Z113];[.$AF113];[.$AL113];[.$AR113];[.$AX113];[.$BD113];[.$BJ113];[.$BP113])" office:value-type="float"/>
          <table:table-cell table:formula="of:=MEDIAN([.$C113];[.$I113];[.$O113];[.$U113];[.$AA113];[.$AG113];[.$AM113];[.$AS113];[.$AY113];[.$BE113];[.$BK113];[.$BQ113])" office:value-type="float"/>
          <table:table-cell table:formula="of:=MEDIAN([.$D113];[.$J113];[.$P113];[.$V113];[.$AB113];[.$AH113];[.$AN113];[.$AT113];[.$AZ113];[.$BF113];[.$BL113];[.$BR113])" office:value-type="float"/>
          <table:table-cell table:formula="of:=MEDIAN([.$E113];[.$K113];[.$Q113];[.$W113];[.$AC113];[.$AI113];[.$AO113];[.$AU113];[.$BA113];[.$BG113];[.$BM113];[.$BS113])" office:value-type="float"/>
          <table:table-cell table:formula="of:=MEDIAN([.$F113];[.$L113];[.$R113];[.$X113];[.$AD113];[.$AJ113];[.$AP113];[.$AV113];[.$BB113];[.$BH113];[.$BN113];[.$BT113])" office:value-type="float"/>
          <table:table-cell table:formula="of:=MEDIAN([.$G113];[.$M113];[.$S113];[.$Y113];[.$AE113];[.$AK113];[.$AQ113];[.$AW113];[.$BC113];[.$BI113];[.$BO113];[.$BU113])" office:value-type="float"/>
          <table:table-cell table:formula="of:=MAX([.$B113];[.$H113];[.$N113];[.$T113];[.$Z113];[.$AF113];[.$AL113];[.$AR113];[.$AX113];[.$BD113];[.$BJ113];[.$BP113])" office:value-type="float"/>
          <table:table-cell table:formula="of:=MAX([.$C113];[.$I113];[.$O113];[.$U113];[.$AA113];[.$AG113];[.$AM113];[.$AS113];[.$AY113];[.$BE113];[.$BK113];[.$BQ113])" office:value-type="float"/>
          <table:table-cell table:formula="of:=MAX([.$D113];[.$J113];[.$P113];[.$V113];[.$AB113];[.$AH113];[.$AN113];[.$AT113];[.$AZ113];[.$BF113];[.$BL113];[.$BR113])" office:value-type="float"/>
          <table:table-cell table:formula="of:=MAX([.$E113];[.$K113];[.$Q113];[.$W113];[.$AC113];[.$AI113];[.$AO113];[.$AU113];[.$BA113];[.$BG113];[.$BM113];[.$BS113])" office:value-type="float"/>
          <table:table-cell table:formula="of:=MAX([.$F113];[.$L113];[.$R113];[.$X113];[.$AD113];[.$AJ113];[.$AP113];[.$AV113];[.$BB113];[.$BH113];[.$BN113];[.$BT113])" office:value-type="float"/>
          <table:table-cell table:formula="of:=MAX([.$G113];[.$M113];[.$S113];[.$Y113];[.$AE113];[.$AK113];[.$AQ113];[.$AW113];[.$BC113];[.$BI113];[.$BO113];[.$BU113])" office:value-type="float"/>
        </table:table-row>
        <table:table-row table:style-name="ro1">
          <table:table-cell office:value-type="string">
            <text:p>Visit-all/0060-visitall-79-1.asp</text:p>
          </table:table-cell>
          <table:table-cell office:value-type="float" office:value="900.0"/>
          <table:table-cell office:value-type="float" office:value="900.0"/>
          <table:table-cell office:value-type="float" office:value="3590930.0"/>
          <table:table-cell office:value-type="float" office:value="2805780.0"/>
          <table:table-cell office:value-type="float" office:value="1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057107.0"/>
          <table:table-cell office:value-type="float" office:value="3118746.0"/>
          <table:table-cell office:value-type="float" office:value="1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8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1.0"/>
          <table:table-cell office:value-type="float" office:value="71.0"/>
          <table:table-cell office:value-type="float" office:value="197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.0"/>
          <table:table-cell office:value-type="float" office:value="71.0"/>
          <table:table-cell office:value-type="float" office:value="1951.0"/>
          <table:table-cell office:value-type="float" office:value="0.0"/>
          <table:table-cell table:formula="of:=MIN([.$B114];[.$H114];[.$N114];[.$T114];[.$Z114];[.$AF114];[.$AL114];[.$AR114];[.$AX114];[.$BD114];[.$BJ114];[.$BP114])" office:value-type="float"/>
          <table:table-cell table:formula="of:=MIN([.$C114];[.$I114];[.$O114];[.$U114];[.$AA114];[.$AG114];[.$AM114];[.$AS114];[.$AY114];[.$BE114];[.$BK114];[.$BQ114])" office:value-type="float"/>
          <table:table-cell table:formula="of:=MIN([.$D114];[.$J114];[.$P114];[.$V114];[.$AB114];[.$AH114];[.$AN114];[.$AT114];[.$AZ114];[.$BF114];[.$BL114];[.$BR114])" office:value-type="float"/>
          <table:table-cell table:formula="of:=MIN([.$E114];[.$K114];[.$Q114];[.$W114];[.$AC114];[.$AI114];[.$AO114];[.$AU114];[.$BA114];[.$BG114];[.$BM114];[.$BS114])" office:value-type="float"/>
          <table:table-cell table:formula="of:=MIN([.$F114];[.$L114];[.$R114];[.$X114];[.$AD114];[.$AJ114];[.$AP114];[.$AV114];[.$BB114];[.$BH114];[.$BN114];[.$BT114])" office:value-type="float"/>
          <table:table-cell table:formula="of:=MIN([.$G114];[.$M114];[.$S114];[.$Y114];[.$AE114];[.$AK114];[.$AQ114];[.$AW114];[.$BC114];[.$BI114];[.$BO114];[.$BU114])" office:value-type="float"/>
          <table:table-cell table:formula="of:=MEDIAN([.$B114];[.$H114];[.$N114];[.$T114];[.$Z114];[.$AF114];[.$AL114];[.$AR114];[.$AX114];[.$BD114];[.$BJ114];[.$BP114])" office:value-type="float"/>
          <table:table-cell table:formula="of:=MEDIAN([.$C114];[.$I114];[.$O114];[.$U114];[.$AA114];[.$AG114];[.$AM114];[.$AS114];[.$AY114];[.$BE114];[.$BK114];[.$BQ114])" office:value-type="float"/>
          <table:table-cell table:formula="of:=MEDIAN([.$D114];[.$J114];[.$P114];[.$V114];[.$AB114];[.$AH114];[.$AN114];[.$AT114];[.$AZ114];[.$BF114];[.$BL114];[.$BR114])" office:value-type="float"/>
          <table:table-cell table:formula="of:=MEDIAN([.$E114];[.$K114];[.$Q114];[.$W114];[.$AC114];[.$AI114];[.$AO114];[.$AU114];[.$BA114];[.$BG114];[.$BM114];[.$BS114])" office:value-type="float"/>
          <table:table-cell table:formula="of:=MEDIAN([.$F114];[.$L114];[.$R114];[.$X114];[.$AD114];[.$AJ114];[.$AP114];[.$AV114];[.$BB114];[.$BH114];[.$BN114];[.$BT114])" office:value-type="float"/>
          <table:table-cell table:formula="of:=MEDIAN([.$G114];[.$M114];[.$S114];[.$Y114];[.$AE114];[.$AK114];[.$AQ114];[.$AW114];[.$BC114];[.$BI114];[.$BO114];[.$BU114])" office:value-type="float"/>
          <table:table-cell table:formula="of:=MAX([.$B114];[.$H114];[.$N114];[.$T114];[.$Z114];[.$AF114];[.$AL114];[.$AR114];[.$AX114];[.$BD114];[.$BJ114];[.$BP114])" office:value-type="float"/>
          <table:table-cell table:formula="of:=MAX([.$C114];[.$I114];[.$O114];[.$U114];[.$AA114];[.$AG114];[.$AM114];[.$AS114];[.$AY114];[.$BE114];[.$BK114];[.$BQ114])" office:value-type="float"/>
          <table:table-cell table:formula="of:=MAX([.$D114];[.$J114];[.$P114];[.$V114];[.$AB114];[.$AH114];[.$AN114];[.$AT114];[.$AZ114];[.$BF114];[.$BL114];[.$BR114])" office:value-type="float"/>
          <table:table-cell table:formula="of:=MAX([.$E114];[.$K114];[.$Q114];[.$W114];[.$AC114];[.$AI114];[.$AO114];[.$AU114];[.$BA114];[.$BG114];[.$BM114];[.$BS114])" office:value-type="float"/>
          <table:table-cell table:formula="of:=MAX([.$F114];[.$L114];[.$R114];[.$X114];[.$AD114];[.$AJ114];[.$AP114];[.$AV114];[.$BB114];[.$BH114];[.$BN114];[.$BT114])" office:value-type="float"/>
          <table:table-cell table:formula="of:=MAX([.$G114];[.$M114];[.$S114];[.$Y114];[.$AE114];[.$AK114];[.$AQ114];[.$AW114];[.$BC114];[.$BI114];[.$BO114];[.$BU114])" office:value-type="float"/>
        </table:table-row>
        <table:table-row table:style-name="ro1">
          <table:table-cell office:value-type="string">
            <text:p>Visit-all/0070-visitall-49-1.asp</text:p>
          </table:table-cell>
          <table:table-cell office:value-type="float" office:value="263.95"/>
          <table:table-cell office:value-type="float" office:value="262.897"/>
          <table:table-cell office:value-type="float" office:value="1615996.0"/>
          <table:table-cell office:value-type="float" office:value="1192812.0"/>
          <table:table-cell office:value-type="float" office:value="74.0"/>
          <table:table-cell office:value-type="float" office:value="0.0"/>
          <table:table-cell office:value-type="float" office:value="178.07"/>
          <table:table-cell office:value-type="float" office:value="176.857"/>
          <table:table-cell office:value-type="float" office:value="1231934.0"/>
          <table:table-cell office:value-type="float" office:value="911674.0"/>
          <table:table-cell office:value-type="float" office:value="7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9.0"/>
          <table:table-cell office:value-type="float" office:value="12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52.0"/>
          <table:table-cell office:value-type="float" office:value="130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9.0"/>
          <table:table-cell office:value-type="float" office:value="134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52.0"/>
          <table:table-cell office:value-type="float" office:value="13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9.0"/>
          <table:table-cell office:value-type="float" office:value="128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52.0"/>
          <table:table-cell office:value-type="float" office:value="13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9.0"/>
          <table:table-cell office:value-type="float" office:value="127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52.0"/>
          <table:table-cell office:value-type="float" office:value="129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4.0"/>
          <table:table-cell office:value-type="float" office:value="69.0"/>
          <table:table-cell office:value-type="float" office:value="12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57.0"/>
          <table:table-cell office:value-type="float" office:value="52.0"/>
          <table:table-cell office:value-type="float" office:value="1323.0"/>
          <table:table-cell office:value-type="float" office:value="0.0"/>
          <table:table-cell table:formula="of:=MIN([.$B115];[.$H115];[.$N115];[.$T115];[.$Z115];[.$AF115];[.$AL115];[.$AR115];[.$AX115];[.$BD115];[.$BJ115];[.$BP115])" office:value-type="float"/>
          <table:table-cell table:formula="of:=MIN([.$C115];[.$I115];[.$O115];[.$U115];[.$AA115];[.$AG115];[.$AM115];[.$AS115];[.$AY115];[.$BE115];[.$BK115];[.$BQ115])" office:value-type="float"/>
          <table:table-cell table:formula="of:=MIN([.$D115];[.$J115];[.$P115];[.$V115];[.$AB115];[.$AH115];[.$AN115];[.$AT115];[.$AZ115];[.$BF115];[.$BL115];[.$BR115])" office:value-type="float"/>
          <table:table-cell table:formula="of:=MIN([.$E115];[.$K115];[.$Q115];[.$W115];[.$AC115];[.$AI115];[.$AO115];[.$AU115];[.$BA115];[.$BG115];[.$BM115];[.$BS115])" office:value-type="float"/>
          <table:table-cell table:formula="of:=MIN([.$F115];[.$L115];[.$R115];[.$X115];[.$AD115];[.$AJ115];[.$AP115];[.$AV115];[.$BB115];[.$BH115];[.$BN115];[.$BT115])" office:value-type="float"/>
          <table:table-cell table:formula="of:=MIN([.$G115];[.$M115];[.$S115];[.$Y115];[.$AE115];[.$AK115];[.$AQ115];[.$AW115];[.$BC115];[.$BI115];[.$BO115];[.$BU115])" office:value-type="float"/>
          <table:table-cell table:formula="of:=MEDIAN([.$B115];[.$H115];[.$N115];[.$T115];[.$Z115];[.$AF115];[.$AL115];[.$AR115];[.$AX115];[.$BD115];[.$BJ115];[.$BP115])" office:value-type="float"/>
          <table:table-cell table:formula="of:=MEDIAN([.$C115];[.$I115];[.$O115];[.$U115];[.$AA115];[.$AG115];[.$AM115];[.$AS115];[.$AY115];[.$BE115];[.$BK115];[.$BQ115])" office:value-type="float"/>
          <table:table-cell table:formula="of:=MEDIAN([.$D115];[.$J115];[.$P115];[.$V115];[.$AB115];[.$AH115];[.$AN115];[.$AT115];[.$AZ115];[.$BF115];[.$BL115];[.$BR115])" office:value-type="float"/>
          <table:table-cell table:formula="of:=MEDIAN([.$E115];[.$K115];[.$Q115];[.$W115];[.$AC115];[.$AI115];[.$AO115];[.$AU115];[.$BA115];[.$BG115];[.$BM115];[.$BS115])" office:value-type="float"/>
          <table:table-cell table:formula="of:=MEDIAN([.$F115];[.$L115];[.$R115];[.$X115];[.$AD115];[.$AJ115];[.$AP115];[.$AV115];[.$BB115];[.$BH115];[.$BN115];[.$BT115])" office:value-type="float"/>
          <table:table-cell table:formula="of:=MEDIAN([.$G115];[.$M115];[.$S115];[.$Y115];[.$AE115];[.$AK115];[.$AQ115];[.$AW115];[.$BC115];[.$BI115];[.$BO115];[.$BU115])" office:value-type="float"/>
          <table:table-cell table:formula="of:=MAX([.$B115];[.$H115];[.$N115];[.$T115];[.$Z115];[.$AF115];[.$AL115];[.$AR115];[.$AX115];[.$BD115];[.$BJ115];[.$BP115])" office:value-type="float"/>
          <table:table-cell table:formula="of:=MAX([.$C115];[.$I115];[.$O115];[.$U115];[.$AA115];[.$AG115];[.$AM115];[.$AS115];[.$AY115];[.$BE115];[.$BK115];[.$BQ115])" office:value-type="float"/>
          <table:table-cell table:formula="of:=MAX([.$D115];[.$J115];[.$P115];[.$V115];[.$AB115];[.$AH115];[.$AN115];[.$AT115];[.$AZ115];[.$BF115];[.$BL115];[.$BR115])" office:value-type="float"/>
          <table:table-cell table:formula="of:=MAX([.$E115];[.$K115];[.$Q115];[.$W115];[.$AC115];[.$AI115];[.$AO115];[.$AU115];[.$BA115];[.$BG115];[.$BM115];[.$BS115])" office:value-type="float"/>
          <table:table-cell table:formula="of:=MAX([.$F115];[.$L115];[.$R115];[.$X115];[.$AD115];[.$AJ115];[.$AP115];[.$AV115];[.$BB115];[.$BH115];[.$BN115];[.$BT115])" office:value-type="float"/>
          <table:table-cell table:formula="of:=MAX([.$G115];[.$M115];[.$S115];[.$Y115];[.$AE115];[.$AK115];[.$AQ115];[.$AW115];[.$BC115];[.$BI115];[.$BO115];[.$BU115])" office:value-type="float"/>
        </table:table-row>
        <table:table-row table:style-name="ro1">
          <table:table-cell office:value-type="string">
            <text:p>Visit-all/0071-visitall-49-1.asp</text:p>
          </table:table-cell>
          <table:table-cell office:value-type="float" office:value="835.63"/>
          <table:table-cell office:value-type="float" office:value="834.42"/>
          <table:table-cell office:value-type="float" office:value="3742550.0"/>
          <table:table-cell office:value-type="float" office:value="2794593.0"/>
          <table:table-cell office:value-type="float" office:value="101.0"/>
          <table:table-cell office:value-type="float" office:value="0.0"/>
          <table:table-cell office:value-type="float" office:value="628.43"/>
          <table:table-cell office:value-type="float" office:value="627.197"/>
          <table:table-cell office:value-type="float" office:value="3109485.0"/>
          <table:table-cell office:value-type="float" office:value="2298277.0"/>
          <table:table-cell office:value-type="float" office:value="9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0.0"/>
          <table:table-cell office:value-type="float" office:value="13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62.0"/>
          <table:table-cell office:value-type="float" office:value="133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0.0"/>
          <table:table-cell office:value-type="float" office:value="13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62.0"/>
          <table:table-cell office:value-type="float" office:value="13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0.0"/>
          <table:table-cell office:value-type="float" office:value="13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62.0"/>
          <table:table-cell office:value-type="float" office:value="13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0.0"/>
          <table:table-cell office:value-type="float" office:value="13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62.0"/>
          <table:table-cell office:value-type="float" office:value="13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0.0"/>
          <table:table-cell office:value-type="float" office:value="13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.0"/>
          <table:table-cell office:value-type="float" office:value="62.0"/>
          <table:table-cell office:value-type="float" office:value="1268.0"/>
          <table:table-cell office:value-type="float" office:value="0.0"/>
          <table:table-cell table:formula="of:=MIN([.$B116];[.$H116];[.$N116];[.$T116];[.$Z116];[.$AF116];[.$AL116];[.$AR116];[.$AX116];[.$BD116];[.$BJ116];[.$BP116])" office:value-type="float"/>
          <table:table-cell table:formula="of:=MIN([.$C116];[.$I116];[.$O116];[.$U116];[.$AA116];[.$AG116];[.$AM116];[.$AS116];[.$AY116];[.$BE116];[.$BK116];[.$BQ116])" office:value-type="float"/>
          <table:table-cell table:formula="of:=MIN([.$D116];[.$J116];[.$P116];[.$V116];[.$AB116];[.$AH116];[.$AN116];[.$AT116];[.$AZ116];[.$BF116];[.$BL116];[.$BR116])" office:value-type="float"/>
          <table:table-cell table:formula="of:=MIN([.$E116];[.$K116];[.$Q116];[.$W116];[.$AC116];[.$AI116];[.$AO116];[.$AU116];[.$BA116];[.$BG116];[.$BM116];[.$BS116])" office:value-type="float"/>
          <table:table-cell table:formula="of:=MIN([.$F116];[.$L116];[.$R116];[.$X116];[.$AD116];[.$AJ116];[.$AP116];[.$AV116];[.$BB116];[.$BH116];[.$BN116];[.$BT116])" office:value-type="float"/>
          <table:table-cell table:formula="of:=MIN([.$G116];[.$M116];[.$S116];[.$Y116];[.$AE116];[.$AK116];[.$AQ116];[.$AW116];[.$BC116];[.$BI116];[.$BO116];[.$BU116])" office:value-type="float"/>
          <table:table-cell table:formula="of:=MEDIAN([.$B116];[.$H116];[.$N116];[.$T116];[.$Z116];[.$AF116];[.$AL116];[.$AR116];[.$AX116];[.$BD116];[.$BJ116];[.$BP116])" office:value-type="float"/>
          <table:table-cell table:formula="of:=MEDIAN([.$C116];[.$I116];[.$O116];[.$U116];[.$AA116];[.$AG116];[.$AM116];[.$AS116];[.$AY116];[.$BE116];[.$BK116];[.$BQ116])" office:value-type="float"/>
          <table:table-cell table:formula="of:=MEDIAN([.$D116];[.$J116];[.$P116];[.$V116];[.$AB116];[.$AH116];[.$AN116];[.$AT116];[.$AZ116];[.$BF116];[.$BL116];[.$BR116])" office:value-type="float"/>
          <table:table-cell table:formula="of:=MEDIAN([.$E116];[.$K116];[.$Q116];[.$W116];[.$AC116];[.$AI116];[.$AO116];[.$AU116];[.$BA116];[.$BG116];[.$BM116];[.$BS116])" office:value-type="float"/>
          <table:table-cell table:formula="of:=MEDIAN([.$F116];[.$L116];[.$R116];[.$X116];[.$AD116];[.$AJ116];[.$AP116];[.$AV116];[.$BB116];[.$BH116];[.$BN116];[.$BT116])" office:value-type="float"/>
          <table:table-cell table:formula="of:=MEDIAN([.$G116];[.$M116];[.$S116];[.$Y116];[.$AE116];[.$AK116];[.$AQ116];[.$AW116];[.$BC116];[.$BI116];[.$BO116];[.$BU116])" office:value-type="float"/>
          <table:table-cell table:formula="of:=MAX([.$B116];[.$H116];[.$N116];[.$T116];[.$Z116];[.$AF116];[.$AL116];[.$AR116];[.$AX116];[.$BD116];[.$BJ116];[.$BP116])" office:value-type="float"/>
          <table:table-cell table:formula="of:=MAX([.$C116];[.$I116];[.$O116];[.$U116];[.$AA116];[.$AG116];[.$AM116];[.$AS116];[.$AY116];[.$BE116];[.$BK116];[.$BQ116])" office:value-type="float"/>
          <table:table-cell table:formula="of:=MAX([.$D116];[.$J116];[.$P116];[.$V116];[.$AB116];[.$AH116];[.$AN116];[.$AT116];[.$AZ116];[.$BF116];[.$BL116];[.$BR116])" office:value-type="float"/>
          <table:table-cell table:formula="of:=MAX([.$E116];[.$K116];[.$Q116];[.$W116];[.$AC116];[.$AI116];[.$AO116];[.$AU116];[.$BA116];[.$BG116];[.$BM116];[.$BS116])" office:value-type="float"/>
          <table:table-cell table:formula="of:=MAX([.$F116];[.$L116];[.$R116];[.$X116];[.$AD116];[.$AJ116];[.$AP116];[.$AV116];[.$BB116];[.$BH116];[.$BN116];[.$BT116])" office:value-type="float"/>
          <table:table-cell table:formula="of:=MAX([.$G116];[.$M116];[.$S116];[.$Y116];[.$AE116];[.$AK116];[.$AQ116];[.$AW116];[.$BC116];[.$BI116];[.$BO116];[.$BU116])" office:value-type="float"/>
        </table:table-row>
        <table:table-row table:style-name="ro1">
          <table:table-cell office:value-type="string">
            <text:p>Visit-all/0077-visitall-91-1.asp</text:p>
          </table:table-cell>
          <table:table-cell office:value-type="float" office:value="900.0"/>
          <table:table-cell office:value-type="float" office:value="900.0"/>
          <table:table-cell office:value-type="float" office:value="3656638.0"/>
          <table:table-cell office:value-type="float" office:value="2851819.0"/>
          <table:table-cell office:value-type="float" office:value="1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295768.0"/>
          <table:table-cell office:value-type="float" office:value="3307991.0"/>
          <table:table-cell office:value-type="float" office:value="1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06.0"/>
          <table:table-cell office:value-type="float" office:value="879.0"/>
          <table:table-cell office:value-type="float" office:value="19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75.0"/>
          <table:table-cell office:value-type="float" office:value="19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06.0"/>
          <table:table-cell office:value-type="float" office:value="879.0"/>
          <table:table-cell office:value-type="float" office:value="19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75.0"/>
          <table:table-cell office:value-type="float" office:value="197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06.0"/>
          <table:table-cell office:value-type="float" office:value="879.0"/>
          <table:table-cell office:value-type="float" office:value="19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75.0"/>
          <table:table-cell office:value-type="float" office:value="19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09.0"/>
          <table:table-cell office:value-type="float" office:value="1191.0"/>
          <table:table-cell office:value-type="float" office:value="2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75.0"/>
          <table:table-cell office:value-type="float" office:value="192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06.0"/>
          <table:table-cell office:value-type="float" office:value="879.0"/>
          <table:table-cell office:value-type="float" office:value="19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75.0"/>
          <table:table-cell office:value-type="float" office:value="1931.0"/>
          <table:table-cell office:value-type="float" office:value="0.0"/>
          <table:table-cell table:formula="of:=MIN([.$B117];[.$H117];[.$N117];[.$T117];[.$Z117];[.$AF117];[.$AL117];[.$AR117];[.$AX117];[.$BD117];[.$BJ117];[.$BP117])" office:value-type="float"/>
          <table:table-cell table:formula="of:=MIN([.$C117];[.$I117];[.$O117];[.$U117];[.$AA117];[.$AG117];[.$AM117];[.$AS117];[.$AY117];[.$BE117];[.$BK117];[.$BQ117])" office:value-type="float"/>
          <table:table-cell table:formula="of:=MIN([.$D117];[.$J117];[.$P117];[.$V117];[.$AB117];[.$AH117];[.$AN117];[.$AT117];[.$AZ117];[.$BF117];[.$BL117];[.$BR117])" office:value-type="float"/>
          <table:table-cell table:formula="of:=MIN([.$E117];[.$K117];[.$Q117];[.$W117];[.$AC117];[.$AI117];[.$AO117];[.$AU117];[.$BA117];[.$BG117];[.$BM117];[.$BS117])" office:value-type="float"/>
          <table:table-cell table:formula="of:=MIN([.$F117];[.$L117];[.$R117];[.$X117];[.$AD117];[.$AJ117];[.$AP117];[.$AV117];[.$BB117];[.$BH117];[.$BN117];[.$BT117])" office:value-type="float"/>
          <table:table-cell table:formula="of:=MIN([.$G117];[.$M117];[.$S117];[.$Y117];[.$AE117];[.$AK117];[.$AQ117];[.$AW117];[.$BC117];[.$BI117];[.$BO117];[.$BU117])" office:value-type="float"/>
          <table:table-cell table:formula="of:=MEDIAN([.$B117];[.$H117];[.$N117];[.$T117];[.$Z117];[.$AF117];[.$AL117];[.$AR117];[.$AX117];[.$BD117];[.$BJ117];[.$BP117])" office:value-type="float"/>
          <table:table-cell table:formula="of:=MEDIAN([.$C117];[.$I117];[.$O117];[.$U117];[.$AA117];[.$AG117];[.$AM117];[.$AS117];[.$AY117];[.$BE117];[.$BK117];[.$BQ117])" office:value-type="float"/>
          <table:table-cell table:formula="of:=MEDIAN([.$D117];[.$J117];[.$P117];[.$V117];[.$AB117];[.$AH117];[.$AN117];[.$AT117];[.$AZ117];[.$BF117];[.$BL117];[.$BR117])" office:value-type="float"/>
          <table:table-cell table:formula="of:=MEDIAN([.$E117];[.$K117];[.$Q117];[.$W117];[.$AC117];[.$AI117];[.$AO117];[.$AU117];[.$BA117];[.$BG117];[.$BM117];[.$BS117])" office:value-type="float"/>
          <table:table-cell table:formula="of:=MEDIAN([.$F117];[.$L117];[.$R117];[.$X117];[.$AD117];[.$AJ117];[.$AP117];[.$AV117];[.$BB117];[.$BH117];[.$BN117];[.$BT117])" office:value-type="float"/>
          <table:table-cell table:formula="of:=MEDIAN([.$G117];[.$M117];[.$S117];[.$Y117];[.$AE117];[.$AK117];[.$AQ117];[.$AW117];[.$BC117];[.$BI117];[.$BO117];[.$BU117])" office:value-type="float"/>
          <table:table-cell table:formula="of:=MAX([.$B117];[.$H117];[.$N117];[.$T117];[.$Z117];[.$AF117];[.$AL117];[.$AR117];[.$AX117];[.$BD117];[.$BJ117];[.$BP117])" office:value-type="float"/>
          <table:table-cell table:formula="of:=MAX([.$C117];[.$I117];[.$O117];[.$U117];[.$AA117];[.$AG117];[.$AM117];[.$AS117];[.$AY117];[.$BE117];[.$BK117];[.$BQ117])" office:value-type="float"/>
          <table:table-cell table:formula="of:=MAX([.$D117];[.$J117];[.$P117];[.$V117];[.$AB117];[.$AH117];[.$AN117];[.$AT117];[.$AZ117];[.$BF117];[.$BL117];[.$BR117])" office:value-type="float"/>
          <table:table-cell table:formula="of:=MAX([.$E117];[.$K117];[.$Q117];[.$W117];[.$AC117];[.$AI117];[.$AO117];[.$AU117];[.$BA117];[.$BG117];[.$BM117];[.$BS117])" office:value-type="float"/>
          <table:table-cell table:formula="of:=MAX([.$F117];[.$L117];[.$R117];[.$X117];[.$AD117];[.$AJ117];[.$AP117];[.$AV117];[.$BB117];[.$BH117];[.$BN117];[.$BT117])" office:value-type="float"/>
          <table:table-cell table:formula="of:=MAX([.$G117];[.$M117];[.$S117];[.$Y117];[.$AE117];[.$AK117];[.$AQ117];[.$AW117];[.$BC117];[.$BI117];[.$BO117];[.$BU117])" office:value-type="float"/>
        </table:table-row>
        <table:table-row table:style-name="ro1">
          <table:table-cell office:value-type="string">
            <text:p>Visit-all/0078-visitall-91-1.asp</text:p>
          </table:table-cell>
          <table:table-cell office:value-type="float" office:value="900.0"/>
          <table:table-cell office:value-type="float" office:value="900.0"/>
          <table:table-cell office:value-type="float" office:value="5078108.0"/>
          <table:table-cell office:value-type="float" office:value="4150301.0"/>
          <table:table-cell office:value-type="float" office:value="1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849609.0"/>
          <table:table-cell office:value-type="float" office:value="3862732.0"/>
          <table:table-cell office:value-type="float" office:value="1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84.0"/>
          <table:table-cell office:value-type="float" office:value="19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.0"/>
          <table:table-cell office:value-type="float" office:value="76.0"/>
          <table:table-cell office:value-type="float" office:value="19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84.0"/>
          <table:table-cell office:value-type="float" office:value="197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.0"/>
          <table:table-cell office:value-type="float" office:value="76.0"/>
          <table:table-cell office:value-type="float" office:value="19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84.0"/>
          <table:table-cell office:value-type="float" office:value="19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.0"/>
          <table:table-cell office:value-type="float" office:value="76.0"/>
          <table:table-cell office:value-type="float" office:value="19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84.0"/>
          <table:table-cell office:value-type="float" office:value="20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.0"/>
          <table:table-cell office:value-type="float" office:value="76.0"/>
          <table:table-cell office:value-type="float" office:value="19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.0"/>
          <table:table-cell office:value-type="float" office:value="84.0"/>
          <table:table-cell office:value-type="float" office:value="19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.0"/>
          <table:table-cell office:value-type="float" office:value="76.0"/>
          <table:table-cell office:value-type="float" office:value="1985.0"/>
          <table:table-cell office:value-type="float" office:value="0.0"/>
          <table:table-cell table:formula="of:=MIN([.$B118];[.$H118];[.$N118];[.$T118];[.$Z118];[.$AF118];[.$AL118];[.$AR118];[.$AX118];[.$BD118];[.$BJ118];[.$BP118])" office:value-type="float"/>
          <table:table-cell table:formula="of:=MIN([.$C118];[.$I118];[.$O118];[.$U118];[.$AA118];[.$AG118];[.$AM118];[.$AS118];[.$AY118];[.$BE118];[.$BK118];[.$BQ118])" office:value-type="float"/>
          <table:table-cell table:formula="of:=MIN([.$D118];[.$J118];[.$P118];[.$V118];[.$AB118];[.$AH118];[.$AN118];[.$AT118];[.$AZ118];[.$BF118];[.$BL118];[.$BR118])" office:value-type="float"/>
          <table:table-cell table:formula="of:=MIN([.$E118];[.$K118];[.$Q118];[.$W118];[.$AC118];[.$AI118];[.$AO118];[.$AU118];[.$BA118];[.$BG118];[.$BM118];[.$BS118])" office:value-type="float"/>
          <table:table-cell table:formula="of:=MIN([.$F118];[.$L118];[.$R118];[.$X118];[.$AD118];[.$AJ118];[.$AP118];[.$AV118];[.$BB118];[.$BH118];[.$BN118];[.$BT118])" office:value-type="float"/>
          <table:table-cell table:formula="of:=MIN([.$G118];[.$M118];[.$S118];[.$Y118];[.$AE118];[.$AK118];[.$AQ118];[.$AW118];[.$BC118];[.$BI118];[.$BO118];[.$BU118])" office:value-type="float"/>
          <table:table-cell table:formula="of:=MEDIAN([.$B118];[.$H118];[.$N118];[.$T118];[.$Z118];[.$AF118];[.$AL118];[.$AR118];[.$AX118];[.$BD118];[.$BJ118];[.$BP118])" office:value-type="float"/>
          <table:table-cell table:formula="of:=MEDIAN([.$C118];[.$I118];[.$O118];[.$U118];[.$AA118];[.$AG118];[.$AM118];[.$AS118];[.$AY118];[.$BE118];[.$BK118];[.$BQ118])" office:value-type="float"/>
          <table:table-cell table:formula="of:=MEDIAN([.$D118];[.$J118];[.$P118];[.$V118];[.$AB118];[.$AH118];[.$AN118];[.$AT118];[.$AZ118];[.$BF118];[.$BL118];[.$BR118])" office:value-type="float"/>
          <table:table-cell table:formula="of:=MEDIAN([.$E118];[.$K118];[.$Q118];[.$W118];[.$AC118];[.$AI118];[.$AO118];[.$AU118];[.$BA118];[.$BG118];[.$BM118];[.$BS118])" office:value-type="float"/>
          <table:table-cell table:formula="of:=MEDIAN([.$F118];[.$L118];[.$R118];[.$X118];[.$AD118];[.$AJ118];[.$AP118];[.$AV118];[.$BB118];[.$BH118];[.$BN118];[.$BT118])" office:value-type="float"/>
          <table:table-cell table:formula="of:=MEDIAN([.$G118];[.$M118];[.$S118];[.$Y118];[.$AE118];[.$AK118];[.$AQ118];[.$AW118];[.$BC118];[.$BI118];[.$BO118];[.$BU118])" office:value-type="float"/>
          <table:table-cell table:formula="of:=MAX([.$B118];[.$H118];[.$N118];[.$T118];[.$Z118];[.$AF118];[.$AL118];[.$AR118];[.$AX118];[.$BD118];[.$BJ118];[.$BP118])" office:value-type="float"/>
          <table:table-cell table:formula="of:=MAX([.$C118];[.$I118];[.$O118];[.$U118];[.$AA118];[.$AG118];[.$AM118];[.$AS118];[.$AY118];[.$BE118];[.$BK118];[.$BQ118])" office:value-type="float"/>
          <table:table-cell table:formula="of:=MAX([.$D118];[.$J118];[.$P118];[.$V118];[.$AB118];[.$AH118];[.$AN118];[.$AT118];[.$AZ118];[.$BF118];[.$BL118];[.$BR118])" office:value-type="float"/>
          <table:table-cell table:formula="of:=MAX([.$E118];[.$K118];[.$Q118];[.$W118];[.$AC118];[.$AI118];[.$AO118];[.$AU118];[.$BA118];[.$BG118];[.$BM118];[.$BS118])" office:value-type="float"/>
          <table:table-cell table:formula="of:=MAX([.$F118];[.$L118];[.$R118];[.$X118];[.$AD118];[.$AJ118];[.$AP118];[.$AV118];[.$BB118];[.$BH118];[.$BN118];[.$BT118])" office:value-type="float"/>
          <table:table-cell table:formula="of:=MAX([.$G118];[.$M118];[.$S118];[.$Y118];[.$AE118];[.$AK118];[.$AQ118];[.$AW118];[.$BC118];[.$BI118];[.$BO118];[.$BU118])" office:value-type="float"/>
        </table:table-row>
        <table:table-row table:style-name="ro1">
          <table:table-cell office:value-type="string">
            <text:p>Visit-all/0080-visitall-91-1.asp</text:p>
          </table:table-cell>
          <table:table-cell office:value-type="float" office:value="900.0"/>
          <table:table-cell office:value-type="float" office:value="900.0"/>
          <table:table-cell office:value-type="float" office:value="3621162.0"/>
          <table:table-cell office:value-type="float" office:value="2814234.0"/>
          <table:table-cell office:value-type="float" office:value="1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732054.0"/>
          <table:table-cell office:value-type="float" office:value="2899746.0"/>
          <table:table-cell office:value-type="float" office:value="1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5.0"/>
          <table:table-cell office:value-type="float" office:value="19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2.0"/>
          <table:table-cell office:value-type="float" office:value="201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5.0"/>
          <table:table-cell office:value-type="float" office:value="19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2.0"/>
          <table:table-cell office:value-type="float" office:value="19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5.0"/>
          <table:table-cell office:value-type="float" office:value="197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2.0"/>
          <table:table-cell office:value-type="float" office:value="19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5.0"/>
          <table:table-cell office:value-type="float" office:value="19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2.0"/>
          <table:table-cell office:value-type="float" office:value="19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5.0"/>
          <table:table-cell office:value-type="float" office:value="19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4.0"/>
          <table:table-cell office:value-type="float" office:value="62.0"/>
          <table:table-cell office:value-type="float" office:value="1954.0"/>
          <table:table-cell office:value-type="float" office:value="0.0"/>
          <table:table-cell table:formula="of:=MIN([.$B119];[.$H119];[.$N119];[.$T119];[.$Z119];[.$AF119];[.$AL119];[.$AR119];[.$AX119];[.$BD119];[.$BJ119];[.$BP119])" office:value-type="float"/>
          <table:table-cell table:formula="of:=MIN([.$C119];[.$I119];[.$O119];[.$U119];[.$AA119];[.$AG119];[.$AM119];[.$AS119];[.$AY119];[.$BE119];[.$BK119];[.$BQ119])" office:value-type="float"/>
          <table:table-cell table:formula="of:=MIN([.$D119];[.$J119];[.$P119];[.$V119];[.$AB119];[.$AH119];[.$AN119];[.$AT119];[.$AZ119];[.$BF119];[.$BL119];[.$BR119])" office:value-type="float"/>
          <table:table-cell table:formula="of:=MIN([.$E119];[.$K119];[.$Q119];[.$W119];[.$AC119];[.$AI119];[.$AO119];[.$AU119];[.$BA119];[.$BG119];[.$BM119];[.$BS119])" office:value-type="float"/>
          <table:table-cell table:formula="of:=MIN([.$F119];[.$L119];[.$R119];[.$X119];[.$AD119];[.$AJ119];[.$AP119];[.$AV119];[.$BB119];[.$BH119];[.$BN119];[.$BT119])" office:value-type="float"/>
          <table:table-cell table:formula="of:=MIN([.$G119];[.$M119];[.$S119];[.$Y119];[.$AE119];[.$AK119];[.$AQ119];[.$AW119];[.$BC119];[.$BI119];[.$BO119];[.$BU119])" office:value-type="float"/>
          <table:table-cell table:formula="of:=MEDIAN([.$B119];[.$H119];[.$N119];[.$T119];[.$Z119];[.$AF119];[.$AL119];[.$AR119];[.$AX119];[.$BD119];[.$BJ119];[.$BP119])" office:value-type="float"/>
          <table:table-cell table:formula="of:=MEDIAN([.$C119];[.$I119];[.$O119];[.$U119];[.$AA119];[.$AG119];[.$AM119];[.$AS119];[.$AY119];[.$BE119];[.$BK119];[.$BQ119])" office:value-type="float"/>
          <table:table-cell table:formula="of:=MEDIAN([.$D119];[.$J119];[.$P119];[.$V119];[.$AB119];[.$AH119];[.$AN119];[.$AT119];[.$AZ119];[.$BF119];[.$BL119];[.$BR119])" office:value-type="float"/>
          <table:table-cell table:formula="of:=MEDIAN([.$E119];[.$K119];[.$Q119];[.$W119];[.$AC119];[.$AI119];[.$AO119];[.$AU119];[.$BA119];[.$BG119];[.$BM119];[.$BS119])" office:value-type="float"/>
          <table:table-cell table:formula="of:=MEDIAN([.$F119];[.$L119];[.$R119];[.$X119];[.$AD119];[.$AJ119];[.$AP119];[.$AV119];[.$BB119];[.$BH119];[.$BN119];[.$BT119])" office:value-type="float"/>
          <table:table-cell table:formula="of:=MEDIAN([.$G119];[.$M119];[.$S119];[.$Y119];[.$AE119];[.$AK119];[.$AQ119];[.$AW119];[.$BC119];[.$BI119];[.$BO119];[.$BU119])" office:value-type="float"/>
          <table:table-cell table:formula="of:=MAX([.$B119];[.$H119];[.$N119];[.$T119];[.$Z119];[.$AF119];[.$AL119];[.$AR119];[.$AX119];[.$BD119];[.$BJ119];[.$BP119])" office:value-type="float"/>
          <table:table-cell table:formula="of:=MAX([.$C119];[.$I119];[.$O119];[.$U119];[.$AA119];[.$AG119];[.$AM119];[.$AS119];[.$AY119];[.$BE119];[.$BK119];[.$BQ119])" office:value-type="float"/>
          <table:table-cell table:formula="of:=MAX([.$D119];[.$J119];[.$P119];[.$V119];[.$AB119];[.$AH119];[.$AN119];[.$AT119];[.$AZ119];[.$BF119];[.$BL119];[.$BR119])" office:value-type="float"/>
          <table:table-cell table:formula="of:=MAX([.$E119];[.$K119];[.$Q119];[.$W119];[.$AC119];[.$AI119];[.$AO119];[.$AU119];[.$BA119];[.$BG119];[.$BM119];[.$BS119])" office:value-type="float"/>
          <table:table-cell table:formula="of:=MAX([.$F119];[.$L119];[.$R119];[.$X119];[.$AD119];[.$AJ119];[.$AP119];[.$AV119];[.$BB119];[.$BH119];[.$BN119];[.$BT119])" office:value-type="float"/>
          <table:table-cell table:formula="of:=MAX([.$G119];[.$M119];[.$S119];[.$Y119];[.$AE119];[.$AK119];[.$AQ119];[.$AW119];[.$BC119];[.$BI119];[.$BO119];[.$BU119])" office:value-type="float"/>
        </table:table-row>
        <table:table-row table:style-name="ro1">
          <table:table-cell office:value-type="string">
            <text:p>Visit-all/0089-visitall-66-1.asp</text:p>
          </table:table-cell>
          <table:table-cell office:value-type="float" office:value="100.3"/>
          <table:table-cell office:value-type="float" office:value="99.207"/>
          <table:table-cell office:value-type="float" office:value="829986.0"/>
          <table:table-cell office:value-type="float" office:value="602827.0"/>
          <table:table-cell office:value-type="float" office:value="67.0"/>
          <table:table-cell office:value-type="float" office:value="0.0"/>
          <table:table-cell office:value-type="float" office:value="180.36"/>
          <table:table-cell office:value-type="float" office:value="179.017"/>
          <table:table-cell office:value-type="float" office:value="1408421.0"/>
          <table:table-cell office:value-type="float" office:value="1051881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4.0"/>
          <table:table-cell office:value-type="float" office:value="12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.0"/>
          <table:table-cell office:value-type="float" office:value="80.0"/>
          <table:table-cell office:value-type="float" office:value="13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4.0"/>
          <table:table-cell office:value-type="float" office:value="13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.0"/>
          <table:table-cell office:value-type="float" office:value="80.0"/>
          <table:table-cell office:value-type="float" office:value="13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4.0"/>
          <table:table-cell office:value-type="float" office:value="13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.0"/>
          <table:table-cell office:value-type="float" office:value="80.0"/>
          <table:table-cell office:value-type="float" office:value="12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4.0"/>
          <table:table-cell office:value-type="float" office:value="13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.0"/>
          <table:table-cell office:value-type="float" office:value="80.0"/>
          <table:table-cell office:value-type="float" office:value="13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.0"/>
          <table:table-cell office:value-type="float" office:value="64.0"/>
          <table:table-cell office:value-type="float" office:value="12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.0"/>
          <table:table-cell office:value-type="float" office:value="80.0"/>
          <table:table-cell office:value-type="float" office:value="1319.0"/>
          <table:table-cell office:value-type="float" office:value="0.0"/>
          <table:table-cell table:formula="of:=MIN([.$B120];[.$H120];[.$N120];[.$T120];[.$Z120];[.$AF120];[.$AL120];[.$AR120];[.$AX120];[.$BD120];[.$BJ120];[.$BP120])" office:value-type="float"/>
          <table:table-cell table:formula="of:=MIN([.$C120];[.$I120];[.$O120];[.$U120];[.$AA120];[.$AG120];[.$AM120];[.$AS120];[.$AY120];[.$BE120];[.$BK120];[.$BQ120])" office:value-type="float"/>
          <table:table-cell table:formula="of:=MIN([.$D120];[.$J120];[.$P120];[.$V120];[.$AB120];[.$AH120];[.$AN120];[.$AT120];[.$AZ120];[.$BF120];[.$BL120];[.$BR120])" office:value-type="float"/>
          <table:table-cell table:formula="of:=MIN([.$E120];[.$K120];[.$Q120];[.$W120];[.$AC120];[.$AI120];[.$AO120];[.$AU120];[.$BA120];[.$BG120];[.$BM120];[.$BS120])" office:value-type="float"/>
          <table:table-cell table:formula="of:=MIN([.$F120];[.$L120];[.$R120];[.$X120];[.$AD120];[.$AJ120];[.$AP120];[.$AV120];[.$BB120];[.$BH120];[.$BN120];[.$BT120])" office:value-type="float"/>
          <table:table-cell table:formula="of:=MIN([.$G120];[.$M120];[.$S120];[.$Y120];[.$AE120];[.$AK120];[.$AQ120];[.$AW120];[.$BC120];[.$BI120];[.$BO120];[.$BU120])" office:value-type="float"/>
          <table:table-cell table:formula="of:=MEDIAN([.$B120];[.$H120];[.$N120];[.$T120];[.$Z120];[.$AF120];[.$AL120];[.$AR120];[.$AX120];[.$BD120];[.$BJ120];[.$BP120])" office:value-type="float"/>
          <table:table-cell table:formula="of:=MEDIAN([.$C120];[.$I120];[.$O120];[.$U120];[.$AA120];[.$AG120];[.$AM120];[.$AS120];[.$AY120];[.$BE120];[.$BK120];[.$BQ120])" office:value-type="float"/>
          <table:table-cell table:formula="of:=MEDIAN([.$D120];[.$J120];[.$P120];[.$V120];[.$AB120];[.$AH120];[.$AN120];[.$AT120];[.$AZ120];[.$BF120];[.$BL120];[.$BR120])" office:value-type="float"/>
          <table:table-cell table:formula="of:=MEDIAN([.$E120];[.$K120];[.$Q120];[.$W120];[.$AC120];[.$AI120];[.$AO120];[.$AU120];[.$BA120];[.$BG120];[.$BM120];[.$BS120])" office:value-type="float"/>
          <table:table-cell table:formula="of:=MEDIAN([.$F120];[.$L120];[.$R120];[.$X120];[.$AD120];[.$AJ120];[.$AP120];[.$AV120];[.$BB120];[.$BH120];[.$BN120];[.$BT120])" office:value-type="float"/>
          <table:table-cell table:formula="of:=MEDIAN([.$G120];[.$M120];[.$S120];[.$Y120];[.$AE120];[.$AK120];[.$AQ120];[.$AW120];[.$BC120];[.$BI120];[.$BO120];[.$BU120])" office:value-type="float"/>
          <table:table-cell table:formula="of:=MAX([.$B120];[.$H120];[.$N120];[.$T120];[.$Z120];[.$AF120];[.$AL120];[.$AR120];[.$AX120];[.$BD120];[.$BJ120];[.$BP120])" office:value-type="float"/>
          <table:table-cell table:formula="of:=MAX([.$C120];[.$I120];[.$O120];[.$U120];[.$AA120];[.$AG120];[.$AM120];[.$AS120];[.$AY120];[.$BE120];[.$BK120];[.$BQ120])" office:value-type="float"/>
          <table:table-cell table:formula="of:=MAX([.$D120];[.$J120];[.$P120];[.$V120];[.$AB120];[.$AH120];[.$AN120];[.$AT120];[.$AZ120];[.$BF120];[.$BL120];[.$BR120])" office:value-type="float"/>
          <table:table-cell table:formula="of:=MAX([.$E120];[.$K120];[.$Q120];[.$W120];[.$AC120];[.$AI120];[.$AO120];[.$AU120];[.$BA120];[.$BG120];[.$BM120];[.$BS120])" office:value-type="float"/>
          <table:table-cell table:formula="of:=MAX([.$F120];[.$L120];[.$R120];[.$X120];[.$AD120];[.$AJ120];[.$AP120];[.$AV120];[.$BB120];[.$BH120];[.$BN120];[.$BT120])" office:value-type="float"/>
          <table:table-cell table:formula="of:=MAX([.$G120];[.$M120];[.$S120];[.$Y120];[.$AE120];[.$AK120];[.$AQ120];[.$AW120];[.$BC120];[.$BI120];[.$BO120];[.$BU120])" office:value-type="float"/>
        </table:table-row>
        <table:table-row table:style-name="ro1">
          <table:table-cell office:value-type="string">
            <text:p>Visit-all/0099-visitall-122-1.asp</text:p>
          </table:table-cell>
          <table:table-cell office:value-type="float" office:value="900.0"/>
          <table:table-cell office:value-type="float" office:value="900.0"/>
          <table:table-cell office:value-type="float" office:value="3348814.0"/>
          <table:table-cell office:value-type="float" office:value="2591451.0"/>
          <table:table-cell office:value-type="float" office:value="1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4239871.0"/>
          <table:table-cell office:value-type="float" office:value="3302188.0"/>
          <table:table-cell office:value-type="float" office:value="1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8.0"/>
          <table:table-cell office:value-type="float" office:value="65.0"/>
          <table:table-cell office:value-type="float" office:value="19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8.0"/>
          <table:table-cell office:value-type="float" office:value="90.0"/>
          <table:table-cell office:value-type="float" office:value="19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8.0"/>
          <table:table-cell office:value-type="float" office:value="65.0"/>
          <table:table-cell office:value-type="float" office:value="19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8.0"/>
          <table:table-cell office:value-type="float" office:value="90.0"/>
          <table:table-cell office:value-type="float" office:value="202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8.0"/>
          <table:table-cell office:value-type="float" office:value="65.0"/>
          <table:table-cell office:value-type="float" office:value="20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8.0"/>
          <table:table-cell office:value-type="float" office:value="90.0"/>
          <table:table-cell office:value-type="float" office:value="19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8.0"/>
          <table:table-cell office:value-type="float" office:value="65.0"/>
          <table:table-cell office:value-type="float" office:value="19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8.0"/>
          <table:table-cell office:value-type="float" office:value="90.0"/>
          <table:table-cell office:value-type="float" office:value="19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8.0"/>
          <table:table-cell office:value-type="float" office:value="65.0"/>
          <table:table-cell office:value-type="float" office:value="19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8.0"/>
          <table:table-cell office:value-type="float" office:value="90.0"/>
          <table:table-cell office:value-type="float" office:value="1988.0"/>
          <table:table-cell office:value-type="float" office:value="0.0"/>
          <table:table-cell table:formula="of:=MIN([.$B121];[.$H121];[.$N121];[.$T121];[.$Z121];[.$AF121];[.$AL121];[.$AR121];[.$AX121];[.$BD121];[.$BJ121];[.$BP121])" office:value-type="float"/>
          <table:table-cell table:formula="of:=MIN([.$C121];[.$I121];[.$O121];[.$U121];[.$AA121];[.$AG121];[.$AM121];[.$AS121];[.$AY121];[.$BE121];[.$BK121];[.$BQ121])" office:value-type="float"/>
          <table:table-cell table:formula="of:=MIN([.$D121];[.$J121];[.$P121];[.$V121];[.$AB121];[.$AH121];[.$AN121];[.$AT121];[.$AZ121];[.$BF121];[.$BL121];[.$BR121])" office:value-type="float"/>
          <table:table-cell table:formula="of:=MIN([.$E121];[.$K121];[.$Q121];[.$W121];[.$AC121];[.$AI121];[.$AO121];[.$AU121];[.$BA121];[.$BG121];[.$BM121];[.$BS121])" office:value-type="float"/>
          <table:table-cell table:formula="of:=MIN([.$F121];[.$L121];[.$R121];[.$X121];[.$AD121];[.$AJ121];[.$AP121];[.$AV121];[.$BB121];[.$BH121];[.$BN121];[.$BT121])" office:value-type="float"/>
          <table:table-cell table:formula="of:=MIN([.$G121];[.$M121];[.$S121];[.$Y121];[.$AE121];[.$AK121];[.$AQ121];[.$AW121];[.$BC121];[.$BI121];[.$BO121];[.$BU121])" office:value-type="float"/>
          <table:table-cell table:formula="of:=MEDIAN([.$B121];[.$H121];[.$N121];[.$T121];[.$Z121];[.$AF121];[.$AL121];[.$AR121];[.$AX121];[.$BD121];[.$BJ121];[.$BP121])" office:value-type="float"/>
          <table:table-cell table:formula="of:=MEDIAN([.$C121];[.$I121];[.$O121];[.$U121];[.$AA121];[.$AG121];[.$AM121];[.$AS121];[.$AY121];[.$BE121];[.$BK121];[.$BQ121])" office:value-type="float"/>
          <table:table-cell table:formula="of:=MEDIAN([.$D121];[.$J121];[.$P121];[.$V121];[.$AB121];[.$AH121];[.$AN121];[.$AT121];[.$AZ121];[.$BF121];[.$BL121];[.$BR121])" office:value-type="float"/>
          <table:table-cell table:formula="of:=MEDIAN([.$E121];[.$K121];[.$Q121];[.$W121];[.$AC121];[.$AI121];[.$AO121];[.$AU121];[.$BA121];[.$BG121];[.$BM121];[.$BS121])" office:value-type="float"/>
          <table:table-cell table:formula="of:=MEDIAN([.$F121];[.$L121];[.$R121];[.$X121];[.$AD121];[.$AJ121];[.$AP121];[.$AV121];[.$BB121];[.$BH121];[.$BN121];[.$BT121])" office:value-type="float"/>
          <table:table-cell table:formula="of:=MEDIAN([.$G121];[.$M121];[.$S121];[.$Y121];[.$AE121];[.$AK121];[.$AQ121];[.$AW121];[.$BC121];[.$BI121];[.$BO121];[.$BU121])" office:value-type="float"/>
          <table:table-cell table:formula="of:=MAX([.$B121];[.$H121];[.$N121];[.$T121];[.$Z121];[.$AF121];[.$AL121];[.$AR121];[.$AX121];[.$BD121];[.$BJ121];[.$BP121])" office:value-type="float"/>
          <table:table-cell table:formula="of:=MAX([.$C121];[.$I121];[.$O121];[.$U121];[.$AA121];[.$AG121];[.$AM121];[.$AS121];[.$AY121];[.$BE121];[.$BK121];[.$BQ121])" office:value-type="float"/>
          <table:table-cell table:formula="of:=MAX([.$D121];[.$J121];[.$P121];[.$V121];[.$AB121];[.$AH121];[.$AN121];[.$AT121];[.$AZ121];[.$BF121];[.$BL121];[.$BR121])" office:value-type="float"/>
          <table:table-cell table:formula="of:=MAX([.$E121];[.$K121];[.$Q121];[.$W121];[.$AC121];[.$AI121];[.$AO121];[.$AU121];[.$BA121];[.$BG121];[.$BM121];[.$BS121])" office:value-type="float"/>
          <table:table-cell table:formula="of:=MAX([.$F121];[.$L121];[.$R121];[.$X121];[.$AD121];[.$AJ121];[.$AP121];[.$AV121];[.$BB121];[.$BH121];[.$BN121];[.$BT121])" office:value-type="float"/>
          <table:table-cell table:formula="of:=MAX([.$G121];[.$M121];[.$S121];[.$Y121];[.$AE121];[.$AK121];[.$AQ121];[.$AW121];[.$BC121];[.$BI121];[.$BO121];[.$BU121])" office:value-type="float"/>
        </table:table-row>
        <table:table-row table:style-name="ro1">
          <table:table-cell office:value-type="string">
            <text:p>Visit-all/0100-visitall-122-1.asp</text:p>
          </table:table-cell>
          <table:table-cell office:value-type="float" office:value="900.0"/>
          <table:table-cell office:value-type="float" office:value="900.0"/>
          <table:table-cell office:value-type="float" office:value="3368472.0"/>
          <table:table-cell office:value-type="float" office:value="2606579.0"/>
          <table:table-cell office:value-type="float" office:value="1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767178.0"/>
          <table:table-cell office:value-type="float" office:value="2895138.0"/>
          <table:table-cell office:value-type="float" office:value="1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1.0"/>
          <table:table-cell office:value-type="float" office:value="19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.0"/>
          <table:table-cell office:value-type="float" office:value="72.0"/>
          <table:table-cell office:value-type="float" office:value="19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1.0"/>
          <table:table-cell office:value-type="float" office:value="19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.0"/>
          <table:table-cell office:value-type="float" office:value="72.0"/>
          <table:table-cell office:value-type="float" office:value="19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1.0"/>
          <table:table-cell office:value-type="float" office:value="19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.0"/>
          <table:table-cell office:value-type="float" office:value="72.0"/>
          <table:table-cell office:value-type="float" office:value="19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1.0"/>
          <table:table-cell office:value-type="float" office:value="19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.0"/>
          <table:table-cell office:value-type="float" office:value="72.0"/>
          <table:table-cell office:value-type="float" office:value="19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.0"/>
          <table:table-cell office:value-type="float" office:value="71.0"/>
          <table:table-cell office:value-type="float" office:value="20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.0"/>
          <table:table-cell office:value-type="float" office:value="72.0"/>
          <table:table-cell office:value-type="float" office:value="1953.0"/>
          <table:table-cell office:value-type="float" office:value="0.0"/>
          <table:table-cell table:formula="of:=MIN([.$B122];[.$H122];[.$N122];[.$T122];[.$Z122];[.$AF122];[.$AL122];[.$AR122];[.$AX122];[.$BD122];[.$BJ122];[.$BP122])" office:value-type="float"/>
          <table:table-cell table:formula="of:=MIN([.$C122];[.$I122];[.$O122];[.$U122];[.$AA122];[.$AG122];[.$AM122];[.$AS122];[.$AY122];[.$BE122];[.$BK122];[.$BQ122])" office:value-type="float"/>
          <table:table-cell table:formula="of:=MIN([.$D122];[.$J122];[.$P122];[.$V122];[.$AB122];[.$AH122];[.$AN122];[.$AT122];[.$AZ122];[.$BF122];[.$BL122];[.$BR122])" office:value-type="float"/>
          <table:table-cell table:formula="of:=MIN([.$E122];[.$K122];[.$Q122];[.$W122];[.$AC122];[.$AI122];[.$AO122];[.$AU122];[.$BA122];[.$BG122];[.$BM122];[.$BS122])" office:value-type="float"/>
          <table:table-cell table:formula="of:=MIN([.$F122];[.$L122];[.$R122];[.$X122];[.$AD122];[.$AJ122];[.$AP122];[.$AV122];[.$BB122];[.$BH122];[.$BN122];[.$BT122])" office:value-type="float"/>
          <table:table-cell table:formula="of:=MIN([.$G122];[.$M122];[.$S122];[.$Y122];[.$AE122];[.$AK122];[.$AQ122];[.$AW122];[.$BC122];[.$BI122];[.$BO122];[.$BU122])" office:value-type="float"/>
          <table:table-cell table:formula="of:=MEDIAN([.$B122];[.$H122];[.$N122];[.$T122];[.$Z122];[.$AF122];[.$AL122];[.$AR122];[.$AX122];[.$BD122];[.$BJ122];[.$BP122])" office:value-type="float"/>
          <table:table-cell table:formula="of:=MEDIAN([.$C122];[.$I122];[.$O122];[.$U122];[.$AA122];[.$AG122];[.$AM122];[.$AS122];[.$AY122];[.$BE122];[.$BK122];[.$BQ122])" office:value-type="float"/>
          <table:table-cell table:formula="of:=MEDIAN([.$D122];[.$J122];[.$P122];[.$V122];[.$AB122];[.$AH122];[.$AN122];[.$AT122];[.$AZ122];[.$BF122];[.$BL122];[.$BR122])" office:value-type="float"/>
          <table:table-cell table:formula="of:=MEDIAN([.$E122];[.$K122];[.$Q122];[.$W122];[.$AC122];[.$AI122];[.$AO122];[.$AU122];[.$BA122];[.$BG122];[.$BM122];[.$BS122])" office:value-type="float"/>
          <table:table-cell table:formula="of:=MEDIAN([.$F122];[.$L122];[.$R122];[.$X122];[.$AD122];[.$AJ122];[.$AP122];[.$AV122];[.$BB122];[.$BH122];[.$BN122];[.$BT122])" office:value-type="float"/>
          <table:table-cell table:formula="of:=MEDIAN([.$G122];[.$M122];[.$S122];[.$Y122];[.$AE122];[.$AK122];[.$AQ122];[.$AW122];[.$BC122];[.$BI122];[.$BO122];[.$BU122])" office:value-type="float"/>
          <table:table-cell table:formula="of:=MAX([.$B122];[.$H122];[.$N122];[.$T122];[.$Z122];[.$AF122];[.$AL122];[.$AR122];[.$AX122];[.$BD122];[.$BJ122];[.$BP122])" office:value-type="float"/>
          <table:table-cell table:formula="of:=MAX([.$C122];[.$I122];[.$O122];[.$U122];[.$AA122];[.$AG122];[.$AM122];[.$AS122];[.$AY122];[.$BE122];[.$BK122];[.$BQ122])" office:value-type="float"/>
          <table:table-cell table:formula="of:=MAX([.$D122];[.$J122];[.$P122];[.$V122];[.$AB122];[.$AH122];[.$AN122];[.$AT122];[.$AZ122];[.$BF122];[.$BL122];[.$BR122])" office:value-type="float"/>
          <table:table-cell table:formula="of:=MAX([.$E122];[.$K122];[.$Q122];[.$W122];[.$AC122];[.$AI122];[.$AO122];[.$AU122];[.$BA122];[.$BG122];[.$BM122];[.$BS122])" office:value-type="float"/>
          <table:table-cell table:formula="of:=MAX([.$F122];[.$L122];[.$R122];[.$X122];[.$AD122];[.$AJ122];[.$AP122];[.$AV122];[.$BB122];[.$BH122];[.$BN122];[.$BT122])" office:value-type="float"/>
          <table:table-cell table:formula="of:=MAX([.$G122];[.$M122];[.$S122];[.$Y122];[.$AE122];[.$AK122];[.$AQ122];[.$AW122];[.$BC122];[.$BI122];[.$BO122];[.$BU1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2])" office:value-type="float"/>
          <table:table-cell table:formula="of:=SUM([.C3:.C122])" office:value-type="float"/>
          <table:table-cell table:formula="of:=SUM([.D3:.D122])" office:value-type="float"/>
          <table:table-cell table:formula="of:=SUM([.E3:.E122])" office:value-type="float"/>
          <table:table-cell table:formula="of:=SUM([.F3:.F122])" office:value-type="float"/>
          <table:table-cell table:formula="of:=SUM([.G3:.G122])" office:value-type="float"/>
          <table:table-cell table:formula="of:=SUM([.H3:.H122])" office:value-type="float"/>
          <table:table-cell table:formula="of:=SUM([.I3:.I122])" office:value-type="float"/>
          <table:table-cell table:formula="of:=SUM([.J3:.J122])" office:value-type="float"/>
          <table:table-cell table:formula="of:=SUM([.K3:.K122])" office:value-type="float"/>
          <table:table-cell table:formula="of:=SUM([.L3:.L122])" office:value-type="float"/>
          <table:table-cell table:formula="of:=SUM([.M3:.M122])" office:value-type="float"/>
          <table:table-cell table:formula="of:=SUM([.N3:.N122])" office:value-type="float"/>
          <table:table-cell table:formula="of:=SUM([.O3:.O122])" office:value-type="float"/>
          <table:table-cell table:formula="of:=SUM([.P3:.P122])" office:value-type="float"/>
          <table:table-cell table:formula="of:=SUM([.Q3:.Q122])" office:value-type="float"/>
          <table:table-cell table:formula="of:=SUM([.R3:.R122])" office:value-type="float"/>
          <table:table-cell table:formula="of:=SUM([.S3:.S122])" office:value-type="float"/>
          <table:table-cell table:formula="of:=SUM([.T3:.T122])" office:value-type="float"/>
          <table:table-cell table:formula="of:=SUM([.U3:.U122])" office:value-type="float"/>
          <table:table-cell table:formula="of:=SUM([.V3:.V122])" office:value-type="float"/>
          <table:table-cell table:formula="of:=SUM([.W3:.W122])" office:value-type="float"/>
          <table:table-cell table:formula="of:=SUM([.X3:.X122])" office:value-type="float"/>
          <table:table-cell table:formula="of:=SUM([.Y3:.Y122])" office:value-type="float"/>
          <table:table-cell table:formula="of:=SUM([.Z3:.Z122])" office:value-type="float"/>
          <table:table-cell table:formula="of:=SUM([.AA3:.AA122])" office:value-type="float"/>
          <table:table-cell table:formula="of:=SUM([.AB3:.AB122])" office:value-type="float"/>
          <table:table-cell table:formula="of:=SUM([.AC3:.AC122])" office:value-type="float"/>
          <table:table-cell table:formula="of:=SUM([.AD3:.AD122])" office:value-type="float"/>
          <table:table-cell table:formula="of:=SUM([.AE3:.AE122])" office:value-type="float"/>
          <table:table-cell table:formula="of:=SUM([.AF3:.AF122])" office:value-type="float"/>
          <table:table-cell table:formula="of:=SUM([.AG3:.AG122])" office:value-type="float"/>
          <table:table-cell table:formula="of:=SUM([.AH3:.AH122])" office:value-type="float"/>
          <table:table-cell table:formula="of:=SUM([.AI3:.AI122])" office:value-type="float"/>
          <table:table-cell table:formula="of:=SUM([.AJ3:.AJ122])" office:value-type="float"/>
          <table:table-cell table:formula="of:=SUM([.AK3:.AK122])" office:value-type="float"/>
          <table:table-cell table:formula="of:=SUM([.AL3:.AL122])" office:value-type="float"/>
          <table:table-cell table:formula="of:=SUM([.AM3:.AM122])" office:value-type="float"/>
          <table:table-cell table:formula="of:=SUM([.AN3:.AN122])" office:value-type="float"/>
          <table:table-cell table:formula="of:=SUM([.AO3:.AO122])" office:value-type="float"/>
          <table:table-cell table:formula="of:=SUM([.AP3:.AP122])" office:value-type="float"/>
          <table:table-cell table:formula="of:=SUM([.AQ3:.AQ122])" office:value-type="float"/>
          <table:table-cell table:formula="of:=SUM([.AR3:.AR122])" office:value-type="float"/>
          <table:table-cell table:formula="of:=SUM([.AS3:.AS122])" office:value-type="float"/>
          <table:table-cell table:formula="of:=SUM([.AT3:.AT122])" office:value-type="float"/>
          <table:table-cell table:formula="of:=SUM([.AU3:.AU122])" office:value-type="float"/>
          <table:table-cell table:formula="of:=SUM([.AV3:.AV122])" office:value-type="float"/>
          <table:table-cell table:formula="of:=SUM([.AW3:.AW122])" office:value-type="float"/>
          <table:table-cell table:formula="of:=SUM([.AX3:.AX122])" office:value-type="float"/>
          <table:table-cell table:formula="of:=SUM([.AY3:.AY122])" office:value-type="float"/>
          <table:table-cell table:formula="of:=SUM([.AZ3:.AZ122])" office:value-type="float"/>
          <table:table-cell table:formula="of:=SUM([.BA3:.BA122])" office:value-type="float"/>
          <table:table-cell table:formula="of:=SUM([.BB3:.BB122])" office:value-type="float"/>
          <table:table-cell table:formula="of:=SUM([.BC3:.BC122])" office:value-type="float"/>
          <table:table-cell table:formula="of:=SUM([.BD3:.BD122])" office:value-type="float"/>
          <table:table-cell table:formula="of:=SUM([.BE3:.BE122])" office:value-type="float"/>
          <table:table-cell table:formula="of:=SUM([.BF3:.BF122])" office:value-type="float"/>
          <table:table-cell table:formula="of:=SUM([.BG3:.BG122])" office:value-type="float"/>
          <table:table-cell table:formula="of:=SUM([.BH3:.BH122])" office:value-type="float"/>
          <table:table-cell table:formula="of:=SUM([.BI3:.BI122])" office:value-type="float"/>
          <table:table-cell table:formula="of:=SUM([.BJ3:.BJ122])" office:value-type="float"/>
          <table:table-cell table:formula="of:=SUM([.BK3:.BK122])" office:value-type="float"/>
          <table:table-cell table:formula="of:=SUM([.BL3:.BL122])" office:value-type="float"/>
          <table:table-cell table:formula="of:=SUM([.BM3:.BM122])" office:value-type="float"/>
          <table:table-cell table:formula="of:=SUM([.BN3:.BN122])" office:value-type="float"/>
          <table:table-cell table:formula="of:=SUM([.BO3:.BO122])" office:value-type="float"/>
          <table:table-cell table:formula="of:=SUM([.BP3:.BP122])" office:value-type="float"/>
          <table:table-cell table:formula="of:=SUM([.BQ3:.BQ122])" office:value-type="float"/>
          <table:table-cell table:formula="of:=SUM([.BR3:.BR122])" office:value-type="float"/>
          <table:table-cell table:formula="of:=SUM([.BS3:.BS122])" office:value-type="float"/>
          <table:table-cell table:formula="of:=SUM([.BT3:.BT122])" office:value-type="float"/>
          <table:table-cell table:formula="of:=SUM([.BU3:.BU122])" office:value-type="float"/>
          <table:table-cell table:formula="of:=SUM([.BV3:.BV122])" office:value-type="float"/>
          <table:table-cell table:formula="of:=SUM([.BW3:.BW122])" office:value-type="float"/>
          <table:table-cell table:formula="of:=SUM([.BX3:.BX122])" office:value-type="float"/>
          <table:table-cell table:formula="of:=SUM([.BY3:.BY122])" office:value-type="float"/>
          <table:table-cell table:formula="of:=SUM([.BZ3:.BZ122])" office:value-type="float"/>
          <table:table-cell table:formula="of:=SUM([.CA3:.CA122])" office:value-type="float"/>
          <table:table-cell table:formula="of:=SUM([.CB3:.CB122])" office:value-type="float"/>
          <table:table-cell table:formula="of:=SUM([.CC3:.CC122])" office:value-type="float"/>
          <table:table-cell table:formula="of:=SUM([.CD3:.CD122])" office:value-type="float"/>
          <table:table-cell table:formula="of:=SUM([.CE3:.CE122])" office:value-type="float"/>
          <table:table-cell table:formula="of:=SUM([.CF3:.CF122])" office:value-type="float"/>
          <table:table-cell table:formula="of:=SUM([.CG3:.CG122])" office:value-type="float"/>
          <table:table-cell table:formula="of:=SUM([.CH3:.CH122])" office:value-type="float"/>
          <table:table-cell table:formula="of:=SUM([.CI3:.CI122])" office:value-type="float"/>
          <table:table-cell table:formula="of:=SUM([.CJ3:.CJ122])" office:value-type="float"/>
          <table:table-cell table:formula="of:=SUM([.CK3:.CK122])" office:value-type="float"/>
          <table:table-cell table:formula="of:=SUM([.CL3:.CL122])" office:value-type="float"/>
          <table:table-cell table:formula="of:=SUM([.CM3:.CM1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2])" office:value-type="float"/>
          <table:table-cell table:formula="of:=AVERAGE([.C3:.C122])" office:value-type="float"/>
          <table:table-cell table:formula="of:=AVERAGE([.D3:.D122])" office:value-type="float"/>
          <table:table-cell table:formula="of:=AVERAGE([.E3:.E122])" office:value-type="float"/>
          <table:table-cell table:formula="of:=AVERAGE([.F3:.F122])" office:value-type="float"/>
          <table:table-cell table:formula="of:=AVERAGE([.G3:.G122])" office:value-type="float"/>
          <table:table-cell table:formula="of:=AVERAGE([.H3:.H122])" office:value-type="float"/>
          <table:table-cell table:formula="of:=AVERAGE([.I3:.I122])" office:value-type="float"/>
          <table:table-cell table:formula="of:=AVERAGE([.J3:.J122])" office:value-type="float"/>
          <table:table-cell table:formula="of:=AVERAGE([.K3:.K122])" office:value-type="float"/>
          <table:table-cell table:formula="of:=AVERAGE([.L3:.L122])" office:value-type="float"/>
          <table:table-cell table:formula="of:=AVERAGE([.M3:.M122])" office:value-type="float"/>
          <table:table-cell table:formula="of:=AVERAGE([.N3:.N122])" office:value-type="float"/>
          <table:table-cell table:formula="of:=AVERAGE([.O3:.O122])" office:value-type="float"/>
          <table:table-cell table:formula="of:=AVERAGE([.P3:.P122])" office:value-type="float"/>
          <table:table-cell table:formula="of:=AVERAGE([.Q3:.Q122])" office:value-type="float"/>
          <table:table-cell table:formula="of:=AVERAGE([.R3:.R122])" office:value-type="float"/>
          <table:table-cell table:formula="of:=AVERAGE([.S3:.S122])" office:value-type="float"/>
          <table:table-cell table:formula="of:=AVERAGE([.T3:.T122])" office:value-type="float"/>
          <table:table-cell table:formula="of:=AVERAGE([.U3:.U122])" office:value-type="float"/>
          <table:table-cell table:formula="of:=AVERAGE([.V3:.V122])" office:value-type="float"/>
          <table:table-cell table:formula="of:=AVERAGE([.W3:.W122])" office:value-type="float"/>
          <table:table-cell table:formula="of:=AVERAGE([.X3:.X122])" office:value-type="float"/>
          <table:table-cell table:formula="of:=AVERAGE([.Y3:.Y122])" office:value-type="float"/>
          <table:table-cell table:formula="of:=AVERAGE([.Z3:.Z122])" office:value-type="float"/>
          <table:table-cell table:formula="of:=AVERAGE([.AA3:.AA122])" office:value-type="float"/>
          <table:table-cell table:formula="of:=AVERAGE([.AB3:.AB122])" office:value-type="float"/>
          <table:table-cell table:formula="of:=AVERAGE([.AC3:.AC122])" office:value-type="float"/>
          <table:table-cell table:formula="of:=AVERAGE([.AD3:.AD122])" office:value-type="float"/>
          <table:table-cell table:formula="of:=AVERAGE([.AE3:.AE122])" office:value-type="float"/>
          <table:table-cell table:formula="of:=AVERAGE([.AF3:.AF122])" office:value-type="float"/>
          <table:table-cell table:formula="of:=AVERAGE([.AG3:.AG122])" office:value-type="float"/>
          <table:table-cell table:formula="of:=AVERAGE([.AH3:.AH122])" office:value-type="float"/>
          <table:table-cell table:formula="of:=AVERAGE([.AI3:.AI122])" office:value-type="float"/>
          <table:table-cell table:formula="of:=AVERAGE([.AJ3:.AJ122])" office:value-type="float"/>
          <table:table-cell table:formula="of:=AVERAGE([.AK3:.AK122])" office:value-type="float"/>
          <table:table-cell table:formula="of:=AVERAGE([.AL3:.AL122])" office:value-type="float"/>
          <table:table-cell table:formula="of:=AVERAGE([.AM3:.AM122])" office:value-type="float"/>
          <table:table-cell table:formula="of:=AVERAGE([.AN3:.AN122])" office:value-type="float"/>
          <table:table-cell table:formula="of:=AVERAGE([.AO3:.AO122])" office:value-type="float"/>
          <table:table-cell table:formula="of:=AVERAGE([.AP3:.AP122])" office:value-type="float"/>
          <table:table-cell table:formula="of:=AVERAGE([.AQ3:.AQ122])" office:value-type="float"/>
          <table:table-cell table:formula="of:=AVERAGE([.AR3:.AR122])" office:value-type="float"/>
          <table:table-cell table:formula="of:=AVERAGE([.AS3:.AS122])" office:value-type="float"/>
          <table:table-cell table:formula="of:=AVERAGE([.AT3:.AT122])" office:value-type="float"/>
          <table:table-cell table:formula="of:=AVERAGE([.AU3:.AU122])" office:value-type="float"/>
          <table:table-cell table:formula="of:=AVERAGE([.AV3:.AV122])" office:value-type="float"/>
          <table:table-cell table:formula="of:=AVERAGE([.AW3:.AW122])" office:value-type="float"/>
          <table:table-cell table:formula="of:=AVERAGE([.AX3:.AX122])" office:value-type="float"/>
          <table:table-cell table:formula="of:=AVERAGE([.AY3:.AY122])" office:value-type="float"/>
          <table:table-cell table:formula="of:=AVERAGE([.AZ3:.AZ122])" office:value-type="float"/>
          <table:table-cell table:formula="of:=AVERAGE([.BA3:.BA122])" office:value-type="float"/>
          <table:table-cell table:formula="of:=AVERAGE([.BB3:.BB122])" office:value-type="float"/>
          <table:table-cell table:formula="of:=AVERAGE([.BC3:.BC122])" office:value-type="float"/>
          <table:table-cell table:formula="of:=AVERAGE([.BD3:.BD122])" office:value-type="float"/>
          <table:table-cell table:formula="of:=AVERAGE([.BE3:.BE122])" office:value-type="float"/>
          <table:table-cell table:formula="of:=AVERAGE([.BF3:.BF122])" office:value-type="float"/>
          <table:table-cell table:formula="of:=AVERAGE([.BG3:.BG122])" office:value-type="float"/>
          <table:table-cell table:formula="of:=AVERAGE([.BH3:.BH122])" office:value-type="float"/>
          <table:table-cell table:formula="of:=AVERAGE([.BI3:.BI122])" office:value-type="float"/>
          <table:table-cell table:formula="of:=AVERAGE([.BJ3:.BJ122])" office:value-type="float"/>
          <table:table-cell table:formula="of:=AVERAGE([.BK3:.BK122])" office:value-type="float"/>
          <table:table-cell table:formula="of:=AVERAGE([.BL3:.BL122])" office:value-type="float"/>
          <table:table-cell table:formula="of:=AVERAGE([.BM3:.BM122])" office:value-type="float"/>
          <table:table-cell table:formula="of:=AVERAGE([.BN3:.BN122])" office:value-type="float"/>
          <table:table-cell table:formula="of:=AVERAGE([.BO3:.BO122])" office:value-type="float"/>
          <table:table-cell table:formula="of:=AVERAGE([.BP3:.BP122])" office:value-type="float"/>
          <table:table-cell table:formula="of:=AVERAGE([.BQ3:.BQ122])" office:value-type="float"/>
          <table:table-cell table:formula="of:=AVERAGE([.BR3:.BR122])" office:value-type="float"/>
          <table:table-cell table:formula="of:=AVERAGE([.BS3:.BS122])" office:value-type="float"/>
          <table:table-cell table:formula="of:=AVERAGE([.BT3:.BT122])" office:value-type="float"/>
          <table:table-cell table:formula="of:=AVERAGE([.BU3:.BU122])" office:value-type="float"/>
          <table:table-cell table:formula="of:=AVERAGE([.BV3:.BV122])" office:value-type="float"/>
          <table:table-cell table:formula="of:=AVERAGE([.BW3:.BW122])" office:value-type="float"/>
          <table:table-cell table:formula="of:=AVERAGE([.BX3:.BX122])" office:value-type="float"/>
          <table:table-cell table:formula="of:=AVERAGE([.BY3:.BY122])" office:value-type="float"/>
          <table:table-cell table:formula="of:=AVERAGE([.BZ3:.BZ122])" office:value-type="float"/>
          <table:table-cell table:formula="of:=AVERAGE([.CA3:.CA122])" office:value-type="float"/>
          <table:table-cell table:formula="of:=AVERAGE([.CB3:.CB122])" office:value-type="float"/>
          <table:table-cell table:formula="of:=AVERAGE([.CC3:.CC122])" office:value-type="float"/>
          <table:table-cell table:formula="of:=AVERAGE([.CD3:.CD122])" office:value-type="float"/>
          <table:table-cell table:formula="of:=AVERAGE([.CE3:.CE122])" office:value-type="float"/>
          <table:table-cell table:formula="of:=AVERAGE([.CF3:.CF122])" office:value-type="float"/>
          <table:table-cell table:formula="of:=AVERAGE([.CG3:.CG122])" office:value-type="float"/>
          <table:table-cell table:formula="of:=AVERAGE([.CH3:.CH122])" office:value-type="float"/>
          <table:table-cell table:formula="of:=AVERAGE([.CI3:.CI122])" office:value-type="float"/>
          <table:table-cell table:formula="of:=AVERAGE([.CJ3:.CJ122])" office:value-type="float"/>
          <table:table-cell table:formula="of:=AVERAGE([.CK3:.CK122])" office:value-type="float"/>
          <table:table-cell table:formula="of:=AVERAGE([.CL3:.CL122])" office:value-type="float"/>
          <table:table-cell table:formula="of:=AVERAGE([.CM3:.CM1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2])" office:value-type="float"/>
          <table:table-cell table:formula="of:=STDEV([.C3:.C122])" office:value-type="float"/>
          <table:table-cell table:formula="of:=STDEV([.D3:.D122])" office:value-type="float"/>
          <table:table-cell table:formula="of:=STDEV([.E3:.E122])" office:value-type="float"/>
          <table:table-cell table:formula="of:=STDEV([.F3:.F122])" office:value-type="float"/>
          <table:table-cell table:formula="of:=STDEV([.G3:.G122])" office:value-type="float"/>
          <table:table-cell table:formula="of:=STDEV([.H3:.H122])" office:value-type="float"/>
          <table:table-cell table:formula="of:=STDEV([.I3:.I122])" office:value-type="float"/>
          <table:table-cell table:formula="of:=STDEV([.J3:.J122])" office:value-type="float"/>
          <table:table-cell table:formula="of:=STDEV([.K3:.K122])" office:value-type="float"/>
          <table:table-cell table:formula="of:=STDEV([.L3:.L122])" office:value-type="float"/>
          <table:table-cell table:formula="of:=STDEV([.M3:.M122])" office:value-type="float"/>
          <table:table-cell table:formula="of:=STDEV([.N3:.N122])" office:value-type="float"/>
          <table:table-cell table:formula="of:=STDEV([.O3:.O122])" office:value-type="float"/>
          <table:table-cell table:formula="of:=STDEV([.P3:.P122])" office:value-type="float"/>
          <table:table-cell table:formula="of:=STDEV([.Q3:.Q122])" office:value-type="float"/>
          <table:table-cell table:formula="of:=STDEV([.R3:.R122])" office:value-type="float"/>
          <table:table-cell table:formula="of:=STDEV([.S3:.S122])" office:value-type="float"/>
          <table:table-cell table:formula="of:=STDEV([.T3:.T122])" office:value-type="float"/>
          <table:table-cell table:formula="of:=STDEV([.U3:.U122])" office:value-type="float"/>
          <table:table-cell table:formula="of:=STDEV([.V3:.V122])" office:value-type="float"/>
          <table:table-cell table:formula="of:=STDEV([.W3:.W122])" office:value-type="float"/>
          <table:table-cell table:formula="of:=STDEV([.X3:.X122])" office:value-type="float"/>
          <table:table-cell table:formula="of:=STDEV([.Y3:.Y122])" office:value-type="float"/>
          <table:table-cell table:formula="of:=STDEV([.Z3:.Z122])" office:value-type="float"/>
          <table:table-cell table:formula="of:=STDEV([.AA3:.AA122])" office:value-type="float"/>
          <table:table-cell table:formula="of:=STDEV([.AB3:.AB122])" office:value-type="float"/>
          <table:table-cell table:formula="of:=STDEV([.AC3:.AC122])" office:value-type="float"/>
          <table:table-cell table:formula="of:=STDEV([.AD3:.AD122])" office:value-type="float"/>
          <table:table-cell table:formula="of:=STDEV([.AE3:.AE122])" office:value-type="float"/>
          <table:table-cell table:formula="of:=STDEV([.AF3:.AF122])" office:value-type="float"/>
          <table:table-cell table:formula="of:=STDEV([.AG3:.AG122])" office:value-type="float"/>
          <table:table-cell table:formula="of:=STDEV([.AH3:.AH122])" office:value-type="float"/>
          <table:table-cell table:formula="of:=STDEV([.AI3:.AI122])" office:value-type="float"/>
          <table:table-cell table:formula="of:=STDEV([.AJ3:.AJ122])" office:value-type="float"/>
          <table:table-cell table:formula="of:=STDEV([.AK3:.AK122])" office:value-type="float"/>
          <table:table-cell table:formula="of:=STDEV([.AL3:.AL122])" office:value-type="float"/>
          <table:table-cell table:formula="of:=STDEV([.AM3:.AM122])" office:value-type="float"/>
          <table:table-cell table:formula="of:=STDEV([.AN3:.AN122])" office:value-type="float"/>
          <table:table-cell table:formula="of:=STDEV([.AO3:.AO122])" office:value-type="float"/>
          <table:table-cell table:formula="of:=STDEV([.AP3:.AP122])" office:value-type="float"/>
          <table:table-cell table:formula="of:=STDEV([.AQ3:.AQ122])" office:value-type="float"/>
          <table:table-cell table:formula="of:=STDEV([.AR3:.AR122])" office:value-type="float"/>
          <table:table-cell table:formula="of:=STDEV([.AS3:.AS122])" office:value-type="float"/>
          <table:table-cell table:formula="of:=STDEV([.AT3:.AT122])" office:value-type="float"/>
          <table:table-cell table:formula="of:=STDEV([.AU3:.AU122])" office:value-type="float"/>
          <table:table-cell table:formula="of:=STDEV([.AV3:.AV122])" office:value-type="float"/>
          <table:table-cell table:formula="of:=STDEV([.AW3:.AW122])" office:value-type="float"/>
          <table:table-cell table:formula="of:=STDEV([.AX3:.AX122])" office:value-type="float"/>
          <table:table-cell table:formula="of:=STDEV([.AY3:.AY122])" office:value-type="float"/>
          <table:table-cell table:formula="of:=STDEV([.AZ3:.AZ122])" office:value-type="float"/>
          <table:table-cell table:formula="of:=STDEV([.BA3:.BA122])" office:value-type="float"/>
          <table:table-cell table:formula="of:=STDEV([.BB3:.BB122])" office:value-type="float"/>
          <table:table-cell table:formula="of:=STDEV([.BC3:.BC122])" office:value-type="float"/>
          <table:table-cell table:formula="of:=STDEV([.BD3:.BD122])" office:value-type="float"/>
          <table:table-cell table:formula="of:=STDEV([.BE3:.BE122])" office:value-type="float"/>
          <table:table-cell table:formula="of:=STDEV([.BF3:.BF122])" office:value-type="float"/>
          <table:table-cell table:formula="of:=STDEV([.BG3:.BG122])" office:value-type="float"/>
          <table:table-cell table:formula="of:=STDEV([.BH3:.BH122])" office:value-type="float"/>
          <table:table-cell table:formula="of:=STDEV([.BI3:.BI122])" office:value-type="float"/>
          <table:table-cell table:formula="of:=STDEV([.BJ3:.BJ122])" office:value-type="float"/>
          <table:table-cell table:formula="of:=STDEV([.BK3:.BK122])" office:value-type="float"/>
          <table:table-cell table:formula="of:=STDEV([.BL3:.BL122])" office:value-type="float"/>
          <table:table-cell table:formula="of:=STDEV([.BM3:.BM122])" office:value-type="float"/>
          <table:table-cell table:formula="of:=STDEV([.BN3:.BN122])" office:value-type="float"/>
          <table:table-cell table:formula="of:=STDEV([.BO3:.BO122])" office:value-type="float"/>
          <table:table-cell table:formula="of:=STDEV([.BP3:.BP122])" office:value-type="float"/>
          <table:table-cell table:formula="of:=STDEV([.BQ3:.BQ122])" office:value-type="float"/>
          <table:table-cell table:formula="of:=STDEV([.BR3:.BR122])" office:value-type="float"/>
          <table:table-cell table:formula="of:=STDEV([.BS3:.BS122])" office:value-type="float"/>
          <table:table-cell table:formula="of:=STDEV([.BT3:.BT122])" office:value-type="float"/>
          <table:table-cell table:formula="of:=STDEV([.BU3:.BU122])" office:value-type="float"/>
          <table:table-cell table:formula="of:=STDEV([.BV3:.BV122])" office:value-type="float"/>
          <table:table-cell table:formula="of:=STDEV([.BW3:.BW122])" office:value-type="float"/>
          <table:table-cell table:formula="of:=STDEV([.BX3:.BX122])" office:value-type="float"/>
          <table:table-cell table:formula="of:=STDEV([.BY3:.BY122])" office:value-type="float"/>
          <table:table-cell table:formula="of:=STDEV([.BZ3:.BZ122])" office:value-type="float"/>
          <table:table-cell table:formula="of:=STDEV([.CA3:.CA122])" office:value-type="float"/>
          <table:table-cell table:formula="of:=STDEV([.CB3:.CB122])" office:value-type="float"/>
          <table:table-cell table:formula="of:=STDEV([.CC3:.CC122])" office:value-type="float"/>
          <table:table-cell table:formula="of:=STDEV([.CD3:.CD122])" office:value-type="float"/>
          <table:table-cell table:formula="of:=STDEV([.CE3:.CE122])" office:value-type="float"/>
          <table:table-cell table:formula="of:=STDEV([.CF3:.CF122])" office:value-type="float"/>
          <table:table-cell table:formula="of:=STDEV([.CG3:.CG122])" office:value-type="float"/>
          <table:table-cell table:formula="of:=STDEV([.CH3:.CH122])" office:value-type="float"/>
          <table:table-cell table:formula="of:=STDEV([.CI3:.CI122])" office:value-type="float"/>
          <table:table-cell table:formula="of:=STDEV([.CJ3:.CJ122])" office:value-type="float"/>
          <table:table-cell table:formula="of:=STDEV([.CK3:.CK122])" office:value-type="float"/>
          <table:table-cell table:formula="of:=STDEV([.CL3:.CL122])" office:value-type="float"/>
          <table:table-cell table:formula="of:=STDEV([.CM3:.CM1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2]-[.$BV3:.$BV122])^2)^0.5" office:value-type="float"/>
          <table:table-cell table:number-matrix-columns-spanned="1" table:number-matrix-rows-spanned="1" table:formula="of:=SUM(([.C3:.C122]-[.$BW3:.$BW122])^2)^0.5" office:value-type="float"/>
          <table:table-cell table:number-matrix-columns-spanned="1" table:number-matrix-rows-spanned="1" table:formula="of:=SUM(([.D3:.D122]-[.$BX3:.$BX122])^2)^0.5" office:value-type="float"/>
          <table:table-cell table:number-matrix-columns-spanned="1" table:number-matrix-rows-spanned="1" table:formula="of:=SUM(([.E3:.E122]-[.$BY3:.$BY122])^2)^0.5" office:value-type="float"/>
          <table:table-cell table:number-matrix-columns-spanned="1" table:number-matrix-rows-spanned="1" table:formula="of:=SUM(([.F3:.F122]-[.$BZ3:.$BZ122])^2)^0.5" office:value-type="float"/>
          <table:table-cell table:number-matrix-columns-spanned="1" table:number-matrix-rows-spanned="1" table:formula="of:=SUM(([.G3:.G122]-[.$CA3:.$CA122])^2)^0.5" office:value-type="float"/>
          <table:table-cell table:number-matrix-columns-spanned="1" table:number-matrix-rows-spanned="1" table:formula="of:=SUM(([.H3:.H122]-[.$BV3:.$BV122])^2)^0.5" office:value-type="float"/>
          <table:table-cell table:number-matrix-columns-spanned="1" table:number-matrix-rows-spanned="1" table:formula="of:=SUM(([.I3:.I122]-[.$BW3:.$BW122])^2)^0.5" office:value-type="float"/>
          <table:table-cell table:number-matrix-columns-spanned="1" table:number-matrix-rows-spanned="1" table:formula="of:=SUM(([.J3:.J122]-[.$BX3:.$BX122])^2)^0.5" office:value-type="float"/>
          <table:table-cell table:number-matrix-columns-spanned="1" table:number-matrix-rows-spanned="1" table:formula="of:=SUM(([.K3:.K122]-[.$BY3:.$BY122])^2)^0.5" office:value-type="float"/>
          <table:table-cell table:number-matrix-columns-spanned="1" table:number-matrix-rows-spanned="1" table:formula="of:=SUM(([.L3:.L122]-[.$BZ3:.$BZ122])^2)^0.5" office:value-type="float"/>
          <table:table-cell table:number-matrix-columns-spanned="1" table:number-matrix-rows-spanned="1" table:formula="of:=SUM(([.M3:.M122]-[.$CA3:.$CA122])^2)^0.5" office:value-type="float"/>
          <table:table-cell table:number-matrix-columns-spanned="1" table:number-matrix-rows-spanned="1" table:formula="of:=SUM(([.N3:.N122]-[.$BV3:.$BV122])^2)^0.5" office:value-type="float"/>
          <table:table-cell table:number-matrix-columns-spanned="1" table:number-matrix-rows-spanned="1" table:formula="of:=SUM(([.O3:.O122]-[.$BW3:.$BW122])^2)^0.5" office:value-type="float"/>
          <table:table-cell table:number-matrix-columns-spanned="1" table:number-matrix-rows-spanned="1" table:formula="of:=SUM(([.P3:.P122]-[.$BX3:.$BX122])^2)^0.5" office:value-type="float"/>
          <table:table-cell table:number-matrix-columns-spanned="1" table:number-matrix-rows-spanned="1" table:formula="of:=SUM(([.Q3:.Q122]-[.$BY3:.$BY122])^2)^0.5" office:value-type="float"/>
          <table:table-cell table:number-matrix-columns-spanned="1" table:number-matrix-rows-spanned="1" table:formula="of:=SUM(([.R3:.R122]-[.$BZ3:.$BZ122])^2)^0.5" office:value-type="float"/>
          <table:table-cell table:number-matrix-columns-spanned="1" table:number-matrix-rows-spanned="1" table:formula="of:=SUM(([.S3:.S122]-[.$CA3:.$CA122])^2)^0.5" office:value-type="float"/>
          <table:table-cell table:number-matrix-columns-spanned="1" table:number-matrix-rows-spanned="1" table:formula="of:=SUM(([.T3:.T122]-[.$BV3:.$BV122])^2)^0.5" office:value-type="float"/>
          <table:table-cell table:number-matrix-columns-spanned="1" table:number-matrix-rows-spanned="1" table:formula="of:=SUM(([.U3:.U122]-[.$BW3:.$BW122])^2)^0.5" office:value-type="float"/>
          <table:table-cell table:number-matrix-columns-spanned="1" table:number-matrix-rows-spanned="1" table:formula="of:=SUM(([.V3:.V122]-[.$BX3:.$BX122])^2)^0.5" office:value-type="float"/>
          <table:table-cell table:number-matrix-columns-spanned="1" table:number-matrix-rows-spanned="1" table:formula="of:=SUM(([.W3:.W122]-[.$BY3:.$BY122])^2)^0.5" office:value-type="float"/>
          <table:table-cell table:number-matrix-columns-spanned="1" table:number-matrix-rows-spanned="1" table:formula="of:=SUM(([.X3:.X122]-[.$BZ3:.$BZ122])^2)^0.5" office:value-type="float"/>
          <table:table-cell table:number-matrix-columns-spanned="1" table:number-matrix-rows-spanned="1" table:formula="of:=SUM(([.Y3:.Y122]-[.$CA3:.$CA122])^2)^0.5" office:value-type="float"/>
          <table:table-cell table:number-matrix-columns-spanned="1" table:number-matrix-rows-spanned="1" table:formula="of:=SUM(([.Z3:.Z122]-[.$BV3:.$BV122])^2)^0.5" office:value-type="float"/>
          <table:table-cell table:number-matrix-columns-spanned="1" table:number-matrix-rows-spanned="1" table:formula="of:=SUM(([.AA3:.AA122]-[.$BW3:.$BW122])^2)^0.5" office:value-type="float"/>
          <table:table-cell table:number-matrix-columns-spanned="1" table:number-matrix-rows-spanned="1" table:formula="of:=SUM(([.AB3:.AB122]-[.$BX3:.$BX122])^2)^0.5" office:value-type="float"/>
          <table:table-cell table:number-matrix-columns-spanned="1" table:number-matrix-rows-spanned="1" table:formula="of:=SUM(([.AC3:.AC122]-[.$BY3:.$BY122])^2)^0.5" office:value-type="float"/>
          <table:table-cell table:number-matrix-columns-spanned="1" table:number-matrix-rows-spanned="1" table:formula="of:=SUM(([.AD3:.AD122]-[.$BZ3:.$BZ122])^2)^0.5" office:value-type="float"/>
          <table:table-cell table:number-matrix-columns-spanned="1" table:number-matrix-rows-spanned="1" table:formula="of:=SUM(([.AE3:.AE122]-[.$CA3:.$CA122])^2)^0.5" office:value-type="float"/>
          <table:table-cell table:number-matrix-columns-spanned="1" table:number-matrix-rows-spanned="1" table:formula="of:=SUM(([.AF3:.AF122]-[.$BV3:.$BV122])^2)^0.5" office:value-type="float"/>
          <table:table-cell table:number-matrix-columns-spanned="1" table:number-matrix-rows-spanned="1" table:formula="of:=SUM(([.AG3:.AG122]-[.$BW3:.$BW122])^2)^0.5" office:value-type="float"/>
          <table:table-cell table:number-matrix-columns-spanned="1" table:number-matrix-rows-spanned="1" table:formula="of:=SUM(([.AH3:.AH122]-[.$BX3:.$BX122])^2)^0.5" office:value-type="float"/>
          <table:table-cell table:number-matrix-columns-spanned="1" table:number-matrix-rows-spanned="1" table:formula="of:=SUM(([.AI3:.AI122]-[.$BY3:.$BY122])^2)^0.5" office:value-type="float"/>
          <table:table-cell table:number-matrix-columns-spanned="1" table:number-matrix-rows-spanned="1" table:formula="of:=SUM(([.AJ3:.AJ122]-[.$BZ3:.$BZ122])^2)^0.5" office:value-type="float"/>
          <table:table-cell table:number-matrix-columns-spanned="1" table:number-matrix-rows-spanned="1" table:formula="of:=SUM(([.AK3:.AK122]-[.$CA3:.$CA122])^2)^0.5" office:value-type="float"/>
          <table:table-cell table:number-matrix-columns-spanned="1" table:number-matrix-rows-spanned="1" table:formula="of:=SUM(([.AL3:.AL122]-[.$BV3:.$BV122])^2)^0.5" office:value-type="float"/>
          <table:table-cell table:number-matrix-columns-spanned="1" table:number-matrix-rows-spanned="1" table:formula="of:=SUM(([.AM3:.AM122]-[.$BW3:.$BW122])^2)^0.5" office:value-type="float"/>
          <table:table-cell table:number-matrix-columns-spanned="1" table:number-matrix-rows-spanned="1" table:formula="of:=SUM(([.AN3:.AN122]-[.$BX3:.$BX122])^2)^0.5" office:value-type="float"/>
          <table:table-cell table:number-matrix-columns-spanned="1" table:number-matrix-rows-spanned="1" table:formula="of:=SUM(([.AO3:.AO122]-[.$BY3:.$BY122])^2)^0.5" office:value-type="float"/>
          <table:table-cell table:number-matrix-columns-spanned="1" table:number-matrix-rows-spanned="1" table:formula="of:=SUM(([.AP3:.AP122]-[.$BZ3:.$BZ122])^2)^0.5" office:value-type="float"/>
          <table:table-cell table:number-matrix-columns-spanned="1" table:number-matrix-rows-spanned="1" table:formula="of:=SUM(([.AQ3:.AQ122]-[.$CA3:.$CA122])^2)^0.5" office:value-type="float"/>
          <table:table-cell table:number-matrix-columns-spanned="1" table:number-matrix-rows-spanned="1" table:formula="of:=SUM(([.AR3:.AR122]-[.$BV3:.$BV122])^2)^0.5" office:value-type="float"/>
          <table:table-cell table:number-matrix-columns-spanned="1" table:number-matrix-rows-spanned="1" table:formula="of:=SUM(([.AS3:.AS122]-[.$BW3:.$BW122])^2)^0.5" office:value-type="float"/>
          <table:table-cell table:number-matrix-columns-spanned="1" table:number-matrix-rows-spanned="1" table:formula="of:=SUM(([.AT3:.AT122]-[.$BX3:.$BX122])^2)^0.5" office:value-type="float"/>
          <table:table-cell table:number-matrix-columns-spanned="1" table:number-matrix-rows-spanned="1" table:formula="of:=SUM(([.AU3:.AU122]-[.$BY3:.$BY122])^2)^0.5" office:value-type="float"/>
          <table:table-cell table:number-matrix-columns-spanned="1" table:number-matrix-rows-spanned="1" table:formula="of:=SUM(([.AV3:.AV122]-[.$BZ3:.$BZ122])^2)^0.5" office:value-type="float"/>
          <table:table-cell table:number-matrix-columns-spanned="1" table:number-matrix-rows-spanned="1" table:formula="of:=SUM(([.AW3:.AW122]-[.$CA3:.$CA122])^2)^0.5" office:value-type="float"/>
          <table:table-cell table:number-matrix-columns-spanned="1" table:number-matrix-rows-spanned="1" table:formula="of:=SUM(([.AX3:.AX122]-[.$BV3:.$BV122])^2)^0.5" office:value-type="float"/>
          <table:table-cell table:number-matrix-columns-spanned="1" table:number-matrix-rows-spanned="1" table:formula="of:=SUM(([.AY3:.AY122]-[.$BW3:.$BW122])^2)^0.5" office:value-type="float"/>
          <table:table-cell table:number-matrix-columns-spanned="1" table:number-matrix-rows-spanned="1" table:formula="of:=SUM(([.AZ3:.AZ122]-[.$BX3:.$BX122])^2)^0.5" office:value-type="float"/>
          <table:table-cell table:number-matrix-columns-spanned="1" table:number-matrix-rows-spanned="1" table:formula="of:=SUM(([.BA3:.BA122]-[.$BY3:.$BY122])^2)^0.5" office:value-type="float"/>
          <table:table-cell table:number-matrix-columns-spanned="1" table:number-matrix-rows-spanned="1" table:formula="of:=SUM(([.BB3:.BB122]-[.$BZ3:.$BZ122])^2)^0.5" office:value-type="float"/>
          <table:table-cell table:number-matrix-columns-spanned="1" table:number-matrix-rows-spanned="1" table:formula="of:=SUM(([.BC3:.BC122]-[.$CA3:.$CA122])^2)^0.5" office:value-type="float"/>
          <table:table-cell table:number-matrix-columns-spanned="1" table:number-matrix-rows-spanned="1" table:formula="of:=SUM(([.BD3:.BD122]-[.$BV3:.$BV122])^2)^0.5" office:value-type="float"/>
          <table:table-cell table:number-matrix-columns-spanned="1" table:number-matrix-rows-spanned="1" table:formula="of:=SUM(([.BE3:.BE122]-[.$BW3:.$BW122])^2)^0.5" office:value-type="float"/>
          <table:table-cell table:number-matrix-columns-spanned="1" table:number-matrix-rows-spanned="1" table:formula="of:=SUM(([.BF3:.BF122]-[.$BX3:.$BX122])^2)^0.5" office:value-type="float"/>
          <table:table-cell table:number-matrix-columns-spanned="1" table:number-matrix-rows-spanned="1" table:formula="of:=SUM(([.BG3:.BG122]-[.$BY3:.$BY122])^2)^0.5" office:value-type="float"/>
          <table:table-cell table:number-matrix-columns-spanned="1" table:number-matrix-rows-spanned="1" table:formula="of:=SUM(([.BH3:.BH122]-[.$BZ3:.$BZ122])^2)^0.5" office:value-type="float"/>
          <table:table-cell table:number-matrix-columns-spanned="1" table:number-matrix-rows-spanned="1" table:formula="of:=SUM(([.BI3:.BI122]-[.$CA3:.$CA122])^2)^0.5" office:value-type="float"/>
          <table:table-cell table:number-matrix-columns-spanned="1" table:number-matrix-rows-spanned="1" table:formula="of:=SUM(([.BJ3:.BJ122]-[.$BV3:.$BV122])^2)^0.5" office:value-type="float"/>
          <table:table-cell table:number-matrix-columns-spanned="1" table:number-matrix-rows-spanned="1" table:formula="of:=SUM(([.BK3:.BK122]-[.$BW3:.$BW122])^2)^0.5" office:value-type="float"/>
          <table:table-cell table:number-matrix-columns-spanned="1" table:number-matrix-rows-spanned="1" table:formula="of:=SUM(([.BL3:.BL122]-[.$BX3:.$BX122])^2)^0.5" office:value-type="float"/>
          <table:table-cell table:number-matrix-columns-spanned="1" table:number-matrix-rows-spanned="1" table:formula="of:=SUM(([.BM3:.BM122]-[.$BY3:.$BY122])^2)^0.5" office:value-type="float"/>
          <table:table-cell table:number-matrix-columns-spanned="1" table:number-matrix-rows-spanned="1" table:formula="of:=SUM(([.BN3:.BN122]-[.$BZ3:.$BZ122])^2)^0.5" office:value-type="float"/>
          <table:table-cell table:number-matrix-columns-spanned="1" table:number-matrix-rows-spanned="1" table:formula="of:=SUM(([.BO3:.BO122]-[.$CA3:.$CA122])^2)^0.5" office:value-type="float"/>
          <table:table-cell table:number-matrix-columns-spanned="1" table:number-matrix-rows-spanned="1" table:formula="of:=SUM(([.BP3:.BP122]-[.$BV3:.$BV122])^2)^0.5" office:value-type="float"/>
          <table:table-cell table:number-matrix-columns-spanned="1" table:number-matrix-rows-spanned="1" table:formula="of:=SUM(([.BQ3:.BQ122]-[.$BW3:.$BW122])^2)^0.5" office:value-type="float"/>
          <table:table-cell table:number-matrix-columns-spanned="1" table:number-matrix-rows-spanned="1" table:formula="of:=SUM(([.BR3:.BR122]-[.$BX3:.$BX122])^2)^0.5" office:value-type="float"/>
          <table:table-cell table:number-matrix-columns-spanned="1" table:number-matrix-rows-spanned="1" table:formula="of:=SUM(([.BS3:.BS122]-[.$BY3:.$BY122])^2)^0.5" office:value-type="float"/>
          <table:table-cell table:number-matrix-columns-spanned="1" table:number-matrix-rows-spanned="1" table:formula="of:=SUM(([.BT3:.BT122]-[.$BZ3:.$BZ122])^2)^0.5" office:value-type="float"/>
          <table:table-cell table:number-matrix-columns-spanned="1" table:number-matrix-rows-spanned="1" table:formula="of:=SUM(([.BU3:.BU122]-[.$CA3:.$CA1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2]=[.$BV3:.$BV122])" office:value-type="float"/>
          <table:table-cell table:number-matrix-columns-spanned="1" table:number-matrix-rows-spanned="1" table:formula="of:=SUM([.C3:.C122]=[.$BW3:.$BW122])" office:value-type="float"/>
          <table:table-cell table:number-matrix-columns-spanned="1" table:number-matrix-rows-spanned="1" table:formula="of:=SUM([.D3:.D122]=[.$BX3:.$BX122])" office:value-type="float"/>
          <table:table-cell table:number-matrix-columns-spanned="1" table:number-matrix-rows-spanned="1" table:formula="of:=SUM([.E3:.E122]=[.$BY3:.$BY122])" office:value-type="float"/>
          <table:table-cell table:number-matrix-columns-spanned="1" table:number-matrix-rows-spanned="1" table:formula="of:=SUM([.F3:.F122]=[.$BZ3:.$BZ122])" office:value-type="float"/>
          <table:table-cell table:number-matrix-columns-spanned="1" table:number-matrix-rows-spanned="1" table:formula="of:=SUM([.G3:.G122]=[.$CA3:.$CA122])" office:value-type="float"/>
          <table:table-cell table:number-matrix-columns-spanned="1" table:number-matrix-rows-spanned="1" table:formula="of:=SUM([.H3:.H122]=[.$BV3:.$BV122])" office:value-type="float"/>
          <table:table-cell table:number-matrix-columns-spanned="1" table:number-matrix-rows-spanned="1" table:formula="of:=SUM([.I3:.I122]=[.$BW3:.$BW122])" office:value-type="float"/>
          <table:table-cell table:number-matrix-columns-spanned="1" table:number-matrix-rows-spanned="1" table:formula="of:=SUM([.J3:.J122]=[.$BX3:.$BX122])" office:value-type="float"/>
          <table:table-cell table:number-matrix-columns-spanned="1" table:number-matrix-rows-spanned="1" table:formula="of:=SUM([.K3:.K122]=[.$BY3:.$BY122])" office:value-type="float"/>
          <table:table-cell table:number-matrix-columns-spanned="1" table:number-matrix-rows-spanned="1" table:formula="of:=SUM([.L3:.L122]=[.$BZ3:.$BZ122])" office:value-type="float"/>
          <table:table-cell table:number-matrix-columns-spanned="1" table:number-matrix-rows-spanned="1" table:formula="of:=SUM([.M3:.M122]=[.$CA3:.$CA122])" office:value-type="float"/>
          <table:table-cell table:number-matrix-columns-spanned="1" table:number-matrix-rows-spanned="1" table:formula="of:=SUM([.N3:.N122]=[.$BV3:.$BV122])" office:value-type="float"/>
          <table:table-cell table:number-matrix-columns-spanned="1" table:number-matrix-rows-spanned="1" table:formula="of:=SUM([.O3:.O122]=[.$BW3:.$BW122])" office:value-type="float"/>
          <table:table-cell table:number-matrix-columns-spanned="1" table:number-matrix-rows-spanned="1" table:formula="of:=SUM([.P3:.P122]=[.$BX3:.$BX122])" office:value-type="float"/>
          <table:table-cell table:number-matrix-columns-spanned="1" table:number-matrix-rows-spanned="1" table:formula="of:=SUM([.Q3:.Q122]=[.$BY3:.$BY122])" office:value-type="float"/>
          <table:table-cell table:number-matrix-columns-spanned="1" table:number-matrix-rows-spanned="1" table:formula="of:=SUM([.R3:.R122]=[.$BZ3:.$BZ122])" office:value-type="float"/>
          <table:table-cell table:number-matrix-columns-spanned="1" table:number-matrix-rows-spanned="1" table:formula="of:=SUM([.S3:.S122]=[.$CA3:.$CA122])" office:value-type="float"/>
          <table:table-cell table:number-matrix-columns-spanned="1" table:number-matrix-rows-spanned="1" table:formula="of:=SUM([.T3:.T122]=[.$BV3:.$BV122])" office:value-type="float"/>
          <table:table-cell table:number-matrix-columns-spanned="1" table:number-matrix-rows-spanned="1" table:formula="of:=SUM([.U3:.U122]=[.$BW3:.$BW122])" office:value-type="float"/>
          <table:table-cell table:number-matrix-columns-spanned="1" table:number-matrix-rows-spanned="1" table:formula="of:=SUM([.V3:.V122]=[.$BX3:.$BX122])" office:value-type="float"/>
          <table:table-cell table:number-matrix-columns-spanned="1" table:number-matrix-rows-spanned="1" table:formula="of:=SUM([.W3:.W122]=[.$BY3:.$BY122])" office:value-type="float"/>
          <table:table-cell table:number-matrix-columns-spanned="1" table:number-matrix-rows-spanned="1" table:formula="of:=SUM([.X3:.X122]=[.$BZ3:.$BZ122])" office:value-type="float"/>
          <table:table-cell table:number-matrix-columns-spanned="1" table:number-matrix-rows-spanned="1" table:formula="of:=SUM([.Y3:.Y122]=[.$CA3:.$CA122])" office:value-type="float"/>
          <table:table-cell table:number-matrix-columns-spanned="1" table:number-matrix-rows-spanned="1" table:formula="of:=SUM([.Z3:.Z122]=[.$BV3:.$BV122])" office:value-type="float"/>
          <table:table-cell table:number-matrix-columns-spanned="1" table:number-matrix-rows-spanned="1" table:formula="of:=SUM([.AA3:.AA122]=[.$BW3:.$BW122])" office:value-type="float"/>
          <table:table-cell table:number-matrix-columns-spanned="1" table:number-matrix-rows-spanned="1" table:formula="of:=SUM([.AB3:.AB122]=[.$BX3:.$BX122])" office:value-type="float"/>
          <table:table-cell table:number-matrix-columns-spanned="1" table:number-matrix-rows-spanned="1" table:formula="of:=SUM([.AC3:.AC122]=[.$BY3:.$BY122])" office:value-type="float"/>
          <table:table-cell table:number-matrix-columns-spanned="1" table:number-matrix-rows-spanned="1" table:formula="of:=SUM([.AD3:.AD122]=[.$BZ3:.$BZ122])" office:value-type="float"/>
          <table:table-cell table:number-matrix-columns-spanned="1" table:number-matrix-rows-spanned="1" table:formula="of:=SUM([.AE3:.AE122]=[.$CA3:.$CA122])" office:value-type="float"/>
          <table:table-cell table:number-matrix-columns-spanned="1" table:number-matrix-rows-spanned="1" table:formula="of:=SUM([.AF3:.AF122]=[.$BV3:.$BV122])" office:value-type="float"/>
          <table:table-cell table:number-matrix-columns-spanned="1" table:number-matrix-rows-spanned="1" table:formula="of:=SUM([.AG3:.AG122]=[.$BW3:.$BW122])" office:value-type="float"/>
          <table:table-cell table:number-matrix-columns-spanned="1" table:number-matrix-rows-spanned="1" table:formula="of:=SUM([.AH3:.AH122]=[.$BX3:.$BX122])" office:value-type="float"/>
          <table:table-cell table:number-matrix-columns-spanned="1" table:number-matrix-rows-spanned="1" table:formula="of:=SUM([.AI3:.AI122]=[.$BY3:.$BY122])" office:value-type="float"/>
          <table:table-cell table:number-matrix-columns-spanned="1" table:number-matrix-rows-spanned="1" table:formula="of:=SUM([.AJ3:.AJ122]=[.$BZ3:.$BZ122])" office:value-type="float"/>
          <table:table-cell table:number-matrix-columns-spanned="1" table:number-matrix-rows-spanned="1" table:formula="of:=SUM([.AK3:.AK122]=[.$CA3:.$CA122])" office:value-type="float"/>
          <table:table-cell table:number-matrix-columns-spanned="1" table:number-matrix-rows-spanned="1" table:formula="of:=SUM([.AL3:.AL122]=[.$BV3:.$BV122])" office:value-type="float"/>
          <table:table-cell table:number-matrix-columns-spanned="1" table:number-matrix-rows-spanned="1" table:formula="of:=SUM([.AM3:.AM122]=[.$BW3:.$BW122])" office:value-type="float"/>
          <table:table-cell table:number-matrix-columns-spanned="1" table:number-matrix-rows-spanned="1" table:formula="of:=SUM([.AN3:.AN122]=[.$BX3:.$BX122])" office:value-type="float"/>
          <table:table-cell table:number-matrix-columns-spanned="1" table:number-matrix-rows-spanned="1" table:formula="of:=SUM([.AO3:.AO122]=[.$BY3:.$BY122])" office:value-type="float"/>
          <table:table-cell table:number-matrix-columns-spanned="1" table:number-matrix-rows-spanned="1" table:formula="of:=SUM([.AP3:.AP122]=[.$BZ3:.$BZ122])" office:value-type="float"/>
          <table:table-cell table:number-matrix-columns-spanned="1" table:number-matrix-rows-spanned="1" table:formula="of:=SUM([.AQ3:.AQ122]=[.$CA3:.$CA122])" office:value-type="float"/>
          <table:table-cell table:number-matrix-columns-spanned="1" table:number-matrix-rows-spanned="1" table:formula="of:=SUM([.AR3:.AR122]=[.$BV3:.$BV122])" office:value-type="float"/>
          <table:table-cell table:number-matrix-columns-spanned="1" table:number-matrix-rows-spanned="1" table:formula="of:=SUM([.AS3:.AS122]=[.$BW3:.$BW122])" office:value-type="float"/>
          <table:table-cell table:number-matrix-columns-spanned="1" table:number-matrix-rows-spanned="1" table:formula="of:=SUM([.AT3:.AT122]=[.$BX3:.$BX122])" office:value-type="float"/>
          <table:table-cell table:number-matrix-columns-spanned="1" table:number-matrix-rows-spanned="1" table:formula="of:=SUM([.AU3:.AU122]=[.$BY3:.$BY122])" office:value-type="float"/>
          <table:table-cell table:number-matrix-columns-spanned="1" table:number-matrix-rows-spanned="1" table:formula="of:=SUM([.AV3:.AV122]=[.$BZ3:.$BZ122])" office:value-type="float"/>
          <table:table-cell table:number-matrix-columns-spanned="1" table:number-matrix-rows-spanned="1" table:formula="of:=SUM([.AW3:.AW122]=[.$CA3:.$CA122])" office:value-type="float"/>
          <table:table-cell table:number-matrix-columns-spanned="1" table:number-matrix-rows-spanned="1" table:formula="of:=SUM([.AX3:.AX122]=[.$BV3:.$BV122])" office:value-type="float"/>
          <table:table-cell table:number-matrix-columns-spanned="1" table:number-matrix-rows-spanned="1" table:formula="of:=SUM([.AY3:.AY122]=[.$BW3:.$BW122])" office:value-type="float"/>
          <table:table-cell table:number-matrix-columns-spanned="1" table:number-matrix-rows-spanned="1" table:formula="of:=SUM([.AZ3:.AZ122]=[.$BX3:.$BX122])" office:value-type="float"/>
          <table:table-cell table:number-matrix-columns-spanned="1" table:number-matrix-rows-spanned="1" table:formula="of:=SUM([.BA3:.BA122]=[.$BY3:.$BY122])" office:value-type="float"/>
          <table:table-cell table:number-matrix-columns-spanned="1" table:number-matrix-rows-spanned="1" table:formula="of:=SUM([.BB3:.BB122]=[.$BZ3:.$BZ122])" office:value-type="float"/>
          <table:table-cell table:number-matrix-columns-spanned="1" table:number-matrix-rows-spanned="1" table:formula="of:=SUM([.BC3:.BC122]=[.$CA3:.$CA122])" office:value-type="float"/>
          <table:table-cell table:number-matrix-columns-spanned="1" table:number-matrix-rows-spanned="1" table:formula="of:=SUM([.BD3:.BD122]=[.$BV3:.$BV122])" office:value-type="float"/>
          <table:table-cell table:number-matrix-columns-spanned="1" table:number-matrix-rows-spanned="1" table:formula="of:=SUM([.BE3:.BE122]=[.$BW3:.$BW122])" office:value-type="float"/>
          <table:table-cell table:number-matrix-columns-spanned="1" table:number-matrix-rows-spanned="1" table:formula="of:=SUM([.BF3:.BF122]=[.$BX3:.$BX122])" office:value-type="float"/>
          <table:table-cell table:number-matrix-columns-spanned="1" table:number-matrix-rows-spanned="1" table:formula="of:=SUM([.BG3:.BG122]=[.$BY3:.$BY122])" office:value-type="float"/>
          <table:table-cell table:number-matrix-columns-spanned="1" table:number-matrix-rows-spanned="1" table:formula="of:=SUM([.BH3:.BH122]=[.$BZ3:.$BZ122])" office:value-type="float"/>
          <table:table-cell table:number-matrix-columns-spanned="1" table:number-matrix-rows-spanned="1" table:formula="of:=SUM([.BI3:.BI122]=[.$CA3:.$CA122])" office:value-type="float"/>
          <table:table-cell table:number-matrix-columns-spanned="1" table:number-matrix-rows-spanned="1" table:formula="of:=SUM([.BJ3:.BJ122]=[.$BV3:.$BV122])" office:value-type="float"/>
          <table:table-cell table:number-matrix-columns-spanned="1" table:number-matrix-rows-spanned="1" table:formula="of:=SUM([.BK3:.BK122]=[.$BW3:.$BW122])" office:value-type="float"/>
          <table:table-cell table:number-matrix-columns-spanned="1" table:number-matrix-rows-spanned="1" table:formula="of:=SUM([.BL3:.BL122]=[.$BX3:.$BX122])" office:value-type="float"/>
          <table:table-cell table:number-matrix-columns-spanned="1" table:number-matrix-rows-spanned="1" table:formula="of:=SUM([.BM3:.BM122]=[.$BY3:.$BY122])" office:value-type="float"/>
          <table:table-cell table:number-matrix-columns-spanned="1" table:number-matrix-rows-spanned="1" table:formula="of:=SUM([.BN3:.BN122]=[.$BZ3:.$BZ122])" office:value-type="float"/>
          <table:table-cell table:number-matrix-columns-spanned="1" table:number-matrix-rows-spanned="1" table:formula="of:=SUM([.BO3:.BO122]=[.$CA3:.$CA122])" office:value-type="float"/>
          <table:table-cell table:number-matrix-columns-spanned="1" table:number-matrix-rows-spanned="1" table:formula="of:=SUM([.BP3:.BP122]=[.$BV3:.$BV122])" office:value-type="float"/>
          <table:table-cell table:number-matrix-columns-spanned="1" table:number-matrix-rows-spanned="1" table:formula="of:=SUM([.BQ3:.BQ122]=[.$BW3:.$BW122])" office:value-type="float"/>
          <table:table-cell table:number-matrix-columns-spanned="1" table:number-matrix-rows-spanned="1" table:formula="of:=SUM([.BR3:.BR122]=[.$BX3:.$BX122])" office:value-type="float"/>
          <table:table-cell table:number-matrix-columns-spanned="1" table:number-matrix-rows-spanned="1" table:formula="of:=SUM([.BS3:.BS122]=[.$BY3:.$BY122])" office:value-type="float"/>
          <table:table-cell table:number-matrix-columns-spanned="1" table:number-matrix-rows-spanned="1" table:formula="of:=SUM([.BT3:.BT122]=[.$BZ3:.$BZ122])" office:value-type="float"/>
          <table:table-cell table:number-matrix-columns-spanned="1" table:number-matrix-rows-spanned="1" table:formula="of:=SUM([.BU3:.BU122]=[.$CA3:.$CA1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2]&lt;[.$CB3:.$CB122])" office:value-type="float"/>
          <table:table-cell table:number-matrix-columns-spanned="1" table:number-matrix-rows-spanned="1" table:formula="of:=SUM([.C3:.C122]&lt;[.$CC3:.$CC122])" office:value-type="float"/>
          <table:table-cell table:number-matrix-columns-spanned="1" table:number-matrix-rows-spanned="1" table:formula="of:=SUM([.D3:.D122]&lt;[.$CD3:.$CD122])" office:value-type="float"/>
          <table:table-cell table:number-matrix-columns-spanned="1" table:number-matrix-rows-spanned="1" table:formula="of:=SUM([.E3:.E122]&lt;[.$CE3:.$CE122])" office:value-type="float"/>
          <table:table-cell table:number-matrix-columns-spanned="1" table:number-matrix-rows-spanned="1" table:formula="of:=SUM([.F3:.F122]&lt;[.$CF3:.$CF122])" office:value-type="float"/>
          <table:table-cell table:number-matrix-columns-spanned="1" table:number-matrix-rows-spanned="1" table:formula="of:=SUM([.G3:.G122]&lt;[.$CG3:.$CG122])" office:value-type="float"/>
          <table:table-cell table:number-matrix-columns-spanned="1" table:number-matrix-rows-spanned="1" table:formula="of:=SUM([.H3:.H122]&lt;[.$CB3:.$CB122])" office:value-type="float"/>
          <table:table-cell table:number-matrix-columns-spanned="1" table:number-matrix-rows-spanned="1" table:formula="of:=SUM([.I3:.I122]&lt;[.$CC3:.$CC122])" office:value-type="float"/>
          <table:table-cell table:number-matrix-columns-spanned="1" table:number-matrix-rows-spanned="1" table:formula="of:=SUM([.J3:.J122]&lt;[.$CD3:.$CD122])" office:value-type="float"/>
          <table:table-cell table:number-matrix-columns-spanned="1" table:number-matrix-rows-spanned="1" table:formula="of:=SUM([.K3:.K122]&lt;[.$CE3:.$CE122])" office:value-type="float"/>
          <table:table-cell table:number-matrix-columns-spanned="1" table:number-matrix-rows-spanned="1" table:formula="of:=SUM([.L3:.L122]&lt;[.$CF3:.$CF122])" office:value-type="float"/>
          <table:table-cell table:number-matrix-columns-spanned="1" table:number-matrix-rows-spanned="1" table:formula="of:=SUM([.M3:.M122]&lt;[.$CG3:.$CG122])" office:value-type="float"/>
          <table:table-cell table:number-matrix-columns-spanned="1" table:number-matrix-rows-spanned="1" table:formula="of:=SUM([.N3:.N122]&lt;[.$CB3:.$CB122])" office:value-type="float"/>
          <table:table-cell table:number-matrix-columns-spanned="1" table:number-matrix-rows-spanned="1" table:formula="of:=SUM([.O3:.O122]&lt;[.$CC3:.$CC122])" office:value-type="float"/>
          <table:table-cell table:number-matrix-columns-spanned="1" table:number-matrix-rows-spanned="1" table:formula="of:=SUM([.P3:.P122]&lt;[.$CD3:.$CD122])" office:value-type="float"/>
          <table:table-cell table:number-matrix-columns-spanned="1" table:number-matrix-rows-spanned="1" table:formula="of:=SUM([.Q3:.Q122]&lt;[.$CE3:.$CE122])" office:value-type="float"/>
          <table:table-cell table:number-matrix-columns-spanned="1" table:number-matrix-rows-spanned="1" table:formula="of:=SUM([.R3:.R122]&lt;[.$CF3:.$CF122])" office:value-type="float"/>
          <table:table-cell table:number-matrix-columns-spanned="1" table:number-matrix-rows-spanned="1" table:formula="of:=SUM([.S3:.S122]&lt;[.$CG3:.$CG122])" office:value-type="float"/>
          <table:table-cell table:number-matrix-columns-spanned="1" table:number-matrix-rows-spanned="1" table:formula="of:=SUM([.T3:.T122]&lt;[.$CB3:.$CB122])" office:value-type="float"/>
          <table:table-cell table:number-matrix-columns-spanned="1" table:number-matrix-rows-spanned="1" table:formula="of:=SUM([.U3:.U122]&lt;[.$CC3:.$CC122])" office:value-type="float"/>
          <table:table-cell table:number-matrix-columns-spanned="1" table:number-matrix-rows-spanned="1" table:formula="of:=SUM([.V3:.V122]&lt;[.$CD3:.$CD122])" office:value-type="float"/>
          <table:table-cell table:number-matrix-columns-spanned="1" table:number-matrix-rows-spanned="1" table:formula="of:=SUM([.W3:.W122]&lt;[.$CE3:.$CE122])" office:value-type="float"/>
          <table:table-cell table:number-matrix-columns-spanned="1" table:number-matrix-rows-spanned="1" table:formula="of:=SUM([.X3:.X122]&lt;[.$CF3:.$CF122])" office:value-type="float"/>
          <table:table-cell table:number-matrix-columns-spanned="1" table:number-matrix-rows-spanned="1" table:formula="of:=SUM([.Y3:.Y122]&lt;[.$CG3:.$CG122])" office:value-type="float"/>
          <table:table-cell table:number-matrix-columns-spanned="1" table:number-matrix-rows-spanned="1" table:formula="of:=SUM([.Z3:.Z122]&lt;[.$CB3:.$CB122])" office:value-type="float"/>
          <table:table-cell table:number-matrix-columns-spanned="1" table:number-matrix-rows-spanned="1" table:formula="of:=SUM([.AA3:.AA122]&lt;[.$CC3:.$CC122])" office:value-type="float"/>
          <table:table-cell table:number-matrix-columns-spanned="1" table:number-matrix-rows-spanned="1" table:formula="of:=SUM([.AB3:.AB122]&lt;[.$CD3:.$CD122])" office:value-type="float"/>
          <table:table-cell table:number-matrix-columns-spanned="1" table:number-matrix-rows-spanned="1" table:formula="of:=SUM([.AC3:.AC122]&lt;[.$CE3:.$CE122])" office:value-type="float"/>
          <table:table-cell table:number-matrix-columns-spanned="1" table:number-matrix-rows-spanned="1" table:formula="of:=SUM([.AD3:.AD122]&lt;[.$CF3:.$CF122])" office:value-type="float"/>
          <table:table-cell table:number-matrix-columns-spanned="1" table:number-matrix-rows-spanned="1" table:formula="of:=SUM([.AE3:.AE122]&lt;[.$CG3:.$CG122])" office:value-type="float"/>
          <table:table-cell table:number-matrix-columns-spanned="1" table:number-matrix-rows-spanned="1" table:formula="of:=SUM([.AF3:.AF122]&lt;[.$CB3:.$CB122])" office:value-type="float"/>
          <table:table-cell table:number-matrix-columns-spanned="1" table:number-matrix-rows-spanned="1" table:formula="of:=SUM([.AG3:.AG122]&lt;[.$CC3:.$CC122])" office:value-type="float"/>
          <table:table-cell table:number-matrix-columns-spanned="1" table:number-matrix-rows-spanned="1" table:formula="of:=SUM([.AH3:.AH122]&lt;[.$CD3:.$CD122])" office:value-type="float"/>
          <table:table-cell table:number-matrix-columns-spanned="1" table:number-matrix-rows-spanned="1" table:formula="of:=SUM([.AI3:.AI122]&lt;[.$CE3:.$CE122])" office:value-type="float"/>
          <table:table-cell table:number-matrix-columns-spanned="1" table:number-matrix-rows-spanned="1" table:formula="of:=SUM([.AJ3:.AJ122]&lt;[.$CF3:.$CF122])" office:value-type="float"/>
          <table:table-cell table:number-matrix-columns-spanned="1" table:number-matrix-rows-spanned="1" table:formula="of:=SUM([.AK3:.AK122]&lt;[.$CG3:.$CG122])" office:value-type="float"/>
          <table:table-cell table:number-matrix-columns-spanned="1" table:number-matrix-rows-spanned="1" table:formula="of:=SUM([.AL3:.AL122]&lt;[.$CB3:.$CB122])" office:value-type="float"/>
          <table:table-cell table:number-matrix-columns-spanned="1" table:number-matrix-rows-spanned="1" table:formula="of:=SUM([.AM3:.AM122]&lt;[.$CC3:.$CC122])" office:value-type="float"/>
          <table:table-cell table:number-matrix-columns-spanned="1" table:number-matrix-rows-spanned="1" table:formula="of:=SUM([.AN3:.AN122]&lt;[.$CD3:.$CD122])" office:value-type="float"/>
          <table:table-cell table:number-matrix-columns-spanned="1" table:number-matrix-rows-spanned="1" table:formula="of:=SUM([.AO3:.AO122]&lt;[.$CE3:.$CE122])" office:value-type="float"/>
          <table:table-cell table:number-matrix-columns-spanned="1" table:number-matrix-rows-spanned="1" table:formula="of:=SUM([.AP3:.AP122]&lt;[.$CF3:.$CF122])" office:value-type="float"/>
          <table:table-cell table:number-matrix-columns-spanned="1" table:number-matrix-rows-spanned="1" table:formula="of:=SUM([.AQ3:.AQ122]&lt;[.$CG3:.$CG122])" office:value-type="float"/>
          <table:table-cell table:number-matrix-columns-spanned="1" table:number-matrix-rows-spanned="1" table:formula="of:=SUM([.AR3:.AR122]&lt;[.$CB3:.$CB122])" office:value-type="float"/>
          <table:table-cell table:number-matrix-columns-spanned="1" table:number-matrix-rows-spanned="1" table:formula="of:=SUM([.AS3:.AS122]&lt;[.$CC3:.$CC122])" office:value-type="float"/>
          <table:table-cell table:number-matrix-columns-spanned="1" table:number-matrix-rows-spanned="1" table:formula="of:=SUM([.AT3:.AT122]&lt;[.$CD3:.$CD122])" office:value-type="float"/>
          <table:table-cell table:number-matrix-columns-spanned="1" table:number-matrix-rows-spanned="1" table:formula="of:=SUM([.AU3:.AU122]&lt;[.$CE3:.$CE122])" office:value-type="float"/>
          <table:table-cell table:number-matrix-columns-spanned="1" table:number-matrix-rows-spanned="1" table:formula="of:=SUM([.AV3:.AV122]&lt;[.$CF3:.$CF122])" office:value-type="float"/>
          <table:table-cell table:number-matrix-columns-spanned="1" table:number-matrix-rows-spanned="1" table:formula="of:=SUM([.AW3:.AW122]&lt;[.$CG3:.$CG122])" office:value-type="float"/>
          <table:table-cell table:number-matrix-columns-spanned="1" table:number-matrix-rows-spanned="1" table:formula="of:=SUM([.AX3:.AX122]&lt;[.$CB3:.$CB122])" office:value-type="float"/>
          <table:table-cell table:number-matrix-columns-spanned="1" table:number-matrix-rows-spanned="1" table:formula="of:=SUM([.AY3:.AY122]&lt;[.$CC3:.$CC122])" office:value-type="float"/>
          <table:table-cell table:number-matrix-columns-spanned="1" table:number-matrix-rows-spanned="1" table:formula="of:=SUM([.AZ3:.AZ122]&lt;[.$CD3:.$CD122])" office:value-type="float"/>
          <table:table-cell table:number-matrix-columns-spanned="1" table:number-matrix-rows-spanned="1" table:formula="of:=SUM([.BA3:.BA122]&lt;[.$CE3:.$CE122])" office:value-type="float"/>
          <table:table-cell table:number-matrix-columns-spanned="1" table:number-matrix-rows-spanned="1" table:formula="of:=SUM([.BB3:.BB122]&lt;[.$CF3:.$CF122])" office:value-type="float"/>
          <table:table-cell table:number-matrix-columns-spanned="1" table:number-matrix-rows-spanned="1" table:formula="of:=SUM([.BC3:.BC122]&lt;[.$CG3:.$CG122])" office:value-type="float"/>
          <table:table-cell table:number-matrix-columns-spanned="1" table:number-matrix-rows-spanned="1" table:formula="of:=SUM([.BD3:.BD122]&lt;[.$CB3:.$CB122])" office:value-type="float"/>
          <table:table-cell table:number-matrix-columns-spanned="1" table:number-matrix-rows-spanned="1" table:formula="of:=SUM([.BE3:.BE122]&lt;[.$CC3:.$CC122])" office:value-type="float"/>
          <table:table-cell table:number-matrix-columns-spanned="1" table:number-matrix-rows-spanned="1" table:formula="of:=SUM([.BF3:.BF122]&lt;[.$CD3:.$CD122])" office:value-type="float"/>
          <table:table-cell table:number-matrix-columns-spanned="1" table:number-matrix-rows-spanned="1" table:formula="of:=SUM([.BG3:.BG122]&lt;[.$CE3:.$CE122])" office:value-type="float"/>
          <table:table-cell table:number-matrix-columns-spanned="1" table:number-matrix-rows-spanned="1" table:formula="of:=SUM([.BH3:.BH122]&lt;[.$CF3:.$CF122])" office:value-type="float"/>
          <table:table-cell table:number-matrix-columns-spanned="1" table:number-matrix-rows-spanned="1" table:formula="of:=SUM([.BI3:.BI122]&lt;[.$CG3:.$CG122])" office:value-type="float"/>
          <table:table-cell table:number-matrix-columns-spanned="1" table:number-matrix-rows-spanned="1" table:formula="of:=SUM([.BJ3:.BJ122]&lt;[.$CB3:.$CB122])" office:value-type="float"/>
          <table:table-cell table:number-matrix-columns-spanned="1" table:number-matrix-rows-spanned="1" table:formula="of:=SUM([.BK3:.BK122]&lt;[.$CC3:.$CC122])" office:value-type="float"/>
          <table:table-cell table:number-matrix-columns-spanned="1" table:number-matrix-rows-spanned="1" table:formula="of:=SUM([.BL3:.BL122]&lt;[.$CD3:.$CD122])" office:value-type="float"/>
          <table:table-cell table:number-matrix-columns-spanned="1" table:number-matrix-rows-spanned="1" table:formula="of:=SUM([.BM3:.BM122]&lt;[.$CE3:.$CE122])" office:value-type="float"/>
          <table:table-cell table:number-matrix-columns-spanned="1" table:number-matrix-rows-spanned="1" table:formula="of:=SUM([.BN3:.BN122]&lt;[.$CF3:.$CF122])" office:value-type="float"/>
          <table:table-cell table:number-matrix-columns-spanned="1" table:number-matrix-rows-spanned="1" table:formula="of:=SUM([.BO3:.BO122]&lt;[.$CG3:.$CG122])" office:value-type="float"/>
          <table:table-cell table:number-matrix-columns-spanned="1" table:number-matrix-rows-spanned="1" table:formula="of:=SUM([.BP3:.BP122]&lt;[.$CB3:.$CB122])" office:value-type="float"/>
          <table:table-cell table:number-matrix-columns-spanned="1" table:number-matrix-rows-spanned="1" table:formula="of:=SUM([.BQ3:.BQ122]&lt;[.$CC3:.$CC122])" office:value-type="float"/>
          <table:table-cell table:number-matrix-columns-spanned="1" table:number-matrix-rows-spanned="1" table:formula="of:=SUM([.BR3:.BR122]&lt;[.$CD3:.$CD122])" office:value-type="float"/>
          <table:table-cell table:number-matrix-columns-spanned="1" table:number-matrix-rows-spanned="1" table:formula="of:=SUM([.BS3:.BS122]&lt;[.$CE3:.$CE122])" office:value-type="float"/>
          <table:table-cell table:number-matrix-columns-spanned="1" table:number-matrix-rows-spanned="1" table:formula="of:=SUM([.BT3:.BT122]&lt;[.$CF3:.$CF122])" office:value-type="float"/>
          <table:table-cell table:number-matrix-columns-spanned="1" table:number-matrix-rows-spanned="1" table:formula="of:=SUM([.BU3:.BU122]&lt;[.$CG3:.$CG1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2]&gt;[.$CB3:.$CB122])" office:value-type="float"/>
          <table:table-cell table:number-matrix-columns-spanned="1" table:number-matrix-rows-spanned="1" table:formula="of:=SUM([.C3:.C122]&gt;[.$CC3:.$CC122])" office:value-type="float"/>
          <table:table-cell table:number-matrix-columns-spanned="1" table:number-matrix-rows-spanned="1" table:formula="of:=SUM([.D3:.D122]&gt;[.$CD3:.$CD122])" office:value-type="float"/>
          <table:table-cell table:number-matrix-columns-spanned="1" table:number-matrix-rows-spanned="1" table:formula="of:=SUM([.E3:.E122]&gt;[.$CE3:.$CE122])" office:value-type="float"/>
          <table:table-cell table:number-matrix-columns-spanned="1" table:number-matrix-rows-spanned="1" table:formula="of:=SUM([.F3:.F122]&gt;[.$CF3:.$CF122])" office:value-type="float"/>
          <table:table-cell table:number-matrix-columns-spanned="1" table:number-matrix-rows-spanned="1" table:formula="of:=SUM([.G3:.G122]&gt;[.$CG3:.$CG122])" office:value-type="float"/>
          <table:table-cell table:number-matrix-columns-spanned="1" table:number-matrix-rows-spanned="1" table:formula="of:=SUM([.H3:.H122]&gt;[.$CB3:.$CB122])" office:value-type="float"/>
          <table:table-cell table:number-matrix-columns-spanned="1" table:number-matrix-rows-spanned="1" table:formula="of:=SUM([.I3:.I122]&gt;[.$CC3:.$CC122])" office:value-type="float"/>
          <table:table-cell table:number-matrix-columns-spanned="1" table:number-matrix-rows-spanned="1" table:formula="of:=SUM([.J3:.J122]&gt;[.$CD3:.$CD122])" office:value-type="float"/>
          <table:table-cell table:number-matrix-columns-spanned="1" table:number-matrix-rows-spanned="1" table:formula="of:=SUM([.K3:.K122]&gt;[.$CE3:.$CE122])" office:value-type="float"/>
          <table:table-cell table:number-matrix-columns-spanned="1" table:number-matrix-rows-spanned="1" table:formula="of:=SUM([.L3:.L122]&gt;[.$CF3:.$CF122])" office:value-type="float"/>
          <table:table-cell table:number-matrix-columns-spanned="1" table:number-matrix-rows-spanned="1" table:formula="of:=SUM([.M3:.M122]&gt;[.$CG3:.$CG122])" office:value-type="float"/>
          <table:table-cell table:number-matrix-columns-spanned="1" table:number-matrix-rows-spanned="1" table:formula="of:=SUM([.N3:.N122]&gt;[.$CB3:.$CB122])" office:value-type="float"/>
          <table:table-cell table:number-matrix-columns-spanned="1" table:number-matrix-rows-spanned="1" table:formula="of:=SUM([.O3:.O122]&gt;[.$CC3:.$CC122])" office:value-type="float"/>
          <table:table-cell table:number-matrix-columns-spanned="1" table:number-matrix-rows-spanned="1" table:formula="of:=SUM([.P3:.P122]&gt;[.$CD3:.$CD122])" office:value-type="float"/>
          <table:table-cell table:number-matrix-columns-spanned="1" table:number-matrix-rows-spanned="1" table:formula="of:=SUM([.Q3:.Q122]&gt;[.$CE3:.$CE122])" office:value-type="float"/>
          <table:table-cell table:number-matrix-columns-spanned="1" table:number-matrix-rows-spanned="1" table:formula="of:=SUM([.R3:.R122]&gt;[.$CF3:.$CF122])" office:value-type="float"/>
          <table:table-cell table:number-matrix-columns-spanned="1" table:number-matrix-rows-spanned="1" table:formula="of:=SUM([.S3:.S122]&gt;[.$CG3:.$CG122])" office:value-type="float"/>
          <table:table-cell table:number-matrix-columns-spanned="1" table:number-matrix-rows-spanned="1" table:formula="of:=SUM([.T3:.T122]&gt;[.$CB3:.$CB122])" office:value-type="float"/>
          <table:table-cell table:number-matrix-columns-spanned="1" table:number-matrix-rows-spanned="1" table:formula="of:=SUM([.U3:.U122]&gt;[.$CC3:.$CC122])" office:value-type="float"/>
          <table:table-cell table:number-matrix-columns-spanned="1" table:number-matrix-rows-spanned="1" table:formula="of:=SUM([.V3:.V122]&gt;[.$CD3:.$CD122])" office:value-type="float"/>
          <table:table-cell table:number-matrix-columns-spanned="1" table:number-matrix-rows-spanned="1" table:formula="of:=SUM([.W3:.W122]&gt;[.$CE3:.$CE122])" office:value-type="float"/>
          <table:table-cell table:number-matrix-columns-spanned="1" table:number-matrix-rows-spanned="1" table:formula="of:=SUM([.X3:.X122]&gt;[.$CF3:.$CF122])" office:value-type="float"/>
          <table:table-cell table:number-matrix-columns-spanned="1" table:number-matrix-rows-spanned="1" table:formula="of:=SUM([.Y3:.Y122]&gt;[.$CG3:.$CG122])" office:value-type="float"/>
          <table:table-cell table:number-matrix-columns-spanned="1" table:number-matrix-rows-spanned="1" table:formula="of:=SUM([.Z3:.Z122]&gt;[.$CB3:.$CB122])" office:value-type="float"/>
          <table:table-cell table:number-matrix-columns-spanned="1" table:number-matrix-rows-spanned="1" table:formula="of:=SUM([.AA3:.AA122]&gt;[.$CC3:.$CC122])" office:value-type="float"/>
          <table:table-cell table:number-matrix-columns-spanned="1" table:number-matrix-rows-spanned="1" table:formula="of:=SUM([.AB3:.AB122]&gt;[.$CD3:.$CD122])" office:value-type="float"/>
          <table:table-cell table:number-matrix-columns-spanned="1" table:number-matrix-rows-spanned="1" table:formula="of:=SUM([.AC3:.AC122]&gt;[.$CE3:.$CE122])" office:value-type="float"/>
          <table:table-cell table:number-matrix-columns-spanned="1" table:number-matrix-rows-spanned="1" table:formula="of:=SUM([.AD3:.AD122]&gt;[.$CF3:.$CF122])" office:value-type="float"/>
          <table:table-cell table:number-matrix-columns-spanned="1" table:number-matrix-rows-spanned="1" table:formula="of:=SUM([.AE3:.AE122]&gt;[.$CG3:.$CG122])" office:value-type="float"/>
          <table:table-cell table:number-matrix-columns-spanned="1" table:number-matrix-rows-spanned="1" table:formula="of:=SUM([.AF3:.AF122]&gt;[.$CB3:.$CB122])" office:value-type="float"/>
          <table:table-cell table:number-matrix-columns-spanned="1" table:number-matrix-rows-spanned="1" table:formula="of:=SUM([.AG3:.AG122]&gt;[.$CC3:.$CC122])" office:value-type="float"/>
          <table:table-cell table:number-matrix-columns-spanned="1" table:number-matrix-rows-spanned="1" table:formula="of:=SUM([.AH3:.AH122]&gt;[.$CD3:.$CD122])" office:value-type="float"/>
          <table:table-cell table:number-matrix-columns-spanned="1" table:number-matrix-rows-spanned="1" table:formula="of:=SUM([.AI3:.AI122]&gt;[.$CE3:.$CE122])" office:value-type="float"/>
          <table:table-cell table:number-matrix-columns-spanned="1" table:number-matrix-rows-spanned="1" table:formula="of:=SUM([.AJ3:.AJ122]&gt;[.$CF3:.$CF122])" office:value-type="float"/>
          <table:table-cell table:number-matrix-columns-spanned="1" table:number-matrix-rows-spanned="1" table:formula="of:=SUM([.AK3:.AK122]&gt;[.$CG3:.$CG122])" office:value-type="float"/>
          <table:table-cell table:number-matrix-columns-spanned="1" table:number-matrix-rows-spanned="1" table:formula="of:=SUM([.AL3:.AL122]&gt;[.$CB3:.$CB122])" office:value-type="float"/>
          <table:table-cell table:number-matrix-columns-spanned="1" table:number-matrix-rows-spanned="1" table:formula="of:=SUM([.AM3:.AM122]&gt;[.$CC3:.$CC122])" office:value-type="float"/>
          <table:table-cell table:number-matrix-columns-spanned="1" table:number-matrix-rows-spanned="1" table:formula="of:=SUM([.AN3:.AN122]&gt;[.$CD3:.$CD122])" office:value-type="float"/>
          <table:table-cell table:number-matrix-columns-spanned="1" table:number-matrix-rows-spanned="1" table:formula="of:=SUM([.AO3:.AO122]&gt;[.$CE3:.$CE122])" office:value-type="float"/>
          <table:table-cell table:number-matrix-columns-spanned="1" table:number-matrix-rows-spanned="1" table:formula="of:=SUM([.AP3:.AP122]&gt;[.$CF3:.$CF122])" office:value-type="float"/>
          <table:table-cell table:number-matrix-columns-spanned="1" table:number-matrix-rows-spanned="1" table:formula="of:=SUM([.AQ3:.AQ122]&gt;[.$CG3:.$CG122])" office:value-type="float"/>
          <table:table-cell table:number-matrix-columns-spanned="1" table:number-matrix-rows-spanned="1" table:formula="of:=SUM([.AR3:.AR122]&gt;[.$CB3:.$CB122])" office:value-type="float"/>
          <table:table-cell table:number-matrix-columns-spanned="1" table:number-matrix-rows-spanned="1" table:formula="of:=SUM([.AS3:.AS122]&gt;[.$CC3:.$CC122])" office:value-type="float"/>
          <table:table-cell table:number-matrix-columns-spanned="1" table:number-matrix-rows-spanned="1" table:formula="of:=SUM([.AT3:.AT122]&gt;[.$CD3:.$CD122])" office:value-type="float"/>
          <table:table-cell table:number-matrix-columns-spanned="1" table:number-matrix-rows-spanned="1" table:formula="of:=SUM([.AU3:.AU122]&gt;[.$CE3:.$CE122])" office:value-type="float"/>
          <table:table-cell table:number-matrix-columns-spanned="1" table:number-matrix-rows-spanned="1" table:formula="of:=SUM([.AV3:.AV122]&gt;[.$CF3:.$CF122])" office:value-type="float"/>
          <table:table-cell table:number-matrix-columns-spanned="1" table:number-matrix-rows-spanned="1" table:formula="of:=SUM([.AW3:.AW122]&gt;[.$CG3:.$CG122])" office:value-type="float"/>
          <table:table-cell table:number-matrix-columns-spanned="1" table:number-matrix-rows-spanned="1" table:formula="of:=SUM([.AX3:.AX122]&gt;[.$CB3:.$CB122])" office:value-type="float"/>
          <table:table-cell table:number-matrix-columns-spanned="1" table:number-matrix-rows-spanned="1" table:formula="of:=SUM([.AY3:.AY122]&gt;[.$CC3:.$CC122])" office:value-type="float"/>
          <table:table-cell table:number-matrix-columns-spanned="1" table:number-matrix-rows-spanned="1" table:formula="of:=SUM([.AZ3:.AZ122]&gt;[.$CD3:.$CD122])" office:value-type="float"/>
          <table:table-cell table:number-matrix-columns-spanned="1" table:number-matrix-rows-spanned="1" table:formula="of:=SUM([.BA3:.BA122]&gt;[.$CE3:.$CE122])" office:value-type="float"/>
          <table:table-cell table:number-matrix-columns-spanned="1" table:number-matrix-rows-spanned="1" table:formula="of:=SUM([.BB3:.BB122]&gt;[.$CF3:.$CF122])" office:value-type="float"/>
          <table:table-cell table:number-matrix-columns-spanned="1" table:number-matrix-rows-spanned="1" table:formula="of:=SUM([.BC3:.BC122]&gt;[.$CG3:.$CG122])" office:value-type="float"/>
          <table:table-cell table:number-matrix-columns-spanned="1" table:number-matrix-rows-spanned="1" table:formula="of:=SUM([.BD3:.BD122]&gt;[.$CB3:.$CB122])" office:value-type="float"/>
          <table:table-cell table:number-matrix-columns-spanned="1" table:number-matrix-rows-spanned="1" table:formula="of:=SUM([.BE3:.BE122]&gt;[.$CC3:.$CC122])" office:value-type="float"/>
          <table:table-cell table:number-matrix-columns-spanned="1" table:number-matrix-rows-spanned="1" table:formula="of:=SUM([.BF3:.BF122]&gt;[.$CD3:.$CD122])" office:value-type="float"/>
          <table:table-cell table:number-matrix-columns-spanned="1" table:number-matrix-rows-spanned="1" table:formula="of:=SUM([.BG3:.BG122]&gt;[.$CE3:.$CE122])" office:value-type="float"/>
          <table:table-cell table:number-matrix-columns-spanned="1" table:number-matrix-rows-spanned="1" table:formula="of:=SUM([.BH3:.BH122]&gt;[.$CF3:.$CF122])" office:value-type="float"/>
          <table:table-cell table:number-matrix-columns-spanned="1" table:number-matrix-rows-spanned="1" table:formula="of:=SUM([.BI3:.BI122]&gt;[.$CG3:.$CG122])" office:value-type="float"/>
          <table:table-cell table:number-matrix-columns-spanned="1" table:number-matrix-rows-spanned="1" table:formula="of:=SUM([.BJ3:.BJ122]&gt;[.$CB3:.$CB122])" office:value-type="float"/>
          <table:table-cell table:number-matrix-columns-spanned="1" table:number-matrix-rows-spanned="1" table:formula="of:=SUM([.BK3:.BK122]&gt;[.$CC3:.$CC122])" office:value-type="float"/>
          <table:table-cell table:number-matrix-columns-spanned="1" table:number-matrix-rows-spanned="1" table:formula="of:=SUM([.BL3:.BL122]&gt;[.$CD3:.$CD122])" office:value-type="float"/>
          <table:table-cell table:number-matrix-columns-spanned="1" table:number-matrix-rows-spanned="1" table:formula="of:=SUM([.BM3:.BM122]&gt;[.$CE3:.$CE122])" office:value-type="float"/>
          <table:table-cell table:number-matrix-columns-spanned="1" table:number-matrix-rows-spanned="1" table:formula="of:=SUM([.BN3:.BN122]&gt;[.$CF3:.$CF122])" office:value-type="float"/>
          <table:table-cell table:number-matrix-columns-spanned="1" table:number-matrix-rows-spanned="1" table:formula="of:=SUM([.BO3:.BO122]&gt;[.$CG3:.$CG122])" office:value-type="float"/>
          <table:table-cell table:number-matrix-columns-spanned="1" table:number-matrix-rows-spanned="1" table:formula="of:=SUM([.BP3:.BP122]&gt;[.$CB3:.$CB122])" office:value-type="float"/>
          <table:table-cell table:number-matrix-columns-spanned="1" table:number-matrix-rows-spanned="1" table:formula="of:=SUM([.BQ3:.BQ122]&gt;[.$CC3:.$CC122])" office:value-type="float"/>
          <table:table-cell table:number-matrix-columns-spanned="1" table:number-matrix-rows-spanned="1" table:formula="of:=SUM([.BR3:.BR122]&gt;[.$CD3:.$CD122])" office:value-type="float"/>
          <table:table-cell table:number-matrix-columns-spanned="1" table:number-matrix-rows-spanned="1" table:formula="of:=SUM([.BS3:.BS122]&gt;[.$CE3:.$CE122])" office:value-type="float"/>
          <table:table-cell table:number-matrix-columns-spanned="1" table:number-matrix-rows-spanned="1" table:formula="of:=SUM([.BT3:.BT122]&gt;[.$CF3:.$CF122])" office:value-type="float"/>
          <table:table-cell table:number-matrix-columns-spanned="1" table:number-matrix-rows-spanned="1" table:formula="of:=SUM([.BU3:.BU122]&gt;[.$CG3:.$CG1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2]=[.$CH3:.$CH122])" office:value-type="float"/>
          <table:table-cell table:number-matrix-columns-spanned="1" table:number-matrix-rows-spanned="1" table:formula="of:=SUM([.C3:.C122]=[.$CI3:.$CI122])" office:value-type="float"/>
          <table:table-cell table:number-matrix-columns-spanned="1" table:number-matrix-rows-spanned="1" table:formula="of:=SUM([.D3:.D122]=[.$CJ3:.$CJ122])" office:value-type="float"/>
          <table:table-cell table:number-matrix-columns-spanned="1" table:number-matrix-rows-spanned="1" table:formula="of:=SUM([.E3:.E122]=[.$CK3:.$CK122])" office:value-type="float"/>
          <table:table-cell table:number-matrix-columns-spanned="1" table:number-matrix-rows-spanned="1" table:formula="of:=SUM([.F3:.F122]=[.$CL3:.$CL122])" office:value-type="float"/>
          <table:table-cell table:number-matrix-columns-spanned="1" table:number-matrix-rows-spanned="1" table:formula="of:=SUM([.G3:.G122]=[.$CM3:.$CM122])" office:value-type="float"/>
          <table:table-cell table:number-matrix-columns-spanned="1" table:number-matrix-rows-spanned="1" table:formula="of:=SUM([.H3:.H122]=[.$CH3:.$CH122])" office:value-type="float"/>
          <table:table-cell table:number-matrix-columns-spanned="1" table:number-matrix-rows-spanned="1" table:formula="of:=SUM([.I3:.I122]=[.$CI3:.$CI122])" office:value-type="float"/>
          <table:table-cell table:number-matrix-columns-spanned="1" table:number-matrix-rows-spanned="1" table:formula="of:=SUM([.J3:.J122]=[.$CJ3:.$CJ122])" office:value-type="float"/>
          <table:table-cell table:number-matrix-columns-spanned="1" table:number-matrix-rows-spanned="1" table:formula="of:=SUM([.K3:.K122]=[.$CK3:.$CK122])" office:value-type="float"/>
          <table:table-cell table:number-matrix-columns-spanned="1" table:number-matrix-rows-spanned="1" table:formula="of:=SUM([.L3:.L122]=[.$CL3:.$CL122])" office:value-type="float"/>
          <table:table-cell table:number-matrix-columns-spanned="1" table:number-matrix-rows-spanned="1" table:formula="of:=SUM([.M3:.M122]=[.$CM3:.$CM122])" office:value-type="float"/>
          <table:table-cell table:number-matrix-columns-spanned="1" table:number-matrix-rows-spanned="1" table:formula="of:=SUM([.N3:.N122]=[.$CH3:.$CH122])" office:value-type="float"/>
          <table:table-cell table:number-matrix-columns-spanned="1" table:number-matrix-rows-spanned="1" table:formula="of:=SUM([.O3:.O122]=[.$CI3:.$CI122])" office:value-type="float"/>
          <table:table-cell table:number-matrix-columns-spanned="1" table:number-matrix-rows-spanned="1" table:formula="of:=SUM([.P3:.P122]=[.$CJ3:.$CJ122])" office:value-type="float"/>
          <table:table-cell table:number-matrix-columns-spanned="1" table:number-matrix-rows-spanned="1" table:formula="of:=SUM([.Q3:.Q122]=[.$CK3:.$CK122])" office:value-type="float"/>
          <table:table-cell table:number-matrix-columns-spanned="1" table:number-matrix-rows-spanned="1" table:formula="of:=SUM([.R3:.R122]=[.$CL3:.$CL122])" office:value-type="float"/>
          <table:table-cell table:number-matrix-columns-spanned="1" table:number-matrix-rows-spanned="1" table:formula="of:=SUM([.S3:.S122]=[.$CM3:.$CM122])" office:value-type="float"/>
          <table:table-cell table:number-matrix-columns-spanned="1" table:number-matrix-rows-spanned="1" table:formula="of:=SUM([.T3:.T122]=[.$CH3:.$CH122])" office:value-type="float"/>
          <table:table-cell table:number-matrix-columns-spanned="1" table:number-matrix-rows-spanned="1" table:formula="of:=SUM([.U3:.U122]=[.$CI3:.$CI122])" office:value-type="float"/>
          <table:table-cell table:number-matrix-columns-spanned="1" table:number-matrix-rows-spanned="1" table:formula="of:=SUM([.V3:.V122]=[.$CJ3:.$CJ122])" office:value-type="float"/>
          <table:table-cell table:number-matrix-columns-spanned="1" table:number-matrix-rows-spanned="1" table:formula="of:=SUM([.W3:.W122]=[.$CK3:.$CK122])" office:value-type="float"/>
          <table:table-cell table:number-matrix-columns-spanned="1" table:number-matrix-rows-spanned="1" table:formula="of:=SUM([.X3:.X122]=[.$CL3:.$CL122])" office:value-type="float"/>
          <table:table-cell table:number-matrix-columns-spanned="1" table:number-matrix-rows-spanned="1" table:formula="of:=SUM([.Y3:.Y122]=[.$CM3:.$CM122])" office:value-type="float"/>
          <table:table-cell table:number-matrix-columns-spanned="1" table:number-matrix-rows-spanned="1" table:formula="of:=SUM([.Z3:.Z122]=[.$CH3:.$CH122])" office:value-type="float"/>
          <table:table-cell table:number-matrix-columns-spanned="1" table:number-matrix-rows-spanned="1" table:formula="of:=SUM([.AA3:.AA122]=[.$CI3:.$CI122])" office:value-type="float"/>
          <table:table-cell table:number-matrix-columns-spanned="1" table:number-matrix-rows-spanned="1" table:formula="of:=SUM([.AB3:.AB122]=[.$CJ3:.$CJ122])" office:value-type="float"/>
          <table:table-cell table:number-matrix-columns-spanned="1" table:number-matrix-rows-spanned="1" table:formula="of:=SUM([.AC3:.AC122]=[.$CK3:.$CK122])" office:value-type="float"/>
          <table:table-cell table:number-matrix-columns-spanned="1" table:number-matrix-rows-spanned="1" table:formula="of:=SUM([.AD3:.AD122]=[.$CL3:.$CL122])" office:value-type="float"/>
          <table:table-cell table:number-matrix-columns-spanned="1" table:number-matrix-rows-spanned="1" table:formula="of:=SUM([.AE3:.AE122]=[.$CM3:.$CM122])" office:value-type="float"/>
          <table:table-cell table:number-matrix-columns-spanned="1" table:number-matrix-rows-spanned="1" table:formula="of:=SUM([.AF3:.AF122]=[.$CH3:.$CH122])" office:value-type="float"/>
          <table:table-cell table:number-matrix-columns-spanned="1" table:number-matrix-rows-spanned="1" table:formula="of:=SUM([.AG3:.AG122]=[.$CI3:.$CI122])" office:value-type="float"/>
          <table:table-cell table:number-matrix-columns-spanned="1" table:number-matrix-rows-spanned="1" table:formula="of:=SUM([.AH3:.AH122]=[.$CJ3:.$CJ122])" office:value-type="float"/>
          <table:table-cell table:number-matrix-columns-spanned="1" table:number-matrix-rows-spanned="1" table:formula="of:=SUM([.AI3:.AI122]=[.$CK3:.$CK122])" office:value-type="float"/>
          <table:table-cell table:number-matrix-columns-spanned="1" table:number-matrix-rows-spanned="1" table:formula="of:=SUM([.AJ3:.AJ122]=[.$CL3:.$CL122])" office:value-type="float"/>
          <table:table-cell table:number-matrix-columns-spanned="1" table:number-matrix-rows-spanned="1" table:formula="of:=SUM([.AK3:.AK122]=[.$CM3:.$CM122])" office:value-type="float"/>
          <table:table-cell table:number-matrix-columns-spanned="1" table:number-matrix-rows-spanned="1" table:formula="of:=SUM([.AL3:.AL122]=[.$CH3:.$CH122])" office:value-type="float"/>
          <table:table-cell table:number-matrix-columns-spanned="1" table:number-matrix-rows-spanned="1" table:formula="of:=SUM([.AM3:.AM122]=[.$CI3:.$CI122])" office:value-type="float"/>
          <table:table-cell table:number-matrix-columns-spanned="1" table:number-matrix-rows-spanned="1" table:formula="of:=SUM([.AN3:.AN122]=[.$CJ3:.$CJ122])" office:value-type="float"/>
          <table:table-cell table:number-matrix-columns-spanned="1" table:number-matrix-rows-spanned="1" table:formula="of:=SUM([.AO3:.AO122]=[.$CK3:.$CK122])" office:value-type="float"/>
          <table:table-cell table:number-matrix-columns-spanned="1" table:number-matrix-rows-spanned="1" table:formula="of:=SUM([.AP3:.AP122]=[.$CL3:.$CL122])" office:value-type="float"/>
          <table:table-cell table:number-matrix-columns-spanned="1" table:number-matrix-rows-spanned="1" table:formula="of:=SUM([.AQ3:.AQ122]=[.$CM3:.$CM122])" office:value-type="float"/>
          <table:table-cell table:number-matrix-columns-spanned="1" table:number-matrix-rows-spanned="1" table:formula="of:=SUM([.AR3:.AR122]=[.$CH3:.$CH122])" office:value-type="float"/>
          <table:table-cell table:number-matrix-columns-spanned="1" table:number-matrix-rows-spanned="1" table:formula="of:=SUM([.AS3:.AS122]=[.$CI3:.$CI122])" office:value-type="float"/>
          <table:table-cell table:number-matrix-columns-spanned="1" table:number-matrix-rows-spanned="1" table:formula="of:=SUM([.AT3:.AT122]=[.$CJ3:.$CJ122])" office:value-type="float"/>
          <table:table-cell table:number-matrix-columns-spanned="1" table:number-matrix-rows-spanned="1" table:formula="of:=SUM([.AU3:.AU122]=[.$CK3:.$CK122])" office:value-type="float"/>
          <table:table-cell table:number-matrix-columns-spanned="1" table:number-matrix-rows-spanned="1" table:formula="of:=SUM([.AV3:.AV122]=[.$CL3:.$CL122])" office:value-type="float"/>
          <table:table-cell table:number-matrix-columns-spanned="1" table:number-matrix-rows-spanned="1" table:formula="of:=SUM([.AW3:.AW122]=[.$CM3:.$CM122])" office:value-type="float"/>
          <table:table-cell table:number-matrix-columns-spanned="1" table:number-matrix-rows-spanned="1" table:formula="of:=SUM([.AX3:.AX122]=[.$CH3:.$CH122])" office:value-type="float"/>
          <table:table-cell table:number-matrix-columns-spanned="1" table:number-matrix-rows-spanned="1" table:formula="of:=SUM([.AY3:.AY122]=[.$CI3:.$CI122])" office:value-type="float"/>
          <table:table-cell table:number-matrix-columns-spanned="1" table:number-matrix-rows-spanned="1" table:formula="of:=SUM([.AZ3:.AZ122]=[.$CJ3:.$CJ122])" office:value-type="float"/>
          <table:table-cell table:number-matrix-columns-spanned="1" table:number-matrix-rows-spanned="1" table:formula="of:=SUM([.BA3:.BA122]=[.$CK3:.$CK122])" office:value-type="float"/>
          <table:table-cell table:number-matrix-columns-spanned="1" table:number-matrix-rows-spanned="1" table:formula="of:=SUM([.BB3:.BB122]=[.$CL3:.$CL122])" office:value-type="float"/>
          <table:table-cell table:number-matrix-columns-spanned="1" table:number-matrix-rows-spanned="1" table:formula="of:=SUM([.BC3:.BC122]=[.$CM3:.$CM122])" office:value-type="float"/>
          <table:table-cell table:number-matrix-columns-spanned="1" table:number-matrix-rows-spanned="1" table:formula="of:=SUM([.BD3:.BD122]=[.$CH3:.$CH122])" office:value-type="float"/>
          <table:table-cell table:number-matrix-columns-spanned="1" table:number-matrix-rows-spanned="1" table:formula="of:=SUM([.BE3:.BE122]=[.$CI3:.$CI122])" office:value-type="float"/>
          <table:table-cell table:number-matrix-columns-spanned="1" table:number-matrix-rows-spanned="1" table:formula="of:=SUM([.BF3:.BF122]=[.$CJ3:.$CJ122])" office:value-type="float"/>
          <table:table-cell table:number-matrix-columns-spanned="1" table:number-matrix-rows-spanned="1" table:formula="of:=SUM([.BG3:.BG122]=[.$CK3:.$CK122])" office:value-type="float"/>
          <table:table-cell table:number-matrix-columns-spanned="1" table:number-matrix-rows-spanned="1" table:formula="of:=SUM([.BH3:.BH122]=[.$CL3:.$CL122])" office:value-type="float"/>
          <table:table-cell table:number-matrix-columns-spanned="1" table:number-matrix-rows-spanned="1" table:formula="of:=SUM([.BI3:.BI122]=[.$CM3:.$CM122])" office:value-type="float"/>
          <table:table-cell table:number-matrix-columns-spanned="1" table:number-matrix-rows-spanned="1" table:formula="of:=SUM([.BJ3:.BJ122]=[.$CH3:.$CH122])" office:value-type="float"/>
          <table:table-cell table:number-matrix-columns-spanned="1" table:number-matrix-rows-spanned="1" table:formula="of:=SUM([.BK3:.BK122]=[.$CI3:.$CI122])" office:value-type="float"/>
          <table:table-cell table:number-matrix-columns-spanned="1" table:number-matrix-rows-spanned="1" table:formula="of:=SUM([.BL3:.BL122]=[.$CJ3:.$CJ122])" office:value-type="float"/>
          <table:table-cell table:number-matrix-columns-spanned="1" table:number-matrix-rows-spanned="1" table:formula="of:=SUM([.BM3:.BM122]=[.$CK3:.$CK122])" office:value-type="float"/>
          <table:table-cell table:number-matrix-columns-spanned="1" table:number-matrix-rows-spanned="1" table:formula="of:=SUM([.BN3:.BN122]=[.$CL3:.$CL122])" office:value-type="float"/>
          <table:table-cell table:number-matrix-columns-spanned="1" table:number-matrix-rows-spanned="1" table:formula="of:=SUM([.BO3:.BO122]=[.$CM3:.$CM122])" office:value-type="float"/>
          <table:table-cell table:number-matrix-columns-spanned="1" table:number-matrix-rows-spanned="1" table:formula="of:=SUM([.BP3:.BP122]=[.$CH3:.$CH122])" office:value-type="float"/>
          <table:table-cell table:number-matrix-columns-spanned="1" table:number-matrix-rows-spanned="1" table:formula="of:=SUM([.BQ3:.BQ122]=[.$CI3:.$CI122])" office:value-type="float"/>
          <table:table-cell table:number-matrix-columns-spanned="1" table:number-matrix-rows-spanned="1" table:formula="of:=SUM([.BR3:.BR122]=[.$CJ3:.$CJ122])" office:value-type="float"/>
          <table:table-cell table:number-matrix-columns-spanned="1" table:number-matrix-rows-spanned="1" table:formula="of:=SUM([.BS3:.BS122]=[.$CK3:.$CK122])" office:value-type="float"/>
          <table:table-cell table:number-matrix-columns-spanned="1" table:number-matrix-rows-spanned="1" table:formula="of:=SUM([.BT3:.BT122]=[.$CL3:.$CL122])" office:value-type="float"/>
          <table:table-cell table:number-matrix-columns-spanned="1" table:number-matrix-rows-spanned="1" table:formula="of:=SUM([.BU3:.BU122]=[.$CM3:.$CM1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row table:style-name="ro1">
          <table:table-cell office:value-type="string">
            <text:p/>
          </table:table-cell>
          <table:table-cell office:value-type="string">
            <text:p>empty-1/b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base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500-step-15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500-step-15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500-step-5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500-step-5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3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5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</table:table-row>
        <table:table-row table:style-name="ro1">
          <table:table-cell office:value-type="string">
            <text:p>HanoiTower</text:p>
          </table:table-cell>
          <table:table-cell table:formula="of:=AVERAGE([Instances.B3:Instances.B22])" office:value-type="float"/>
          <table:table-cell table:formula="of:=AVERAGE([Instances.C3:Instances.C22])" office:value-type="float"/>
          <table:table-cell table:formula="of:=AVERAGE([Instances.D3:Instances.D22])" office:value-type="float"/>
          <table:table-cell table:formula="of:=AVERAGE([Instances.E3:Instances.E22])" office:value-type="float"/>
          <table:table-cell table:formula="of:=AVERAGE([Instances.F3:Instances.F22])" office:value-type="float"/>
          <table:table-cell table:formula="of:=AVERAGE([Instances.G3:Instances.G22])" office:value-type="float"/>
          <table:table-cell table:formula="of:=AVERAGE([Instances.H3:Instances.H22])" office:value-type="float"/>
          <table:table-cell table:formula="of:=AVERAGE([Instances.I3:Instances.I22])" office:value-type="float"/>
          <table:table-cell table:formula="of:=AVERAGE([Instances.J3:Instances.J22])" office:value-type="float"/>
          <table:table-cell table:formula="of:=AVERAGE([Instances.K3:Instances.K22])" office:value-type="float"/>
          <table:table-cell table:formula="of:=AVERAGE([Instances.L3:Instances.L22])" office:value-type="float"/>
          <table:table-cell table:formula="of:=AVERAGE([Instances.M3:Instances.M22])" office:value-type="float"/>
          <table:table-cell table:formula="of:=AVERAGE([Instances.N3:Instances.N22])" office:value-type="float"/>
          <table:table-cell table:formula="of:=AVERAGE([Instances.O3:Instances.O22])" office:value-type="float"/>
          <table:table-cell table:formula="of:=AVERAGE([Instances.P3:Instances.P22])" office:value-type="float"/>
          <table:table-cell table:formula="of:=AVERAGE([Instances.Q3:Instances.Q22])" office:value-type="float"/>
          <table:table-cell table:formula="of:=AVERAGE([Instances.R3:Instances.R22])" office:value-type="float"/>
          <table:table-cell table:formula="of:=AVERAGE([Instances.S3:Instances.S22])" office:value-type="float"/>
          <table:table-cell table:formula="of:=AVERAGE([Instances.T3:Instances.T22])" office:value-type="float"/>
          <table:table-cell table:formula="of:=AVERAGE([Instances.U3:Instances.U22])" office:value-type="float"/>
          <table:table-cell table:formula="of:=AVERAGE([Instances.V3:Instances.V22])" office:value-type="float"/>
          <table:table-cell table:formula="of:=AVERAGE([Instances.W3:Instances.W22])" office:value-type="float"/>
          <table:table-cell table:formula="of:=AVERAGE([Instances.X3:Instances.X22])" office:value-type="float"/>
          <table:table-cell table:formula="of:=AVERAGE([Instances.Y3:Instances.Y22])" office:value-type="float"/>
          <table:table-cell table:formula="of:=AVERAGE([Instances.Z3:Instances.Z22])" office:value-type="float"/>
          <table:table-cell table:formula="of:=AVERAGE([Instances.AA3:Instances.AA22])" office:value-type="float"/>
          <table:table-cell table:formula="of:=AVERAGE([Instances.AB3:Instances.AB22])" office:value-type="float"/>
          <table:table-cell table:formula="of:=AVERAGE([Instances.AC3:Instances.AC22])" office:value-type="float"/>
          <table:table-cell table:formula="of:=AVERAGE([Instances.AD3:Instances.AD22])" office:value-type="float"/>
          <table:table-cell table:formula="of:=AVERAGE([Instances.AE3:Instances.AE22])" office:value-type="float"/>
          <table:table-cell table:formula="of:=AVERAGE([Instances.AF3:Instances.AF22])" office:value-type="float"/>
          <table:table-cell table:formula="of:=AVERAGE([Instances.AG3:Instances.AG22])" office:value-type="float"/>
          <table:table-cell table:formula="of:=AVERAGE([Instances.AH3:Instances.AH22])" office:value-type="float"/>
          <table:table-cell table:formula="of:=AVERAGE([Instances.AI3:Instances.AI22])" office:value-type="float"/>
          <table:table-cell table:formula="of:=AVERAGE([Instances.AJ3:Instances.AJ22])" office:value-type="float"/>
          <table:table-cell table:formula="of:=AVERAGE([Instances.AK3:Instances.AK22])" office:value-type="float"/>
          <table:table-cell table:formula="of:=AVERAGE([Instances.AL3:Instances.AL22])" office:value-type="float"/>
          <table:table-cell table:formula="of:=AVERAGE([Instances.AM3:Instances.AM22])" office:value-type="float"/>
          <table:table-cell table:formula="of:=AVERAGE([Instances.AN3:Instances.AN22])" office:value-type="float"/>
          <table:table-cell table:formula="of:=AVERAGE([Instances.AO3:Instances.AO22])" office:value-type="float"/>
          <table:table-cell table:formula="of:=AVERAGE([Instances.AP3:Instances.AP22])" office:value-type="float"/>
          <table:table-cell table:formula="of:=AVERAGE([Instances.AQ3:Instances.AQ22])" office:value-type="float"/>
          <table:table-cell table:formula="of:=AVERAGE([Instances.AR3:Instances.AR22])" office:value-type="float"/>
          <table:table-cell table:formula="of:=AVERAGE([Instances.AS3:Instances.AS22])" office:value-type="float"/>
          <table:table-cell table:formula="of:=AVERAGE([Instances.AT3:Instances.AT22])" office:value-type="float"/>
          <table:table-cell table:formula="of:=AVERAGE([Instances.AU3:Instances.AU22])" office:value-type="float"/>
          <table:table-cell table:formula="of:=AVERAGE([Instances.AV3:Instances.AV22])" office:value-type="float"/>
          <table:table-cell table:formula="of:=AVERAGE([Instances.AW3:Instances.AW22])" office:value-type="float"/>
          <table:table-cell table:formula="of:=AVERAGE([Instances.AX3:Instances.AX22])" office:value-type="float"/>
          <table:table-cell table:formula="of:=AVERAGE([Instances.AY3:Instances.AY22])" office:value-type="float"/>
          <table:table-cell table:formula="of:=AVERAGE([Instances.AZ3:Instances.AZ22])" office:value-type="float"/>
          <table:table-cell table:formula="of:=AVERAGE([Instances.BA3:Instances.BA22])" office:value-type="float"/>
          <table:table-cell table:formula="of:=AVERAGE([Instances.BB3:Instances.BB22])" office:value-type="float"/>
          <table:table-cell table:formula="of:=AVERAGE([Instances.BC3:Instances.BC22])" office:value-type="float"/>
          <table:table-cell table:formula="of:=AVERAGE([Instances.BD3:Instances.BD22])" office:value-type="float"/>
          <table:table-cell table:formula="of:=AVERAGE([Instances.BE3:Instances.BE22])" office:value-type="float"/>
          <table:table-cell table:formula="of:=AVERAGE([Instances.BF3:Instances.BF22])" office:value-type="float"/>
          <table:table-cell table:formula="of:=AVERAGE([Instances.BG3:Instances.BG22])" office:value-type="float"/>
          <table:table-cell table:formula="of:=AVERAGE([Instances.BH3:Instances.BH22])" office:value-type="float"/>
          <table:table-cell table:formula="of:=AVERAGE([Instances.BI3:Instances.BI22])" office:value-type="float"/>
          <table:table-cell table:formula="of:=AVERAGE([Instances.BJ3:Instances.BJ22])" office:value-type="float"/>
          <table:table-cell table:formula="of:=AVERAGE([Instances.BK3:Instances.BK22])" office:value-type="float"/>
          <table:table-cell table:formula="of:=AVERAGE([Instances.BL3:Instances.BL22])" office:value-type="float"/>
          <table:table-cell table:formula="of:=AVERAGE([Instances.BM3:Instances.BM22])" office:value-type="float"/>
          <table:table-cell table:formula="of:=AVERAGE([Instances.BN3:Instances.BN22])" office:value-type="float"/>
          <table:table-cell table:formula="of:=AVERAGE([Instances.BO3:Instances.BO22])" office:value-type="float"/>
          <table:table-cell table:formula="of:=AVERAGE([Instances.BP3:Instances.BP22])" office:value-type="float"/>
          <table:table-cell table:formula="of:=AVERAGE([Instances.BQ3:Instances.BQ22])" office:value-type="float"/>
          <table:table-cell table:formula="of:=AVERAGE([Instances.BR3:Instances.BR22])" office:value-type="float"/>
          <table:table-cell table:formula="of:=AVERAGE([Instances.BS3:Instances.BS22])" office:value-type="float"/>
          <table:table-cell table:formula="of:=AVERAGE([Instances.BT3:Instances.BT22])" office:value-type="float"/>
          <table:table-cell table:formula="of:=AVERAGE([Instances.BU3:Instances.BU22])" office:value-type="float"/>
          <table:table-cell table:formula="of:=MIN([.$B3];[.$H3];[.$N3];[.$T3];[.$Z3];[.$AF3];[.$AL3];[.$AR3];[.$AX3];[.$BD3];[.$BJ3];[.$BP3])" office:value-type="float"/>
          <table:table-cell table:formula="of:=MIN([.$C3];[.$I3];[.$O3];[.$U3];[.$AA3];[.$AG3];[.$AM3];[.$AS3];[.$AY3];[.$BE3];[.$BK3];[.$BQ3])" office:value-type="float"/>
          <table:table-cell table:formula="of:=MIN([.$D3];[.$J3];[.$P3];[.$V3];[.$AB3];[.$AH3];[.$AN3];[.$AT3];[.$AZ3];[.$BF3];[.$BL3];[.$BR3])" office:value-type="float"/>
          <table:table-cell table:formula="of:=MIN([.$E3];[.$K3];[.$Q3];[.$W3];[.$AC3];[.$AI3];[.$AO3];[.$AU3];[.$BA3];[.$BG3];[.$BM3];[.$BS3])" office:value-type="float"/>
          <table:table-cell table:formula="of:=MIN([.$F3];[.$L3];[.$R3];[.$X3];[.$AD3];[.$AJ3];[.$AP3];[.$AV3];[.$BB3];[.$BH3];[.$BN3];[.$BT3])" office:value-type="float"/>
          <table:table-cell table:formula="of:=MIN([.$G3];[.$M3];[.$S3];[.$Y3];[.$AE3];[.$AK3];[.$AQ3];[.$AW3];[.$BC3];[.$BI3];[.$BO3];[.$BU3])" office:value-type="float"/>
          <table:table-cell table:formula="of:=MEDIAN([.$B3];[.$H3];[.$N3];[.$T3];[.$Z3];[.$AF3];[.$AL3];[.$AR3];[.$AX3];[.$BD3];[.$BJ3];[.$BP3])" office:value-type="float"/>
          <table:table-cell table:formula="of:=MEDIAN([.$C3];[.$I3];[.$O3];[.$U3];[.$AA3];[.$AG3];[.$AM3];[.$AS3];[.$AY3];[.$BE3];[.$BK3];[.$BQ3])" office:value-type="float"/>
          <table:table-cell table:formula="of:=MEDIAN([.$D3];[.$J3];[.$P3];[.$V3];[.$AB3];[.$AH3];[.$AN3];[.$AT3];[.$AZ3];[.$BF3];[.$BL3];[.$BR3])" office:value-type="float"/>
          <table:table-cell table:formula="of:=MEDIAN([.$E3];[.$K3];[.$Q3];[.$W3];[.$AC3];[.$AI3];[.$AO3];[.$AU3];[.$BA3];[.$BG3];[.$BM3];[.$BS3])" office:value-type="float"/>
          <table:table-cell table:formula="of:=MEDIAN([.$F3];[.$L3];[.$R3];[.$X3];[.$AD3];[.$AJ3];[.$AP3];[.$AV3];[.$BB3];[.$BH3];[.$BN3];[.$BT3])" office:value-type="float"/>
          <table:table-cell table:formula="of:=MEDIAN([.$G3];[.$M3];[.$S3];[.$Y3];[.$AE3];[.$AK3];[.$AQ3];[.$AW3];[.$BC3];[.$BI3];[.$BO3];[.$BU3])" office:value-type="float"/>
          <table:table-cell table:formula="of:=MAX([.$B3];[.$H3];[.$N3];[.$T3];[.$Z3];[.$AF3];[.$AL3];[.$AR3];[.$AX3];[.$BD3];[.$BJ3];[.$BP3])" office:value-type="float"/>
          <table:table-cell table:formula="of:=MAX([.$C3];[.$I3];[.$O3];[.$U3];[.$AA3];[.$AG3];[.$AM3];[.$AS3];[.$AY3];[.$BE3];[.$BK3];[.$BQ3])" office:value-type="float"/>
          <table:table-cell table:formula="of:=MAX([.$D3];[.$J3];[.$P3];[.$V3];[.$AB3];[.$AH3];[.$AN3];[.$AT3];[.$AZ3];[.$BF3];[.$BL3];[.$BR3])" office:value-type="float"/>
          <table:table-cell table:formula="of:=MAX([.$E3];[.$K3];[.$Q3];[.$W3];[.$AC3];[.$AI3];[.$AO3];[.$AU3];[.$BA3];[.$BG3];[.$BM3];[.$BS3])" office:value-type="float"/>
          <table:table-cell table:formula="of:=MAX([.$F3];[.$L3];[.$R3];[.$X3];[.$AD3];[.$AJ3];[.$AP3];[.$AV3];[.$BB3];[.$BH3];[.$BN3];[.$BT3])" office:value-type="float"/>
          <table:table-cell table:formula="of:=MAX([.$G3];[.$M3];[.$S3];[.$Y3];[.$AE3];[.$AK3];[.$AQ3];[.$AW3];[.$BC3];[.$BI3];[.$BO3];[.$BU3])" office:value-type="float"/>
        </table:table-row>
        <table:table-row table:style-name="ro1">
          <table:table-cell office:value-type="string">
            <text:p>Labyrinth</text:p>
          </table:table-cell>
          <table:table-cell table:formula="of:=AVERAGE([Instances.B23:Instances.B42])" office:value-type="float"/>
          <table:table-cell table:formula="of:=AVERAGE([Instances.C23:Instances.C42])" office:value-type="float"/>
          <table:table-cell table:formula="of:=AVERAGE([Instances.D23:Instances.D42])" office:value-type="float"/>
          <table:table-cell table:formula="of:=AVERAGE([Instances.E23:Instances.E42])" office:value-type="float"/>
          <table:table-cell table:formula="of:=AVERAGE([Instances.F23:Instances.F42])" office:value-type="float"/>
          <table:table-cell table:formula="of:=AVERAGE([Instances.G23:Instances.G42])" office:value-type="float"/>
          <table:table-cell table:formula="of:=AVERAGE([Instances.H23:Instances.H42])" office:value-type="float"/>
          <table:table-cell table:formula="of:=AVERAGE([Instances.I23:Instances.I42])" office:value-type="float"/>
          <table:table-cell table:formula="of:=AVERAGE([Instances.J23:Instances.J42])" office:value-type="float"/>
          <table:table-cell table:formula="of:=AVERAGE([Instances.K23:Instances.K42])" office:value-type="float"/>
          <table:table-cell table:formula="of:=AVERAGE([Instances.L23:Instances.L42])" office:value-type="float"/>
          <table:table-cell table:formula="of:=AVERAGE([Instances.M23:Instances.M42])" office:value-type="float"/>
          <table:table-cell table:formula="of:=AVERAGE([Instances.N23:Instances.N42])" office:value-type="float"/>
          <table:table-cell table:formula="of:=AVERAGE([Instances.O23:Instances.O42])" office:value-type="float"/>
          <table:table-cell table:formula="of:=AVERAGE([Instances.P23:Instances.P42])" office:value-type="float"/>
          <table:table-cell table:formula="of:=AVERAGE([Instances.Q23:Instances.Q42])" office:value-type="float"/>
          <table:table-cell table:formula="of:=AVERAGE([Instances.R23:Instances.R42])" office:value-type="float"/>
          <table:table-cell table:formula="of:=AVERAGE([Instances.S23:Instances.S42])" office:value-type="float"/>
          <table:table-cell table:formula="of:=AVERAGE([Instances.T23:Instances.T42])" office:value-type="float"/>
          <table:table-cell table:formula="of:=AVERAGE([Instances.U23:Instances.U42])" office:value-type="float"/>
          <table:table-cell table:formula="of:=AVERAGE([Instances.V23:Instances.V42])" office:value-type="float"/>
          <table:table-cell table:formula="of:=AVERAGE([Instances.W23:Instances.W42])" office:value-type="float"/>
          <table:table-cell table:formula="of:=AVERAGE([Instances.X23:Instances.X42])" office:value-type="float"/>
          <table:table-cell table:formula="of:=AVERAGE([Instances.Y23:Instances.Y42])" office:value-type="float"/>
          <table:table-cell table:formula="of:=AVERAGE([Instances.Z23:Instances.Z42])" office:value-type="float"/>
          <table:table-cell table:formula="of:=AVERAGE([Instances.AA23:Instances.AA42])" office:value-type="float"/>
          <table:table-cell table:formula="of:=AVERAGE([Instances.AB23:Instances.AB42])" office:value-type="float"/>
          <table:table-cell table:formula="of:=AVERAGE([Instances.AC23:Instances.AC42])" office:value-type="float"/>
          <table:table-cell table:formula="of:=AVERAGE([Instances.AD23:Instances.AD42])" office:value-type="float"/>
          <table:table-cell table:formula="of:=AVERAGE([Instances.AE23:Instances.AE42])" office:value-type="float"/>
          <table:table-cell table:formula="of:=AVERAGE([Instances.AF23:Instances.AF42])" office:value-type="float"/>
          <table:table-cell table:formula="of:=AVERAGE([Instances.AG23:Instances.AG42])" office:value-type="float"/>
          <table:table-cell table:formula="of:=AVERAGE([Instances.AH23:Instances.AH42])" office:value-type="float"/>
          <table:table-cell table:formula="of:=AVERAGE([Instances.AI23:Instances.AI42])" office:value-type="float"/>
          <table:table-cell table:formula="of:=AVERAGE([Instances.AJ23:Instances.AJ42])" office:value-type="float"/>
          <table:table-cell table:formula="of:=AVERAGE([Instances.AK23:Instances.AK42])" office:value-type="float"/>
          <table:table-cell table:formula="of:=AVERAGE([Instances.AL23:Instances.AL42])" office:value-type="float"/>
          <table:table-cell table:formula="of:=AVERAGE([Instances.AM23:Instances.AM42])" office:value-type="float"/>
          <table:table-cell table:formula="of:=AVERAGE([Instances.AN23:Instances.AN42])" office:value-type="float"/>
          <table:table-cell table:formula="of:=AVERAGE([Instances.AO23:Instances.AO42])" office:value-type="float"/>
          <table:table-cell table:formula="of:=AVERAGE([Instances.AP23:Instances.AP42])" office:value-type="float"/>
          <table:table-cell table:formula="of:=AVERAGE([Instances.AQ23:Instances.AQ42])" office:value-type="float"/>
          <table:table-cell table:formula="of:=AVERAGE([Instances.AR23:Instances.AR42])" office:value-type="float"/>
          <table:table-cell table:formula="of:=AVERAGE([Instances.AS23:Instances.AS42])" office:value-type="float"/>
          <table:table-cell table:formula="of:=AVERAGE([Instances.AT23:Instances.AT42])" office:value-type="float"/>
          <table:table-cell table:formula="of:=AVERAGE([Instances.AU23:Instances.AU42])" office:value-type="float"/>
          <table:table-cell table:formula="of:=AVERAGE([Instances.AV23:Instances.AV42])" office:value-type="float"/>
          <table:table-cell table:formula="of:=AVERAGE([Instances.AW23:Instances.AW42])" office:value-type="float"/>
          <table:table-cell table:formula="of:=AVERAGE([Instances.AX23:Instances.AX42])" office:value-type="float"/>
          <table:table-cell table:formula="of:=AVERAGE([Instances.AY23:Instances.AY42])" office:value-type="float"/>
          <table:table-cell table:formula="of:=AVERAGE([Instances.AZ23:Instances.AZ42])" office:value-type="float"/>
          <table:table-cell table:formula="of:=AVERAGE([Instances.BA23:Instances.BA42])" office:value-type="float"/>
          <table:table-cell table:formula="of:=AVERAGE([Instances.BB23:Instances.BB42])" office:value-type="float"/>
          <table:table-cell table:formula="of:=AVERAGE([Instances.BC23:Instances.BC42])" office:value-type="float"/>
          <table:table-cell table:formula="of:=AVERAGE([Instances.BD23:Instances.BD42])" office:value-type="float"/>
          <table:table-cell table:formula="of:=AVERAGE([Instances.BE23:Instances.BE42])" office:value-type="float"/>
          <table:table-cell table:formula="of:=AVERAGE([Instances.BF23:Instances.BF42])" office:value-type="float"/>
          <table:table-cell table:formula="of:=AVERAGE([Instances.BG23:Instances.BG42])" office:value-type="float"/>
          <table:table-cell table:formula="of:=AVERAGE([Instances.BH23:Instances.BH42])" office:value-type="float"/>
          <table:table-cell table:formula="of:=AVERAGE([Instances.BI23:Instances.BI42])" office:value-type="float"/>
          <table:table-cell table:formula="of:=AVERAGE([Instances.BJ23:Instances.BJ42])" office:value-type="float"/>
          <table:table-cell table:formula="of:=AVERAGE([Instances.BK23:Instances.BK42])" office:value-type="float"/>
          <table:table-cell table:formula="of:=AVERAGE([Instances.BL23:Instances.BL42])" office:value-type="float"/>
          <table:table-cell table:formula="of:=AVERAGE([Instances.BM23:Instances.BM42])" office:value-type="float"/>
          <table:table-cell table:formula="of:=AVERAGE([Instances.BN23:Instances.BN42])" office:value-type="float"/>
          <table:table-cell table:formula="of:=AVERAGE([Instances.BO23:Instances.BO42])" office:value-type="float"/>
          <table:table-cell table:formula="of:=AVERAGE([Instances.BP23:Instances.BP42])" office:value-type="float"/>
          <table:table-cell table:formula="of:=AVERAGE([Instances.BQ23:Instances.BQ42])" office:value-type="float"/>
          <table:table-cell table:formula="of:=AVERAGE([Instances.BR23:Instances.BR42])" office:value-type="float"/>
          <table:table-cell table:formula="of:=AVERAGE([Instances.BS23:Instances.BS42])" office:value-type="float"/>
          <table:table-cell table:formula="of:=AVERAGE([Instances.BT23:Instances.BT42])" office:value-type="float"/>
          <table:table-cell table:formula="of:=AVERAGE([Instances.BU23:Instances.BU42])" office:value-type="float"/>
          <table:table-cell table:formula="of:=MIN([.$B4];[.$H4];[.$N4];[.$T4];[.$Z4];[.$AF4];[.$AL4];[.$AR4];[.$AX4];[.$BD4];[.$BJ4];[.$BP4])" office:value-type="float"/>
          <table:table-cell table:formula="of:=MIN([.$C4];[.$I4];[.$O4];[.$U4];[.$AA4];[.$AG4];[.$AM4];[.$AS4];[.$AY4];[.$BE4];[.$BK4];[.$BQ4])" office:value-type="float"/>
          <table:table-cell table:formula="of:=MIN([.$D4];[.$J4];[.$P4];[.$V4];[.$AB4];[.$AH4];[.$AN4];[.$AT4];[.$AZ4];[.$BF4];[.$BL4];[.$BR4])" office:value-type="float"/>
          <table:table-cell table:formula="of:=MIN([.$E4];[.$K4];[.$Q4];[.$W4];[.$AC4];[.$AI4];[.$AO4];[.$AU4];[.$BA4];[.$BG4];[.$BM4];[.$BS4])" office:value-type="float"/>
          <table:table-cell table:formula="of:=MIN([.$F4];[.$L4];[.$R4];[.$X4];[.$AD4];[.$AJ4];[.$AP4];[.$AV4];[.$BB4];[.$BH4];[.$BN4];[.$BT4])" office:value-type="float"/>
          <table:table-cell table:formula="of:=MIN([.$G4];[.$M4];[.$S4];[.$Y4];[.$AE4];[.$AK4];[.$AQ4];[.$AW4];[.$BC4];[.$BI4];[.$BO4];[.$BU4])" office:value-type="float"/>
          <table:table-cell table:formula="of:=MEDIAN([.$B4];[.$H4];[.$N4];[.$T4];[.$Z4];[.$AF4];[.$AL4];[.$AR4];[.$AX4];[.$BD4];[.$BJ4];[.$BP4])" office:value-type="float"/>
          <table:table-cell table:formula="of:=MEDIAN([.$C4];[.$I4];[.$O4];[.$U4];[.$AA4];[.$AG4];[.$AM4];[.$AS4];[.$AY4];[.$BE4];[.$BK4];[.$BQ4])" office:value-type="float"/>
          <table:table-cell table:formula="of:=MEDIAN([.$D4];[.$J4];[.$P4];[.$V4];[.$AB4];[.$AH4];[.$AN4];[.$AT4];[.$AZ4];[.$BF4];[.$BL4];[.$BR4])" office:value-type="float"/>
          <table:table-cell table:formula="of:=MEDIAN([.$E4];[.$K4];[.$Q4];[.$W4];[.$AC4];[.$AI4];[.$AO4];[.$AU4];[.$BA4];[.$BG4];[.$BM4];[.$BS4])" office:value-type="float"/>
          <table:table-cell table:formula="of:=MEDIAN([.$F4];[.$L4];[.$R4];[.$X4];[.$AD4];[.$AJ4];[.$AP4];[.$AV4];[.$BB4];[.$BH4];[.$BN4];[.$BT4])" office:value-type="float"/>
          <table:table-cell table:formula="of:=MEDIAN([.$G4];[.$M4];[.$S4];[.$Y4];[.$AE4];[.$AK4];[.$AQ4];[.$AW4];[.$BC4];[.$BI4];[.$BO4];[.$BU4])" office:value-type="float"/>
          <table:table-cell table:formula="of:=MAX([.$B4];[.$H4];[.$N4];[.$T4];[.$Z4];[.$AF4];[.$AL4];[.$AR4];[.$AX4];[.$BD4];[.$BJ4];[.$BP4])" office:value-type="float"/>
          <table:table-cell table:formula="of:=MAX([.$C4];[.$I4];[.$O4];[.$U4];[.$AA4];[.$AG4];[.$AM4];[.$AS4];[.$AY4];[.$BE4];[.$BK4];[.$BQ4])" office:value-type="float"/>
          <table:table-cell table:formula="of:=MAX([.$D4];[.$J4];[.$P4];[.$V4];[.$AB4];[.$AH4];[.$AN4];[.$AT4];[.$AZ4];[.$BF4];[.$BL4];[.$BR4])" office:value-type="float"/>
          <table:table-cell table:formula="of:=MAX([.$E4];[.$K4];[.$Q4];[.$W4];[.$AC4];[.$AI4];[.$AO4];[.$AU4];[.$BA4];[.$BG4];[.$BM4];[.$BS4])" office:value-type="float"/>
          <table:table-cell table:formula="of:=MAX([.$F4];[.$L4];[.$R4];[.$X4];[.$AD4];[.$AJ4];[.$AP4];[.$AV4];[.$BB4];[.$BH4];[.$BN4];[.$BT4])" office:value-type="float"/>
          <table:table-cell table:formula="of:=MAX([.$G4];[.$M4];[.$S4];[.$Y4];[.$AE4];[.$AK4];[.$AQ4];[.$AW4];[.$BC4];[.$BI4];[.$BO4];[.$BU4])" office:value-type="float"/>
        </table:table-row>
        <table:table-row table:style-name="ro1">
          <table:table-cell office:value-type="string">
            <text:p>Nomistery</text:p>
          </table:table-cell>
          <table:table-cell table:formula="of:=AVERAGE([Instances.B43:Instances.B62])" office:value-type="float"/>
          <table:table-cell table:formula="of:=AVERAGE([Instances.C43:Instances.C62])" office:value-type="float"/>
          <table:table-cell table:formula="of:=AVERAGE([Instances.D43:Instances.D62])" office:value-type="float"/>
          <table:table-cell table:formula="of:=AVERAGE([Instances.E43:Instances.E62])" office:value-type="float"/>
          <table:table-cell table:formula="of:=AVERAGE([Instances.F43:Instances.F62])" office:value-type="float"/>
          <table:table-cell table:formula="of:=AVERAGE([Instances.G43:Instances.G62])" office:value-type="float"/>
          <table:table-cell table:formula="of:=AVERAGE([Instances.H43:Instances.H62])" office:value-type="float"/>
          <table:table-cell table:formula="of:=AVERAGE([Instances.I43:Instances.I62])" office:value-type="float"/>
          <table:table-cell table:formula="of:=AVERAGE([Instances.J43:Instances.J62])" office:value-type="float"/>
          <table:table-cell table:formula="of:=AVERAGE([Instances.K43:Instances.K62])" office:value-type="float"/>
          <table:table-cell table:formula="of:=AVERAGE([Instances.L43:Instances.L62])" office:value-type="float"/>
          <table:table-cell table:formula="of:=AVERAGE([Instances.M43:Instances.M62])" office:value-type="float"/>
          <table:table-cell table:formula="of:=AVERAGE([Instances.N43:Instances.N62])" office:value-type="float"/>
          <table:table-cell table:formula="of:=AVERAGE([Instances.O43:Instances.O62])" office:value-type="float"/>
          <table:table-cell table:formula="of:=AVERAGE([Instances.P43:Instances.P62])" office:value-type="float"/>
          <table:table-cell table:formula="of:=AVERAGE([Instances.Q43:Instances.Q62])" office:value-type="float"/>
          <table:table-cell table:formula="of:=AVERAGE([Instances.R43:Instances.R62])" office:value-type="float"/>
          <table:table-cell table:formula="of:=AVERAGE([Instances.S43:Instances.S62])" office:value-type="float"/>
          <table:table-cell table:formula="of:=AVERAGE([Instances.T43:Instances.T62])" office:value-type="float"/>
          <table:table-cell table:formula="of:=AVERAGE([Instances.U43:Instances.U62])" office:value-type="float"/>
          <table:table-cell table:formula="of:=AVERAGE([Instances.V43:Instances.V62])" office:value-type="float"/>
          <table:table-cell table:formula="of:=AVERAGE([Instances.W43:Instances.W62])" office:value-type="float"/>
          <table:table-cell table:formula="of:=AVERAGE([Instances.X43:Instances.X62])" office:value-type="float"/>
          <table:table-cell table:formula="of:=AVERAGE([Instances.Y43:Instances.Y62])" office:value-type="float"/>
          <table:table-cell table:formula="of:=AVERAGE([Instances.Z43:Instances.Z62])" office:value-type="float"/>
          <table:table-cell table:formula="of:=AVERAGE([Instances.AA43:Instances.AA62])" office:value-type="float"/>
          <table:table-cell table:formula="of:=AVERAGE([Instances.AB43:Instances.AB62])" office:value-type="float"/>
          <table:table-cell table:formula="of:=AVERAGE([Instances.AC43:Instances.AC62])" office:value-type="float"/>
          <table:table-cell table:formula="of:=AVERAGE([Instances.AD43:Instances.AD62])" office:value-type="float"/>
          <table:table-cell table:formula="of:=AVERAGE([Instances.AE43:Instances.AE62])" office:value-type="float"/>
          <table:table-cell table:formula="of:=AVERAGE([Instances.AF43:Instances.AF62])" office:value-type="float"/>
          <table:table-cell table:formula="of:=AVERAGE([Instances.AG43:Instances.AG62])" office:value-type="float"/>
          <table:table-cell table:formula="of:=AVERAGE([Instances.AH43:Instances.AH62])" office:value-type="float"/>
          <table:table-cell table:formula="of:=AVERAGE([Instances.AI43:Instances.AI62])" office:value-type="float"/>
          <table:table-cell table:formula="of:=AVERAGE([Instances.AJ43:Instances.AJ62])" office:value-type="float"/>
          <table:table-cell table:formula="of:=AVERAGE([Instances.AK43:Instances.AK62])" office:value-type="float"/>
          <table:table-cell table:formula="of:=AVERAGE([Instances.AL43:Instances.AL62])" office:value-type="float"/>
          <table:table-cell table:formula="of:=AVERAGE([Instances.AM43:Instances.AM62])" office:value-type="float"/>
          <table:table-cell table:formula="of:=AVERAGE([Instances.AN43:Instances.AN62])" office:value-type="float"/>
          <table:table-cell table:formula="of:=AVERAGE([Instances.AO43:Instances.AO62])" office:value-type="float"/>
          <table:table-cell table:formula="of:=AVERAGE([Instances.AP43:Instances.AP62])" office:value-type="float"/>
          <table:table-cell table:formula="of:=AVERAGE([Instances.AQ43:Instances.AQ62])" office:value-type="float"/>
          <table:table-cell table:formula="of:=AVERAGE([Instances.AR43:Instances.AR62])" office:value-type="float"/>
          <table:table-cell table:formula="of:=AVERAGE([Instances.AS43:Instances.AS62])" office:value-type="float"/>
          <table:table-cell table:formula="of:=AVERAGE([Instances.AT43:Instances.AT62])" office:value-type="float"/>
          <table:table-cell table:formula="of:=AVERAGE([Instances.AU43:Instances.AU62])" office:value-type="float"/>
          <table:table-cell table:formula="of:=AVERAGE([Instances.AV43:Instances.AV62])" office:value-type="float"/>
          <table:table-cell table:formula="of:=AVERAGE([Instances.AW43:Instances.AW62])" office:value-type="float"/>
          <table:table-cell table:formula="of:=AVERAGE([Instances.AX43:Instances.AX62])" office:value-type="float"/>
          <table:table-cell table:formula="of:=AVERAGE([Instances.AY43:Instances.AY62])" office:value-type="float"/>
          <table:table-cell table:formula="of:=AVERAGE([Instances.AZ43:Instances.AZ62])" office:value-type="float"/>
          <table:table-cell table:formula="of:=AVERAGE([Instances.BA43:Instances.BA62])" office:value-type="float"/>
          <table:table-cell table:formula="of:=AVERAGE([Instances.BB43:Instances.BB62])" office:value-type="float"/>
          <table:table-cell table:formula="of:=AVERAGE([Instances.BC43:Instances.BC62])" office:value-type="float"/>
          <table:table-cell table:formula="of:=AVERAGE([Instances.BD43:Instances.BD62])" office:value-type="float"/>
          <table:table-cell table:formula="of:=AVERAGE([Instances.BE43:Instances.BE62])" office:value-type="float"/>
          <table:table-cell table:formula="of:=AVERAGE([Instances.BF43:Instances.BF62])" office:value-type="float"/>
          <table:table-cell table:formula="of:=AVERAGE([Instances.BG43:Instances.BG62])" office:value-type="float"/>
          <table:table-cell table:formula="of:=AVERAGE([Instances.BH43:Instances.BH62])" office:value-type="float"/>
          <table:table-cell table:formula="of:=AVERAGE([Instances.BI43:Instances.BI62])" office:value-type="float"/>
          <table:table-cell table:formula="of:=AVERAGE([Instances.BJ43:Instances.BJ62])" office:value-type="float"/>
          <table:table-cell table:formula="of:=AVERAGE([Instances.BK43:Instances.BK62])" office:value-type="float"/>
          <table:table-cell table:formula="of:=AVERAGE([Instances.BL43:Instances.BL62])" office:value-type="float"/>
          <table:table-cell table:formula="of:=AVERAGE([Instances.BM43:Instances.BM62])" office:value-type="float"/>
          <table:table-cell table:formula="of:=AVERAGE([Instances.BN43:Instances.BN62])" office:value-type="float"/>
          <table:table-cell table:formula="of:=AVERAGE([Instances.BO43:Instances.BO62])" office:value-type="float"/>
          <table:table-cell table:formula="of:=AVERAGE([Instances.BP43:Instances.BP62])" office:value-type="float"/>
          <table:table-cell table:formula="of:=AVERAGE([Instances.BQ43:Instances.BQ62])" office:value-type="float"/>
          <table:table-cell table:formula="of:=AVERAGE([Instances.BR43:Instances.BR62])" office:value-type="float"/>
          <table:table-cell table:formula="of:=AVERAGE([Instances.BS43:Instances.BS62])" office:value-type="float"/>
          <table:table-cell table:formula="of:=AVERAGE([Instances.BT43:Instances.BT62])" office:value-type="float"/>
          <table:table-cell table:formula="of:=AVERAGE([Instances.BU43:Instances.BU62])" office:value-type="float"/>
          <table:table-cell table:formula="of:=MIN([.$B5];[.$H5];[.$N5];[.$T5];[.$Z5];[.$AF5];[.$AL5];[.$AR5];[.$AX5];[.$BD5];[.$BJ5];[.$BP5])" office:value-type="float"/>
          <table:table-cell table:formula="of:=MIN([.$C5];[.$I5];[.$O5];[.$U5];[.$AA5];[.$AG5];[.$AM5];[.$AS5];[.$AY5];[.$BE5];[.$BK5];[.$BQ5])" office:value-type="float"/>
          <table:table-cell table:formula="of:=MIN([.$D5];[.$J5];[.$P5];[.$V5];[.$AB5];[.$AH5];[.$AN5];[.$AT5];[.$AZ5];[.$BF5];[.$BL5];[.$BR5])" office:value-type="float"/>
          <table:table-cell table:formula="of:=MIN([.$E5];[.$K5];[.$Q5];[.$W5];[.$AC5];[.$AI5];[.$AO5];[.$AU5];[.$BA5];[.$BG5];[.$BM5];[.$BS5])" office:value-type="float"/>
          <table:table-cell table:formula="of:=MIN([.$F5];[.$L5];[.$R5];[.$X5];[.$AD5];[.$AJ5];[.$AP5];[.$AV5];[.$BB5];[.$BH5];[.$BN5];[.$BT5])" office:value-type="float"/>
          <table:table-cell table:formula="of:=MIN([.$G5];[.$M5];[.$S5];[.$Y5];[.$AE5];[.$AK5];[.$AQ5];[.$AW5];[.$BC5];[.$BI5];[.$BO5];[.$BU5])" office:value-type="float"/>
          <table:table-cell table:formula="of:=MEDIAN([.$B5];[.$H5];[.$N5];[.$T5];[.$Z5];[.$AF5];[.$AL5];[.$AR5];[.$AX5];[.$BD5];[.$BJ5];[.$BP5])" office:value-type="float"/>
          <table:table-cell table:formula="of:=MEDIAN([.$C5];[.$I5];[.$O5];[.$U5];[.$AA5];[.$AG5];[.$AM5];[.$AS5];[.$AY5];[.$BE5];[.$BK5];[.$BQ5])" office:value-type="float"/>
          <table:table-cell table:formula="of:=MEDIAN([.$D5];[.$J5];[.$P5];[.$V5];[.$AB5];[.$AH5];[.$AN5];[.$AT5];[.$AZ5];[.$BF5];[.$BL5];[.$BR5])" office:value-type="float"/>
          <table:table-cell table:formula="of:=MEDIAN([.$E5];[.$K5];[.$Q5];[.$W5];[.$AC5];[.$AI5];[.$AO5];[.$AU5];[.$BA5];[.$BG5];[.$BM5];[.$BS5])" office:value-type="float"/>
          <table:table-cell table:formula="of:=MEDIAN([.$F5];[.$L5];[.$R5];[.$X5];[.$AD5];[.$AJ5];[.$AP5];[.$AV5];[.$BB5];[.$BH5];[.$BN5];[.$BT5])" office:value-type="float"/>
          <table:table-cell table:formula="of:=MEDIAN([.$G5];[.$M5];[.$S5];[.$Y5];[.$AE5];[.$AK5];[.$AQ5];[.$AW5];[.$BC5];[.$BI5];[.$BO5];[.$BU5])" office:value-type="float"/>
          <table:table-cell table:formula="of:=MAX([.$B5];[.$H5];[.$N5];[.$T5];[.$Z5];[.$AF5];[.$AL5];[.$AR5];[.$AX5];[.$BD5];[.$BJ5];[.$BP5])" office:value-type="float"/>
          <table:table-cell table:formula="of:=MAX([.$C5];[.$I5];[.$O5];[.$U5];[.$AA5];[.$AG5];[.$AM5];[.$AS5];[.$AY5];[.$BE5];[.$BK5];[.$BQ5])" office:value-type="float"/>
          <table:table-cell table:formula="of:=MAX([.$D5];[.$J5];[.$P5];[.$V5];[.$AB5];[.$AH5];[.$AN5];[.$AT5];[.$AZ5];[.$BF5];[.$BL5];[.$BR5])" office:value-type="float"/>
          <table:table-cell table:formula="of:=MAX([.$E5];[.$K5];[.$Q5];[.$W5];[.$AC5];[.$AI5];[.$AO5];[.$AU5];[.$BA5];[.$BG5];[.$BM5];[.$BS5])" office:value-type="float"/>
          <table:table-cell table:formula="of:=MAX([.$F5];[.$L5];[.$R5];[.$X5];[.$AD5];[.$AJ5];[.$AP5];[.$AV5];[.$BB5];[.$BH5];[.$BN5];[.$BT5])" office:value-type="float"/>
          <table:table-cell table:formula="of:=MAX([.$G5];[.$M5];[.$S5];[.$Y5];[.$AE5];[.$AK5];[.$AQ5];[.$AW5];[.$BC5];[.$BI5];[.$BO5];[.$BU5])" office:value-type="float"/>
        </table:table-row>
        <table:table-row table:style-name="ro1">
          <table:table-cell office:value-type="string">
            <text:p>RicochetRobots</text:p>
          </table:table-cell>
          <table:table-cell table:formula="of:=AVERAGE([Instances.B63:Instances.B82])" office:value-type="float"/>
          <table:table-cell table:formula="of:=AVERAGE([Instances.C63:Instances.C82])" office:value-type="float"/>
          <table:table-cell table:formula="of:=AVERAGE([Instances.D63:Instances.D82])" office:value-type="float"/>
          <table:table-cell table:formula="of:=AVERAGE([Instances.E63:Instances.E82])" office:value-type="float"/>
          <table:table-cell table:formula="of:=AVERAGE([Instances.F63:Instances.F82])" office:value-type="float"/>
          <table:table-cell table:formula="of:=AVERAGE([Instances.G63:Instances.G82])" office:value-type="float"/>
          <table:table-cell table:formula="of:=AVERAGE([Instances.H63:Instances.H82])" office:value-type="float"/>
          <table:table-cell table:formula="of:=AVERAGE([Instances.I63:Instances.I82])" office:value-type="float"/>
          <table:table-cell table:formula="of:=AVERAGE([Instances.J63:Instances.J82])" office:value-type="float"/>
          <table:table-cell table:formula="of:=AVERAGE([Instances.K63:Instances.K82])" office:value-type="float"/>
          <table:table-cell table:formula="of:=AVERAGE([Instances.L63:Instances.L82])" office:value-type="float"/>
          <table:table-cell table:formula="of:=AVERAGE([Instances.M63:Instances.M82])" office:value-type="float"/>
          <table:table-cell table:formula="of:=AVERAGE([Instances.N63:Instances.N82])" office:value-type="float"/>
          <table:table-cell table:formula="of:=AVERAGE([Instances.O63:Instances.O82])" office:value-type="float"/>
          <table:table-cell table:formula="of:=AVERAGE([Instances.P63:Instances.P82])" office:value-type="float"/>
          <table:table-cell table:formula="of:=AVERAGE([Instances.Q63:Instances.Q82])" office:value-type="float"/>
          <table:table-cell table:formula="of:=AVERAGE([Instances.R63:Instances.R82])" office:value-type="float"/>
          <table:table-cell table:formula="of:=AVERAGE([Instances.S63:Instances.S82])" office:value-type="float"/>
          <table:table-cell table:formula="of:=AVERAGE([Instances.T63:Instances.T82])" office:value-type="float"/>
          <table:table-cell table:formula="of:=AVERAGE([Instances.U63:Instances.U82])" office:value-type="float"/>
          <table:table-cell table:formula="of:=AVERAGE([Instances.V63:Instances.V82])" office:value-type="float"/>
          <table:table-cell table:formula="of:=AVERAGE([Instances.W63:Instances.W82])" office:value-type="float"/>
          <table:table-cell table:formula="of:=AVERAGE([Instances.X63:Instances.X82])" office:value-type="float"/>
          <table:table-cell table:formula="of:=AVERAGE([Instances.Y63:Instances.Y82])" office:value-type="float"/>
          <table:table-cell table:formula="of:=AVERAGE([Instances.Z63:Instances.Z82])" office:value-type="float"/>
          <table:table-cell table:formula="of:=AVERAGE([Instances.AA63:Instances.AA82])" office:value-type="float"/>
          <table:table-cell table:formula="of:=AVERAGE([Instances.AB63:Instances.AB82])" office:value-type="float"/>
          <table:table-cell table:formula="of:=AVERAGE([Instances.AC63:Instances.AC82])" office:value-type="float"/>
          <table:table-cell table:formula="of:=AVERAGE([Instances.AD63:Instances.AD82])" office:value-type="float"/>
          <table:table-cell table:formula="of:=AVERAGE([Instances.AE63:Instances.AE82])" office:value-type="float"/>
          <table:table-cell table:formula="of:=AVERAGE([Instances.AF63:Instances.AF82])" office:value-type="float"/>
          <table:table-cell table:formula="of:=AVERAGE([Instances.AG63:Instances.AG82])" office:value-type="float"/>
          <table:table-cell table:formula="of:=AVERAGE([Instances.AH63:Instances.AH82])" office:value-type="float"/>
          <table:table-cell table:formula="of:=AVERAGE([Instances.AI63:Instances.AI82])" office:value-type="float"/>
          <table:table-cell table:formula="of:=AVERAGE([Instances.AJ63:Instances.AJ82])" office:value-type="float"/>
          <table:table-cell table:formula="of:=AVERAGE([Instances.AK63:Instances.AK82])" office:value-type="float"/>
          <table:table-cell table:formula="of:=AVERAGE([Instances.AL63:Instances.AL82])" office:value-type="float"/>
          <table:table-cell table:formula="of:=AVERAGE([Instances.AM63:Instances.AM82])" office:value-type="float"/>
          <table:table-cell table:formula="of:=AVERAGE([Instances.AN63:Instances.AN82])" office:value-type="float"/>
          <table:table-cell table:formula="of:=AVERAGE([Instances.AO63:Instances.AO82])" office:value-type="float"/>
          <table:table-cell table:formula="of:=AVERAGE([Instances.AP63:Instances.AP82])" office:value-type="float"/>
          <table:table-cell table:formula="of:=AVERAGE([Instances.AQ63:Instances.AQ82])" office:value-type="float"/>
          <table:table-cell table:formula="of:=AVERAGE([Instances.AR63:Instances.AR82])" office:value-type="float"/>
          <table:table-cell table:formula="of:=AVERAGE([Instances.AS63:Instances.AS82])" office:value-type="float"/>
          <table:table-cell table:formula="of:=AVERAGE([Instances.AT63:Instances.AT82])" office:value-type="float"/>
          <table:table-cell table:formula="of:=AVERAGE([Instances.AU63:Instances.AU82])" office:value-type="float"/>
          <table:table-cell table:formula="of:=AVERAGE([Instances.AV63:Instances.AV82])" office:value-type="float"/>
          <table:table-cell table:formula="of:=AVERAGE([Instances.AW63:Instances.AW82])" office:value-type="float"/>
          <table:table-cell table:formula="of:=AVERAGE([Instances.AX63:Instances.AX82])" office:value-type="float"/>
          <table:table-cell table:formula="of:=AVERAGE([Instances.AY63:Instances.AY82])" office:value-type="float"/>
          <table:table-cell table:formula="of:=AVERAGE([Instances.AZ63:Instances.AZ82])" office:value-type="float"/>
          <table:table-cell table:formula="of:=AVERAGE([Instances.BA63:Instances.BA82])" office:value-type="float"/>
          <table:table-cell table:formula="of:=AVERAGE([Instances.BB63:Instances.BB82])" office:value-type="float"/>
          <table:table-cell table:formula="of:=AVERAGE([Instances.BC63:Instances.BC82])" office:value-type="float"/>
          <table:table-cell table:formula="of:=AVERAGE([Instances.BD63:Instances.BD82])" office:value-type="float"/>
          <table:table-cell table:formula="of:=AVERAGE([Instances.BE63:Instances.BE82])" office:value-type="float"/>
          <table:table-cell table:formula="of:=AVERAGE([Instances.BF63:Instances.BF82])" office:value-type="float"/>
          <table:table-cell table:formula="of:=AVERAGE([Instances.BG63:Instances.BG82])" office:value-type="float"/>
          <table:table-cell table:formula="of:=AVERAGE([Instances.BH63:Instances.BH82])" office:value-type="float"/>
          <table:table-cell table:formula="of:=AVERAGE([Instances.BI63:Instances.BI82])" office:value-type="float"/>
          <table:table-cell table:formula="of:=AVERAGE([Instances.BJ63:Instances.BJ82])" office:value-type="float"/>
          <table:table-cell table:formula="of:=AVERAGE([Instances.BK63:Instances.BK82])" office:value-type="float"/>
          <table:table-cell table:formula="of:=AVERAGE([Instances.BL63:Instances.BL82])" office:value-type="float"/>
          <table:table-cell table:formula="of:=AVERAGE([Instances.BM63:Instances.BM82])" office:value-type="float"/>
          <table:table-cell table:formula="of:=AVERAGE([Instances.BN63:Instances.BN82])" office:value-type="float"/>
          <table:table-cell table:formula="of:=AVERAGE([Instances.BO63:Instances.BO82])" office:value-type="float"/>
          <table:table-cell table:formula="of:=AVERAGE([Instances.BP63:Instances.BP82])" office:value-type="float"/>
          <table:table-cell table:formula="of:=AVERAGE([Instances.BQ63:Instances.BQ82])" office:value-type="float"/>
          <table:table-cell table:formula="of:=AVERAGE([Instances.BR63:Instances.BR82])" office:value-type="float"/>
          <table:table-cell table:formula="of:=AVERAGE([Instances.BS63:Instances.BS82])" office:value-type="float"/>
          <table:table-cell table:formula="of:=AVERAGE([Instances.BT63:Instances.BT82])" office:value-type="float"/>
          <table:table-cell table:formula="of:=AVERAGE([Instances.BU63:Instances.BU82])" office:value-type="float"/>
          <table:table-cell table:formula="of:=MIN([.$B6];[.$H6];[.$N6];[.$T6];[.$Z6];[.$AF6];[.$AL6];[.$AR6];[.$AX6];[.$BD6];[.$BJ6];[.$BP6])" office:value-type="float"/>
          <table:table-cell table:formula="of:=MIN([.$C6];[.$I6];[.$O6];[.$U6];[.$AA6];[.$AG6];[.$AM6];[.$AS6];[.$AY6];[.$BE6];[.$BK6];[.$BQ6])" office:value-type="float"/>
          <table:table-cell table:formula="of:=MIN([.$D6];[.$J6];[.$P6];[.$V6];[.$AB6];[.$AH6];[.$AN6];[.$AT6];[.$AZ6];[.$BF6];[.$BL6];[.$BR6])" office:value-type="float"/>
          <table:table-cell table:formula="of:=MIN([.$E6];[.$K6];[.$Q6];[.$W6];[.$AC6];[.$AI6];[.$AO6];[.$AU6];[.$BA6];[.$BG6];[.$BM6];[.$BS6])" office:value-type="float"/>
          <table:table-cell table:formula="of:=MIN([.$F6];[.$L6];[.$R6];[.$X6];[.$AD6];[.$AJ6];[.$AP6];[.$AV6];[.$BB6];[.$BH6];[.$BN6];[.$BT6])" office:value-type="float"/>
          <table:table-cell table:formula="of:=MIN([.$G6];[.$M6];[.$S6];[.$Y6];[.$AE6];[.$AK6];[.$AQ6];[.$AW6];[.$BC6];[.$BI6];[.$BO6];[.$BU6])" office:value-type="float"/>
          <table:table-cell table:formula="of:=MEDIAN([.$B6];[.$H6];[.$N6];[.$T6];[.$Z6];[.$AF6];[.$AL6];[.$AR6];[.$AX6];[.$BD6];[.$BJ6];[.$BP6])" office:value-type="float"/>
          <table:table-cell table:formula="of:=MEDIAN([.$C6];[.$I6];[.$O6];[.$U6];[.$AA6];[.$AG6];[.$AM6];[.$AS6];[.$AY6];[.$BE6];[.$BK6];[.$BQ6])" office:value-type="float"/>
          <table:table-cell table:formula="of:=MEDIAN([.$D6];[.$J6];[.$P6];[.$V6];[.$AB6];[.$AH6];[.$AN6];[.$AT6];[.$AZ6];[.$BF6];[.$BL6];[.$BR6])" office:value-type="float"/>
          <table:table-cell table:formula="of:=MEDIAN([.$E6];[.$K6];[.$Q6];[.$W6];[.$AC6];[.$AI6];[.$AO6];[.$AU6];[.$BA6];[.$BG6];[.$BM6];[.$BS6])" office:value-type="float"/>
          <table:table-cell table:formula="of:=MEDIAN([.$F6];[.$L6];[.$R6];[.$X6];[.$AD6];[.$AJ6];[.$AP6];[.$AV6];[.$BB6];[.$BH6];[.$BN6];[.$BT6])" office:value-type="float"/>
          <table:table-cell table:formula="of:=MEDIAN([.$G6];[.$M6];[.$S6];[.$Y6];[.$AE6];[.$AK6];[.$AQ6];[.$AW6];[.$BC6];[.$BI6];[.$BO6];[.$BU6])" office:value-type="float"/>
          <table:table-cell table:formula="of:=MAX([.$B6];[.$H6];[.$N6];[.$T6];[.$Z6];[.$AF6];[.$AL6];[.$AR6];[.$AX6];[.$BD6];[.$BJ6];[.$BP6])" office:value-type="float"/>
          <table:table-cell table:formula="of:=MAX([.$C6];[.$I6];[.$O6];[.$U6];[.$AA6];[.$AG6];[.$AM6];[.$AS6];[.$AY6];[.$BE6];[.$BK6];[.$BQ6])" office:value-type="float"/>
          <table:table-cell table:formula="of:=MAX([.$D6];[.$J6];[.$P6];[.$V6];[.$AB6];[.$AH6];[.$AN6];[.$AT6];[.$AZ6];[.$BF6];[.$BL6];[.$BR6])" office:value-type="float"/>
          <table:table-cell table:formula="of:=MAX([.$E6];[.$K6];[.$Q6];[.$W6];[.$AC6];[.$AI6];[.$AO6];[.$AU6];[.$BA6];[.$BG6];[.$BM6];[.$BS6])" office:value-type="float"/>
          <table:table-cell table:formula="of:=MAX([.$F6];[.$L6];[.$R6];[.$X6];[.$AD6];[.$AJ6];[.$AP6];[.$AV6];[.$BB6];[.$BH6];[.$BN6];[.$BT6])" office:value-type="float"/>
          <table:table-cell table:formula="of:=MAX([.$G6];[.$M6];[.$S6];[.$Y6];[.$AE6];[.$AK6];[.$AQ6];[.$AW6];[.$BC6];[.$BI6];[.$BO6];[.$BU6])" office:value-type="float"/>
        </table:table-row>
        <table:table-row table:style-name="ro1">
          <table:table-cell office:value-type="string">
            <text:p>Sokoban</text:p>
          </table:table-cell>
          <table:table-cell table:formula="of:=AVERAGE([Instances.B83:Instances.B102])" office:value-type="float"/>
          <table:table-cell table:formula="of:=AVERAGE([Instances.C83:Instances.C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F83:Instances.F102])" office:value-type="float"/>
          <table:table-cell table:formula="of:=AVERAGE([Instances.G83:Instances.G102])" office:value-type="float"/>
          <table:table-cell table:formula="of:=AVERAGE([Instances.H83:Instances.H102])" office:value-type="float"/>
          <table:table-cell table:formula="of:=AVERAGE([Instances.I83:Instances.I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L83:Instances.L102])" office:value-type="float"/>
          <table:table-cell table:formula="of:=AVERAGE([Instances.M83:Instances.M102])" office:value-type="float"/>
          <table:table-cell table:formula="of:=AVERAGE([Instances.N83:Instances.N102])" office:value-type="float"/>
          <table:table-cell table:formula="of:=AVERAGE([Instances.O83:Instances.O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R83:Instances.R102])" office:value-type="float"/>
          <table:table-cell table:formula="of:=AVERAGE([Instances.S83:Instances.S102])" office:value-type="float"/>
          <table:table-cell table:formula="of:=AVERAGE([Instances.T83:Instances.T102])" office:value-type="float"/>
          <table:table-cell table:formula="of:=AVERAGE([Instances.U83:Instances.U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X83:Instances.X102])" office:value-type="float"/>
          <table:table-cell table:formula="of:=AVERAGE([Instances.Y83:Instances.Y102])" office:value-type="float"/>
          <table:table-cell table:formula="of:=AVERAGE([Instances.Z83:Instances.Z102])" office:value-type="float"/>
          <table:table-cell table:formula="of:=AVERAGE([Instances.AA83:Instances.AA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D83:Instances.AD102])" office:value-type="float"/>
          <table:table-cell table:formula="of:=AVERAGE([Instances.AE83:Instances.AE102])" office:value-type="float"/>
          <table:table-cell table:formula="of:=AVERAGE([Instances.AF83:Instances.AF102])" office:value-type="float"/>
          <table:table-cell table:formula="of:=AVERAGE([Instances.AG83:Instances.AG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J83:Instances.AJ102])" office:value-type="float"/>
          <table:table-cell table:formula="of:=AVERAGE([Instances.AK83:Instances.AK102])" office:value-type="float"/>
          <table:table-cell table:formula="of:=AVERAGE([Instances.AL83:Instances.AL102])" office:value-type="float"/>
          <table:table-cell table:formula="of:=AVERAGE([Instances.AM83:Instances.AM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P83:Instances.AP102])" office:value-type="float"/>
          <table:table-cell table:formula="of:=AVERAGE([Instances.AQ83:Instances.AQ102])" office:value-type="float"/>
          <table:table-cell table:formula="of:=AVERAGE([Instances.AR83:Instances.AR102])" office:value-type="float"/>
          <table:table-cell table:formula="of:=AVERAGE([Instances.AS83:Instances.AS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V83:Instances.AV102])" office:value-type="float"/>
          <table:table-cell table:formula="of:=AVERAGE([Instances.AW83:Instances.AW102])" office:value-type="float"/>
          <table:table-cell table:formula="of:=AVERAGE([Instances.AX83:Instances.AX102])" office:value-type="float"/>
          <table:table-cell table:formula="of:=AVERAGE([Instances.AY83:Instances.AY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B83:Instances.BB102])" office:value-type="float"/>
          <table:table-cell table:formula="of:=AVERAGE([Instances.BC83:Instances.BC102])" office:value-type="float"/>
          <table:table-cell table:formula="of:=AVERAGE([Instances.BD83:Instances.BD102])" office:value-type="float"/>
          <table:table-cell table:formula="of:=AVERAGE([Instances.BE83:Instances.BE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H83:Instances.BH102])" office:value-type="float"/>
          <table:table-cell table:formula="of:=AVERAGE([Instances.BI83:Instances.BI102])" office:value-type="float"/>
          <table:table-cell table:formula="of:=AVERAGE([Instances.BJ83:Instances.BJ102])" office:value-type="float"/>
          <table:table-cell table:formula="of:=AVERAGE([Instances.BK83:Instances.BK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N83:Instances.BN102])" office:value-type="float"/>
          <table:table-cell table:formula="of:=AVERAGE([Instances.BO83:Instances.BO102])" office:value-type="float"/>
          <table:table-cell table:formula="of:=AVERAGE([Instances.BP83:Instances.BP102])" office:value-type="float"/>
          <table:table-cell table:formula="of:=AVERAGE([Instances.BQ83:Instances.BQ102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T83:Instances.BT102])" office:value-type="float"/>
          <table:table-cell table:formula="of:=AVERAGE([Instances.BU83:Instances.BU102])" office:value-type="float"/>
          <table:table-cell table:formula="of:=MIN([.$B7];[.$H7];[.$N7];[.$T7];[.$Z7];[.$AF7];[.$AL7];[.$AR7];[.$AX7];[.$BD7];[.$BJ7];[.$BP7])" office:value-type="float"/>
          <table:table-cell table:formula="of:=MIN([.$C7];[.$I7];[.$O7];[.$U7];[.$AA7];[.$AG7];[.$AM7];[.$AS7];[.$AY7];[.$BE7];[.$BK7];[.$BQ7])" office:value-type="float"/>
          <table:table-cell table:formula="of:=MIN([.$D7];[.$J7];[.$P7];[.$V7];[.$AB7];[.$AH7];[.$AN7];[.$AT7];[.$AZ7];[.$BF7];[.$BL7];[.$BR7])" office:value-type="float"/>
          <table:table-cell table:formula="of:=MIN([.$E7];[.$K7];[.$Q7];[.$W7];[.$AC7];[.$AI7];[.$AO7];[.$AU7];[.$BA7];[.$BG7];[.$BM7];[.$BS7])" office:value-type="float"/>
          <table:table-cell table:formula="of:=MIN([.$F7];[.$L7];[.$R7];[.$X7];[.$AD7];[.$AJ7];[.$AP7];[.$AV7];[.$BB7];[.$BH7];[.$BN7];[.$BT7])" office:value-type="float"/>
          <table:table-cell table:formula="of:=MIN([.$G7];[.$M7];[.$S7];[.$Y7];[.$AE7];[.$AK7];[.$AQ7];[.$AW7];[.$BC7];[.$BI7];[.$BO7];[.$BU7])" office:value-type="float"/>
          <table:table-cell table:formula="of:=MEDIAN([.$B7];[.$H7];[.$N7];[.$T7];[.$Z7];[.$AF7];[.$AL7];[.$AR7];[.$AX7];[.$BD7];[.$BJ7];[.$BP7])" office:value-type="float"/>
          <table:table-cell table:formula="of:=MEDIAN([.$C7];[.$I7];[.$O7];[.$U7];[.$AA7];[.$AG7];[.$AM7];[.$AS7];[.$AY7];[.$BE7];[.$BK7];[.$BQ7])" office:value-type="float"/>
          <table:table-cell table:formula="of:=MEDIAN([.$D7];[.$J7];[.$P7];[.$V7];[.$AB7];[.$AH7];[.$AN7];[.$AT7];[.$AZ7];[.$BF7];[.$BL7];[.$BR7])" office:value-type="float"/>
          <table:table-cell table:formula="of:=MEDIAN([.$E7];[.$K7];[.$Q7];[.$W7];[.$AC7];[.$AI7];[.$AO7];[.$AU7];[.$BA7];[.$BG7];[.$BM7];[.$BS7])" office:value-type="float"/>
          <table:table-cell table:formula="of:=MEDIAN([.$F7];[.$L7];[.$R7];[.$X7];[.$AD7];[.$AJ7];[.$AP7];[.$AV7];[.$BB7];[.$BH7];[.$BN7];[.$BT7])" office:value-type="float"/>
          <table:table-cell table:formula="of:=MEDIAN([.$G7];[.$M7];[.$S7];[.$Y7];[.$AE7];[.$AK7];[.$AQ7];[.$AW7];[.$BC7];[.$BI7];[.$BO7];[.$BU7])" office:value-type="float"/>
          <table:table-cell table:formula="of:=MAX([.$B7];[.$H7];[.$N7];[.$T7];[.$Z7];[.$AF7];[.$AL7];[.$AR7];[.$AX7];[.$BD7];[.$BJ7];[.$BP7])" office:value-type="float"/>
          <table:table-cell table:formula="of:=MAX([.$C7];[.$I7];[.$O7];[.$U7];[.$AA7];[.$AG7];[.$AM7];[.$AS7];[.$AY7];[.$BE7];[.$BK7];[.$BQ7])" office:value-type="float"/>
          <table:table-cell table:formula="of:=MAX([.$D7];[.$J7];[.$P7];[.$V7];[.$AB7];[.$AH7];[.$AN7];[.$AT7];[.$AZ7];[.$BF7];[.$BL7];[.$BR7])" office:value-type="float"/>
          <table:table-cell table:formula="of:=MAX([.$E7];[.$K7];[.$Q7];[.$W7];[.$AC7];[.$AI7];[.$AO7];[.$AU7];[.$BA7];[.$BG7];[.$BM7];[.$BS7])" office:value-type="float"/>
          <table:table-cell table:formula="of:=MAX([.$F7];[.$L7];[.$R7];[.$X7];[.$AD7];[.$AJ7];[.$AP7];[.$AV7];[.$BB7];[.$BH7];[.$BN7];[.$BT7])" office:value-type="float"/>
          <table:table-cell table:formula="of:=MAX([.$G7];[.$M7];[.$S7];[.$Y7];[.$AE7];[.$AK7];[.$AQ7];[.$AW7];[.$BC7];[.$BI7];[.$BO7];[.$BU7])" office:value-type="float"/>
        </table:table-row>
        <table:table-row table:style-name="ro1">
          <table:table-cell office:value-type="string">
            <text:p>Visit-all</text:p>
          </table:table-cell>
          <table:table-cell table:formula="of:=AVERAGE([Instances.B103:Instances.B122])" office:value-type="float"/>
          <table:table-cell table:formula="of:=AVERAGE([Instances.C103:Instances.C122])" office:value-type="float"/>
          <table:table-cell table:formula="of:=AVERAGE([Instances.D103:Instances.D122])" office:value-type="float"/>
          <table:table-cell table:formula="of:=AVERAGE([Instances.E103:Instances.E122])" office:value-type="float"/>
          <table:table-cell table:formula="of:=AVERAGE([Instances.F103:Instances.F122])" office:value-type="float"/>
          <table:table-cell table:formula="of:=AVERAGE([Instances.G103:Instances.G122])" office:value-type="float"/>
          <table:table-cell table:formula="of:=AVERAGE([Instances.H103:Instances.H122])" office:value-type="float"/>
          <table:table-cell table:formula="of:=AVERAGE([Instances.I103:Instances.I122])" office:value-type="float"/>
          <table:table-cell table:formula="of:=AVERAGE([Instances.J103:Instances.J122])" office:value-type="float"/>
          <table:table-cell table:formula="of:=AVERAGE([Instances.K103:Instances.K122])" office:value-type="float"/>
          <table:table-cell table:formula="of:=AVERAGE([Instances.L103:Instances.L122])" office:value-type="float"/>
          <table:table-cell table:formula="of:=AVERAGE([Instances.M103:Instances.M122])" office:value-type="float"/>
          <table:table-cell table:formula="of:=AVERAGE([Instances.N103:Instances.N122])" office:value-type="float"/>
          <table:table-cell table:formula="of:=AVERAGE([Instances.O103:Instances.O122])" office:value-type="float"/>
          <table:table-cell table:formula="of:=AVERAGE([Instances.P103:Instances.P122])" office:value-type="float"/>
          <table:table-cell table:formula="of:=AVERAGE([Instances.Q103:Instances.Q122])" office:value-type="float"/>
          <table:table-cell table:formula="of:=AVERAGE([Instances.R103:Instances.R122])" office:value-type="float"/>
          <table:table-cell table:formula="of:=AVERAGE([Instances.S103:Instances.S122])" office:value-type="float"/>
          <table:table-cell table:formula="of:=AVERAGE([Instances.T103:Instances.T122])" office:value-type="float"/>
          <table:table-cell table:formula="of:=AVERAGE([Instances.U103:Instances.U122])" office:value-type="float"/>
          <table:table-cell table:formula="of:=AVERAGE([Instances.V103:Instances.V122])" office:value-type="float"/>
          <table:table-cell table:formula="of:=AVERAGE([Instances.W103:Instances.W122])" office:value-type="float"/>
          <table:table-cell table:formula="of:=AVERAGE([Instances.X103:Instances.X122])" office:value-type="float"/>
          <table:table-cell table:formula="of:=AVERAGE([Instances.Y103:Instances.Y122])" office:value-type="float"/>
          <table:table-cell table:formula="of:=AVERAGE([Instances.Z103:Instances.Z122])" office:value-type="float"/>
          <table:table-cell table:formula="of:=AVERAGE([Instances.AA103:Instances.AA122])" office:value-type="float"/>
          <table:table-cell table:formula="of:=AVERAGE([Instances.AB103:Instances.AB122])" office:value-type="float"/>
          <table:table-cell table:formula="of:=AVERAGE([Instances.AC103:Instances.AC122])" office:value-type="float"/>
          <table:table-cell table:formula="of:=AVERAGE([Instances.AD103:Instances.AD122])" office:value-type="float"/>
          <table:table-cell table:formula="of:=AVERAGE([Instances.AE103:Instances.AE122])" office:value-type="float"/>
          <table:table-cell table:formula="of:=AVERAGE([Instances.AF103:Instances.AF122])" office:value-type="float"/>
          <table:table-cell table:formula="of:=AVERAGE([Instances.AG103:Instances.AG122])" office:value-type="float"/>
          <table:table-cell table:formula="of:=AVERAGE([Instances.AH103:Instances.AH122])" office:value-type="float"/>
          <table:table-cell table:formula="of:=AVERAGE([Instances.AI103:Instances.AI122])" office:value-type="float"/>
          <table:table-cell table:formula="of:=AVERAGE([Instances.AJ103:Instances.AJ122])" office:value-type="float"/>
          <table:table-cell table:formula="of:=AVERAGE([Instances.AK103:Instances.AK122])" office:value-type="float"/>
          <table:table-cell table:formula="of:=AVERAGE([Instances.AL103:Instances.AL122])" office:value-type="float"/>
          <table:table-cell table:formula="of:=AVERAGE([Instances.AM103:Instances.AM122])" office:value-type="float"/>
          <table:table-cell table:formula="of:=AVERAGE([Instances.AN103:Instances.AN122])" office:value-type="float"/>
          <table:table-cell table:formula="of:=AVERAGE([Instances.AO103:Instances.AO122])" office:value-type="float"/>
          <table:table-cell table:formula="of:=AVERAGE([Instances.AP103:Instances.AP122])" office:value-type="float"/>
          <table:table-cell table:formula="of:=AVERAGE([Instances.AQ103:Instances.AQ122])" office:value-type="float"/>
          <table:table-cell table:formula="of:=AVERAGE([Instances.AR103:Instances.AR122])" office:value-type="float"/>
          <table:table-cell table:formula="of:=AVERAGE([Instances.AS103:Instances.AS122])" office:value-type="float"/>
          <table:table-cell table:formula="of:=AVERAGE([Instances.AT103:Instances.AT122])" office:value-type="float"/>
          <table:table-cell table:formula="of:=AVERAGE([Instances.AU103:Instances.AU122])" office:value-type="float"/>
          <table:table-cell table:formula="of:=AVERAGE([Instances.AV103:Instances.AV122])" office:value-type="float"/>
          <table:table-cell table:formula="of:=AVERAGE([Instances.AW103:Instances.AW122])" office:value-type="float"/>
          <table:table-cell table:formula="of:=AVERAGE([Instances.AX103:Instances.AX122])" office:value-type="float"/>
          <table:table-cell table:formula="of:=AVERAGE([Instances.AY103:Instances.AY122])" office:value-type="float"/>
          <table:table-cell table:formula="of:=AVERAGE([Instances.AZ103:Instances.AZ122])" office:value-type="float"/>
          <table:table-cell table:formula="of:=AVERAGE([Instances.BA103:Instances.BA122])" office:value-type="float"/>
          <table:table-cell table:formula="of:=AVERAGE([Instances.BB103:Instances.BB122])" office:value-type="float"/>
          <table:table-cell table:formula="of:=AVERAGE([Instances.BC103:Instances.BC122])" office:value-type="float"/>
          <table:table-cell table:formula="of:=AVERAGE([Instances.BD103:Instances.BD122])" office:value-type="float"/>
          <table:table-cell table:formula="of:=AVERAGE([Instances.BE103:Instances.BE122])" office:value-type="float"/>
          <table:table-cell table:formula="of:=AVERAGE([Instances.BF103:Instances.BF122])" office:value-type="float"/>
          <table:table-cell table:formula="of:=AVERAGE([Instances.BG103:Instances.BG122])" office:value-type="float"/>
          <table:table-cell table:formula="of:=AVERAGE([Instances.BH103:Instances.BH122])" office:value-type="float"/>
          <table:table-cell table:formula="of:=AVERAGE([Instances.BI103:Instances.BI122])" office:value-type="float"/>
          <table:table-cell table:formula="of:=AVERAGE([Instances.BJ103:Instances.BJ122])" office:value-type="float"/>
          <table:table-cell table:formula="of:=AVERAGE([Instances.BK103:Instances.BK122])" office:value-type="float"/>
          <table:table-cell table:formula="of:=AVERAGE([Instances.BL103:Instances.BL122])" office:value-type="float"/>
          <table:table-cell table:formula="of:=AVERAGE([Instances.BM103:Instances.BM122])" office:value-type="float"/>
          <table:table-cell table:formula="of:=AVERAGE([Instances.BN103:Instances.BN122])" office:value-type="float"/>
          <table:table-cell table:formula="of:=AVERAGE([Instances.BO103:Instances.BO122])" office:value-type="float"/>
          <table:table-cell table:formula="of:=AVERAGE([Instances.BP103:Instances.BP122])" office:value-type="float"/>
          <table:table-cell table:formula="of:=AVERAGE([Instances.BQ103:Instances.BQ122])" office:value-type="float"/>
          <table:table-cell table:formula="of:=AVERAGE([Instances.BR103:Instances.BR122])" office:value-type="float"/>
          <table:table-cell table:formula="of:=AVERAGE([Instances.BS103:Instances.BS122])" office:value-type="float"/>
          <table:table-cell table:formula="of:=AVERAGE([Instances.BT103:Instances.BT122])" office:value-type="float"/>
          <table:table-cell table:formula="of:=AVERAGE([Instances.BU103:Instances.BU122])" office:value-type="float"/>
          <table:table-cell table:formula="of:=MIN([.$B8];[.$H8];[.$N8];[.$T8];[.$Z8];[.$AF8];[.$AL8];[.$AR8];[.$AX8];[.$BD8];[.$BJ8];[.$BP8])" office:value-type="float"/>
          <table:table-cell table:formula="of:=MIN([.$C8];[.$I8];[.$O8];[.$U8];[.$AA8];[.$AG8];[.$AM8];[.$AS8];[.$AY8];[.$BE8];[.$BK8];[.$BQ8])" office:value-type="float"/>
          <table:table-cell table:formula="of:=MIN([.$D8];[.$J8];[.$P8];[.$V8];[.$AB8];[.$AH8];[.$AN8];[.$AT8];[.$AZ8];[.$BF8];[.$BL8];[.$BR8])" office:value-type="float"/>
          <table:table-cell table:formula="of:=MIN([.$E8];[.$K8];[.$Q8];[.$W8];[.$AC8];[.$AI8];[.$AO8];[.$AU8];[.$BA8];[.$BG8];[.$BM8];[.$BS8])" office:value-type="float"/>
          <table:table-cell table:formula="of:=MIN([.$F8];[.$L8];[.$R8];[.$X8];[.$AD8];[.$AJ8];[.$AP8];[.$AV8];[.$BB8];[.$BH8];[.$BN8];[.$BT8])" office:value-type="float"/>
          <table:table-cell table:formula="of:=MIN([.$G8];[.$M8];[.$S8];[.$Y8];[.$AE8];[.$AK8];[.$AQ8];[.$AW8];[.$BC8];[.$BI8];[.$BO8];[.$BU8])" office:value-type="float"/>
          <table:table-cell table:formula="of:=MEDIAN([.$B8];[.$H8];[.$N8];[.$T8];[.$Z8];[.$AF8];[.$AL8];[.$AR8];[.$AX8];[.$BD8];[.$BJ8];[.$BP8])" office:value-type="float"/>
          <table:table-cell table:formula="of:=MEDIAN([.$C8];[.$I8];[.$O8];[.$U8];[.$AA8];[.$AG8];[.$AM8];[.$AS8];[.$AY8];[.$BE8];[.$BK8];[.$BQ8])" office:value-type="float"/>
          <table:table-cell table:formula="of:=MEDIAN([.$D8];[.$J8];[.$P8];[.$V8];[.$AB8];[.$AH8];[.$AN8];[.$AT8];[.$AZ8];[.$BF8];[.$BL8];[.$BR8])" office:value-type="float"/>
          <table:table-cell table:formula="of:=MEDIAN([.$E8];[.$K8];[.$Q8];[.$W8];[.$AC8];[.$AI8];[.$AO8];[.$AU8];[.$BA8];[.$BG8];[.$BM8];[.$BS8])" office:value-type="float"/>
          <table:table-cell table:formula="of:=MEDIAN([.$F8];[.$L8];[.$R8];[.$X8];[.$AD8];[.$AJ8];[.$AP8];[.$AV8];[.$BB8];[.$BH8];[.$BN8];[.$BT8])" office:value-type="float"/>
          <table:table-cell table:formula="of:=MEDIAN([.$G8];[.$M8];[.$S8];[.$Y8];[.$AE8];[.$AK8];[.$AQ8];[.$AW8];[.$BC8];[.$BI8];[.$BO8];[.$BU8])" office:value-type="float"/>
          <table:table-cell table:formula="of:=MAX([.$B8];[.$H8];[.$N8];[.$T8];[.$Z8];[.$AF8];[.$AL8];[.$AR8];[.$AX8];[.$BD8];[.$BJ8];[.$BP8])" office:value-type="float"/>
          <table:table-cell table:formula="of:=MAX([.$C8];[.$I8];[.$O8];[.$U8];[.$AA8];[.$AG8];[.$AM8];[.$AS8];[.$AY8];[.$BE8];[.$BK8];[.$BQ8])" office:value-type="float"/>
          <table:table-cell table:formula="of:=MAX([.$D8];[.$J8];[.$P8];[.$V8];[.$AB8];[.$AH8];[.$AN8];[.$AT8];[.$AZ8];[.$BF8];[.$BL8];[.$BR8])" office:value-type="float"/>
          <table:table-cell table:formula="of:=MAX([.$E8];[.$K8];[.$Q8];[.$W8];[.$AC8];[.$AI8];[.$AO8];[.$AU8];[.$BA8];[.$BG8];[.$BM8];[.$BS8])" office:value-type="float"/>
          <table:table-cell table:formula="of:=MAX([.$F8];[.$L8];[.$R8];[.$X8];[.$AD8];[.$AJ8];[.$AP8];[.$AV8];[.$BB8];[.$BH8];[.$BN8];[.$BT8])" office:value-type="float"/>
          <table:table-cell table:formula="of:=MAX([.$G8];[.$M8];[.$S8];[.$Y8];[.$AE8];[.$AK8];[.$AQ8];[.$AW8];[.$BC8];[.$BI8];[.$BO8];[.$BU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  <table:table-cell table:formula="of:=SUM([.J3:.J8])" office:value-type="float"/>
          <table:table-cell table:formula="of:=SUM([.K3:.K8])" office:value-type="float"/>
          <table:table-cell table:formula="of:=SUM([.L3:.L8])" office:value-type="float"/>
          <table:table-cell table:formula="of:=SUM([.M3:.M8])" office:value-type="float"/>
          <table:table-cell table:formula="of:=SUM([.N3:.N8])" office:value-type="float"/>
          <table:table-cell table:formula="of:=SUM([.O3:.O8])" office:value-type="float"/>
          <table:table-cell table:formula="of:=SUM([.P3:.P8])" office:value-type="float"/>
          <table:table-cell table:formula="of:=SUM([.Q3:.Q8])" office:value-type="float"/>
          <table:table-cell table:formula="of:=SUM([.R3:.R8])" office:value-type="float"/>
          <table:table-cell table:formula="of:=SUM([.S3:.S8])" office:value-type="float"/>
          <table:table-cell table:formula="of:=SUM([.T3:.T8])" office:value-type="float"/>
          <table:table-cell table:formula="of:=SUM([.U3:.U8])" office:value-type="float"/>
          <table:table-cell table:formula="of:=SUM([.V3:.V8])" office:value-type="float"/>
          <table:table-cell table:formula="of:=SUM([.W3:.W8])" office:value-type="float"/>
          <table:table-cell table:formula="of:=SUM([.X3:.X8])" office:value-type="float"/>
          <table:table-cell table:formula="of:=SUM([.Y3:.Y8])" office:value-type="float"/>
          <table:table-cell table:formula="of:=SUM([.Z3:.Z8])" office:value-type="float"/>
          <table:table-cell table:formula="of:=SUM([.AA3:.AA8])" office:value-type="float"/>
          <table:table-cell table:formula="of:=SUM([.AB3:.AB8])" office:value-type="float"/>
          <table:table-cell table:formula="of:=SUM([.AC3:.AC8])" office:value-type="float"/>
          <table:table-cell table:formula="of:=SUM([.AD3:.AD8])" office:value-type="float"/>
          <table:table-cell table:formula="of:=SUM([.AE3:.AE8])" office:value-type="float"/>
          <table:table-cell table:formula="of:=SUM([.AF3:.AF8])" office:value-type="float"/>
          <table:table-cell table:formula="of:=SUM([.AG3:.AG8])" office:value-type="float"/>
          <table:table-cell table:formula="of:=SUM([.AH3:.AH8])" office:value-type="float"/>
          <table:table-cell table:formula="of:=SUM([.AI3:.AI8])" office:value-type="float"/>
          <table:table-cell table:formula="of:=SUM([.AJ3:.AJ8])" office:value-type="float"/>
          <table:table-cell table:formula="of:=SUM([.AK3:.AK8])" office:value-type="float"/>
          <table:table-cell table:formula="of:=SUM([.AL3:.AL8])" office:value-type="float"/>
          <table:table-cell table:formula="of:=SUM([.AM3:.AM8])" office:value-type="float"/>
          <table:table-cell table:formula="of:=SUM([.AN3:.AN8])" office:value-type="float"/>
          <table:table-cell table:formula="of:=SUM([.AO3:.AO8])" office:value-type="float"/>
          <table:table-cell table:formula="of:=SUM([.AP3:.AP8])" office:value-type="float"/>
          <table:table-cell table:formula="of:=SUM([.AQ3:.AQ8])" office:value-type="float"/>
          <table:table-cell table:formula="of:=SUM([.AR3:.AR8])" office:value-type="float"/>
          <table:table-cell table:formula="of:=SUM([.AS3:.AS8])" office:value-type="float"/>
          <table:table-cell table:formula="of:=SUM([.AT3:.AT8])" office:value-type="float"/>
          <table:table-cell table:formula="of:=SUM([.AU3:.AU8])" office:value-type="float"/>
          <table:table-cell table:formula="of:=SUM([.AV3:.AV8])" office:value-type="float"/>
          <table:table-cell table:formula="of:=SUM([.AW3:.AW8])" office:value-type="float"/>
          <table:table-cell table:formula="of:=SUM([.AX3:.AX8])" office:value-type="float"/>
          <table:table-cell table:formula="of:=SUM([.AY3:.AY8])" office:value-type="float"/>
          <table:table-cell table:formula="of:=SUM([.AZ3:.AZ8])" office:value-type="float"/>
          <table:table-cell table:formula="of:=SUM([.BA3:.BA8])" office:value-type="float"/>
          <table:table-cell table:formula="of:=SUM([.BB3:.BB8])" office:value-type="float"/>
          <table:table-cell table:formula="of:=SUM([.BC3:.BC8])" office:value-type="float"/>
          <table:table-cell table:formula="of:=SUM([.BD3:.BD8])" office:value-type="float"/>
          <table:table-cell table:formula="of:=SUM([.BE3:.BE8])" office:value-type="float"/>
          <table:table-cell table:formula="of:=SUM([.BF3:.BF8])" office:value-type="float"/>
          <table:table-cell table:formula="of:=SUM([.BG3:.BG8])" office:value-type="float"/>
          <table:table-cell table:formula="of:=SUM([.BH3:.BH8])" office:value-type="float"/>
          <table:table-cell table:formula="of:=SUM([.BI3:.BI8])" office:value-type="float"/>
          <table:table-cell table:formula="of:=SUM([.BJ3:.BJ8])" office:value-type="float"/>
          <table:table-cell table:formula="of:=SUM([.BK3:.BK8])" office:value-type="float"/>
          <table:table-cell table:formula="of:=SUM([.BL3:.BL8])" office:value-type="float"/>
          <table:table-cell table:formula="of:=SUM([.BM3:.BM8])" office:value-type="float"/>
          <table:table-cell table:formula="of:=SUM([.BN3:.BN8])" office:value-type="float"/>
          <table:table-cell table:formula="of:=SUM([.BO3:.BO8])" office:value-type="float"/>
          <table:table-cell table:formula="of:=SUM([.BP3:.BP8])" office:value-type="float"/>
          <table:table-cell table:formula="of:=SUM([.BQ3:.BQ8])" office:value-type="float"/>
          <table:table-cell table:formula="of:=SUM([.BR3:.BR8])" office:value-type="float"/>
          <table:table-cell table:formula="of:=SUM([.BS3:.BS8])" office:value-type="float"/>
          <table:table-cell table:formula="of:=SUM([.BT3:.BT8])" office:value-type="float"/>
          <table:table-cell table:formula="of:=SUM([.BU3:.BU8])" office:value-type="float"/>
          <table:table-cell table:formula="of:=SUM([.BV3:.BV8])" office:value-type="float"/>
          <table:table-cell table:formula="of:=SUM([.BW3:.BW8])" office:value-type="float"/>
          <table:table-cell table:formula="of:=SUM([.BX3:.BX8])" office:value-type="float"/>
          <table:table-cell table:formula="of:=SUM([.BY3:.BY8])" office:value-type="float"/>
          <table:table-cell table:formula="of:=SUM([.BZ3:.BZ8])" office:value-type="float"/>
          <table:table-cell table:formula="of:=SUM([.CA3:.CA8])" office:value-type="float"/>
          <table:table-cell table:formula="of:=SUM([.CB3:.CB8])" office:value-type="float"/>
          <table:table-cell table:formula="of:=SUM([.CC3:.CC8])" office:value-type="float"/>
          <table:table-cell table:formula="of:=SUM([.CD3:.CD8])" office:value-type="float"/>
          <table:table-cell table:formula="of:=SUM([.CE3:.CE8])" office:value-type="float"/>
          <table:table-cell table:formula="of:=SUM([.CF3:.CF8])" office:value-type="float"/>
          <table:table-cell table:formula="of:=SUM([.CG3:.CG8])" office:value-type="float"/>
          <table:table-cell table:formula="of:=SUM([.CH3:.CH8])" office:value-type="float"/>
          <table:table-cell table:formula="of:=SUM([.CI3:.CI8])" office:value-type="float"/>
          <table:table-cell table:formula="of:=SUM([.CJ3:.CJ8])" office:value-type="float"/>
          <table:table-cell table:formula="of:=SUM([.CK3:.CK8])" office:value-type="float"/>
          <table:table-cell table:formula="of:=SUM([.CL3:.CL8])" office:value-type="float"/>
          <table:table-cell table:formula="of:=SUM([.CM3:.CM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  <table:table-cell table:formula="of:=AVERAGE([.J3:.J8])" office:value-type="float"/>
          <table:table-cell table:formula="of:=AVERAGE([.K3:.K8])" office:value-type="float"/>
          <table:table-cell table:formula="of:=AVERAGE([.L3:.L8])" office:value-type="float"/>
          <table:table-cell table:formula="of:=AVERAGE([.M3:.M8])" office:value-type="float"/>
          <table:table-cell table:formula="of:=AVERAGE([.N3:.N8])" office:value-type="float"/>
          <table:table-cell table:formula="of:=AVERAGE([.O3:.O8])" office:value-type="float"/>
          <table:table-cell table:formula="of:=AVERAGE([.P3:.P8])" office:value-type="float"/>
          <table:table-cell table:formula="of:=AVERAGE([.Q3:.Q8])" office:value-type="float"/>
          <table:table-cell table:formula="of:=AVERAGE([.R3:.R8])" office:value-type="float"/>
          <table:table-cell table:formula="of:=AVERAGE([.S3:.S8])" office:value-type="float"/>
          <table:table-cell table:formula="of:=AVERAGE([.T3:.T8])" office:value-type="float"/>
          <table:table-cell table:formula="of:=AVERAGE([.U3:.U8])" office:value-type="float"/>
          <table:table-cell table:formula="of:=AVERAGE([.V3:.V8])" office:value-type="float"/>
          <table:table-cell table:formula="of:=AVERAGE([.W3:.W8])" office:value-type="float"/>
          <table:table-cell table:formula="of:=AVERAGE([.X3:.X8])" office:value-type="float"/>
          <table:table-cell table:formula="of:=AVERAGE([.Y3:.Y8])" office:value-type="float"/>
          <table:table-cell table:formula="of:=AVERAGE([.Z3:.Z8])" office:value-type="float"/>
          <table:table-cell table:formula="of:=AVERAGE([.AA3:.AA8])" office:value-type="float"/>
          <table:table-cell table:formula="of:=AVERAGE([.AB3:.AB8])" office:value-type="float"/>
          <table:table-cell table:formula="of:=AVERAGE([.AC3:.AC8])" office:value-type="float"/>
          <table:table-cell table:formula="of:=AVERAGE([.AD3:.AD8])" office:value-type="float"/>
          <table:table-cell table:formula="of:=AVERAGE([.AE3:.AE8])" office:value-type="float"/>
          <table:table-cell table:formula="of:=AVERAGE([.AF3:.AF8])" office:value-type="float"/>
          <table:table-cell table:formula="of:=AVERAGE([.AG3:.AG8])" office:value-type="float"/>
          <table:table-cell table:formula="of:=AVERAGE([.AH3:.AH8])" office:value-type="float"/>
          <table:table-cell table:formula="of:=AVERAGE([.AI3:.AI8])" office:value-type="float"/>
          <table:table-cell table:formula="of:=AVERAGE([.AJ3:.AJ8])" office:value-type="float"/>
          <table:table-cell table:formula="of:=AVERAGE([.AK3:.AK8])" office:value-type="float"/>
          <table:table-cell table:formula="of:=AVERAGE([.AL3:.AL8])" office:value-type="float"/>
          <table:table-cell table:formula="of:=AVERAGE([.AM3:.AM8])" office:value-type="float"/>
          <table:table-cell table:formula="of:=AVERAGE([.AN3:.AN8])" office:value-type="float"/>
          <table:table-cell table:formula="of:=AVERAGE([.AO3:.AO8])" office:value-type="float"/>
          <table:table-cell table:formula="of:=AVERAGE([.AP3:.AP8])" office:value-type="float"/>
          <table:table-cell table:formula="of:=AVERAGE([.AQ3:.AQ8])" office:value-type="float"/>
          <table:table-cell table:formula="of:=AVERAGE([.AR3:.AR8])" office:value-type="float"/>
          <table:table-cell table:formula="of:=AVERAGE([.AS3:.AS8])" office:value-type="float"/>
          <table:table-cell table:formula="of:=AVERAGE([.AT3:.AT8])" office:value-type="float"/>
          <table:table-cell table:formula="of:=AVERAGE([.AU3:.AU8])" office:value-type="float"/>
          <table:table-cell table:formula="of:=AVERAGE([.AV3:.AV8])" office:value-type="float"/>
          <table:table-cell table:formula="of:=AVERAGE([.AW3:.AW8])" office:value-type="float"/>
          <table:table-cell table:formula="of:=AVERAGE([.AX3:.AX8])" office:value-type="float"/>
          <table:table-cell table:formula="of:=AVERAGE([.AY3:.AY8])" office:value-type="float"/>
          <table:table-cell table:formula="of:=AVERAGE([.AZ3:.AZ8])" office:value-type="float"/>
          <table:table-cell table:formula="of:=AVERAGE([.BA3:.BA8])" office:value-type="float"/>
          <table:table-cell table:formula="of:=AVERAGE([.BB3:.BB8])" office:value-type="float"/>
          <table:table-cell table:formula="of:=AVERAGE([.BC3:.BC8])" office:value-type="float"/>
          <table:table-cell table:formula="of:=AVERAGE([.BD3:.BD8])" office:value-type="float"/>
          <table:table-cell table:formula="of:=AVERAGE([.BE3:.BE8])" office:value-type="float"/>
          <table:table-cell table:formula="of:=AVERAGE([.BF3:.BF8])" office:value-type="float"/>
          <table:table-cell table:formula="of:=AVERAGE([.BG3:.BG8])" office:value-type="float"/>
          <table:table-cell table:formula="of:=AVERAGE([.BH3:.BH8])" office:value-type="float"/>
          <table:table-cell table:formula="of:=AVERAGE([.BI3:.BI8])" office:value-type="float"/>
          <table:table-cell table:formula="of:=AVERAGE([.BJ3:.BJ8])" office:value-type="float"/>
          <table:table-cell table:formula="of:=AVERAGE([.BK3:.BK8])" office:value-type="float"/>
          <table:table-cell table:formula="of:=AVERAGE([.BL3:.BL8])" office:value-type="float"/>
          <table:table-cell table:formula="of:=AVERAGE([.BM3:.BM8])" office:value-type="float"/>
          <table:table-cell table:formula="of:=AVERAGE([.BN3:.BN8])" office:value-type="float"/>
          <table:table-cell table:formula="of:=AVERAGE([.BO3:.BO8])" office:value-type="float"/>
          <table:table-cell table:formula="of:=AVERAGE([.BP3:.BP8])" office:value-type="float"/>
          <table:table-cell table:formula="of:=AVERAGE([.BQ3:.BQ8])" office:value-type="float"/>
          <table:table-cell table:formula="of:=AVERAGE([.BR3:.BR8])" office:value-type="float"/>
          <table:table-cell table:formula="of:=AVERAGE([.BS3:.BS8])" office:value-type="float"/>
          <table:table-cell table:formula="of:=AVERAGE([.BT3:.BT8])" office:value-type="float"/>
          <table:table-cell table:formula="of:=AVERAGE([.BU3:.BU8])" office:value-type="float"/>
          <table:table-cell table:formula="of:=AVERAGE([.BV3:.BV8])" office:value-type="float"/>
          <table:table-cell table:formula="of:=AVERAGE([.BW3:.BW8])" office:value-type="float"/>
          <table:table-cell table:formula="of:=AVERAGE([.BX3:.BX8])" office:value-type="float"/>
          <table:table-cell table:formula="of:=AVERAGE([.BY3:.BY8])" office:value-type="float"/>
          <table:table-cell table:formula="of:=AVERAGE([.BZ3:.BZ8])" office:value-type="float"/>
          <table:table-cell table:formula="of:=AVERAGE([.CA3:.CA8])" office:value-type="float"/>
          <table:table-cell table:formula="of:=AVERAGE([.CB3:.CB8])" office:value-type="float"/>
          <table:table-cell table:formula="of:=AVERAGE([.CC3:.CC8])" office:value-type="float"/>
          <table:table-cell table:formula="of:=AVERAGE([.CD3:.CD8])" office:value-type="float"/>
          <table:table-cell table:formula="of:=AVERAGE([.CE3:.CE8])" office:value-type="float"/>
          <table:table-cell table:formula="of:=AVERAGE([.CF3:.CF8])" office:value-type="float"/>
          <table:table-cell table:formula="of:=AVERAGE([.CG3:.CG8])" office:value-type="float"/>
          <table:table-cell table:formula="of:=AVERAGE([.CH3:.CH8])" office:value-type="float"/>
          <table:table-cell table:formula="of:=AVERAGE([.CI3:.CI8])" office:value-type="float"/>
          <table:table-cell table:formula="of:=AVERAGE([.CJ3:.CJ8])" office:value-type="float"/>
          <table:table-cell table:formula="of:=AVERAGE([.CK3:.CK8])" office:value-type="float"/>
          <table:table-cell table:formula="of:=AVERAGE([.CL3:.CL8])" office:value-type="float"/>
          <table:table-cell table:formula="of:=AVERAGE([.CM3:.CM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  <table:table-cell table:formula="of:=STDEV([.J3:.J8])" office:value-type="float"/>
          <table:table-cell table:formula="of:=STDEV([.K3:.K8])" office:value-type="float"/>
          <table:table-cell table:formula="of:=STDEV([.L3:.L8])" office:value-type="float"/>
          <table:table-cell table:formula="of:=STDEV([.M3:.M8])" office:value-type="float"/>
          <table:table-cell table:formula="of:=STDEV([.N3:.N8])" office:value-type="float"/>
          <table:table-cell table:formula="of:=STDEV([.O3:.O8])" office:value-type="float"/>
          <table:table-cell table:formula="of:=STDEV([.P3:.P8])" office:value-type="float"/>
          <table:table-cell table:formula="of:=STDEV([.Q3:.Q8])" office:value-type="float"/>
          <table:table-cell table:formula="of:=STDEV([.R3:.R8])" office:value-type="float"/>
          <table:table-cell table:formula="of:=STDEV([.S3:.S8])" office:value-type="float"/>
          <table:table-cell table:formula="of:=STDEV([.T3:.T8])" office:value-type="float"/>
          <table:table-cell table:formula="of:=STDEV([.U3:.U8])" office:value-type="float"/>
          <table:table-cell table:formula="of:=STDEV([.V3:.V8])" office:value-type="float"/>
          <table:table-cell table:formula="of:=STDEV([.W3:.W8])" office:value-type="float"/>
          <table:table-cell table:formula="of:=STDEV([.X3:.X8])" office:value-type="float"/>
          <table:table-cell table:formula="of:=STDEV([.Y3:.Y8])" office:value-type="float"/>
          <table:table-cell table:formula="of:=STDEV([.Z3:.Z8])" office:value-type="float"/>
          <table:table-cell table:formula="of:=STDEV([.AA3:.AA8])" office:value-type="float"/>
          <table:table-cell table:formula="of:=STDEV([.AB3:.AB8])" office:value-type="float"/>
          <table:table-cell table:formula="of:=STDEV([.AC3:.AC8])" office:value-type="float"/>
          <table:table-cell table:formula="of:=STDEV([.AD3:.AD8])" office:value-type="float"/>
          <table:table-cell table:formula="of:=STDEV([.AE3:.AE8])" office:value-type="float"/>
          <table:table-cell table:formula="of:=STDEV([.AF3:.AF8])" office:value-type="float"/>
          <table:table-cell table:formula="of:=STDEV([.AG3:.AG8])" office:value-type="float"/>
          <table:table-cell table:formula="of:=STDEV([.AH3:.AH8])" office:value-type="float"/>
          <table:table-cell table:formula="of:=STDEV([.AI3:.AI8])" office:value-type="float"/>
          <table:table-cell table:formula="of:=STDEV([.AJ3:.AJ8])" office:value-type="float"/>
          <table:table-cell table:formula="of:=STDEV([.AK3:.AK8])" office:value-type="float"/>
          <table:table-cell table:formula="of:=STDEV([.AL3:.AL8])" office:value-type="float"/>
          <table:table-cell table:formula="of:=STDEV([.AM3:.AM8])" office:value-type="float"/>
          <table:table-cell table:formula="of:=STDEV([.AN3:.AN8])" office:value-type="float"/>
          <table:table-cell table:formula="of:=STDEV([.AO3:.AO8])" office:value-type="float"/>
          <table:table-cell table:formula="of:=STDEV([.AP3:.AP8])" office:value-type="float"/>
          <table:table-cell table:formula="of:=STDEV([.AQ3:.AQ8])" office:value-type="float"/>
          <table:table-cell table:formula="of:=STDEV([.AR3:.AR8])" office:value-type="float"/>
          <table:table-cell table:formula="of:=STDEV([.AS3:.AS8])" office:value-type="float"/>
          <table:table-cell table:formula="of:=STDEV([.AT3:.AT8])" office:value-type="float"/>
          <table:table-cell table:formula="of:=STDEV([.AU3:.AU8])" office:value-type="float"/>
          <table:table-cell table:formula="of:=STDEV([.AV3:.AV8])" office:value-type="float"/>
          <table:table-cell table:formula="of:=STDEV([.AW3:.AW8])" office:value-type="float"/>
          <table:table-cell table:formula="of:=STDEV([.AX3:.AX8])" office:value-type="float"/>
          <table:table-cell table:formula="of:=STDEV([.AY3:.AY8])" office:value-type="float"/>
          <table:table-cell table:formula="of:=STDEV([.AZ3:.AZ8])" office:value-type="float"/>
          <table:table-cell table:formula="of:=STDEV([.BA3:.BA8])" office:value-type="float"/>
          <table:table-cell table:formula="of:=STDEV([.BB3:.BB8])" office:value-type="float"/>
          <table:table-cell table:formula="of:=STDEV([.BC3:.BC8])" office:value-type="float"/>
          <table:table-cell table:formula="of:=STDEV([.BD3:.BD8])" office:value-type="float"/>
          <table:table-cell table:formula="of:=STDEV([.BE3:.BE8])" office:value-type="float"/>
          <table:table-cell table:formula="of:=STDEV([.BF3:.BF8])" office:value-type="float"/>
          <table:table-cell table:formula="of:=STDEV([.BG3:.BG8])" office:value-type="float"/>
          <table:table-cell table:formula="of:=STDEV([.BH3:.BH8])" office:value-type="float"/>
          <table:table-cell table:formula="of:=STDEV([.BI3:.BI8])" office:value-type="float"/>
          <table:table-cell table:formula="of:=STDEV([.BJ3:.BJ8])" office:value-type="float"/>
          <table:table-cell table:formula="of:=STDEV([.BK3:.BK8])" office:value-type="float"/>
          <table:table-cell table:formula="of:=STDEV([.BL3:.BL8])" office:value-type="float"/>
          <table:table-cell table:formula="of:=STDEV([.BM3:.BM8])" office:value-type="float"/>
          <table:table-cell table:formula="of:=STDEV([.BN3:.BN8])" office:value-type="float"/>
          <table:table-cell table:formula="of:=STDEV([.BO3:.BO8])" office:value-type="float"/>
          <table:table-cell table:formula="of:=STDEV([.BP3:.BP8])" office:value-type="float"/>
          <table:table-cell table:formula="of:=STDEV([.BQ3:.BQ8])" office:value-type="float"/>
          <table:table-cell table:formula="of:=STDEV([.BR3:.BR8])" office:value-type="float"/>
          <table:table-cell table:formula="of:=STDEV([.BS3:.BS8])" office:value-type="float"/>
          <table:table-cell table:formula="of:=STDEV([.BT3:.BT8])" office:value-type="float"/>
          <table:table-cell table:formula="of:=STDEV([.BU3:.BU8])" office:value-type="float"/>
          <table:table-cell table:formula="of:=STDEV([.BV3:.BV8])" office:value-type="float"/>
          <table:table-cell table:formula="of:=STDEV([.BW3:.BW8])" office:value-type="float"/>
          <table:table-cell table:formula="of:=STDEV([.BX3:.BX8])" office:value-type="float"/>
          <table:table-cell table:formula="of:=STDEV([.BY3:.BY8])" office:value-type="float"/>
          <table:table-cell table:formula="of:=STDEV([.BZ3:.BZ8])" office:value-type="float"/>
          <table:table-cell table:formula="of:=STDEV([.CA3:.CA8])" office:value-type="float"/>
          <table:table-cell table:formula="of:=STDEV([.CB3:.CB8])" office:value-type="float"/>
          <table:table-cell table:formula="of:=STDEV([.CC3:.CC8])" office:value-type="float"/>
          <table:table-cell table:formula="of:=STDEV([.CD3:.CD8])" office:value-type="float"/>
          <table:table-cell table:formula="of:=STDEV([.CE3:.CE8])" office:value-type="float"/>
          <table:table-cell table:formula="of:=STDEV([.CF3:.CF8])" office:value-type="float"/>
          <table:table-cell table:formula="of:=STDEV([.CG3:.CG8])" office:value-type="float"/>
          <table:table-cell table:formula="of:=STDEV([.CH3:.CH8])" office:value-type="float"/>
          <table:table-cell table:formula="of:=STDEV([.CI3:.CI8])" office:value-type="float"/>
          <table:table-cell table:formula="of:=STDEV([.CJ3:.CJ8])" office:value-type="float"/>
          <table:table-cell table:formula="of:=STDEV([.CK3:.CK8])" office:value-type="float"/>
          <table:table-cell table:formula="of:=STDEV([.CL3:.CL8])" office:value-type="float"/>
          <table:table-cell table:formula="of:=STDEV([.CM3:.CM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BV3:.$BV8])^2)^0.5" office:value-type="float"/>
          <table:table-cell table:number-matrix-columns-spanned="1" table:number-matrix-rows-spanned="1" table:formula="of:=SUM(([.C3:.C8]-[.$BW3:.$BW8])^2)^0.5" office:value-type="float"/>
          <table:table-cell table:number-matrix-columns-spanned="1" table:number-matrix-rows-spanned="1" table:formula="of:=SUM(([.D3:.D8]-[.$BX3:.$BX8])^2)^0.5" office:value-type="float"/>
          <table:table-cell table:number-matrix-columns-spanned="1" table:number-matrix-rows-spanned="1" table:formula="of:=SUM(([.E3:.E8]-[.$BY3:.$BY8])^2)^0.5" office:value-type="float"/>
          <table:table-cell table:number-matrix-columns-spanned="1" table:number-matrix-rows-spanned="1" table:formula="of:=SUM(([.F3:.F8]-[.$BZ3:.$BZ8])^2)^0.5" office:value-type="float"/>
          <table:table-cell table:number-matrix-columns-spanned="1" table:number-matrix-rows-spanned="1" table:formula="of:=SUM(([.G3:.G8]-[.$CA3:.$CA8])^2)^0.5" office:value-type="float"/>
          <table:table-cell table:number-matrix-columns-spanned="1" table:number-matrix-rows-spanned="1" table:formula="of:=SUM(([.H3:.H8]-[.$BV3:.$BV8])^2)^0.5" office:value-type="float"/>
          <table:table-cell table:number-matrix-columns-spanned="1" table:number-matrix-rows-spanned="1" table:formula="of:=SUM(([.I3:.I8]-[.$BW3:.$BW8])^2)^0.5" office:value-type="float"/>
          <table:table-cell table:number-matrix-columns-spanned="1" table:number-matrix-rows-spanned="1" table:formula="of:=SUM(([.J3:.J8]-[.$BX3:.$BX8])^2)^0.5" office:value-type="float"/>
          <table:table-cell table:number-matrix-columns-spanned="1" table:number-matrix-rows-spanned="1" table:formula="of:=SUM(([.K3:.K8]-[.$BY3:.$BY8])^2)^0.5" office:value-type="float"/>
          <table:table-cell table:number-matrix-columns-spanned="1" table:number-matrix-rows-spanned="1" table:formula="of:=SUM(([.L3:.L8]-[.$BZ3:.$BZ8])^2)^0.5" office:value-type="float"/>
          <table:table-cell table:number-matrix-columns-spanned="1" table:number-matrix-rows-spanned="1" table:formula="of:=SUM(([.M3:.M8]-[.$CA3:.$CA8])^2)^0.5" office:value-type="float"/>
          <table:table-cell table:number-matrix-columns-spanned="1" table:number-matrix-rows-spanned="1" table:formula="of:=SUM(([.N3:.N8]-[.$BV3:.$BV8])^2)^0.5" office:value-type="float"/>
          <table:table-cell table:number-matrix-columns-spanned="1" table:number-matrix-rows-spanned="1" table:formula="of:=SUM(([.O3:.O8]-[.$BW3:.$BW8])^2)^0.5" office:value-type="float"/>
          <table:table-cell table:number-matrix-columns-spanned="1" table:number-matrix-rows-spanned="1" table:formula="of:=SUM(([.P3:.P8]-[.$BX3:.$BX8])^2)^0.5" office:value-type="float"/>
          <table:table-cell table:number-matrix-columns-spanned="1" table:number-matrix-rows-spanned="1" table:formula="of:=SUM(([.Q3:.Q8]-[.$BY3:.$BY8])^2)^0.5" office:value-type="float"/>
          <table:table-cell table:number-matrix-columns-spanned="1" table:number-matrix-rows-spanned="1" table:formula="of:=SUM(([.R3:.R8]-[.$BZ3:.$BZ8])^2)^0.5" office:value-type="float"/>
          <table:table-cell table:number-matrix-columns-spanned="1" table:number-matrix-rows-spanned="1" table:formula="of:=SUM(([.S3:.S8]-[.$CA3:.$CA8])^2)^0.5" office:value-type="float"/>
          <table:table-cell table:number-matrix-columns-spanned="1" table:number-matrix-rows-spanned="1" table:formula="of:=SUM(([.T3:.T8]-[.$BV3:.$BV8])^2)^0.5" office:value-type="float"/>
          <table:table-cell table:number-matrix-columns-spanned="1" table:number-matrix-rows-spanned="1" table:formula="of:=SUM(([.U3:.U8]-[.$BW3:.$BW8])^2)^0.5" office:value-type="float"/>
          <table:table-cell table:number-matrix-columns-spanned="1" table:number-matrix-rows-spanned="1" table:formula="of:=SUM(([.V3:.V8]-[.$BX3:.$BX8])^2)^0.5" office:value-type="float"/>
          <table:table-cell table:number-matrix-columns-spanned="1" table:number-matrix-rows-spanned="1" table:formula="of:=SUM(([.W3:.W8]-[.$BY3:.$BY8])^2)^0.5" office:value-type="float"/>
          <table:table-cell table:number-matrix-columns-spanned="1" table:number-matrix-rows-spanned="1" table:formula="of:=SUM(([.X3:.X8]-[.$BZ3:.$BZ8])^2)^0.5" office:value-type="float"/>
          <table:table-cell table:number-matrix-columns-spanned="1" table:number-matrix-rows-spanned="1" table:formula="of:=SUM(([.Y3:.Y8]-[.$CA3:.$CA8])^2)^0.5" office:value-type="float"/>
          <table:table-cell table:number-matrix-columns-spanned="1" table:number-matrix-rows-spanned="1" table:formula="of:=SUM(([.Z3:.Z8]-[.$BV3:.$BV8])^2)^0.5" office:value-type="float"/>
          <table:table-cell table:number-matrix-columns-spanned="1" table:number-matrix-rows-spanned="1" table:formula="of:=SUM(([.AA3:.AA8]-[.$BW3:.$BW8])^2)^0.5" office:value-type="float"/>
          <table:table-cell table:number-matrix-columns-spanned="1" table:number-matrix-rows-spanned="1" table:formula="of:=SUM(([.AB3:.AB8]-[.$BX3:.$BX8])^2)^0.5" office:value-type="float"/>
          <table:table-cell table:number-matrix-columns-spanned="1" table:number-matrix-rows-spanned="1" table:formula="of:=SUM(([.AC3:.AC8]-[.$BY3:.$BY8])^2)^0.5" office:value-type="float"/>
          <table:table-cell table:number-matrix-columns-spanned="1" table:number-matrix-rows-spanned="1" table:formula="of:=SUM(([.AD3:.AD8]-[.$BZ3:.$BZ8])^2)^0.5" office:value-type="float"/>
          <table:table-cell table:number-matrix-columns-spanned="1" table:number-matrix-rows-spanned="1" table:formula="of:=SUM(([.AE3:.AE8]-[.$CA3:.$CA8])^2)^0.5" office:value-type="float"/>
          <table:table-cell table:number-matrix-columns-spanned="1" table:number-matrix-rows-spanned="1" table:formula="of:=SUM(([.AF3:.AF8]-[.$BV3:.$BV8])^2)^0.5" office:value-type="float"/>
          <table:table-cell table:number-matrix-columns-spanned="1" table:number-matrix-rows-spanned="1" table:formula="of:=SUM(([.AG3:.AG8]-[.$BW3:.$BW8])^2)^0.5" office:value-type="float"/>
          <table:table-cell table:number-matrix-columns-spanned="1" table:number-matrix-rows-spanned="1" table:formula="of:=SUM(([.AH3:.AH8]-[.$BX3:.$BX8])^2)^0.5" office:value-type="float"/>
          <table:table-cell table:number-matrix-columns-spanned="1" table:number-matrix-rows-spanned="1" table:formula="of:=SUM(([.AI3:.AI8]-[.$BY3:.$BY8])^2)^0.5" office:value-type="float"/>
          <table:table-cell table:number-matrix-columns-spanned="1" table:number-matrix-rows-spanned="1" table:formula="of:=SUM(([.AJ3:.AJ8]-[.$BZ3:.$BZ8])^2)^0.5" office:value-type="float"/>
          <table:table-cell table:number-matrix-columns-spanned="1" table:number-matrix-rows-spanned="1" table:formula="of:=SUM(([.AK3:.AK8]-[.$CA3:.$CA8])^2)^0.5" office:value-type="float"/>
          <table:table-cell table:number-matrix-columns-spanned="1" table:number-matrix-rows-spanned="1" table:formula="of:=SUM(([.AL3:.AL8]-[.$BV3:.$BV8])^2)^0.5" office:value-type="float"/>
          <table:table-cell table:number-matrix-columns-spanned="1" table:number-matrix-rows-spanned="1" table:formula="of:=SUM(([.AM3:.AM8]-[.$BW3:.$BW8])^2)^0.5" office:value-type="float"/>
          <table:table-cell table:number-matrix-columns-spanned="1" table:number-matrix-rows-spanned="1" table:formula="of:=SUM(([.AN3:.AN8]-[.$BX3:.$BX8])^2)^0.5" office:value-type="float"/>
          <table:table-cell table:number-matrix-columns-spanned="1" table:number-matrix-rows-spanned="1" table:formula="of:=SUM(([.AO3:.AO8]-[.$BY3:.$BY8])^2)^0.5" office:value-type="float"/>
          <table:table-cell table:number-matrix-columns-spanned="1" table:number-matrix-rows-spanned="1" table:formula="of:=SUM(([.AP3:.AP8]-[.$BZ3:.$BZ8])^2)^0.5" office:value-type="float"/>
          <table:table-cell table:number-matrix-columns-spanned="1" table:number-matrix-rows-spanned="1" table:formula="of:=SUM(([.AQ3:.AQ8]-[.$CA3:.$CA8])^2)^0.5" office:value-type="float"/>
          <table:table-cell table:number-matrix-columns-spanned="1" table:number-matrix-rows-spanned="1" table:formula="of:=SUM(([.AR3:.AR8]-[.$BV3:.$BV8])^2)^0.5" office:value-type="float"/>
          <table:table-cell table:number-matrix-columns-spanned="1" table:number-matrix-rows-spanned="1" table:formula="of:=SUM(([.AS3:.AS8]-[.$BW3:.$BW8])^2)^0.5" office:value-type="float"/>
          <table:table-cell table:number-matrix-columns-spanned="1" table:number-matrix-rows-spanned="1" table:formula="of:=SUM(([.AT3:.AT8]-[.$BX3:.$BX8])^2)^0.5" office:value-type="float"/>
          <table:table-cell table:number-matrix-columns-spanned="1" table:number-matrix-rows-spanned="1" table:formula="of:=SUM(([.AU3:.AU8]-[.$BY3:.$BY8])^2)^0.5" office:value-type="float"/>
          <table:table-cell table:number-matrix-columns-spanned="1" table:number-matrix-rows-spanned="1" table:formula="of:=SUM(([.AV3:.AV8]-[.$BZ3:.$BZ8])^2)^0.5" office:value-type="float"/>
          <table:table-cell table:number-matrix-columns-spanned="1" table:number-matrix-rows-spanned="1" table:formula="of:=SUM(([.AW3:.AW8]-[.$CA3:.$CA8])^2)^0.5" office:value-type="float"/>
          <table:table-cell table:number-matrix-columns-spanned="1" table:number-matrix-rows-spanned="1" table:formula="of:=SUM(([.AX3:.AX8]-[.$BV3:.$BV8])^2)^0.5" office:value-type="float"/>
          <table:table-cell table:number-matrix-columns-spanned="1" table:number-matrix-rows-spanned="1" table:formula="of:=SUM(([.AY3:.AY8]-[.$BW3:.$BW8])^2)^0.5" office:value-type="float"/>
          <table:table-cell table:number-matrix-columns-spanned="1" table:number-matrix-rows-spanned="1" table:formula="of:=SUM(([.AZ3:.AZ8]-[.$BX3:.$BX8])^2)^0.5" office:value-type="float"/>
          <table:table-cell table:number-matrix-columns-spanned="1" table:number-matrix-rows-spanned="1" table:formula="of:=SUM(([.BA3:.BA8]-[.$BY3:.$BY8])^2)^0.5" office:value-type="float"/>
          <table:table-cell table:number-matrix-columns-spanned="1" table:number-matrix-rows-spanned="1" table:formula="of:=SUM(([.BB3:.BB8]-[.$BZ3:.$BZ8])^2)^0.5" office:value-type="float"/>
          <table:table-cell table:number-matrix-columns-spanned="1" table:number-matrix-rows-spanned="1" table:formula="of:=SUM(([.BC3:.BC8]-[.$CA3:.$CA8])^2)^0.5" office:value-type="float"/>
          <table:table-cell table:number-matrix-columns-spanned="1" table:number-matrix-rows-spanned="1" table:formula="of:=SUM(([.BD3:.BD8]-[.$BV3:.$BV8])^2)^0.5" office:value-type="float"/>
          <table:table-cell table:number-matrix-columns-spanned="1" table:number-matrix-rows-spanned="1" table:formula="of:=SUM(([.BE3:.BE8]-[.$BW3:.$BW8])^2)^0.5" office:value-type="float"/>
          <table:table-cell table:number-matrix-columns-spanned="1" table:number-matrix-rows-spanned="1" table:formula="of:=SUM(([.BF3:.BF8]-[.$BX3:.$BX8])^2)^0.5" office:value-type="float"/>
          <table:table-cell table:number-matrix-columns-spanned="1" table:number-matrix-rows-spanned="1" table:formula="of:=SUM(([.BG3:.BG8]-[.$BY3:.$BY8])^2)^0.5" office:value-type="float"/>
          <table:table-cell table:number-matrix-columns-spanned="1" table:number-matrix-rows-spanned="1" table:formula="of:=SUM(([.BH3:.BH8]-[.$BZ3:.$BZ8])^2)^0.5" office:value-type="float"/>
          <table:table-cell table:number-matrix-columns-spanned="1" table:number-matrix-rows-spanned="1" table:formula="of:=SUM(([.BI3:.BI8]-[.$CA3:.$CA8])^2)^0.5" office:value-type="float"/>
          <table:table-cell table:number-matrix-columns-spanned="1" table:number-matrix-rows-spanned="1" table:formula="of:=SUM(([.BJ3:.BJ8]-[.$BV3:.$BV8])^2)^0.5" office:value-type="float"/>
          <table:table-cell table:number-matrix-columns-spanned="1" table:number-matrix-rows-spanned="1" table:formula="of:=SUM(([.BK3:.BK8]-[.$BW3:.$BW8])^2)^0.5" office:value-type="float"/>
          <table:table-cell table:number-matrix-columns-spanned="1" table:number-matrix-rows-spanned="1" table:formula="of:=SUM(([.BL3:.BL8]-[.$BX3:.$BX8])^2)^0.5" office:value-type="float"/>
          <table:table-cell table:number-matrix-columns-spanned="1" table:number-matrix-rows-spanned="1" table:formula="of:=SUM(([.BM3:.BM8]-[.$BY3:.$BY8])^2)^0.5" office:value-type="float"/>
          <table:table-cell table:number-matrix-columns-spanned="1" table:number-matrix-rows-spanned="1" table:formula="of:=SUM(([.BN3:.BN8]-[.$BZ3:.$BZ8])^2)^0.5" office:value-type="float"/>
          <table:table-cell table:number-matrix-columns-spanned="1" table:number-matrix-rows-spanned="1" table:formula="of:=SUM(([.BO3:.BO8]-[.$CA3:.$CA8])^2)^0.5" office:value-type="float"/>
          <table:table-cell table:number-matrix-columns-spanned="1" table:number-matrix-rows-spanned="1" table:formula="of:=SUM(([.BP3:.BP8]-[.$BV3:.$BV8])^2)^0.5" office:value-type="float"/>
          <table:table-cell table:number-matrix-columns-spanned="1" table:number-matrix-rows-spanned="1" table:formula="of:=SUM(([.BQ3:.BQ8]-[.$BW3:.$BW8])^2)^0.5" office:value-type="float"/>
          <table:table-cell table:number-matrix-columns-spanned="1" table:number-matrix-rows-spanned="1" table:formula="of:=SUM(([.BR3:.BR8]-[.$BX3:.$BX8])^2)^0.5" office:value-type="float"/>
          <table:table-cell table:number-matrix-columns-spanned="1" table:number-matrix-rows-spanned="1" table:formula="of:=SUM(([.BS3:.BS8]-[.$BY3:.$BY8])^2)^0.5" office:value-type="float"/>
          <table:table-cell table:number-matrix-columns-spanned="1" table:number-matrix-rows-spanned="1" table:formula="of:=SUM(([.BT3:.BT8]-[.$BZ3:.$BZ8])^2)^0.5" office:value-type="float"/>
          <table:table-cell table:number-matrix-columns-spanned="1" table:number-matrix-rows-spanned="1" table:formula="of:=SUM(([.BU3:.BU8]-[.$CA3:.$CA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BV3:.$BV8])" office:value-type="float"/>
          <table:table-cell table:number-matrix-columns-spanned="1" table:number-matrix-rows-spanned="1" table:formula="of:=SUM([.C3:.C8]=[.$BW3:.$BW8])" office:value-type="float"/>
          <table:table-cell table:number-matrix-columns-spanned="1" table:number-matrix-rows-spanned="1" table:formula="of:=SUM([.D3:.D8]=[.$BX3:.$BX8])" office:value-type="float"/>
          <table:table-cell table:number-matrix-columns-spanned="1" table:number-matrix-rows-spanned="1" table:formula="of:=SUM([.E3:.E8]=[.$BY3:.$BY8])" office:value-type="float"/>
          <table:table-cell table:number-matrix-columns-spanned="1" table:number-matrix-rows-spanned="1" table:formula="of:=SUM([.F3:.F8]=[.$BZ3:.$BZ8])" office:value-type="float"/>
          <table:table-cell table:number-matrix-columns-spanned="1" table:number-matrix-rows-spanned="1" table:formula="of:=SUM([.G3:.G8]=[.$CA3:.$CA8])" office:value-type="float"/>
          <table:table-cell table:number-matrix-columns-spanned="1" table:number-matrix-rows-spanned="1" table:formula="of:=SUM([.H3:.H8]=[.$BV3:.$BV8])" office:value-type="float"/>
          <table:table-cell table:number-matrix-columns-spanned="1" table:number-matrix-rows-spanned="1" table:formula="of:=SUM([.I3:.I8]=[.$BW3:.$BW8])" office:value-type="float"/>
          <table:table-cell table:number-matrix-columns-spanned="1" table:number-matrix-rows-spanned="1" table:formula="of:=SUM([.J3:.J8]=[.$BX3:.$BX8])" office:value-type="float"/>
          <table:table-cell table:number-matrix-columns-spanned="1" table:number-matrix-rows-spanned="1" table:formula="of:=SUM([.K3:.K8]=[.$BY3:.$BY8])" office:value-type="float"/>
          <table:table-cell table:number-matrix-columns-spanned="1" table:number-matrix-rows-spanned="1" table:formula="of:=SUM([.L3:.L8]=[.$BZ3:.$BZ8])" office:value-type="float"/>
          <table:table-cell table:number-matrix-columns-spanned="1" table:number-matrix-rows-spanned="1" table:formula="of:=SUM([.M3:.M8]=[.$CA3:.$CA8])" office:value-type="float"/>
          <table:table-cell table:number-matrix-columns-spanned="1" table:number-matrix-rows-spanned="1" table:formula="of:=SUM([.N3:.N8]=[.$BV3:.$BV8])" office:value-type="float"/>
          <table:table-cell table:number-matrix-columns-spanned="1" table:number-matrix-rows-spanned="1" table:formula="of:=SUM([.O3:.O8]=[.$BW3:.$BW8])" office:value-type="float"/>
          <table:table-cell table:number-matrix-columns-spanned="1" table:number-matrix-rows-spanned="1" table:formula="of:=SUM([.P3:.P8]=[.$BX3:.$BX8])" office:value-type="float"/>
          <table:table-cell table:number-matrix-columns-spanned="1" table:number-matrix-rows-spanned="1" table:formula="of:=SUM([.Q3:.Q8]=[.$BY3:.$BY8])" office:value-type="float"/>
          <table:table-cell table:number-matrix-columns-spanned="1" table:number-matrix-rows-spanned="1" table:formula="of:=SUM([.R3:.R8]=[.$BZ3:.$BZ8])" office:value-type="float"/>
          <table:table-cell table:number-matrix-columns-spanned="1" table:number-matrix-rows-spanned="1" table:formula="of:=SUM([.S3:.S8]=[.$CA3:.$CA8])" office:value-type="float"/>
          <table:table-cell table:number-matrix-columns-spanned="1" table:number-matrix-rows-spanned="1" table:formula="of:=SUM([.T3:.T8]=[.$BV3:.$BV8])" office:value-type="float"/>
          <table:table-cell table:number-matrix-columns-spanned="1" table:number-matrix-rows-spanned="1" table:formula="of:=SUM([.U3:.U8]=[.$BW3:.$BW8])" office:value-type="float"/>
          <table:table-cell table:number-matrix-columns-spanned="1" table:number-matrix-rows-spanned="1" table:formula="of:=SUM([.V3:.V8]=[.$BX3:.$BX8])" office:value-type="float"/>
          <table:table-cell table:number-matrix-columns-spanned="1" table:number-matrix-rows-spanned="1" table:formula="of:=SUM([.W3:.W8]=[.$BY3:.$BY8])" office:value-type="float"/>
          <table:table-cell table:number-matrix-columns-spanned="1" table:number-matrix-rows-spanned="1" table:formula="of:=SUM([.X3:.X8]=[.$BZ3:.$BZ8])" office:value-type="float"/>
          <table:table-cell table:number-matrix-columns-spanned="1" table:number-matrix-rows-spanned="1" table:formula="of:=SUM([.Y3:.Y8]=[.$CA3:.$CA8])" office:value-type="float"/>
          <table:table-cell table:number-matrix-columns-spanned="1" table:number-matrix-rows-spanned="1" table:formula="of:=SUM([.Z3:.Z8]=[.$BV3:.$BV8])" office:value-type="float"/>
          <table:table-cell table:number-matrix-columns-spanned="1" table:number-matrix-rows-spanned="1" table:formula="of:=SUM([.AA3:.AA8]=[.$BW3:.$BW8])" office:value-type="float"/>
          <table:table-cell table:number-matrix-columns-spanned="1" table:number-matrix-rows-spanned="1" table:formula="of:=SUM([.AB3:.AB8]=[.$BX3:.$BX8])" office:value-type="float"/>
          <table:table-cell table:number-matrix-columns-spanned="1" table:number-matrix-rows-spanned="1" table:formula="of:=SUM([.AC3:.AC8]=[.$BY3:.$BY8])" office:value-type="float"/>
          <table:table-cell table:number-matrix-columns-spanned="1" table:number-matrix-rows-spanned="1" table:formula="of:=SUM([.AD3:.AD8]=[.$BZ3:.$BZ8])" office:value-type="float"/>
          <table:table-cell table:number-matrix-columns-spanned="1" table:number-matrix-rows-spanned="1" table:formula="of:=SUM([.AE3:.AE8]=[.$CA3:.$CA8])" office:value-type="float"/>
          <table:table-cell table:number-matrix-columns-spanned="1" table:number-matrix-rows-spanned="1" table:formula="of:=SUM([.AF3:.AF8]=[.$BV3:.$BV8])" office:value-type="float"/>
          <table:table-cell table:number-matrix-columns-spanned="1" table:number-matrix-rows-spanned="1" table:formula="of:=SUM([.AG3:.AG8]=[.$BW3:.$BW8])" office:value-type="float"/>
          <table:table-cell table:number-matrix-columns-spanned="1" table:number-matrix-rows-spanned="1" table:formula="of:=SUM([.AH3:.AH8]=[.$BX3:.$BX8])" office:value-type="float"/>
          <table:table-cell table:number-matrix-columns-spanned="1" table:number-matrix-rows-spanned="1" table:formula="of:=SUM([.AI3:.AI8]=[.$BY3:.$BY8])" office:value-type="float"/>
          <table:table-cell table:number-matrix-columns-spanned="1" table:number-matrix-rows-spanned="1" table:formula="of:=SUM([.AJ3:.AJ8]=[.$BZ3:.$BZ8])" office:value-type="float"/>
          <table:table-cell table:number-matrix-columns-spanned="1" table:number-matrix-rows-spanned="1" table:formula="of:=SUM([.AK3:.AK8]=[.$CA3:.$CA8])" office:value-type="float"/>
          <table:table-cell table:number-matrix-columns-spanned="1" table:number-matrix-rows-spanned="1" table:formula="of:=SUM([.AL3:.AL8]=[.$BV3:.$BV8])" office:value-type="float"/>
          <table:table-cell table:number-matrix-columns-spanned="1" table:number-matrix-rows-spanned="1" table:formula="of:=SUM([.AM3:.AM8]=[.$BW3:.$BW8])" office:value-type="float"/>
          <table:table-cell table:number-matrix-columns-spanned="1" table:number-matrix-rows-spanned="1" table:formula="of:=SUM([.AN3:.AN8]=[.$BX3:.$BX8])" office:value-type="float"/>
          <table:table-cell table:number-matrix-columns-spanned="1" table:number-matrix-rows-spanned="1" table:formula="of:=SUM([.AO3:.AO8]=[.$BY3:.$BY8])" office:value-type="float"/>
          <table:table-cell table:number-matrix-columns-spanned="1" table:number-matrix-rows-spanned="1" table:formula="of:=SUM([.AP3:.AP8]=[.$BZ3:.$BZ8])" office:value-type="float"/>
          <table:table-cell table:number-matrix-columns-spanned="1" table:number-matrix-rows-spanned="1" table:formula="of:=SUM([.AQ3:.AQ8]=[.$CA3:.$CA8])" office:value-type="float"/>
          <table:table-cell table:number-matrix-columns-spanned="1" table:number-matrix-rows-spanned="1" table:formula="of:=SUM([.AR3:.AR8]=[.$BV3:.$BV8])" office:value-type="float"/>
          <table:table-cell table:number-matrix-columns-spanned="1" table:number-matrix-rows-spanned="1" table:formula="of:=SUM([.AS3:.AS8]=[.$BW3:.$BW8])" office:value-type="float"/>
          <table:table-cell table:number-matrix-columns-spanned="1" table:number-matrix-rows-spanned="1" table:formula="of:=SUM([.AT3:.AT8]=[.$BX3:.$BX8])" office:value-type="float"/>
          <table:table-cell table:number-matrix-columns-spanned="1" table:number-matrix-rows-spanned="1" table:formula="of:=SUM([.AU3:.AU8]=[.$BY3:.$BY8])" office:value-type="float"/>
          <table:table-cell table:number-matrix-columns-spanned="1" table:number-matrix-rows-spanned="1" table:formula="of:=SUM([.AV3:.AV8]=[.$BZ3:.$BZ8])" office:value-type="float"/>
          <table:table-cell table:number-matrix-columns-spanned="1" table:number-matrix-rows-spanned="1" table:formula="of:=SUM([.AW3:.AW8]=[.$CA3:.$CA8])" office:value-type="float"/>
          <table:table-cell table:number-matrix-columns-spanned="1" table:number-matrix-rows-spanned="1" table:formula="of:=SUM([.AX3:.AX8]=[.$BV3:.$BV8])" office:value-type="float"/>
          <table:table-cell table:number-matrix-columns-spanned="1" table:number-matrix-rows-spanned="1" table:formula="of:=SUM([.AY3:.AY8]=[.$BW3:.$BW8])" office:value-type="float"/>
          <table:table-cell table:number-matrix-columns-spanned="1" table:number-matrix-rows-spanned="1" table:formula="of:=SUM([.AZ3:.AZ8]=[.$BX3:.$BX8])" office:value-type="float"/>
          <table:table-cell table:number-matrix-columns-spanned="1" table:number-matrix-rows-spanned="1" table:formula="of:=SUM([.BA3:.BA8]=[.$BY3:.$BY8])" office:value-type="float"/>
          <table:table-cell table:number-matrix-columns-spanned="1" table:number-matrix-rows-spanned="1" table:formula="of:=SUM([.BB3:.BB8]=[.$BZ3:.$BZ8])" office:value-type="float"/>
          <table:table-cell table:number-matrix-columns-spanned="1" table:number-matrix-rows-spanned="1" table:formula="of:=SUM([.BC3:.BC8]=[.$CA3:.$CA8])" office:value-type="float"/>
          <table:table-cell table:number-matrix-columns-spanned="1" table:number-matrix-rows-spanned="1" table:formula="of:=SUM([.BD3:.BD8]=[.$BV3:.$BV8])" office:value-type="float"/>
          <table:table-cell table:number-matrix-columns-spanned="1" table:number-matrix-rows-spanned="1" table:formula="of:=SUM([.BE3:.BE8]=[.$BW3:.$BW8])" office:value-type="float"/>
          <table:table-cell table:number-matrix-columns-spanned="1" table:number-matrix-rows-spanned="1" table:formula="of:=SUM([.BF3:.BF8]=[.$BX3:.$BX8])" office:value-type="float"/>
          <table:table-cell table:number-matrix-columns-spanned="1" table:number-matrix-rows-spanned="1" table:formula="of:=SUM([.BG3:.BG8]=[.$BY3:.$BY8])" office:value-type="float"/>
          <table:table-cell table:number-matrix-columns-spanned="1" table:number-matrix-rows-spanned="1" table:formula="of:=SUM([.BH3:.BH8]=[.$BZ3:.$BZ8])" office:value-type="float"/>
          <table:table-cell table:number-matrix-columns-spanned="1" table:number-matrix-rows-spanned="1" table:formula="of:=SUM([.BI3:.BI8]=[.$CA3:.$CA8])" office:value-type="float"/>
          <table:table-cell table:number-matrix-columns-spanned="1" table:number-matrix-rows-spanned="1" table:formula="of:=SUM([.BJ3:.BJ8]=[.$BV3:.$BV8])" office:value-type="float"/>
          <table:table-cell table:number-matrix-columns-spanned="1" table:number-matrix-rows-spanned="1" table:formula="of:=SUM([.BK3:.BK8]=[.$BW3:.$BW8])" office:value-type="float"/>
          <table:table-cell table:number-matrix-columns-spanned="1" table:number-matrix-rows-spanned="1" table:formula="of:=SUM([.BL3:.BL8]=[.$BX3:.$BX8])" office:value-type="float"/>
          <table:table-cell table:number-matrix-columns-spanned="1" table:number-matrix-rows-spanned="1" table:formula="of:=SUM([.BM3:.BM8]=[.$BY3:.$BY8])" office:value-type="float"/>
          <table:table-cell table:number-matrix-columns-spanned="1" table:number-matrix-rows-spanned="1" table:formula="of:=SUM([.BN3:.BN8]=[.$BZ3:.$BZ8])" office:value-type="float"/>
          <table:table-cell table:number-matrix-columns-spanned="1" table:number-matrix-rows-spanned="1" table:formula="of:=SUM([.BO3:.BO8]=[.$CA3:.$CA8])" office:value-type="float"/>
          <table:table-cell table:number-matrix-columns-spanned="1" table:number-matrix-rows-spanned="1" table:formula="of:=SUM([.BP3:.BP8]=[.$BV3:.$BV8])" office:value-type="float"/>
          <table:table-cell table:number-matrix-columns-spanned="1" table:number-matrix-rows-spanned="1" table:formula="of:=SUM([.BQ3:.BQ8]=[.$BW3:.$BW8])" office:value-type="float"/>
          <table:table-cell table:number-matrix-columns-spanned="1" table:number-matrix-rows-spanned="1" table:formula="of:=SUM([.BR3:.BR8]=[.$BX3:.$BX8])" office:value-type="float"/>
          <table:table-cell table:number-matrix-columns-spanned="1" table:number-matrix-rows-spanned="1" table:formula="of:=SUM([.BS3:.BS8]=[.$BY3:.$BY8])" office:value-type="float"/>
          <table:table-cell table:number-matrix-columns-spanned="1" table:number-matrix-rows-spanned="1" table:formula="of:=SUM([.BT3:.BT8]=[.$BZ3:.$BZ8])" office:value-type="float"/>
          <table:table-cell table:number-matrix-columns-spanned="1" table:number-matrix-rows-spanned="1" table:formula="of:=SUM([.BU3:.BU8]=[.$CA3:.$CA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CB3:.$CB8])" office:value-type="float"/>
          <table:table-cell table:number-matrix-columns-spanned="1" table:number-matrix-rows-spanned="1" table:formula="of:=SUM([.C3:.C8]&lt;[.$CC3:.$CC8])" office:value-type="float"/>
          <table:table-cell table:number-matrix-columns-spanned="1" table:number-matrix-rows-spanned="1" table:formula="of:=SUM([.D3:.D8]&lt;[.$CD3:.$CD8])" office:value-type="float"/>
          <table:table-cell table:number-matrix-columns-spanned="1" table:number-matrix-rows-spanned="1" table:formula="of:=SUM([.E3:.E8]&lt;[.$CE3:.$CE8])" office:value-type="float"/>
          <table:table-cell table:number-matrix-columns-spanned="1" table:number-matrix-rows-spanned="1" table:formula="of:=SUM([.F3:.F8]&lt;[.$CF3:.$CF8])" office:value-type="float"/>
          <table:table-cell table:number-matrix-columns-spanned="1" table:number-matrix-rows-spanned="1" table:formula="of:=SUM([.G3:.G8]&lt;[.$CG3:.$CG8])" office:value-type="float"/>
          <table:table-cell table:number-matrix-columns-spanned="1" table:number-matrix-rows-spanned="1" table:formula="of:=SUM([.H3:.H8]&lt;[.$CB3:.$CB8])" office:value-type="float"/>
          <table:table-cell table:number-matrix-columns-spanned="1" table:number-matrix-rows-spanned="1" table:formula="of:=SUM([.I3:.I8]&lt;[.$CC3:.$CC8])" office:value-type="float"/>
          <table:table-cell table:number-matrix-columns-spanned="1" table:number-matrix-rows-spanned="1" table:formula="of:=SUM([.J3:.J8]&lt;[.$CD3:.$CD8])" office:value-type="float"/>
          <table:table-cell table:number-matrix-columns-spanned="1" table:number-matrix-rows-spanned="1" table:formula="of:=SUM([.K3:.K8]&lt;[.$CE3:.$CE8])" office:value-type="float"/>
          <table:table-cell table:number-matrix-columns-spanned="1" table:number-matrix-rows-spanned="1" table:formula="of:=SUM([.L3:.L8]&lt;[.$CF3:.$CF8])" office:value-type="float"/>
          <table:table-cell table:number-matrix-columns-spanned="1" table:number-matrix-rows-spanned="1" table:formula="of:=SUM([.M3:.M8]&lt;[.$CG3:.$CG8])" office:value-type="float"/>
          <table:table-cell table:number-matrix-columns-spanned="1" table:number-matrix-rows-spanned="1" table:formula="of:=SUM([.N3:.N8]&lt;[.$CB3:.$CB8])" office:value-type="float"/>
          <table:table-cell table:number-matrix-columns-spanned="1" table:number-matrix-rows-spanned="1" table:formula="of:=SUM([.O3:.O8]&lt;[.$CC3:.$CC8])" office:value-type="float"/>
          <table:table-cell table:number-matrix-columns-spanned="1" table:number-matrix-rows-spanned="1" table:formula="of:=SUM([.P3:.P8]&lt;[.$CD3:.$CD8])" office:value-type="float"/>
          <table:table-cell table:number-matrix-columns-spanned="1" table:number-matrix-rows-spanned="1" table:formula="of:=SUM([.Q3:.Q8]&lt;[.$CE3:.$CE8])" office:value-type="float"/>
          <table:table-cell table:number-matrix-columns-spanned="1" table:number-matrix-rows-spanned="1" table:formula="of:=SUM([.R3:.R8]&lt;[.$CF3:.$CF8])" office:value-type="float"/>
          <table:table-cell table:number-matrix-columns-spanned="1" table:number-matrix-rows-spanned="1" table:formula="of:=SUM([.S3:.S8]&lt;[.$CG3:.$CG8])" office:value-type="float"/>
          <table:table-cell table:number-matrix-columns-spanned="1" table:number-matrix-rows-spanned="1" table:formula="of:=SUM([.T3:.T8]&lt;[.$CB3:.$CB8])" office:value-type="float"/>
          <table:table-cell table:number-matrix-columns-spanned="1" table:number-matrix-rows-spanned="1" table:formula="of:=SUM([.U3:.U8]&lt;[.$CC3:.$CC8])" office:value-type="float"/>
          <table:table-cell table:number-matrix-columns-spanned="1" table:number-matrix-rows-spanned="1" table:formula="of:=SUM([.V3:.V8]&lt;[.$CD3:.$CD8])" office:value-type="float"/>
          <table:table-cell table:number-matrix-columns-spanned="1" table:number-matrix-rows-spanned="1" table:formula="of:=SUM([.W3:.W8]&lt;[.$CE3:.$CE8])" office:value-type="float"/>
          <table:table-cell table:number-matrix-columns-spanned="1" table:number-matrix-rows-spanned="1" table:formula="of:=SUM([.X3:.X8]&lt;[.$CF3:.$CF8])" office:value-type="float"/>
          <table:table-cell table:number-matrix-columns-spanned="1" table:number-matrix-rows-spanned="1" table:formula="of:=SUM([.Y3:.Y8]&lt;[.$CG3:.$CG8])" office:value-type="float"/>
          <table:table-cell table:number-matrix-columns-spanned="1" table:number-matrix-rows-spanned="1" table:formula="of:=SUM([.Z3:.Z8]&lt;[.$CB3:.$CB8])" office:value-type="float"/>
          <table:table-cell table:number-matrix-columns-spanned="1" table:number-matrix-rows-spanned="1" table:formula="of:=SUM([.AA3:.AA8]&lt;[.$CC3:.$CC8])" office:value-type="float"/>
          <table:table-cell table:number-matrix-columns-spanned="1" table:number-matrix-rows-spanned="1" table:formula="of:=SUM([.AB3:.AB8]&lt;[.$CD3:.$CD8])" office:value-type="float"/>
          <table:table-cell table:number-matrix-columns-spanned="1" table:number-matrix-rows-spanned="1" table:formula="of:=SUM([.AC3:.AC8]&lt;[.$CE3:.$CE8])" office:value-type="float"/>
          <table:table-cell table:number-matrix-columns-spanned="1" table:number-matrix-rows-spanned="1" table:formula="of:=SUM([.AD3:.AD8]&lt;[.$CF3:.$CF8])" office:value-type="float"/>
          <table:table-cell table:number-matrix-columns-spanned="1" table:number-matrix-rows-spanned="1" table:formula="of:=SUM([.AE3:.AE8]&lt;[.$CG3:.$CG8])" office:value-type="float"/>
          <table:table-cell table:number-matrix-columns-spanned="1" table:number-matrix-rows-spanned="1" table:formula="of:=SUM([.AF3:.AF8]&lt;[.$CB3:.$CB8])" office:value-type="float"/>
          <table:table-cell table:number-matrix-columns-spanned="1" table:number-matrix-rows-spanned="1" table:formula="of:=SUM([.AG3:.AG8]&lt;[.$CC3:.$CC8])" office:value-type="float"/>
          <table:table-cell table:number-matrix-columns-spanned="1" table:number-matrix-rows-spanned="1" table:formula="of:=SUM([.AH3:.AH8]&lt;[.$CD3:.$CD8])" office:value-type="float"/>
          <table:table-cell table:number-matrix-columns-spanned="1" table:number-matrix-rows-spanned="1" table:formula="of:=SUM([.AI3:.AI8]&lt;[.$CE3:.$CE8])" office:value-type="float"/>
          <table:table-cell table:number-matrix-columns-spanned="1" table:number-matrix-rows-spanned="1" table:formula="of:=SUM([.AJ3:.AJ8]&lt;[.$CF3:.$CF8])" office:value-type="float"/>
          <table:table-cell table:number-matrix-columns-spanned="1" table:number-matrix-rows-spanned="1" table:formula="of:=SUM([.AK3:.AK8]&lt;[.$CG3:.$CG8])" office:value-type="float"/>
          <table:table-cell table:number-matrix-columns-spanned="1" table:number-matrix-rows-spanned="1" table:formula="of:=SUM([.AL3:.AL8]&lt;[.$CB3:.$CB8])" office:value-type="float"/>
          <table:table-cell table:number-matrix-columns-spanned="1" table:number-matrix-rows-spanned="1" table:formula="of:=SUM([.AM3:.AM8]&lt;[.$CC3:.$CC8])" office:value-type="float"/>
          <table:table-cell table:number-matrix-columns-spanned="1" table:number-matrix-rows-spanned="1" table:formula="of:=SUM([.AN3:.AN8]&lt;[.$CD3:.$CD8])" office:value-type="float"/>
          <table:table-cell table:number-matrix-columns-spanned="1" table:number-matrix-rows-spanned="1" table:formula="of:=SUM([.AO3:.AO8]&lt;[.$CE3:.$CE8])" office:value-type="float"/>
          <table:table-cell table:number-matrix-columns-spanned="1" table:number-matrix-rows-spanned="1" table:formula="of:=SUM([.AP3:.AP8]&lt;[.$CF3:.$CF8])" office:value-type="float"/>
          <table:table-cell table:number-matrix-columns-spanned="1" table:number-matrix-rows-spanned="1" table:formula="of:=SUM([.AQ3:.AQ8]&lt;[.$CG3:.$CG8])" office:value-type="float"/>
          <table:table-cell table:number-matrix-columns-spanned="1" table:number-matrix-rows-spanned="1" table:formula="of:=SUM([.AR3:.AR8]&lt;[.$CB3:.$CB8])" office:value-type="float"/>
          <table:table-cell table:number-matrix-columns-spanned="1" table:number-matrix-rows-spanned="1" table:formula="of:=SUM([.AS3:.AS8]&lt;[.$CC3:.$CC8])" office:value-type="float"/>
          <table:table-cell table:number-matrix-columns-spanned="1" table:number-matrix-rows-spanned="1" table:formula="of:=SUM([.AT3:.AT8]&lt;[.$CD3:.$CD8])" office:value-type="float"/>
          <table:table-cell table:number-matrix-columns-spanned="1" table:number-matrix-rows-spanned="1" table:formula="of:=SUM([.AU3:.AU8]&lt;[.$CE3:.$CE8])" office:value-type="float"/>
          <table:table-cell table:number-matrix-columns-spanned="1" table:number-matrix-rows-spanned="1" table:formula="of:=SUM([.AV3:.AV8]&lt;[.$CF3:.$CF8])" office:value-type="float"/>
          <table:table-cell table:number-matrix-columns-spanned="1" table:number-matrix-rows-spanned="1" table:formula="of:=SUM([.AW3:.AW8]&lt;[.$CG3:.$CG8])" office:value-type="float"/>
          <table:table-cell table:number-matrix-columns-spanned="1" table:number-matrix-rows-spanned="1" table:formula="of:=SUM([.AX3:.AX8]&lt;[.$CB3:.$CB8])" office:value-type="float"/>
          <table:table-cell table:number-matrix-columns-spanned="1" table:number-matrix-rows-spanned="1" table:formula="of:=SUM([.AY3:.AY8]&lt;[.$CC3:.$CC8])" office:value-type="float"/>
          <table:table-cell table:number-matrix-columns-spanned="1" table:number-matrix-rows-spanned="1" table:formula="of:=SUM([.AZ3:.AZ8]&lt;[.$CD3:.$CD8])" office:value-type="float"/>
          <table:table-cell table:number-matrix-columns-spanned="1" table:number-matrix-rows-spanned="1" table:formula="of:=SUM([.BA3:.BA8]&lt;[.$CE3:.$CE8])" office:value-type="float"/>
          <table:table-cell table:number-matrix-columns-spanned="1" table:number-matrix-rows-spanned="1" table:formula="of:=SUM([.BB3:.BB8]&lt;[.$CF3:.$CF8])" office:value-type="float"/>
          <table:table-cell table:number-matrix-columns-spanned="1" table:number-matrix-rows-spanned="1" table:formula="of:=SUM([.BC3:.BC8]&lt;[.$CG3:.$CG8])" office:value-type="float"/>
          <table:table-cell table:number-matrix-columns-spanned="1" table:number-matrix-rows-spanned="1" table:formula="of:=SUM([.BD3:.BD8]&lt;[.$CB3:.$CB8])" office:value-type="float"/>
          <table:table-cell table:number-matrix-columns-spanned="1" table:number-matrix-rows-spanned="1" table:formula="of:=SUM([.BE3:.BE8]&lt;[.$CC3:.$CC8])" office:value-type="float"/>
          <table:table-cell table:number-matrix-columns-spanned="1" table:number-matrix-rows-spanned="1" table:formula="of:=SUM([.BF3:.BF8]&lt;[.$CD3:.$CD8])" office:value-type="float"/>
          <table:table-cell table:number-matrix-columns-spanned="1" table:number-matrix-rows-spanned="1" table:formula="of:=SUM([.BG3:.BG8]&lt;[.$CE3:.$CE8])" office:value-type="float"/>
          <table:table-cell table:number-matrix-columns-spanned="1" table:number-matrix-rows-spanned="1" table:formula="of:=SUM([.BH3:.BH8]&lt;[.$CF3:.$CF8])" office:value-type="float"/>
          <table:table-cell table:number-matrix-columns-spanned="1" table:number-matrix-rows-spanned="1" table:formula="of:=SUM([.BI3:.BI8]&lt;[.$CG3:.$CG8])" office:value-type="float"/>
          <table:table-cell table:number-matrix-columns-spanned="1" table:number-matrix-rows-spanned="1" table:formula="of:=SUM([.BJ3:.BJ8]&lt;[.$CB3:.$CB8])" office:value-type="float"/>
          <table:table-cell table:number-matrix-columns-spanned="1" table:number-matrix-rows-spanned="1" table:formula="of:=SUM([.BK3:.BK8]&lt;[.$CC3:.$CC8])" office:value-type="float"/>
          <table:table-cell table:number-matrix-columns-spanned="1" table:number-matrix-rows-spanned="1" table:formula="of:=SUM([.BL3:.BL8]&lt;[.$CD3:.$CD8])" office:value-type="float"/>
          <table:table-cell table:number-matrix-columns-spanned="1" table:number-matrix-rows-spanned="1" table:formula="of:=SUM([.BM3:.BM8]&lt;[.$CE3:.$CE8])" office:value-type="float"/>
          <table:table-cell table:number-matrix-columns-spanned="1" table:number-matrix-rows-spanned="1" table:formula="of:=SUM([.BN3:.BN8]&lt;[.$CF3:.$CF8])" office:value-type="float"/>
          <table:table-cell table:number-matrix-columns-spanned="1" table:number-matrix-rows-spanned="1" table:formula="of:=SUM([.BO3:.BO8]&lt;[.$CG3:.$CG8])" office:value-type="float"/>
          <table:table-cell table:number-matrix-columns-spanned="1" table:number-matrix-rows-spanned="1" table:formula="of:=SUM([.BP3:.BP8]&lt;[.$CB3:.$CB8])" office:value-type="float"/>
          <table:table-cell table:number-matrix-columns-spanned="1" table:number-matrix-rows-spanned="1" table:formula="of:=SUM([.BQ3:.BQ8]&lt;[.$CC3:.$CC8])" office:value-type="float"/>
          <table:table-cell table:number-matrix-columns-spanned="1" table:number-matrix-rows-spanned="1" table:formula="of:=SUM([.BR3:.BR8]&lt;[.$CD3:.$CD8])" office:value-type="float"/>
          <table:table-cell table:number-matrix-columns-spanned="1" table:number-matrix-rows-spanned="1" table:formula="of:=SUM([.BS3:.BS8]&lt;[.$CE3:.$CE8])" office:value-type="float"/>
          <table:table-cell table:number-matrix-columns-spanned="1" table:number-matrix-rows-spanned="1" table:formula="of:=SUM([.BT3:.BT8]&lt;[.$CF3:.$CF8])" office:value-type="float"/>
          <table:table-cell table:number-matrix-columns-spanned="1" table:number-matrix-rows-spanned="1" table:formula="of:=SUM([.BU3:.BU8]&lt;[.$CG3:.$C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CB3:.$CB8])" office:value-type="float"/>
          <table:table-cell table:number-matrix-columns-spanned="1" table:number-matrix-rows-spanned="1" table:formula="of:=SUM([.C3:.C8]&gt;[.$CC3:.$CC8])" office:value-type="float"/>
          <table:table-cell table:number-matrix-columns-spanned="1" table:number-matrix-rows-spanned="1" table:formula="of:=SUM([.D3:.D8]&gt;[.$CD3:.$CD8])" office:value-type="float"/>
          <table:table-cell table:number-matrix-columns-spanned="1" table:number-matrix-rows-spanned="1" table:formula="of:=SUM([.E3:.E8]&gt;[.$CE3:.$CE8])" office:value-type="float"/>
          <table:table-cell table:number-matrix-columns-spanned="1" table:number-matrix-rows-spanned="1" table:formula="of:=SUM([.F3:.F8]&gt;[.$CF3:.$CF8])" office:value-type="float"/>
          <table:table-cell table:number-matrix-columns-spanned="1" table:number-matrix-rows-spanned="1" table:formula="of:=SUM([.G3:.G8]&gt;[.$CG3:.$CG8])" office:value-type="float"/>
          <table:table-cell table:number-matrix-columns-spanned="1" table:number-matrix-rows-spanned="1" table:formula="of:=SUM([.H3:.H8]&gt;[.$CB3:.$CB8])" office:value-type="float"/>
          <table:table-cell table:number-matrix-columns-spanned="1" table:number-matrix-rows-spanned="1" table:formula="of:=SUM([.I3:.I8]&gt;[.$CC3:.$CC8])" office:value-type="float"/>
          <table:table-cell table:number-matrix-columns-spanned="1" table:number-matrix-rows-spanned="1" table:formula="of:=SUM([.J3:.J8]&gt;[.$CD3:.$CD8])" office:value-type="float"/>
          <table:table-cell table:number-matrix-columns-spanned="1" table:number-matrix-rows-spanned="1" table:formula="of:=SUM([.K3:.K8]&gt;[.$CE3:.$CE8])" office:value-type="float"/>
          <table:table-cell table:number-matrix-columns-spanned="1" table:number-matrix-rows-spanned="1" table:formula="of:=SUM([.L3:.L8]&gt;[.$CF3:.$CF8])" office:value-type="float"/>
          <table:table-cell table:number-matrix-columns-spanned="1" table:number-matrix-rows-spanned="1" table:formula="of:=SUM([.M3:.M8]&gt;[.$CG3:.$CG8])" office:value-type="float"/>
          <table:table-cell table:number-matrix-columns-spanned="1" table:number-matrix-rows-spanned="1" table:formula="of:=SUM([.N3:.N8]&gt;[.$CB3:.$CB8])" office:value-type="float"/>
          <table:table-cell table:number-matrix-columns-spanned="1" table:number-matrix-rows-spanned="1" table:formula="of:=SUM([.O3:.O8]&gt;[.$CC3:.$CC8])" office:value-type="float"/>
          <table:table-cell table:number-matrix-columns-spanned="1" table:number-matrix-rows-spanned="1" table:formula="of:=SUM([.P3:.P8]&gt;[.$CD3:.$CD8])" office:value-type="float"/>
          <table:table-cell table:number-matrix-columns-spanned="1" table:number-matrix-rows-spanned="1" table:formula="of:=SUM([.Q3:.Q8]&gt;[.$CE3:.$CE8])" office:value-type="float"/>
          <table:table-cell table:number-matrix-columns-spanned="1" table:number-matrix-rows-spanned="1" table:formula="of:=SUM([.R3:.R8]&gt;[.$CF3:.$CF8])" office:value-type="float"/>
          <table:table-cell table:number-matrix-columns-spanned="1" table:number-matrix-rows-spanned="1" table:formula="of:=SUM([.S3:.S8]&gt;[.$CG3:.$CG8])" office:value-type="float"/>
          <table:table-cell table:number-matrix-columns-spanned="1" table:number-matrix-rows-spanned="1" table:formula="of:=SUM([.T3:.T8]&gt;[.$CB3:.$CB8])" office:value-type="float"/>
          <table:table-cell table:number-matrix-columns-spanned="1" table:number-matrix-rows-spanned="1" table:formula="of:=SUM([.U3:.U8]&gt;[.$CC3:.$CC8])" office:value-type="float"/>
          <table:table-cell table:number-matrix-columns-spanned="1" table:number-matrix-rows-spanned="1" table:formula="of:=SUM([.V3:.V8]&gt;[.$CD3:.$CD8])" office:value-type="float"/>
          <table:table-cell table:number-matrix-columns-spanned="1" table:number-matrix-rows-spanned="1" table:formula="of:=SUM([.W3:.W8]&gt;[.$CE3:.$CE8])" office:value-type="float"/>
          <table:table-cell table:number-matrix-columns-spanned="1" table:number-matrix-rows-spanned="1" table:formula="of:=SUM([.X3:.X8]&gt;[.$CF3:.$CF8])" office:value-type="float"/>
          <table:table-cell table:number-matrix-columns-spanned="1" table:number-matrix-rows-spanned="1" table:formula="of:=SUM([.Y3:.Y8]&gt;[.$CG3:.$CG8])" office:value-type="float"/>
          <table:table-cell table:number-matrix-columns-spanned="1" table:number-matrix-rows-spanned="1" table:formula="of:=SUM([.Z3:.Z8]&gt;[.$CB3:.$CB8])" office:value-type="float"/>
          <table:table-cell table:number-matrix-columns-spanned="1" table:number-matrix-rows-spanned="1" table:formula="of:=SUM([.AA3:.AA8]&gt;[.$CC3:.$CC8])" office:value-type="float"/>
          <table:table-cell table:number-matrix-columns-spanned="1" table:number-matrix-rows-spanned="1" table:formula="of:=SUM([.AB3:.AB8]&gt;[.$CD3:.$CD8])" office:value-type="float"/>
          <table:table-cell table:number-matrix-columns-spanned="1" table:number-matrix-rows-spanned="1" table:formula="of:=SUM([.AC3:.AC8]&gt;[.$CE3:.$CE8])" office:value-type="float"/>
          <table:table-cell table:number-matrix-columns-spanned="1" table:number-matrix-rows-spanned="1" table:formula="of:=SUM([.AD3:.AD8]&gt;[.$CF3:.$CF8])" office:value-type="float"/>
          <table:table-cell table:number-matrix-columns-spanned="1" table:number-matrix-rows-spanned="1" table:formula="of:=SUM([.AE3:.AE8]&gt;[.$CG3:.$CG8])" office:value-type="float"/>
          <table:table-cell table:number-matrix-columns-spanned="1" table:number-matrix-rows-spanned="1" table:formula="of:=SUM([.AF3:.AF8]&gt;[.$CB3:.$CB8])" office:value-type="float"/>
          <table:table-cell table:number-matrix-columns-spanned="1" table:number-matrix-rows-spanned="1" table:formula="of:=SUM([.AG3:.AG8]&gt;[.$CC3:.$CC8])" office:value-type="float"/>
          <table:table-cell table:number-matrix-columns-spanned="1" table:number-matrix-rows-spanned="1" table:formula="of:=SUM([.AH3:.AH8]&gt;[.$CD3:.$CD8])" office:value-type="float"/>
          <table:table-cell table:number-matrix-columns-spanned="1" table:number-matrix-rows-spanned="1" table:formula="of:=SUM([.AI3:.AI8]&gt;[.$CE3:.$CE8])" office:value-type="float"/>
          <table:table-cell table:number-matrix-columns-spanned="1" table:number-matrix-rows-spanned="1" table:formula="of:=SUM([.AJ3:.AJ8]&gt;[.$CF3:.$CF8])" office:value-type="float"/>
          <table:table-cell table:number-matrix-columns-spanned="1" table:number-matrix-rows-spanned="1" table:formula="of:=SUM([.AK3:.AK8]&gt;[.$CG3:.$CG8])" office:value-type="float"/>
          <table:table-cell table:number-matrix-columns-spanned="1" table:number-matrix-rows-spanned="1" table:formula="of:=SUM([.AL3:.AL8]&gt;[.$CB3:.$CB8])" office:value-type="float"/>
          <table:table-cell table:number-matrix-columns-spanned="1" table:number-matrix-rows-spanned="1" table:formula="of:=SUM([.AM3:.AM8]&gt;[.$CC3:.$CC8])" office:value-type="float"/>
          <table:table-cell table:number-matrix-columns-spanned="1" table:number-matrix-rows-spanned="1" table:formula="of:=SUM([.AN3:.AN8]&gt;[.$CD3:.$CD8])" office:value-type="float"/>
          <table:table-cell table:number-matrix-columns-spanned="1" table:number-matrix-rows-spanned="1" table:formula="of:=SUM([.AO3:.AO8]&gt;[.$CE3:.$CE8])" office:value-type="float"/>
          <table:table-cell table:number-matrix-columns-spanned="1" table:number-matrix-rows-spanned="1" table:formula="of:=SUM([.AP3:.AP8]&gt;[.$CF3:.$CF8])" office:value-type="float"/>
          <table:table-cell table:number-matrix-columns-spanned="1" table:number-matrix-rows-spanned="1" table:formula="of:=SUM([.AQ3:.AQ8]&gt;[.$CG3:.$CG8])" office:value-type="float"/>
          <table:table-cell table:number-matrix-columns-spanned="1" table:number-matrix-rows-spanned="1" table:formula="of:=SUM([.AR3:.AR8]&gt;[.$CB3:.$CB8])" office:value-type="float"/>
          <table:table-cell table:number-matrix-columns-spanned="1" table:number-matrix-rows-spanned="1" table:formula="of:=SUM([.AS3:.AS8]&gt;[.$CC3:.$CC8])" office:value-type="float"/>
          <table:table-cell table:number-matrix-columns-spanned="1" table:number-matrix-rows-spanned="1" table:formula="of:=SUM([.AT3:.AT8]&gt;[.$CD3:.$CD8])" office:value-type="float"/>
          <table:table-cell table:number-matrix-columns-spanned="1" table:number-matrix-rows-spanned="1" table:formula="of:=SUM([.AU3:.AU8]&gt;[.$CE3:.$CE8])" office:value-type="float"/>
          <table:table-cell table:number-matrix-columns-spanned="1" table:number-matrix-rows-spanned="1" table:formula="of:=SUM([.AV3:.AV8]&gt;[.$CF3:.$CF8])" office:value-type="float"/>
          <table:table-cell table:number-matrix-columns-spanned="1" table:number-matrix-rows-spanned="1" table:formula="of:=SUM([.AW3:.AW8]&gt;[.$CG3:.$CG8])" office:value-type="float"/>
          <table:table-cell table:number-matrix-columns-spanned="1" table:number-matrix-rows-spanned="1" table:formula="of:=SUM([.AX3:.AX8]&gt;[.$CB3:.$CB8])" office:value-type="float"/>
          <table:table-cell table:number-matrix-columns-spanned="1" table:number-matrix-rows-spanned="1" table:formula="of:=SUM([.AY3:.AY8]&gt;[.$CC3:.$CC8])" office:value-type="float"/>
          <table:table-cell table:number-matrix-columns-spanned="1" table:number-matrix-rows-spanned="1" table:formula="of:=SUM([.AZ3:.AZ8]&gt;[.$CD3:.$CD8])" office:value-type="float"/>
          <table:table-cell table:number-matrix-columns-spanned="1" table:number-matrix-rows-spanned="1" table:formula="of:=SUM([.BA3:.BA8]&gt;[.$CE3:.$CE8])" office:value-type="float"/>
          <table:table-cell table:number-matrix-columns-spanned="1" table:number-matrix-rows-spanned="1" table:formula="of:=SUM([.BB3:.BB8]&gt;[.$CF3:.$CF8])" office:value-type="float"/>
          <table:table-cell table:number-matrix-columns-spanned="1" table:number-matrix-rows-spanned="1" table:formula="of:=SUM([.BC3:.BC8]&gt;[.$CG3:.$CG8])" office:value-type="float"/>
          <table:table-cell table:number-matrix-columns-spanned="1" table:number-matrix-rows-spanned="1" table:formula="of:=SUM([.BD3:.BD8]&gt;[.$CB3:.$CB8])" office:value-type="float"/>
          <table:table-cell table:number-matrix-columns-spanned="1" table:number-matrix-rows-spanned="1" table:formula="of:=SUM([.BE3:.BE8]&gt;[.$CC3:.$CC8])" office:value-type="float"/>
          <table:table-cell table:number-matrix-columns-spanned="1" table:number-matrix-rows-spanned="1" table:formula="of:=SUM([.BF3:.BF8]&gt;[.$CD3:.$CD8])" office:value-type="float"/>
          <table:table-cell table:number-matrix-columns-spanned="1" table:number-matrix-rows-spanned="1" table:formula="of:=SUM([.BG3:.BG8]&gt;[.$CE3:.$CE8])" office:value-type="float"/>
          <table:table-cell table:number-matrix-columns-spanned="1" table:number-matrix-rows-spanned="1" table:formula="of:=SUM([.BH3:.BH8]&gt;[.$CF3:.$CF8])" office:value-type="float"/>
          <table:table-cell table:number-matrix-columns-spanned="1" table:number-matrix-rows-spanned="1" table:formula="of:=SUM([.BI3:.BI8]&gt;[.$CG3:.$CG8])" office:value-type="float"/>
          <table:table-cell table:number-matrix-columns-spanned="1" table:number-matrix-rows-spanned="1" table:formula="of:=SUM([.BJ3:.BJ8]&gt;[.$CB3:.$CB8])" office:value-type="float"/>
          <table:table-cell table:number-matrix-columns-spanned="1" table:number-matrix-rows-spanned="1" table:formula="of:=SUM([.BK3:.BK8]&gt;[.$CC3:.$CC8])" office:value-type="float"/>
          <table:table-cell table:number-matrix-columns-spanned="1" table:number-matrix-rows-spanned="1" table:formula="of:=SUM([.BL3:.BL8]&gt;[.$CD3:.$CD8])" office:value-type="float"/>
          <table:table-cell table:number-matrix-columns-spanned="1" table:number-matrix-rows-spanned="1" table:formula="of:=SUM([.BM3:.BM8]&gt;[.$CE3:.$CE8])" office:value-type="float"/>
          <table:table-cell table:number-matrix-columns-spanned="1" table:number-matrix-rows-spanned="1" table:formula="of:=SUM([.BN3:.BN8]&gt;[.$CF3:.$CF8])" office:value-type="float"/>
          <table:table-cell table:number-matrix-columns-spanned="1" table:number-matrix-rows-spanned="1" table:formula="of:=SUM([.BO3:.BO8]&gt;[.$CG3:.$CG8])" office:value-type="float"/>
          <table:table-cell table:number-matrix-columns-spanned="1" table:number-matrix-rows-spanned="1" table:formula="of:=SUM([.BP3:.BP8]&gt;[.$CB3:.$CB8])" office:value-type="float"/>
          <table:table-cell table:number-matrix-columns-spanned="1" table:number-matrix-rows-spanned="1" table:formula="of:=SUM([.BQ3:.BQ8]&gt;[.$CC3:.$CC8])" office:value-type="float"/>
          <table:table-cell table:number-matrix-columns-spanned="1" table:number-matrix-rows-spanned="1" table:formula="of:=SUM([.BR3:.BR8]&gt;[.$CD3:.$CD8])" office:value-type="float"/>
          <table:table-cell table:number-matrix-columns-spanned="1" table:number-matrix-rows-spanned="1" table:formula="of:=SUM([.BS3:.BS8]&gt;[.$CE3:.$CE8])" office:value-type="float"/>
          <table:table-cell table:number-matrix-columns-spanned="1" table:number-matrix-rows-spanned="1" table:formula="of:=SUM([.BT3:.BT8]&gt;[.$CF3:.$CF8])" office:value-type="float"/>
          <table:table-cell table:number-matrix-columns-spanned="1" table:number-matrix-rows-spanned="1" table:formula="of:=SUM([.BU3:.BU8]&gt;[.$CG3:.$C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CH3:.$CH8])" office:value-type="float"/>
          <table:table-cell table:number-matrix-columns-spanned="1" table:number-matrix-rows-spanned="1" table:formula="of:=SUM([.C3:.C8]=[.$CI3:.$CI8])" office:value-type="float"/>
          <table:table-cell table:number-matrix-columns-spanned="1" table:number-matrix-rows-spanned="1" table:formula="of:=SUM([.D3:.D8]=[.$CJ3:.$CJ8])" office:value-type="float"/>
          <table:table-cell table:number-matrix-columns-spanned="1" table:number-matrix-rows-spanned="1" table:formula="of:=SUM([.E3:.E8]=[.$CK3:.$CK8])" office:value-type="float"/>
          <table:table-cell table:number-matrix-columns-spanned="1" table:number-matrix-rows-spanned="1" table:formula="of:=SUM([.F3:.F8]=[.$CL3:.$CL8])" office:value-type="float"/>
          <table:table-cell table:number-matrix-columns-spanned="1" table:number-matrix-rows-spanned="1" table:formula="of:=SUM([.G3:.G8]=[.$CM3:.$CM8])" office:value-type="float"/>
          <table:table-cell table:number-matrix-columns-spanned="1" table:number-matrix-rows-spanned="1" table:formula="of:=SUM([.H3:.H8]=[.$CH3:.$CH8])" office:value-type="float"/>
          <table:table-cell table:number-matrix-columns-spanned="1" table:number-matrix-rows-spanned="1" table:formula="of:=SUM([.I3:.I8]=[.$CI3:.$CI8])" office:value-type="float"/>
          <table:table-cell table:number-matrix-columns-spanned="1" table:number-matrix-rows-spanned="1" table:formula="of:=SUM([.J3:.J8]=[.$CJ3:.$CJ8])" office:value-type="float"/>
          <table:table-cell table:number-matrix-columns-spanned="1" table:number-matrix-rows-spanned="1" table:formula="of:=SUM([.K3:.K8]=[.$CK3:.$CK8])" office:value-type="float"/>
          <table:table-cell table:number-matrix-columns-spanned="1" table:number-matrix-rows-spanned="1" table:formula="of:=SUM([.L3:.L8]=[.$CL3:.$CL8])" office:value-type="float"/>
          <table:table-cell table:number-matrix-columns-spanned="1" table:number-matrix-rows-spanned="1" table:formula="of:=SUM([.M3:.M8]=[.$CM3:.$CM8])" office:value-type="float"/>
          <table:table-cell table:number-matrix-columns-spanned="1" table:number-matrix-rows-spanned="1" table:formula="of:=SUM([.N3:.N8]=[.$CH3:.$CH8])" office:value-type="float"/>
          <table:table-cell table:number-matrix-columns-spanned="1" table:number-matrix-rows-spanned="1" table:formula="of:=SUM([.O3:.O8]=[.$CI3:.$CI8])" office:value-type="float"/>
          <table:table-cell table:number-matrix-columns-spanned="1" table:number-matrix-rows-spanned="1" table:formula="of:=SUM([.P3:.P8]=[.$CJ3:.$CJ8])" office:value-type="float"/>
          <table:table-cell table:number-matrix-columns-spanned="1" table:number-matrix-rows-spanned="1" table:formula="of:=SUM([.Q3:.Q8]=[.$CK3:.$CK8])" office:value-type="float"/>
          <table:table-cell table:number-matrix-columns-spanned="1" table:number-matrix-rows-spanned="1" table:formula="of:=SUM([.R3:.R8]=[.$CL3:.$CL8])" office:value-type="float"/>
          <table:table-cell table:number-matrix-columns-spanned="1" table:number-matrix-rows-spanned="1" table:formula="of:=SUM([.S3:.S8]=[.$CM3:.$CM8])" office:value-type="float"/>
          <table:table-cell table:number-matrix-columns-spanned="1" table:number-matrix-rows-spanned="1" table:formula="of:=SUM([.T3:.T8]=[.$CH3:.$CH8])" office:value-type="float"/>
          <table:table-cell table:number-matrix-columns-spanned="1" table:number-matrix-rows-spanned="1" table:formula="of:=SUM([.U3:.U8]=[.$CI3:.$CI8])" office:value-type="float"/>
          <table:table-cell table:number-matrix-columns-spanned="1" table:number-matrix-rows-spanned="1" table:formula="of:=SUM([.V3:.V8]=[.$CJ3:.$CJ8])" office:value-type="float"/>
          <table:table-cell table:number-matrix-columns-spanned="1" table:number-matrix-rows-spanned="1" table:formula="of:=SUM([.W3:.W8]=[.$CK3:.$CK8])" office:value-type="float"/>
          <table:table-cell table:number-matrix-columns-spanned="1" table:number-matrix-rows-spanned="1" table:formula="of:=SUM([.X3:.X8]=[.$CL3:.$CL8])" office:value-type="float"/>
          <table:table-cell table:number-matrix-columns-spanned="1" table:number-matrix-rows-spanned="1" table:formula="of:=SUM([.Y3:.Y8]=[.$CM3:.$CM8])" office:value-type="float"/>
          <table:table-cell table:number-matrix-columns-spanned="1" table:number-matrix-rows-spanned="1" table:formula="of:=SUM([.Z3:.Z8]=[.$CH3:.$CH8])" office:value-type="float"/>
          <table:table-cell table:number-matrix-columns-spanned="1" table:number-matrix-rows-spanned="1" table:formula="of:=SUM([.AA3:.AA8]=[.$CI3:.$CI8])" office:value-type="float"/>
          <table:table-cell table:number-matrix-columns-spanned="1" table:number-matrix-rows-spanned="1" table:formula="of:=SUM([.AB3:.AB8]=[.$CJ3:.$CJ8])" office:value-type="float"/>
          <table:table-cell table:number-matrix-columns-spanned="1" table:number-matrix-rows-spanned="1" table:formula="of:=SUM([.AC3:.AC8]=[.$CK3:.$CK8])" office:value-type="float"/>
          <table:table-cell table:number-matrix-columns-spanned="1" table:number-matrix-rows-spanned="1" table:formula="of:=SUM([.AD3:.AD8]=[.$CL3:.$CL8])" office:value-type="float"/>
          <table:table-cell table:number-matrix-columns-spanned="1" table:number-matrix-rows-spanned="1" table:formula="of:=SUM([.AE3:.AE8]=[.$CM3:.$CM8])" office:value-type="float"/>
          <table:table-cell table:number-matrix-columns-spanned="1" table:number-matrix-rows-spanned="1" table:formula="of:=SUM([.AF3:.AF8]=[.$CH3:.$CH8])" office:value-type="float"/>
          <table:table-cell table:number-matrix-columns-spanned="1" table:number-matrix-rows-spanned="1" table:formula="of:=SUM([.AG3:.AG8]=[.$CI3:.$CI8])" office:value-type="float"/>
          <table:table-cell table:number-matrix-columns-spanned="1" table:number-matrix-rows-spanned="1" table:formula="of:=SUM([.AH3:.AH8]=[.$CJ3:.$CJ8])" office:value-type="float"/>
          <table:table-cell table:number-matrix-columns-spanned="1" table:number-matrix-rows-spanned="1" table:formula="of:=SUM([.AI3:.AI8]=[.$CK3:.$CK8])" office:value-type="float"/>
          <table:table-cell table:number-matrix-columns-spanned="1" table:number-matrix-rows-spanned="1" table:formula="of:=SUM([.AJ3:.AJ8]=[.$CL3:.$CL8])" office:value-type="float"/>
          <table:table-cell table:number-matrix-columns-spanned="1" table:number-matrix-rows-spanned="1" table:formula="of:=SUM([.AK3:.AK8]=[.$CM3:.$CM8])" office:value-type="float"/>
          <table:table-cell table:number-matrix-columns-spanned="1" table:number-matrix-rows-spanned="1" table:formula="of:=SUM([.AL3:.AL8]=[.$CH3:.$CH8])" office:value-type="float"/>
          <table:table-cell table:number-matrix-columns-spanned="1" table:number-matrix-rows-spanned="1" table:formula="of:=SUM([.AM3:.AM8]=[.$CI3:.$CI8])" office:value-type="float"/>
          <table:table-cell table:number-matrix-columns-spanned="1" table:number-matrix-rows-spanned="1" table:formula="of:=SUM([.AN3:.AN8]=[.$CJ3:.$CJ8])" office:value-type="float"/>
          <table:table-cell table:number-matrix-columns-spanned="1" table:number-matrix-rows-spanned="1" table:formula="of:=SUM([.AO3:.AO8]=[.$CK3:.$CK8])" office:value-type="float"/>
          <table:table-cell table:number-matrix-columns-spanned="1" table:number-matrix-rows-spanned="1" table:formula="of:=SUM([.AP3:.AP8]=[.$CL3:.$CL8])" office:value-type="float"/>
          <table:table-cell table:number-matrix-columns-spanned="1" table:number-matrix-rows-spanned="1" table:formula="of:=SUM([.AQ3:.AQ8]=[.$CM3:.$CM8])" office:value-type="float"/>
          <table:table-cell table:number-matrix-columns-spanned="1" table:number-matrix-rows-spanned="1" table:formula="of:=SUM([.AR3:.AR8]=[.$CH3:.$CH8])" office:value-type="float"/>
          <table:table-cell table:number-matrix-columns-spanned="1" table:number-matrix-rows-spanned="1" table:formula="of:=SUM([.AS3:.AS8]=[.$CI3:.$CI8])" office:value-type="float"/>
          <table:table-cell table:number-matrix-columns-spanned="1" table:number-matrix-rows-spanned="1" table:formula="of:=SUM([.AT3:.AT8]=[.$CJ3:.$CJ8])" office:value-type="float"/>
          <table:table-cell table:number-matrix-columns-spanned="1" table:number-matrix-rows-spanned="1" table:formula="of:=SUM([.AU3:.AU8]=[.$CK3:.$CK8])" office:value-type="float"/>
          <table:table-cell table:number-matrix-columns-spanned="1" table:number-matrix-rows-spanned="1" table:formula="of:=SUM([.AV3:.AV8]=[.$CL3:.$CL8])" office:value-type="float"/>
          <table:table-cell table:number-matrix-columns-spanned="1" table:number-matrix-rows-spanned="1" table:formula="of:=SUM([.AW3:.AW8]=[.$CM3:.$CM8])" office:value-type="float"/>
          <table:table-cell table:number-matrix-columns-spanned="1" table:number-matrix-rows-spanned="1" table:formula="of:=SUM([.AX3:.AX8]=[.$CH3:.$CH8])" office:value-type="float"/>
          <table:table-cell table:number-matrix-columns-spanned="1" table:number-matrix-rows-spanned="1" table:formula="of:=SUM([.AY3:.AY8]=[.$CI3:.$CI8])" office:value-type="float"/>
          <table:table-cell table:number-matrix-columns-spanned="1" table:number-matrix-rows-spanned="1" table:formula="of:=SUM([.AZ3:.AZ8]=[.$CJ3:.$CJ8])" office:value-type="float"/>
          <table:table-cell table:number-matrix-columns-spanned="1" table:number-matrix-rows-spanned="1" table:formula="of:=SUM([.BA3:.BA8]=[.$CK3:.$CK8])" office:value-type="float"/>
          <table:table-cell table:number-matrix-columns-spanned="1" table:number-matrix-rows-spanned="1" table:formula="of:=SUM([.BB3:.BB8]=[.$CL3:.$CL8])" office:value-type="float"/>
          <table:table-cell table:number-matrix-columns-spanned="1" table:number-matrix-rows-spanned="1" table:formula="of:=SUM([.BC3:.BC8]=[.$CM3:.$CM8])" office:value-type="float"/>
          <table:table-cell table:number-matrix-columns-spanned="1" table:number-matrix-rows-spanned="1" table:formula="of:=SUM([.BD3:.BD8]=[.$CH3:.$CH8])" office:value-type="float"/>
          <table:table-cell table:number-matrix-columns-spanned="1" table:number-matrix-rows-spanned="1" table:formula="of:=SUM([.BE3:.BE8]=[.$CI3:.$CI8])" office:value-type="float"/>
          <table:table-cell table:number-matrix-columns-spanned="1" table:number-matrix-rows-spanned="1" table:formula="of:=SUM([.BF3:.BF8]=[.$CJ3:.$CJ8])" office:value-type="float"/>
          <table:table-cell table:number-matrix-columns-spanned="1" table:number-matrix-rows-spanned="1" table:formula="of:=SUM([.BG3:.BG8]=[.$CK3:.$CK8])" office:value-type="float"/>
          <table:table-cell table:number-matrix-columns-spanned="1" table:number-matrix-rows-spanned="1" table:formula="of:=SUM([.BH3:.BH8]=[.$CL3:.$CL8])" office:value-type="float"/>
          <table:table-cell table:number-matrix-columns-spanned="1" table:number-matrix-rows-spanned="1" table:formula="of:=SUM([.BI3:.BI8]=[.$CM3:.$CM8])" office:value-type="float"/>
          <table:table-cell table:number-matrix-columns-spanned="1" table:number-matrix-rows-spanned="1" table:formula="of:=SUM([.BJ3:.BJ8]=[.$CH3:.$CH8])" office:value-type="float"/>
          <table:table-cell table:number-matrix-columns-spanned="1" table:number-matrix-rows-spanned="1" table:formula="of:=SUM([.BK3:.BK8]=[.$CI3:.$CI8])" office:value-type="float"/>
          <table:table-cell table:number-matrix-columns-spanned="1" table:number-matrix-rows-spanned="1" table:formula="of:=SUM([.BL3:.BL8]=[.$CJ3:.$CJ8])" office:value-type="float"/>
          <table:table-cell table:number-matrix-columns-spanned="1" table:number-matrix-rows-spanned="1" table:formula="of:=SUM([.BM3:.BM8]=[.$CK3:.$CK8])" office:value-type="float"/>
          <table:table-cell table:number-matrix-columns-spanned="1" table:number-matrix-rows-spanned="1" table:formula="of:=SUM([.BN3:.BN8]=[.$CL3:.$CL8])" office:value-type="float"/>
          <table:table-cell table:number-matrix-columns-spanned="1" table:number-matrix-rows-spanned="1" table:formula="of:=SUM([.BO3:.BO8]=[.$CM3:.$CM8])" office:value-type="float"/>
          <table:table-cell table:number-matrix-columns-spanned="1" table:number-matrix-rows-spanned="1" table:formula="of:=SUM([.BP3:.BP8]=[.$CH3:.$CH8])" office:value-type="float"/>
          <table:table-cell table:number-matrix-columns-spanned="1" table:number-matrix-rows-spanned="1" table:formula="of:=SUM([.BQ3:.BQ8]=[.$CI3:.$CI8])" office:value-type="float"/>
          <table:table-cell table:number-matrix-columns-spanned="1" table:number-matrix-rows-spanned="1" table:formula="of:=SUM([.BR3:.BR8]=[.$CJ3:.$CJ8])" office:value-type="float"/>
          <table:table-cell table:number-matrix-columns-spanned="1" table:number-matrix-rows-spanned="1" table:formula="of:=SUM([.BS3:.BS8]=[.$CK3:.$CK8])" office:value-type="float"/>
          <table:table-cell table:number-matrix-columns-spanned="1" table:number-matrix-rows-spanned="1" table:formula="of:=SUM([.BT3:.BT8]=[.$CL3:.$CL8])" office:value-type="float"/>
          <table:table-cell table:number-matrix-columns-spanned="1" table:number-matrix-rows-spanned="1" table:formula="of:=SUM([.BU3:.BU8]=[.$CM3:.$CM8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